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69.14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58.45pt"/>
    </style:style>
    <style:style style:name="co8" style:family="table-column">
      <style:table-column-properties fo:break-before="auto" style:column-width="53.8pt"/>
    </style:style>
    <style:style style:name="co9" style:family="table-column">
      <style:table-column-properties fo:break-before="auto" style:column-width="66.81pt"/>
    </style:style>
    <style:style style:name="co10" style:family="table-column">
      <style:table-column-properties fo:break-before="auto" style:column-width="69.9pt"/>
    </style:style>
    <style:style style:name="co11" style:family="table-column">
      <style:table-column-properties fo:break-before="auto" style:column-width="76.59pt"/>
    </style:style>
    <style:style style:name="co12" style:family="table-column">
      <style:table-column-properties fo:break-before="auto" style:column-width="49.4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53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_back_wheel_stats" table:style-name="ta1">
        <office:forms form:automatic-focus="false" form:apply-design-mode="false"/>
        <table:shapes>
          <draw:frame draw:z-index="0" draw:style-name="gr1" draw:text-style-name="P1" svg:width="922.31pt" svg:height="193.66pt" svg:x="715.69pt" svg:y="60.58pt">
            <draw:object draw:notify-on-update-of-ranges="left_back_wheel_stats.A2:left_back_wheel_stats.A219 left_back_wheel_stats.D1:left_back_wheel_stats.D1 left_back_wheel_stats.D2:left_back_wheel_stats.D219 left_back_wheel_stats.E1:left_back_wheel_stats.E1 left_back_wheel_stats.E2:left_back_wheel_stats.E219 left_back_wheel_stats.F1:left_back_wheel_stats.F1 left_back_wheel_stats.F2:left_back_wheel_stats.F2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805.89pt" svg:height="88.75pt" svg:x="719.01pt" svg:y="345.46pt">
            <draw:object draw:notify-on-update-of-ranges="left_back_wheel_stats.A2:left_back_wheel_stats.A219 left_back_wheel_stats.G1:left_back_wheel_stats.G1 left_back_wheel_stats.G2:left_back_wheel_stats.G219 left_back_wheel_stats.H1:left_back_wheel_stats.H1 left_back_wheel_stats.H2:left_back_wheel_stats.H2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805.89pt" svg:height="88.75pt" svg:x="717.25pt" svg:y="255.12pt">
            <draw:object draw:notify-on-update-of-ranges="left_back_wheel_stats.A2:left_back_wheel_stats.A219 left_back_wheel_stats.J1:left_back_wheel_stats.J1 left_back_wheel_stats.J2:left_back_wheel_stats.J2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63" calcext:value-type="float">
            <text:p>0.09996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018" calcext:value-type="float">
            <text:p>0.1001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3.379063" calcext:value-type="float">
            <text:p>3.379063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306769" calcext:value-type="float">
            <text:p>0.306769</text:p>
          </table:table-cell>
          <table:table-cell office:value-type="float" office:value="1.543091" calcext:value-type="float">
            <text:p>1.543091</text:p>
          </table:table-cell>
          <table:table-cell office:value-type="float" office:value="0.302139" calcext:value-type="float">
            <text:p>0.302139</text:p>
          </table:table-cell>
          <table:table-cell office:value-type="float" office:value="0.306769" calcext:value-type="float">
            <text:p>0.306769</text:p>
          </table:table-cell>
          <table:table-cell office:value-type="float" office:value="0.0997" calcext:value-type="float">
            <text:p>0.099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5.2298" calcext:value-type="float">
            <text:p>5.2298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614416" calcext:value-type="float">
            <text:p>0.614416</text:p>
          </table:table-cell>
          <table:table-cell office:value-type="float" office:value="0" calcext:value-type="float">
            <text:p>0</text:p>
          </table:table-cell>
          <table:table-cell office:value-type="float" office:value="2.152877" calcext:value-type="float">
            <text:p>2.152877</text:p>
          </table:table-cell>
          <table:table-cell office:value-type="float" office:value="0.307647" calcext:value-type="float">
            <text:p>0.307647</text:p>
          </table:table-cell>
          <table:table-cell office:value-type="float" office:value="0.099985" calcext:value-type="float">
            <text:p>0.09998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5.538656" calcext:value-type="float">
            <text:p>5.538656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923271" calcext:value-type="float">
            <text:p>0.923271</text:p>
          </table:table-cell>
          <table:table-cell office:value-type="float" office:value="0" calcext:value-type="float">
            <text:p>0</text:p>
          </table:table-cell>
          <table:table-cell office:value-type="float" office:value="2.461733" calcext:value-type="float">
            <text:p>2.461733</text:p>
          </table:table-cell>
          <table:table-cell office:value-type="float" office:value="0.308855" calcext:value-type="float">
            <text:p>0.308855</text:p>
          </table:table-cell>
          <table:table-cell office:value-type="float" office:value="0.100378" calcext:value-type="float">
            <text:p>0.100378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1.552025" calcext:value-type="float">
            <text:p>1.552025</text:p>
          </table:table-cell>
          <table:table-cell office:value-type="float" office:value="5.692603" calcext:value-type="float">
            <text:p>5.692603</text:p>
          </table:table-cell>
          <table:table-cell office:value-type="float" office:value="0.762449" calcext:value-type="float">
            <text:p>0.762449</text:p>
          </table:table-cell>
          <table:table-cell office:value-type="float" office:value="1.075406" calcext:value-type="float">
            <text:p>1.075406</text:p>
          </table:table-cell>
          <table:table-cell office:value-type="float" office:value="-0.777825" calcext:value-type="float">
            <text:p>-0.777825</text:p>
          </table:table-cell>
          <table:table-cell office:value-type="float" office:value="2.61568" calcext:value-type="float">
            <text:p>2.61568</text:p>
          </table:table-cell>
          <table:table-cell office:value-type="float" office:value="0.152134" calcext:value-type="float">
            <text:p>0.152134</text:p>
          </table:table-cell>
          <table:table-cell office:value-type="float" office:value="0.099767" calcext:value-type="float">
            <text:p>0.09976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6917" calcext:value-type="float">
            <text:p>2.986917</text:p>
          </table:table-cell>
          <table:table-cell office:value-type="float" office:value="4.922647" calcext:value-type="float">
            <text:p>4.922647</text:p>
          </table:table-cell>
          <table:table-cell office:value-type="float" office:value="0.045003" calcext:value-type="float">
            <text:p>0.045003</text:p>
          </table:table-cell>
          <table:table-cell office:value-type="float" office:value="1.084421" calcext:value-type="float">
            <text:p>1.084421</text:p>
          </table:table-cell>
          <table:table-cell office:value-type="float" office:value="-0.716301" calcext:value-type="float">
            <text:p>-0.716301</text:p>
          </table:table-cell>
          <table:table-cell office:value-type="float" office:value="1.845724" calcext:value-type="float">
            <text:p>1.845724</text:p>
          </table:table-cell>
          <table:table-cell office:value-type="float" office:value="0.009015" calcext:value-type="float">
            <text:p>0.009015</text:p>
          </table:table-cell>
          <table:table-cell office:value-type="float" office:value="0.10016" calcext:value-type="float">
            <text:p>0.1001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97198" calcext:value-type="float">
            <text:p>3.997198</text:p>
          </table:table-cell>
          <table:table-cell office:value-type="float" office:value="4.113836" calcext:value-type="float">
            <text:p>4.113836</text:p>
          </table:table-cell>
          <table:table-cell office:value-type="float" office:value="-0.460138" calcext:value-type="float">
            <text:p>-0.460138</text:p>
          </table:table-cell>
          <table:table-cell office:value-type="float" office:value="0.992319" calcext:value-type="float">
            <text:p>0.992319</text:p>
          </table:table-cell>
          <table:table-cell office:value-type="float" office:value="-0.504732" calcext:value-type="float">
            <text:p>-0.504732</text:p>
          </table:table-cell>
          <table:table-cell office:value-type="float" office:value="1.036913" calcext:value-type="float">
            <text:p>1.036913</text:p>
          </table:table-cell>
          <table:table-cell office:value-type="float" office:value="-0.092102" calcext:value-type="float">
            <text:p>-0.092102</text:p>
          </table:table-cell>
          <table:table-cell office:value-type="float" office:value="0.100081" calcext:value-type="float">
            <text:p>0.10008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700002" calcext:value-type="float">
            <text:p>4.700002</text:p>
          </table:table-cell>
          <table:table-cell office:value-type="float" office:value="3.448052" calcext:value-type="float">
            <text:p>3.448052</text:p>
          </table:table-cell>
          <table:table-cell office:value-type="float" office:value="-0.81154" calcext:value-type="float">
            <text:p>-0.81154</text:p>
          </table:table-cell>
          <table:table-cell office:value-type="float" office:value="0.830407" calcext:value-type="float">
            <text:p>0.830407</text:p>
          </table:table-cell>
          <table:table-cell office:value-type="float" office:value="-0.352261" calcext:value-type="float">
            <text:p>-0.352261</text:p>
          </table:table-cell>
          <table:table-cell office:value-type="float" office:value="0.371128" calcext:value-type="float">
            <text:p>0.371128</text:p>
          </table:table-cell>
          <table:table-cell office:value-type="float" office:value="-0.161912" calcext:value-type="float">
            <text:p>-0.161912</text:p>
          </table:table-cell>
          <table:table-cell office:value-type="float" office:value="0.099756" calcext:value-type="float">
            <text:p>0.09975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825951" calcext:value-type="float">
            <text:p>4.825951</text:p>
          </table:table-cell>
          <table:table-cell office:value-type="float" office:value="2.92128" calcext:value-type="float">
            <text:p>2.92128</text:p>
          </table:table-cell>
          <table:table-cell office:value-type="float" office:value="-0.874514" calcext:value-type="float">
            <text:p>-0.874514</text:p>
          </table:table-cell>
          <table:table-cell office:value-type="float" office:value="0.655792" calcext:value-type="float">
            <text:p>0.655792</text:p>
          </table:table-cell>
          <table:table-cell office:value-type="float" office:value="-0.063078" calcext:value-type="float">
            <text:p>-0.063078</text:p>
          </table:table-cell>
          <table:table-cell office:value-type="float" office:value="-0.155643" calcext:value-type="float">
            <text:p>-0.155643</text:p>
          </table:table-cell>
          <table:table-cell office:value-type="float" office:value="-0.174614" calcext:value-type="float">
            <text:p>-0.174614</text:p>
          </table:table-cell>
          <table:table-cell office:value-type="float" office:value="0.099835" calcext:value-type="float">
            <text:p>0.09983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612151" calcext:value-type="float">
            <text:p>4.612151</text:p>
          </table:table-cell>
          <table:table-cell office:value-type="float" office:value="2.704572" calcext:value-type="float">
            <text:p>2.704572</text:p>
          </table:table-cell>
          <table:table-cell office:value-type="float" office:value="-0.767614" calcext:value-type="float">
            <text:p>-0.767614</text:p>
          </table:table-cell>
          <table:table-cell office:value-type="float" office:value="0.50192" calcext:value-type="float">
            <text:p>0.50192</text:p>
          </table:table-cell>
          <table:table-cell office:value-type="float" office:value="0.106657" calcext:value-type="float">
            <text:p>0.106657</text:p>
          </table:table-cell>
          <table:table-cell office:value-type="float" office:value="-0.372351" calcext:value-type="float">
            <text:p>-0.372351</text:p>
          </table:table-cell>
          <table:table-cell office:value-type="float" office:value="-0.153873" calcext:value-type="float">
            <text:p>-0.153873</text:p>
          </table:table-cell>
          <table:table-cell office:value-type="float" office:value="0.100228" calcext:value-type="float">
            <text:p>0.10022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60749" calcext:value-type="float">
            <text:p>4.260749</text:p>
          </table:table-cell>
          <table:table-cell office:value-type="float" office:value="2.692847" calcext:value-type="float">
            <text:p>2.692847</text:p>
          </table:table-cell>
          <table:table-cell office:value-type="float" office:value="-0.591913" calcext:value-type="float">
            <text:p>-0.591913</text:p>
          </table:table-cell>
          <table:table-cell office:value-type="float" office:value="0.383534" calcext:value-type="float">
            <text:p>0.383534</text:p>
          </table:table-cell>
          <table:table-cell office:value-type="float" office:value="0.175697" calcext:value-type="float">
            <text:p>0.175697</text:p>
          </table:table-cell>
          <table:table-cell office:value-type="float" office:value="-0.384076" calcext:value-type="float">
            <text:p>-0.384076</text:p>
          </table:table-cell>
          <table:table-cell office:value-type="float" office:value="-0.118385" calcext:value-type="float">
            <text:p>-0.118385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39025" calcext:value-type="float">
            <text:p>3.739025</text:p>
          </table:table-cell>
          <table:table-cell office:value-type="float" office:value="2.495532" calcext:value-type="float">
            <text:p>2.495532</text:p>
          </table:table-cell>
          <table:table-cell office:value-type="float" office:value="-0.331051" calcext:value-type="float">
            <text:p>-0.331051</text:p>
          </table:table-cell>
          <table:table-cell office:value-type="float" office:value="0.010566" calcext:value-type="float">
            <text:p>0.010566</text:p>
          </table:table-cell>
          <table:table-cell office:value-type="float" office:value="0.260906" calcext:value-type="float">
            <text:p>0.260906</text:p>
          </table:table-cell>
          <table:table-cell office:value-type="float" office:value="-0.581391" calcext:value-type="float">
            <text:p>-0.581391</text:p>
          </table:table-cell>
          <table:table-cell office:value-type="float" office:value="-0.066199" calcext:value-type="float">
            <text:p>-0.066199</text:p>
          </table:table-cell>
          <table:table-cell office:value-type="float" office:value="0.099983" calcext:value-type="float">
            <text:p>0.09998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11528" calcext:value-type="float">
            <text:p>3.411528</text:p>
          </table:table-cell>
          <table:table-cell office:value-type="float" office:value="2.415334" calcext:value-type="float">
            <text:p>2.415334</text:p>
          </table:table-cell>
          <table:table-cell office:value-type="float" office:value="-0.167302" calcext:value-type="float">
            <text:p>-0.167302</text:p>
          </table:table-cell>
          <table:table-cell office:value-type="float" office:value="-0.330541" calcext:value-type="float">
            <text:p>-0.330541</text:p>
          </table:table-cell>
          <table:table-cell office:value-type="float" office:value="0.163745" calcext:value-type="float">
            <text:p>0.163745</text:p>
          </table:table-cell>
          <table:table-cell office:value-type="float" office:value="-0.661589" calcext:value-type="float">
            <text:p>-0.661589</text:p>
          </table:table-cell>
          <table:table-cell office:value-type="float" office:value="-0.033461" calcext:value-type="float">
            <text:p>-0.033461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7634" calcext:value-type="float">
            <text:p>2.957634</text:p>
          </table:table-cell>
          <table:table-cell office:value-type="float" office:value="2.282146" calcext:value-type="float">
            <text:p>2.282146</text:p>
          </table:table-cell>
          <table:table-cell office:value-type="float" office:value="0.059645" calcext:value-type="float">
            <text:p>0.059645</text:p>
          </table:table-cell>
          <table:table-cell office:value-type="float" office:value="-0.627468" calcext:value-type="float">
            <text:p>-0.627468</text:p>
          </table:table-cell>
          <table:table-cell office:value-type="float" office:value="0.226954" calcext:value-type="float">
            <text:p>0.226954</text:p>
          </table:table-cell>
          <table:table-cell office:value-type="float" office:value="-0.794777" calcext:value-type="float">
            <text:p>-0.794777</text:p>
          </table:table-cell>
          <table:table-cell office:value-type="float" office:value="0.011929" calcext:value-type="float">
            <text:p>0.011929</text:p>
          </table:table-cell>
          <table:table-cell office:value-type="float" office:value="0.099997" calcext:value-type="float">
            <text:p>0.09999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89098" calcext:value-type="float">
            <text:p>2.489098</text:p>
          </table:table-cell>
          <table:table-cell office:value-type="float" office:value="2.41558" calcext:value-type="float">
            <text:p>2.41558</text:p>
          </table:table-cell>
          <table:table-cell office:value-type="float" office:value="0.293913" calcext:value-type="float">
            <text:p>0.293913</text:p>
          </table:table-cell>
          <table:table-cell office:value-type="float" office:value="-0.720854" calcext:value-type="float">
            <text:p>-0.720854</text:p>
          </table:table-cell>
          <table:table-cell office:value-type="float" office:value="0.234402" calcext:value-type="float">
            <text:p>0.234402</text:p>
          </table:table-cell>
          <table:table-cell office:value-type="float" office:value="-0.661343" calcext:value-type="float">
            <text:p>-0.661343</text:p>
          </table:table-cell>
          <table:table-cell office:value-type="float" office:value="0.058749" calcext:value-type="float">
            <text:p>0.058749</text:p>
          </table:table-cell>
          <table:table-cell office:value-type="float" office:value="0.099943" calcext:value-type="float">
            <text:p>0.099943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362252" calcext:value-type="float">
            <text:p>2.362252</text:p>
          </table:table-cell>
          <table:table-cell office:value-type="float" office:value="2.71256" calcext:value-type="float">
            <text:p>2.71256</text:p>
          </table:table-cell>
          <table:table-cell office:value-type="float" office:value="0.357335" calcext:value-type="float">
            <text:p>0.357335</text:p>
          </table:table-cell>
          <table:table-cell office:value-type="float" office:value="-0.658335" calcext:value-type="float">
            <text:p>-0.658335</text:p>
          </table:table-cell>
          <table:table-cell office:value-type="float" office:value="0.063364" calcext:value-type="float">
            <text:p>0.063364</text:p>
          </table:table-cell>
          <table:table-cell office:value-type="float" office:value="-0.364363" calcext:value-type="float">
            <text:p>-0.364363</text:p>
          </table:table-cell>
          <table:table-cell office:value-type="float" office:value="0.071534" calcext:value-type="float">
            <text:p>0.071534</text:p>
          </table:table-cell>
          <table:table-cell office:value-type="float" office:value="0.100093" calcext:value-type="float">
            <text:p>0.10009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367083" calcext:value-type="float">
            <text:p>2.367083</text:p>
          </table:table-cell>
          <table:table-cell office:value-type="float" office:value="2.93902" calcext:value-type="float">
            <text:p>2.93902</text:p>
          </table:table-cell>
          <table:table-cell office:value-type="float" office:value="0.35492" calcext:value-type="float">
            <text:p>0.35492</text:p>
          </table:table-cell>
          <table:table-cell office:value-type="float" office:value="-0.495238" calcext:value-type="float">
            <text:p>-0.495238</text:p>
          </table:table-cell>
          <table:table-cell office:value-type="float" office:value="-0.002415" calcext:value-type="float">
            <text:p>-0.002415</text:p>
          </table:table-cell>
          <table:table-cell office:value-type="float" office:value="-0.137903" calcext:value-type="float">
            <text:p>-0.137903</text:p>
          </table:table-cell>
          <table:table-cell office:value-type="float" office:value="0.070995" calcext:value-type="float">
            <text:p>0.070995</text:p>
          </table:table-cell>
          <table:table-cell office:value-type="float" office:value="0.100015" calcext:value-type="float">
            <text:p>0.10001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45173" calcext:value-type="float">
            <text:p>2.445173</text:p>
          </table:table-cell>
          <table:table-cell office:value-type="float" office:value="3.161689" calcext:value-type="float">
            <text:p>3.161689</text:p>
          </table:table-cell>
          <table:table-cell office:value-type="float" office:value="0.315875" calcext:value-type="float">
            <text:p>0.315875</text:p>
          </table:table-cell>
          <table:table-cell office:value-type="float" office:value="-0.270159" calcext:value-type="float">
            <text:p>-0.270159</text:p>
          </table:table-cell>
          <table:table-cell office:value-type="float" office:value="-0.039049" calcext:value-type="float">
            <text:p>-0.039049</text:p>
          </table:table-cell>
          <table:table-cell office:value-type="float" office:value="0.084766" calcext:value-type="float">
            <text:p>0.084766</text:p>
          </table:table-cell>
          <table:table-cell office:value-type="float" office:value="0.063167" calcext:value-type="float">
            <text:p>0.063167</text:p>
          </table:table-cell>
          <table:table-cell office:value-type="float" office:value="0.099988" calcext:value-type="float">
            <text:p>0.099988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533023" calcext:value-type="float">
            <text:p>2.533023</text:p>
          </table:table-cell>
          <table:table-cell office:value-type="float" office:value="3.35165" calcext:value-type="float">
            <text:p>3.35165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-0.041123" calcext:value-type="float">
            <text:p>-0.041123</text:p>
          </table:table-cell>
          <table:table-cell office:value-type="float" office:value="-0.0439" calcext:value-type="float">
            <text:p>-0.0439</text:p>
          </table:table-cell>
          <table:table-cell office:value-type="float" office:value="0.274727" calcext:value-type="float">
            <text:p>0.274727</text:p>
          </table:table-cell>
          <table:table-cell office:value-type="float" office:value="0.054422" calcext:value-type="float">
            <text:p>0.054422</text:p>
          </table:table-cell>
          <table:table-cell office:value-type="float" office:value="0.100058" calcext:value-type="float">
            <text:p>0.10005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550653" calcext:value-type="float">
            <text:p>2.550653</text:p>
          </table:table-cell>
          <table:table-cell office:value-type="float" office:value="3.514157" calcext:value-type="float">
            <text:p>3.514157</text:p>
          </table:table-cell>
          <table:table-cell office:value-type="float" office:value="0.263135" calcext:value-type="float">
            <text:p>0.263135</text:p>
          </table:table-cell>
          <table:table-cell office:value-type="float" office:value="0.165265" calcext:value-type="float">
            <text:p>0.165265</text:p>
          </table:table-cell>
          <table:table-cell office:value-type="float" office:value="-0.008834" calcext:value-type="float">
            <text:p>-0.008834</text:p>
          </table:table-cell>
          <table:table-cell office:value-type="float" office:value="0.437234" calcext:value-type="float">
            <text:p>0.437234</text:p>
          </table:table-cell>
          <table:table-cell office:value-type="float" office:value="0.052515" calcext:value-type="float">
            <text:p>0.052515</text:p>
          </table:table-cell>
          <table:table-cell office:value-type="float" office:value="0.099787" calcext:value-type="float">
            <text:p>0.09978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07352" calcext:value-type="float">
            <text:p>2.707352</text:p>
          </table:table-cell>
          <table:table-cell office:value-type="float" office:value="3.660645" calcext:value-type="float">
            <text:p>3.660645</text:p>
          </table:table-cell>
          <table:table-cell office:value-type="float" office:value="0.184786" calcext:value-type="float">
            <text:p>0.184786</text:p>
          </table:table-cell>
          <table:table-cell office:value-type="float" office:value="0.320624" calcext:value-type="float">
            <text:p>0.320624</text:p>
          </table:table-cell>
          <table:table-cell office:value-type="float" office:value="-0.078312" calcext:value-type="float">
            <text:p>-0.078312</text:p>
          </table:table-cell>
          <table:table-cell office:value-type="float" office:value="0.583722" calcext:value-type="float">
            <text:p>0.583722</text:p>
          </table:table-cell>
          <table:table-cell office:value-type="float" office:value="0.036975" calcext:value-type="float">
            <text:p>0.036975</text:p>
          </table:table-cell>
          <table:table-cell office:value-type="float" office:value="0.100048" calcext:value-type="float">
            <text:p>0.100048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96574" calcext:value-type="float">
            <text:p>2.796574</text:p>
          </table:table-cell>
          <table:table-cell office:value-type="float" office:value="3.67659" calcext:value-type="float">
            <text:p>3.67659</text:p>
          </table:table-cell>
          <table:table-cell office:value-type="float" office:value="0.140174" calcext:value-type="float">
            <text:p>0.140174</text:p>
          </table:table-cell>
          <table:table-cell office:value-type="float" office:value="0.414819" calcext:value-type="float">
            <text:p>0.414819</text:p>
          </table:table-cell>
          <table:table-cell office:value-type="float" office:value="-0.044673" calcext:value-type="float">
            <text:p>-0.044673</text:p>
          </table:table-cell>
          <table:table-cell office:value-type="float" office:value="0.599667" calcext:value-type="float">
            <text:p>0.599667</text:p>
          </table:table-cell>
          <table:table-cell office:value-type="float" office:value="0.027996" calcext:value-type="float">
            <text:p>0.027996</text:p>
          </table:table-cell>
          <table:table-cell office:value-type="float" office:value="0.099861" calcext:value-type="float">
            <text:p>0.09986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3393" calcext:value-type="float">
            <text:p>3.043393</text:p>
          </table:table-cell>
          <table:table-cell office:value-type="float" office:value="3.668341" calcext:value-type="float">
            <text:p>3.668341</text:p>
          </table:table-cell>
          <table:table-cell office:value-type="float" office:value="0.016765" calcext:value-type="float">
            <text:p>0.016765</text:p>
          </table:table-cell>
          <table:table-cell office:value-type="float" office:value="0.451644" calcext:value-type="float">
            <text:p>0.451644</text:p>
          </table:table-cell>
          <table:table-cell office:value-type="float" office:value="-0.123008" calcext:value-type="float">
            <text:p>-0.123008</text:p>
          </table:table-cell>
          <table:table-cell office:value-type="float" office:value="0.591418" calcext:value-type="float">
            <text:p>0.591418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.100326" calcext:value-type="float">
            <text:p>0.100326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96886" calcext:value-type="float">
            <text:p>3.396886</text:p>
          </table:table-cell>
          <table:table-cell office:value-type="float" office:value="3.501147" calcext:value-type="float">
            <text:p>3.501147</text:p>
          </table:table-cell>
          <table:table-cell office:value-type="float" office:value="-0.159982" calcext:value-type="float">
            <text:p>-0.159982</text:p>
          </table:table-cell>
          <table:table-cell office:value-type="float" office:value="0.40768" calcext:value-type="float">
            <text:p>0.40768</text:p>
          </table:table-cell>
          <table:table-cell office:value-type="float" office:value="-0.176526" calcext:value-type="float">
            <text:p>-0.176526</text:p>
          </table:table-cell>
          <table:table-cell office:value-type="float" office:value="0.424224" calcext:value-type="float">
            <text:p>0.424224</text:p>
          </table:table-cell>
          <table:table-cell office:value-type="float" office:value="-0.032036" calcext:value-type="float">
            <text:p>-0.032036</text:p>
          </table:table-cell>
          <table:table-cell office:value-type="float" office:value="0.100125" calcext:value-type="float">
            <text:p>0.10012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0438" calcext:value-type="float">
            <text:p>3.660438</text:p>
          </table:table-cell>
          <table:table-cell office:value-type="float" office:value="3.208199" calcext:value-type="float">
            <text:p>3.208199</text:p>
          </table:table-cell>
          <table:table-cell office:value-type="float" office:value="-0.291757" calcext:value-type="float">
            <text:p>-0.291757</text:p>
          </table:table-cell>
          <table:table-cell office:value-type="float" office:value="0.290787" calcext:value-type="float">
            <text:p>0.290787</text:p>
          </table:table-cell>
          <table:table-cell office:value-type="float" office:value="-0.132247" calcext:value-type="float">
            <text:p>-0.132247</text:p>
          </table:table-cell>
          <table:table-cell office:value-type="float" office:value="0.131276" calcext:value-type="float">
            <text:p>0.131276</text:p>
          </table:table-cell>
          <table:table-cell office:value-type="float" office:value="-0.058144" calcext:value-type="float">
            <text:p>-0.058144</text:p>
          </table:table-cell>
          <table:table-cell office:value-type="float" office:value="0.099644" calcext:value-type="float">
            <text:p>0.099644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99378" calcext:value-type="float">
            <text:p>3.499378</text:p>
          </table:table-cell>
          <table:table-cell office:value-type="float" office:value="2.962259" calcext:value-type="float">
            <text:p>2.962259</text:p>
          </table:table-cell>
          <table:table-cell office:value-type="float" office:value="-0.211228" calcext:value-type="float">
            <text:p>-0.211228</text:p>
          </table:table-cell>
          <table:table-cell office:value-type="float" office:value="0.176913" calcext:value-type="float">
            <text:p>0.176913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-0.114664" calcext:value-type="float">
            <text:p>-0.114664</text:p>
          </table:table-cell>
          <table:table-cell office:value-type="float" office:value="-0.04234" calcext:value-type="float">
            <text:p>-0.04234</text:p>
          </table:table-cell>
          <table:table-cell office:value-type="float" office:value="0.100224" calcext:value-type="float">
            <text:p>0.10022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09036" calcext:value-type="float">
            <text:p>3.309036</text:p>
          </table:table-cell>
          <table:table-cell office:value-type="float" office:value="2.948263" calcext:value-type="float">
            <text:p>2.948263</text:p>
          </table:table-cell>
          <table:table-cell office:value-type="float" office:value="-0.116056" calcext:value-type="float">
            <text:p>-0.116056</text:p>
          </table:table-cell>
          <table:table-cell office:value-type="float" office:value="0.082752" calcext:value-type="float">
            <text:p>0.082752</text:p>
          </table:table-cell>
          <table:table-cell office:value-type="float" office:value="0.095355" calcext:value-type="float">
            <text:p>0.095355</text:p>
          </table:table-cell>
          <table:table-cell office:value-type="float" office:value="-0.12866" calcext:value-type="float">
            <text:p>-0.12866</text:p>
          </table:table-cell>
          <table:table-cell office:value-type="float" office:value="-0.023166" calcext:value-type="float">
            <text:p>-0.023166</text:p>
          </table:table-cell>
          <table:table-cell office:value-type="float" office:value="0.099807" calcext:value-type="float">
            <text:p>0.09980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35827" calcext:value-type="float">
            <text:p>3.235827</text:p>
          </table:table-cell>
          <table:table-cell office:value-type="float" office:value="2.964574" calcext:value-type="float">
            <text:p>2.964574</text:p>
          </table:table-cell>
          <table:table-cell office:value-type="float" office:value="-0.079452" calcext:value-type="float">
            <text:p>-0.079452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36582" calcext:value-type="float">
            <text:p>0.036582</text:p>
          </table:table-cell>
          <table:table-cell office:value-type="float" office:value="-0.112349" calcext:value-type="float">
            <text:p>-0.112349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100061" calcext:value-type="float">
            <text:p>0.100061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33335" calcext:value-type="float">
            <text:p>3.133335</text:p>
          </table:table-cell>
          <table:table-cell office:value-type="float" office:value="2.941042" calcext:value-type="float">
            <text:p>2.941042</text:p>
          </table:table-cell>
          <table:table-cell office:value-type="float" office:value="-0.028206" calcext:value-type="float">
            <text:p>-0.028206</text:p>
          </table:table-cell>
          <table:table-cell office:value-type="float" office:value="-0.056372" calcext:value-type="float">
            <text:p>-0.056372</text:p>
          </table:table-cell>
          <table:table-cell office:value-type="float" office:value="0.051303" calcext:value-type="float">
            <text:p>0.051303</text:p>
          </table:table-cell>
          <table:table-cell office:value-type="float" office:value="-0.135881" calcext:value-type="float">
            <text:p>-0.135881</text:p>
          </table:table-cell>
          <table:table-cell office:value-type="float" office:value="-0.005635" calcext:value-type="float">
            <text:p>-0.005635</text:p>
          </table:table-cell>
          <table:table-cell office:value-type="float" office:value="0.099889" calcext:value-type="float">
            <text:p>0.099889</text:p>
          </table:table-cell>
          <table:table-cell>
            <draw:frame table:end-cell-address="left_back_wheel_stats.Z38" table:end-x="3.8pt" table:end-y="6.86pt" draw:z-index="2" draw:style-name="gr1" draw:text-style-name="P1" svg:width="809.72pt" svg:height="88.81pt" svg:x="26.08pt" svg:y="7.71pt">
              <draw:object draw:notify-on-update-of-ranges="left_back_wheel_stats.A2:left_back_wheel_stats.A219 left_back_wheel_stats.I1:left_back_wheel_stats.I1 left_back_wheel_stats.I2:left_back_wheel_stats.I21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2.946033" calcext:value-type="float">
            <text:p>2.946033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-0.102802" calcext:value-type="float">
            <text:p>-0.102802</text:p>
          </table:table-cell>
          <table:table-cell office:value-type="float" office:value="0.058449" calcext:value-type="float">
            <text:p>0.058449</text:p>
          </table:table-cell>
          <table:table-cell office:value-type="float" office:value="-0.13089" calcext:value-type="float">
            <text:p>-0.13089</text:p>
          </table:table-cell>
          <table:table-cell office:value-type="float" office:value="0.006085" calcext:value-type="float">
            <text:p>0.006085</text:p>
          </table:table-cell>
          <table:table-cell office:value-type="float" office:value="0.100202" calcext:value-type="float">
            <text:p>0.100202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405" calcext:value-type="float">
            <text:p>2.8405</text:p>
          </table:table-cell>
          <table:table-cell office:value-type="float" office:value="2.990796" calcext:value-type="float">
            <text:p>2.990796</text:p>
          </table:table-cell>
          <table:table-cell office:value-type="float" office:value="0.118212" calcext:value-type="float">
            <text:p>0.118212</text:p>
          </table:table-cell>
          <table:table-cell office:value-type="float" office:value="-0.11621" calcext:value-type="float">
            <text:p>-0.11621</text:p>
          </table:table-cell>
          <table:table-cell office:value-type="float" office:value="0.088129" calcext:value-type="float">
            <text:p>0.088129</text:p>
          </table:table-cell>
          <table:table-cell office:value-type="float" office:value="-0.086127" calcext:value-type="float">
            <text:p>-0.086127</text:p>
          </table:table-cell>
          <table:table-cell office:value-type="float" office:value="0.023568" calcext:value-type="float">
            <text:p>0.023568</text:p>
          </table:table-cell>
          <table:table-cell office:value-type="float" office:value="0.099684" calcext:value-type="float">
            <text:p>0.099684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38008" calcext:value-type="float">
            <text:p>2.738008</text:p>
          </table:table-cell>
          <table:table-cell office:value-type="float" office:value="3.084958" calcext:value-type="float">
            <text:p>3.084958</text:p>
          </table:table-cell>
          <table:table-cell office:value-type="float" office:value="0.169458" calcext:value-type="float">
            <text:p>0.169458</text:p>
          </table:table-cell>
          <table:table-cell office:value-type="float" office:value="-0.110259" calcext:value-type="float">
            <text:p>-0.110259</text:p>
          </table:table-cell>
          <table:table-cell office:value-type="float" office:value="0.051164" calcext:value-type="float">
            <text:p>0.051164</text:p>
          </table:table-cell>
          <table:table-cell office:value-type="float" office:value="0.008035" calcext:value-type="float">
            <text:p>0.008035</text:p>
          </table:table-cell>
          <table:table-cell office:value-type="float" office:value="0.033946" calcext:value-type="float">
            <text:p>0.033946</text:p>
          </table:table-cell>
          <table:table-cell office:value-type="float" office:value="0.100161" calcext:value-type="float">
            <text:p>0.100161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679441" calcext:value-type="float">
            <text:p>2.679441</text:p>
          </table:table-cell>
          <table:table-cell office:value-type="float" office:value="3.172441" calcext:value-type="float">
            <text:p>3.172441</text:p>
          </table:table-cell>
          <table:table-cell office:value-type="float" office:value="0.198741" calcext:value-type="float">
            <text:p>0.198741</text:p>
          </table:table-cell>
          <table:table-cell office:value-type="float" office:value="-0.073912" calcext:value-type="float">
            <text:p>-0.073912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095518" calcext:value-type="float">
            <text:p>0.095518</text:p>
          </table:table-cell>
          <table:table-cell office:value-type="float" office:value="0.039711" calcext:value-type="float">
            <text:p>0.039711</text:p>
          </table:table-cell>
          <table:table-cell office:value-type="float" office:value="0.099906" calcext:value-type="float">
            <text:p>0.099906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96574" calcext:value-type="float">
            <text:p>2.796574</text:p>
          </table:table-cell>
          <table:table-cell office:value-type="float" office:value="3.261792" calcext:value-type="float">
            <text:p>3.261792</text:p>
          </table:table-cell>
          <table:table-cell office:value-type="float" office:value="0.140174" calcext:value-type="float">
            <text:p>0.140174</text:p>
          </table:table-cell>
          <table:table-cell office:value-type="float" office:value="-0.013813" calcext:value-type="float">
            <text:p>-0.013813</text:p>
          </table:table-cell>
          <table:table-cell office:value-type="float" office:value="-0.058507" calcext:value-type="float">
            <text:p>-0.058507</text:p>
          </table:table-cell>
          <table:table-cell office:value-type="float" office:value="0.184869" calcext:value-type="float">
            <text:p>0.184869</text:p>
          </table:table-cell>
          <table:table-cell office:value-type="float" office:value="0.028063" calcext:value-type="float">
            <text:p>0.028063</text:p>
          </table:table-cell>
          <table:table-cell office:value-type="float" office:value="0.100102" calcext:value-type="float">
            <text:p>0.100102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84425" calcext:value-type="float">
            <text:p>2.884425</text:p>
          </table:table-cell>
          <table:table-cell office:value-type="float" office:value="3.280708" calcext:value-type="float">
            <text:p>3.280708</text:p>
          </table:table-cell>
          <table:table-cell office:value-type="float" office:value="0.096249" calcext:value-type="float">
            <text:p>0.096249</text:p>
          </table:table-cell>
          <table:table-cell office:value-type="float" office:value="0.063558" calcext:value-type="float">
            <text:p>0.063558</text:p>
          </table:table-cell>
          <table:table-cell office:value-type="float" office:value="-0.043978" calcext:value-type="float">
            <text:p>-0.043978</text:p>
          </table:table-cell>
          <table:table-cell office:value-type="float" office:value="0.203785" calcext:value-type="float">
            <text:p>0.203785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0.099881" calcext:value-type="float">
            <text:p>0.099881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84425" calcext:value-type="float">
            <text:p>2.884425</text:p>
          </table:table-cell>
          <table:table-cell office:value-type="float" office:value="3.298391" calcext:value-type="float">
            <text:p>3.298391</text:p>
          </table:table-cell>
          <table:table-cell office:value-type="float" office:value="0.096249" calcext:value-type="float">
            <text:p>0.096249</text:p>
          </table:table-cell>
          <table:table-cell office:value-type="float" office:value="0.125219" calcext:value-type="float">
            <text:p>0.125219</text:p>
          </table:table-cell>
          <table:table-cell office:value-type="float" office:value="0" calcext:value-type="float">
            <text:p>0</text:p>
          </table:table-cell>
          <table:table-cell office:value-type="float" office:value="0.221468" calcext:value-type="float">
            <text:p>0.221468</text:p>
          </table:table-cell>
          <table:table-cell office:value-type="float" office:value="0.019321" calcext:value-type="float">
            <text:p>0.019321</text:p>
          </table:table-cell>
          <table:table-cell office:value-type="float" office:value="0.100371" calcext:value-type="float">
            <text:p>0.100371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69783" calcext:value-type="float">
            <text:p>2.869783</text:p>
          </table:table-cell>
          <table:table-cell office:value-type="float" office:value="3.342231" calcext:value-type="float">
            <text:p>3.342231</text:p>
          </table:table-cell>
          <table:table-cell office:value-type="float" office:value="0.10357" calcext:value-type="float">
            <text:p>0.10357</text:p>
          </table:table-cell>
          <table:table-cell office:value-type="float" office:value="0.16907" calcext:value-type="float">
            <text:p>0.16907</text:p>
          </table:table-cell>
          <table:table-cell office:value-type="float" office:value="0.007332" calcext:value-type="float">
            <text:p>0.007332</text:p>
          </table:table-cell>
          <table:table-cell office:value-type="float" office:value="0.265308" calcext:value-type="float">
            <text:p>0.265308</text:p>
          </table:table-cell>
          <table:table-cell office:value-type="float" office:value="0.020684" calcext:value-type="float">
            <text:p>0.020684</text:p>
          </table:table-cell>
          <table:table-cell office:value-type="float" office:value="0.099855" calcext:value-type="float">
            <text:p>0.099855</text:p>
          </table:table-cell>
          <table:table-cell/>
          <table:table-cell office:value-type="string" calcext:value-type="string">
            <text:p>control_signal = Kp*error_curr + Ki*integral – Kd*derivativ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83977" calcext:value-type="float">
            <text:p>2.883977</text:p>
          </table:table-cell>
          <table:table-cell office:value-type="float" office:value="3.384763" calcext:value-type="float">
            <text:p>3.384763</text:p>
          </table:table-cell>
          <table:table-cell office:value-type="float" office:value="0.096473" calcext:value-type="float">
            <text:p>0.096473</text:p>
          </table:table-cell>
          <table:table-cell office:value-type="float" office:value="0.204273" calcext:value-type="float">
            <text:p>0.204273</text:p>
          </table:table-cell>
          <table:table-cell office:value-type="float" office:value="-0.007094" calcext:value-type="float">
            <text:p>-0.007094</text:p>
          </table:table-cell>
          <table:table-cell office:value-type="float" office:value="0.30784" calcext:value-type="float">
            <text:p>0.30784</text:p>
          </table:table-cell>
          <table:table-cell office:value-type="float" office:value="0.019303" calcext:value-type="float">
            <text:p>0.019303</text:p>
          </table:table-cell>
          <table:table-cell office:value-type="float" office:value="0.100043" calcext:value-type="float">
            <text:p>0.100043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21591" calcext:value-type="float">
            <text:p>3.121591</text:p>
          </table:table-cell>
          <table:table-cell office:value-type="float" office:value="3.379021" calcext:value-type="float">
            <text:p>3.379021</text:p>
          </table:table-cell>
          <table:table-cell office:value-type="float" office:value="-0.022334" calcext:value-type="float">
            <text:p>-0.022334</text:p>
          </table:table-cell>
          <table:table-cell office:value-type="float" office:value="0.205447" calcext:value-type="float">
            <text:p>0.205447</text:p>
          </table:table-cell>
          <table:table-cell office:value-type="float" office:value="-0.118984" calcext:value-type="float">
            <text:p>-0.118984</text:p>
          </table:table-cell>
          <table:table-cell office:value-type="float" office:value="0.302098" calcext:value-type="float">
            <text:p>0.302098</text:p>
          </table:table-cell>
          <table:table-cell office:value-type="float" office:value="-0.00446" calcext:value-type="float">
            <text:p>-0.00446</text:p>
          </table:table-cell>
          <table:table-cell office:value-type="float" office:value="0.099851" calcext:value-type="float">
            <text:p>0.099851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06543" calcext:value-type="float">
            <text:p>3.206543</text:p>
          </table:table-cell>
          <table:table-cell office:value-type="float" office:value="3.240989" calcext:value-type="float">
            <text:p>3.240989</text:p>
          </table:table-cell>
          <table:table-cell office:value-type="float" office:value="-0.06481" calcext:value-type="float">
            <text:p>-0.06481</text:p>
          </table:table-cell>
          <table:table-cell office:value-type="float" office:value="0.186401" calcext:value-type="float">
            <text:p>0.186401</text:p>
          </table:table-cell>
          <table:table-cell office:value-type="float" office:value="-0.042475" calcext:value-type="float">
            <text:p>-0.042475</text:p>
          </table:table-cell>
          <table:table-cell office:value-type="float" office:value="0.164066" calcext:value-type="float">
            <text:p>0.164066</text:p>
          </table:table-cell>
          <table:table-cell office:value-type="float" office:value="-0.012962" calcext:value-type="float">
            <text:p>-0.012962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31793" calcext:value-type="float">
            <text:p>3.231793</text:p>
          </table:table-cell>
          <table:table-cell office:value-type="float" office:value="3.159467" calcext:value-type="float">
            <text:p>3.159467</text:p>
          </table:table-cell>
          <table:table-cell office:value-type="float" office:value="-0.077435" calcext:value-type="float">
            <text:p>-0.077435</text:p>
          </table:table-cell>
          <table:table-cell office:value-type="float" office:value="0.14735" calcext:value-type="float">
            <text:p>0.14735</text:p>
          </table:table-cell>
          <table:table-cell office:value-type="float" office:value="-0.012629" calcext:value-type="float">
            <text:p>-0.012629</text:p>
          </table:table-cell>
          <table:table-cell office:value-type="float" office:value="0.082544" calcext:value-type="float">
            <text:p>0.082544</text:p>
          </table:table-cell>
          <table:table-cell office:value-type="float" office:value="-0.015483" calcext:value-type="float">
            <text:p>-0.015483</text:p>
          </table:table-cell>
          <table:table-cell office:value-type="float" office:value="0.099971" calcext:value-type="float">
            <text:p>0.099971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7726" calcext:value-type="float">
            <text:p>3.17726</text:p>
          </table:table-cell>
          <table:table-cell office:value-type="float" office:value="3.102855" calcext:value-type="float">
            <text:p>3.102855</text:p>
          </table:table-cell>
          <table:table-cell office:value-type="float" office:value="-0.050168" calcext:value-type="float">
            <text:p>-0.050168</text:p>
          </table:table-cell>
          <table:table-cell office:value-type="float" office:value="0.103373" calcext:value-type="float">
            <text:p>0.103373</text:p>
          </table:table-cell>
          <table:table-cell office:value-type="float" office:value="0.027272" calcext:value-type="float">
            <text:p>0.027272</text:p>
          </table:table-cell>
          <table:table-cell office:value-type="float" office:value="0.025932" calcext:value-type="float">
            <text:p>0.025932</text:p>
          </table:table-cell>
          <table:table-cell office:value-type="float" office:value="-0.010032" calcext:value-type="float">
            <text:p>-0.010032</text:p>
          </table:table-cell>
          <table:table-cell office:value-type="float" office:value="0.09998" calcext:value-type="float">
            <text:p>0.09998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65974" calcext:value-type="float">
            <text:p>3.165974</text:p>
          </table:table-cell>
          <table:table-cell office:value-type="float" office:value="3.081507" calcext:value-type="float">
            <text:p>3.081507</text:p>
          </table:table-cell>
          <table:table-cell office:value-type="float" office:value="-0.044525" calcext:value-type="float">
            <text:p>-0.044525</text:p>
          </table:table-cell>
          <table:table-cell office:value-type="float" office:value="0.054746" calcext:value-type="float">
            <text:p>0.054746</text:p>
          </table:table-cell>
          <table:table-cell office:value-type="float" office:value="0.005636" calcext:value-type="float">
            <text:p>0.005636</text:p>
          </table:table-cell>
          <table:table-cell office:value-type="float" office:value="0.004584" calcext:value-type="float">
            <text:p>0.004584</text:p>
          </table:table-cell>
          <table:table-cell office:value-type="float" office:value="-0.008916" calcext:value-type="float">
            <text:p>-0.008916</text:p>
          </table:table-cell>
          <table:table-cell office:value-type="float" office:value="0.100122" calcext:value-type="float">
            <text:p>0.100122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47976" calcext:value-type="float">
            <text:p>3.147976</text:p>
          </table:table-cell>
          <table:table-cell office:value-type="float" office:value="3.051975" calcext:value-type="float">
            <text:p>3.051975</text:p>
          </table:table-cell>
          <table:table-cell office:value-type="float" office:value="-0.035527" calcext:value-type="float">
            <text:p>-0.035527</text:p>
          </table:table-cell>
          <table:table-cell office:value-type="float" office:value="0.019576" calcext:value-type="float">
            <text:p>0.019576</text:p>
          </table:table-cell>
          <table:table-cell office:value-type="float" office:value="0.008997" calcext:value-type="float">
            <text:p>0.008997</text:p>
          </table:table-cell>
          <table:table-cell office:value-type="float" office:value="-0.024948" calcext:value-type="float">
            <text:p>-0.024948</text:p>
          </table:table-cell>
          <table:table-cell office:value-type="float" office:value="-0.007107" calcext:value-type="float">
            <text:p>-0.007107</text:p>
          </table:table-cell>
          <table:table-cell office:value-type="float" office:value="0.100018" calcext:value-type="float">
            <text:p>0.100018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44839" calcext:value-type="float">
            <text:p>3.144839</text:p>
          </table:table-cell>
          <table:table-cell office:value-type="float" office:value="3.034959" calcext:value-type="float">
            <text:p>3.034959</text:p>
          </table:table-cell>
          <table:table-cell office:value-type="float" office:value="-0.033958" calcext:value-type="float">
            <text:p>-0.033958</text:p>
          </table:table-cell>
          <table:table-cell office:value-type="float" office:value="-0.006435" calcext:value-type="float">
            <text:p>-0.00643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-0.041964" calcext:value-type="float">
            <text:p>-0.041964</text:p>
          </table:table-cell>
          <table:table-cell office:value-type="float" office:value="-0.006784" calcext:value-type="float">
            <text:p>-0.006784</text:p>
          </table:table-cell>
          <table:table-cell office:value-type="float" office:value="0.099892" calcext:value-type="float">
            <text:p>0.099892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79752" calcext:value-type="float">
            <text:p>3.279752</text:p>
          </table:table-cell>
          <table:table-cell office:value-type="float" office:value="2.996952" calcext:value-type="float">
            <text:p>2.996952</text:p>
          </table:table-cell>
          <table:table-cell office:value-type="float" office:value="-0.101415" calcext:value-type="float">
            <text:p>-0.101415</text:p>
          </table:table-cell>
          <table:table-cell office:value-type="float" office:value="-0.046033" calcext:value-type="float">
            <text:p>-0.046033</text:p>
          </table:table-cell>
          <table:table-cell office:value-type="float" office:value="-0.067477" calcext:value-type="float">
            <text:p>-0.067477</text:p>
          </table:table-cell>
          <table:table-cell office:value-type="float" office:value="-0.079971" calcext:value-type="float">
            <text:p>-0.079971</text:p>
          </table:table-cell>
          <table:table-cell office:value-type="float" office:value="-0.020277" calcext:value-type="float">
            <text:p>-0.020277</text:p>
          </table:table-cell>
          <table:table-cell office:value-type="float" office:value="0.09997" calcext:value-type="float">
            <text:p>0.09997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74768" calcext:value-type="float">
            <text:p>3.074768</text:p>
          </table:table-cell>
          <table:table-cell office:value-type="float" office:value="2.909075" calcext:value-type="float">
            <text:p>2.909075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-0.066502" calcext:value-type="float">
            <text:p>-0.066502</text:p>
          </table:table-cell>
          <table:table-cell office:value-type="float" office:value="0.102424" calcext:value-type="float">
            <text:p>0.102424</text:p>
          </table:table-cell>
          <table:table-cell office:value-type="float" office:value="-0.167848" calcext:value-type="float">
            <text:p>-0.167848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100066" calcext:value-type="float">
            <text:p>0.100066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3648" calcext:value-type="float">
            <text:p>2.973648</text:p>
          </table:table-cell>
          <table:table-cell office:value-type="float" office:value="3.002413" calcext:value-type="float">
            <text:p>3.002413</text:p>
          </table:table-cell>
          <table:table-cell office:value-type="float" office:value="0.051638" calcext:value-type="float">
            <text:p>0.051638</text:p>
          </table:table-cell>
          <table:table-cell office:value-type="float" office:value="-0.075496" calcext:value-type="float">
            <text:p>-0.075496</text:p>
          </table:table-cell>
          <table:table-cell office:value-type="float" office:value="0.050652" calcext:value-type="float">
            <text:p>0.050652</text:p>
          </table:table-cell>
          <table:table-cell office:value-type="float" office:value="-0.07451" calcext:value-type="float">
            <text:p>-0.07451</text:p>
          </table:table-cell>
          <table:table-cell office:value-type="float" office:value="0.010309" calcext:value-type="float">
            <text:p>0.010309</text:p>
          </table:table-cell>
          <table:table-cell office:value-type="float" office:value="0.099819" calcext:value-type="float">
            <text:p>0.099819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97023" calcext:value-type="float">
            <text:p>2.797023</text:p>
          </table:table-cell>
          <table:table-cell office:value-type="float" office:value="3.085615" calcext:value-type="float">
            <text:p>3.085615</text:p>
          </table:table-cell>
          <table:table-cell office:value-type="float" office:value="0.13995" calcext:value-type="float">
            <text:p>0.13995</text:p>
          </table:table-cell>
          <table:table-cell office:value-type="float" office:value="-0.043022" calcext:value-type="float">
            <text:p>-0.043022</text:p>
          </table:table-cell>
          <table:table-cell office:value-type="float" office:value="0.088237" calcext:value-type="float">
            <text:p>0.088237</text:p>
          </table:table-cell>
          <table:table-cell office:value-type="float" office:value="0.008692" calcext:value-type="float">
            <text:p>0.008692</text:p>
          </table:table-cell>
          <table:table-cell office:value-type="float" office:value="0.028014" calcext:value-type="float">
            <text:p>0.028014</text:p>
          </table:table-cell>
          <table:table-cell office:value-type="float" office:value="0.100086" calcext:value-type="float">
            <text:p>0.100086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99067" calcext:value-type="float">
            <text:p>2.899067</text:p>
          </table:table-cell>
          <table:table-cell office:value-type="float" office:value="3.204449" calcext:value-type="float">
            <text:p>3.204449</text:p>
          </table:table-cell>
          <table:table-cell office:value-type="float" office:value="0.088928" calcext:value-type="float">
            <text:p>0.088928</text:p>
          </table:table-cell>
          <table:table-cell office:value-type="float" office:value="-0.012193" calcext:value-type="float">
            <text:p>-0.012193</text:p>
          </table:table-cell>
          <table:table-cell office:value-type="float" office:value="-0.050791" calcext:value-type="float">
            <text:p>-0.050791</text:p>
          </table:table-cell>
          <table:table-cell office:value-type="float" office:value="0.127526" calcext:value-type="float">
            <text:p>0.127526</text:p>
          </table:table-cell>
          <table:table-cell office:value-type="float" office:value="0.017867" calcext:value-type="float">
            <text:p>0.017867</text:p>
          </table:table-cell>
          <table:table-cell office:value-type="float" office:value="0.100455" calcext:value-type="float">
            <text:p>0.10045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69484" calcext:value-type="float">
            <text:p>2.869484</text:p>
          </table:table-cell>
          <table:table-cell office:value-type="float" office:value="3.18971" calcext:value-type="float">
            <text:p>3.18971</text:p>
          </table:table-cell>
          <table:table-cell office:value-type="float" office:value="0.103719" calcext:value-type="float">
            <text:p>0.103719</text:p>
          </table:table-cell>
          <table:table-cell office:value-type="float" office:value="0.023932" calcext:value-type="float">
            <text:p>0.023932</text:p>
          </table:table-cell>
          <table:table-cell office:value-type="float" office:value="0.014864" calcext:value-type="float">
            <text:p>0.014864</text:p>
          </table:table-cell>
          <table:table-cell office:value-type="float" office:value="0.112787" calcext:value-type="float">
            <text:p>0.112787</text:p>
          </table:table-cell>
          <table:table-cell office:value-type="float" office:value="0.020642" calcext:value-type="float">
            <text:p>0.020642</text:p>
          </table:table-cell>
          <table:table-cell office:value-type="float" office:value="0.099508" calcext:value-type="float">
            <text:p>0.099508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405" calcext:value-type="float">
            <text:p>2.8405</text:p>
          </table:table-cell>
          <table:table-cell office:value-type="float" office:value="3.238316" calcext:value-type="float">
            <text:p>3.238316</text:p>
          </table:table-cell>
          <table:table-cell office:value-type="float" office:value="0.118212" calcext:value-type="float">
            <text:p>0.118212</text:p>
          </table:table-cell>
          <table:table-cell office:value-type="float" office:value="0.057647" calcext:value-type="float">
            <text:p>0.057647</text:p>
          </table:table-cell>
          <table:table-cell office:value-type="float" office:value="0.014467" calcext:value-type="float">
            <text:p>0.014467</text:p>
          </table:table-cell>
          <table:table-cell office:value-type="float" office:value="0.161392" calcext:value-type="float">
            <text:p>0.161392</text:p>
          </table:table-cell>
          <table:table-cell office:value-type="float" office:value="0.023684" calcext:value-type="float">
            <text:p>0.023684</text:p>
          </table:table-cell>
          <table:table-cell office:value-type="float" office:value="0.100177" calcext:value-type="float">
            <text:p>0.100177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405" calcext:value-type="float">
            <text:p>2.8405</text:p>
          </table:table-cell>
          <table:table-cell office:value-type="float" office:value="3.285332" calcext:value-type="float">
            <text:p>3.285332</text:p>
          </table:table-cell>
          <table:table-cell office:value-type="float" office:value="0.118212" calcext:value-type="float">
            <text:p>0.118212</text:p>
          </table:table-cell>
          <table:table-cell office:value-type="float" office:value="0.090197" calcext:value-type="float">
            <text:p>0.090197</text:p>
          </table:table-cell>
          <table:table-cell office:value-type="float" office:value="0" calcext:value-type="float">
            <text:p>0</text:p>
          </table:table-cell>
          <table:table-cell office:value-type="float" office:value="0.208408" calcext:value-type="float">
            <text:p>0.208408</text:p>
          </table:table-cell>
          <table:table-cell office:value-type="float" office:value="0.023633" calcext:value-type="float">
            <text:p>0.023633</text:p>
          </table:table-cell>
          <table:table-cell office:value-type="float" office:value="0.099962" calcext:value-type="float">
            <text:p>0.099962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2992" calcext:value-type="float">
            <text:p>2.942992</text:p>
          </table:table-cell>
          <table:table-cell office:value-type="float" office:value="3.305815" calcext:value-type="float">
            <text:p>3.305815</text:p>
          </table:table-cell>
          <table:table-cell office:value-type="float" office:value="0.066966" calcext:value-type="float">
            <text:p>0.066966</text:p>
          </table:table-cell>
          <table:table-cell office:value-type="float" office:value="0.110702" calcext:value-type="float">
            <text:p>0.110702</text:p>
          </table:table-cell>
          <table:table-cell office:value-type="float" office:value="-0.051224" calcext:value-type="float">
            <text:p>-0.051224</text:p>
          </table:table-cell>
          <table:table-cell office:value-type="float" office:value="0.228892" calcext:value-type="float">
            <text:p>0.228892</text:p>
          </table:table-cell>
          <table:table-cell office:value-type="float" office:value="0.013399" calcext:value-type="float">
            <text:p>0.013399</text:p>
          </table:table-cell>
          <table:table-cell office:value-type="float" office:value="0.100042" calcext:value-type="float">
            <text:p>0.100042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2992" calcext:value-type="float">
            <text:p>2.942992</text:p>
          </table:table-cell>
          <table:table-cell office:value-type="float" office:value="3.274773" calcext:value-type="float">
            <text:p>3.274773</text:p>
          </table:table-cell>
          <table:table-cell office:value-type="float" office:value="0.066966" calcext:value-type="float">
            <text:p>0.066966</text:p>
          </table:table-cell>
          <table:table-cell office:value-type="float" office:value="0.130884" calcext:value-type="float">
            <text:p>0.130884</text:p>
          </table:table-cell>
          <table:table-cell office:value-type="float" office:value="0" calcext:value-type="float">
            <text:p>0</text:p>
          </table:table-cell>
          <table:table-cell office:value-type="float" office:value="0.19785" calcext:value-type="float">
            <text:p>0.19785</text:p>
          </table:table-cell>
          <table:table-cell office:value-type="float" office:value="0.013398" calcext:value-type="float">
            <text:p>0.013398</text:p>
          </table:table-cell>
          <table:table-cell office:value-type="float" office:value="0.100036" calcext:value-type="float">
            <text:p>0.100036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0842" calcext:value-type="float">
            <text:p>3.030842</text:p>
          </table:table-cell>
          <table:table-cell office:value-type="float" office:value="3.299648" calcext:value-type="float">
            <text:p>3.299648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15577" calcext:value-type="float">
            <text:p>0.15577</text:p>
          </table:table-cell>
          <table:table-cell office:value-type="float" office:value="-0.043914" calcext:value-type="float">
            <text:p>-0.043914</text:p>
          </table:table-cell>
          <table:table-cell office:value-type="float" office:value="0.222725" calcext:value-type="float">
            <text:p>0.22272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100026" calcext:value-type="float">
            <text:p>0.100026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0842" calcext:value-type="float">
            <text:p>3.030842</text:p>
          </table:table-cell>
          <table:table-cell office:value-type="float" office:value="3.260139" calcext:value-type="float">
            <text:p>3.260139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160175" calcext:value-type="float">
            <text:p>0.160175</text:p>
          </table:table-cell>
          <table:table-cell office:value-type="float" office:value="0" calcext:value-type="float">
            <text:p>0</text:p>
          </table:table-cell>
          <table:table-cell office:value-type="float" office:value="0.183216" calcext:value-type="float">
            <text:p>0.183216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100274" calcext:value-type="float">
            <text:p>0.100274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2825" calcext:value-type="float">
            <text:p>3.032825</text:p>
          </table:table-cell>
          <table:table-cell office:value-type="float" office:value="3.254225" calcext:value-type="float">
            <text:p>3.254225</text:p>
          </table:table-cell>
          <table:table-cell office:value-type="float" office:value="0.022049" calcext:value-type="float">
            <text:p>0.022049</text:p>
          </table:table-cell>
          <table:table-cell office:value-type="float" office:value="0.154257" calcext:value-type="float">
            <text:p>0.154257</text:p>
          </table:table-cell>
          <table:table-cell office:value-type="float" office:value="-0.000996" calcext:value-type="float">
            <text:p>-0.000996</text:p>
          </table:table-cell>
          <table:table-cell office:value-type="float" office:value="0.177302" calcext:value-type="float">
            <text:p>0.177302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.099564" calcext:value-type="float">
            <text:p>0.099564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72377" calcext:value-type="float">
            <text:p>3.072377</text:p>
          </table:table-cell>
          <table:table-cell office:value-type="float" office:value="3.225682" calcext:value-type="float">
            <text:p>3.22568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126697" calcext:value-type="float">
            <text:p>0.126697</text:p>
          </table:table-cell>
          <table:table-cell office:value-type="float" office:value="-0.019789" calcext:value-type="float">
            <text:p>-0.019789</text:p>
          </table:table-cell>
          <table:table-cell office:value-type="float" office:value="0.148759" calcext:value-type="float">
            <text:p>0.148759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99935" calcext:value-type="float">
            <text:p>0.099935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91901" calcext:value-type="float">
            <text:p>3.191901</text:p>
          </table:table-cell>
          <table:table-cell office:value-type="float" office:value="3.176381" calcext:value-type="float">
            <text:p>3.176381</text:p>
          </table:table-cell>
          <table:table-cell office:value-type="float" office:value="-0.057489" calcext:value-type="float">
            <text:p>-0.057489</text:p>
          </table:table-cell>
          <table:table-cell office:value-type="float" office:value="0.097309" calcext:value-type="float">
            <text:p>0.097309</text:p>
          </table:table-cell>
          <table:table-cell office:value-type="float" office:value="-0.059638" calcext:value-type="float">
            <text:p>-0.059638</text:p>
          </table:table-cell>
          <table:table-cell office:value-type="float" office:value="0.099458" calcext:value-type="float">
            <text:p>0.099458</text:p>
          </table:table-cell>
          <table:table-cell office:value-type="float" office:value="-0.011522" calcext:value-type="float">
            <text:p>-0.011522</text:p>
          </table:table-cell>
          <table:table-cell office:value-type="float" office:value="0.100208" calcext:value-type="float">
            <text:p>0.100208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21185" calcext:value-type="float">
            <text:p>3.221185</text:p>
          </table:table-cell>
          <table:table-cell office:value-type="float" office:value="3.081709" calcext:value-type="float">
            <text:p>3.081709</text:p>
          </table:table-cell>
          <table:table-cell office:value-type="float" office:value="-0.072131" calcext:value-type="float">
            <text:p>-0.072131</text:p>
          </table:table-cell>
          <table:table-cell office:value-type="float" office:value="0.062258" calcext:value-type="float">
            <text:p>0.062258</text:p>
          </table:table-cell>
          <table:table-cell office:value-type="float" office:value="-0.014659" calcext:value-type="float">
            <text:p>-0.014659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-0.014409" calcext:value-type="float">
            <text:p>-0.014409</text:p>
          </table:table-cell>
          <table:table-cell office:value-type="float" office:value="0.099884" calcext:value-type="float">
            <text:p>0.099884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3393" calcext:value-type="float">
            <text:p>3.043393</text:p>
          </table:table-cell>
          <table:table-cell office:value-type="float" office:value="3.046737" calcext:value-type="float">
            <text:p>3.046737</text:p>
          </table:table-cell>
          <table:table-cell office:value-type="float" office:value="0.016765" calcext:value-type="float">
            <text:p>0.016765</text:p>
          </table:table-cell>
          <table:table-cell office:value-type="float" office:value="0.041927" calcext:value-type="float">
            <text:p>0.041927</text:p>
          </table:table-cell>
          <table:table-cell office:value-type="float" office:value="0.088878" calcext:value-type="float">
            <text:p>0.088878</text:p>
          </table:table-cell>
          <table:table-cell office:value-type="float" office:value="-0.030186" calcext:value-type="float">
            <text:p>-0.030186</text:p>
          </table:table-cell>
          <table:table-cell office:value-type="float" office:value="0.003354" calcext:value-type="float">
            <text:p>0.003354</text:p>
          </table:table-cell>
          <table:table-cell office:value-type="float" office:value="0.10002" calcext:value-type="float">
            <text:p>0.10002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0842" calcext:value-type="float">
            <text:p>3.030842</text:p>
          </table:table-cell>
          <table:table-cell office:value-type="float" office:value="3.116599" calcext:value-type="float">
            <text:p>3.116599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22906" calcext:value-type="float">
            <text:p>0.022906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39676" calcext:value-type="float">
            <text:p>0.039676</text:p>
          </table:table-cell>
          <table:table-cell office:value-type="float" office:value="0.004612" calcext:value-type="float">
            <text:p>0.004612</text:p>
          </table:table-cell>
          <table:table-cell office:value-type="float" office:value="0.10008" calcext:value-type="float">
            <text:p>0.10008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03237" calcext:value-type="float">
            <text:p>3.003237</text:p>
          </table:table-cell>
          <table:table-cell office:value-type="float" office:value="3.116886" calcext:value-type="float">
            <text:p>3.116886</text:p>
          </table:table-cell>
          <table:table-cell office:value-type="float" office:value="0.036843" calcext:value-type="float">
            <text:p>0.036843</text:p>
          </table:table-cell>
          <table:table-cell office:value-type="float" office:value="0.016892" calcext:value-type="float">
            <text:p>0.016892</text:p>
          </table:table-cell>
          <table:table-cell office:value-type="float" office:value="0.013772" calcext:value-type="float">
            <text:p>0.013772</text:p>
          </table:table-cell>
          <table:table-cell office:value-type="float" office:value="0.039963" calcext:value-type="float">
            <text:p>0.039963</text:p>
          </table:table-cell>
          <table:table-cell office:value-type="float" office:value="0.007385" calcext:value-type="float">
            <text:p>0.007385</text:p>
          </table:table-cell>
          <table:table-cell office:value-type="float" office:value="0.100222" calcext:value-type="float">
            <text:p>0.100222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6917" calcext:value-type="float">
            <text:p>2.986917</text:p>
          </table:table-cell>
          <table:table-cell office:value-type="float" office:value="3.126241" calcext:value-type="float">
            <text:p>3.126241</text:p>
          </table:table-cell>
          <table:table-cell office:value-type="float" office:value="0.045003" calcext:value-type="float">
            <text:p>0.045003</text:p>
          </table:table-cell>
          <table:table-cell office:value-type="float" office:value="0.012484" calcext:value-type="float">
            <text:p>0.012484</text:p>
          </table:table-cell>
          <table:table-cell office:value-type="float" office:value="0.008169" calcext:value-type="float">
            <text:p>0.008169</text:p>
          </table:table-cell>
          <table:table-cell office:value-type="float" office:value="0.049318" calcext:value-type="float">
            <text:p>0.049318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99885" calcext:value-type="float">
            <text:p>0.099885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72377" calcext:value-type="float">
            <text:p>3.072377</text:p>
          </table:table-cell>
          <table:table-cell office:value-type="float" office:value="3.130321" calcext:value-type="float">
            <text:p>3.130321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8329" calcext:value-type="float">
            <text:p>0.008329</text:p>
          </table:table-cell>
          <table:table-cell office:value-type="float" office:value="-0.042796" calcext:value-type="float">
            <text:p>-0.042796</text:p>
          </table:table-cell>
          <table:table-cell office:value-type="float" office:value="0.053398" calcext:value-type="float">
            <text:p>0.053398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99846" calcext:value-type="float">
            <text:p>0.099846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91901" calcext:value-type="float">
            <text:p>3.191901</text:p>
          </table:table-cell>
          <table:table-cell office:value-type="float" office:value="3.071401" calcext:value-type="float">
            <text:p>3.071401</text:p>
          </table:table-cell>
          <table:table-cell office:value-type="float" office:value="-0.057489" calcext:value-type="float">
            <text:p>-0.057489</text:p>
          </table:table-cell>
          <table:table-cell office:value-type="float" office:value="-0.00779" calcext:value-type="float">
            <text:p>-0.00779</text:p>
          </table:table-cell>
          <table:table-cell office:value-type="float" office:value="-0.059758" calcext:value-type="float">
            <text:p>-0.059758</text:p>
          </table:table-cell>
          <table:table-cell office:value-type="float" office:value="-0.005522" calcext:value-type="float">
            <text:p>-0.005522</text:p>
          </table:table-cell>
          <table:table-cell office:value-type="float" office:value="-0.011499" calcext:value-type="float">
            <text:p>-0.011499</text:p>
          </table:table-cell>
          <table:table-cell office:value-type="float" office:value="0.100007" calcext:value-type="float">
            <text:p>0.100007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3.013626" calcext:value-type="float">
            <text:p>3.013626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-0.006089" calcext:value-type="float">
            <text:p>-0.006089</text:p>
          </table:table-cell>
          <table:table-cell office:value-type="float" office:value="0.08757" calcext:value-type="float">
            <text:p>0.08757</text:p>
          </table:table-cell>
          <table:table-cell office:value-type="float" office:value="-0.063298" calcext:value-type="float">
            <text:p>-0.063298</text:p>
          </table:table-cell>
          <table:table-cell office:value-type="float" office:value="0.006092" calcext:value-type="float">
            <text:p>0.006092</text:p>
          </table:table-cell>
          <table:table-cell office:value-type="float" office:value="0.100321" calcext:value-type="float">
            <text:p>0.100321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29265" calcext:value-type="float">
            <text:p>2.929265</text:p>
          </table:table-cell>
          <table:table-cell office:value-type="float" office:value="3.11526" calcext:value-type="float">
            <text:p>3.11526</text:p>
          </table:table-cell>
          <table:table-cell office:value-type="float" office:value="0.073829" calcext:value-type="float">
            <text:p>0.073829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43652" calcext:value-type="float">
            <text:p>0.043652</text:p>
          </table:table-cell>
          <table:table-cell office:value-type="float" office:value="0.038337" calcext:value-type="float">
            <text:p>0.038337</text:p>
          </table:table-cell>
          <table:table-cell office:value-type="float" office:value="0.014703" calcext:value-type="float">
            <text:p>0.014703</text:p>
          </table:table-cell>
          <table:table-cell office:value-type="float" office:value="0.099578" calcext:value-type="float">
            <text:p>0.099578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12961" calcext:value-type="float">
            <text:p>2.912961</text:p>
          </table:table-cell>
          <table:table-cell office:value-type="float" office:value="3.186851" calcext:value-type="float">
            <text:p>3.186851</text:p>
          </table:table-cell>
          <table:table-cell office:value-type="float" office:value="0.081981" calcext:value-type="float">
            <text:p>0.081981</text:p>
          </table:table-cell>
          <table:table-cell office:value-type="float" office:value="0.036092" calcext:value-type="float">
            <text:p>0.036092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0.109928" calcext:value-type="float">
            <text:p>0.109928</text:p>
          </table:table-cell>
          <table:table-cell office:value-type="float" office:value="0.016411" calcext:value-type="float">
            <text:p>0.016411</text:p>
          </table:table-cell>
          <table:table-cell office:value-type="float" office:value="0.100088" calcext:value-type="float">
            <text:p>0.100088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2275" calcext:value-type="float">
            <text:p>2.972275</text:p>
          </table:table-cell>
          <table:table-cell office:value-type="float" office:value="3.219826" calcext:value-type="float">
            <text:p>3.219826</text:p>
          </table:table-cell>
          <table:table-cell office:value-type="float" office:value="0.052324" calcext:value-type="float">
            <text:p>0.052324</text:p>
          </table:table-cell>
          <table:table-cell office:value-type="float" office:value="0.060991" calcext:value-type="float">
            <text:p>0.060991</text:p>
          </table:table-cell>
          <table:table-cell office:value-type="float" office:value="-0.029589" calcext:value-type="float">
            <text:p>-0.029589</text:p>
          </table:table-cell>
          <table:table-cell office:value-type="float" office:value="0.142903" calcext:value-type="float">
            <text:p>0.142903</text:p>
          </table:table-cell>
          <table:table-cell office:value-type="float" office:value="0.010489" calcext:value-type="float">
            <text:p>0.010489</text:p>
          </table:table-cell>
          <table:table-cell office:value-type="float" office:value="0.10023" calcext:value-type="float">
            <text:p>0.10023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0842" calcext:value-type="float">
            <text:p>3.030842</text:p>
          </table:table-cell>
          <table:table-cell office:value-type="float" office:value="3.191541" calcext:value-type="float">
            <text:p>3.191541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62236" calcext:value-type="float">
            <text:p>0.062236</text:p>
          </table:table-cell>
          <table:table-cell office:value-type="float" office:value="-0.029342" calcext:value-type="float">
            <text:p>-0.029342</text:p>
          </table:table-cell>
          <table:table-cell office:value-type="float" office:value="0.114618" calcext:value-type="float">
            <text:p>0.114618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99799" calcext:value-type="float">
            <text:p>0.099799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1946" calcext:value-type="float">
            <text:p>2.941946</text:p>
          </table:table-cell>
          <table:table-cell office:value-type="float" office:value="3.171139" calcext:value-type="float">
            <text:p>3.171139</text:p>
          </table:table-cell>
          <table:table-cell office:value-type="float" office:value="0.067488" calcext:value-type="float">
            <text:p>0.067488</text:p>
          </table:table-cell>
          <table:table-cell office:value-type="float" office:value="0.071134" calcext:value-type="float">
            <text:p>0.071134</text:p>
          </table:table-cell>
          <table:table-cell office:value-type="float" office:value="0.044407" calcext:value-type="float">
            <text:p>0.044407</text:p>
          </table:table-cell>
          <table:table-cell office:value-type="float" office:value="0.094216" calcext:value-type="float">
            <text:p>0.094216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100093" calcext:value-type="float">
            <text:p>0.100093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406" calcext:value-type="float">
            <text:p>2.94406</text:p>
          </table:table-cell>
          <table:table-cell office:value-type="float" office:value="3.221438" calcext:value-type="float">
            <text:p>3.221438</text:p>
          </table:table-cell>
          <table:table-cell office:value-type="float" office:value="0.066432" calcext:value-type="float">
            <text:p>0.066432</text:p>
          </table:table-cell>
          <table:table-cell office:value-type="float" office:value="0.077026" calcext:value-type="float">
            <text:p>0.077026</text:p>
          </table:table-cell>
          <table:table-cell office:value-type="float" office:value="-0.001057" calcext:value-type="float">
            <text:p>-0.001057</text:p>
          </table:table-cell>
          <table:table-cell office:value-type="float" office:value="0.144515" calcext:value-type="float">
            <text:p>0.144515</text:p>
          </table:table-cell>
          <table:table-cell office:value-type="float" office:value="0.013277" calcext:value-type="float">
            <text:p>0.013277</text:p>
          </table:table-cell>
          <table:table-cell office:value-type="float" office:value="0.099927" calcext:value-type="float">
            <text:p>0.099927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2275" calcext:value-type="float">
            <text:p>2.972275</text:p>
          </table:table-cell>
          <table:table-cell office:value-type="float" office:value="3.221861" calcext:value-type="float">
            <text:p>3.221861</text:p>
          </table:table-cell>
          <table:table-cell office:value-type="float" office:value="0.052324" calcext:value-type="float">
            <text:p>0.052324</text:p>
          </table:table-cell>
          <table:table-cell office:value-type="float" office:value="0.078485" calcext:value-type="float">
            <text:p>0.078485</text:p>
          </table:table-cell>
          <table:table-cell office:value-type="float" office:value="-0.014129" calcext:value-type="float">
            <text:p>-0.014129</text:p>
          </table:table-cell>
          <table:table-cell office:value-type="float" office:value="0.144937" calcext:value-type="float">
            <text:p>0.144937</text:p>
          </table:table-cell>
          <table:table-cell office:value-type="float" office:value="0.010449" calcext:value-type="float">
            <text:p>0.010449</text:p>
          </table:table-cell>
          <table:table-cell office:value-type="float" office:value="0.099852" calcext:value-type="float">
            <text:p>0.099852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6917" calcext:value-type="float">
            <text:p>2.986917</text:p>
          </table:table-cell>
          <table:table-cell office:value-type="float" office:value="3.216281" calcext:value-type="float">
            <text:p>3.216281</text:p>
          </table:table-cell>
          <table:table-cell office:value-type="float" office:value="0.045003" calcext:value-type="float">
            <text:p>0.045003</text:p>
          </table:table-cell>
          <table:table-cell office:value-type="float" office:value="0.087044" calcext:value-type="float">
            <text:p>0.087044</text:p>
          </table:table-cell>
          <table:table-cell office:value-type="float" office:value="-0.007311" calcext:value-type="float">
            <text:p>-0.007311</text:p>
          </table:table-cell>
          <table:table-cell office:value-type="float" office:value="0.139358" calcext:value-type="float">
            <text:p>0.139358</text:p>
          </table:table-cell>
          <table:table-cell office:value-type="float" office:value="0.009013" calcext:value-type="float">
            <text:p>0.009013</text:p>
          </table:table-cell>
          <table:table-cell office:value-type="float" office:value="0.100138" calcext:value-type="float">
            <text:p>0.100138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72377" calcext:value-type="float">
            <text:p>3.072377</text:p>
          </table:table-cell>
          <table:table-cell office:value-type="float" office:value="3.220979" calcext:value-type="float">
            <text:p>3.220979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98997" calcext:value-type="float">
            <text:p>0.098997</text:p>
          </table:table-cell>
          <table:table-cell office:value-type="float" office:value="-0.042787" calcext:value-type="float">
            <text:p>-0.042787</text:p>
          </table:table-cell>
          <table:table-cell office:value-type="float" office:value="0.144056" calcext:value-type="float">
            <text:p>0.144056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99867" calcext:value-type="float">
            <text:p>0.099867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3.178244" calcext:value-type="float">
            <text:p>3.178244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0.09899" calcext:value-type="float">
            <text:p>0.09899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101321" calcext:value-type="float">
            <text:p>0.101321</text:p>
          </table:table-cell>
          <table:table-cell office:value-type="float" office:value="0.006085" calcext:value-type="float">
            <text:p>0.006085</text:p>
          </table:table-cell>
          <table:table-cell office:value-type="float" office:value="0.100207" calcext:value-type="float">
            <text:p>0.100207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03237" calcext:value-type="float">
            <text:p>3.003237</text:p>
          </table:table-cell>
          <table:table-cell office:value-type="float" office:value="3.198908" calcext:value-type="float">
            <text:p>3.198908</text:p>
          </table:table-cell>
          <table:table-cell office:value-type="float" office:value="0.036843" calcext:value-type="float">
            <text:p>0.036843</text:p>
          </table:table-cell>
          <table:table-cell office:value-type="float" office:value="0.091638" calcext:value-type="float">
            <text:p>0.091638</text:p>
          </table:table-cell>
          <table:table-cell office:value-type="float" office:value="0.006497" calcext:value-type="float">
            <text:p>0.006497</text:p>
          </table:table-cell>
          <table:table-cell office:value-type="float" office:value="0.121985" calcext:value-type="float">
            <text:p>0.121985</text:p>
          </table:table-cell>
          <table:table-cell office:value-type="float" office:value="0.007352" calcext:value-type="float">
            <text:p>0.007352</text:p>
          </table:table-cell>
          <table:table-cell office:value-type="float" office:value="0.099773" calcext:value-type="float">
            <text:p>0.099773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1946" calcext:value-type="float">
            <text:p>2.941946</text:p>
          </table:table-cell>
          <table:table-cell office:value-type="float" office:value="3.202577" calcext:value-type="float">
            <text:p>3.202577</text:p>
          </table:table-cell>
          <table:table-cell office:value-type="float" office:value="0.067488" calcext:value-type="float">
            <text:p>0.067488</text:p>
          </table:table-cell>
          <table:table-cell office:value-type="float" office:value="0.088751" calcext:value-type="float">
            <text:p>0.088751</text:p>
          </table:table-cell>
          <table:table-cell office:value-type="float" office:value="0.030586" calcext:value-type="float">
            <text:p>0.030586</text:p>
          </table:table-cell>
          <table:table-cell office:value-type="float" office:value="0.125654" calcext:value-type="float">
            <text:p>0.125654</text:p>
          </table:table-cell>
          <table:table-cell office:value-type="float" office:value="0.013524" calcext:value-type="float">
            <text:p>0.013524</text:p>
          </table:table-cell>
          <table:table-cell office:value-type="float" office:value="0.100195" calcext:value-type="float">
            <text:p>0.100195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5484" calcext:value-type="float">
            <text:p>3.045484</text:p>
          </table:table-cell>
          <table:table-cell office:value-type="float" office:value="3.225957" calcext:value-type="float">
            <text:p>3.225957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81398" calcext:value-type="float">
            <text:p>0.081398</text:p>
          </table:table-cell>
          <table:table-cell office:value-type="float" office:value="-0.051917" calcext:value-type="float">
            <text:p>-0.051917</text:p>
          </table:table-cell>
          <table:table-cell office:value-type="float" office:value="0.149034" calcext:value-type="float">
            <text:p>0.149034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99715" calcext:value-type="float">
            <text:p>0.099715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62618" calcext:value-type="float">
            <text:p>3.162618</text:p>
          </table:table-cell>
          <table:table-cell office:value-type="float" office:value="3.160712" calcext:value-type="float">
            <text:p>3.160712</text:p>
          </table:table-cell>
          <table:table-cell office:value-type="float" office:value="-0.042848" calcext:value-type="float">
            <text:p>-0.042848</text:p>
          </table:table-cell>
          <table:table-cell office:value-type="float" office:value="0.068209" calcext:value-type="float">
            <text:p>0.068209</text:p>
          </table:table-cell>
          <table:table-cell office:value-type="float" office:value="-0.058428" calcext:value-type="float">
            <text:p>-0.058428</text:p>
          </table:table-cell>
          <table:table-cell office:value-type="float" office:value="0.083789" calcext:value-type="float">
            <text:p>0.083789</text:p>
          </table:table-cell>
          <table:table-cell office:value-type="float" office:value="-0.00859" calcext:value-type="float">
            <text:p>-0.00859</text:p>
          </table:table-cell>
          <table:table-cell office:value-type="float" office:value="0.100239" calcext:value-type="float">
            <text:p>0.100239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33335" calcext:value-type="float">
            <text:p>3.133335</text:p>
          </table:table-cell>
          <table:table-cell office:value-type="float" office:value="3.083123" calcext:value-type="float">
            <text:p>3.083123</text:p>
          </table:table-cell>
          <table:table-cell office:value-type="float" office:value="-0.028206" calcext:value-type="float">
            <text:p>-0.028206</text:p>
          </table:table-cell>
          <table:table-cell office:value-type="float" office:value="0.049064" calcext:value-type="float">
            <text:p>0.049064</text:p>
          </table:table-cell>
          <table:table-cell office:value-type="float" office:value="0.014658" calcext:value-type="float">
            <text:p>0.014658</text:p>
          </table:table-cell>
          <table:table-cell office:value-type="float" office:value="0.0062" calcext:value-type="float">
            <text:p>0.0062</text:p>
          </table:table-cell>
          <table:table-cell office:value-type="float" office:value="-0.005635" calcext:value-type="float">
            <text:p>-0.005635</text:p>
          </table:table-cell>
          <table:table-cell office:value-type="float" office:value="0.09989" calcext:value-type="float">
            <text:p>0.09989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4408" calcext:value-type="float">
            <text:p>3.014408</text:p>
          </table:table-cell>
          <table:table-cell office:value-type="float" office:value="3.090982" calcext:value-type="float">
            <text:p>3.090982</text:p>
          </table:table-cell>
          <table:table-cell office:value-type="float" office:value="0.031258" calcext:value-type="float">
            <text:p>0.031258</text:p>
          </table:table-cell>
          <table:table-cell office:value-type="float" office:value="0.04206" calcext:value-type="float">
            <text:p>0.04206</text:p>
          </table:table-cell>
          <table:table-cell office:value-type="float" office:value="0.059259" calcext:value-type="float">
            <text:p>0.059259</text:p>
          </table:table-cell>
          <table:table-cell office:value-type="float" office:value="0.014059" calcext:value-type="float">
            <text:p>0.014059</text:p>
          </table:table-cell>
          <table:table-cell office:value-type="float" office:value="0.006273" calcext:value-type="float">
            <text:p>0.006273</text:p>
          </table:table-cell>
          <table:table-cell office:value-type="float" office:value="0.100345" calcext:value-type="float">
            <text:p>0.100345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7634" calcext:value-type="float">
            <text:p>2.957634</text:p>
          </table:table-cell>
          <table:table-cell office:value-type="float" office:value="3.151561" calcext:value-type="float">
            <text:p>3.151561</text:p>
          </table:table-cell>
          <table:table-cell office:value-type="float" office:value="0.059645" calcext:value-type="float">
            <text:p>0.059645</text:p>
          </table:table-cell>
          <table:table-cell office:value-type="float" office:value="0.043493" calcext:value-type="float">
            <text:p>0.043493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74638" calcext:value-type="float">
            <text:p>0.074638</text:p>
          </table:table-cell>
          <table:table-cell office:value-type="float" office:value="0.011882" calcext:value-type="float">
            <text:p>0.011882</text:p>
          </table:table-cell>
          <table:table-cell office:value-type="float" office:value="0.099605" calcext:value-type="float">
            <text:p>0.099605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8442" calcext:value-type="float">
            <text:p>2.988442</text:p>
          </table:table-cell>
          <table:table-cell office:value-type="float" office:value="3.17988" calcext:value-type="float">
            <text:p>3.17988</text:p>
          </table:table-cell>
          <table:table-cell office:value-type="float" office:value="0.04424" calcext:value-type="float">
            <text:p>0.04424</text:p>
          </table:table-cell>
          <table:table-cell office:value-type="float" office:value="0.043348" calcext:value-type="float">
            <text:p>0.043348</text:p>
          </table:table-cell>
          <table:table-cell office:value-type="float" office:value="-0.015369" calcext:value-type="float">
            <text:p>-0.015369</text:p>
          </table:table-cell>
          <table:table-cell office:value-type="float" office:value="0.102957" calcext:value-type="float">
            <text:p>0.102957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0.100232" calcext:value-type="float">
            <text:p>0.100232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01559" calcext:value-type="float">
            <text:p>3.001559</text:p>
          </table:table-cell>
          <table:table-cell office:value-type="float" office:value="0" calcext:value-type="float">
            <text:p>0</text:p>
          </table:table-cell>
          <table:table-cell office:value-type="float" office:value="-1.50078" calcext:value-type="float">
            <text:p>-1.50078</text:p>
          </table:table-cell>
          <table:table-cell office:value-type="float" office:value="-0.256647" calcext:value-type="float">
            <text:p>-0.256647</text:p>
          </table:table-cell>
          <table:table-cell office:value-type="float" office:value="-1.548192" calcext:value-type="float">
            <text:p>-1.548192</text:p>
          </table:table-cell>
          <table:table-cell office:value-type="float" office:value="-0.209234" calcext:value-type="float">
            <text:p>-0.209234</text:p>
          </table:table-cell>
          <table:table-cell office:value-type="float" office:value="-0.299541" calcext:value-type="float">
            <text:p>-0.299541</text:p>
          </table:table-cell>
          <table:table-cell office:value-type="float" office:value="0.099795" calcext:value-type="float">
            <text:p>0.099795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01362" calcext:value-type="float">
            <text:p>3.101362</text:p>
          </table:table-cell>
          <table:table-cell office:value-type="float" office:value="0" calcext:value-type="float">
            <text:p>0</text:p>
          </table:table-cell>
          <table:table-cell office:value-type="float" office:value="-1.550681" calcext:value-type="float">
            <text:p>-1.550681</text:p>
          </table:table-cell>
          <table:table-cell office:value-type="float" office:value="-0.573283" calcext:value-type="float">
            <text:p>-0.573283</text:p>
          </table:table-cell>
          <table:table-cell office:value-type="float" office:value="-0.049835" calcext:value-type="float">
            <text:p>-0.049835</text:p>
          </table:table-cell>
          <table:table-cell office:value-type="float" office:value="-2.074129" calcext:value-type="float">
            <text:p>-2.074129</text:p>
          </table:table-cell>
          <table:table-cell office:value-type="float" office:value="-0.310551" calcext:value-type="float">
            <text:p>-0.310551</text:p>
          </table:table-cell>
          <table:table-cell office:value-type="float" office:value="0.100134" calcext:value-type="float">
            <text:p>0.100134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04051" calcext:value-type="float">
            <text:p>3.104051</text:p>
          </table:table-cell>
          <table:table-cell office:value-type="float" office:value="0" calcext:value-type="float">
            <text:p>0</text:p>
          </table:table-cell>
          <table:table-cell office:value-type="float" office:value="-1.552025" calcext:value-type="float">
            <text:p>-1.552025</text:p>
          </table:table-cell>
          <table:table-cell office:value-type="float" office:value="-0.890659" calcext:value-type="float">
            <text:p>-0.890659</text:p>
          </table:table-cell>
          <table:table-cell office:value-type="float" office:value="-0.001346" calcext:value-type="float">
            <text:p>-0.001346</text:p>
          </table:table-cell>
          <table:table-cell office:value-type="float" office:value="-2.441338" calcext:value-type="float">
            <text:p>-2.441338</text:p>
          </table:table-cell>
          <table:table-cell office:value-type="float" office:value="-0.310024" calcext:value-type="float">
            <text:p>-0.310024</text:p>
          </table:table-cell>
          <table:table-cell office:value-type="float" office:value="0.099877" calcext:value-type="float">
            <text:p>0.099877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72275" calcext:value-type="float">
            <text:p>2.972275</text:p>
          </table:table-cell>
          <table:table-cell office:value-type="float" office:value="0" calcext:value-type="float">
            <text:p>0</text:p>
          </table:table-cell>
          <table:table-cell office:value-type="float" office:value="-1.486138" calcext:value-type="float">
            <text:p>-1.486138</text:p>
          </table:table-cell>
          <table:table-cell office:value-type="float" office:value="-1.201977" calcext:value-type="float">
            <text:p>-1.201977</text:p>
          </table:table-cell>
          <table:table-cell office:value-type="float" office:value="0.065762" calcext:value-type="float">
            <text:p>0.065762</text:p>
          </table:table-cell>
          <table:table-cell office:value-type="float" office:value="-2.753877" calcext:value-type="float">
            <text:p>-2.753877</text:p>
          </table:table-cell>
          <table:table-cell office:value-type="float" office:value="-0.297795" calcext:value-type="float">
            <text:p>-0.297795</text:p>
          </table:table-cell>
          <table:table-cell office:value-type="float" office:value="0.100191" calcext:value-type="float">
            <text:p>0.100191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64487" calcext:value-type="float">
            <text:p>2.064487</text:p>
          </table:table-cell>
          <table:table-cell office:value-type="float" office:value="0" calcext:value-type="float">
            <text:p>0</text:p>
          </table:table-cell>
          <table:table-cell office:value-type="float" office:value="-1.032243" calcext:value-type="float">
            <text:p>-1.032243</text:p>
          </table:table-cell>
          <table:table-cell office:value-type="float" office:value="-1.411613" calcext:value-type="float">
            <text:p>-1.411613</text:p>
          </table:table-cell>
          <table:table-cell office:value-type="float" office:value="0.45378" calcext:value-type="float">
            <text:p>0.45378</text:p>
          </table:table-cell>
          <table:table-cell office:value-type="float" office:value="-2.897637" calcext:value-type="float">
            <text:p>-2.897637</text:p>
          </table:table-cell>
          <table:table-cell office:value-type="float" office:value="-0.206501" calcext:value-type="float">
            <text:p>-0.206501</text:p>
          </table:table-cell>
          <table:table-cell office:value-type="float" office:value="0.100025" calcext:value-type="float">
            <text:p>0.100025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90661" calcext:value-type="float">
            <text:p>1.390661</text:p>
          </table:table-cell>
          <table:table-cell office:value-type="float" office:value="0" calcext:value-type="float">
            <text:p>0</text:p>
          </table:table-cell>
          <table:table-cell office:value-type="float" office:value="-0.695331" calcext:value-type="float">
            <text:p>-0.695331</text:p>
          </table:table-cell>
          <table:table-cell office:value-type="float" office:value="-1.542024" calcext:value-type="float">
            <text:p>-1.542024</text:p>
          </table:table-cell>
          <table:table-cell office:value-type="float" office:value="0.337071" calcext:value-type="float">
            <text:p>0.337071</text:p>
          </table:table-cell>
          <table:table-cell office:value-type="float" office:value="-2.574426" calcext:value-type="float">
            <text:p>-2.574426</text:p>
          </table:table-cell>
          <table:table-cell office:value-type="float" office:value="-0.139001" calcext:value-type="float">
            <text:p>-0.139001</text:p>
          </table:table-cell>
          <table:table-cell office:value-type="float" office:value="0.099953" calcext:value-type="float">
            <text:p>0.099953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0125" calcext:value-type="float">
            <text:p>0.710125</text:p>
          </table:table-cell>
          <table:table-cell office:value-type="float" office:value="0" calcext:value-type="float">
            <text:p>0</text:p>
          </table:table-cell>
          <table:table-cell office:value-type="float" office:value="-0.355062" calcext:value-type="float">
            <text:p>-0.355062</text:p>
          </table:table-cell>
          <table:table-cell office:value-type="float" office:value="-1.607491" calcext:value-type="float">
            <text:p>-1.607491</text:p>
          </table:table-cell>
          <table:table-cell office:value-type="float" office:value="0.33984" calcext:value-type="float">
            <text:p>0.33984</text:p>
          </table:table-cell>
          <table:table-cell office:value-type="float" office:value="-2.302393" calcext:value-type="float">
            <text:p>-2.302393</text:p>
          </table:table-cell>
          <table:table-cell office:value-type="float" office:value="-0.071102" calcext:value-type="float">
            <text:p>-0.071102</text:p>
          </table:table-cell>
          <table:table-cell office:value-type="float" office:value="0.100126" calcext:value-type="float">
            <text:p>0.100126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209" calcext:value-type="float">
            <text:p>0.073209</text:p>
          </table:table-cell>
          <table:table-cell office:value-type="float" office:value="0" calcext:value-type="float">
            <text:p>0</text:p>
          </table:table-cell>
          <table:table-cell office:value-type="float" office:value="-0.036604" calcext:value-type="float">
            <text:p>-0.036604</text:p>
          </table:table-cell>
          <table:table-cell office:value-type="float" office:value="-1.621059" calcext:value-type="float">
            <text:p>-1.621059</text:p>
          </table:table-cell>
          <table:table-cell office:value-type="float" office:value="0.319593" calcext:value-type="float">
            <text:p>0.319593</text:p>
          </table:table-cell>
          <table:table-cell office:value-type="float" office:value="-1.977256" calcext:value-type="float">
            <text:p>-1.977256</text:p>
          </table:table-cell>
          <table:table-cell office:value-type="float" office:value="-0.007295" calcext:value-type="float">
            <text:p>-0.007295</text:p>
          </table:table-cell>
          <table:table-cell office:value-type="float" office:value="0.099645" calcext:value-type="float">
            <text:p>0.099645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632941" calcext:value-type="float">
            <text:p>-1.632941</text:p>
          </table:table-cell>
          <table:table-cell office:value-type="float" office:value="0.036426" calcext:value-type="float">
            <text:p>0.036426</text:p>
          </table:table-cell>
          <table:table-cell office:value-type="float" office:value="-1.669366" calcext:value-type="float">
            <text:p>-1.669366</text:p>
          </table:table-cell>
          <table:table-cell office:value-type="float" office:value="0" calcext:value-type="float">
            <text:p>0</text:p>
          </table:table-cell>
          <table:table-cell office:value-type="float" office:value="0.100491" calcext:value-type="float">
            <text:p>0.100491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641809" calcext:value-type="float">
            <text:p>-1.641809</text:p>
          </table:table-cell>
          <table:table-cell office:value-type="float" office:value="0" calcext:value-type="float">
            <text:p>0</text:p>
          </table:table-cell>
          <table:table-cell office:value-type="float" office:value="-1.641809" calcext:value-type="float">
            <text:p>-1.641809</text:p>
          </table:table-cell>
          <table:table-cell office:value-type="float" office:value="0" calcext:value-type="float">
            <text:p>0</text:p>
          </table:table-cell>
          <table:table-cell office:value-type="float" office:value="0.09957" calcext:value-type="float">
            <text:p>0.09957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342268" calcext:value-type="float">
            <text:p>-1.342268</text:p>
          </table:table-cell>
          <table:table-cell office:value-type="float" office:value="0" calcext:value-type="float">
            <text:p>0</text:p>
          </table:table-cell>
          <table:table-cell office:value-type="float" office:value="-1.342268" calcext:value-type="float">
            <text:p>-1.342268</text:p>
          </table:table-cell>
          <table:table-cell office:value-type="float" office:value="0" calcext:value-type="float">
            <text:p>0</text:p>
          </table:table-cell>
          <table:table-cell office:value-type="float" office:value="0.100126" calcext:value-type="float">
            <text:p>0.100126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031717" calcext:value-type="float">
            <text:p>-1.031717</text:p>
          </table:table-cell>
          <table:table-cell office:value-type="float" office:value="0" calcext:value-type="float">
            <text:p>0</text:p>
          </table:table-cell>
          <table:table-cell office:value-type="float" office:value="-1.031717" calcext:value-type="float">
            <text:p>-1.031717</text:p>
          </table:table-cell>
          <table:table-cell office:value-type="float" office:value="0" calcext:value-type="float">
            <text:p>0</text:p>
          </table:table-cell>
          <table:table-cell office:value-type="float" office:value="0.099994" calcext:value-type="float">
            <text:p>0.099994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721693" calcext:value-type="float">
            <text:p>-0.721693</text:p>
          </table:table-cell>
          <table:table-cell office:value-type="float" office:value="0" calcext:value-type="float">
            <text:p>0</text:p>
          </table:table-cell>
          <table:table-cell office:value-type="float" office:value="-0.721693" calcext:value-type="float">
            <text:p>-0.721693</text:p>
          </table:table-cell>
          <table:table-cell office:value-type="float" office:value="0" calcext:value-type="float">
            <text:p>0</text:p>
          </table:table-cell>
          <table:table-cell office:value-type="float" office:value="0.100018" calcext:value-type="float">
            <text:p>0.100018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23898" calcext:value-type="float">
            <text:p>-0.423898</text:p>
          </table:table-cell>
          <table:table-cell office:value-type="float" office:value="0" calcext:value-type="float">
            <text:p>0</text:p>
          </table:table-cell>
          <table:table-cell office:value-type="float" office:value="-0.423898" calcext:value-type="float">
            <text:p>-0.423898</text:p>
          </table:table-cell>
          <table:table-cell office:value-type="float" office:value="0" calcext:value-type="float">
            <text:p>0</text:p>
          </table:table-cell>
          <table:table-cell office:value-type="float" office:value="0.10012" calcext:value-type="float">
            <text:p>0.10012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17398" calcext:value-type="float">
            <text:p>-0.217398</text:p>
          </table:table-cell>
          <table:table-cell office:value-type="float" office:value="0" calcext:value-type="float">
            <text:p>0</text:p>
          </table:table-cell>
          <table:table-cell office:value-type="float" office:value="-0.217398" calcext:value-type="float">
            <text:p>-0.217398</text:p>
          </table:table-cell>
          <table:table-cell office:value-type="float" office:value="0" calcext:value-type="float">
            <text:p>0</text:p>
          </table:table-cell>
          <table:table-cell office:value-type="float" office:value="0.099969" calcext:value-type="float">
            <text:p>0.099969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78397" calcext:value-type="float">
            <text:p>-0.078397</text:p>
          </table:table-cell>
          <table:table-cell office:value-type="float" office:value="0" calcext:value-type="float">
            <text:p>0</text:p>
          </table:table-cell>
          <table:table-cell office:value-type="float" office:value="-0.078397" calcext:value-type="float">
            <text:p>-0.078397</text:p>
          </table:table-cell>
          <table:table-cell office:value-type="float" office:value="0" calcext:value-type="float">
            <text:p>0</text:p>
          </table:table-cell>
          <table:table-cell office:value-type="float" office:value="0.099891" calcext:value-type="float">
            <text:p>0.099891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7295" calcext:value-type="float">
            <text:p>-0.007295</text:p>
          </table:table-cell>
          <table:table-cell office:value-type="float" office:value="0" calcext:value-type="float">
            <text:p>0</text:p>
          </table:table-cell>
          <table:table-cell office:value-type="float" office:value="-0.007295" calcext:value-type="float">
            <text:p>-0.007295</text:p>
          </table:table-cell>
          <table:table-cell office:value-type="float" office:value="0" calcext:value-type="float">
            <text:p>0</text:p>
          </table:table-cell>
          <table:table-cell office:value-type="float" office:value="0.100096" calcext:value-type="float">
            <text:p>0.100096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885" calcext:value-type="float">
            <text:p>0.099885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72" calcext:value-type="float">
            <text:p>0.099972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0" calcext:value-type="float">
            <text:p>0</text:p>
          </table:table-cell>
          <table:table-cell office:value-type="float" office:value="-2.57378" calcext:value-type="float">
            <text:p>-2.57378</text:p>
          </table:table-cell>
          <table:table-cell office:value-type="float" office:value="-1.169231" calcext:value-type="float">
            <text:p>-1.169231</text:p>
          </table:table-cell>
          <table:table-cell office:value-type="float" office:value="-0.234092" calcext:value-type="float">
            <text:p>-0.234092</text:p>
          </table:table-cell>
          <table:table-cell office:value-type="float" office:value="-1.168004" calcext:value-type="float">
            <text:p>-1.168004</text:p>
          </table:table-cell>
          <table:table-cell office:value-type="float" office:value="-0.235319" calcext:value-type="float">
            <text:p>-0.235319</text:p>
          </table:table-cell>
          <table:table-cell office:value-type="float" office:value="-0.234092" calcext:value-type="float">
            <text:p>-0.234092</text:p>
          </table:table-cell>
          <table:table-cell office:value-type="float" office:value="0.100105" calcext:value-type="float">
            <text:p>0.100105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0" calcext:value-type="float">
            <text:p>0</text:p>
          </table:table-cell>
          <table:table-cell office:value-type="float" office:value="-3.975172" calcext:value-type="float">
            <text:p>-3.975172</text:p>
          </table:table-cell>
          <table:table-cell office:value-type="float" office:value="-1.169231" calcext:value-type="float">
            <text:p>-1.169231</text:p>
          </table:table-cell>
          <table:table-cell office:value-type="float" office:value="-0.467479" calcext:value-type="float">
            <text:p>-0.467479</text:p>
          </table:table-cell>
          <table:table-cell office:value-type="float" office:value="0" calcext:value-type="float">
            <text:p>0</text:p>
          </table:table-cell>
          <table:table-cell office:value-type="float" office:value="-1.63671" calcext:value-type="float">
            <text:p>-1.63671</text:p>
          </table:table-cell>
          <table:table-cell office:value-type="float" office:value="-0.233388" calcext:value-type="float">
            <text:p>-0.233388</text:p>
          </table:table-cell>
          <table:table-cell office:value-type="float" office:value="0.099804" calcext:value-type="float">
            <text:p>0.099804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0" calcext:value-type="float">
            <text:p>0</text:p>
          </table:table-cell>
          <table:table-cell office:value-type="float" office:value="-4.209086" calcext:value-type="float">
            <text:p>-4.209086</text:p>
          </table:table-cell>
          <table:table-cell office:value-type="float" office:value="-1.169231" calcext:value-type="float">
            <text:p>-1.169231</text:p>
          </table:table-cell>
          <table:table-cell office:value-type="float" office:value="-0.701393" calcext:value-type="float">
            <text:p>-0.701393</text:p>
          </table:table-cell>
          <table:table-cell office:value-type="float" office:value="0" calcext:value-type="float">
            <text:p>0</text:p>
          </table:table-cell>
          <table:table-cell office:value-type="float" office:value="-1.870624" calcext:value-type="float">
            <text:p>-1.870624</text:p>
          </table:table-cell>
          <table:table-cell office:value-type="float" office:value="-0.233914" calcext:value-type="float">
            <text:p>-0.233914</text:p>
          </table:table-cell>
          <table:table-cell office:value-type="float" office:value="0.100029" calcext:value-type="float">
            <text:p>0.100029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028985" calcext:value-type="float">
            <text:p>-0.028985</text:p>
          </table:table-cell>
          <table:table-cell office:value-type="float" office:value="-4.4404" calcext:value-type="float">
            <text:p>-4.4404</text:p>
          </table:table-cell>
          <table:table-cell office:value-type="float" office:value="-1.154738" calcext:value-type="float">
            <text:p>-1.154738</text:p>
          </table:table-cell>
          <table:table-cell office:value-type="float" office:value="-0.932732" calcext:value-type="float">
            <text:p>-0.932732</text:p>
          </table:table-cell>
          <table:table-cell office:value-type="float" office:value="0.014468" calcext:value-type="float">
            <text:p>0.014468</text:p>
          </table:table-cell>
          <table:table-cell office:value-type="float" office:value="-2.101938" calcext:value-type="float">
            <text:p>-2.101938</text:p>
          </table:table-cell>
          <table:table-cell office:value-type="float" office:value="-0.231338" calcext:value-type="float">
            <text:p>-0.231338</text:p>
          </table:table-cell>
          <table:table-cell office:value-type="float" office:value="0.100169" calcext:value-type="float">
            <text:p>0.100169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566667" calcext:value-type="float">
            <text:p>-1.566667</text:p>
          </table:table-cell>
          <table:table-cell office:value-type="float" office:value="-4.503402" calcext:value-type="float">
            <text:p>-4.503402</text:p>
          </table:table-cell>
          <table:table-cell office:value-type="float" office:value="-0.385897" calcext:value-type="float">
            <text:p>-0.385897</text:p>
          </table:table-cell>
          <table:table-cell office:value-type="float" office:value="-1.009879" calcext:value-type="float">
            <text:p>-1.009879</text:p>
          </table:table-cell>
          <table:table-cell office:value-type="float" office:value="0.769165" calcext:value-type="float">
            <text:p>0.769165</text:p>
          </table:table-cell>
          <table:table-cell office:value-type="float" office:value="-2.164941" calcext:value-type="float">
            <text:p>-2.164941</text:p>
          </table:table-cell>
          <table:table-cell office:value-type="float" office:value="-0.077147" calcext:value-type="float">
            <text:p>-0.077147</text:p>
          </table:table-cell>
          <table:table-cell office:value-type="float" office:value="0.099958" calcext:value-type="float">
            <text:p>0.099958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52381" calcext:value-type="float">
            <text:p>-1.52381</text:p>
          </table:table-cell>
          <table:table-cell office:value-type="float" office:value="-3.815496" calcext:value-type="float">
            <text:p>-3.815496</text:p>
          </table:table-cell>
          <table:table-cell office:value-type="float" office:value="-0.407326" calcext:value-type="float">
            <text:p>-0.407326</text:p>
          </table:table-cell>
          <table:table-cell office:value-type="float" office:value="-1.09118" calcext:value-type="float">
            <text:p>-1.09118</text:p>
          </table:table-cell>
          <table:table-cell office:value-type="float" office:value="-0.021472" calcext:value-type="float">
            <text:p>-0.021472</text:p>
          </table:table-cell>
          <table:table-cell office:value-type="float" office:value="-1.477034" calcext:value-type="float">
            <text:p>-1.477034</text:p>
          </table:table-cell>
          <table:table-cell office:value-type="float" office:value="-0.081301" calcext:value-type="float">
            <text:p>-0.081301</text:p>
          </table:table-cell>
          <table:table-cell office:value-type="float" office:value="0.099799" calcext:value-type="float">
            <text:p>0.099799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376325" calcext:value-type="float">
            <text:p>-1.376325</text:p>
          </table:table-cell>
          <table:table-cell office:value-type="float" office:value="-3.933239" calcext:value-type="float">
            <text:p>-3.933239</text:p>
          </table:table-cell>
          <table:table-cell office:value-type="float" office:value="-0.481068" calcext:value-type="float">
            <text:p>-0.481068</text:p>
          </table:table-cell>
          <table:table-cell office:value-type="float" office:value="-1.187427" calcext:value-type="float">
            <text:p>-1.187427</text:p>
          </table:table-cell>
          <table:table-cell office:value-type="float" office:value="-0.073717" calcext:value-type="float">
            <text:p>-0.073717</text:p>
          </table:table-cell>
          <table:table-cell office:value-type="float" office:value="-1.594778" calcext:value-type="float">
            <text:p>-1.594778</text:p>
          </table:table-cell>
          <table:table-cell office:value-type="float" office:value="-0.096246" calcext:value-type="float">
            <text:p>-0.096246</text:p>
          </table:table-cell>
          <table:table-cell office:value-type="float" office:value="0.100034" calcext:value-type="float">
            <text:p>0.100034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202865" calcext:value-type="float">
            <text:p>-1.202865</text:p>
          </table:table-cell>
          <table:table-cell office:value-type="float" office:value="-4.120527" calcext:value-type="float">
            <text:p>-4.120527</text:p>
          </table:table-cell>
          <table:table-cell office:value-type="float" office:value="-0.567798" calcext:value-type="float">
            <text:p>-0.567798</text:p>
          </table:table-cell>
          <table:table-cell office:value-type="float" office:value="-1.300992" calcext:value-type="float">
            <text:p>-1.300992</text:p>
          </table:table-cell>
          <table:table-cell office:value-type="float" office:value="-0.086725" calcext:value-type="float">
            <text:p>-0.086725</text:p>
          </table:table-cell>
          <table:table-cell office:value-type="float" office:value="-1.782065" calcext:value-type="float">
            <text:p>-1.782065</text:p>
          </table:table-cell>
          <table:table-cell office:value-type="float" office:value="-0.113566" calcext:value-type="float">
            <text:p>-0.113566</text:p>
          </table:table-cell>
          <table:table-cell office:value-type="float" office:value="0.100005" calcext:value-type="float">
            <text:p>0.100005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80997" calcext:value-type="float">
            <text:p>-0.980997</text:p>
          </table:table-cell>
          <table:table-cell office:value-type="float" office:value="-4.34358" calcext:value-type="float">
            <text:p>-4.34358</text:p>
          </table:table-cell>
          <table:table-cell office:value-type="float" office:value="-0.678732" calcext:value-type="float">
            <text:p>-0.678732</text:p>
          </table:table-cell>
          <table:table-cell office:value-type="float" office:value="-1.437059" calcext:value-type="float">
            <text:p>-1.437059</text:p>
          </table:table-cell>
          <table:table-cell office:value-type="float" office:value="-0.110673" calcext:value-type="float">
            <text:p>-0.110673</text:p>
          </table:table-cell>
          <table:table-cell office:value-type="float" office:value="-2.005118" calcext:value-type="float">
            <text:p>-2.005118</text:p>
          </table:table-cell>
          <table:table-cell office:value-type="float" office:value="-0.136067" calcext:value-type="float">
            <text:p>-0.136067</text:p>
          </table:table-cell>
          <table:table-cell office:value-type="float" office:value="0.100236" calcext:value-type="float">
            <text:p>0.100236</text:p>
          </table:table-cell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58068" calcext:value-type="float">
            <text:p>-0.858068</text:p>
          </table:table-cell>
          <table:table-cell office:value-type="float" office:value="-4.602036" calcext:value-type="float">
            <text:p>-4.602036</text:p>
          </table:table-cell>
          <table:table-cell office:value-type="float" office:value="-0.740197" calcext:value-type="float">
            <text:p>-0.740197</text:p>
          </table:table-cell>
          <table:table-cell office:value-type="float" office:value="-1.584918" calcext:value-type="float">
            <text:p>-1.584918</text:p>
          </table:table-cell>
          <table:table-cell office:value-type="float" office:value="-0.06154" calcext:value-type="float">
            <text:p>-0.06154</text:p>
          </table:table-cell>
          <table:table-cell office:value-type="float" office:value="-2.263575" calcext:value-type="float">
            <text:p>-2.263575</text:p>
          </table:table-cell>
          <table:table-cell office:value-type="float" office:value="-0.147859" calcext:value-type="float">
            <text:p>-0.147859</text:p>
          </table:table-cell>
          <table:table-cell office:value-type="float" office:value="0.099878" calcext:value-type="float">
            <text:p>0.099878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78505" calcext:value-type="float">
            <text:p>-0.878505</text:p>
          </table:table-cell>
          <table:table-cell office:value-type="float" office:value="-4.575218" calcext:value-type="float">
            <text:p>-4.575218</text:p>
          </table:table-cell>
          <table:table-cell office:value-type="float" office:value="-0.729978" calcext:value-type="float">
            <text:p>-0.729978</text:p>
          </table:table-cell>
          <table:table-cell office:value-type="float" office:value="-1.496539" calcext:value-type="float">
            <text:p>-1.496539</text:p>
          </table:table-cell>
          <table:table-cell office:value-type="float" office:value="0.010238" calcext:value-type="float">
            <text:p>0.010238</text:p>
          </table:table-cell>
          <table:table-cell office:value-type="float" office:value="-2.236756" calcext:value-type="float">
            <text:p>-2.236756</text:p>
          </table:table-cell>
          <table:table-cell office:value-type="float" office:value="-0.145714" calcext:value-type="float">
            <text:p>-0.145714</text:p>
          </table:table-cell>
          <table:table-cell office:value-type="float" office:value="0.099807" calcext:value-type="float">
            <text:p>0.099807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11571" calcext:value-type="float">
            <text:p>-0.811571</text:p>
          </table:table-cell>
          <table:table-cell office:value-type="float" office:value="-4.484941" calcext:value-type="float">
            <text:p>-4.484941</text:p>
          </table:table-cell>
          <table:table-cell office:value-type="float" office:value="-0.763445" calcext:value-type="float">
            <text:p>-0.763445</text:p>
          </table:table-cell>
          <table:table-cell office:value-type="float" office:value="-1.416383" calcext:value-type="float">
            <text:p>-1.416383</text:p>
          </table:table-cell>
          <table:table-cell office:value-type="float" office:value="-0.033348" calcext:value-type="float">
            <text:p>-0.033348</text:p>
          </table:table-cell>
          <table:table-cell office:value-type="float" office:value="-2.14648" calcext:value-type="float">
            <text:p>-2.14648</text:p>
          </table:table-cell>
          <table:table-cell office:value-type="float" office:value="-0.153231" calcext:value-type="float">
            <text:p>-0.153231</text:p>
          </table:table-cell>
          <table:table-cell office:value-type="float" office:value="0.100355" calcext:value-type="float">
            <text:p>0.100355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63863" calcext:value-type="float">
            <text:p>-0.863863</text:p>
          </table:table-cell>
          <table:table-cell office:value-type="float" office:value="-4.431635" calcext:value-type="float">
            <text:p>-4.431635</text:p>
          </table:table-cell>
          <table:table-cell office:value-type="float" office:value="-0.737299" calcext:value-type="float">
            <text:p>-0.737299</text:p>
          </table:table-cell>
          <table:table-cell office:value-type="float" office:value="-1.329686" calcext:value-type="float">
            <text:p>-1.329686</text:p>
          </table:table-cell>
          <table:table-cell office:value-type="float" office:value="0.026189" calcext:value-type="float">
            <text:p>0.026189</text:p>
          </table:table-cell>
          <table:table-cell office:value-type="float" office:value="-2.093174" calcext:value-type="float">
            <text:p>-2.093174</text:p>
          </table:table-cell>
          <table:table-cell office:value-type="float" office:value="-0.147216" calcext:value-type="float">
            <text:p>-0.147216</text:p>
          </table:table-cell>
          <table:table-cell office:value-type="float" office:value="0.099835" calcext:value-type="float">
            <text:p>0.099835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02451" calcext:value-type="float">
            <text:p>-0.902451</text:p>
          </table:table-cell>
          <table:table-cell office:value-type="float" office:value="-4.317652" calcext:value-type="float">
            <text:p>-4.317652</text:p>
          </table:table-cell>
          <table:table-cell office:value-type="float" office:value="-0.718006" calcext:value-type="float">
            <text:p>-0.718006</text:p>
          </table:table-cell>
          <table:table-cell office:value-type="float" office:value="-1.241882" calcext:value-type="float">
            <text:p>-1.241882</text:p>
          </table:table-cell>
          <table:table-cell office:value-type="float" office:value="0.019302" calcext:value-type="float">
            <text:p>0.019302</text:p>
          </table:table-cell>
          <table:table-cell office:value-type="float" office:value="-1.97919" calcext:value-type="float">
            <text:p>-1.97919</text:p>
          </table:table-cell>
          <table:table-cell office:value-type="float" office:value="-0.143535" calcext:value-type="float">
            <text:p>-0.143535</text:p>
          </table:table-cell>
          <table:table-cell office:value-type="float" office:value="0.099954" calcext:value-type="float">
            <text:p>0.099954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98525" calcext:value-type="float">
            <text:p>-0.898525</text:p>
          </table:table-cell>
          <table:table-cell office:value-type="float" office:value="-4.365203" calcext:value-type="float">
            <text:p>-4.365203</text:p>
          </table:table-cell>
          <table:table-cell office:value-type="float" office:value="-0.719968" calcext:value-type="float">
            <text:p>-0.719968</text:p>
          </table:table-cell>
          <table:table-cell office:value-type="float" office:value="-1.308736" calcext:value-type="float">
            <text:p>-1.308736</text:p>
          </table:table-cell>
          <table:table-cell office:value-type="float" office:value="-0.001962" calcext:value-type="float">
            <text:p>-0.001962</text:p>
          </table:table-cell>
          <table:table-cell office:value-type="float" office:value="-2.026742" calcext:value-type="float">
            <text:p>-2.026742</text:p>
          </table:table-cell>
          <table:table-cell office:value-type="float" office:value="-0.144001" calcext:value-type="float">
            <text:p>-0.144001</text:p>
          </table:table-cell>
          <table:table-cell office:value-type="float" office:value="0.100005" calcext:value-type="float">
            <text:p>0.100005</text:p>
          </table:table-cell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63863" calcext:value-type="float">
            <text:p>-0.863863</text:p>
          </table:table-cell>
          <table:table-cell office:value-type="float" office:value="-4.433621" calcext:value-type="float">
            <text:p>-4.433621</text:p>
          </table:table-cell>
          <table:table-cell office:value-type="float" office:value="-0.737299" calcext:value-type="float">
            <text:p>-0.737299</text:p>
          </table:table-cell>
          <table:table-cell office:value-type="float" office:value="-1.37516" calcext:value-type="float">
            <text:p>-1.37516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2.095159" calcext:value-type="float">
            <text:p>-2.095159</text:p>
          </table:table-cell>
          <table:table-cell office:value-type="float" office:value="-0.147725" calcext:value-type="float">
            <text:p>-0.147725</text:p>
          </table:table-cell>
          <table:table-cell office:value-type="float" office:value="0.10018" calcext:value-type="float">
            <text:p>0.10018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58068" calcext:value-type="float">
            <text:p>-0.858068</text:p>
          </table:table-cell>
          <table:table-cell office:value-type="float" office:value="-4.502289" calcext:value-type="float">
            <text:p>-4.502289</text:p>
          </table:table-cell>
          <table:table-cell office:value-type="float" office:value="-0.740197" calcext:value-type="float">
            <text:p>-0.740197</text:p>
          </table:table-cell>
          <table:table-cell office:value-type="float" office:value="-1.426537" calcext:value-type="float">
            <text:p>-1.426537</text:p>
          </table:table-cell>
          <table:table-cell office:value-type="float" office:value="-0.002906" calcext:value-type="float">
            <text:p>-0.002906</text:p>
          </table:table-cell>
          <table:table-cell office:value-type="float" office:value="-2.163828" calcext:value-type="float">
            <text:p>-2.163828</text:p>
          </table:table-cell>
          <table:table-cell office:value-type="float" office:value="-0.147623" calcext:value-type="float">
            <text:p>-0.147623</text:p>
          </table:table-cell>
          <table:table-cell office:value-type="float" office:value="0.099719" calcext:value-type="float">
            <text:p>0.099719</text:p>
          </table:table-cell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19938" calcext:value-type="float">
            <text:p>-0.819938</text:p>
          </table:table-cell>
          <table:table-cell office:value-type="float" office:value="-4.543949" calcext:value-type="float">
            <text:p>-4.543949</text:p>
          </table:table-cell>
          <table:table-cell office:value-type="float" office:value="-0.759262" calcext:value-type="float">
            <text:p>-0.759262</text:p>
          </table:table-cell>
          <table:table-cell office:value-type="float" office:value="-1.465238" calcext:value-type="float">
            <text:p>-1.465238</text:p>
          </table:table-cell>
          <table:table-cell office:value-type="float" office:value="-0.019013" calcext:value-type="float">
            <text:p>-0.019013</text:p>
          </table:table-cell>
          <table:table-cell office:value-type="float" office:value="-2.205487" calcext:value-type="float">
            <text:p>-2.205487</text:p>
          </table:table-cell>
          <table:table-cell office:value-type="float" office:value="-0.152267" calcext:value-type="float">
            <text:p>-0.152267</text:p>
          </table:table-cell>
          <table:table-cell office:value-type="float" office:value="0.100273" calcext:value-type="float">
            <text:p>0.100273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56495" calcext:value-type="float">
            <text:p>-0.956495</text:p>
          </table:table-cell>
          <table:table-cell office:value-type="float" office:value="-4.565019" calcext:value-type="float">
            <text:p>-4.565019</text:p>
          </table:table-cell>
          <table:table-cell office:value-type="float" office:value="-0.690983" calcext:value-type="float">
            <text:p>-0.690983</text:p>
          </table:table-cell>
          <table:table-cell office:value-type="float" office:value="-1.467225" calcext:value-type="float">
            <text:p>-1.467225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-2.226557" calcext:value-type="float">
            <text:p>-2.226557</text:p>
          </table:table-cell>
          <table:table-cell office:value-type="float" office:value="-0.138053" calcext:value-type="float">
            <text:p>-0.138053</text:p>
          </table:table-cell>
          <table:table-cell office:value-type="float" office:value="0.099896" calcext:value-type="float">
            <text:p>0.099896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49222" calcext:value-type="float">
            <text:p>-0.849222</text:p>
          </table:table-cell>
          <table:table-cell office:value-type="float" office:value="-4.497653" calcext:value-type="float">
            <text:p>-4.497653</text:p>
          </table:table-cell>
          <table:table-cell office:value-type="float" office:value="-0.74462" calcext:value-type="float">
            <text:p>-0.74462</text:p>
          </table:table-cell>
          <table:table-cell office:value-type="float" office:value="-1.46823" calcext:value-type="float">
            <text:p>-1.46823</text:p>
          </table:table-cell>
          <table:table-cell office:value-type="float" office:value="-0.053658" calcext:value-type="float">
            <text:p>-0.053658</text:p>
          </table:table-cell>
          <table:table-cell office:value-type="float" office:value="-2.159192" calcext:value-type="float">
            <text:p>-2.159192</text:p>
          </table:table-cell>
          <table:table-cell office:value-type="float" office:value="-0.148864" calcext:value-type="float">
            <text:p>-0.148864</text:p>
          </table:table-cell>
          <table:table-cell office:value-type="float" office:value="0.09996" calcext:value-type="float">
            <text:p>0.09996</text:p>
          </table:table-cell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65742" calcext:value-type="float">
            <text:p>-0.665742</text:p>
          </table:table-cell>
          <table:table-cell office:value-type="float" office:value="-4.57287" calcext:value-type="float">
            <text:p>-4.57287</text:p>
          </table:table-cell>
          <table:table-cell office:value-type="float" office:value="-0.83636" calcext:value-type="float">
            <text:p>-0.83636</text:p>
          </table:table-cell>
          <table:table-cell office:value-type="float" office:value="-1.489789" calcext:value-type="float">
            <text:p>-1.489789</text:p>
          </table:table-cell>
          <table:table-cell office:value-type="float" office:value="-0.09174" calcext:value-type="float">
            <text:p>-0.09174</text:p>
          </table:table-cell>
          <table:table-cell office:value-type="float" office:value="-2.234409" calcext:value-type="float">
            <text:p>-2.234409</text:p>
          </table:table-cell>
          <table:table-cell office:value-type="float" office:value="-0.167272" calcext:value-type="float">
            <text:p>-0.16727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07789" calcext:value-type="float">
            <text:p>-0.907789</text:p>
          </table:table-cell>
          <table:table-cell office:value-type="float" office:value="-4.65447" calcext:value-type="float">
            <text:p>-4.65447</text:p>
          </table:table-cell>
          <table:table-cell office:value-type="float" office:value="-0.715337" calcext:value-type="float">
            <text:p>-0.715337</text:p>
          </table:table-cell>
          <table:table-cell office:value-type="float" office:value="-1.479782" calcext:value-type="float">
            <text:p>-1.479782</text:p>
          </table:table-cell>
          <table:table-cell office:value-type="float" office:value="0.12089" calcext:value-type="float">
            <text:p>0.12089</text:p>
          </table:table-cell>
          <table:table-cell office:value-type="float" office:value="-2.316009" calcext:value-type="float">
            <text:p>-2.316009</text:p>
          </table:table-cell>
          <table:table-cell office:value-type="float" office:value="-0.143225" calcext:value-type="float">
            <text:p>-0.143225</text:p>
          </table:table-cell>
          <table:table-cell office:value-type="float" office:value="0.10011" calcext:value-type="float">
            <text:p>0.10011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28957" calcext:value-type="float">
            <text:p>-1.028957</text:p>
          </table:table-cell>
          <table:table-cell office:value-type="float" office:value="-4.517246" calcext:value-type="float">
            <text:p>-4.517246</text:p>
          </table:table-cell>
          <table:table-cell office:value-type="float" office:value="-0.654752" calcext:value-type="float">
            <text:p>-0.654752</text:p>
          </table:table-cell>
          <table:table-cell office:value-type="float" office:value="-1.463389" calcext:value-type="float">
            <text:p>-1.463389</text:p>
          </table:table-cell>
          <table:table-cell office:value-type="float" office:value="0.060643" calcext:value-type="float">
            <text:p>0.060643</text:p>
          </table:table-cell>
          <table:table-cell office:value-type="float" office:value="-2.178784" calcext:value-type="float">
            <text:p>-2.178784</text:p>
          </table:table-cell>
          <table:table-cell office:value-type="float" office:value="-0.130823" calcext:value-type="float">
            <text:p>-0.130823</text:p>
          </table:table-cell>
          <table:table-cell office:value-type="float" office:value="0.099903" calcext:value-type="float">
            <text:p>0.099903</text:p>
          </table:table-cell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54206" calcext:value-type="float">
            <text:p>-1.054206</text:p>
          </table:table-cell>
          <table:table-cell office:value-type="float" office:value="-4.441467" calcext:value-type="float">
            <text:p>-4.441467</text:p>
          </table:table-cell>
          <table:table-cell office:value-type="float" office:value="-0.642128" calcext:value-type="float">
            <text:p>-0.642128</text:p>
          </table:table-cell>
          <table:table-cell office:value-type="float" office:value="-1.44825" calcext:value-type="float">
            <text:p>-1.44825</text:p>
          </table:table-cell>
          <table:table-cell office:value-type="float" office:value="0.012628" calcext:value-type="float">
            <text:p>0.012628</text:p>
          </table:table-cell>
          <table:table-cell office:value-type="float" office:value="-2.103005" calcext:value-type="float">
            <text:p>-2.103005</text:p>
          </table:table-cell>
          <table:table-cell office:value-type="float" office:value="-0.128396" calcext:value-type="float">
            <text:p>-0.128396</text:p>
          </table:table-cell>
          <table:table-cell office:value-type="float" office:value="0.099977" calcext:value-type="float">
            <text:p>0.099977</text:p>
          </table:table-cell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287101" calcext:value-type="float">
            <text:p>-1.287101</text:p>
          </table:table-cell>
          <table:table-cell office:value-type="float" office:value="-4.389976" calcext:value-type="float">
            <text:p>-4.389976</text:p>
          </table:table-cell>
          <table:table-cell office:value-type="float" office:value="-0.52568" calcext:value-type="float">
            <text:p>-0.52568</text:p>
          </table:table-cell>
          <table:table-cell office:value-type="float" office:value="-1.409369" calcext:value-type="float">
            <text:p>-1.409369</text:p>
          </table:table-cell>
          <table:table-cell office:value-type="float" office:value="0.116465" calcext:value-type="float">
            <text:p>0.116465</text:p>
          </table:table-cell>
          <table:table-cell office:value-type="float" office:value="-2.051515" calcext:value-type="float">
            <text:p>-2.051515</text:p>
          </table:table-cell>
          <table:table-cell office:value-type="float" office:value="-0.10512" calcext:value-type="float">
            <text:p>-0.10512</text:p>
          </table:table-cell>
          <table:table-cell office:value-type="float" office:value="0.099985" calcext:value-type="float">
            <text:p>0.099985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289819" calcext:value-type="float">
            <text:p>-1.289819</text:p>
          </table:table-cell>
          <table:table-cell office:value-type="float" office:value="-4.230877" calcext:value-type="float">
            <text:p>-4.230877</text:p>
          </table:table-cell>
          <table:table-cell office:value-type="float" office:value="-0.524321" calcext:value-type="float">
            <text:p>-0.524321</text:p>
          </table:table-cell>
          <table:table-cell office:value-type="float" office:value="-1.366738" calcext:value-type="float">
            <text:p>-1.366738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-1.892415" calcext:value-type="float">
            <text:p>-1.892415</text:p>
          </table:table-cell>
          <table:table-cell office:value-type="float" office:value="-0.105094" calcext:value-type="float">
            <text:p>-0.105094</text:p>
          </table:table-cell>
          <table:table-cell office:value-type="float" office:value="0.100219" calcext:value-type="float">
            <text:p>0.100219</text:p>
          </table:table-cell>
          <table:table-cell table:number-columns-repeated="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244549" calcext:value-type="float">
            <text:p>-1.244549</text:p>
          </table:table-cell>
          <table:table-cell office:value-type="float" office:value="-4.191047" calcext:value-type="float">
            <text:p>-4.191047</text:p>
          </table:table-cell>
          <table:table-cell office:value-type="float" office:value="-0.546956" calcext:value-type="float">
            <text:p>-0.546956</text:p>
          </table:table-cell>
          <table:table-cell office:value-type="float" office:value="-1.328306" calcext:value-type="float">
            <text:p>-1.328306</text:p>
          </table:table-cell>
          <table:table-cell office:value-type="float" office:value="-0.022676" calcext:value-type="float">
            <text:p>-0.022676</text:p>
          </table:table-cell>
          <table:table-cell office:value-type="float" office:value="-1.852586" calcext:value-type="float">
            <text:p>-1.852586</text:p>
          </table:table-cell>
          <table:table-cell office:value-type="float" office:value="-0.109191" calcext:value-type="float">
            <text:p>-0.109191</text:p>
          </table:table-cell>
          <table:table-cell office:value-type="float" office:value="0.099817" calcext:value-type="float">
            <text:p>0.099817</text:p>
          </table:table-cell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287101" calcext:value-type="float">
            <text:p>-1.287101</text:p>
          </table:table-cell>
          <table:table-cell office:value-type="float" office:value="-4.166732" calcext:value-type="float">
            <text:p>-4.166732</text:p>
          </table:table-cell>
          <table:table-cell office:value-type="float" office:value="-0.52568" calcext:value-type="float">
            <text:p>-0.52568</text:p>
          </table:table-cell>
          <table:table-cell office:value-type="float" office:value="-1.281349" calcext:value-type="float">
            <text:p>-1.281349</text:p>
          </table:table-cell>
          <table:table-cell office:value-type="float" office:value="0.021241" calcext:value-type="float">
            <text:p>0.021241</text:p>
          </table:table-cell>
          <table:table-cell office:value-type="float" office:value="-1.82827" calcext:value-type="float">
            <text:p>-1.82827</text:p>
          </table:table-cell>
          <table:table-cell office:value-type="float" office:value="-0.105311" calcext:value-type="float">
            <text:p>-0.105311</text:p>
          </table:table-cell>
          <table:table-cell office:value-type="float" office:value="0.100166" calcext:value-type="float">
            <text:p>0.100166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98131" calcext:value-type="float">
            <text:p>-1.098131</text:p>
          </table:table-cell>
          <table:table-cell office:value-type="float" office:value="-4.13111" calcext:value-type="float">
            <text:p>-4.13111</text:p>
          </table:table-cell>
          <table:table-cell office:value-type="float" office:value="-0.620165" calcext:value-type="float">
            <text:p>-0.620165</text:p>
          </table:table-cell>
          <table:table-cell office:value-type="float" office:value="-1.267125" calcext:value-type="float">
            <text:p>-1.267125</text:p>
          </table:table-cell>
          <table:table-cell office:value-type="float" office:value="-0.094641" calcext:value-type="float">
            <text:p>-0.094641</text:p>
          </table:table-cell>
          <table:table-cell office:value-type="float" office:value="-1.792648" calcext:value-type="float">
            <text:p>-1.792648</text:p>
          </table:table-cell>
          <table:table-cell office:value-type="float" office:value="-0.123828" calcext:value-type="float">
            <text:p>-0.123828</text:p>
          </table:table-cell>
          <table:table-cell office:value-type="float" office:value="0.099835" calcext:value-type="float">
            <text:p>0.099835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72434" calcext:value-type="float">
            <text:p>-1.072434</text:p>
          </table:table-cell>
          <table:table-cell office:value-type="float" office:value="-4.203288" calcext:value-type="float">
            <text:p>-4.203288</text:p>
          </table:table-cell>
          <table:table-cell office:value-type="float" office:value="-0.633014" calcext:value-type="float">
            <text:p>-0.633014</text:p>
          </table:table-cell>
          <table:table-cell office:value-type="float" office:value="-1.24468" calcext:value-type="float">
            <text:p>-1.24468</text:p>
          </table:table-cell>
          <table:table-cell office:value-type="float" office:value="-0.012868" calcext:value-type="float">
            <text:p>-0.012868</text:p>
          </table:table-cell>
          <table:table-cell office:value-type="float" office:value="-1.864826" calcext:value-type="float">
            <text:p>-1.864826</text:p>
          </table:table-cell>
          <table:table-cell office:value-type="float" office:value="-0.126419" calcext:value-type="float">
            <text:p>-0.126419</text:p>
          </table:table-cell>
          <table:table-cell office:value-type="float" office:value="0.099855" calcext:value-type="float">
            <text:p>0.099855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80997" calcext:value-type="float">
            <text:p>-0.980997</text:p>
          </table:table-cell>
          <table:table-cell office:value-type="float" office:value="-4.184958" calcext:value-type="float">
            <text:p>-4.184958</text:p>
          </table:table-cell>
          <table:table-cell office:value-type="float" office:value="-0.678732" calcext:value-type="float">
            <text:p>-0.678732</text:p>
          </table:table-cell>
          <table:table-cell office:value-type="float" office:value="-1.2134" calcext:value-type="float">
            <text:p>-1.2134</text:p>
          </table:table-cell>
          <table:table-cell office:value-type="float" office:value="-0.045636" calcext:value-type="float">
            <text:p>-0.045636</text:p>
          </table:table-cell>
          <table:table-cell office:value-type="float" office:value="-1.846496" calcext:value-type="float">
            <text:p>-1.846496</text:p>
          </table:table-cell>
          <table:table-cell office:value-type="float" office:value="-0.135992" calcext:value-type="float">
            <text:p>-0.135992</text:p>
          </table:table-cell>
          <table:table-cell office:value-type="float" office:value="0.100181" calcext:value-type="float">
            <text:p>0.100181</text:p>
          </table:table-cell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39713" calcext:value-type="float">
            <text:p>-0.739713</text:p>
          </table:table-cell>
          <table:table-cell office:value-type="float" office:value="-4.247246" calcext:value-type="float">
            <text:p>-4.247246</text:p>
          </table:table-cell>
          <table:table-cell office:value-type="float" office:value="-0.799374" calcext:value-type="float">
            <text:p>-0.799374</text:p>
          </table:table-cell>
          <table:table-cell office:value-type="float" office:value="-1.230051" calcext:value-type="float">
            <text:p>-1.230051</text:p>
          </table:table-cell>
          <table:table-cell office:value-type="float" office:value="-0.120641" calcext:value-type="float">
            <text:p>-0.120641</text:p>
          </table:table-cell>
          <table:table-cell office:value-type="float" office:value="-1.908785" calcext:value-type="float">
            <text:p>-1.908785</text:p>
          </table:table-cell>
          <table:table-cell office:value-type="float" office:value="-0.159877" calcext:value-type="float">
            <text:p>-0.159877</text:p>
          </table:table-cell>
          <table:table-cell office:value-type="float" office:value="0.100001" calcext:value-type="float">
            <text:p>0.100001</text:p>
          </table:table-cell>
          <table:table-cell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44237" calcext:value-type="float">
            <text:p>-0.644237</text:p>
          </table:table-cell>
          <table:table-cell office:value-type="float" office:value="-4.406525" calcext:value-type="float">
            <text:p>-4.406525</text:p>
          </table:table-cell>
          <table:table-cell office:value-type="float" office:value="-0.847112" calcext:value-type="float">
            <text:p>-0.847112</text:p>
          </table:table-cell>
          <table:table-cell office:value-type="float" office:value="-1.268681" calcext:value-type="float">
            <text:p>-1.268681</text:p>
          </table:table-cell>
          <table:table-cell office:value-type="float" office:value="-0.04773" calcext:value-type="float">
            <text:p>-0.04773</text:p>
          </table:table-cell>
          <table:table-cell office:value-type="float" office:value="-2.068064" calcext:value-type="float">
            <text:p>-2.068064</text:p>
          </table:table-cell>
          <table:table-cell office:value-type="float" office:value="-0.169453" calcext:value-type="float">
            <text:p>-0.169453</text:p>
          </table:table-cell>
          <table:table-cell office:value-type="float" office:value="0.100018" calcext:value-type="float">
            <text:p>0.100018</text:p>
          </table:table-cell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02804" calcext:value-type="float">
            <text:p>-0.702804</text:p>
          </table:table-cell>
          <table:table-cell office:value-type="float" office:value="-4.489747" calcext:value-type="float">
            <text:p>-4.489747</text:p>
          </table:table-cell>
          <table:table-cell office:value-type="float" office:value="-0.817829" calcext:value-type="float">
            <text:p>-0.817829</text:p>
          </table:table-cell>
          <table:table-cell office:value-type="float" office:value="-1.304243" calcext:value-type="float">
            <text:p>-1.304243</text:p>
          </table:table-cell>
          <table:table-cell office:value-type="float" office:value="0.029213" calcext:value-type="float">
            <text:p>0.029213</text:p>
          </table:table-cell>
          <table:table-cell office:value-type="float" office:value="-2.151285" calcext:value-type="float">
            <text:p>-2.151285</text:p>
          </table:table-cell>
          <table:table-cell office:value-type="float" office:value="-0.163958" calcext:value-type="float">
            <text:p>-0.163958</text:p>
          </table:table-cell>
          <table:table-cell office:value-type="float" office:value="0.10024" calcext:value-type="float">
            <text:p>0.10024</text:p>
          </table:table-cell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473417" calcext:value-type="float">
            <text:p>-0.473417</text:p>
          </table:table-cell>
          <table:table-cell office:value-type="float" office:value="-4.54091" calcext:value-type="float">
            <text:p>-4.54091</text:p>
          </table:table-cell>
          <table:table-cell office:value-type="float" office:value="-0.932522" calcext:value-type="float">
            <text:p>-0.932522</text:p>
          </table:table-cell>
          <table:table-cell office:value-type="float" office:value="-1.385004" calcext:value-type="float">
            <text:p>-1.385004</text:p>
          </table:table-cell>
          <table:table-cell office:value-type="float" office:value="-0.115078" calcext:value-type="float">
            <text:p>-0.115078</text:p>
          </table:table-cell>
          <table:table-cell office:value-type="float" office:value="-2.202449" calcext:value-type="float">
            <text:p>-2.202449</text:p>
          </table:table-cell>
          <table:table-cell office:value-type="float" office:value="-0.185881" calcext:value-type="float">
            <text:p>-0.185881</text:p>
          </table:table-cell>
          <table:table-cell office:value-type="float" office:value="0.099666" calcext:value-type="float">
            <text:p>0.099666</text:p>
          </table:table-cell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473417" calcext:value-type="float">
            <text:p>-0.473417</text:p>
          </table:table-cell>
          <table:table-cell office:value-type="float" office:value="-4.737222" calcext:value-type="float">
            <text:p>-4.737222</text:p>
          </table:table-cell>
          <table:table-cell office:value-type="float" office:value="-0.932522" calcext:value-type="float">
            <text:p>-0.932522</text:p>
          </table:table-cell>
          <table:table-cell office:value-type="float" office:value="-1.466238" calcext:value-type="float">
            <text:p>-1.466238</text:p>
          </table:table-cell>
          <table:table-cell office:value-type="float" office:value="0" calcext:value-type="float">
            <text:p>0</text:p>
          </table:table-cell>
          <table:table-cell office:value-type="float" office:value="-2.39876" calcext:value-type="float">
            <text:p>-2.39876</text:p>
          </table:table-cell>
          <table:table-cell office:value-type="float" office:value="-0.186327" calcext:value-type="float">
            <text:p>-0.186327</text:p>
          </table:table-cell>
          <table:table-cell office:value-type="float" office:value="0.099905" calcext:value-type="float">
            <text:p>0.099905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420278" calcext:value-type="float">
            <text:p>-0.420278</text:p>
          </table:table-cell>
          <table:table-cell office:value-type="float" office:value="-4.820435" calcext:value-type="float">
            <text:p>-4.820435</text:p>
          </table:table-cell>
          <table:table-cell office:value-type="float" office:value="-0.959092" calcext:value-type="float">
            <text:p>-0.959092</text:p>
          </table:table-cell>
          <table:table-cell office:value-type="float" office:value="-1.549379" calcext:value-type="float">
            <text:p>-1.549379</text:p>
          </table:table-cell>
          <table:table-cell office:value-type="float" office:value="-0.026498" calcext:value-type="float">
            <text:p>-0.026498</text:p>
          </table:table-cell>
          <table:table-cell office:value-type="float" office:value="-2.481973" calcext:value-type="float">
            <text:p>-2.481973</text:p>
          </table:table-cell>
          <table:table-cell office:value-type="float" office:value="-0.192333" calcext:value-type="float">
            <text:p>-0.192333</text:p>
          </table:table-cell>
          <table:table-cell office:value-type="float" office:value="0.100268" calcext:value-type="float">
            <text:p>0.100268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56387" calcext:value-type="float">
            <text:p>-0.556387</text:p>
          </table:table-cell>
          <table:table-cell office:value-type="float" office:value="-4.919922" calcext:value-type="float">
            <text:p>-4.919922</text:p>
          </table:table-cell>
          <table:table-cell office:value-type="float" office:value="-0.891038" calcext:value-type="float">
            <text:p>-0.891038</text:p>
          </table:table-cell>
          <table:table-cell office:value-type="float" office:value="-1.622426" calcext:value-type="float">
            <text:p>-1.622426</text:p>
          </table:table-cell>
          <table:table-cell office:value-type="float" office:value="0.067997" calcext:value-type="float">
            <text:p>0.067997</text:p>
          </table:table-cell>
          <table:table-cell office:value-type="float" office:value="-2.58146" calcext:value-type="float">
            <text:p>-2.58146</text:p>
          </table:table-cell>
          <table:table-cell office:value-type="float" office:value="-0.178357" calcext:value-type="float">
            <text:p>-0.178357</text:p>
          </table:table-cell>
          <table:table-cell office:value-type="float" office:value="0.100084" calcext:value-type="float">
            <text:p>0.100084</text:p>
          </table:table-cell>
          <table:table-cell table:number-columns-repeated="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84096" calcext:value-type="float">
            <text:p>-0.784096</text:p>
          </table:table-cell>
          <table:table-cell office:value-type="float" office:value="-4.883566" calcext:value-type="float">
            <text:p>-4.883566</text:p>
          </table:table-cell>
          <table:table-cell office:value-type="float" office:value="-0.777183" calcext:value-type="float">
            <text:p>-0.777183</text:p>
          </table:table-cell>
          <table:table-cell office:value-type="float" office:value="-1.654158" calcext:value-type="float">
            <text:p>-1.654158</text:p>
          </table:table-cell>
          <table:table-cell office:value-type="float" office:value="0.113764" calcext:value-type="float">
            <text:p>0.113764</text:p>
          </table:table-cell>
          <table:table-cell office:value-type="float" office:value="-2.545105" calcext:value-type="float">
            <text:p>-2.545105</text:p>
          </table:table-cell>
          <table:table-cell office:value-type="float" office:value="-0.155561" calcext:value-type="float">
            <text:p>-0.155561</text:p>
          </table:table-cell>
          <table:table-cell office:value-type="float" office:value="0.10008" calcext:value-type="float">
            <text:p>0.10008</text:p>
          </table:table-cell>
          <table:table-cell table:number-columns-repeated="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84033" calcext:value-type="float">
            <text:p>-0.884033</text:p>
          </table:table-cell>
          <table:table-cell office:value-type="float" office:value="-4.788653" calcext:value-type="float">
            <text:p>-4.788653</text:p>
          </table:table-cell>
          <table:table-cell office:value-type="float" office:value="-0.727214" calcext:value-type="float">
            <text:p>-0.727214</text:p>
          </table:table-cell>
          <table:table-cell office:value-type="float" office:value="-1.672919" calcext:value-type="float">
            <text:p>-1.672919</text:p>
          </table:table-cell>
          <table:table-cell office:value-type="float" office:value="0.050059" calcext:value-type="float">
            <text:p>0.050059</text:p>
          </table:table-cell>
          <table:table-cell office:value-type="float" office:value="-2.450192" calcext:value-type="float">
            <text:p>-2.450192</text:p>
          </table:table-cell>
          <table:table-cell office:value-type="float" office:value="-0.14518" calcext:value-type="float">
            <text:p>-0.14518</text:p>
          </table:table-cell>
          <table:table-cell office:value-type="float" office:value="0.099819" calcext:value-type="float">
            <text:p>0.099819</text:p>
          </table:table-cell>
          <table:table-cell table:number-columns-repeated="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39564" calcext:value-type="float">
            <text:p>-1.039564</text:p>
          </table:table-cell>
          <table:table-cell office:value-type="float" office:value="-4.732659" calcext:value-type="float">
            <text:p>-4.732659</text:p>
          </table:table-cell>
          <table:table-cell office:value-type="float" office:value="-0.649449" calcext:value-type="float">
            <text:p>-0.649449</text:p>
          </table:table-cell>
          <table:table-cell office:value-type="float" office:value="-1.667231" calcext:value-type="float">
            <text:p>-1.667231</text:p>
          </table:table-cell>
          <table:table-cell office:value-type="float" office:value="0.077518" calcext:value-type="float">
            <text:p>0.077518</text:p>
          </table:table-cell>
          <table:table-cell office:value-type="float" office:value="-2.394198" calcext:value-type="float">
            <text:p>-2.394198</text:p>
          </table:table-cell>
          <table:table-cell office:value-type="float" office:value="-0.130304" calcext:value-type="float">
            <text:p>-0.130304</text:p>
          </table:table-cell>
          <table:table-cell office:value-type="float" office:value="0.100319" calcext:value-type="float">
            <text:p>0.100319</text:p>
          </table:table-cell>
          <table:table-cell table:number-columns-repeated="2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142057" calcext:value-type="float">
            <text:p>-1.142057</text:p>
          </table:table-cell>
          <table:table-cell office:value-type="float" office:value="-4.614706" calcext:value-type="float">
            <text:p>-4.614706</text:p>
          </table:table-cell>
          <table:table-cell office:value-type="float" office:value="-0.598202" calcext:value-type="float">
            <text:p>-0.598202</text:p>
          </table:table-cell>
          <table:table-cell office:value-type="float" office:value="-1.626645" calcext:value-type="float">
            <text:p>-1.626645</text:p>
          </table:table-cell>
          <table:table-cell office:value-type="float" office:value="0.051396" calcext:value-type="float">
            <text:p>0.051396</text:p>
          </table:table-cell>
          <table:table-cell office:value-type="float" office:value="-2.276244" calcext:value-type="float">
            <text:p>-2.276244</text:p>
          </table:table-cell>
          <table:table-cell office:value-type="float" office:value="-0.119291" calcext:value-type="float">
            <text:p>-0.119291</text:p>
          </table:table-cell>
          <table:table-cell office:value-type="float" office:value="0.099708" calcext:value-type="float">
            <text:p>0.099708</text:p>
          </table:table-cell>
          <table:table-cell table:number-columns-repeated="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124364" calcext:value-type="float">
            <text:p>-1.124364</text:p>
          </table:table-cell>
          <table:table-cell office:value-type="float" office:value="-4.515116" calcext:value-type="float">
            <text:p>-4.515116</text:p>
          </table:table-cell>
          <table:table-cell office:value-type="float" office:value="-0.607049" calcext:value-type="float">
            <text:p>-0.607049</text:p>
          </table:table-cell>
          <table:table-cell office:value-type="float" office:value="-1.578463" calcext:value-type="float">
            <text:p>-1.578463</text:p>
          </table:table-cell>
          <table:table-cell office:value-type="float" office:value="-0.008856" calcext:value-type="float">
            <text:p>-0.008856</text:p>
          </table:table-cell>
          <table:table-cell office:value-type="float" office:value="-2.176655" calcext:value-type="float">
            <text:p>-2.176655</text:p>
          </table:table-cell>
          <table:table-cell office:value-type="float" office:value="-0.12127" calcext:value-type="float">
            <text:p>-0.12127</text:p>
          </table:table-cell>
          <table:table-cell office:value-type="float" office:value="0.099885" calcext:value-type="float">
            <text:p>0.099885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69541" calcext:value-type="float">
            <text:p>-0.869541</text:p>
          </table:table-cell>
          <table:table-cell office:value-type="float" office:value="-4.506766" calcext:value-type="float">
            <text:p>-4.506766</text:p>
          </table:table-cell>
          <table:table-cell office:value-type="float" office:value="-0.73446" calcext:value-type="float">
            <text:p>-0.73446</text:p>
          </table:table-cell>
          <table:table-cell office:value-type="float" office:value="-1.561321" calcext:value-type="float">
            <text:p>-1.561321</text:p>
          </table:table-cell>
          <table:table-cell office:value-type="float" office:value="-0.127477" calcext:value-type="float">
            <text:p>-0.127477</text:p>
          </table:table-cell>
          <table:table-cell office:value-type="float" office:value="-2.168305" calcext:value-type="float">
            <text:p>-2.168305</text:p>
          </table:table-cell>
          <table:table-cell office:value-type="float" office:value="-0.146817" calcext:value-type="float">
            <text:p>-0.146817</text:p>
          </table:table-cell>
          <table:table-cell office:value-type="float" office:value="0.099949" calcext:value-type="float">
            <text:p>0.099949</text:p>
          </table:table-cell>
          <table:table-cell table:number-columns-repeated="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90655" calcext:value-type="float">
            <text:p>-0.790655</text:p>
          </table:table-cell>
          <table:table-cell office:value-type="float" office:value="-4.603232" calcext:value-type="float">
            <text:p>-4.603232</text:p>
          </table:table-cell>
          <table:table-cell office:value-type="float" office:value="-0.773903" calcext:value-type="float">
            <text:p>-0.773903</text:p>
          </table:table-cell>
          <table:table-cell office:value-type="float" office:value="-1.530292" calcext:value-type="float">
            <text:p>-1.530292</text:p>
          </table:table-cell>
          <table:table-cell office:value-type="float" office:value="-0.039425" calcext:value-type="float">
            <text:p>-0.039425</text:p>
          </table:table-cell>
          <table:table-cell office:value-type="float" office:value="-2.26477" calcext:value-type="float">
            <text:p>-2.26477</text:p>
          </table:table-cell>
          <table:table-cell office:value-type="float" office:value="-0.154852" calcext:value-type="float">
            <text:p>-0.154852</text:p>
          </table:table-cell>
          <table:table-cell office:value-type="float" office:value="0.100046" calcext:value-type="float">
            <text:p>0.100046</text:p>
          </table:table-cell>
          <table:table-cell table:number-columns-repeated="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90655" calcext:value-type="float">
            <text:p>-0.790655</text:p>
          </table:table-cell>
          <table:table-cell office:value-type="float" office:value="-4.611026" calcext:value-type="float">
            <text:p>-4.611026</text:p>
          </table:table-cell>
          <table:table-cell office:value-type="float" office:value="-0.773903" calcext:value-type="float">
            <text:p>-0.773903</text:p>
          </table:table-cell>
          <table:table-cell office:value-type="float" office:value="-1.498661" calcext:value-type="float">
            <text:p>-1.498661</text:p>
          </table:table-cell>
          <table:table-cell office:value-type="float" office:value="0" calcext:value-type="float">
            <text:p>0</text:p>
          </table:table-cell>
          <table:table-cell office:value-type="float" office:value="-2.272565" calcext:value-type="float">
            <text:p>-2.272565</text:p>
          </table:table-cell>
          <table:table-cell office:value-type="float" office:value="-0.154697" calcext:value-type="float">
            <text:p>-0.154697</text:p>
          </table:table-cell>
          <table:table-cell office:value-type="float" office:value="0.099946" calcext:value-type="float">
            <text:p>0.099946</text:p>
          </table:table-cell>
          <table:table-cell table:number-columns-repeated="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61371" calcext:value-type="float">
            <text:p>-0.761371</text:p>
          </table:table-cell>
          <table:table-cell office:value-type="float" office:value="-4.576837" calcext:value-type="float">
            <text:p>-4.576837</text:p>
          </table:table-cell>
          <table:table-cell office:value-type="float" office:value="-0.788545" calcext:value-type="float">
            <text:p>-0.788545</text:p>
          </table:table-cell>
          <table:table-cell office:value-type="float" office:value="-1.464436" calcext:value-type="float">
            <text:p>-1.464436</text:p>
          </table:table-cell>
          <table:table-cell office:value-type="float" office:value="-0.014605" calcext:value-type="float">
            <text:p>-0.014605</text:p>
          </table:table-cell>
          <table:table-cell office:value-type="float" office:value="-2.238376" calcext:value-type="float">
            <text:p>-2.238376</text:p>
          </table:table-cell>
          <table:table-cell office:value-type="float" office:value="-0.158107" calcext:value-type="float">
            <text:p>-0.158107</text:p>
          </table:table-cell>
          <table:table-cell office:value-type="float" office:value="0.100252" calcext:value-type="float">
            <text:p>0.100252</text:p>
          </table:table-cell>
          <table:table-cell table:number-columns-repeated="2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76013" calcext:value-type="float">
            <text:p>-0.776013</text:p>
          </table:table-cell>
          <table:table-cell office:value-type="float" office:value="-4.569113" calcext:value-type="float">
            <text:p>-4.569113</text:p>
          </table:table-cell>
          <table:table-cell office:value-type="float" office:value="-0.781224" calcext:value-type="float">
            <text:p>-0.781224</text:p>
          </table:table-cell>
          <table:table-cell office:value-type="float" office:value="-1.442095" calcext:value-type="float">
            <text:p>-1.442095</text:p>
          </table:table-cell>
          <table:table-cell office:value-type="float" office:value="0.007332" calcext:value-type="float">
            <text:p>0.007332</text:p>
          </table:table-cell>
          <table:table-cell office:value-type="float" office:value="-2.230651" calcext:value-type="float">
            <text:p>-2.230651</text:p>
          </table:table-cell>
          <table:table-cell office:value-type="float" office:value="-0.156017" calcext:value-type="float">
            <text:p>-0.156017</text:p>
          </table:table-cell>
          <table:table-cell office:value-type="float" office:value="0.099854" calcext:value-type="float">
            <text:p>0.099854</text:p>
          </table:table-cell>
          <table:table-cell table:number-columns-repeated="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3458" calcext:value-type="float">
            <text:p>-0.83458</text:p>
          </table:table-cell>
          <table:table-cell office:value-type="float" office:value="-4.55649" calcext:value-type="float">
            <text:p>-4.55649</text:p>
          </table:table-cell>
          <table:table-cell office:value-type="float" office:value="-0.751941" calcext:value-type="float">
            <text:p>-0.751941</text:p>
          </table:table-cell>
          <table:table-cell office:value-type="float" office:value="-1.436775" calcext:value-type="float">
            <text:p>-1.43677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-2.218028" calcext:value-type="float">
            <text:p>-2.218028</text:p>
          </table:table-cell>
          <table:table-cell office:value-type="float" office:value="-0.150241" calcext:value-type="float">
            <text:p>-0.150241</text:p>
          </table:table-cell>
          <table:table-cell office:value-type="float" office:value="0.099902" calcext:value-type="float">
            <text:p>0.099902</text:p>
          </table:table-cell>
          <table:table-cell table:number-columns-repeated="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90655" calcext:value-type="float">
            <text:p>-0.790655</text:p>
          </table:table-cell>
          <table:table-cell office:value-type="float" office:value="-4.536763" calcext:value-type="float">
            <text:p>-4.536763</text:p>
          </table:table-cell>
          <table:table-cell office:value-type="float" office:value="-0.773903" calcext:value-type="float">
            <text:p>-0.773903</text:p>
          </table:table-cell>
          <table:table-cell office:value-type="float" office:value="-1.446362" calcext:value-type="float">
            <text:p>-1.446362</text:p>
          </table:table-cell>
          <table:table-cell office:value-type="float" office:value="-0.021965" calcext:value-type="float">
            <text:p>-0.021965</text:p>
          </table:table-cell>
          <table:table-cell office:value-type="float" office:value="-2.198301" calcext:value-type="float">
            <text:p>-2.198301</text:p>
          </table:table-cell>
          <table:table-cell office:value-type="float" office:value="-0.154767" calcext:value-type="float">
            <text:p>-0.154767</text:p>
          </table:table-cell>
          <table:table-cell office:value-type="float" office:value="0.099991" calcext:value-type="float">
            <text:p>0.099991</text:p>
          </table:table-cell>
          <table:table-cell table:number-columns-repeated="2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58879" calcext:value-type="float">
            <text:p>-0.658879</text:p>
          </table:table-cell>
          <table:table-cell office:value-type="float" office:value="-4.596744" calcext:value-type="float">
            <text:p>-4.596744</text:p>
          </table:table-cell>
          <table:table-cell office:value-type="float" office:value="-0.839791" calcext:value-type="float">
            <text:p>-0.839791</text:p>
          </table:table-cell>
          <table:table-cell office:value-type="float" office:value="-1.484277" calcext:value-type="float">
            <text:p>-1.484277</text:p>
          </table:table-cell>
          <table:table-cell office:value-type="float" office:value="-0.065786" calcext:value-type="float">
            <text:p>-0.065786</text:p>
          </table:table-cell>
          <table:table-cell office:value-type="float" office:value="-2.258282" calcext:value-type="float">
            <text:p>-2.258282</text:p>
          </table:table-cell>
          <table:table-cell office:value-type="float" office:value="-0.168218" calcext:value-type="float">
            <text:p>-0.168218</text:p>
          </table:table-cell>
          <table:table-cell office:value-type="float" office:value="0.100155" calcext:value-type="float">
            <text:p>0.100155</text:p>
          </table:table-cell>
          <table:table-cell table:number-columns-repeated="2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27103" calcext:value-type="float">
            <text:p>-0.527103</text:p>
          </table:table-cell>
          <table:table-cell office:value-type="float" office:value="-4.724476" calcext:value-type="float">
            <text:p>-4.724476</text:p>
          </table:table-cell>
          <table:table-cell office:value-type="float" office:value="-0.905679" calcext:value-type="float">
            <text:p>-0.905679</text:p>
          </table:table-cell>
          <table:table-cell office:value-type="float" office:value="-1.546196" calcext:value-type="float">
            <text:p>-1.546196</text:p>
          </table:table-cell>
          <table:table-cell office:value-type="float" office:value="-0.065861" calcext:value-type="float">
            <text:p>-0.065861</text:p>
          </table:table-cell>
          <table:table-cell office:value-type="float" office:value="-2.386014" calcext:value-type="float">
            <text:p>-2.386014</text:p>
          </table:table-cell>
          <table:table-cell office:value-type="float" office:value="-0.18121" calcext:value-type="float">
            <text:p>-0.18121</text:p>
          </table:table-cell>
          <table:table-cell office:value-type="float" office:value="0.100041" calcext:value-type="float">
            <text:p>0.100041</text:p>
          </table:table-cell>
          <table:table-cell table:number-columns-repeated="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27103" calcext:value-type="float">
            <text:p>-0.527103</text:p>
          </table:table-cell>
          <table:table-cell office:value-type="float" office:value="-4.849711" calcext:value-type="float">
            <text:p>-4.849711</text:p>
          </table:table-cell>
          <table:table-cell office:value-type="float" office:value="-0.905679" calcext:value-type="float">
            <text:p>-0.905679</text:p>
          </table:table-cell>
          <table:table-cell office:value-type="float" office:value="-1.60557" calcext:value-type="float">
            <text:p>-1.60557</text:p>
          </table:table-cell>
          <table:table-cell office:value-type="float" office:value="0" calcext:value-type="float">
            <text:p>0</text:p>
          </table:table-cell>
          <table:table-cell office:value-type="float" office:value="-2.51125" calcext:value-type="float">
            <text:p>-2.51125</text:p>
          </table:table-cell>
          <table:table-cell office:value-type="float" office:value="-0.180645" calcext:value-type="float">
            <text:p>-0.180645</text:p>
          </table:table-cell>
          <table:table-cell office:value-type="float" office:value="0.099729" calcext:value-type="float">
            <text:p>0.099729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483178" calcext:value-type="float">
            <text:p>-0.483178</text:p>
          </table:table-cell>
          <table:table-cell office:value-type="float" office:value="-4.889194" calcext:value-type="float">
            <text:p>-4.889194</text:p>
          </table:table-cell>
          <table:table-cell office:value-type="float" office:value="-0.927642" calcext:value-type="float">
            <text:p>-0.927642</text:p>
          </table:table-cell>
          <table:table-cell office:value-type="float" office:value="-1.644972" calcext:value-type="float">
            <text:p>-1.644972</text:p>
          </table:table-cell>
          <table:table-cell office:value-type="float" office:value="-0.021881" calcext:value-type="float">
            <text:p>-0.021881</text:p>
          </table:table-cell>
          <table:table-cell office:value-type="float" office:value="-2.550733" calcext:value-type="float">
            <text:p>-2.550733</text:p>
          </table:table-cell>
          <table:table-cell office:value-type="float" office:value="-0.186219" calcext:value-type="float">
            <text:p>-0.186219</text:p>
          </table:table-cell>
          <table:table-cell office:value-type="float" office:value="0.100372" calcext:value-type="float">
            <text:p>0.100372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362309" calcext:value-type="float">
            <text:p>-0.362309</text:p>
          </table:table-cell>
          <table:table-cell office:value-type="float" office:value="-4.953581" calcext:value-type="float">
            <text:p>-4.953581</text:p>
          </table:table-cell>
          <table:table-cell office:value-type="float" office:value="-0.988076" calcext:value-type="float">
            <text:p>-0.988076</text:p>
          </table:table-cell>
          <table:table-cell office:value-type="float" office:value="-1.687538" calcext:value-type="float">
            <text:p>-1.687538</text:p>
          </table:table-cell>
          <table:table-cell office:value-type="float" office:value="-0.060495" calcext:value-type="float">
            <text:p>-0.060495</text:p>
          </table:table-cell>
          <table:table-cell office:value-type="float" office:value="-2.615119" calcext:value-type="float">
            <text:p>-2.615119</text:p>
          </table:table-cell>
          <table:table-cell office:value-type="float" office:value="-0.197418" calcext:value-type="float">
            <text:p>-0.197418</text:p>
          </table:table-cell>
          <table:table-cell office:value-type="float" office:value="0.0999" calcext:value-type="float">
            <text:p>0.0999</text:p>
          </table:table-cell>
          <table:table-cell table:number-columns-repeated="2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06565" calcext:value-type="float">
            <text:p>-0.606565</text:p>
          </table:table-cell>
          <table:table-cell office:value-type="float" office:value="-5.032424" calcext:value-type="float">
            <text:p>-5.032424</text:p>
          </table:table-cell>
          <table:table-cell office:value-type="float" office:value="-0.865948" calcext:value-type="float">
            <text:p>-0.865948</text:p>
          </table:table-cell>
          <table:table-cell office:value-type="float" office:value="-1.705537" calcext:value-type="float">
            <text:p>-1.705537</text:p>
          </table:table-cell>
          <table:table-cell office:value-type="float" office:value="0.122477" calcext:value-type="float">
            <text:p>0.122477</text:p>
          </table:table-cell>
          <table:table-cell office:value-type="float" office:value="-2.693962" calcext:value-type="float">
            <text:p>-2.693962</text:p>
          </table:table-cell>
          <table:table-cell office:value-type="float" office:value="-0.172696" calcext:value-type="float">
            <text:p>-0.172696</text:p>
          </table:table-cell>
          <table:table-cell office:value-type="float" office:value="0.099715" calcext:value-type="float">
            <text:p>0.099715</text:p>
          </table:table-cell>
          <table:table-cell table:number-columns-repeated="2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112773" calcext:value-type="float">
            <text:p>-1.112773</text:p>
          </table:table-cell>
          <table:table-cell office:value-type="float" office:value="-4.874208" calcext:value-type="float">
            <text:p>-4.874208</text:p>
          </table:table-cell>
          <table:table-cell office:value-type="float" office:value="-0.612844" calcext:value-type="float">
            <text:p>-0.612844</text:p>
          </table:table-cell>
          <table:table-cell office:value-type="float" office:value="-1.670188" calcext:value-type="float">
            <text:p>-1.670188</text:p>
          </table:table-cell>
          <table:table-cell office:value-type="float" office:value="0.252715" calcext:value-type="float">
            <text:p>0.252715</text:p>
          </table:table-cell>
          <table:table-cell office:value-type="float" office:value="-2.535747" calcext:value-type="float">
            <text:p>-2.535747</text:p>
          </table:table-cell>
          <table:table-cell office:value-type="float" office:value="-0.122758" calcext:value-type="float">
            <text:p>-0.122758</text:p>
          </table:table-cell>
          <table:table-cell office:value-type="float" office:value="0.100154" calcext:value-type="float">
            <text:p>0.100154</text:p>
          </table:table-cell>
          <table:table-cell table:number-columns-repeated="2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347788" calcext:value-type="float">
            <text:p>-1.347788</text:p>
          </table:table-cell>
          <table:table-cell office:value-type="float" office:value="-4.564526" calcext:value-type="float">
            <text:p>-4.564526</text:p>
          </table:table-cell>
          <table:table-cell office:value-type="float" office:value="-0.495337" calcext:value-type="float">
            <text:p>-0.495337</text:p>
          </table:table-cell>
          <table:table-cell office:value-type="float" office:value="-1.613335" calcext:value-type="float">
            <text:p>-1.613335</text:p>
          </table:table-cell>
          <table:table-cell office:value-type="float" office:value="0.117392" calcext:value-type="float">
            <text:p>0.117392</text:p>
          </table:table-cell>
          <table:table-cell office:value-type="float" office:value="-2.226065" calcext:value-type="float">
            <text:p>-2.226065</text:p>
          </table:table-cell>
          <table:table-cell office:value-type="float" office:value="-0.099165" calcext:value-type="float">
            <text:p>-0.099165</text:p>
          </table:table-cell>
          <table:table-cell office:value-type="float" office:value="0.100098" calcext:value-type="float">
            <text:p>0.100098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361683" calcext:value-type="float">
            <text:p>-1.361683</text:p>
          </table:table-cell>
          <table:table-cell office:value-type="float" office:value="-4.394496" calcext:value-type="float">
            <text:p>-4.394496</text:p>
          </table:table-cell>
          <table:table-cell office:value-type="float" office:value="-0.488389" calcext:value-type="float">
            <text:p>-0.488389</text:p>
          </table:table-cell>
          <table:table-cell office:value-type="float" office:value="-1.560692" calcext:value-type="float">
            <text:p>-1.560692</text:p>
          </table:table-cell>
          <table:table-cell office:value-type="float" office:value="0.006953" calcext:value-type="float">
            <text:p>0.006953</text:p>
          </table:table-cell>
          <table:table-cell office:value-type="float" office:value="-2.056035" calcext:value-type="float">
            <text:p>-2.056035</text:p>
          </table:table-cell>
          <table:table-cell office:value-type="float" office:value="-0.097598" calcext:value-type="float">
            <text:p>-0.097598</text:p>
          </table:table-cell>
          <table:table-cell office:value-type="float" office:value="0.099918" calcext:value-type="float">
            <text:p>0.099918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493459" calcext:value-type="float">
            <text:p>-1.493459</text:p>
          </table:table-cell>
          <table:table-cell office:value-type="float" office:value="-4.317262" calcext:value-type="float">
            <text:p>-4.317262</text:p>
          </table:table-cell>
          <table:table-cell office:value-type="float" office:value="-0.422501" calcext:value-type="float">
            <text:p>-0.422501</text:p>
          </table:table-cell>
          <table:table-cell office:value-type="float" office:value="-1.490357" calcext:value-type="float">
            <text:p>-1.490357</text:p>
          </table:table-cell>
          <table:table-cell office:value-type="float" office:value="0.065942" calcext:value-type="float">
            <text:p>0.065942</text:p>
          </table:table-cell>
          <table:table-cell office:value-type="float" office:value="-1.9788" calcext:value-type="float">
            <text:p>-1.9788</text:p>
          </table:table-cell>
          <table:table-cell office:value-type="float" office:value="-0.084431" calcext:value-type="float">
            <text:p>-0.084431</text:p>
          </table:table-cell>
          <table:table-cell office:value-type="float" office:value="0.099918" calcext:value-type="float">
            <text:p>0.099918</text:p>
          </table:table-cell>
          <table:table-cell table:number-columns-repeated="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227924" calcext:value-type="float">
            <text:p>-1.227924</text:p>
          </table:table-cell>
          <table:table-cell office:value-type="float" office:value="-4.194432" calcext:value-type="float">
            <text:p>-4.194432</text:p>
          </table:table-cell>
          <table:table-cell office:value-type="float" office:value="-0.555269" calcext:value-type="float">
            <text:p>-0.555269</text:p>
          </table:table-cell>
          <table:table-cell office:value-type="float" office:value="-1.433318" calcext:value-type="float">
            <text:p>-1.433318</text:p>
          </table:table-cell>
          <table:table-cell office:value-type="float" office:value="-0.132616" calcext:value-type="float">
            <text:p>-0.132616</text:p>
          </table:table-cell>
          <table:table-cell office:value-type="float" office:value="-1.855971" calcext:value-type="float">
            <text:p>-1.855971</text:p>
          </table:table-cell>
          <table:table-cell office:value-type="float" office:value="-0.11118" calcext:value-type="float">
            <text:p>-0.11118</text:p>
          </table:table-cell>
          <table:table-cell office:value-type="float" office:value="0.100114" calcext:value-type="float">
            <text:p>0.100114</text:p>
          </table:table-cell>
          <table:table-cell table:number-columns-repeated="2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99972" calcext:value-type="float">
            <text:p>-0.999972</text:p>
          </table:table-cell>
          <table:table-cell office:value-type="float" office:value="-4.279576" calcext:value-type="float">
            <text:p>-4.279576</text:p>
          </table:table-cell>
          <table:table-cell office:value-type="float" office:value="-0.669245" calcext:value-type="float">
            <text:p>-0.669245</text:p>
          </table:table-cell>
          <table:table-cell office:value-type="float" office:value="-1.385897" calcext:value-type="float">
            <text:p>-1.385897</text:p>
          </table:table-cell>
          <table:table-cell office:value-type="float" office:value="-0.114027" calcext:value-type="float">
            <text:p>-0.114027</text:p>
          </table:table-cell>
          <table:table-cell office:value-type="float" office:value="-1.941114" calcext:value-type="float">
            <text:p>-1.941114</text:p>
          </table:table-cell>
          <table:table-cell office:value-type="float" office:value="-0.133789" calcext:value-type="float">
            <text:p>-0.133789</text:p>
          </table:table-cell>
          <table:table-cell office:value-type="float" office:value="0.099955" calcext:value-type="float">
            <text:p>0.099955</text:p>
          </table:table-cell>
          <table:table-cell table:number-columns-repeated="2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112773" calcext:value-type="float">
            <text:p>-1.112773</text:p>
          </table:table-cell>
          <table:table-cell office:value-type="float" office:value="-4.335533" calcext:value-type="float">
            <text:p>-4.335533</text:p>
          </table:table-cell>
          <table:table-cell office:value-type="float" office:value="-0.612844" calcext:value-type="float">
            <text:p>-0.612844</text:p>
          </table:table-cell>
          <table:table-cell office:value-type="float" office:value="-1.327831" calcext:value-type="float">
            <text:p>-1.327831</text:p>
          </table:table-cell>
          <table:table-cell office:value-type="float" office:value="0.056396" calcext:value-type="float">
            <text:p>0.056396</text:p>
          </table:table-cell>
          <table:table-cell office:value-type="float" office:value="-1.997071" calcext:value-type="float">
            <text:p>-1.997071</text:p>
          </table:table-cell>
          <table:table-cell office:value-type="float" office:value="-0.122579" calcext:value-type="float">
            <text:p>-0.122579</text:p>
          </table:table-cell>
          <table:table-cell office:value-type="float" office:value="0.100008" calcext:value-type="float">
            <text:p>0.100008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10957" calcext:value-type="float">
            <text:p>-1.10957</text:p>
          </table:table-cell>
          <table:table-cell office:value-type="float" office:value="-4.21563" calcext:value-type="float">
            <text:p>-4.21563</text:p>
          </table:table-cell>
          <table:table-cell office:value-type="float" office:value="-0.614446" calcext:value-type="float">
            <text:p>-0.614446</text:p>
          </table:table-cell>
          <table:table-cell office:value-type="float" office:value="-1.264327" calcext:value-type="float">
            <text:p>-1.264327</text:p>
          </table:table-cell>
          <table:table-cell office:value-type="float" office:value="-0.001604" calcext:value-type="float">
            <text:p>-0.001604</text:p>
          </table:table-cell>
          <table:table-cell office:value-type="float" office:value="-1.877169" calcext:value-type="float">
            <text:p>-1.877169</text:p>
          </table:table-cell>
          <table:table-cell office:value-type="float" office:value="-0.122715" calcext:value-type="float">
            <text:p>-0.122715</text:p>
          </table:table-cell>
          <table:table-cell office:value-type="float" office:value="0.099858" calcext:value-type="float">
            <text:p>0.099858</text:p>
          </table:table-cell>
          <table:table-cell table:number-columns-repeated="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10281" calcext:value-type="float">
            <text:p>-1.010281</text:p>
          </table:table-cell>
          <table:table-cell office:value-type="float" office:value="-4.152862" calcext:value-type="float">
            <text:p>-4.152862</text:p>
          </table:table-cell>
          <table:table-cell office:value-type="float" office:value="-0.66409" calcext:value-type="float">
            <text:p>-0.66409</text:p>
          </table:table-cell>
          <table:table-cell office:value-type="float" office:value="-1.199893" calcext:value-type="float">
            <text:p>-1.199893</text:p>
          </table:table-cell>
          <table:table-cell office:value-type="float" office:value="-0.049583" calcext:value-type="float">
            <text:p>-0.049583</text:p>
          </table:table-cell>
          <table:table-cell office:value-type="float" office:value="-1.814401" calcext:value-type="float">
            <text:p>-1.814401</text:p>
          </table:table-cell>
          <table:table-cell office:value-type="float" office:value="-0.132984" calcext:value-type="float">
            <text:p>-0.132984</text:p>
          </table:table-cell>
          <table:table-cell office:value-type="float" office:value="0.100125" calcext:value-type="float">
            <text:p>0.100125</text:p>
          </table:table-cell>
          <table:table-cell table:number-columns-repeated="2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17388" calcext:value-type="float">
            <text:p>-1.17388</text:p>
          </table:table-cell>
          <table:table-cell office:value-type="float" office:value="-4.146179" calcext:value-type="float">
            <text:p>-4.146179</text:p>
          </table:table-cell>
          <table:table-cell office:value-type="float" office:value="-0.582291" calcext:value-type="float">
            <text:p>-0.582291</text:p>
          </table:table-cell>
          <table:table-cell office:value-type="float" office:value="-1.143562" calcext:value-type="float">
            <text:p>-1.143562</text:p>
          </table:table-cell>
          <table:table-cell office:value-type="float" office:value="0.081865" calcext:value-type="float">
            <text:p>0.081865</text:p>
          </table:table-cell>
          <table:table-cell office:value-type="float" office:value="-1.807718" calcext:value-type="float">
            <text:p>-1.807718</text:p>
          </table:table-cell>
          <table:table-cell office:value-type="float" office:value="-0.116365" calcext:value-type="float">
            <text:p>-0.116365</text:p>
          </table:table-cell>
          <table:table-cell office:value-type="float" office:value="0.09992" calcext:value-type="float">
            <text:p>0.09992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24923" calcext:value-type="float">
            <text:p>-1.024923</text:p>
          </table:table-cell>
          <table:table-cell office:value-type="float" office:value="-4.073382" calcext:value-type="float">
            <text:p>-4.073382</text:p>
          </table:table-cell>
          <table:table-cell office:value-type="float" office:value="-0.656769" calcext:value-type="float">
            <text:p>-0.656769</text:p>
          </table:table-cell>
          <table:table-cell office:value-type="float" office:value="-1.152459" calcext:value-type="float">
            <text:p>-1.152459</text:p>
          </table:table-cell>
          <table:table-cell office:value-type="float" office:value="-0.074309" calcext:value-type="float">
            <text:p>-0.074309</text:p>
          </table:table-cell>
          <table:table-cell office:value-type="float" office:value="-1.73492" calcext:value-type="float">
            <text:p>-1.73492</text:p>
          </table:table-cell>
          <table:table-cell office:value-type="float" office:value="-0.131655" calcext:value-type="float">
            <text:p>-0.131655</text:p>
          </table:table-cell>
          <table:table-cell office:value-type="float" office:value="0.100229" calcext:value-type="float">
            <text:p>0.100229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95639" calcext:value-type="float">
            <text:p>-0.995639</text:p>
          </table:table-cell>
          <table:table-cell office:value-type="float" office:value="-4.182519" calcext:value-type="float">
            <text:p>-4.182519</text:p>
          </table:table-cell>
          <table:table-cell office:value-type="float" office:value="-0.671411" calcext:value-type="float">
            <text:p>-0.671411</text:p>
          </table:table-cell>
          <table:table-cell office:value-type="float" office:value="-1.187317" calcext:value-type="float">
            <text:p>-1.187317</text:p>
          </table:table-cell>
          <table:table-cell office:value-type="float" office:value="-0.01467" calcext:value-type="float">
            <text:p>-0.01467</text:p>
          </table:table-cell>
          <table:table-cell office:value-type="float" office:value="-1.844058" calcext:value-type="float">
            <text:p>-1.844058</text:p>
          </table:table-cell>
          <table:table-cell office:value-type="float" office:value="-0.134022" calcext:value-type="float">
            <text:p>-0.134022</text:p>
          </table:table-cell>
          <table:table-cell office:value-type="float" office:value="0.099806" calcext:value-type="float">
            <text:p>0.099806</text:p>
          </table:table-cell>
          <table:table-cell table:number-columns-repeated="2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54206" calcext:value-type="float">
            <text:p>-1.054206</text:p>
          </table:table-cell>
          <table:table-cell office:value-type="float" office:value="-4.227931" calcext:value-type="float">
            <text:p>-4.227931</text:p>
          </table:table-cell>
          <table:table-cell office:value-type="float" office:value="-0.642128" calcext:value-type="float">
            <text:p>-0.642128</text:p>
          </table:table-cell>
          <table:table-cell office:value-type="float" office:value="-1.218033" calcext:value-type="float">
            <text:p>-1.218033</text:p>
          </table:table-cell>
          <table:table-cell office:value-type="float" office:value="0.029309" calcext:value-type="float">
            <text:p>0.029309</text:p>
          </table:table-cell>
          <table:table-cell office:value-type="float" office:value="-1.889469" calcext:value-type="float">
            <text:p>-1.889469</text:p>
          </table:table-cell>
          <table:table-cell office:value-type="float" office:value="-0.128314" calcext:value-type="float">
            <text:p>-0.128314</text:p>
          </table:table-cell>
          <table:table-cell office:value-type="float" office:value="0.099913" calcext:value-type="float">
            <text:p>0.099913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51714" calcext:value-type="float">
            <text:p>-0.951714</text:p>
          </table:table-cell>
          <table:table-cell office:value-type="float" office:value="-4.253057" calcext:value-type="float">
            <text:p>-4.253057</text:p>
          </table:table-cell>
          <table:table-cell office:value-type="float" office:value="-0.693374" calcext:value-type="float">
            <text:p>-0.693374</text:p>
          </table:table-cell>
          <table:table-cell office:value-type="float" office:value="-1.272416" calcext:value-type="float">
            <text:p>-1.272416</text:p>
          </table:table-cell>
          <table:table-cell office:value-type="float" office:value="-0.051194" calcext:value-type="float">
            <text:p>-0.051194</text:p>
          </table:table-cell>
          <table:table-cell office:value-type="float" office:value="-1.914596" calcext:value-type="float">
            <text:p>-1.914596</text:p>
          </table:table-cell>
          <table:table-cell office:value-type="float" office:value="-0.138815" calcext:value-type="float">
            <text:p>-0.138815</text:p>
          </table:table-cell>
          <table:table-cell office:value-type="float" office:value="0.100101" calcext:value-type="float">
            <text:p>0.100101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66356" calcext:value-type="float">
            <text:p>-0.966356</text:p>
          </table:table-cell>
          <table:table-cell office:value-type="float" office:value="-4.330294" calcext:value-type="float">
            <text:p>-4.330294</text:p>
          </table:table-cell>
          <table:table-cell office:value-type="float" office:value="-0.686053" calcext:value-type="float">
            <text:p>-0.686053</text:p>
          </table:table-cell>
          <table:table-cell office:value-type="float" office:value="-1.298459" calcext:value-type="float">
            <text:p>-1.298459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-1.991833" calcext:value-type="float">
            <text:p>-1.991833</text:p>
          </table:table-cell>
          <table:table-cell office:value-type="float" office:value="-0.137223" calcext:value-type="float">
            <text:p>-0.137223</text:p>
          </table:table-cell>
          <table:table-cell office:value-type="float" office:value="0.100009" calcext:value-type="float">
            <text:p>0.100009</text:p>
          </table:table-cell>
          <table:table-cell table:number-columns-repeated="2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98131" calcext:value-type="float">
            <text:p>-1.098131</text:p>
          </table:table-cell>
          <table:table-cell office:value-type="float" office:value="-4.313194" calcext:value-type="float">
            <text:p>-4.313194</text:p>
          </table:table-cell>
          <table:table-cell office:value-type="float" office:value="-0.620165" calcext:value-type="float">
            <text:p>-0.620165</text:p>
          </table:table-cell>
          <table:table-cell office:value-type="float" office:value="-1.288653" calcext:value-type="float">
            <text:p>-1.288653</text:p>
          </table:table-cell>
          <table:table-cell office:value-type="float" office:value="0.065915" calcext:value-type="float">
            <text:p>0.065915</text:p>
          </table:table-cell>
          <table:table-cell office:value-type="float" office:value="-1.974733" calcext:value-type="float">
            <text:p>-1.974733</text:p>
          </table:table-cell>
          <table:table-cell office:value-type="float" office:value="-0.123982" calcext:value-type="float">
            <text:p>-0.123982</text:p>
          </table:table-cell>
          <table:table-cell office:value-type="float" office:value="0.099959" calcext:value-type="float">
            <text:p>0.099959</text:p>
          </table:table-cell>
          <table:table-cell table:number-columns-repeated="2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24923" calcext:value-type="float">
            <text:p>-1.024923</text:p>
          </table:table-cell>
          <table:table-cell office:value-type="float" office:value="-4.256739" calcext:value-type="float">
            <text:p>-4.256739</text:p>
          </table:table-cell>
          <table:table-cell office:value-type="float" office:value="-0.656769" calcext:value-type="float">
            <text:p>-0.656769</text:p>
          </table:table-cell>
          <table:table-cell office:value-type="float" office:value="-1.297964" calcext:value-type="float">
            <text:p>-1.297964</text:p>
          </table:table-cell>
          <table:table-cell office:value-type="float" office:value="-0.036456" calcext:value-type="float">
            <text:p>-0.036456</text:p>
          </table:table-cell>
          <table:table-cell office:value-type="float" office:value="-1.918278" calcext:value-type="float">
            <text:p>-1.918278</text:p>
          </table:table-cell>
          <table:table-cell office:value-type="float" office:value="-0.13189" calcext:value-type="float">
            <text:p>-0.13189</text:p>
          </table:table-cell>
          <table:table-cell office:value-type="float" office:value="0.100408" calcext:value-type="float">
            <text:p>0.100408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76013" calcext:value-type="float">
            <text:p>-0.776013</text:p>
          </table:table-cell>
          <table:table-cell office:value-type="float" office:value="-4.325637" calcext:value-type="float">
            <text:p>-4.325637</text:p>
          </table:table-cell>
          <table:table-cell office:value-type="float" office:value="-0.781224" calcext:value-type="float">
            <text:p>-0.781224</text:p>
          </table:table-cell>
          <table:table-cell office:value-type="float" office:value="-1.330889" calcext:value-type="float">
            <text:p>-1.330889</text:p>
          </table:table-cell>
          <table:table-cell office:value-type="float" office:value="-0.124939" calcext:value-type="float">
            <text:p>-0.124939</text:p>
          </table:table-cell>
          <table:table-cell office:value-type="float" office:value="-1.987175" calcext:value-type="float">
            <text:p>-1.987175</text:p>
          </table:table-cell>
          <table:table-cell office:value-type="float" office:value="-0.15564" calcext:value-type="float">
            <text:p>-0.15564</text:p>
          </table:table-cell>
          <table:table-cell office:value-type="float" office:value="0.099613" calcext:value-type="float">
            <text:p>0.099613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98891" calcext:value-type="float">
            <text:p>-0.798891</text:p>
          </table:table-cell>
          <table:table-cell office:value-type="float" office:value="-4.471695" calcext:value-type="float">
            <text:p>-4.471695</text:p>
          </table:table-cell>
          <table:table-cell office:value-type="float" office:value="-0.769785" calcext:value-type="float">
            <text:p>-0.769785</text:p>
          </table:table-cell>
          <table:table-cell office:value-type="float" office:value="-1.352021" calcext:value-type="float">
            <text:p>-1.352021</text:p>
          </table:table-cell>
          <table:table-cell office:value-type="float" office:value="0.011427" calcext:value-type="float">
            <text:p>0.011427</text:p>
          </table:table-cell>
          <table:table-cell office:value-type="float" office:value="-2.133234" calcext:value-type="float">
            <text:p>-2.133234</text:p>
          </table:table-cell>
          <table:table-cell office:value-type="float" office:value="-0.154116" calcext:value-type="float">
            <text:p>-0.154116</text:p>
          </table:table-cell>
          <table:table-cell office:value-type="float" office:value="0.100103" calcext:value-type="float">
            <text:p>0.100103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51714" calcext:value-type="float">
            <text:p>-0.951714</text:p>
          </table:table-cell>
          <table:table-cell office:value-type="float" office:value="-4.482403" calcext:value-type="float">
            <text:p>-4.482403</text:p>
          </table:table-cell>
          <table:table-cell office:value-type="float" office:value="-0.693374" calcext:value-type="float">
            <text:p>-0.693374</text:p>
          </table:table-cell>
          <table:table-cell office:value-type="float" office:value="-1.37394" calcext:value-type="float">
            <text:p>-1.37394</text:p>
          </table:table-cell>
          <table:table-cell office:value-type="float" office:value="0.076628" calcext:value-type="float">
            <text:p>0.076628</text:p>
          </table:table-cell>
          <table:table-cell office:value-type="float" office:value="-2.143941" calcext:value-type="float">
            <text:p>-2.143941</text:p>
          </table:table-cell>
          <table:table-cell office:value-type="float" office:value="-0.138284" calcext:value-type="float">
            <text:p>-0.138284</text:p>
          </table:table-cell>
          <table:table-cell office:value-type="float" office:value="0.099718" calcext:value-type="float">
            <text:p>0.099718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42002" calcext:value-type="float">
            <text:p>-0.942002</text:p>
          </table:table-cell>
          <table:table-cell office:value-type="float" office:value="-4.414135" calcext:value-type="float">
            <text:p>-4.414135</text:p>
          </table:table-cell>
          <table:table-cell office:value-type="float" office:value="-0.69823" calcext:value-type="float">
            <text:p>-0.69823</text:p>
          </table:table-cell>
          <table:table-cell office:value-type="float" office:value="-1.382287" calcext:value-type="float">
            <text:p>-1.382287</text:p>
          </table:table-cell>
          <table:table-cell office:value-type="float" office:value="-0.004843" calcext:value-type="float">
            <text:p>-0.004843</text:p>
          </table:table-cell>
          <table:table-cell office:value-type="float" office:value="-2.075673" calcext:value-type="float">
            <text:p>-2.075673</text:p>
          </table:table-cell>
          <table:table-cell office:value-type="float" office:value="-0.140002" calcext:value-type="float">
            <text:p>-0.140002</text:p>
          </table:table-cell>
          <table:table-cell office:value-type="float" office:value="0.100255" calcext:value-type="float">
            <text:p>0.100255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39713" calcext:value-type="float">
            <text:p>-0.739713</text:p>
          </table:table-cell>
          <table:table-cell office:value-type="float" office:value="-4.444319" calcext:value-type="float">
            <text:p>-4.444319</text:p>
          </table:table-cell>
          <table:table-cell office:value-type="float" office:value="-0.799374" calcext:value-type="float">
            <text:p>-0.799374</text:p>
          </table:table-cell>
          <table:table-cell office:value-type="float" office:value="-1.407827" calcext:value-type="float">
            <text:p>-1.407827</text:p>
          </table:table-cell>
          <table:table-cell office:value-type="float" office:value="-0.101343" calcext:value-type="float">
            <text:p>-0.101343</text:p>
          </table:table-cell>
          <table:table-cell office:value-type="float" office:value="-2.105857" calcext:value-type="float">
            <text:p>-2.105857</text:p>
          </table:table-cell>
          <table:table-cell office:value-type="float" office:value="-0.159561" calcext:value-type="float">
            <text:p>-0.159561</text:p>
          </table:table-cell>
          <table:table-cell office:value-type="float" office:value="0.099804" calcext:value-type="float">
            <text:p>0.099804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37072" calcext:value-type="float">
            <text:p>-0.937072</text:p>
          </table:table-cell>
          <table:table-cell office:value-type="float" office:value="-4.557607" calcext:value-type="float">
            <text:p>-4.557607</text:p>
          </table:table-cell>
          <table:table-cell office:value-type="float" office:value="-0.700695" calcext:value-type="float">
            <text:p>-0.700695</text:p>
          </table:table-cell>
          <table:table-cell office:value-type="float" office:value="-1.420053" calcext:value-type="float">
            <text:p>-1.420053</text:p>
          </table:table-cell>
          <table:table-cell office:value-type="float" office:value="0.098398" calcext:value-type="float">
            <text:p>0.098398</text:p>
          </table:table-cell>
          <table:table-cell office:value-type="float" office:value="-2.219145" calcext:value-type="float">
            <text:p>-2.219145</text:p>
          </table:table-cell>
          <table:table-cell office:value-type="float" office:value="-0.14054" calcext:value-type="float">
            <text:p>-0.14054</text:p>
          </table:table-cell>
          <table:table-cell office:value-type="float" office:value="0.100286" calcext:value-type="float">
            <text:p>0.100286</text:p>
          </table:table-cell>
          <table:table-cell table:number-columns-repeated="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17388" calcext:value-type="float">
            <text:p>-1.17388</text:p>
          </table:table-cell>
          <table:table-cell office:value-type="float" office:value="-4.436853" calcext:value-type="float">
            <text:p>-4.436853</text:p>
          </table:table-cell>
          <table:table-cell office:value-type="float" office:value="-0.582291" calcext:value-type="float">
            <text:p>-0.582291</text:p>
          </table:table-cell>
          <table:table-cell office:value-type="float" office:value="-1.397627" calcext:value-type="float">
            <text:p>-1.397627</text:p>
          </table:table-cell>
          <table:table-cell office:value-type="float" office:value="0.118474" calcext:value-type="float">
            <text:p>0.118474</text:p>
          </table:table-cell>
          <table:table-cell office:value-type="float" office:value="-2.098392" calcext:value-type="float">
            <text:p>-2.098392</text:p>
          </table:table-cell>
          <table:table-cell office:value-type="float" office:value="-0.116389" calcext:value-type="float">
            <text:p>-0.116389</text:p>
          </table:table-cell>
          <table:table-cell office:value-type="float" office:value="0.099941" calcext:value-type="float">
            <text:p>0.099941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156698" calcext:value-type="float">
            <text:p>-1.156698</text:p>
          </table:table-cell>
          <table:table-cell office:value-type="float" office:value="-4.299211" calcext:value-type="float">
            <text:p>-4.299211</text:p>
          </table:table-cell>
          <table:table-cell office:value-type="float" office:value="-0.590882" calcext:value-type="float">
            <text:p>-0.590882</text:p>
          </table:table-cell>
          <table:table-cell office:value-type="float" office:value="-1.378467" calcext:value-type="float">
            <text:p>-1.378467</text:p>
          </table:table-cell>
          <table:table-cell office:value-type="float" office:value="-0.008599" calcext:value-type="float">
            <text:p>-0.008599</text:p>
          </table:table-cell>
          <table:table-cell office:value-type="float" office:value="-1.960749" calcext:value-type="float">
            <text:p>-1.960749</text:p>
          </table:table-cell>
          <table:table-cell office:value-type="float" office:value="-0.118063" calcext:value-type="float">
            <text:p>-0.118063</text:p>
          </table:table-cell>
          <table:table-cell office:value-type="float" office:value="0.099904" calcext:value-type="float">
            <text:p>0.099904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317758" calcext:value-type="float">
            <text:p>-1.317758</text:p>
          </table:table-cell>
          <table:table-cell office:value-type="float" office:value="-4.285906" calcext:value-type="float">
            <text:p>-4.285906</text:p>
          </table:table-cell>
          <table:table-cell office:value-type="float" office:value="-0.510352" calcext:value-type="float">
            <text:p>-0.510352</text:p>
          </table:table-cell>
          <table:table-cell office:value-type="float" office:value="-1.356593" calcext:value-type="float">
            <text:p>-1.356593</text:p>
          </table:table-cell>
          <table:table-cell office:value-type="float" office:value="0.0805" calcext:value-type="float">
            <text:p>0.0805</text:p>
          </table:table-cell>
          <table:table-cell office:value-type="float" office:value="-1.947445" calcext:value-type="float">
            <text:p>-1.947445</text:p>
          </table:table-cell>
          <table:table-cell office:value-type="float" office:value="-0.102108" calcext:value-type="float">
            <text:p>-0.102108</text:p>
          </table:table-cell>
          <table:table-cell office:value-type="float" office:value="0.100037" calcext:value-type="float">
            <text:p>0.100037</text:p>
          </table:table-cell>
          <table:table-cell table:number-columns-repeated="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79982" calcext:value-type="float">
            <text:p>-1.079982</text:p>
          </table:table-cell>
          <table:table-cell office:value-type="float" office:value="-4.199093" calcext:value-type="float">
            <text:p>-4.199093</text:p>
          </table:table-cell>
          <table:table-cell office:value-type="float" office:value="-0.62924" calcext:value-type="float">
            <text:p>-0.62924</text:p>
          </table:table-cell>
          <table:table-cell office:value-type="float" office:value="-1.350411" calcext:value-type="float">
            <text:p>-1.350411</text:p>
          </table:table-cell>
          <table:table-cell office:value-type="float" office:value="-0.11902" calcext:value-type="float">
            <text:p>-0.11902</text:p>
          </table:table-cell>
          <table:table-cell office:value-type="float" office:value="-1.860631" calcext:value-type="float">
            <text:p>-1.860631</text:p>
          </table:table-cell>
          <table:table-cell office:value-type="float" office:value="-0.125708" calcext:value-type="float">
            <text:p>-0.125708</text:p>
          </table:table-cell>
          <table:table-cell office:value-type="float" office:value="0.099889" calcext:value-type="float">
            <text:p>0.099889</text:p>
          </table:table-cell>
          <table:table-cell table:number-columns-repeated="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39564" calcext:value-type="float">
            <text:p>-1.039564</text:p>
          </table:table-cell>
          <table:table-cell office:value-type="float" office:value="-4.292958" calcext:value-type="float">
            <text:p>-4.292958</text:p>
          </table:table-cell>
          <table:table-cell office:value-type="float" office:value="-0.649449" calcext:value-type="float">
            <text:p>-0.649449</text:p>
          </table:table-cell>
          <table:table-cell office:value-type="float" office:value="-1.325177" calcext:value-type="float">
            <text:p>-1.325177</text:p>
          </table:table-cell>
          <table:table-cell office:value-type="float" office:value="-0.020129" calcext:value-type="float">
            <text:p>-0.020129</text:p>
          </table:table-cell>
          <table:table-cell office:value-type="float" office:value="-1.954497" calcext:value-type="float">
            <text:p>-1.954497</text:p>
          </table:table-cell>
          <table:table-cell office:value-type="float" office:value="-0.130406" calcext:value-type="float">
            <text:p>-0.130406</text:p>
          </table:table-cell>
          <table:table-cell office:value-type="float" office:value="0.100397" calcext:value-type="float">
            <text:p>0.100397</text:p>
          </table:table-cell>
          <table:table-cell table:number-columns-repeated="2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51714" calcext:value-type="float">
            <text:p>-0.951714</text:p>
          </table:table-cell>
          <table:table-cell office:value-type="float" office:value="-4.297107" calcext:value-type="float">
            <text:p>-4.297107</text:p>
          </table:table-cell>
          <table:table-cell office:value-type="float" office:value="-0.693374" calcext:value-type="float">
            <text:p>-0.693374</text:p>
          </table:table-cell>
          <table:table-cell office:value-type="float" office:value="-1.309327" calcext:value-type="float">
            <text:p>-1.309327</text:p>
          </table:table-cell>
          <table:table-cell office:value-type="float" office:value="-0.044055" calcext:value-type="float">
            <text:p>-0.044055</text:p>
          </table:table-cell>
          <table:table-cell office:value-type="float" office:value="-1.958645" calcext:value-type="float">
            <text:p>-1.958645</text:p>
          </table:table-cell>
          <table:table-cell office:value-type="float" office:value="-0.138266" calcext:value-type="float">
            <text:p>-0.138266</text:p>
          </table:table-cell>
          <table:table-cell office:value-type="float" office:value="0.099705" calcext:value-type="float">
            <text:p>0.099705</text:p>
          </table:table-cell>
          <table:table-cell table:number-columns-repeated="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8114" calcext:value-type="float">
            <text:p>-0.68114</text:p>
          </table:table-cell>
          <table:table-cell office:value-type="float" office:value="-4.36811" calcext:value-type="float">
            <text:p>-4.36811</text:p>
          </table:table-cell>
          <table:table-cell office:value-type="float" office:value="-0.828661" calcext:value-type="float">
            <text:p>-0.828661</text:p>
          </table:table-cell>
          <table:table-cell office:value-type="float" office:value="-1.3365" calcext:value-type="float">
            <text:p>-1.3365</text:p>
          </table:table-cell>
          <table:table-cell office:value-type="float" office:value="-0.135512" calcext:value-type="float">
            <text:p>-0.135512</text:p>
          </table:table-cell>
          <table:table-cell office:value-type="float" office:value="-2.029649" calcext:value-type="float">
            <text:p>-2.029649</text:p>
          </table:table-cell>
          <table:table-cell office:value-type="float" office:value="-0.165457" calcext:value-type="float">
            <text:p>-0.165457</text:p>
          </table:table-cell>
          <table:table-cell office:value-type="float" office:value="0.099834" calcext:value-type="float">
            <text:p>0.099834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06565" calcext:value-type="float">
            <text:p>-0.606565</text:p>
          </table:table-cell>
          <table:table-cell office:value-type="float" office:value="-4.537043" calcext:value-type="float">
            <text:p>-4.537043</text:p>
          </table:table-cell>
          <table:table-cell office:value-type="float" office:value="-0.865948" calcext:value-type="float">
            <text:p>-0.865948</text:p>
          </table:table-cell>
          <table:table-cell office:value-type="float" office:value="-1.36988" calcext:value-type="float">
            <text:p>-1.36988</text:p>
          </table:table-cell>
          <table:table-cell office:value-type="float" office:value="-0.037246" calcext:value-type="float">
            <text:p>-0.037246</text:p>
          </table:table-cell>
          <table:table-cell office:value-type="float" office:value="-2.198582" calcext:value-type="float">
            <text:p>-2.198582</text:p>
          </table:table-cell>
          <table:table-cell office:value-type="float" office:value="-0.173382" calcext:value-type="float">
            <text:p>-0.173382</text:p>
          </table:table-cell>
          <table:table-cell office:value-type="float" office:value="0.100111" calcext:value-type="float">
            <text:p>0.100111</text:p>
          </table:table-cell>
          <table:table-cell table:number-columns-repeated="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46729" calcext:value-type="float">
            <text:p>-0.746729</text:p>
          </table:table-cell>
          <table:table-cell office:value-type="float" office:value="-4.573954" calcext:value-type="float">
            <text:p>-4.573954</text:p>
          </table:table-cell>
          <table:table-cell office:value-type="float" office:value="-0.795866" calcext:value-type="float">
            <text:p>-0.795866</text:p>
          </table:table-cell>
          <table:table-cell office:value-type="float" office:value="-1.369586" calcext:value-type="float">
            <text:p>-1.369586</text:p>
          </table:table-cell>
          <table:table-cell office:value-type="float" office:value="0.070041" calcext:value-type="float">
            <text:p>0.070041</text:p>
          </table:table-cell>
          <table:table-cell office:value-type="float" office:value="-2.235493" calcext:value-type="float">
            <text:p>-2.235493</text:p>
          </table:table-cell>
          <table:table-cell office:value-type="float" office:value="-0.159267" calcext:value-type="float">
            <text:p>-0.159267</text:p>
          </table:table-cell>
          <table:table-cell office:value-type="float" office:value="0.100059" calcext:value-type="float">
            <text:p>0.100059</text:p>
          </table:table-cell>
          <table:table-cell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51714" calcext:value-type="float">
            <text:p>-0.951714</text:p>
          </table:table-cell>
          <table:table-cell office:value-type="float" office:value="-4.502058" calcext:value-type="float">
            <text:p>-4.502058</text:p>
          </table:table-cell>
          <table:table-cell office:value-type="float" office:value="-0.693374" calcext:value-type="float">
            <text:p>-0.693374</text:p>
          </table:table-cell>
          <table:table-cell office:value-type="float" office:value="-1.367758" calcext:value-type="float">
            <text:p>-1.367758</text:p>
          </table:table-cell>
          <table:table-cell office:value-type="float" office:value="0.102465" calcext:value-type="float">
            <text:p>0.102465</text:p>
          </table:table-cell>
          <table:table-cell office:value-type="float" office:value="-2.163597" calcext:value-type="float">
            <text:p>-2.163597</text:p>
          </table:table-cell>
          <table:table-cell office:value-type="float" office:value="-0.138712" calcext:value-type="float">
            <text:p>-0.138712</text:p>
          </table:table-cell>
          <table:table-cell office:value-type="float" office:value="0.100027" calcext:value-type="float">
            <text:p>0.100027</text:p>
          </table:table-cell>
          <table:table-cell table:number-columns-repeated="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93147" calcext:value-type="float">
            <text:p>-0.893147</text:p>
          </table:table-cell>
          <table:table-cell office:value-type="float" office:value="-4.427626" calcext:value-type="float">
            <text:p>-4.427626</text:p>
          </table:table-cell>
          <table:table-cell office:value-type="float" office:value="-0.722657" calcext:value-type="float">
            <text:p>-0.722657</text:p>
          </table:table-cell>
          <table:table-cell office:value-type="float" office:value="-1.395809" calcext:value-type="float">
            <text:p>-1.395809</text:p>
          </table:table-cell>
          <table:table-cell office:value-type="float" office:value="-0.029302" calcext:value-type="float">
            <text:p>-0.029302</text:p>
          </table:table-cell>
          <table:table-cell office:value-type="float" office:value="-2.089165" calcext:value-type="float">
            <text:p>-2.089165</text:p>
          </table:table-cell>
          <table:table-cell office:value-type="float" office:value="-0.144441" calcext:value-type="float">
            <text:p>-0.144441</text:p>
          </table:table-cell>
          <table:table-cell office:value-type="float" office:value="0.099937" calcext:value-type="float">
            <text:p>0.099937</text:p>
          </table:table-cell>
          <table:table-cell table:number-columns-repeated="2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39564" calcext:value-type="float">
            <text:p>-1.039564</text:p>
          </table:table-cell>
          <table:table-cell office:value-type="float" office:value="-4.468823" calcext:value-type="float">
            <text:p>-4.468823</text:p>
          </table:table-cell>
          <table:table-cell office:value-type="float" office:value="-0.649449" calcext:value-type="float">
            <text:p>-0.649449</text:p>
          </table:table-cell>
          <table:table-cell office:value-type="float" office:value="-1.407792" calcext:value-type="float">
            <text:p>-1.407792</text:p>
          </table:table-cell>
          <table:table-cell office:value-type="float" office:value="0.073121" calcext:value-type="float">
            <text:p>0.073121</text:p>
          </table:table-cell>
          <table:table-cell office:value-type="float" office:value="-2.130361" calcext:value-type="float">
            <text:p>-2.130361</text:p>
          </table:table-cell>
          <table:table-cell office:value-type="float" office:value="-0.130045" calcext:value-type="float">
            <text:p>-0.130045</text:p>
          </table:table-cell>
          <table:table-cell office:value-type="float" office:value="0.10012" calcext:value-type="float">
            <text:p>0.10012</text:p>
          </table:table-cell>
          <table:table-cell table:number-columns-repeated="2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215265" calcext:value-type="float">
            <text:p>-1.215265</text:p>
          </table:table-cell>
          <table:table-cell office:value-type="float" office:value="-4.405888" calcext:value-type="float">
            <text:p>-4.405888</text:p>
          </table:table-cell>
          <table:table-cell office:value-type="float" office:value="-0.561598" calcext:value-type="float">
            <text:p>-0.561598</text:p>
          </table:table-cell>
          <table:table-cell office:value-type="float" office:value="-1.417884" calcext:value-type="float">
            <text:p>-1.417884</text:p>
          </table:table-cell>
          <table:table-cell office:value-type="float" office:value="0.087944" calcext:value-type="float">
            <text:p>0.087944</text:p>
          </table:table-cell>
          <table:table-cell office:value-type="float" office:value="-2.067426" calcext:value-type="float">
            <text:p>-2.067426</text:p>
          </table:table-cell>
          <table:table-cell office:value-type="float" office:value="-0.112201" calcext:value-type="float">
            <text:p>-0.112201</text:p>
          </table:table-cell>
          <table:table-cell office:value-type="float" office:value="0.099894" calcext:value-type="float">
            <text:p>0.099894</text:p>
          </table:table-cell>
          <table:table-cell table:number-columns-repeated="2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68848" calcext:value-type="float">
            <text:p>-1.068848</text:p>
          </table:table-cell>
          <table:table-cell office:value-type="float" office:value="-4.319073" calcext:value-type="float">
            <text:p>-4.319073</text:p>
          </table:table-cell>
          <table:table-cell office:value-type="float" office:value="-0.634807" calcext:value-type="float">
            <text:p>-0.634807</text:p>
          </table:table-cell>
          <table:table-cell office:value-type="float" office:value="-1.419059" calcext:value-type="float">
            <text:p>-1.419059</text:p>
          </table:table-cell>
          <table:table-cell office:value-type="float" office:value="-0.073254" calcext:value-type="float">
            <text:p>-0.073254</text:p>
          </table:table-cell>
          <table:table-cell office:value-type="float" office:value="-1.980612" calcext:value-type="float">
            <text:p>-1.980612</text:p>
          </table:table-cell>
          <table:table-cell office:value-type="float" office:value="-0.126883" calcext:value-type="float">
            <text:p>-0.126883</text:p>
          </table:table-cell>
          <table:table-cell office:value-type="float" office:value="0.099938" calcext:value-type="float">
            <text:p>0.099938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24923" calcext:value-type="float">
            <text:p>-1.024923</text:p>
          </table:table-cell>
          <table:table-cell office:value-type="float" office:value="-4.393324" calcext:value-type="float">
            <text:p>-4.393324</text:p>
          </table:table-cell>
          <table:table-cell office:value-type="float" office:value="-0.656769" calcext:value-type="float">
            <text:p>-0.656769</text:p>
          </table:table-cell>
          <table:table-cell office:value-type="float" office:value="-1.420049" calcext:value-type="float">
            <text:p>-1.420049</text:p>
          </table:table-cell>
          <table:table-cell office:value-type="float" office:value="-0.021956" calcext:value-type="float">
            <text:p>-0.021956</text:p>
          </table:table-cell>
          <table:table-cell office:value-type="float" office:value="-2.054863" calcext:value-type="float">
            <text:p>-2.054863</text:p>
          </table:table-cell>
          <table:table-cell office:value-type="float" office:value="-0.131396" calcext:value-type="float">
            <text:p>-0.131396</text:p>
          </table:table-cell>
          <table:table-cell office:value-type="float" office:value="0.100032" calcext:value-type="float">
            <text:p>0.100032</text:p>
          </table:table-cell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185982" calcext:value-type="float">
            <text:p>-1.185982</text:p>
          </table:table-cell>
          <table:table-cell office:value-type="float" office:value="-4.392235" calcext:value-type="float">
            <text:p>-4.392235</text:p>
          </table:table-cell>
          <table:table-cell office:value-type="float" office:value="-0.57624" calcext:value-type="float">
            <text:p>-0.57624</text:p>
          </table:table-cell>
          <table:table-cell office:value-type="float" office:value="-1.396941" calcext:value-type="float">
            <text:p>-1.396941</text:p>
          </table:table-cell>
          <table:table-cell office:value-type="float" office:value="0.080593" calcext:value-type="float">
            <text:p>0.080593</text:p>
          </table:table-cell>
          <table:table-cell office:value-type="float" office:value="-2.053774" calcext:value-type="float">
            <text:p>-2.053774</text:p>
          </table:table-cell>
          <table:table-cell office:value-type="float" office:value="-0.115158" calcext:value-type="float">
            <text:p>-0.115158</text:p>
          </table:table-cell>
          <table:table-cell office:value-type="float" office:value="0.099922" calcext:value-type="float">
            <text:p>0.099922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78505" calcext:value-type="float">
            <text:p>-0.878505</text:p>
          </table:table-cell>
          <table:table-cell office:value-type="float" office:value="0" calcext:value-type="float">
            <text:p>0</text:p>
          </table:table-cell>
          <table:table-cell office:value-type="float" office:value="0.439252" calcext:value-type="float">
            <text:p>0.439252</text:p>
          </table:table-cell>
          <table:table-cell office:value-type="float" office:value="-1.143491" calcext:value-type="float">
            <text:p>-1.143491</text:p>
          </table:table-cell>
          <table:table-cell office:value-type="float" office:value="1.01384" calcext:value-type="float">
            <text:p>1.01384</text:p>
          </table:table-cell>
          <table:table-cell office:value-type="float" office:value="-1.718078" calcext:value-type="float">
            <text:p>-1.718078</text:p>
          </table:table-cell>
          <table:table-cell office:value-type="float" office:value="0.087994" calcext:value-type="float">
            <text:p>0.087994</text:p>
          </table:table-cell>
          <table:table-cell office:value-type="float" office:value="0.100163" calcext:value-type="float">
            <text:p>0.100163</text:p>
          </table:table-cell>
          <table:table-cell table:number-columns-repeated="2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82587" calcext:value-type="float">
            <text:p>-0.782587</text:p>
          </table:table-cell>
          <table:table-cell office:value-type="float" office:value="0" calcext:value-type="float">
            <text:p>0</text:p>
          </table:table-cell>
          <table:table-cell office:value-type="float" office:value="0.391293" calcext:value-type="float">
            <text:p>0.391293</text:p>
          </table:table-cell>
          <table:table-cell office:value-type="float" office:value="-0.891995" calcext:value-type="float">
            <text:p>-0.891995</text:p>
          </table:table-cell>
          <table:table-cell office:value-type="float" office:value="-0.048048" calcext:value-type="float">
            <text:p>-0.048048</text:p>
          </table:table-cell>
          <table:table-cell office:value-type="float" office:value="-0.452653" calcext:value-type="float">
            <text:p>-0.452653</text:p>
          </table:table-cell>
          <table:table-cell office:value-type="float" office:value="0.078114" calcext:value-type="float">
            <text:p>0.078114</text:p>
          </table:table-cell>
          <table:table-cell office:value-type="float" office:value="0.099815" calcext:value-type="float">
            <text:p>0.099815</text:p>
          </table:table-cell>
          <table:table-cell table:number-columns-repeated="2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61627" calcext:value-type="float">
            <text:p>-0.961627</text:p>
          </table:table-cell>
          <table:table-cell office:value-type="float" office:value="0" calcext:value-type="float">
            <text:p>0</text:p>
          </table:table-cell>
          <table:table-cell office:value-type="float" office:value="0.480814" calcext:value-type="float">
            <text:p>0.480814</text:p>
          </table:table-cell>
          <table:table-cell office:value-type="float" office:value="-0.636569" calcext:value-type="float">
            <text:p>-0.636569</text:p>
          </table:table-cell>
          <table:table-cell office:value-type="float" office:value="0.089524" calcext:value-type="float">
            <text:p>0.089524</text:p>
          </table:table-cell>
          <table:table-cell office:value-type="float" office:value="-0.245279" calcext:value-type="float">
            <text:p>-0.245279</text:p>
          </table:table-cell>
          <table:table-cell office:value-type="float" office:value="0.096159" calcext:value-type="float">
            <text:p>0.096159</text:p>
          </table:table-cell>
          <table:table-cell office:value-type="float" office:value="0.099996" calcext:value-type="float">
            <text:p>0.099996</text:p>
          </table:table-cell>
          <table:table-cell table:number-columns-repeated="2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9626" calcext:value-type="float">
            <text:p>0.219626</text:p>
          </table:table-cell>
          <table:table-cell office:value-type="float" office:value="0" calcext:value-type="float">
            <text:p>0</text:p>
          </table:table-cell>
          <table:table-cell office:value-type="float" office:value="-0.109813" calcext:value-type="float">
            <text:p>-0.109813</text:p>
          </table:table-cell>
          <table:table-cell office:value-type="float" office:value="-0.519898" calcext:value-type="float">
            <text:p>-0.519898</text:p>
          </table:table-cell>
          <table:table-cell office:value-type="float" office:value="-0.588527" calcext:value-type="float">
            <text:p>-0.588527</text:p>
          </table:table-cell>
          <table:table-cell office:value-type="float" office:value="-0.041184" calcext:value-type="float">
            <text:p>-0.041184</text:p>
          </table:table-cell>
          <table:table-cell office:value-type="float" office:value="-0.022041" calcext:value-type="float">
            <text:p>-0.022041</text:p>
          </table:table-cell>
          <table:table-cell office:value-type="float" office:value="0.100357" calcext:value-type="float">
            <text:p>0.100357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7388" calcext:value-type="float">
            <text:p>0.547388</text:p>
          </table:table-cell>
          <table:table-cell office:value-type="float" office:value="0" calcext:value-type="float">
            <text:p>0</text:p>
          </table:table-cell>
          <table:table-cell office:value-type="float" office:value="-0.273694" calcext:value-type="float">
            <text:p>-0.273694</text:p>
          </table:table-cell>
          <table:table-cell office:value-type="float" office:value="-0.430162" calcext:value-type="float">
            <text:p>-0.430162</text:p>
          </table:table-cell>
          <table:table-cell office:value-type="float" office:value="-0.163982" calcext:value-type="float">
            <text:p>-0.163982</text:p>
          </table:table-cell>
          <table:table-cell office:value-type="float" office:value="-0.539874" calcext:value-type="float">
            <text:p>-0.539874</text:p>
          </table:table-cell>
          <table:table-cell office:value-type="float" office:value="-0.054705" calcext:value-type="float">
            <text:p>-0.054705</text:p>
          </table:table-cell>
          <table:table-cell office:value-type="float" office:value="0.099938" calcext:value-type="float">
            <text:p>0.099938</text:p>
          </table:table-cell>
          <table:table-cell table:number-columns-repeated="2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985" calcext:value-type="float">
            <text:p>0.028985</text:p>
          </table:table-cell>
          <table:table-cell office:value-type="float" office:value="0" calcext:value-type="float">
            <text:p>0</text:p>
          </table:table-cell>
          <table:table-cell office:value-type="float" office:value="-0.014492" calcext:value-type="float">
            <text:p>-0.014492</text:p>
          </table:table-cell>
          <table:table-cell office:value-type="float" office:value="-0.303009" calcext:value-type="float">
            <text:p>-0.303009</text:p>
          </table:table-cell>
          <table:table-cell office:value-type="float" office:value="0.259771" calcext:value-type="float">
            <text:p>0.259771</text:p>
          </table:table-cell>
          <table:table-cell office:value-type="float" office:value="-0.577272" calcext:value-type="float">
            <text:p>-0.577272</text:p>
          </table:table-cell>
          <table:table-cell office:value-type="float" office:value="-0.002892" calcext:value-type="float">
            <text:p>-0.002892</text:p>
          </table:table-cell>
          <table:table-cell office:value-type="float" office:value="0.099781" calcext:value-type="float">
            <text:p>0.099781</text:p>
          </table:table-cell>
          <table:table-cell table:number-columns-repeated="2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90808" calcext:value-type="float">
            <text:p>-0.190808</text:p>
          </table:table-cell>
          <table:table-cell office:value-type="float" office:value="0.014504" calcext:value-type="float">
            <text:p>0.014504</text:p>
          </table:table-cell>
          <table:table-cell office:value-type="float" office:value="-0.205312" calcext:value-type="float">
            <text:p>-0.205312</text:p>
          </table:table-cell>
          <table:table-cell office:value-type="float" office:value="0" calcext:value-type="float">
            <text:p>0</text:p>
          </table:table-cell>
          <table:table-cell office:value-type="float" office:value="0.099916" calcext:value-type="float">
            <text:p>0.099916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63925" calcext:value-type="float">
            <text:p>-0.063925</text:p>
          </table:table-cell>
          <table:table-cell office:value-type="float" office:value="0" calcext:value-type="float">
            <text:p>0</text:p>
          </table:table-cell>
          <table:table-cell office:value-type="float" office:value="-0.063925" calcext:value-type="float">
            <text:p>-0.063925</text:p>
          </table:table-cell>
          <table:table-cell office:value-type="float" office:value="0" calcext:value-type="float">
            <text:p>0</text:p>
          </table:table-cell>
          <table:table-cell office:value-type="float" office:value="0.100646" calcext:value-type="float">
            <text:p>0.100646</text:p>
          </table:table-cell>
          <table:table-cell table:number-columns-repeated="2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7471" calcext:value-type="float">
            <text:p>0.067471</text:p>
          </table:table-cell>
          <table:table-cell office:value-type="float" office:value="0" calcext:value-type="float">
            <text:p>0</text:p>
          </table:table-cell>
          <table:table-cell office:value-type="float" office:value="0.067471" calcext:value-type="float">
            <text:p>0.067471</text:p>
          </table:table-cell>
          <table:table-cell office:value-type="float" office:value="0" calcext:value-type="float">
            <text:p>0</text:p>
          </table:table-cell>
          <table:table-cell office:value-type="float" office:value="0.099702" calcext:value-type="float">
            <text:p>0.099702</text:p>
          </table:table-cell>
          <table:table-cell table:number-columns-repeated="2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2629" calcext:value-type="float">
            <text:p>0.182629</text:p>
          </table:table-cell>
          <table:table-cell office:value-type="float" office:value="0" calcext:value-type="float">
            <text:p>0</text:p>
          </table:table-cell>
          <table:table-cell office:value-type="float" office:value="0.182629" calcext:value-type="float">
            <text:p>0.182629</text:p>
          </table:table-cell>
          <table:table-cell office:value-type="float" office:value="0" calcext:value-type="float">
            <text:p>0</text:p>
          </table:table-cell>
          <table:table-cell office:value-type="float" office:value="0.099693" calcext:value-type="float">
            <text:p>0.099693</text:p>
          </table:table-cell>
          <table:table-cell table:number-columns-repeated="2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94635" calcext:value-type="float">
            <text:p>0.094635</text:p>
          </table:table-cell>
          <table:table-cell office:value-type="float" office:value="0" calcext:value-type="float">
            <text:p>0</text:p>
          </table:table-cell>
          <table:table-cell office:value-type="float" office:value="0.094635" calcext:value-type="float">
            <text:p>0.094635</text:p>
          </table:table-cell>
          <table:table-cell office:value-type="float" office:value="0" calcext:value-type="float">
            <text:p>0</text:p>
          </table:table-cell>
          <table:table-cell office:value-type="float" office:value="0.100087" calcext:value-type="float">
            <text:p>0.100087</text:p>
          </table:table-cell>
          <table:table-cell table:number-columns-repeated="2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6521" calcext:value-type="float">
            <text:p>0.016521</text:p>
          </table:table-cell>
          <table:table-cell office:value-type="float" office:value="0" calcext:value-type="float">
            <text:p>0</text:p>
          </table:table-cell>
          <table:table-cell office:value-type="float" office:value="0.016521" calcext:value-type="float">
            <text:p>0.016521</text:p>
          </table:table-cell>
          <table:table-cell office:value-type="float" office:value="0" calcext:value-type="float">
            <text:p>0</text:p>
          </table:table-cell>
          <table:table-cell office:value-type="float" office:value="0.100082" calcext:value-type="float">
            <text:p>0.100082</text:p>
          </table:table-cell>
          <table:table-cell table:number-columns-repeated="2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79638" calcext:value-type="float">
            <text:p>-0.079638</text:p>
          </table:table-cell>
          <table:table-cell office:value-type="float" office:value="0" calcext:value-type="float">
            <text:p>0</text:p>
          </table:table-cell>
          <table:table-cell office:value-type="float" office:value="-0.079638" calcext:value-type="float">
            <text:p>-0.079638</text:p>
          </table:table-cell>
          <table:table-cell office:value-type="float" office:value="0" calcext:value-type="float">
            <text:p>0</text:p>
          </table:table-cell>
          <table:table-cell office:value-type="float" office:value="0.099857" calcext:value-type="float">
            <text:p>0.099857</text:p>
          </table:table-cell>
          <table:table-cell table:number-columns-repeated="2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57597" calcext:value-type="float">
            <text:p>-0.057597</text:p>
          </table:table-cell>
          <table:table-cell office:value-type="float" office:value="0" calcext:value-type="float">
            <text:p>0</text:p>
          </table:table-cell>
          <table:table-cell office:value-type="float" office:value="-0.057597" calcext:value-type="float">
            <text:p>-0.057597</text:p>
          </table:table-cell>
          <table:table-cell office:value-type="float" office:value="0" calcext:value-type="float">
            <text:p>0</text:p>
          </table:table-cell>
          <table:table-cell office:value-type="float" office:value="0.100333" calcext:value-type="float">
            <text:p>0.100333</text:p>
          </table:table-cell>
          <table:table-cell table:number-columns-repeated="2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2892" calcext:value-type="float">
            <text:p>-0.002892</text:p>
          </table:table-cell>
          <table:table-cell office:value-type="float" office:value="0" calcext:value-type="float">
            <text:p>0</text:p>
          </table:table-cell>
          <table:table-cell office:value-type="float" office:value="-0.002892" calcext:value-type="float">
            <text:p>-0.002892</text:p>
          </table:table-cell>
          <table:table-cell office:value-type="float" office:value="0" calcext:value-type="float">
            <text:p>0</text:p>
          </table:table-cell>
          <table:table-cell office:value-type="float" office:value="0.099904" calcext:value-type="float">
            <text:p>0.099904</text:p>
          </table:table-cell>
          <table:table-cell table:number-columns-repeated="2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887" calcext:value-type="float">
            <text:p>0.099887</text:p>
          </table:table-cell>
          <table:table-cell table:number-columns-repeated="2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0041" calcext:value-type="float">
            <text:p>0.100041</text:p>
          </table:table-cell>
          <table:table-cell table:number-columns-repeated="2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13"/>
        </table:table-row>
      </table:table>
      <table:table table:name="left_front_wheel_stats" table:style-name="ta1">
        <office:forms form:automatic-focus="false" form:apply-design-mode="false"/>
        <table:shapes>
          <draw:frame draw:z-index="0" draw:style-name="gr1" draw:text-style-name="P1" svg:width="922.31pt" svg:height="193.66pt" svg:x="715.69pt" svg:y="60.58pt">
            <draw:object draw:notify-on-update-of-ranges="left_front_wheel_stats.A2:left_front_wheel_stats.A219 left_front_wheel_stats.D1:left_front_wheel_stats.D1 left_front_wheel_stats.D2:left_front_wheel_stats.D219 left_front_wheel_stats.E1:left_front_wheel_stats.E1 left_front_wheel_stats.E2:left_front_wheel_stats.E219 left_front_wheel_stats.F1:left_front_wheel_stats.F1 left_front_wheel_stats.F2:left_front_wheel_stats.F2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805.89pt" svg:height="88.75pt" svg:x="719.01pt" svg:y="345.46pt">
            <draw:object draw:notify-on-update-of-ranges="left_front_wheel_stats.A2:left_front_wheel_stats.A219 left_front_wheel_stats.G1:left_front_wheel_stats.G1 left_front_wheel_stats.G2:left_front_wheel_stats.G219 left_front_wheel_stats.H1:left_front_wheel_stats.H1 left_front_wheel_stats.H2:left_front_wheel_stats.H21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805.89pt" svg:height="88.75pt" svg:x="717.25pt" svg:y="255.12pt">
            <draw:object draw:notify-on-update-of-ranges="left_front_wheel_stats.A2:left_front_wheel_stats.A219 left_front_wheel_stats.J1:left_front_wheel_stats.J1 left_front_wheel_stats.J2:left_front_wheel_stats.J2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53" calcext:value-type="float">
            <text:p>0.09995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65" calcext:value-type="float">
            <text:p>0.09996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3.38364" calcext:value-type="float">
            <text:p>3.38364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30753" calcext:value-type="float">
            <text:p>0.30753</text:p>
          </table:table-cell>
          <table:table-cell office:value-type="float" office:value="1.539274" calcext:value-type="float">
            <text:p>1.539274</text:p>
          </table:table-cell>
          <table:table-cell office:value-type="float" office:value="0.306717" calcext:value-type="float">
            <text:p>0.306717</text:p>
          </table:table-cell>
          <table:table-cell office:value-type="float" office:value="0.30753" calcext:value-type="float">
            <text:p>0.30753</text:p>
          </table:table-cell>
          <table:table-cell office:value-type="float" office:value="0.099947" calcext:value-type="float">
            <text:p>0.09994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5.230563" calcext:value-type="float">
            <text:p>5.230563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615179" calcext:value-type="float">
            <text:p>0.615179</text:p>
          </table:table-cell>
          <table:table-cell office:value-type="float" office:value="0" calcext:value-type="float">
            <text:p>0</text:p>
          </table:table-cell>
          <table:table-cell office:value-type="float" office:value="2.15364" calcext:value-type="float">
            <text:p>2.15364</text:p>
          </table:table-cell>
          <table:table-cell office:value-type="float" office:value="0.307649" calcext:value-type="float">
            <text:p>0.307649</text:p>
          </table:table-cell>
          <table:table-cell office:value-type="float" office:value="0.099986" calcext:value-type="float">
            <text:p>0.09998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5.539323" calcext:value-type="float">
            <text:p>5.539323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923939" calcext:value-type="float">
            <text:p>0.923939</text:p>
          </table:table-cell>
          <table:table-cell office:value-type="float" office:value="0" calcext:value-type="float">
            <text:p>0</text:p>
          </table:table-cell>
          <table:table-cell office:value-type="float" office:value="2.4624" calcext:value-type="float">
            <text:p>2.4624</text:p>
          </table:table-cell>
          <table:table-cell office:value-type="float" office:value="0.30876" calcext:value-type="float">
            <text:p>0.30876</text:p>
          </table:table-cell>
          <table:table-cell office:value-type="float" office:value="0.100347" calcext:value-type="float">
            <text:p>0.10034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1.244549" calcext:value-type="float">
            <text:p>1.244549</text:p>
          </table:table-cell>
          <table:table-cell office:value-type="float" office:value="5.723547" calcext:value-type="float">
            <text:p>5.723547</text:p>
          </table:table-cell>
          <table:table-cell office:value-type="float" office:value="0.916187" calcext:value-type="float">
            <text:p>0.916187</text:p>
          </table:table-cell>
          <table:table-cell office:value-type="float" office:value="1.106766" calcext:value-type="float">
            <text:p>1.106766</text:p>
          </table:table-cell>
          <table:table-cell office:value-type="float" office:value="-0.623671" calcext:value-type="float">
            <text:p>-0.623671</text:p>
          </table:table-cell>
          <table:table-cell office:value-type="float" office:value="2.646624" calcext:value-type="float">
            <text:p>2.646624</text:p>
          </table:table-cell>
          <table:table-cell office:value-type="float" office:value="0.182827" calcext:value-type="float">
            <text:p>0.182827</text:p>
          </table:table-cell>
          <table:table-cell office:value-type="float" office:value="0.099776" calcext:value-type="float">
            <text:p>0.09977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5484" calcext:value-type="float">
            <text:p>3.045484</text:p>
          </table:table-cell>
          <table:table-cell office:value-type="float" office:value="5.101622" calcext:value-type="float">
            <text:p>5.101622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1.109915" calcext:value-type="float">
            <text:p>1.109915</text:p>
          </table:table-cell>
          <table:table-cell office:value-type="float" office:value="-0.899064" calcext:value-type="float">
            <text:p>-0.899064</text:p>
          </table:table-cell>
          <table:table-cell office:value-type="float" office:value="2.024699" calcext:value-type="float">
            <text:p>2.024699</text:p>
          </table:table-cell>
          <table:table-cell office:value-type="float" office:value="0.003149" calcext:value-type="float">
            <text:p>0.003149</text:p>
          </table:table-cell>
          <table:table-cell office:value-type="float" office:value="0.100156" calcext:value-type="float">
            <text:p>0.10015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38631" calcext:value-type="float">
            <text:p>3.938631</text:p>
          </table:table-cell>
          <table:table-cell office:value-type="float" office:value="4.116632" calcext:value-type="float">
            <text:p>4.116632</text:p>
          </table:table-cell>
          <table:table-cell office:value-type="float" office:value="-0.430854" calcext:value-type="float">
            <text:p>-0.430854</text:p>
          </table:table-cell>
          <table:table-cell office:value-type="float" office:value="1.023784" calcext:value-type="float">
            <text:p>1.023784</text:p>
          </table:table-cell>
          <table:table-cell office:value-type="float" office:value="-0.446779" calcext:value-type="float">
            <text:p>-0.446779</text:p>
          </table:table-cell>
          <table:table-cell office:value-type="float" office:value="1.039709" calcext:value-type="float">
            <text:p>1.039709</text:p>
          </table:table-cell>
          <table:table-cell office:value-type="float" office:value="-0.086131" calcext:value-type="float">
            <text:p>-0.086131</text:p>
          </table:table-cell>
          <table:table-cell office:value-type="float" office:value="0.099954" calcext:value-type="float">
            <text:p>0.099954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670719" calcext:value-type="float">
            <text:p>4.670719</text:p>
          </table:table-cell>
          <table:table-cell office:value-type="float" office:value="3.511015" calcext:value-type="float">
            <text:p>3.511015</text:p>
          </table:table-cell>
          <table:table-cell office:value-type="float" office:value="-0.796898" calcext:value-type="float">
            <text:p>-0.796898</text:p>
          </table:table-cell>
          <table:table-cell office:value-type="float" office:value="0.864568" calcext:value-type="float">
            <text:p>0.864568</text:p>
          </table:table-cell>
          <table:table-cell office:value-type="float" office:value="-0.366422" calcext:value-type="float">
            <text:p>-0.366422</text:p>
          </table:table-cell>
          <table:table-cell office:value-type="float" office:value="0.434092" calcext:value-type="float">
            <text:p>0.434092</text:p>
          </table:table-cell>
          <table:table-cell office:value-type="float" office:value="-0.159215" calcext:value-type="float">
            <text:p>-0.159215</text:p>
          </table:table-cell>
          <table:table-cell office:value-type="float" office:value="0.099897" calcext:value-type="float">
            <text:p>0.09989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869428" calcext:value-type="float">
            <text:p>4.869428</text:p>
          </table:table-cell>
          <table:table-cell office:value-type="float" office:value="2.965805" calcext:value-type="float">
            <text:p>2.965805</text:p>
          </table:table-cell>
          <table:table-cell office:value-type="float" office:value="-0.896253" calcext:value-type="float">
            <text:p>-0.896253</text:p>
          </table:table-cell>
          <table:table-cell office:value-type="float" office:value="0.685615" calcext:value-type="float">
            <text:p>0.685615</text:p>
          </table:table-cell>
          <table:table-cell office:value-type="float" office:value="-0.09952" calcext:value-type="float">
            <text:p>-0.09952</text:p>
          </table:table-cell>
          <table:table-cell office:value-type="float" office:value="-0.111118" calcext:value-type="float">
            <text:p>-0.111118</text:p>
          </table:table-cell>
          <table:table-cell office:value-type="float" office:value="-0.178953" calcext:value-type="float">
            <text:p>-0.178953</text:p>
          </table:table-cell>
          <table:table-cell office:value-type="float" office:value="0.099834" calcext:value-type="float">
            <text:p>0.09983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787852" calcext:value-type="float">
            <text:p>4.787852</text:p>
          </table:table-cell>
          <table:table-cell office:value-type="float" office:value="2.694893" calcext:value-type="float">
            <text:p>2.694893</text:p>
          </table:table-cell>
          <table:table-cell office:value-type="float" office:value="-0.855465" calcext:value-type="float">
            <text:p>-0.855465</text:p>
          </table:table-cell>
          <table:table-cell office:value-type="float" office:value="0.514129" calcext:value-type="float">
            <text:p>0.514129</text:p>
          </table:table-cell>
          <table:table-cell office:value-type="float" office:value="0.040694" calcext:value-type="float">
            <text:p>0.040694</text:p>
          </table:table-cell>
          <table:table-cell office:value-type="float" office:value="-0.38203" calcext:value-type="float">
            <text:p>-0.38203</text:p>
          </table:table-cell>
          <table:table-cell office:value-type="float" office:value="-0.171486" calcext:value-type="float">
            <text:p>-0.171486</text:p>
          </table:table-cell>
          <table:table-cell office:value-type="float" office:value="0.10023" calcext:value-type="float">
            <text:p>0.1002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408692" calcext:value-type="float">
            <text:p>4.408692</text:p>
          </table:table-cell>
          <table:table-cell office:value-type="float" office:value="2.602413" calcext:value-type="float">
            <text:p>2.602413</text:p>
          </table:table-cell>
          <table:table-cell office:value-type="float" office:value="-0.665885" calcext:value-type="float">
            <text:p>-0.665885</text:p>
          </table:table-cell>
          <table:table-cell office:value-type="float" office:value="0.380945" calcext:value-type="float">
            <text:p>0.380945</text:p>
          </table:table-cell>
          <table:table-cell office:value-type="float" office:value="0.189571" calcext:value-type="float">
            <text:p>0.189571</text:p>
          </table:table-cell>
          <table:table-cell office:value-type="float" office:value="-0.47451" calcext:value-type="float">
            <text:p>-0.47451</text:p>
          </table:table-cell>
          <table:table-cell office:value-type="float" office:value="-0.133183" calcext:value-type="float">
            <text:p>-0.133183</text:p>
          </table:table-cell>
          <table:table-cell office:value-type="float" office:value="0.100005" calcext:value-type="float">
            <text:p>0.10000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39025" calcext:value-type="float">
            <text:p>3.739025</text:p>
          </table:table-cell>
          <table:table-cell office:value-type="float" office:value="2.418193" calcext:value-type="float">
            <text:p>2.418193</text:p>
          </table:table-cell>
          <table:table-cell office:value-type="float" office:value="-0.331051" calcext:value-type="float">
            <text:p>-0.331051</text:p>
          </table:table-cell>
          <table:table-cell office:value-type="float" office:value="0.007218" calcext:value-type="float">
            <text:p>0.007218</text:p>
          </table:table-cell>
          <table:table-cell office:value-type="float" office:value="0.334897" calcext:value-type="float">
            <text:p>0.334897</text:p>
          </table:table-cell>
          <table:table-cell office:value-type="float" office:value="-0.658731" calcext:value-type="float">
            <text:p>-0.658731</text:p>
          </table:table-cell>
          <table:table-cell office:value-type="float" office:value="-0.066198" calcext:value-type="float">
            <text:p>-0.066198</text:p>
          </table:table-cell>
          <table:table-cell office:value-type="float" office:value="0.099981" calcext:value-type="float">
            <text:p>0.09998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21185" calcext:value-type="float">
            <text:p>3.221185</text:p>
          </table:table-cell>
          <table:table-cell office:value-type="float" office:value="2.431027" calcext:value-type="float">
            <text:p>2.431027</text:p>
          </table:table-cell>
          <table:table-cell office:value-type="float" office:value="-0.072131" calcext:value-type="float">
            <text:p>-0.072131</text:p>
          </table:table-cell>
          <table:table-cell office:value-type="float" office:value="-0.314858" calcext:value-type="float">
            <text:p>-0.314858</text:p>
          </table:table-cell>
          <table:table-cell office:value-type="float" office:value="0.258907" calcext:value-type="float">
            <text:p>0.258907</text:p>
          </table:table-cell>
          <table:table-cell office:value-type="float" office:value="-0.645897" calcext:value-type="float">
            <text:p>-0.645897</text:p>
          </table:table-cell>
          <table:table-cell office:value-type="float" office:value="-0.014427" calcext:value-type="float">
            <text:p>-0.014427</text:p>
          </table:table-cell>
          <table:table-cell office:value-type="float" office:value="0.100005" calcext:value-type="float">
            <text:p>0.10000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96574" calcext:value-type="float">
            <text:p>2.796574</text:p>
          </table:table-cell>
          <table:table-cell office:value-type="float" office:value="2.409199" calcext:value-type="float">
            <text:p>2.409199</text:p>
          </table:table-cell>
          <table:table-cell office:value-type="float" office:value="0.140174" calcext:value-type="float">
            <text:p>0.140174</text:p>
          </table:table-cell>
          <table:table-cell office:value-type="float" office:value="-0.595584" calcext:value-type="float">
            <text:p>-0.595584</text:p>
          </table:table-cell>
          <table:table-cell office:value-type="float" office:value="0.212314" calcext:value-type="float">
            <text:p>0.212314</text:p>
          </table:table-cell>
          <table:table-cell office:value-type="float" office:value="-0.667724" calcext:value-type="float">
            <text:p>-0.667724</text:p>
          </table:table-cell>
          <table:table-cell office:value-type="float" office:value="0.028034" calcext:value-type="float">
            <text:p>0.028034</text:p>
          </table:table-cell>
          <table:table-cell office:value-type="float" office:value="0.099996" calcext:value-type="float">
            <text:p>0.09999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576948" calcext:value-type="float">
            <text:p>2.576948</text:p>
          </table:table-cell>
          <table:table-cell office:value-type="float" office:value="2.488562" calcext:value-type="float">
            <text:p>2.488562</text:p>
          </table:table-cell>
          <table:table-cell office:value-type="float" office:value="0.249987" calcext:value-type="float">
            <text:p>0.249987</text:p>
          </table:table-cell>
          <table:table-cell office:value-type="float" office:value="-0.728452" calcext:value-type="float">
            <text:p>-0.728452</text:p>
          </table:table-cell>
          <table:table-cell office:value-type="float" office:value="0.109897" calcext:value-type="float">
            <text:p>0.109897</text:p>
          </table:table-cell>
          <table:table-cell office:value-type="float" office:value="-0.588361" calcext:value-type="float">
            <text:p>-0.588361</text:p>
          </table:table-cell>
          <table:table-cell office:value-type="float" office:value="0.049959" calcext:value-type="float">
            <text:p>0.049959</text:p>
          </table:table-cell>
          <table:table-cell office:value-type="float" office:value="0.099924" calcext:value-type="float">
            <text:p>0.09992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362252" calcext:value-type="float">
            <text:p>2.362252</text:p>
          </table:table-cell>
          <table:table-cell office:value-type="float" office:value="2.66698" calcext:value-type="float">
            <text:p>2.66698</text:p>
          </table:table-cell>
          <table:table-cell office:value-type="float" office:value="0.357335" calcext:value-type="float">
            <text:p>0.357335</text:p>
          </table:table-cell>
          <table:table-cell office:value-type="float" office:value="-0.660052" calcext:value-type="float">
            <text:p>-0.660052</text:p>
          </table:table-cell>
          <table:table-cell office:value-type="float" office:value="0.107226" calcext:value-type="float">
            <text:p>0.107226</text:p>
          </table:table-cell>
          <table:table-cell office:value-type="float" office:value="-0.409943" calcext:value-type="float">
            <text:p>-0.409943</text:p>
          </table:table-cell>
          <table:table-cell office:value-type="float" office:value="0.071549" calcext:value-type="float">
            <text:p>0.071549</text:p>
          </table:table-cell>
          <table:table-cell office:value-type="float" office:value="0.100114" calcext:value-type="float">
            <text:p>0.100114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367083" calcext:value-type="float">
            <text:p>2.367083</text:p>
          </table:table-cell>
          <table:table-cell office:value-type="float" office:value="2.931324" calcext:value-type="float">
            <text:p>2.931324</text:p>
          </table:table-cell>
          <table:table-cell office:value-type="float" office:value="0.35492" calcext:value-type="float">
            <text:p>0.35492</text:p>
          </table:table-cell>
          <table:table-cell office:value-type="float" office:value="-0.502934" calcext:value-type="float">
            <text:p>-0.502934</text:p>
          </table:table-cell>
          <table:table-cell office:value-type="float" office:value="-0.002415" calcext:value-type="float">
            <text:p>-0.002415</text:p>
          </table:table-cell>
          <table:table-cell office:value-type="float" office:value="-0.145599" calcext:value-type="float">
            <text:p>-0.145599</text:p>
          </table:table-cell>
          <table:table-cell office:value-type="float" office:value="0.070987" calcext:value-type="float">
            <text:p>0.070987</text:p>
          </table:table-cell>
          <table:table-cell office:value-type="float" office:value="0.100004" calcext:value-type="float">
            <text:p>0.10000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74456" calcext:value-type="float">
            <text:p>2.474456</text:p>
          </table:table-cell>
          <table:table-cell office:value-type="float" office:value="3.14837" calcext:value-type="float">
            <text:p>3.14837</text:p>
          </table:table-cell>
          <table:table-cell office:value-type="float" office:value="0.301234" calcext:value-type="float">
            <text:p>0.301234</text:p>
          </table:table-cell>
          <table:table-cell office:value-type="float" office:value="-0.283474" calcext:value-type="float">
            <text:p>-0.283474</text:p>
          </table:table-cell>
          <table:table-cell office:value-type="float" office:value="-0.053688" calcext:value-type="float">
            <text:p>-0.053688</text:p>
          </table:table-cell>
          <table:table-cell office:value-type="float" office:value="0.071447" calcext:value-type="float">
            <text:p>0.071447</text:p>
          </table:table-cell>
          <table:table-cell office:value-type="float" office:value="0.060245" calcext:value-type="float">
            <text:p>0.060245</text:p>
          </table:table-cell>
          <table:table-cell office:value-type="float" office:value="0.099998" calcext:value-type="float">
            <text:p>0.099998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547665" calcext:value-type="float">
            <text:p>2.547665</text:p>
          </table:table-cell>
          <table:table-cell office:value-type="float" office:value="3.326542" calcext:value-type="float">
            <text:p>3.326542</text:p>
          </table:table-cell>
          <table:table-cell office:value-type="float" office:value="0.264629" calcext:value-type="float">
            <text:p>0.264629</text:p>
          </table:table-cell>
          <table:table-cell office:value-type="float" office:value="-0.051659" calcext:value-type="float">
            <text:p>-0.051659</text:p>
          </table:table-cell>
          <table:table-cell office:value-type="float" office:value="-0.036649" calcext:value-type="float">
            <text:p>-0.036649</text:p>
          </table:table-cell>
          <table:table-cell office:value-type="float" office:value="0.249619" calcext:value-type="float">
            <text:p>0.249619</text:p>
          </table:table-cell>
          <table:table-cell office:value-type="float" office:value="0.052862" calcext:value-type="float">
            <text:p>0.052862</text:p>
          </table:table-cell>
          <table:table-cell office:value-type="float" office:value="0.099879" calcext:value-type="float">
            <text:p>0.099879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565145" calcext:value-type="float">
            <text:p>2.565145</text:p>
          </table:table-cell>
          <table:table-cell office:value-type="float" office:value="3.512538" calcext:value-type="float">
            <text:p>3.512538</text:p>
          </table:table-cell>
          <table:table-cell office:value-type="float" office:value="0.255889" calcext:value-type="float">
            <text:p>0.255889</text:p>
          </table:table-cell>
          <table:table-cell office:value-type="float" office:value="0.170982" calcext:value-type="float">
            <text:p>0.170982</text:p>
          </table:table-cell>
          <table:table-cell office:value-type="float" office:value="-0.008744" calcext:value-type="float">
            <text:p>-0.008744</text:p>
          </table:table-cell>
          <table:table-cell office:value-type="float" office:value="0.435615" calcext:value-type="float">
            <text:p>0.435615</text:p>
          </table:table-cell>
          <table:table-cell office:value-type="float" office:value="0.051154" calcext:value-type="float">
            <text:p>0.051154</text:p>
          </table:table-cell>
          <table:table-cell office:value-type="float" office:value="0.099953" calcext:value-type="float">
            <text:p>0.09995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22145" calcext:value-type="float">
            <text:p>2.722145</text:p>
          </table:table-cell>
          <table:table-cell office:value-type="float" office:value="3.672431" calcext:value-type="float">
            <text:p>3.672431</text:p>
          </table:table-cell>
          <table:table-cell office:value-type="float" office:value="0.177389" calcext:value-type="float">
            <text:p>0.177389</text:p>
          </table:table-cell>
          <table:table-cell office:value-type="float" office:value="0.339663" calcext:value-type="float">
            <text:p>0.339663</text:p>
          </table:table-cell>
          <table:table-cell office:value-type="float" office:value="-0.078456" calcext:value-type="float">
            <text:p>-0.078456</text:p>
          </table:table-cell>
          <table:table-cell office:value-type="float" office:value="0.595508" calcext:value-type="float">
            <text:p>0.595508</text:p>
          </table:table-cell>
          <table:table-cell office:value-type="float" office:value="0.035498" calcext:value-type="float">
            <text:p>0.035498</text:p>
          </table:table-cell>
          <table:table-cell office:value-type="float" office:value="0.100056" calcext:value-type="float">
            <text:p>0.100056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11216" calcext:value-type="float">
            <text:p>2.811216</text:p>
          </table:table-cell>
          <table:table-cell office:value-type="float" office:value="3.686768" calcext:value-type="float">
            <text:p>3.686768</text:p>
          </table:table-cell>
          <table:table-cell office:value-type="float" office:value="0.132853" calcext:value-type="float">
            <text:p>0.132853</text:p>
          </table:table-cell>
          <table:table-cell office:value-type="float" office:value="0.432394" calcext:value-type="float">
            <text:p>0.432394</text:p>
          </table:table-cell>
          <table:table-cell office:value-type="float" office:value="-0.044598" calcext:value-type="float">
            <text:p>-0.044598</text:p>
          </table:table-cell>
          <table:table-cell office:value-type="float" office:value="0.609845" calcext:value-type="float">
            <text:p>0.609845</text:p>
          </table:table-cell>
          <table:table-cell office:value-type="float" office:value="0.026533" calcext:value-type="float">
            <text:p>0.026533</text:p>
          </table:table-cell>
          <table:table-cell office:value-type="float" office:value="0.09986" calcext:value-type="float">
            <text:p>0.0998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4408" calcext:value-type="float">
            <text:p>3.014408</text:p>
          </table:table-cell>
          <table:table-cell office:value-type="float" office:value="3.66254" calcext:value-type="float">
            <text:p>3.66254</text:p>
          </table:table-cell>
          <table:table-cell office:value-type="float" office:value="0.031258" calcext:value-type="float">
            <text:p>0.031258</text:p>
          </table:table-cell>
          <table:table-cell office:value-type="float" office:value="0.453093" calcext:value-type="float">
            <text:p>0.453093</text:p>
          </table:table-cell>
          <table:table-cell office:value-type="float" office:value="-0.101267" calcext:value-type="float">
            <text:p>-0.101267</text:p>
          </table:table-cell>
          <table:table-cell office:value-type="float" office:value="0.585617" calcext:value-type="float">
            <text:p>0.585617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100325" calcext:value-type="float">
            <text:p>0.10032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40811" calcext:value-type="float">
            <text:p>3.440811</text:p>
          </table:table-cell>
          <table:table-cell office:value-type="float" office:value="3.496539" calcext:value-type="float">
            <text:p>3.496539</text:p>
          </table:table-cell>
          <table:table-cell office:value-type="float" office:value="-0.181944" calcext:value-type="float">
            <text:p>-0.181944</text:p>
          </table:table-cell>
          <table:table-cell office:value-type="float" office:value="0.388625" calcext:value-type="float">
            <text:p>0.388625</text:p>
          </table:table-cell>
          <table:table-cell office:value-type="float" office:value="-0.212935" calcext:value-type="float">
            <text:p>-0.212935</text:p>
          </table:table-cell>
          <table:table-cell office:value-type="float" office:value="0.419616" calcext:value-type="float">
            <text:p>0.419616</text:p>
          </table:table-cell>
          <table:table-cell office:value-type="float" office:value="-0.036434" calcext:value-type="float">
            <text:p>-0.036434</text:p>
          </table:table-cell>
          <table:table-cell office:value-type="float" office:value="0.100125" calcext:value-type="float">
            <text:p>0.10012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31154" calcext:value-type="float">
            <text:p>3.631154</text:p>
          </table:table-cell>
          <table:table-cell office:value-type="float" office:value="3.178761" calcext:value-type="float">
            <text:p>3.178761</text:p>
          </table:table-cell>
          <table:table-cell office:value-type="float" office:value="-0.277115" calcext:value-type="float">
            <text:p>-0.277115</text:p>
          </table:table-cell>
          <table:table-cell office:value-type="float" office:value="0.28344" calcext:value-type="float">
            <text:p>0.28344</text:p>
          </table:table-cell>
          <table:table-cell office:value-type="float" office:value="-0.095513" calcext:value-type="float">
            <text:p>-0.095513</text:p>
          </table:table-cell>
          <table:table-cell office:value-type="float" office:value="0.101838" calcext:value-type="float">
            <text:p>0.101838</text:p>
          </table:table-cell>
          <table:table-cell office:value-type="float" office:value="-0.055225" calcext:value-type="float">
            <text:p>-0.055225</text:p>
          </table:table-cell>
          <table:table-cell office:value-type="float" office:value="0.099642" calcext:value-type="float">
            <text:p>0.09964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55453" calcext:value-type="float">
            <text:p>3.455453</text:p>
          </table:table-cell>
          <table:table-cell office:value-type="float" office:value="2.973958" calcext:value-type="float">
            <text:p>2.973958</text:p>
          </table:table-cell>
          <table:table-cell office:value-type="float" office:value="-0.189265" calcext:value-type="float">
            <text:p>-0.189265</text:p>
          </table:table-cell>
          <table:table-cell office:value-type="float" office:value="0.173954" calcext:value-type="float">
            <text:p>0.173954</text:p>
          </table:table-cell>
          <table:table-cell office:value-type="float" office:value="0.087653" calcext:value-type="float">
            <text:p>0.087653</text:p>
          </table:table-cell>
          <table:table-cell office:value-type="float" office:value="-0.102965" calcext:value-type="float">
            <text:p>-0.102965</text:p>
          </table:table-cell>
          <table:table-cell office:value-type="float" office:value="-0.037938" calcext:value-type="float">
            <text:p>-0.037938</text:p>
          </table:table-cell>
          <table:table-cell office:value-type="float" office:value="0.100225" calcext:value-type="float">
            <text:p>0.10022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94394" calcext:value-type="float">
            <text:p>3.294394</text:p>
          </table:table-cell>
          <table:table-cell office:value-type="float" office:value="2.968756" calcext:value-type="float">
            <text:p>2.968756</text:p>
          </table:table-cell>
          <table:table-cell office:value-type="float" office:value="-0.108735" calcext:value-type="float">
            <text:p>-0.108735</text:p>
          </table:table-cell>
          <table:table-cell office:value-type="float" office:value="0.081265" calcext:value-type="float">
            <text:p>0.081265</text:p>
          </table:table-cell>
          <table:table-cell office:value-type="float" office:value="0.080696" calcext:value-type="float">
            <text:p>0.080696</text:p>
          </table:table-cell>
          <table:table-cell office:value-type="float" office:value="-0.108167" calcext:value-type="float">
            <text:p>-0.108167</text:p>
          </table:table-cell>
          <table:table-cell office:value-type="float" office:value="-0.021702" calcext:value-type="float">
            <text:p>-0.021702</text:p>
          </table:table-cell>
          <table:table-cell office:value-type="float" office:value="0.099794" calcext:value-type="float">
            <text:p>0.099794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21185" calcext:value-type="float">
            <text:p>3.221185</text:p>
          </table:table-cell>
          <table:table-cell office:value-type="float" office:value="2.974795" calcext:value-type="float">
            <text:p>2.974795</text:p>
          </table:table-cell>
          <table:table-cell office:value-type="float" office:value="-0.072131" calcext:value-type="float">
            <text:p>-0.072131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0.036581" calcext:value-type="float">
            <text:p>0.036581</text:p>
          </table:table-cell>
          <table:table-cell office:value-type="float" office:value="-0.102128" calcext:value-type="float">
            <text:p>-0.102128</text:p>
          </table:table-cell>
          <table:table-cell office:value-type="float" office:value="-0.014436" calcext:value-type="float">
            <text:p>-0.014436</text:p>
          </table:table-cell>
          <table:table-cell office:value-type="float" office:value="0.100065" calcext:value-type="float">
            <text:p>0.10006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04051" calcext:value-type="float">
            <text:p>3.104051</text:p>
          </table:table-cell>
          <table:table-cell office:value-type="float" office:value="2.955743" calcext:value-type="float">
            <text:p>2.955743</text:p>
          </table:table-cell>
          <table:table-cell office:value-type="float" office:value="-0.013564" calcext:value-type="float">
            <text:p>-0.013564</text:p>
          </table:table-cell>
          <table:table-cell office:value-type="float" office:value="-0.048988" calcext:value-type="float">
            <text:p>-0.048988</text:p>
          </table:table-cell>
          <table:table-cell office:value-type="float" office:value="0.058628" calcext:value-type="float">
            <text:p>0.058628</text:p>
          </table:table-cell>
          <table:table-cell office:value-type="float" office:value="-0.12118" calcext:value-type="float">
            <text:p>-0.12118</text:p>
          </table:table-cell>
          <table:table-cell office:value-type="float" office:value="-0.00271" calcext:value-type="float">
            <text:p>-0.00271</text:p>
          </table:table-cell>
          <table:table-cell office:value-type="float" office:value="0.099896" calcext:value-type="float">
            <text:p>0.099896</text:p>
          </table:table-cell>
          <table:table-cell>
            <draw:frame table:end-cell-address="left_front_wheel_stats.Z38" table:end-x="3.8pt" table:end-y="6.86pt" draw:z-index="2" draw:style-name="gr1" draw:text-style-name="P1" svg:width="809.72pt" svg:height="88.81pt" svg:x="26.08pt" svg:y="7.71pt">
              <draw:object draw:notify-on-update-of-ranges="left_front_wheel_stats.A2:left_front_wheel_stats.A219 left_front_wheel_stats.I1:left_front_wheel_stats.I1 left_front_wheel_stats.I2:left_front_wheel_stats.I219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60126" calcext:value-type="float">
            <text:p>3.060126</text:p>
          </table:table-cell>
          <table:table-cell office:value-type="float" office:value="2.964946" calcext:value-type="float">
            <text:p>2.964946</text:p>
          </table:table-cell>
          <table:table-cell office:value-type="float" office:value="0.008399" calcext:value-type="float">
            <text:p>0.008399</text:p>
          </table:table-cell>
          <table:table-cell office:value-type="float" office:value="-0.098459" calcext:value-type="float">
            <text:p>-0.098459</text:p>
          </table:table-cell>
          <table:table-cell office:value-type="float" office:value="0.021917" calcext:value-type="float">
            <text:p>0.021917</text:p>
          </table:table-cell>
          <table:table-cell office:value-type="float" office:value="-0.111977" calcext:value-type="float">
            <text:p>-0.111977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100209" calcext:value-type="float">
            <text:p>0.100209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69484" calcext:value-type="float">
            <text:p>2.869484</text:p>
          </table:table-cell>
          <table:table-cell office:value-type="float" office:value="2.971705" calcext:value-type="float">
            <text:p>2.971705</text:p>
          </table:table-cell>
          <table:table-cell office:value-type="float" office:value="0.103719" calcext:value-type="float">
            <text:p>0.103719</text:p>
          </table:table-cell>
          <table:table-cell office:value-type="float" office:value="-0.113285" calcext:value-type="float">
            <text:p>-0.113285</text:p>
          </table:table-cell>
          <table:table-cell office:value-type="float" office:value="0.095653" calcext:value-type="float">
            <text:p>0.095653</text:p>
          </table:table-cell>
          <table:table-cell office:value-type="float" office:value="-0.105218" calcext:value-type="float">
            <text:p>-0.105218</text:p>
          </table:table-cell>
          <table:table-cell office:value-type="float" office:value="0.020672" calcext:value-type="float">
            <text:p>0.020672</text:p>
          </table:table-cell>
          <table:table-cell office:value-type="float" office:value="0.099653" calcext:value-type="float">
            <text:p>0.099653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81933" calcext:value-type="float">
            <text:p>2.781933</text:p>
          </table:table-cell>
          <table:table-cell office:value-type="float" office:value="3.070445" calcext:value-type="float">
            <text:p>3.070445</text:p>
          </table:table-cell>
          <table:table-cell office:value-type="float" office:value="0.147495" calcext:value-type="float">
            <text:p>0.147495</text:p>
          </table:table-cell>
          <table:table-cell office:value-type="float" office:value="-0.11027" calcext:value-type="float">
            <text:p>-0.11027</text:p>
          </table:table-cell>
          <table:table-cell office:value-type="float" office:value="0.043703" calcext:value-type="float">
            <text:p>0.043703</text:p>
          </table:table-cell>
          <table:table-cell office:value-type="float" office:value="-0.006478" calcext:value-type="float">
            <text:p>-0.006478</text:p>
          </table:table-cell>
          <table:table-cell office:value-type="float" office:value="0.029548" calcext:value-type="float">
            <text:p>0.029548</text:p>
          </table:table-cell>
          <table:table-cell office:value-type="float" office:value="0.100166" calcext:value-type="float">
            <text:p>0.100166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650157" calcext:value-type="float">
            <text:p>2.650157</text:p>
          </table:table-cell>
          <table:table-cell office:value-type="float" office:value="3.15048" calcext:value-type="float">
            <text:p>3.15048</text:p>
          </table:table-cell>
          <table:table-cell office:value-type="float" office:value="0.213383" calcext:value-type="float">
            <text:p>0.213383</text:p>
          </table:table-cell>
          <table:table-cell office:value-type="float" office:value="-0.073894" calcext:value-type="float">
            <text:p>-0.073894</text:p>
          </table:table-cell>
          <table:table-cell office:value-type="float" office:value="0.065932" calcext:value-type="float">
            <text:p>0.065932</text:p>
          </table:table-cell>
          <table:table-cell office:value-type="float" office:value="0.073557" calcext:value-type="float">
            <text:p>0.073557</text:p>
          </table:table-cell>
          <table:table-cell office:value-type="float" office:value="0.042648" calcext:value-type="float">
            <text:p>0.042648</text:p>
          </table:table-cell>
          <table:table-cell office:value-type="float" office:value="0.099933" calcext:value-type="float">
            <text:p>0.09993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38008" calcext:value-type="float">
            <text:p>2.738008</text:p>
          </table:table-cell>
          <table:table-cell office:value-type="float" office:value="3.286729" calcext:value-type="float">
            <text:p>3.286729</text:p>
          </table:table-cell>
          <table:table-cell office:value-type="float" office:value="0.169458" calcext:value-type="float">
            <text:p>0.169458</text:p>
          </table:table-cell>
          <table:table-cell office:value-type="float" office:value="-0.003535" calcext:value-type="float">
            <text:p>-0.003535</text:p>
          </table:table-cell>
          <table:table-cell office:value-type="float" office:value="-0.043883" calcext:value-type="float">
            <text:p>-0.043883</text:p>
          </table:table-cell>
          <table:table-cell office:value-type="float" office:value="0.209805" calcext:value-type="float">
            <text:p>0.209805</text:p>
          </table:table-cell>
          <table:table-cell office:value-type="float" office:value="0.033924" calcext:value-type="float">
            <text:p>0.033924</text:p>
          </table:table-cell>
          <table:table-cell office:value-type="float" office:value="0.100096" calcext:value-type="float">
            <text:p>0.100096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25858" calcext:value-type="float">
            <text:p>2.825858</text:p>
          </table:table-cell>
          <table:table-cell office:value-type="float" office:value="3.323196" calcext:value-type="float">
            <text:p>3.323196</text:p>
          </table:table-cell>
          <table:table-cell office:value-type="float" office:value="0.125533" calcext:value-type="float">
            <text:p>0.125533</text:p>
          </table:table-cell>
          <table:table-cell office:value-type="float" office:value="0.076769" calcext:value-type="float">
            <text:p>0.076769</text:p>
          </table:table-cell>
          <table:table-cell office:value-type="float" office:value="-0.043971" calcext:value-type="float">
            <text:p>-0.043971</text:p>
          </table:table-cell>
          <table:table-cell office:value-type="float" office:value="0.246273" calcext:value-type="float">
            <text:p>0.246273</text:p>
          </table:table-cell>
          <table:table-cell office:value-type="float" office:value="0.02508" calcext:value-type="float">
            <text:p>0.02508</text:p>
          </table:table-cell>
          <table:table-cell office:value-type="float" office:value="0.099895" calcext:value-type="float">
            <text:p>0.09989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25858" calcext:value-type="float">
            <text:p>2.825858</text:p>
          </table:table-cell>
          <table:table-cell office:value-type="float" office:value="3.34236" calcext:value-type="float">
            <text:p>3.34236</text:p>
          </table:table-cell>
          <table:table-cell office:value-type="float" office:value="0.125533" calcext:value-type="float">
            <text:p>0.125533</text:p>
          </table:table-cell>
          <table:table-cell office:value-type="float" office:value="0.139905" calcext:value-type="float">
            <text:p>0.139905</text:p>
          </table:table-cell>
          <table:table-cell office:value-type="float" office:value="0" calcext:value-type="float">
            <text:p>0</text:p>
          </table:table-cell>
          <table:table-cell office:value-type="float" office:value="0.265437" calcext:value-type="float">
            <text:p>0.265437</text:p>
          </table:table-cell>
          <table:table-cell office:value-type="float" office:value="0.025197" calcext:value-type="float">
            <text:p>0.025197</text:p>
          </table:table-cell>
          <table:table-cell office:value-type="float" office:value="0.100361" calcext:value-type="float">
            <text:p>0.100361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84425" calcext:value-type="float">
            <text:p>2.884425</text:p>
          </table:table-cell>
          <table:table-cell office:value-type="float" office:value="3.383327" calcext:value-type="float">
            <text:p>3.383327</text:p>
          </table:table-cell>
          <table:table-cell office:value-type="float" office:value="0.096249" calcext:value-type="float">
            <text:p>0.096249</text:p>
          </table:table-cell>
          <table:table-cell office:value-type="float" office:value="0.180829" calcext:value-type="float">
            <text:p>0.180829</text:p>
          </table:table-cell>
          <table:table-cell office:value-type="float" office:value="-0.029326" calcext:value-type="float">
            <text:p>-0.029326</text:p>
          </table:table-cell>
          <table:table-cell office:value-type="float" office:value="0.306404" calcext:value-type="float">
            <text:p>0.306404</text:p>
          </table:table-cell>
          <table:table-cell office:value-type="float" office:value="0.019222" calcext:value-type="float">
            <text:p>0.019222</text:p>
          </table:table-cell>
          <table:table-cell office:value-type="float" office:value="0.099855" calcext:value-type="float">
            <text:p>0.099855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27454" calcext:value-type="float">
            <text:p>2.927454</text:p>
          </table:table-cell>
          <table:table-cell office:value-type="float" office:value="3.383381" calcext:value-type="float">
            <text:p>3.383381</text:p>
          </table:table-cell>
          <table:table-cell office:value-type="float" office:value="0.074735" calcext:value-type="float">
            <text:p>0.074735</text:p>
          </table:table-cell>
          <table:table-cell office:value-type="float" office:value="0.210215" calcext:value-type="float">
            <text:p>0.210215</text:p>
          </table:table-cell>
          <table:table-cell office:value-type="float" office:value="-0.021508" calcext:value-type="float">
            <text:p>-0.021508</text:p>
          </table:table-cell>
          <table:table-cell office:value-type="float" office:value="0.306458" calcext:value-type="float">
            <text:p>0.306458</text:p>
          </table:table-cell>
          <table:table-cell office:value-type="float" office:value="0.014951" calcext:value-type="float">
            <text:p>0.014951</text:p>
          </table:table-cell>
          <table:table-cell office:value-type="float" office:value="0.100028" calcext:value-type="float">
            <text:p>0.100028</text:p>
          </table:table-cell>
          <table:table-cell/>
          <table:table-cell office:value-type="string" calcext:value-type="string">
            <text:p>control_signal = Kp*error_curr + Ki*integral – Kd*derivativ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36385" calcext:value-type="float">
            <text:p>3.136385</text:p>
          </table:table-cell>
          <table:table-cell office:value-type="float" office:value="3.358808" calcext:value-type="float">
            <text:p>3.358808</text:p>
          </table:table-cell>
          <table:table-cell office:value-type="float" office:value="-0.029731" calcext:value-type="float">
            <text:p>-0.029731</text:p>
          </table:table-cell>
          <table:table-cell office:value-type="float" office:value="0.206988" calcext:value-type="float">
            <text:p>0.206988</text:p>
          </table:table-cell>
          <table:table-cell office:value-type="float" office:value="-0.104627" calcext:value-type="float">
            <text:p>-0.104627</text:p>
          </table:table-cell>
          <table:table-cell office:value-type="float" office:value="0.281885" calcext:value-type="float">
            <text:p>0.281885</text:p>
          </table:table-cell>
          <table:table-cell office:value-type="float" office:value="-0.005937" calcext:value-type="float">
            <text:p>-0.005937</text:p>
          </table:table-cell>
          <table:table-cell office:value-type="float" office:value="0.099845" calcext:value-type="float">
            <text:p>0.099845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50469" calcext:value-type="float">
            <text:p>3.250469</text:p>
          </table:table-cell>
          <table:table-cell office:value-type="float" office:value="3.235132" calcext:value-type="float">
            <text:p>3.235132</text:p>
          </table:table-cell>
          <table:table-cell office:value-type="float" office:value="-0.086773" calcext:value-type="float">
            <text:p>-0.086773</text:p>
          </table:table-cell>
          <table:table-cell office:value-type="float" office:value="0.187948" calcext:value-type="float">
            <text:p>0.187948</text:p>
          </table:table-cell>
          <table:table-cell office:value-type="float" office:value="-0.057034" calcext:value-type="float">
            <text:p>-0.057034</text:p>
          </table:table-cell>
          <table:table-cell office:value-type="float" office:value="0.158209" calcext:value-type="float">
            <text:p>0.158209</text:p>
          </table:table-cell>
          <table:table-cell office:value-type="float" office:value="-0.017357" calcext:value-type="float">
            <text:p>-0.017357</text:p>
          </table:table-cell>
          <table:table-cell office:value-type="float" office:value="0.100014" calcext:value-type="float">
            <text:p>0.10001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17301" calcext:value-type="float">
            <text:p>3.217301</text:p>
          </table:table-cell>
          <table:table-cell office:value-type="float" office:value="3.143388" calcext:value-type="float">
            <text:p>3.143388</text:p>
          </table:table-cell>
          <table:table-cell office:value-type="float" office:value="-0.070189" calcext:value-type="float">
            <text:p>-0.070189</text:p>
          </table:table-cell>
          <table:table-cell office:value-type="float" office:value="0.153242" calcext:value-type="float">
            <text:p>0.153242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0.066465" calcext:value-type="float">
            <text:p>0.066465</text:p>
          </table:table-cell>
          <table:table-cell office:value-type="float" office:value="-0.014034" calcext:value-type="float">
            <text:p>-0.014034</text:p>
          </table:table-cell>
          <table:table-cell office:value-type="float" office:value="0.099975" calcext:value-type="float">
            <text:p>0.099975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06543" calcext:value-type="float">
            <text:p>3.206543</text:p>
          </table:table-cell>
          <table:table-cell office:value-type="float" office:value="3.117467" calcext:value-type="float">
            <text:p>3.117467</text:p>
          </table:table-cell>
          <table:table-cell office:value-type="float" office:value="-0.06481" calcext:value-type="float">
            <text:p>-0.06481</text:p>
          </table:table-cell>
          <table:table-cell office:value-type="float" office:value="0.110734" calcext:value-type="float">
            <text:p>0.11073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40544" calcext:value-type="float">
            <text:p>0.040544</text:p>
          </table:table-cell>
          <table:table-cell office:value-type="float" office:value="-0.01296" calcext:value-type="float">
            <text:p>-0.01296</text:p>
          </table:table-cell>
          <table:table-cell office:value-type="float" office:value="0.099985" calcext:value-type="float">
            <text:p>0.099985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25151" calcext:value-type="float">
            <text:p>3.225151</text:p>
          </table:table-cell>
          <table:table-cell office:value-type="float" office:value="3.065349" calcext:value-type="float">
            <text:p>3.065349</text:p>
          </table:table-cell>
          <table:table-cell office:value-type="float" office:value="-0.074114" calcext:value-type="float">
            <text:p>-0.074114</text:p>
          </table:table-cell>
          <table:table-cell office:value-type="float" office:value="0.053247" calcext:value-type="float">
            <text:p>0.053247</text:p>
          </table:table-cell>
          <table:table-cell office:value-type="float" office:value="-0.009293" calcext:value-type="float">
            <text:p>-0.009293</text:p>
          </table:table-cell>
          <table:table-cell office:value-type="float" office:value="-0.011574" calcext:value-type="float">
            <text:p>-0.011574</text:p>
          </table:table-cell>
          <table:table-cell office:value-type="float" office:value="-0.014839" calcext:value-type="float">
            <text:p>-0.014839</text:p>
          </table:table-cell>
          <table:table-cell office:value-type="float" office:value="0.100112" calcext:value-type="float">
            <text:p>0.100112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47976" calcext:value-type="float">
            <text:p>3.147976</text:p>
          </table:table-cell>
          <table:table-cell office:value-type="float" office:value="3.015012" calcext:value-type="float">
            <text:p>3.015012</text:p>
          </table:table-cell>
          <table:table-cell office:value-type="float" office:value="-0.035527" calcext:value-type="float">
            <text:p>-0.035527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38604" calcext:value-type="float">
            <text:p>0.038604</text:p>
          </table:table-cell>
          <table:table-cell office:value-type="float" office:value="-0.061911" calcext:value-type="float">
            <text:p>-0.061911</text:p>
          </table:table-cell>
          <table:table-cell office:value-type="float" office:value="-0.007102" calcext:value-type="float">
            <text:p>-0.007102</text:p>
          </table:table-cell>
          <table:table-cell office:value-type="float" office:value="0.099955" calcext:value-type="float">
            <text:p>0.099955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59331" calcext:value-type="float">
            <text:p>3.159331</text:p>
          </table:table-cell>
          <table:table-cell office:value-type="float" office:value="3.020301" calcext:value-type="float">
            <text:p>3.020301</text:p>
          </table:table-cell>
          <table:table-cell office:value-type="float" office:value="-0.041204" calcext:value-type="float">
            <text:p>-0.041204</text:p>
          </table:table-cell>
          <table:table-cell office:value-type="float" office:value="-0.021097" calcext:value-type="float">
            <text:p>-0.021097</text:p>
          </table:table-cell>
          <table:table-cell office:value-type="float" office:value="-0.00568" calcext:value-type="float">
            <text:p>-0.00568</text:p>
          </table:table-cell>
          <table:table-cell office:value-type="float" office:value="-0.056622" calcext:value-type="float">
            <text:p>-0.056622</text:p>
          </table:table-cell>
          <table:table-cell office:value-type="float" office:value="-0.008238" calcext:value-type="float">
            <text:p>-0.008238</text:p>
          </table:table-cell>
          <table:table-cell office:value-type="float" office:value="0.099962" calcext:value-type="float">
            <text:p>0.099962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21185" calcext:value-type="float">
            <text:p>3.221185</text:p>
          </table:table-cell>
          <table:table-cell office:value-type="float" office:value="2.975009" calcext:value-type="float">
            <text:p>2.975009</text:p>
          </table:table-cell>
          <table:table-cell office:value-type="float" office:value="-0.072131" calcext:value-type="float">
            <text:p>-0.072131</text:p>
          </table:table-cell>
          <table:table-cell office:value-type="float" office:value="-0.060717" calcext:value-type="float">
            <text:p>-0.060717</text:p>
          </table:table-cell>
          <table:table-cell office:value-type="float" office:value="-0.030934" calcext:value-type="float">
            <text:p>-0.030934</text:p>
          </table:table-cell>
          <table:table-cell office:value-type="float" office:value="-0.101914" calcext:value-type="float">
            <text:p>-0.101914</text:p>
          </table:table-cell>
          <table:table-cell office:value-type="float" office:value="-0.014423" calcext:value-type="float">
            <text:p>-0.014423</text:p>
          </table:table-cell>
          <table:table-cell office:value-type="float" office:value="0.099977" calcext:value-type="float">
            <text:p>0.099977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2.930997" calcext:value-type="float">
            <text:p>2.930997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-0.073863" calcext:value-type="float">
            <text:p>-0.073863</text:p>
          </table:table-cell>
          <table:table-cell office:value-type="float" office:value="0.102425" calcext:value-type="float">
            <text:p>0.102425</text:p>
          </table:table-cell>
          <table:table-cell office:value-type="float" office:value="-0.145926" calcext:value-type="float">
            <text:p>-0.145926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100066" calcext:value-type="float">
            <text:p>0.100066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14471" calcext:value-type="float">
            <text:p>2.914471</text:p>
          </table:table-cell>
          <table:table-cell office:value-type="float" office:value="3.034564" calcext:value-type="float">
            <text:p>3.034564</text:p>
          </table:table-cell>
          <table:table-cell office:value-type="float" office:value="0.081226" calcext:value-type="float">
            <text:p>0.081226</text:p>
          </table:table-cell>
          <table:table-cell office:value-type="float" office:value="-0.072605" calcext:value-type="float">
            <text:p>-0.072605</text:p>
          </table:table-cell>
          <table:table-cell office:value-type="float" office:value="0.050979" calcext:value-type="float">
            <text:p>0.050979</text:p>
          </table:table-cell>
          <table:table-cell office:value-type="float" office:value="-0.042359" calcext:value-type="float">
            <text:p>-0.042359</text:p>
          </table:table-cell>
          <table:table-cell office:value-type="float" office:value="0.016209" calcext:value-type="float">
            <text:p>0.016209</text:p>
          </table:table-cell>
          <table:table-cell office:value-type="float" office:value="0.099775" calcext:value-type="float">
            <text:p>0.099775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97023" calcext:value-type="float">
            <text:p>2.797023</text:p>
          </table:table-cell>
          <table:table-cell office:value-type="float" office:value="3.119575" calcext:value-type="float">
            <text:p>3.119575</text:p>
          </table:table-cell>
          <table:table-cell office:value-type="float" office:value="0.13995" calcext:value-type="float">
            <text:p>0.13995</text:p>
          </table:table-cell>
          <table:table-cell office:value-type="float" office:value="-0.038645" calcext:value-type="float">
            <text:p>-0.038645</text:p>
          </table:table-cell>
          <table:table-cell office:value-type="float" office:value="0.058653" calcext:value-type="float">
            <text:p>0.058653</text:p>
          </table:table-cell>
          <table:table-cell office:value-type="float" office:value="0.042652" calcext:value-type="float">
            <text:p>0.042652</text:p>
          </table:table-cell>
          <table:table-cell office:value-type="float" office:value="0.028024" calcext:value-type="float">
            <text:p>0.028024</text:p>
          </table:table-cell>
          <table:table-cell office:value-type="float" office:value="0.100121" calcext:value-type="float">
            <text:p>0.100121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13708" calcext:value-type="float">
            <text:p>2.913708</text:p>
          </table:table-cell>
          <table:table-cell office:value-type="float" office:value="3.211721" calcext:value-type="float">
            <text:p>3.211721</text:p>
          </table:table-cell>
          <table:table-cell office:value-type="float" office:value="0.081607" calcext:value-type="float">
            <text:p>0.081607</text:p>
          </table:table-cell>
          <table:table-cell office:value-type="float" office:value="-0.004893" calcext:value-type="float">
            <text:p>-0.004893</text:p>
          </table:table-cell>
          <table:table-cell office:value-type="float" office:value="-0.058084" calcext:value-type="float">
            <text:p>-0.058084</text:p>
          </table:table-cell>
          <table:table-cell office:value-type="float" office:value="0.134798" calcext:value-type="float">
            <text:p>0.134798</text:p>
          </table:table-cell>
          <table:table-cell office:value-type="float" office:value="0.016394" calcext:value-type="float">
            <text:p>0.016394</text:p>
          </table:table-cell>
          <table:table-cell office:value-type="float" office:value="0.100446" calcext:value-type="float">
            <text:p>0.100446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69484" calcext:value-type="float">
            <text:p>2.869484</text:p>
          </table:table-cell>
          <table:table-cell office:value-type="float" office:value="3.188209" calcext:value-type="float">
            <text:p>3.188209</text:p>
          </table:table-cell>
          <table:table-cell office:value-type="float" office:value="0.103719" calcext:value-type="float">
            <text:p>0.103719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0.022218" calcext:value-type="float">
            <text:p>0.022218</text:p>
          </table:table-cell>
          <table:table-cell office:value-type="float" office:value="0.111286" calcext:value-type="float">
            <text:p>0.111286</text:p>
          </table:table-cell>
          <table:table-cell office:value-type="float" office:value="0.020645" calcext:value-type="float">
            <text:p>0.020645</text:p>
          </table:table-cell>
          <table:table-cell office:value-type="float" office:value="0.099521" calcext:value-type="float">
            <text:p>0.099521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29265" calcext:value-type="float">
            <text:p>2.929265</text:p>
          </table:table-cell>
          <table:table-cell office:value-type="float" office:value="3.238147" calcext:value-type="float">
            <text:p>3.238147</text:p>
          </table:table-cell>
          <table:table-cell office:value-type="float" office:value="0.073829" calcext:value-type="float">
            <text:p>0.073829</text:p>
          </table:table-cell>
          <table:table-cell office:value-type="float" office:value="0.057518" calcext:value-type="float">
            <text:p>0.057518</text:p>
          </table:table-cell>
          <table:table-cell office:value-type="float" office:value="-0.029876" calcext:value-type="float">
            <text:p>-0.029876</text:p>
          </table:table-cell>
          <table:table-cell office:value-type="float" office:value="0.161223" calcext:value-type="float">
            <text:p>0.161223</text:p>
          </table:table-cell>
          <table:table-cell office:value-type="float" office:value="0.014773" calcext:value-type="float">
            <text:p>0.014773</text:p>
          </table:table-cell>
          <table:table-cell office:value-type="float" office:value="0.100048" calcext:value-type="float">
            <text:p>0.100048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99067" calcext:value-type="float">
            <text:p>2.899067</text:p>
          </table:table-cell>
          <table:table-cell office:value-type="float" office:value="3.240922" calcext:value-type="float">
            <text:p>3.240922</text:p>
          </table:table-cell>
          <table:table-cell office:value-type="float" office:value="0.088928" calcext:value-type="float">
            <text:p>0.088928</text:p>
          </table:table-cell>
          <table:table-cell office:value-type="float" office:value="0.090158" calcext:value-type="float">
            <text:p>0.090158</text:p>
          </table:table-cell>
          <table:table-cell office:value-type="float" office:value="0.015087" calcext:value-type="float">
            <text:p>0.015087</text:p>
          </table:table-cell>
          <table:table-cell office:value-type="float" office:value="0.163999" calcext:value-type="float">
            <text:p>0.16399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100082" calcext:value-type="float">
            <text:p>0.100082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13708" calcext:value-type="float">
            <text:p>2.913708</text:p>
          </table:table-cell>
          <table:table-cell office:value-type="float" office:value="3.279438" calcext:value-type="float">
            <text:p>3.279438</text:p>
          </table:table-cell>
          <table:table-cell office:value-type="float" office:value="0.081607" calcext:value-type="float">
            <text:p>0.081607</text:p>
          </table:table-cell>
          <table:table-cell office:value-type="float" office:value="0.113591" calcext:value-type="float">
            <text:p>0.113591</text:p>
          </table:table-cell>
          <table:table-cell office:value-type="float" office:value="-0.007317" calcext:value-type="float">
            <text:p>-0.007317</text:p>
          </table:table-cell>
          <table:table-cell office:value-type="float" office:value="0.202515" calcext:value-type="float">
            <text:p>0.202515</text:p>
          </table:table-cell>
          <table:table-cell office:value-type="float" office:value="0.016331" calcext:value-type="float">
            <text:p>0.016331</text:p>
          </table:table-cell>
          <table:table-cell office:value-type="float" office:value="0.100056" calcext:value-type="float">
            <text:p>0.100056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13708" calcext:value-type="float">
            <text:p>2.913708</text:p>
          </table:table-cell>
          <table:table-cell office:value-type="float" office:value="3.296681" calcext:value-type="float">
            <text:p>3.296681</text:p>
          </table:table-cell>
          <table:table-cell office:value-type="float" office:value="0.081607" calcext:value-type="float">
            <text:p>0.081607</text:p>
          </table:table-cell>
          <table:table-cell office:value-type="float" office:value="0.138151" calcext:value-type="float">
            <text:p>0.138151</text:p>
          </table:table-cell>
          <table:table-cell office:value-type="float" office:value="0" calcext:value-type="float">
            <text:p>0</text:p>
          </table:table-cell>
          <table:table-cell office:value-type="float" office:value="0.219758" calcext:value-type="float">
            <text:p>0.219758</text:p>
          </table:table-cell>
          <table:table-cell office:value-type="float" office:value="0.016322" calcext:value-type="float">
            <text:p>0.016322</text:p>
          </table:table-cell>
          <table:table-cell office:value-type="float" office:value="0.100006" calcext:value-type="float">
            <text:p>0.100006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01559" calcext:value-type="float">
            <text:p>3.001559</text:p>
          </table:table-cell>
          <table:table-cell office:value-type="float" office:value="3.3187" calcext:value-type="float">
            <text:p>3.3187</text:p>
          </table:table-cell>
          <table:table-cell office:value-type="float" office:value="0.037682" calcext:value-type="float">
            <text:p>0.037682</text:p>
          </table:table-cell>
          <table:table-cell office:value-type="float" office:value="0.160098" calcext:value-type="float">
            <text:p>0.160098</text:p>
          </table:table-cell>
          <table:table-cell office:value-type="float" office:value="-0.043997" calcext:value-type="float">
            <text:p>-0.043997</text:p>
          </table:table-cell>
          <table:table-cell office:value-type="float" office:value="0.241777" calcext:value-type="float">
            <text:p>0.241777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0.099836" calcext:value-type="float">
            <text:p>0.099836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5484" calcext:value-type="float">
            <text:p>3.045484</text:p>
          </table:table-cell>
          <table:table-cell office:value-type="float" office:value="3.271682" calcext:value-type="float">
            <text:p>3.271682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15718" calcext:value-type="float">
            <text:p>0.15718</text:p>
          </table:table-cell>
          <table:table-cell office:value-type="float" office:value="-0.021859" calcext:value-type="float">
            <text:p>-0.021859</text:p>
          </table:table-cell>
          <table:table-cell office:value-type="float" office:value="0.194759" calcext:value-type="float">
            <text:p>0.194759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0.100474" calcext:value-type="float">
            <text:p>0.100474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7619" calcext:value-type="float">
            <text:p>3.047619</text:p>
          </table:table-cell>
          <table:table-cell office:value-type="float" office:value="3.236537" calcext:value-type="float">
            <text:p>3.236537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0.143889" calcext:value-type="float">
            <text:p>0.143889</text:p>
          </table:table-cell>
          <table:table-cell office:value-type="float" office:value="-0.001072" calcext:value-type="float">
            <text:p>-0.001072</text:p>
          </table:table-cell>
          <table:table-cell office:value-type="float" office:value="0.159613" calcext:value-type="float">
            <text:p>0.159613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0.099566" calcext:value-type="float">
            <text:p>0.099566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86869" calcext:value-type="float">
            <text:p>3.086869</text:p>
          </table:table-cell>
          <table:table-cell office:value-type="float" office:value="3.206456" calcext:value-type="float">
            <text:p>3.206456</text:p>
          </table:table-cell>
          <table:table-cell office:value-type="float" office:value="-0.004973" calcext:value-type="float">
            <text:p>-0.004973</text:p>
          </table:table-cell>
          <table:table-cell office:value-type="float" office:value="0.114871" calcext:value-type="float">
            <text:p>0.114871</text:p>
          </table:table-cell>
          <table:table-cell office:value-type="float" office:value="-0.019635" calcext:value-type="float">
            <text:p>-0.019635</text:p>
          </table:table-cell>
          <table:table-cell office:value-type="float" office:value="0.129533" calcext:value-type="float">
            <text:p>0.129533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099951" calcext:value-type="float">
            <text:p>0.099951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06543" calcext:value-type="float">
            <text:p>3.206543</text:p>
          </table:table-cell>
          <table:table-cell office:value-type="float" office:value="3.157312" calcext:value-type="float">
            <text:p>3.157312</text:p>
          </table:table-cell>
          <table:table-cell office:value-type="float" office:value="-0.06481" calcext:value-type="float">
            <text:p>-0.06481</text:p>
          </table:table-cell>
          <table:table-cell office:value-type="float" office:value="0.085488" calcext:value-type="float">
            <text:p>0.085488</text:p>
          </table:table-cell>
          <table:table-cell office:value-type="float" office:value="-0.059711" calcext:value-type="float">
            <text:p>-0.059711</text:p>
          </table:table-cell>
          <table:table-cell office:value-type="float" office:value="0.080389" calcext:value-type="float">
            <text:p>0.080389</text:p>
          </table:table-cell>
          <table:table-cell office:value-type="float" office:value="-0.012989" calcext:value-type="float">
            <text:p>-0.012989</text:p>
          </table:table-cell>
          <table:table-cell office:value-type="float" office:value="0.100211" calcext:value-type="float">
            <text:p>0.100211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06543" calcext:value-type="float">
            <text:p>3.206543</text:p>
          </table:table-cell>
          <table:table-cell office:value-type="float" office:value="3.064011" calcext:value-type="float">
            <text:p>3.064011</text:p>
          </table:table-cell>
          <table:table-cell office:value-type="float" office:value="-0.06481" calcext:value-type="float">
            <text:p>-0.06481</text:p>
          </table:table-cell>
          <table:table-cell office:value-type="float" office:value="0.051898" calcext:value-type="float">
            <text:p>0.051898</text:p>
          </table:table-cell>
          <table:table-cell office:value-type="float" office:value="0" calcext:value-type="float">
            <text:p>0</text:p>
          </table:table-cell>
          <table:table-cell office:value-type="float" office:value="-0.012912" calcext:value-type="float">
            <text:p>-0.012912</text:p>
          </table:table-cell>
          <table:table-cell office:value-type="float" office:value="-0.012945" calcext:value-type="float">
            <text:p>-0.012945</text:p>
          </table:table-cell>
          <table:table-cell office:value-type="float" office:value="0.099872" calcext:value-type="float">
            <text:p>0.099872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01362" calcext:value-type="float">
            <text:p>3.101362</text:p>
          </table:table-cell>
          <table:table-cell office:value-type="float" office:value="3.046803" calcext:value-type="float">
            <text:p>3.046803</text:p>
          </table:table-cell>
          <table:table-cell office:value-type="float" office:value="-0.012219" calcext:value-type="float">
            <text:p>-0.012219</text:p>
          </table:table-cell>
          <table:table-cell office:value-type="float" office:value="0.034681" calcext:value-type="float">
            <text:p>0.034681</text:p>
          </table:table-cell>
          <table:table-cell office:value-type="float" office:value="0.052581" calcext:value-type="float">
            <text:p>0.052581</text:p>
          </table:table-cell>
          <table:table-cell office:value-type="float" office:value="-0.03012" calcext:value-type="float">
            <text:p>-0.03012</text:p>
          </table:table-cell>
          <table:table-cell office:value-type="float" office:value="-0.002444" calcext:value-type="float">
            <text:p>-0.002444</text:p>
          </table:table-cell>
          <table:table-cell office:value-type="float" office:value="0.100018" calcext:value-type="float">
            <text:p>0.100018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0842" calcext:value-type="float">
            <text:p>3.030842</text:p>
          </table:table-cell>
          <table:table-cell office:value-type="float" office:value="3.086223" calcext:value-type="float">
            <text:p>3.086223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21492" calcext:value-type="float">
            <text:p>0.021492</text:p>
          </table:table-cell>
          <table:table-cell office:value-type="float" office:value="0.035232" calcext:value-type="float">
            <text:p>0.035232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4612" calcext:value-type="float">
            <text:p>0.004612</text:p>
          </table:table-cell>
          <table:table-cell office:value-type="float" office:value="0.100078" calcext:value-type="float">
            <text:p>0.100078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2825" calcext:value-type="float">
            <text:p>3.032825</text:p>
          </table:table-cell>
          <table:table-cell office:value-type="float" office:value="3.109542" calcext:value-type="float">
            <text:p>3.109542</text:p>
          </table:table-cell>
          <table:table-cell office:value-type="float" office:value="0.022049" calcext:value-type="float">
            <text:p>0.022049</text:p>
          </table:table-cell>
          <table:table-cell office:value-type="float" office:value="0.009581" calcext:value-type="float">
            <text:p>0.009581</text:p>
          </table:table-cell>
          <table:table-cell office:value-type="float" office:value="-0.000989" calcext:value-type="float">
            <text:p>-0.000989</text:p>
          </table:table-cell>
          <table:table-cell office:value-type="float" office:value="0.032619" calcext:value-type="float">
            <text:p>0.032619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100227" calcext:value-type="float">
            <text:p>0.100227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7634" calcext:value-type="float">
            <text:p>2.957634</text:p>
          </table:table-cell>
          <table:table-cell office:value-type="float" office:value="3.104105" calcext:value-type="float">
            <text:p>3.104105</text:p>
          </table:table-cell>
          <table:table-cell office:value-type="float" office:value="0.059645" calcext:value-type="float">
            <text:p>0.059645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0.037638" calcext:value-type="float">
            <text:p>0.037638</text:p>
          </table:table-cell>
          <table:table-cell office:value-type="float" office:value="0.027182" calcext:value-type="float">
            <text:p>0.027182</text:p>
          </table:table-cell>
          <table:table-cell office:value-type="float" office:value="0.011916" calcext:value-type="float">
            <text:p>0.011916</text:p>
          </table:table-cell>
          <table:table-cell office:value-type="float" office:value="0.099889" calcext:value-type="float">
            <text:p>0.099889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72377" calcext:value-type="float">
            <text:p>3.072377</text:p>
          </table:table-cell>
          <table:table-cell office:value-type="float" office:value="3.134759" calcext:value-type="float">
            <text:p>3.134759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-0.001896" calcext:value-type="float">
            <text:p>-0.001896</text:p>
          </table:table-cell>
          <table:table-cell office:value-type="float" office:value="-0.057459" calcext:value-type="float">
            <text:p>-0.057459</text:p>
          </table:table-cell>
          <table:table-cell office:value-type="float" office:value="0.057836" calcext:value-type="float">
            <text:p>0.057836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99848" calcext:value-type="float">
            <text:p>0.099848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33335" calcext:value-type="float">
            <text:p>3.133335</text:p>
          </table:table-cell>
          <table:table-cell office:value-type="float" office:value="3.068503" calcext:value-type="float">
            <text:p>3.068503</text:p>
          </table:table-cell>
          <table:table-cell office:value-type="float" office:value="-0.028206" calcext:value-type="float">
            <text:p>-0.028206</text:p>
          </table:table-cell>
          <table:table-cell office:value-type="float" office:value="-0.010695" calcext:value-type="float">
            <text:p>-0.010695</text:p>
          </table:table-cell>
          <table:table-cell office:value-type="float" office:value="-0.030481" calcext:value-type="float">
            <text:p>-0.030481</text:p>
          </table:table-cell>
          <table:table-cell office:value-type="float" office:value="-0.00842" calcext:value-type="float">
            <text:p>-0.00842</text:p>
          </table:table-cell>
          <table:table-cell office:value-type="float" office:value="-0.005641" calcext:value-type="float">
            <text:p>-0.005641</text:p>
          </table:table-cell>
          <table:table-cell office:value-type="float" office:value="0.099993" calcext:value-type="float">
            <text:p>0.099993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2992" calcext:value-type="float">
            <text:p>2.942992</text:p>
          </table:table-cell>
          <table:table-cell office:value-type="float" office:value="3.048859" calcext:value-type="float">
            <text:p>3.048859</text:p>
          </table:table-cell>
          <table:table-cell office:value-type="float" office:value="0.066966" calcext:value-type="float">
            <text:p>0.066966</text:p>
          </table:table-cell>
          <table:table-cell office:value-type="float" office:value="-0.000175" calcext:value-type="float">
            <text:p>-0.000175</text:p>
          </table:table-cell>
          <table:table-cell office:value-type="float" office:value="0.094855" calcext:value-type="float">
            <text:p>0.094855</text:p>
          </table:table-cell>
          <table:table-cell office:value-type="float" office:value="-0.028064" calcext:value-type="float">
            <text:p>-0.028064</text:p>
          </table:table-cell>
          <table:table-cell office:value-type="float" office:value="0.013438" calcext:value-type="float">
            <text:p>0.013438</text:p>
          </table:table-cell>
          <table:table-cell office:value-type="float" office:value="0.100334" calcext:value-type="float">
            <text:p>0.100334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29265" calcext:value-type="float">
            <text:p>2.929265</text:p>
          </table:table-cell>
          <table:table-cell office:value-type="float" office:value="3.159381" calcext:value-type="float">
            <text:p>3.159381</text:p>
          </table:table-cell>
          <table:table-cell office:value-type="float" office:value="0.073829" calcext:value-type="float">
            <text:p>0.073829</text:p>
          </table:table-cell>
          <table:table-cell office:value-type="float" office:value="0.015522" calcext:value-type="float">
            <text:p>0.015522</text:p>
          </table:table-cell>
          <table:table-cell office:value-type="float" office:value="0.006893" calcext:value-type="float">
            <text:p>0.006893</text:p>
          </table:table-cell>
          <table:table-cell office:value-type="float" office:value="0.082458" calcext:value-type="float">
            <text:p>0.082458</text:p>
          </table:table-cell>
          <table:table-cell office:value-type="float" office:value="0.014703" calcext:value-type="float">
            <text:p>0.014703</text:p>
          </table:table-cell>
          <table:table-cell office:value-type="float" office:value="0.099572" calcext:value-type="float">
            <text:p>0.099572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83977" calcext:value-type="float">
            <text:p>2.883977</text:p>
          </table:table-cell>
          <table:table-cell office:value-type="float" office:value="3.198568" calcext:value-type="float">
            <text:p>3.198568</text:p>
          </table:table-cell>
          <table:table-cell office:value-type="float" office:value="0.096473" calcext:value-type="float">
            <text:p>0.096473</text:p>
          </table:table-cell>
          <table:table-cell office:value-type="float" office:value="0.047811" calcext:value-type="float">
            <text:p>0.047811</text:p>
          </table:table-cell>
          <table:table-cell office:value-type="float" office:value="0.022638" calcext:value-type="float">
            <text:p>0.022638</text:p>
          </table:table-cell>
          <table:table-cell office:value-type="float" office:value="0.121645" calcext:value-type="float">
            <text:p>0.12164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100026" calcext:value-type="float">
            <text:p>0.100026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2992" calcext:value-type="float">
            <text:p>2.942992</text:p>
          </table:table-cell>
          <table:table-cell office:value-type="float" office:value="3.247517" calcext:value-type="float">
            <text:p>3.247517</text:p>
          </table:table-cell>
          <table:table-cell office:value-type="float" office:value="0.066966" calcext:value-type="float">
            <text:p>0.066966</text:p>
          </table:table-cell>
          <table:table-cell office:value-type="float" office:value="0.074172" calcext:value-type="float">
            <text:p>0.074172</text:p>
          </table:table-cell>
          <table:table-cell office:value-type="float" office:value="-0.029456" calcext:value-type="float">
            <text:p>-0.029456</text:p>
          </table:table-cell>
          <table:table-cell office:value-type="float" office:value="0.170594" calcext:value-type="float">
            <text:p>0.170594</text:p>
          </table:table-cell>
          <table:table-cell office:value-type="float" office:value="0.013416" calcext:value-type="float">
            <text:p>0.013416</text:p>
          </table:table-cell>
          <table:table-cell office:value-type="float" office:value="0.100174" calcext:value-type="float">
            <text:p>0.100174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3.226606" calcext:value-type="float">
            <text:p>3.226606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0.082684" calcext:value-type="float">
            <text:p>0.082684</text:p>
          </table:table-cell>
          <table:table-cell office:value-type="float" office:value="-0.036638" calcext:value-type="float">
            <text:p>-0.036638</text:p>
          </table:table-cell>
          <table:table-cell office:value-type="float" office:value="0.149683" calcext:value-type="float">
            <text:p>0.149683</text:p>
          </table:table-cell>
          <table:table-cell office:value-type="float" office:value="0.006067" calcext:value-type="float">
            <text:p>0.006067</text:p>
          </table:table-cell>
          <table:table-cell office:value-type="float" office:value="0.099909" calcext:value-type="float">
            <text:p>0.099909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289" calcext:value-type="float">
            <text:p>3.0289</text:p>
          </table:table-cell>
          <table:table-cell office:value-type="float" office:value="3.190157" calcext:value-type="float">
            <text:p>3.190157</text:p>
          </table:table-cell>
          <table:table-cell office:value-type="float" office:value="0.024011" calcext:value-type="float">
            <text:p>0.024011</text:p>
          </table:table-cell>
          <table:table-cell office:value-type="float" office:value="0.082878" calcext:value-type="float">
            <text:p>0.082878</text:p>
          </table:table-cell>
          <table:table-cell office:value-type="float" office:value="-0.006344" calcext:value-type="float">
            <text:p>-0.006344</text:p>
          </table:table-cell>
          <table:table-cell office:value-type="float" office:value="0.113234" calcext:value-type="float">
            <text:p>0.113234</text:p>
          </table:table-cell>
          <table:table-cell office:value-type="float" office:value="0.004807" calcext:value-type="float">
            <text:p>0.004807</text:p>
          </table:table-cell>
          <table:table-cell office:value-type="float" office:value="0.100088" calcext:value-type="float">
            <text:p>0.100088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03237" calcext:value-type="float">
            <text:p>3.003237</text:p>
          </table:table-cell>
          <table:table-cell office:value-type="float" office:value="3.18675" calcext:value-type="float">
            <text:p>3.18675</text:p>
          </table:table-cell>
          <table:table-cell office:value-type="float" office:value="0.036843" calcext:value-type="float">
            <text:p>0.036843</text:p>
          </table:table-cell>
          <table:table-cell office:value-type="float" office:value="0.085823" calcext:value-type="float">
            <text:p>0.085823</text:p>
          </table:table-cell>
          <table:table-cell office:value-type="float" office:value="0.012839" calcext:value-type="float">
            <text:p>0.012839</text:p>
          </table:table-cell>
          <table:table-cell office:value-type="float" office:value="0.109827" calcext:value-type="float">
            <text:p>0.109827</text:p>
          </table:table-cell>
          <table:table-cell office:value-type="float" office:value="0.007364" calcext:value-type="float">
            <text:p>0.007364</text:p>
          </table:table-cell>
          <table:table-cell office:value-type="float" office:value="0.099942" calcext:value-type="float">
            <text:p>0.099942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7634" calcext:value-type="float">
            <text:p>2.957634</text:p>
          </table:table-cell>
          <table:table-cell office:value-type="float" office:value="3.199543" calcext:value-type="float">
            <text:p>3.199543</text:p>
          </table:table-cell>
          <table:table-cell office:value-type="float" office:value="0.059645" calcext:value-type="float">
            <text:p>0.059645</text:p>
          </table:table-cell>
          <table:table-cell office:value-type="float" office:value="0.085816" calcext:value-type="float">
            <text:p>0.085816</text:p>
          </table:table-cell>
          <table:table-cell office:value-type="float" office:value="0.02284" calcext:value-type="float">
            <text:p>0.02284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011909" calcext:value-type="float">
            <text:p>0.011909</text:p>
          </table:table-cell>
          <table:table-cell office:value-type="float" office:value="0.09983" calcext:value-type="float">
            <text:p>0.09983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7634" calcext:value-type="float">
            <text:p>2.957634</text:p>
          </table:table-cell>
          <table:table-cell office:value-type="float" office:value="3.233876" calcext:value-type="float">
            <text:p>3.233876</text:p>
          </table:table-cell>
          <table:table-cell office:value-type="float" office:value="0.059645" calcext:value-type="float">
            <text:p>0.059645</text:p>
          </table:table-cell>
          <table:table-cell office:value-type="float" office:value="0.097308" calcext:value-type="float">
            <text:p>0.097308</text:p>
          </table:table-cell>
          <table:table-cell office:value-type="float" office:value="0" calcext:value-type="float">
            <text:p>0</text:p>
          </table:table-cell>
          <table:table-cell office:value-type="float" office:value="0.156953" calcext:value-type="float">
            <text:p>0.156953</text:p>
          </table:table-cell>
          <table:table-cell office:value-type="float" office:value="0.011946" calcext:value-type="float">
            <text:p>0.011946</text:p>
          </table:table-cell>
          <table:table-cell office:value-type="float" office:value="0.100146" calcext:value-type="float">
            <text:p>0.100146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6439" calcext:value-type="float">
            <text:p>2.956439</text:p>
          </table:table-cell>
          <table:table-cell office:value-type="float" office:value="3.251534" calcext:value-type="float">
            <text:p>3.251534</text:p>
          </table:table-cell>
          <table:table-cell office:value-type="float" office:value="0.060242" calcext:value-type="float">
            <text:p>0.060242</text:p>
          </table:table-cell>
          <table:table-cell office:value-type="float" office:value="0.114968" calcext:value-type="float">
            <text:p>0.114968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174611" calcext:value-type="float">
            <text:p>0.174611</text:p>
          </table:table-cell>
          <table:table-cell office:value-type="float" office:value="0.012019" calcext:value-type="float">
            <text:p>0.012019</text:p>
          </table:table-cell>
          <table:table-cell office:value-type="float" office:value="0.099755" calcext:value-type="float">
            <text:p>0.099755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6917" calcext:value-type="float">
            <text:p>2.986917</text:p>
          </table:table-cell>
          <table:table-cell office:value-type="float" office:value="3.247676" calcext:value-type="float">
            <text:p>3.247676</text:p>
          </table:table-cell>
          <table:table-cell office:value-type="float" office:value="0.045003" calcext:value-type="float">
            <text:p>0.045003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-0.015191" calcext:value-type="float">
            <text:p>-0.015191</text:p>
          </table:table-cell>
          <table:table-cell office:value-type="float" office:value="0.170753" calcext:value-type="float">
            <text:p>0.170753</text:p>
          </table:table-cell>
          <table:table-cell office:value-type="float" office:value="0.009029" calcext:value-type="float">
            <text:p>0.009029</text:p>
          </table:table-cell>
          <table:table-cell office:value-type="float" office:value="0.100321" calcext:value-type="float">
            <text:p>0.100321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3648" calcext:value-type="float">
            <text:p>2.973648</text:p>
          </table:table-cell>
          <table:table-cell office:value-type="float" office:value="3.228074" calcext:value-type="float">
            <text:p>3.228074</text:p>
          </table:table-cell>
          <table:table-cell office:value-type="float" office:value="0.051638" calcext:value-type="float">
            <text:p>0.051638</text:p>
          </table:table-cell>
          <table:table-cell office:value-type="float" office:value="0.106162" calcext:value-type="float">
            <text:p>0.106162</text:p>
          </table:table-cell>
          <table:table-cell office:value-type="float" office:value="0.006649" calcext:value-type="float">
            <text:p>0.006649</text:p>
          </table:table-cell>
          <table:table-cell office:value-type="float" office:value="0.151151" calcext:value-type="float">
            <text:p>0.151151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99787" calcext:value-type="float">
            <text:p>0.099787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5423" calcext:value-type="float">
            <text:p>2.985423</text:p>
          </table:table-cell>
          <table:table-cell office:value-type="float" office:value="3.22458" calcext:value-type="float">
            <text:p>3.22458</text:p>
          </table:table-cell>
          <table:table-cell office:value-type="float" office:value="0.04575" calcext:value-type="float">
            <text:p>0.04575</text:p>
          </table:table-cell>
          <table:table-cell office:value-type="float" office:value="0.096031" calcext:value-type="float">
            <text:p>0.096031</text:p>
          </table:table-cell>
          <table:table-cell office:value-type="float" office:value="-0.005876" calcext:value-type="float">
            <text:p>-0.005876</text:p>
          </table:table-cell>
          <table:table-cell office:value-type="float" office:value="0.147657" calcext:value-type="float">
            <text:p>0.147657</text:p>
          </table:table-cell>
          <table:table-cell office:value-type="float" office:value="0.009168" calcext:value-type="float">
            <text:p>0.009168</text:p>
          </table:table-cell>
          <table:table-cell office:value-type="float" office:value="0.100201" calcext:value-type="float">
            <text:p>0.100201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74768" calcext:value-type="float">
            <text:p>3.074768</text:p>
          </table:table-cell>
          <table:table-cell office:value-type="float" office:value="3.205646" calcext:value-type="float">
            <text:p>3.205646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.08283" calcext:value-type="float">
            <text:p>0.08283</text:p>
          </table:table-cell>
          <table:table-cell office:value-type="float" office:value="-0.044816" calcext:value-type="float">
            <text:p>-0.044816</text:p>
          </table:table-cell>
          <table:table-cell office:value-type="float" office:value="0.128723" calcext:value-type="float">
            <text:p>0.128723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9968" calcext:value-type="float">
            <text:p>0.09968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62618" calcext:value-type="float">
            <text:p>3.162618</text:p>
          </table:table-cell>
          <table:table-cell office:value-type="float" office:value="3.146059" calcext:value-type="float">
            <text:p>3.146059</text:p>
          </table:table-cell>
          <table:table-cell office:value-type="float" office:value="-0.042848" calcext:value-type="float">
            <text:p>-0.042848</text:p>
          </table:table-cell>
          <table:table-cell office:value-type="float" office:value="0.068171" calcext:value-type="float">
            <text:p>0.068171</text:p>
          </table:table-cell>
          <table:table-cell office:value-type="float" office:value="-0.043812" calcext:value-type="float">
            <text:p>-0.043812</text:p>
          </table:table-cell>
          <table:table-cell office:value-type="float" office:value="0.069136" calcext:value-type="float">
            <text:p>0.069136</text:p>
          </table:table-cell>
          <table:table-cell office:value-type="float" office:value="-0.008592" calcext:value-type="float">
            <text:p>-0.008592</text:p>
          </table:table-cell>
          <table:table-cell office:value-type="float" office:value="0.100258" calcext:value-type="float">
            <text:p>0.100258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47976" calcext:value-type="float">
            <text:p>3.147976</text:p>
          </table:table-cell>
          <table:table-cell office:value-type="float" office:value="3.090335" calcext:value-type="float">
            <text:p>3.090335</text:p>
          </table:table-cell>
          <table:table-cell office:value-type="float" office:value="-0.035527" calcext:value-type="float">
            <text:p>-0.035527</text:p>
          </table:table-cell>
          <table:table-cell office:value-type="float" office:value="0.056267" calcext:value-type="float">
            <text:p>0.056267</text:p>
          </table:table-cell>
          <table:table-cell office:value-type="float" office:value="0.007329" calcext:value-type="float">
            <text:p>0.007329</text:p>
          </table:table-cell>
          <table:table-cell office:value-type="float" office:value="0.013412" calcext:value-type="float">
            <text:p>0.013412</text:p>
          </table:table-cell>
          <table:table-cell office:value-type="float" office:value="-0.007098" calcext:value-type="float">
            <text:p>-0.007098</text:p>
          </table:table-cell>
          <table:table-cell office:value-type="float" office:value="0.099892" calcext:value-type="float">
            <text:p>0.099892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3393" calcext:value-type="float">
            <text:p>3.043393</text:p>
          </table:table-cell>
          <table:table-cell office:value-type="float" office:value="3.093849" calcext:value-type="float">
            <text:p>3.093849</text:p>
          </table:table-cell>
          <table:table-cell office:value-type="float" office:value="0.016765" calcext:value-type="float">
            <text:p>0.016765</text:p>
          </table:table-cell>
          <table:table-cell office:value-type="float" office:value="0.052268" calcext:value-type="float">
            <text:p>0.052268</text:p>
          </table:table-cell>
          <table:table-cell office:value-type="float" office:value="0.052107" calcext:value-type="float">
            <text:p>0.052107</text:p>
          </table:table-cell>
          <table:table-cell office:value-type="float" office:value="0.016926" calcext:value-type="float">
            <text:p>0.016926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100355" calcext:value-type="float">
            <text:p>0.100355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01559" calcext:value-type="float">
            <text:p>3.001559</text:p>
          </table:table-cell>
          <table:table-cell office:value-type="float" office:value="3.141472" calcext:value-type="float">
            <text:p>3.141472</text:p>
          </table:table-cell>
          <table:table-cell office:value-type="float" office:value="0.037682" calcext:value-type="float">
            <text:p>0.037682</text:p>
          </table:table-cell>
          <table:table-cell office:value-type="float" office:value="0.047866" calcext:value-type="float">
            <text:p>0.047866</text:p>
          </table:table-cell>
          <table:table-cell office:value-type="float" office:value="0.020999" calcext:value-type="float">
            <text:p>0.020999</text:p>
          </table:table-cell>
          <table:table-cell office:value-type="float" office:value="0.064549" calcext:value-type="float">
            <text:p>0.064549</text:p>
          </table:table-cell>
          <table:table-cell office:value-type="float" office:value="0.007507" calcext:value-type="float">
            <text:p>0.007507</text:p>
          </table:table-cell>
          <table:table-cell office:value-type="float" office:value="0.09961" calcext:value-type="float">
            <text:p>0.09961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8442" calcext:value-type="float">
            <text:p>2.988442</text:p>
          </table:table-cell>
          <table:table-cell office:value-type="float" office:value="3.159408" calcext:value-type="float">
            <text:p>3.159408</text:p>
          </table:table-cell>
          <table:table-cell office:value-type="float" office:value="0.04424" calcext:value-type="float">
            <text:p>0.04424</text:p>
          </table:table-cell>
          <table:table-cell office:value-type="float" office:value="0.044788" calcext:value-type="float">
            <text:p>0.044788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0.082485" calcext:value-type="float">
            <text:p>0.082485</text:p>
          </table:table-cell>
          <table:table-cell office:value-type="float" office:value="0.008868" calcext:value-type="float">
            <text:p>0.008868</text:p>
          </table:table-cell>
          <table:table-cell office:value-type="float" office:value="0.100229" calcext:value-type="float">
            <text:p>0.100229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0" calcext:value-type="float">
            <text:p>0</text:p>
          </table:table-cell>
          <table:table-cell office:value-type="float" office:value="-1.5081" calcext:value-type="float">
            <text:p>-1.5081</text:p>
          </table:table-cell>
          <table:table-cell office:value-type="float" office:value="-0.268175" calcext:value-type="float">
            <text:p>-0.268175</text:p>
          </table:table-cell>
          <table:table-cell office:value-type="float" office:value="-1.555825" calcext:value-type="float">
            <text:p>-1.555825</text:p>
          </table:table-cell>
          <table:table-cell office:value-type="float" office:value="-0.22045" calcext:value-type="float">
            <text:p>-0.22045</text:p>
          </table:table-cell>
          <table:table-cell office:value-type="float" office:value="-0.300945" calcext:value-type="float">
            <text:p>-0.300945</text:p>
          </table:table-cell>
          <table:table-cell office:value-type="float" office:value="0.099776" calcext:value-type="float">
            <text:p>0.099776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01362" calcext:value-type="float">
            <text:p>3.101362</text:p>
          </table:table-cell>
          <table:table-cell office:value-type="float" office:value="0" calcext:value-type="float">
            <text:p>0</text:p>
          </table:table-cell>
          <table:table-cell office:value-type="float" office:value="-1.550681" calcext:value-type="float">
            <text:p>-1.550681</text:p>
          </table:table-cell>
          <table:table-cell office:value-type="float" office:value="-0.587781" calcext:value-type="float">
            <text:p>-0.587781</text:p>
          </table:table-cell>
          <table:table-cell office:value-type="float" office:value="-0.04252" calcext:value-type="float">
            <text:p>-0.04252</text:p>
          </table:table-cell>
          <table:table-cell office:value-type="float" office:value="-2.095942" calcext:value-type="float">
            <text:p>-2.095942</text:p>
          </table:table-cell>
          <table:table-cell office:value-type="float" office:value="-0.310577" calcext:value-type="float">
            <text:p>-0.310577</text:p>
          </table:table-cell>
          <table:table-cell office:value-type="float" office:value="0.100142" calcext:value-type="float">
            <text:p>0.100142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45484" calcext:value-type="float">
            <text:p>3.045484</text:p>
          </table:table-cell>
          <table:table-cell office:value-type="float" office:value="0" calcext:value-type="float">
            <text:p>0</text:p>
          </table:table-cell>
          <table:table-cell office:value-type="float" office:value="-1.522742" calcext:value-type="float">
            <text:p>-1.522742</text:p>
          </table:table-cell>
          <table:table-cell office:value-type="float" office:value="-0.902276" calcext:value-type="float">
            <text:p>-0.902276</text:p>
          </table:table-cell>
          <table:table-cell office:value-type="float" office:value="0.027972" calcext:value-type="float">
            <text:p>0.027972</text:p>
          </table:table-cell>
          <table:table-cell office:value-type="float" office:value="-2.45299" calcext:value-type="float">
            <text:p>-2.45299</text:p>
          </table:table-cell>
          <table:table-cell office:value-type="float" office:value="-0.304189" calcext:value-type="float">
            <text:p>-0.304189</text:p>
          </table:table-cell>
          <table:table-cell office:value-type="float" office:value="0.099882" calcext:value-type="float">
            <text:p>0.099882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57634" calcext:value-type="float">
            <text:p>2.957634</text:p>
          </table:table-cell>
          <table:table-cell office:value-type="float" office:value="0" calcext:value-type="float">
            <text:p>0</text:p>
          </table:table-cell>
          <table:table-cell office:value-type="float" office:value="-1.478817" calcext:value-type="float">
            <text:p>-1.478817</text:p>
          </table:table-cell>
          <table:table-cell office:value-type="float" office:value="-1.20779" calcext:value-type="float">
            <text:p>-1.20779</text:p>
          </table:table-cell>
          <table:table-cell office:value-type="float" office:value="0.043839" calcext:value-type="float">
            <text:p>0.043839</text:p>
          </table:table-cell>
          <table:table-cell office:value-type="float" office:value="-2.730446" calcext:value-type="float">
            <text:p>-2.730446</text:p>
          </table:table-cell>
          <table:table-cell office:value-type="float" office:value="-0.296346" calcext:value-type="float">
            <text:p>-0.296346</text:p>
          </table:table-cell>
          <table:table-cell office:value-type="float" office:value="0.100197" calcext:value-type="float">
            <text:p>0.100197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3054" calcext:value-type="float">
            <text:p>2.123054</text:p>
          </table:table-cell>
          <table:table-cell office:value-type="float" office:value="0" calcext:value-type="float">
            <text:p>0</text:p>
          </table:table-cell>
          <table:table-cell office:value-type="float" office:value="-1.061527" calcext:value-type="float">
            <text:p>-1.061527</text:p>
          </table:table-cell>
          <table:table-cell office:value-type="float" office:value="-1.420361" calcext:value-type="float">
            <text:p>-1.420361</text:p>
          </table:table-cell>
          <table:table-cell office:value-type="float" office:value="0.41719" calcext:value-type="float">
            <text:p>0.41719</text:p>
          </table:table-cell>
          <table:table-cell office:value-type="float" office:value="-2.899078" calcext:value-type="float">
            <text:p>-2.899078</text:p>
          </table:table-cell>
          <table:table-cell office:value-type="float" office:value="-0.212356" calcext:value-type="float">
            <text:p>-0.212356</text:p>
          </table:table-cell>
          <table:table-cell office:value-type="float" office:value="0.100024" calcext:value-type="float">
            <text:p>0.100024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61073" calcext:value-type="float">
            <text:p>1.361073</text:p>
          </table:table-cell>
          <table:table-cell office:value-type="float" office:value="0" calcext:value-type="float">
            <text:p>0</text:p>
          </table:table-cell>
          <table:table-cell office:value-type="float" office:value="-0.680536" calcext:value-type="float">
            <text:p>-0.680536</text:p>
          </table:table-cell>
          <table:table-cell office:value-type="float" office:value="-1.54779" calcext:value-type="float">
            <text:p>-1.54779</text:p>
          </table:table-cell>
          <table:table-cell office:value-type="float" office:value="0.381235" calcext:value-type="float">
            <text:p>0.381235</text:p>
          </table:table-cell>
          <table:table-cell office:value-type="float" office:value="-2.609561" calcext:value-type="float">
            <text:p>-2.609561</text:p>
          </table:table-cell>
          <table:table-cell office:value-type="float" office:value="-0.13602" calcext:value-type="float">
            <text:p>-0.13602</text:p>
          </table:table-cell>
          <table:table-cell office:value-type="float" office:value="0.099936" calcext:value-type="float">
            <text:p>0.099936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0125" calcext:value-type="float">
            <text:p>0.710125</text:p>
          </table:table-cell>
          <table:table-cell office:value-type="float" office:value="0" calcext:value-type="float">
            <text:p>0</text:p>
          </table:table-cell>
          <table:table-cell office:value-type="float" office:value="-0.355062" calcext:value-type="float">
            <text:p>-0.355062</text:p>
          </table:table-cell>
          <table:table-cell office:value-type="float" office:value="-1.611803" calcext:value-type="float">
            <text:p>-1.611803</text:p>
          </table:table-cell>
          <table:table-cell office:value-type="float" office:value="0.325022" calcext:value-type="float">
            <text:p>0.325022</text:p>
          </table:table-cell>
          <table:table-cell office:value-type="float" office:value="-2.291888" calcext:value-type="float">
            <text:p>-2.291888</text:p>
          </table:table-cell>
          <table:table-cell office:value-type="float" office:value="-0.071111" calcext:value-type="float">
            <text:p>-0.071111</text:p>
          </table:table-cell>
          <table:table-cell office:value-type="float" office:value="0.100139" calcext:value-type="float">
            <text:p>0.100139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925" calcext:value-type="float">
            <text:p>0.043925</text:p>
          </table:table-cell>
          <table:table-cell office:value-type="float" office:value="0" calcext:value-type="float">
            <text:p>0</text:p>
          </table:table-cell>
          <table:table-cell office:value-type="float" office:value="-0.021963" calcext:value-type="float">
            <text:p>-0.021963</text:p>
          </table:table-cell>
          <table:table-cell office:value-type="float" office:value="-1.619546" calcext:value-type="float">
            <text:p>-1.619546</text:p>
          </table:table-cell>
          <table:table-cell office:value-type="float" office:value="0.334266" calcext:value-type="float">
            <text:p>0.334266</text:p>
          </table:table-cell>
          <table:table-cell office:value-type="float" office:value="-1.975774" calcext:value-type="float">
            <text:p>-1.975774</text:p>
          </table:table-cell>
          <table:table-cell office:value-type="float" office:value="-0.004377" calcext:value-type="float">
            <text:p>-0.004377</text:p>
          </table:table-cell>
          <table:table-cell office:value-type="float" office:value="0.099651" calcext:value-type="float">
            <text:p>0.099651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284" calcext:value-type="float">
            <text:p>-0.029284</text:p>
          </table:table-cell>
          <table:table-cell office:value-type="float" office:value="0" calcext:value-type="float">
            <text:p>0</text:p>
          </table:table-cell>
          <table:table-cell office:value-type="float" office:value="0.014642" calcext:value-type="float">
            <text:p>0.014642</text:p>
          </table:table-cell>
          <table:table-cell office:value-type="float" office:value="-1.624118" calcext:value-type="float">
            <text:p>-1.624118</text:p>
          </table:table-cell>
          <table:table-cell office:value-type="float" office:value="0.036527" calcext:value-type="float">
            <text:p>0.036527</text:p>
          </table:table-cell>
          <table:table-cell office:value-type="float" office:value="-1.646003" calcext:value-type="float">
            <text:p>-1.646003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100212" calcext:value-type="float">
            <text:p>0.100212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632986" calcext:value-type="float">
            <text:p>-1.632986</text:p>
          </table:table-cell>
          <table:table-cell office:value-type="float" office:value="-0.014665" calcext:value-type="float">
            <text:p>-0.014665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0" calcext:value-type="float">
            <text:p>0</text:p>
          </table:table-cell>
          <table:table-cell office:value-type="float" office:value="0.099839" calcext:value-type="float">
            <text:p>0.099839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332042" calcext:value-type="float">
            <text:p>-1.332042</text:p>
          </table:table-cell>
          <table:table-cell office:value-type="float" office:value="0" calcext:value-type="float">
            <text:p>0</text:p>
          </table:table-cell>
          <table:table-cell office:value-type="float" office:value="-1.332042" calcext:value-type="float">
            <text:p>-1.332042</text:p>
          </table:table-cell>
          <table:table-cell office:value-type="float" office:value="0" calcext:value-type="float">
            <text:p>0</text:p>
          </table:table-cell>
          <table:table-cell office:value-type="float" office:value="0.100115" calcext:value-type="float">
            <text:p>0.100115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021465" calcext:value-type="float">
            <text:p>-1.021465</text:p>
          </table:table-cell>
          <table:table-cell office:value-type="float" office:value="0" calcext:value-type="float">
            <text:p>0</text:p>
          </table:table-cell>
          <table:table-cell office:value-type="float" office:value="-1.021465" calcext:value-type="float">
            <text:p>-1.021465</text:p>
          </table:table-cell>
          <table:table-cell office:value-type="float" office:value="0" calcext:value-type="float">
            <text:p>0</text:p>
          </table:table-cell>
          <table:table-cell office:value-type="float" office:value="0.099992" calcext:value-type="float">
            <text:p>0.099992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717277" calcext:value-type="float">
            <text:p>-0.717277</text:p>
          </table:table-cell>
          <table:table-cell office:value-type="float" office:value="0" calcext:value-type="float">
            <text:p>0</text:p>
          </table:table-cell>
          <table:table-cell office:value-type="float" office:value="-0.717277" calcext:value-type="float">
            <text:p>-0.717277</text:p>
          </table:table-cell>
          <table:table-cell office:value-type="float" office:value="0" calcext:value-type="float">
            <text:p>0</text:p>
          </table:table-cell>
          <table:table-cell office:value-type="float" office:value="0.100029" calcext:value-type="float">
            <text:p>0.100029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2093" calcext:value-type="float">
            <text:p>-0.42093</text:p>
          </table:table-cell>
          <table:table-cell office:value-type="float" office:value="0" calcext:value-type="float">
            <text:p>0</text:p>
          </table:table-cell>
          <table:table-cell office:value-type="float" office:value="-0.42093" calcext:value-type="float">
            <text:p>-0.42093</text:p>
          </table:table-cell>
          <table:table-cell office:value-type="float" office:value="0" calcext:value-type="float">
            <text:p>0</text:p>
          </table:table-cell>
          <table:table-cell office:value-type="float" office:value="0.100119" calcext:value-type="float">
            <text:p>0.100119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08574" calcext:value-type="float">
            <text:p>-0.208574</text:p>
          </table:table-cell>
          <table:table-cell office:value-type="float" office:value="0" calcext:value-type="float">
            <text:p>0</text:p>
          </table:table-cell>
          <table:table-cell office:value-type="float" office:value="-0.208574" calcext:value-type="float">
            <text:p>-0.208574</text:p>
          </table:table-cell>
          <table:table-cell office:value-type="float" office:value="0" calcext:value-type="float">
            <text:p>0</text:p>
          </table:table-cell>
          <table:table-cell office:value-type="float" office:value="0.099965" calcext:value-type="float">
            <text:p>0.099965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72554" calcext:value-type="float">
            <text:p>-0.072554</text:p>
          </table:table-cell>
          <table:table-cell office:value-type="float" office:value="0" calcext:value-type="float">
            <text:p>0</text:p>
          </table:table-cell>
          <table:table-cell office:value-type="float" office:value="-0.072554" calcext:value-type="float">
            <text:p>-0.072554</text:p>
          </table:table-cell>
          <table:table-cell office:value-type="float" office:value="0" calcext:value-type="float">
            <text:p>0</text:p>
          </table:table-cell>
          <table:table-cell office:value-type="float" office:value="0.099907" calcext:value-type="float">
            <text:p>0.099907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1443" calcext:value-type="float">
            <text:p>-0.001443</text:p>
          </table:table-cell>
          <table:table-cell office:value-type="float" office:value="0" calcext:value-type="float">
            <text:p>0</text:p>
          </table:table-cell>
          <table:table-cell office:value-type="float" office:value="-0.001443" calcext:value-type="float">
            <text:p>-0.001443</text:p>
          </table:table-cell>
          <table:table-cell office:value-type="float" office:value="0" calcext:value-type="float">
            <text:p>0</text:p>
          </table:table-cell>
          <table:table-cell office:value-type="float" office:value="0.100096" calcext:value-type="float">
            <text:p>0.100096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" calcext:value-type="float">
            <text:p>0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" calcext:value-type="float">
            <text:p>0</text:p>
          </table:table-cell>
          <table:table-cell office:value-type="float" office:value="0.099862" calcext:value-type="float">
            <text:p>0.099862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44" calcext:value-type="float">
            <text:p>0.099944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0" calcext:value-type="float">
            <text:p>0</text:p>
          </table:table-cell>
          <table:table-cell office:value-type="float" office:value="-2.574341" calcext:value-type="float">
            <text:p>-2.574341</text:p>
          </table:table-cell>
          <table:table-cell office:value-type="float" office:value="-1.169231" calcext:value-type="float">
            <text:p>-1.169231</text:p>
          </table:table-cell>
          <table:table-cell office:value-type="float" office:value="-0.234185" calcext:value-type="float">
            <text:p>-0.234185</text:p>
          </table:table-cell>
          <table:table-cell office:value-type="float" office:value="-1.167537" calcext:value-type="float">
            <text:p>-1.167537</text:p>
          </table:table-cell>
          <table:table-cell office:value-type="float" office:value="-0.23588" calcext:value-type="float">
            <text:p>-0.23588</text:p>
          </table:table-cell>
          <table:table-cell office:value-type="float" office:value="-0.234185" calcext:value-type="float">
            <text:p>-0.234185</text:p>
          </table:table-cell>
          <table:table-cell office:value-type="float" office:value="0.100145" calcext:value-type="float">
            <text:p>0.100145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0" calcext:value-type="float">
            <text:p>0</text:p>
          </table:table-cell>
          <table:table-cell office:value-type="float" office:value="-3.975258" calcext:value-type="float">
            <text:p>-3.975258</text:p>
          </table:table-cell>
          <table:table-cell office:value-type="float" office:value="-1.169231" calcext:value-type="float">
            <text:p>-1.169231</text:p>
          </table:table-cell>
          <table:table-cell office:value-type="float" office:value="-0.467566" calcext:value-type="float">
            <text:p>-0.467566</text:p>
          </table:table-cell>
          <table:table-cell office:value-type="float" office:value="0" calcext:value-type="float">
            <text:p>0</text:p>
          </table:table-cell>
          <table:table-cell office:value-type="float" office:value="-1.636797" calcext:value-type="float">
            <text:p>-1.636797</text:p>
          </table:table-cell>
          <table:table-cell office:value-type="float" office:value="-0.23338" calcext:value-type="float">
            <text:p>-0.23338</text:p>
          </table:table-cell>
          <table:table-cell office:value-type="float" office:value="0.099801" calcext:value-type="float">
            <text:p>0.099801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0" calcext:value-type="float">
            <text:p>0</text:p>
          </table:table-cell>
          <table:table-cell office:value-type="float" office:value="-4.209198" calcext:value-type="float">
            <text:p>-4.209198</text:p>
          </table:table-cell>
          <table:table-cell office:value-type="float" office:value="-1.169231" calcext:value-type="float">
            <text:p>-1.169231</text:p>
          </table:table-cell>
          <table:table-cell office:value-type="float" office:value="-0.701505" calcext:value-type="float">
            <text:p>-0.701505</text:p>
          </table:table-cell>
          <table:table-cell office:value-type="float" office:value="0" calcext:value-type="float">
            <text:p>0</text:p>
          </table:table-cell>
          <table:table-cell office:value-type="float" office:value="-1.870736" calcext:value-type="float">
            <text:p>-1.870736</text:p>
          </table:table-cell>
          <table:table-cell office:value-type="float" office:value="-0.23394" calcext:value-type="float">
            <text:p>-0.23394</text:p>
          </table:table-cell>
          <table:table-cell office:value-type="float" office:value="0.10004" calcext:value-type="float">
            <text:p>0.10004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53602" calcext:value-type="float">
            <text:p>-0.753602</text:p>
          </table:table-cell>
          <table:table-cell office:value-type="float" office:value="-4.367313" calcext:value-type="float">
            <text:p>-4.367313</text:p>
          </table:table-cell>
          <table:table-cell office:value-type="float" office:value="-0.79243" calcext:value-type="float">
            <text:p>-0.79243</text:p>
          </table:table-cell>
          <table:table-cell office:value-type="float" office:value="-0.860261" calcext:value-type="float">
            <text:p>-0.860261</text:p>
          </table:table-cell>
          <table:table-cell office:value-type="float" office:value="0.376161" calcext:value-type="float">
            <text:p>0.376161</text:p>
          </table:table-cell>
          <table:table-cell office:value-type="float" office:value="-2.028852" calcext:value-type="float">
            <text:p>-2.028852</text:p>
          </table:table-cell>
          <table:table-cell office:value-type="float" office:value="-0.158756" calcext:value-type="float">
            <text:p>-0.158756</text:p>
          </table:table-cell>
          <table:table-cell office:value-type="float" office:value="0.10017" calcext:value-type="float">
            <text:p>0.10017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395327" calcext:value-type="float">
            <text:p>-0.395327</text:p>
          </table:table-cell>
          <table:table-cell office:value-type="float" office:value="-4.185302" calcext:value-type="float">
            <text:p>-4.185302</text:p>
          </table:table-cell>
          <table:table-cell office:value-type="float" office:value="-0.971567" calcext:value-type="float">
            <text:p>-0.971567</text:p>
          </table:table-cell>
          <table:table-cell office:value-type="float" office:value="-1.054489" calcext:value-type="float">
            <text:p>-1.054489</text:p>
          </table:table-cell>
          <table:table-cell office:value-type="float" office:value="-0.179216" calcext:value-type="float">
            <text:p>-0.179216</text:p>
          </table:table-cell>
          <table:table-cell office:value-type="float" office:value="-1.84684" calcext:value-type="float">
            <text:p>-1.84684</text:p>
          </table:table-cell>
          <table:table-cell office:value-type="float" office:value="-0.194228" calcext:value-type="float">
            <text:p>-0.194228</text:p>
          </table:table-cell>
          <table:table-cell office:value-type="float" office:value="0.099956" calcext:value-type="float">
            <text:p>0.099956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10957" calcext:value-type="float">
            <text:p>-1.10957</text:p>
          </table:table-cell>
          <table:table-cell office:value-type="float" office:value="-4.487879" calcext:value-type="float">
            <text:p>-4.487879</text:p>
          </table:table-cell>
          <table:table-cell office:value-type="float" office:value="-0.614446" calcext:value-type="float">
            <text:p>-0.614446</text:p>
          </table:table-cell>
          <table:table-cell office:value-type="float" office:value="-1.177131" calcext:value-type="float">
            <text:p>-1.177131</text:p>
          </table:table-cell>
          <table:table-cell office:value-type="float" office:value="0.357841" calcext:value-type="float">
            <text:p>0.357841</text:p>
          </table:table-cell>
          <table:table-cell office:value-type="float" office:value="-2.149418" calcext:value-type="float">
            <text:p>-2.149418</text:p>
          </table:table-cell>
          <table:table-cell office:value-type="float" office:value="-0.122642" calcext:value-type="float">
            <text:p>-0.122642</text:p>
          </table:table-cell>
          <table:table-cell office:value-type="float" office:value="0.099799" calcext:value-type="float">
            <text:p>0.099799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10281" calcext:value-type="float">
            <text:p>-1.010281</text:p>
          </table:table-cell>
          <table:table-cell office:value-type="float" office:value="-4.262922" calcext:value-type="float">
            <text:p>-4.262922</text:p>
          </table:table-cell>
          <table:table-cell office:value-type="float" office:value="-0.66409" calcext:value-type="float">
            <text:p>-0.66409</text:p>
          </table:table-cell>
          <table:table-cell office:value-type="float" office:value="-1.309997" calcext:value-type="float">
            <text:p>-1.309997</text:p>
          </table:table-cell>
          <table:table-cell office:value-type="float" office:value="-0.049627" calcext:value-type="float">
            <text:p>-0.049627</text:p>
          </table:table-cell>
          <table:table-cell office:value-type="float" office:value="-1.92446" calcext:value-type="float">
            <text:p>-1.92446</text:p>
          </table:table-cell>
          <table:table-cell office:value-type="float" office:value="-0.132866" calcext:value-type="float">
            <text:p>-0.132866</text:p>
          </table:table-cell>
          <table:table-cell office:value-type="float" office:value="0.100036" calcext:value-type="float">
            <text:p>0.100036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56495" calcext:value-type="float">
            <text:p>-0.956495</text:p>
          </table:table-cell>
          <table:table-cell office:value-type="float" office:value="-4.450749" calcext:value-type="float">
            <text:p>-4.450749</text:p>
          </table:table-cell>
          <table:table-cell office:value-type="float" office:value="-0.690983" calcext:value-type="float">
            <text:p>-0.690983</text:p>
          </table:table-cell>
          <table:table-cell office:value-type="float" office:value="-1.448196" calcext:value-type="float">
            <text:p>-1.448196</text:p>
          </table:table-cell>
          <table:table-cell office:value-type="float" office:value="-0.026892" calcext:value-type="float">
            <text:p>-0.026892</text:p>
          </table:table-cell>
          <table:table-cell office:value-type="float" office:value="-2.112287" calcext:value-type="float">
            <text:p>-2.112287</text:p>
          </table:table-cell>
          <table:table-cell office:value-type="float" office:value="-0.1382" calcext:value-type="float">
            <text:p>-0.1382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24923" calcext:value-type="float">
            <text:p>-1.024923</text:p>
          </table:table-cell>
          <table:table-cell office:value-type="float" office:value="-4.609229" calcext:value-type="float">
            <text:p>-4.609229</text:p>
          </table:table-cell>
          <table:table-cell office:value-type="float" office:value="-0.656769" calcext:value-type="float">
            <text:p>-0.656769</text:p>
          </table:table-cell>
          <table:table-cell office:value-type="float" office:value="-1.579867" calcext:value-type="float">
            <text:p>-1.579867</text:p>
          </table:table-cell>
          <table:table-cell office:value-type="float" office:value="0.034132" calcext:value-type="float">
            <text:p>0.034132</text:p>
          </table:table-cell>
          <table:table-cell office:value-type="float" office:value="-2.270768" calcext:value-type="float">
            <text:p>-2.270768</text:p>
          </table:table-cell>
          <table:table-cell office:value-type="float" office:value="-0.13167" calcext:value-type="float">
            <text:p>-0.13167</text:p>
          </table:table-cell>
          <table:table-cell office:value-type="float" office:value="0.100241" calcext:value-type="float">
            <text:p>0.100241</text:p>
          </table:table-cell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80536" calcext:value-type="float">
            <text:p>-0.680536</text:p>
          </table:table-cell>
          <table:table-cell office:value-type="float" office:value="-4.740478" calcext:value-type="float">
            <text:p>-4.740478</text:p>
          </table:table-cell>
          <table:table-cell office:value-type="float" office:value="-0.828963" calcext:value-type="float">
            <text:p>-0.828963</text:p>
          </table:table-cell>
          <table:table-cell office:value-type="float" office:value="-1.745457" calcext:value-type="float">
            <text:p>-1.745457</text:p>
          </table:table-cell>
          <table:table-cell office:value-type="float" office:value="-0.172403" calcext:value-type="float">
            <text:p>-0.172403</text:p>
          </table:table-cell>
          <table:table-cell office:value-type="float" office:value="-2.402016" calcext:value-type="float">
            <text:p>-2.402016</text:p>
          </table:table-cell>
          <table:table-cell office:value-type="float" office:value="-0.16559" calcext:value-type="float">
            <text:p>-0.16559</text:p>
          </table:table-cell>
          <table:table-cell office:value-type="float" office:value="0.099878" calcext:value-type="float">
            <text:p>0.099878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44237" calcext:value-type="float">
            <text:p>-0.644237</text:p>
          </table:table-cell>
          <table:table-cell office:value-type="float" office:value="-4.847753" calcext:value-type="float">
            <text:p>-4.847753</text:p>
          </table:table-cell>
          <table:table-cell office:value-type="float" office:value="-0.847112" calcext:value-type="float">
            <text:p>-0.847112</text:p>
          </table:table-cell>
          <table:table-cell office:value-type="float" office:value="-1.680364" calcext:value-type="float">
            <text:p>-1.680364</text:p>
          </table:table-cell>
          <table:table-cell office:value-type="float" office:value="-0.018185" calcext:value-type="float">
            <text:p>-0.018185</text:p>
          </table:table-cell>
          <table:table-cell office:value-type="float" office:value="-2.509291" calcext:value-type="float">
            <text:p>-2.509291</text:p>
          </table:table-cell>
          <table:table-cell office:value-type="float" office:value="-0.169092" calcext:value-type="float">
            <text:p>-0.169092</text:p>
          </table:table-cell>
          <table:table-cell office:value-type="float" office:value="0.099805" calcext:value-type="float">
            <text:p>0.099805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26064" calcext:value-type="float">
            <text:p>-0.826064</text:p>
          </table:table-cell>
          <table:table-cell office:value-type="float" office:value="-4.78389" calcext:value-type="float">
            <text:p>-4.78389</text:p>
          </table:table-cell>
          <table:table-cell office:value-type="float" office:value="-0.756199" calcext:value-type="float">
            <text:p>-0.756199</text:p>
          </table:table-cell>
          <table:table-cell office:value-type="float" office:value="-1.598456" calcext:value-type="float">
            <text:p>-1.598456</text:p>
          </table:table-cell>
          <table:table-cell office:value-type="float" office:value="0.090774" calcext:value-type="float">
            <text:p>0.090774</text:p>
          </table:table-cell>
          <table:table-cell office:value-type="float" office:value="-2.445429" calcext:value-type="float">
            <text:p>-2.445429</text:p>
          </table:table-cell>
          <table:table-cell office:value-type="float" office:value="-0.151473" calcext:value-type="float">
            <text:p>-0.151473</text:p>
          </table:table-cell>
          <table:table-cell office:value-type="float" office:value="0.100154" calcext:value-type="float">
            <text:p>0.100154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2243" calcext:value-type="float">
            <text:p>-0.92243</text:p>
          </table:table-cell>
          <table:table-cell office:value-type="float" office:value="-4.6008" calcext:value-type="float">
            <text:p>-4.6008</text:p>
          </table:table-cell>
          <table:table-cell office:value-type="float" office:value="-0.708016" calcext:value-type="float">
            <text:p>-0.708016</text:p>
          </table:table-cell>
          <table:table-cell office:value-type="float" office:value="-1.506149" calcext:value-type="float">
            <text:p>-1.506149</text:p>
          </table:table-cell>
          <table:table-cell office:value-type="float" office:value="0.048173" calcext:value-type="float">
            <text:p>0.048173</text:p>
          </table:table-cell>
          <table:table-cell office:value-type="float" office:value="-2.262338" calcext:value-type="float">
            <text:p>-2.262338</text:p>
          </table:table-cell>
          <table:table-cell office:value-type="float" office:value="-0.141633" calcext:value-type="float">
            <text:p>-0.141633</text:p>
          </table:table-cell>
          <table:table-cell office:value-type="float" office:value="0.100021" calcext:value-type="float">
            <text:p>0.100021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58068" calcext:value-type="float">
            <text:p>-0.858068</text:p>
          </table:table-cell>
          <table:table-cell office:value-type="float" office:value="-4.541845" calcext:value-type="float">
            <text:p>-4.541845</text:p>
          </table:table-cell>
          <table:table-cell office:value-type="float" office:value="-0.740197" calcext:value-type="float">
            <text:p>-0.740197</text:p>
          </table:table-cell>
          <table:table-cell office:value-type="float" office:value="-1.49538" calcext:value-type="float">
            <text:p>-1.49538</text:p>
          </table:table-cell>
          <table:table-cell office:value-type="float" office:value="-0.032193" calcext:value-type="float">
            <text:p>-0.032193</text:p>
          </table:table-cell>
          <table:table-cell office:value-type="float" office:value="-2.203384" calcext:value-type="float">
            <text:p>-2.203384</text:p>
          </table:table-cell>
          <table:table-cell office:value-type="float" office:value="-0.147986" calcext:value-type="float">
            <text:p>-0.147986</text:p>
          </table:table-cell>
          <table:table-cell office:value-type="float" office:value="0.099964" calcext:value-type="float">
            <text:p>0.099964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97079" calcext:value-type="float">
            <text:p>-0.797079</text:p>
          </table:table-cell>
          <table:table-cell office:value-type="float" office:value="-4.533959" calcext:value-type="float">
            <text:p>-4.533959</text:p>
          </table:table-cell>
          <table:table-cell office:value-type="float" office:value="-0.770691" calcext:value-type="float">
            <text:p>-0.770691</text:p>
          </table:table-cell>
          <table:table-cell office:value-type="float" office:value="-1.455299" calcext:value-type="float">
            <text:p>-1.455299</text:p>
          </table:table-cell>
          <table:table-cell office:value-type="float" office:value="-0.030493" calcext:value-type="float">
            <text:p>-0.030493</text:p>
          </table:table-cell>
          <table:table-cell office:value-type="float" office:value="-2.195498" calcext:value-type="float">
            <text:p>-2.195498</text:p>
          </table:table-cell>
          <table:table-cell office:value-type="float" office:value="-0.154147" calcext:value-type="float">
            <text:p>-0.154147</text:p>
          </table:table-cell>
          <table:table-cell office:value-type="float" office:value="0.100006" calcext:value-type="float">
            <text:p>0.100006</text:p>
          </table:table-cell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46729" calcext:value-type="float">
            <text:p>-0.746729</text:p>
          </table:table-cell>
          <table:table-cell office:value-type="float" office:value="-4.600851" calcext:value-type="float">
            <text:p>-4.600851</text:p>
          </table:table-cell>
          <table:table-cell office:value-type="float" office:value="-0.795866" calcext:value-type="float">
            <text:p>-0.795866</text:p>
          </table:table-cell>
          <table:table-cell office:value-type="float" office:value="-1.491716" calcext:value-type="float">
            <text:p>-1.491716</text:p>
          </table:table-cell>
          <table:table-cell office:value-type="float" office:value="-0.025193" calcext:value-type="float">
            <text:p>-0.025193</text:p>
          </table:table-cell>
          <table:table-cell office:value-type="float" office:value="-2.262389" calcext:value-type="float">
            <text:p>-2.262389</text:p>
          </table:table-cell>
          <table:table-cell office:value-type="float" office:value="-0.159059" calcext:value-type="float">
            <text:p>-0.159059</text:p>
          </table:table-cell>
          <table:table-cell office:value-type="float" office:value="0.099928" calcext:value-type="float">
            <text:p>0.099928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36154" calcext:value-type="float">
            <text:p>-0.636154</text:p>
          </table:table-cell>
          <table:table-cell office:value-type="float" office:value="-4.663343" calcext:value-type="float">
            <text:p>-4.663343</text:p>
          </table:table-cell>
          <table:table-cell office:value-type="float" office:value="-0.851154" calcext:value-type="float">
            <text:p>-0.851154</text:p>
          </table:table-cell>
          <table:table-cell office:value-type="float" office:value="-1.529032" calcext:value-type="float">
            <text:p>-1.529032</text:p>
          </table:table-cell>
          <table:table-cell office:value-type="float" office:value="-0.055304" calcext:value-type="float">
            <text:p>-0.055304</text:p>
          </table:table-cell>
          <table:table-cell office:value-type="float" office:value="-2.324882" calcext:value-type="float">
            <text:p>-2.324882</text:p>
          </table:table-cell>
          <table:table-cell office:value-type="float" office:value="-0.170182" calcext:value-type="float">
            <text:p>-0.170182</text:p>
          </table:table-cell>
          <table:table-cell office:value-type="float" office:value="0.099971" calcext:value-type="float">
            <text:p>0.099971</text:p>
          </table:table-cell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27103" calcext:value-type="float">
            <text:p>-0.527103</text:p>
          </table:table-cell>
          <table:table-cell office:value-type="float" office:value="-4.762224" calcext:value-type="float">
            <text:p>-4.762224</text:p>
          </table:table-cell>
          <table:table-cell office:value-type="float" office:value="-0.905679" calcext:value-type="float">
            <text:p>-0.905679</text:p>
          </table:table-cell>
          <table:table-cell office:value-type="float" office:value="-1.572461" calcext:value-type="float">
            <text:p>-1.572461</text:p>
          </table:table-cell>
          <table:table-cell office:value-type="float" office:value="-0.054377" calcext:value-type="float">
            <text:p>-0.054377</text:p>
          </table:table-cell>
          <table:table-cell office:value-type="float" office:value="-2.423763" calcext:value-type="float">
            <text:p>-2.423763</text:p>
          </table:table-cell>
          <table:table-cell office:value-type="float" office:value="-0.181628" calcext:value-type="float">
            <text:p>-0.181628</text:p>
          </table:table-cell>
          <table:table-cell office:value-type="float" office:value="0.100272" calcext:value-type="float">
            <text:p>0.100272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21724" calcext:value-type="float">
            <text:p>-0.521724</text:p>
          </table:table-cell>
          <table:table-cell office:value-type="float" office:value="-4.866407" calcext:value-type="float">
            <text:p>-4.866407</text:p>
          </table:table-cell>
          <table:table-cell office:value-type="float" office:value="-0.908369" calcext:value-type="float">
            <text:p>-0.908369</text:p>
          </table:table-cell>
          <table:table-cell office:value-type="float" office:value="-1.622269" calcext:value-type="float">
            <text:p>-1.622269</text:p>
          </table:table-cell>
          <table:table-cell office:value-type="float" office:value="-0.002692" calcext:value-type="float">
            <text:p>-0.002692</text:p>
          </table:table-cell>
          <table:table-cell office:value-type="float" office:value="-2.527946" calcext:value-type="float">
            <text:p>-2.527946</text:p>
          </table:table-cell>
          <table:table-cell office:value-type="float" office:value="-0.181479" calcext:value-type="float">
            <text:p>-0.181479</text:p>
          </table:table-cell>
          <table:table-cell office:value-type="float" office:value="0.099893" calcext:value-type="float">
            <text:p>0.099893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56387" calcext:value-type="float">
            <text:p>-0.556387</text:p>
          </table:table-cell>
          <table:table-cell office:value-type="float" office:value="-4.881649" calcext:value-type="float">
            <text:p>-4.881649</text:p>
          </table:table-cell>
          <table:table-cell office:value-type="float" office:value="-0.891038" calcext:value-type="float">
            <text:p>-0.891038</text:p>
          </table:table-cell>
          <table:table-cell office:value-type="float" office:value="-1.634812" calcext:value-type="float">
            <text:p>-1.634812</text:p>
          </table:table-cell>
          <table:table-cell office:value-type="float" office:value="0.017338" calcext:value-type="float">
            <text:p>0.017338</text:p>
          </table:table-cell>
          <table:table-cell office:value-type="float" office:value="-2.543188" calcext:value-type="float">
            <text:p>-2.543188</text:p>
          </table:table-cell>
          <table:table-cell office:value-type="float" office:value="-0.178133" calcext:value-type="float">
            <text:p>-0.178133</text:p>
          </table:table-cell>
          <table:table-cell office:value-type="float" office:value="0.099958" calcext:value-type="float">
            <text:p>0.099958</text:p>
          </table:table-cell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47388" calcext:value-type="float">
            <text:p>-0.547388</text:p>
          </table:table-cell>
          <table:table-cell office:value-type="float" office:value="-4.874332" calcext:value-type="float">
            <text:p>-4.874332</text:p>
          </table:table-cell>
          <table:table-cell office:value-type="float" office:value="-0.895537" calcext:value-type="float">
            <text:p>-0.895537</text:p>
          </table:table-cell>
          <table:table-cell office:value-type="float" office:value="-1.644832" calcext:value-type="float">
            <text:p>-1.644832</text:p>
          </table:table-cell>
          <table:table-cell office:value-type="float" office:value="-0.004499" calcext:value-type="float">
            <text:p>-0.004499</text:p>
          </table:table-cell>
          <table:table-cell office:value-type="float" office:value="-2.53587" calcext:value-type="float">
            <text:p>-2.53587</text:p>
          </table:table-cell>
          <table:table-cell office:value-type="float" office:value="-0.179113" calcext:value-type="float">
            <text:p>-0.179113</text:p>
          </table:table-cell>
          <table:table-cell office:value-type="float" office:value="0.100003" calcext:value-type="float">
            <text:p>0.100003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56387" calcext:value-type="float">
            <text:p>-0.556387</text:p>
          </table:table-cell>
          <table:table-cell office:value-type="float" office:value="-4.905765" calcext:value-type="float">
            <text:p>-4.905765</text:p>
          </table:table-cell>
          <table:table-cell office:value-type="float" office:value="-0.891038" calcext:value-type="float">
            <text:p>-0.891038</text:p>
          </table:table-cell>
          <table:table-cell office:value-type="float" office:value="-1.671772" calcext:value-type="float">
            <text:p>-1.671772</text:p>
          </table:table-cell>
          <table:table-cell office:value-type="float" office:value="0.004494" calcext:value-type="float">
            <text:p>0.004494</text:p>
          </table:table-cell>
          <table:table-cell office:value-type="float" office:value="-2.567304" calcext:value-type="float">
            <text:p>-2.567304</text:p>
          </table:table-cell>
          <table:table-cell office:value-type="float" office:value="-0.178412" calcext:value-type="float">
            <text:p>-0.178412</text:p>
          </table:table-cell>
          <table:table-cell office:value-type="float" office:value="0.100115" calcext:value-type="float">
            <text:p>0.100115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84033" calcext:value-type="float">
            <text:p>-0.884033</text:p>
          </table:table-cell>
          <table:table-cell office:value-type="float" office:value="-4.9051" calcext:value-type="float">
            <text:p>-4.9051</text:p>
          </table:table-cell>
          <table:table-cell office:value-type="float" office:value="-0.727214" calcext:value-type="float">
            <text:p>-0.727214</text:p>
          </table:table-cell>
          <table:table-cell office:value-type="float" office:value="-1.675433" calcext:value-type="float">
            <text:p>-1.675433</text:p>
          </table:table-cell>
          <table:table-cell office:value-type="float" office:value="0.163992" calcext:value-type="float">
            <text:p>0.163992</text:p>
          </table:table-cell>
          <table:table-cell office:value-type="float" office:value="-2.566639" calcext:value-type="float">
            <text:p>-2.566639</text:p>
          </table:table-cell>
          <table:table-cell office:value-type="float" office:value="-0.145293" calcext:value-type="float">
            <text:p>-0.145293</text:p>
          </table:table-cell>
          <table:table-cell office:value-type="float" office:value="0.099897" calcext:value-type="float">
            <text:p>0.099897</text:p>
          </table:table-cell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63863" calcext:value-type="float">
            <text:p>-0.863863</text:p>
          </table:table-cell>
          <table:table-cell office:value-type="float" office:value="-4.74055" calcext:value-type="float">
            <text:p>-4.74055</text:p>
          </table:table-cell>
          <table:table-cell office:value-type="float" office:value="-0.737299" calcext:value-type="float">
            <text:p>-0.737299</text:p>
          </table:table-cell>
          <table:table-cell office:value-type="float" office:value="-1.674876" calcext:value-type="float">
            <text:p>-1.674876</text:p>
          </table:table-cell>
          <table:table-cell office:value-type="float" office:value="-0.010087" calcext:value-type="float">
            <text:p>-0.010087</text:p>
          </table:table-cell>
          <table:table-cell office:value-type="float" office:value="-2.402089" calcext:value-type="float">
            <text:p>-2.402089</text:p>
          </table:table-cell>
          <table:table-cell office:value-type="float" office:value="-0.14743" calcext:value-type="float">
            <text:p>-0.14743</text:p>
          </table:table-cell>
          <table:table-cell office:value-type="float" office:value="0.09998" calcext:value-type="float">
            <text:p>0.09998</text:p>
          </table:table-cell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72862" calcext:value-type="float">
            <text:p>-0.872862</text:p>
          </table:table-cell>
          <table:table-cell office:value-type="float" office:value="-4.743024" calcext:value-type="float">
            <text:p>-4.743024</text:p>
          </table:table-cell>
          <table:table-cell office:value-type="float" office:value="-0.7328" calcext:value-type="float">
            <text:p>-0.7328</text:p>
          </table:table-cell>
          <table:table-cell office:value-type="float" office:value="-1.667263" calcext:value-type="float">
            <text:p>-1.66726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2.404563" calcext:value-type="float">
            <text:p>-2.404563</text:p>
          </table:table-cell>
          <table:table-cell office:value-type="float" office:value="-0.146534" calcext:value-type="float">
            <text:p>-0.146534</text:p>
          </table:table-cell>
          <table:table-cell office:value-type="float" office:value="0.099982" calcext:value-type="float">
            <text:p>0.099982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72434" calcext:value-type="float">
            <text:p>-1.072434</text:p>
          </table:table-cell>
          <table:table-cell office:value-type="float" office:value="-4.706126" calcext:value-type="float">
            <text:p>-4.706126</text:p>
          </table:table-cell>
          <table:table-cell office:value-type="float" office:value="-0.633014" calcext:value-type="float">
            <text:p>-0.633014</text:p>
          </table:table-cell>
          <table:table-cell office:value-type="float" office:value="-1.63508" calcext:value-type="float">
            <text:p>-1.63508</text:p>
          </table:table-cell>
          <table:table-cell office:value-type="float" office:value="0.099571" calcext:value-type="float">
            <text:p>0.099571</text:p>
          </table:table-cell>
          <table:table-cell office:value-type="float" office:value="-2.367665" calcext:value-type="float">
            <text:p>-2.367665</text:p>
          </table:table-cell>
          <table:table-cell office:value-type="float" office:value="-0.126876" calcext:value-type="float">
            <text:p>-0.126876</text:p>
          </table:table-cell>
          <table:table-cell office:value-type="float" office:value="0.100216" calcext:value-type="float">
            <text:p>0.100216</text:p>
          </table:table-cell>
          <table:table-cell table:number-columns-repeated="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8349" calcext:value-type="float">
            <text:p>-1.08349</text:p>
          </table:table-cell>
          <table:table-cell office:value-type="float" office:value="-4.561659" calcext:value-type="float">
            <text:p>-4.561659</text:p>
          </table:table-cell>
          <table:table-cell office:value-type="float" office:value="-0.627486" calcext:value-type="float">
            <text:p>-0.627486</text:p>
          </table:table-cell>
          <table:table-cell office:value-type="float" office:value="-1.590174" calcext:value-type="float">
            <text:p>-1.590174</text:p>
          </table:table-cell>
          <table:table-cell office:value-type="float" office:value="0.005538" calcext:value-type="float">
            <text:p>0.005538</text:p>
          </table:table-cell>
          <table:table-cell office:value-type="float" office:value="-2.223198" calcext:value-type="float">
            <text:p>-2.223198</text:p>
          </table:table-cell>
          <table:table-cell office:value-type="float" office:value="-0.125275" calcext:value-type="float">
            <text:p>-0.125275</text:p>
          </table:table-cell>
          <table:table-cell office:value-type="float" office:value="0.099823" calcext:value-type="float">
            <text:p>0.099823</text:p>
          </table:table-cell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20805" calcext:value-type="float">
            <text:p>-1.020805</text:p>
          </table:table-cell>
          <table:table-cell office:value-type="float" office:value="-4.506523" calcext:value-type="float">
            <text:p>-4.506523</text:p>
          </table:table-cell>
          <table:table-cell office:value-type="float" office:value="-0.658829" calcext:value-type="float">
            <text:p>-0.658829</text:p>
          </table:table-cell>
          <table:table-cell office:value-type="float" office:value="-1.540525" calcext:value-type="float">
            <text:p>-1.540525</text:p>
          </table:table-cell>
          <table:table-cell office:value-type="float" office:value="-0.031292" calcext:value-type="float">
            <text:p>-0.031292</text:p>
          </table:table-cell>
          <table:table-cell office:value-type="float" office:value="-2.168061" calcext:value-type="float">
            <text:p>-2.168061</text:p>
          </table:table-cell>
          <table:table-cell office:value-type="float" office:value="-0.131979" calcext:value-type="float">
            <text:p>-0.131979</text:p>
          </table:table-cell>
          <table:table-cell office:value-type="float" office:value="0.100162" calcext:value-type="float">
            <text:p>0.100162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51714" calcext:value-type="float">
            <text:p>-0.951714</text:p>
          </table:table-cell>
          <table:table-cell office:value-type="float" office:value="-4.494728" calcext:value-type="float">
            <text:p>-4.494728</text:p>
          </table:table-cell>
          <table:table-cell office:value-type="float" office:value="-0.693374" calcext:value-type="float">
            <text:p>-0.693374</text:p>
          </table:table-cell>
          <table:table-cell office:value-type="float" office:value="-1.497494" calcext:value-type="float">
            <text:p>-1.497494</text:p>
          </table:table-cell>
          <table:table-cell office:value-type="float" office:value="-0.034602" calcext:value-type="float">
            <text:p>-0.034602</text:p>
          </table:table-cell>
          <table:table-cell office:value-type="float" office:value="-2.156266" calcext:value-type="float">
            <text:p>-2.156266</text:p>
          </table:table-cell>
          <table:table-cell office:value-type="float" office:value="-0.138448" calcext:value-type="float">
            <text:p>-0.138448</text:p>
          </table:table-cell>
          <table:table-cell office:value-type="float" office:value="0.099837" calcext:value-type="float">
            <text:p>0.099837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98525" calcext:value-type="float">
            <text:p>-0.898525</text:p>
          </table:table-cell>
          <table:table-cell office:value-type="float" office:value="-4.494939" calcext:value-type="float">
            <text:p>-4.494939</text:p>
          </table:table-cell>
          <table:table-cell office:value-type="float" office:value="-0.719968" calcext:value-type="float">
            <text:p>-0.719968</text:p>
          </table:table-cell>
          <table:table-cell office:value-type="float" office:value="-1.463143" calcext:value-type="float">
            <text:p>-1.463143</text:p>
          </table:table-cell>
          <table:table-cell office:value-type="float" office:value="-0.026633" calcext:value-type="float">
            <text:p>-0.026633</text:p>
          </table:table-cell>
          <table:table-cell office:value-type="float" office:value="-2.156478" calcext:value-type="float">
            <text:p>-2.156478</text:p>
          </table:table-cell>
          <table:table-cell office:value-type="float" office:value="-0.143782" calcext:value-type="float">
            <text:p>-0.143782</text:p>
          </table:table-cell>
          <table:table-cell office:value-type="float" office:value="0.099853" calcext:value-type="float">
            <text:p>0.099853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80997" calcext:value-type="float">
            <text:p>-0.980997</text:p>
          </table:table-cell>
          <table:table-cell office:value-type="float" office:value="-4.478377" calcext:value-type="float">
            <text:p>-4.478377</text:p>
          </table:table-cell>
          <table:table-cell office:value-type="float" office:value="-0.678732" calcext:value-type="float">
            <text:p>-0.678732</text:p>
          </table:table-cell>
          <table:table-cell office:value-type="float" office:value="-1.420021" calcext:value-type="float">
            <text:p>-1.420021</text:p>
          </table:table-cell>
          <table:table-cell office:value-type="float" office:value="0.041162" calcext:value-type="float">
            <text:p>0.041162</text:p>
          </table:table-cell>
          <table:table-cell office:value-type="float" office:value="-2.139915" calcext:value-type="float">
            <text:p>-2.139915</text:p>
          </table:table-cell>
          <table:table-cell office:value-type="float" office:value="-0.135991" calcext:value-type="float">
            <text:p>-0.135991</text:p>
          </table:table-cell>
          <table:table-cell office:value-type="float" office:value="0.10018" calcext:value-type="float">
            <text:p>0.10018</text:p>
          </table:table-cell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69302" calcext:value-type="float">
            <text:p>-0.769302</text:p>
          </table:table-cell>
          <table:table-cell office:value-type="float" office:value="-4.415695" calcext:value-type="float">
            <text:p>-4.415695</text:p>
          </table:table-cell>
          <table:table-cell office:value-type="float" office:value="-0.78458" calcext:value-type="float">
            <text:p>-0.78458</text:p>
          </table:table-cell>
          <table:table-cell office:value-type="float" office:value="-1.398511" calcext:value-type="float">
            <text:p>-1.398511</text:p>
          </table:table-cell>
          <table:table-cell office:value-type="float" office:value="-0.105857" calcext:value-type="float">
            <text:p>-0.105857</text:p>
          </table:table-cell>
          <table:table-cell office:value-type="float" office:value="-2.077234" calcext:value-type="float">
            <text:p>-2.077234</text:p>
          </table:table-cell>
          <table:table-cell office:value-type="float" office:value="-0.156902" calcext:value-type="float">
            <text:p>-0.156902</text:p>
          </table:table-cell>
          <table:table-cell office:value-type="float" office:value="0.099991" calcext:value-type="float">
            <text:p>0.099991</text:p>
          </table:table-cell>
          <table:table-cell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46729" calcext:value-type="float">
            <text:p>-0.746729</text:p>
          </table:table-cell>
          <table:table-cell office:value-type="float" office:value="-4.535466" calcext:value-type="float">
            <text:p>-4.535466</text:p>
          </table:table-cell>
          <table:table-cell office:value-type="float" office:value="-0.795866" calcext:value-type="float">
            <text:p>-0.795866</text:p>
          </table:table-cell>
          <table:table-cell office:value-type="float" office:value="-1.412423" calcext:value-type="float">
            <text:p>-1.412423</text:p>
          </table:table-cell>
          <table:table-cell office:value-type="float" office:value="-0.011284" calcext:value-type="float">
            <text:p>-0.011284</text:p>
          </table:table-cell>
          <table:table-cell office:value-type="float" office:value="-2.197005" calcext:value-type="float">
            <text:p>-2.197005</text:p>
          </table:table-cell>
          <table:table-cell office:value-type="float" office:value="-0.159205" calcext:value-type="float">
            <text:p>-0.159205</text:p>
          </table:table-cell>
          <table:table-cell office:value-type="float" office:value="0.10002" calcext:value-type="float">
            <text:p>0.10002</text:p>
          </table:table-cell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44237" calcext:value-type="float">
            <text:p>-0.644237</text:p>
          </table:table-cell>
          <table:table-cell office:value-type="float" office:value="-4.569307" calcext:value-type="float">
            <text:p>-4.569307</text:p>
          </table:table-cell>
          <table:table-cell office:value-type="float" office:value="-0.847112" calcext:value-type="float">
            <text:p>-0.847112</text:p>
          </table:table-cell>
          <table:table-cell office:value-type="float" office:value="-1.434849" calcext:value-type="float">
            <text:p>-1.434849</text:p>
          </table:table-cell>
          <table:table-cell office:value-type="float" office:value="-0.051115" calcext:value-type="float">
            <text:p>-0.051115</text:p>
          </table:table-cell>
          <table:table-cell office:value-type="float" office:value="-2.230846" calcext:value-type="float">
            <text:p>-2.230846</text:p>
          </table:table-cell>
          <table:table-cell office:value-type="float" office:value="-0.169857" calcext:value-type="float">
            <text:p>-0.169857</text:p>
          </table:table-cell>
          <table:table-cell office:value-type="float" office:value="0.100256" calcext:value-type="float">
            <text:p>0.100256</text:p>
          </table:table-cell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443828" calcext:value-type="float">
            <text:p>-0.443828</text:p>
          </table:table-cell>
          <table:table-cell office:value-type="float" office:value="-4.662383" calcext:value-type="float">
            <text:p>-4.662383</text:p>
          </table:table-cell>
          <table:table-cell office:value-type="float" office:value="-0.947317" calcext:value-type="float">
            <text:p>-0.947317</text:p>
          </table:table-cell>
          <table:table-cell office:value-type="float" office:value="-1.477146" calcext:value-type="float">
            <text:p>-1.477146</text:p>
          </table:table-cell>
          <table:table-cell office:value-type="float" office:value="-0.10054" calcext:value-type="float">
            <text:p>-0.10054</text:p>
          </table:table-cell>
          <table:table-cell office:value-type="float" office:value="-2.323922" calcext:value-type="float">
            <text:p>-2.323922</text:p>
          </table:table-cell>
          <table:table-cell office:value-type="float" office:value="-0.18883" calcext:value-type="float">
            <text:p>-0.18883</text:p>
          </table:table-cell>
          <table:table-cell office:value-type="float" office:value="0.099666" calcext:value-type="float">
            <text:p>0.099666</text:p>
          </table:table-cell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362309" calcext:value-type="float">
            <text:p>-0.362309</text:p>
          </table:table-cell>
          <table:table-cell office:value-type="float" office:value="-4.833434" calcext:value-type="float">
            <text:p>-4.833434</text:p>
          </table:table-cell>
          <table:table-cell office:value-type="float" office:value="-0.988076" calcext:value-type="float">
            <text:p>-0.988076</text:p>
          </table:table-cell>
          <table:table-cell office:value-type="float" office:value="-1.547695" calcext:value-type="float">
            <text:p>-1.547695</text:p>
          </table:table-cell>
          <table:table-cell office:value-type="float" office:value="-0.040799" calcext:value-type="float">
            <text:p>-0.040799</text:p>
          </table:table-cell>
          <table:table-cell office:value-type="float" office:value="-2.494972" calcext:value-type="float">
            <text:p>-2.494972</text:p>
          </table:table-cell>
          <table:table-cell office:value-type="float" office:value="-0.197426" calcext:value-type="float">
            <text:p>-0.197426</text:p>
          </table:table-cell>
          <table:table-cell office:value-type="float" office:value="0.099904" calcext:value-type="float">
            <text:p>0.099904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362309" calcext:value-type="float">
            <text:p>-0.362309</text:p>
          </table:table-cell>
          <table:table-cell office:value-type="float" office:value="-4.946644" calcext:value-type="float">
            <text:p>-4.946644</text:p>
          </table:table-cell>
          <table:table-cell office:value-type="float" office:value="-0.988076" calcext:value-type="float">
            <text:p>-0.988076</text:p>
          </table:table-cell>
          <table:table-cell office:value-type="float" office:value="-1.620106" calcext:value-type="float">
            <text:p>-1.620106</text:p>
          </table:table-cell>
          <table:table-cell office:value-type="float" office:value="0" calcext:value-type="float">
            <text:p>0</text:p>
          </table:table-cell>
          <table:table-cell office:value-type="float" office:value="-2.608182" calcext:value-type="float">
            <text:p>-2.608182</text:p>
          </table:table-cell>
          <table:table-cell office:value-type="float" office:value="-0.197686" calcext:value-type="float">
            <text:p>-0.197686</text:p>
          </table:table-cell>
          <table:table-cell office:value-type="float" office:value="0.100036" calcext:value-type="float">
            <text:p>0.100036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483178" calcext:value-type="float">
            <text:p>-0.483178</text:p>
          </table:table-cell>
          <table:table-cell office:value-type="float" office:value="-5.000587" calcext:value-type="float">
            <text:p>-5.000587</text:p>
          </table:table-cell>
          <table:table-cell office:value-type="float" office:value="-0.927642" calcext:value-type="float">
            <text:p>-0.927642</text:p>
          </table:table-cell>
          <table:table-cell office:value-type="float" office:value="-1.674238" calcext:value-type="float">
            <text:p>-1.674238</text:p>
          </table:table-cell>
          <table:table-cell office:value-type="float" office:value="0.060245" calcext:value-type="float">
            <text:p>0.060245</text:p>
          </table:table-cell>
          <table:table-cell office:value-type="float" office:value="-2.662125" calcext:value-type="float">
            <text:p>-2.662125</text:p>
          </table:table-cell>
          <table:table-cell office:value-type="float" office:value="-0.186111" calcext:value-type="float">
            <text:p>-0.186111</text:p>
          </table:table-cell>
          <table:table-cell office:value-type="float" office:value="0.100314" calcext:value-type="float">
            <text:p>0.100314</text:p>
          </table:table-cell>
          <table:table-cell table:number-columns-repeated="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80536" calcext:value-type="float">
            <text:p>-0.680536</text:p>
          </table:table-cell>
          <table:table-cell office:value-type="float" office:value="-4.967738" calcext:value-type="float">
            <text:p>-4.967738</text:p>
          </table:table-cell>
          <table:table-cell office:value-type="float" office:value="-0.828963" calcext:value-type="float">
            <text:p>-0.828963</text:p>
          </table:table-cell>
          <table:table-cell office:value-type="float" office:value="-1.701711" calcext:value-type="float">
            <text:p>-1.701711</text:p>
          </table:table-cell>
          <table:table-cell office:value-type="float" office:value="0.098602" calcext:value-type="float">
            <text:p>0.098602</text:p>
          </table:table-cell>
          <table:table-cell office:value-type="float" office:value="-2.629276" calcext:value-type="float">
            <text:p>-2.629276</text:p>
          </table:table-cell>
          <table:table-cell office:value-type="float" office:value="-0.165922" calcext:value-type="float">
            <text:p>-0.165922</text:p>
          </table:table-cell>
          <table:table-cell office:value-type="float" office:value="0.100078" calcext:value-type="float">
            <text:p>0.100078</text:p>
          </table:table-cell>
          <table:table-cell table:number-columns-repeated="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56495" calcext:value-type="float">
            <text:p>-0.956495</text:p>
          </table:table-cell>
          <table:table-cell office:value-type="float" office:value="-4.86355" calcext:value-type="float">
            <text:p>-4.86355</text:p>
          </table:table-cell>
          <table:table-cell office:value-type="float" office:value="-0.690983" calcext:value-type="float">
            <text:p>-0.690983</text:p>
          </table:table-cell>
          <table:table-cell office:value-type="float" office:value="-1.695867" calcext:value-type="float">
            <text:p>-1.695867</text:p>
          </table:table-cell>
          <table:table-cell office:value-type="float" office:value="0.138238" calcext:value-type="float">
            <text:p>0.138238</text:p>
          </table:table-cell>
          <table:table-cell office:value-type="float" office:value="-2.525088" calcext:value-type="float">
            <text:p>-2.525088</text:p>
          </table:table-cell>
          <table:table-cell office:value-type="float" office:value="-0.137938" calcext:value-type="float">
            <text:p>-0.137938</text:p>
          </table:table-cell>
          <table:table-cell office:value-type="float" office:value="0.099813" calcext:value-type="float">
            <text:p>0.099813</text:p>
          </table:table-cell>
          <table:table-cell table:number-columns-repeated="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10281" calcext:value-type="float">
            <text:p>-1.010281</text:p>
          </table:table-cell>
          <table:table-cell office:value-type="float" office:value="-4.722485" calcext:value-type="float">
            <text:p>-4.722485</text:p>
          </table:table-cell>
          <table:table-cell office:value-type="float" office:value="-0.66409" calcext:value-type="float">
            <text:p>-0.66409</text:p>
          </table:table-cell>
          <table:table-cell office:value-type="float" office:value="-1.693128" calcext:value-type="float">
            <text:p>-1.693128</text:p>
          </table:table-cell>
          <table:table-cell office:value-type="float" office:value="0.026806" calcext:value-type="float">
            <text:p>0.026806</text:p>
          </table:table-cell>
          <table:table-cell office:value-type="float" office:value="-2.384024" calcext:value-type="float">
            <text:p>-2.384024</text:p>
          </table:table-cell>
          <table:table-cell office:value-type="float" office:value="-0.133251" calcext:value-type="float">
            <text:p>-0.133251</text:p>
          </table:table-cell>
          <table:table-cell office:value-type="float" office:value="0.100326" calcext:value-type="float">
            <text:p>0.100326</text:p>
          </table:table-cell>
          <table:table-cell table:number-columns-repeated="2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24923" calcext:value-type="float">
            <text:p>-1.024923</text:p>
          </table:table-cell>
          <table:table-cell office:value-type="float" office:value="-4.669771" calcext:value-type="float">
            <text:p>-4.669771</text:p>
          </table:table-cell>
          <table:table-cell office:value-type="float" office:value="-0.656769" calcext:value-type="float">
            <text:p>-0.656769</text:p>
          </table:table-cell>
          <table:table-cell office:value-type="float" office:value="-1.667198" calcext:value-type="float">
            <text:p>-1.667198</text:p>
          </table:table-cell>
          <table:table-cell office:value-type="float" office:value="0.007342" calcext:value-type="float">
            <text:p>0.007342</text:p>
          </table:table-cell>
          <table:table-cell office:value-type="float" office:value="-2.331309" calcext:value-type="float">
            <text:p>-2.331309</text:p>
          </table:table-cell>
          <table:table-cell office:value-type="float" office:value="-0.130972" calcext:value-type="float">
            <text:p>-0.130972</text:p>
          </table:table-cell>
          <table:table-cell office:value-type="float" office:value="0.099709" calcext:value-type="float">
            <text:p>0.099709</text:p>
          </table:table-cell>
          <table:table-cell table:number-columns-repeated="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65187" calcext:value-type="float">
            <text:p>-1.065187</text:p>
          </table:table-cell>
          <table:table-cell office:value-type="float" office:value="-4.630264" calcext:value-type="float">
            <text:p>-4.630264</text:p>
          </table:table-cell>
          <table:table-cell office:value-type="float" office:value="-0.636637" calcext:value-type="float">
            <text:p>-0.636637</text:p>
          </table:table-cell>
          <table:table-cell office:value-type="float" office:value="-1.634979" calcext:value-type="float">
            <text:p>-1.634979</text:p>
          </table:table-cell>
          <table:table-cell office:value-type="float" office:value="0.020186" calcext:value-type="float">
            <text:p>0.020186</text:p>
          </table:table-cell>
          <table:table-cell office:value-type="float" office:value="-2.291802" calcext:value-type="float">
            <text:p>-2.291802</text:p>
          </table:table-cell>
          <table:table-cell office:value-type="float" office:value="-0.126986" calcext:value-type="float">
            <text:p>-0.126986</text:p>
          </table:table-cell>
          <table:table-cell office:value-type="float" office:value="0.099732" calcext:value-type="float">
            <text:p>0.099732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40556" calcext:value-type="float">
            <text:p>-0.840556</text:p>
          </table:table-cell>
          <table:table-cell office:value-type="float" office:value="-4.590273" calcext:value-type="float">
            <text:p>-4.590273</text:p>
          </table:table-cell>
          <table:table-cell office:value-type="float" office:value="-0.748953" calcext:value-type="float">
            <text:p>-0.748953</text:p>
          </table:table-cell>
          <table:table-cell office:value-type="float" office:value="-1.615063" calcext:value-type="float">
            <text:p>-1.615063</text:p>
          </table:table-cell>
          <table:table-cell office:value-type="float" office:value="-0.112203" calcext:value-type="float">
            <text:p>-0.112203</text:p>
          </table:table-cell>
          <table:table-cell office:value-type="float" office:value="-2.251812" calcext:value-type="float">
            <text:p>-2.251812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0.1001" calcext:value-type="float">
            <text:p>0.1001</text:p>
          </table:table-cell>
          <table:table-cell table:number-columns-repeated="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73521" calcext:value-type="float">
            <text:p>-0.673521</text:p>
          </table:table-cell>
          <table:table-cell office:value-type="float" office:value="-4.680258" calcext:value-type="float">
            <text:p>-4.680258</text:p>
          </table:table-cell>
          <table:table-cell office:value-type="float" office:value="-0.832471" calcext:value-type="float">
            <text:p>-0.832471</text:p>
          </table:table-cell>
          <table:table-cell office:value-type="float" office:value="-1.592804" calcext:value-type="float">
            <text:p>-1.592804</text:p>
          </table:table-cell>
          <table:table-cell office:value-type="float" office:value="-0.083479" calcext:value-type="float">
            <text:p>-0.083479</text:p>
          </table:table-cell>
          <table:table-cell office:value-type="float" office:value="-2.341796" calcext:value-type="float">
            <text:p>-2.341796</text:p>
          </table:table-cell>
          <table:table-cell office:value-type="float" office:value="-0.166572" calcext:value-type="float">
            <text:p>-0.166572</text:p>
          </table:table-cell>
          <table:table-cell office:value-type="float" office:value="0.100047" calcext:value-type="float">
            <text:p>0.100047</text:p>
          </table:table-cell>
          <table:table-cell table:number-columns-repeated="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02804" calcext:value-type="float">
            <text:p>-0.702804</text:p>
          </table:table-cell>
          <table:table-cell office:value-type="float" office:value="-4.729796" calcext:value-type="float">
            <text:p>-4.729796</text:p>
          </table:table-cell>
          <table:table-cell office:value-type="float" office:value="-0.817829" calcext:value-type="float">
            <text:p>-0.817829</text:p>
          </table:table-cell>
          <table:table-cell office:value-type="float" office:value="-1.558856" calcext:value-type="float">
            <text:p>-1.558856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-2.391335" calcext:value-type="float">
            <text:p>-2.391335</text:p>
          </table:table-cell>
          <table:table-cell office:value-type="float" office:value="-0.163477" calcext:value-type="float">
            <text:p>-0.163477</text:p>
          </table:table-cell>
          <table:table-cell office:value-type="float" office:value="0.099946" calcext:value-type="float">
            <text:p>0.099946</text:p>
          </table:table-cell>
          <table:table-cell table:number-columns-repeated="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05296" calcext:value-type="float">
            <text:p>-0.805296</text:p>
          </table:table-cell>
          <table:table-cell office:value-type="float" office:value="-4.671026" calcext:value-type="float">
            <text:p>-4.671026</text:p>
          </table:table-cell>
          <table:table-cell office:value-type="float" office:value="-0.766583" calcext:value-type="float">
            <text:p>-0.766583</text:p>
          </table:table-cell>
          <table:table-cell office:value-type="float" office:value="-1.514861" calcext:value-type="float">
            <text:p>-1.514861</text:p>
          </table:table-cell>
          <table:table-cell office:value-type="float" office:value="0.051121" calcext:value-type="float">
            <text:p>0.051121</text:p>
          </table:table-cell>
          <table:table-cell office:value-type="float" office:value="-2.332565" calcext:value-type="float">
            <text:p>-2.332565</text:p>
          </table:table-cell>
          <table:table-cell office:value-type="float" office:value="-0.153691" calcext:value-type="float">
            <text:p>-0.153691</text:p>
          </table:table-cell>
          <table:table-cell office:value-type="float" office:value="0.100244" calcext:value-type="float">
            <text:p>0.100244</text:p>
          </table:table-cell>
          <table:table-cell table:number-columns-repeated="2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88162" calcext:value-type="float">
            <text:p>-0.688162</text:p>
          </table:table-cell>
          <table:table-cell office:value-type="float" office:value="-4.598524" calcext:value-type="float">
            <text:p>-4.598524</text:p>
          </table:table-cell>
          <table:table-cell office:value-type="float" office:value="-0.82515" calcext:value-type="float">
            <text:p>-0.82515</text:p>
          </table:table-cell>
          <table:table-cell office:value-type="float" office:value="-1.493558" calcext:value-type="float">
            <text:p>-1.493558</text:p>
          </table:table-cell>
          <table:table-cell office:value-type="float" office:value="-0.058645" calcext:value-type="float">
            <text:p>-0.058645</text:p>
          </table:table-cell>
          <table:table-cell office:value-type="float" office:value="-2.260063" calcext:value-type="float">
            <text:p>-2.260063</text:p>
          </table:table-cell>
          <table:table-cell office:value-type="float" office:value="-0.164809" calcext:value-type="float">
            <text:p>-0.164809</text:p>
          </table:table-cell>
          <table:table-cell office:value-type="float" office:value="0.099866" calcext:value-type="float">
            <text:p>0.099866</text:p>
          </table:table-cell>
          <table:table-cell table:number-columns-repeated="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88162" calcext:value-type="float">
            <text:p>-0.688162</text:p>
          </table:table-cell>
          <table:table-cell office:value-type="float" office:value="-4.656113" calcext:value-type="float">
            <text:p>-4.656113</text:p>
          </table:table-cell>
          <table:table-cell office:value-type="float" office:value="-0.82515" calcext:value-type="float">
            <text:p>-0.82515</text:p>
          </table:table-cell>
          <table:table-cell office:value-type="float" office:value="-1.492502" calcext:value-type="float">
            <text:p>-1.492502</text:p>
          </table:table-cell>
          <table:table-cell office:value-type="float" office:value="0" calcext:value-type="float">
            <text:p>0</text:p>
          </table:table-cell>
          <table:table-cell office:value-type="float" office:value="-2.317651" calcext:value-type="float">
            <text:p>-2.317651</text:p>
          </table:table-cell>
          <table:table-cell office:value-type="float" office:value="-0.164865" calcext:value-type="float">
            <text:p>-0.164865</text:p>
          </table:table-cell>
          <table:table-cell office:value-type="float" office:value="0.0999" calcext:value-type="float">
            <text:p>0.0999</text:p>
          </table:table-cell>
          <table:table-cell table:number-columns-repeated="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58879" calcext:value-type="float">
            <text:p>-0.658879</text:p>
          </table:table-cell>
          <table:table-cell office:value-type="float" office:value="-4.686104" calcext:value-type="float">
            <text:p>-4.686104</text:p>
          </table:table-cell>
          <table:table-cell office:value-type="float" office:value="-0.839791" calcext:value-type="float">
            <text:p>-0.839791</text:p>
          </table:table-cell>
          <table:table-cell office:value-type="float" office:value="-1.522495" calcext:value-type="float">
            <text:p>-1.522495</text:p>
          </table:table-cell>
          <table:table-cell office:value-type="float" office:value="-0.014644" calcext:value-type="float">
            <text:p>-0.014644</text:p>
          </table:table-cell>
          <table:table-cell office:value-type="float" office:value="-2.347642" calcext:value-type="float">
            <text:p>-2.347642</text:p>
          </table:table-cell>
          <table:table-cell office:value-type="float" office:value="-0.167931" calcext:value-type="float">
            <text:p>-0.167931</text:p>
          </table:table-cell>
          <table:table-cell office:value-type="float" office:value="0.099984" calcext:value-type="float">
            <text:p>0.099984</text:p>
          </table:table-cell>
          <table:table-cell table:number-columns-repeated="2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58879" calcext:value-type="float">
            <text:p>-0.658879</text:p>
          </table:table-cell>
          <table:table-cell office:value-type="float" office:value="-4.735713" calcext:value-type="float">
            <text:p>-4.735713</text:p>
          </table:table-cell>
          <table:table-cell office:value-type="float" office:value="-0.839791" calcext:value-type="float">
            <text:p>-0.839791</text:p>
          </table:table-cell>
          <table:table-cell office:value-type="float" office:value="-1.55746" calcext:value-type="float">
            <text:p>-1.55746</text:p>
          </table:table-cell>
          <table:table-cell office:value-type="float" office:value="0" calcext:value-type="float">
            <text:p>0</text:p>
          </table:table-cell>
          <table:table-cell office:value-type="float" office:value="-2.397252" calcext:value-type="float">
            <text:p>-2.397252</text:p>
          </table:table-cell>
          <table:table-cell office:value-type="float" office:value="-0.168217" calcext:value-type="float">
            <text:p>-0.168217</text:p>
          </table:table-cell>
          <table:table-cell office:value-type="float" office:value="0.100154" calcext:value-type="float">
            <text:p>0.100154</text:p>
          </table:table-cell>
          <table:table-cell table:number-columns-repeated="2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14954" calcext:value-type="float">
            <text:p>-0.614954</text:p>
          </table:table-cell>
          <table:table-cell office:value-type="float" office:value="-4.77719" calcext:value-type="float">
            <text:p>-4.77719</text:p>
          </table:table-cell>
          <table:table-cell office:value-type="float" office:value="-0.861754" calcext:value-type="float">
            <text:p>-0.861754</text:p>
          </table:table-cell>
          <table:table-cell office:value-type="float" office:value="-1.598926" calcext:value-type="float">
            <text:p>-1.598926</text:p>
          </table:table-cell>
          <table:table-cell office:value-type="float" office:value="-0.021952" calcext:value-type="float">
            <text:p>-0.021952</text:p>
          </table:table-cell>
          <table:table-cell office:value-type="float" office:value="-2.438728" calcext:value-type="float">
            <text:p>-2.438728</text:p>
          </table:table-cell>
          <table:table-cell office:value-type="float" office:value="-0.172437" calcext:value-type="float">
            <text:p>-0.172437</text:p>
          </table:table-cell>
          <table:table-cell office:value-type="float" office:value="0.10005" calcext:value-type="float">
            <text:p>0.10005</text:p>
          </table:table-cell>
          <table:table-cell table:number-columns-repeated="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453894" calcext:value-type="float">
            <text:p>-0.453894</text:p>
          </table:table-cell>
          <table:table-cell office:value-type="float" office:value="-4.859877" calcext:value-type="float">
            <text:p>-4.859877</text:p>
          </table:table-cell>
          <table:table-cell office:value-type="float" office:value="-0.942284" calcext:value-type="float">
            <text:p>-0.942284</text:p>
          </table:table-cell>
          <table:table-cell office:value-type="float" office:value="-1.659882" calcext:value-type="float">
            <text:p>-1.659882</text:p>
          </table:table-cell>
          <table:table-cell office:value-type="float" office:value="-0.08075" calcext:value-type="float">
            <text:p>-0.08075</text:p>
          </table:table-cell>
          <table:table-cell office:value-type="float" office:value="-2.521416" calcext:value-type="float">
            <text:p>-2.521416</text:p>
          </table:table-cell>
          <table:table-cell office:value-type="float" office:value="-0.187943" calcext:value-type="float">
            <text:p>-0.187943</text:p>
          </table:table-cell>
          <table:table-cell office:value-type="float" office:value="0.099727" calcext:value-type="float">
            <text:p>0.09972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395327" calcext:value-type="float">
            <text:p>-0.395327</text:p>
          </table:table-cell>
          <table:table-cell office:value-type="float" office:value="-4.985794" calcext:value-type="float">
            <text:p>-4.985794</text:p>
          </table:table-cell>
          <table:table-cell office:value-type="float" office:value="-0.971567" calcext:value-type="float">
            <text:p>-0.971567</text:p>
          </table:table-cell>
          <table:table-cell office:value-type="float" office:value="-1.704945" calcext:value-type="float">
            <text:p>-1.704945</text:p>
          </table:table-cell>
          <table:table-cell office:value-type="float" office:value="-0.02918" calcext:value-type="float">
            <text:p>-0.02918</text:p>
          </table:table-cell>
          <table:table-cell office:value-type="float" office:value="-2.647332" calcext:value-type="float">
            <text:p>-2.647332</text:p>
          </table:table-cell>
          <table:table-cell office:value-type="float" office:value="-0.195003" calcext:value-type="float">
            <text:p>-0.195003</text:p>
          </table:table-cell>
          <table:table-cell office:value-type="float" office:value="0.100355" calcext:value-type="float">
            <text:p>0.100355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362309" calcext:value-type="float">
            <text:p>-0.362309</text:p>
          </table:table-cell>
          <table:table-cell office:value-type="float" office:value="-5.045794" calcext:value-type="float">
            <text:p>-5.045794</text:p>
          </table:table-cell>
          <table:table-cell office:value-type="float" office:value="-0.988076" calcext:value-type="float">
            <text:p>-0.988076</text:p>
          </table:table-cell>
          <table:table-cell office:value-type="float" office:value="-1.735782" calcext:value-type="float">
            <text:p>-1.735782</text:p>
          </table:table-cell>
          <table:table-cell office:value-type="float" office:value="-0.016527" calcext:value-type="float">
            <text:p>-0.016527</text:p>
          </table:table-cell>
          <table:table-cell office:value-type="float" office:value="-2.707332" calcext:value-type="float">
            <text:p>-2.707332</text:p>
          </table:table-cell>
          <table:table-cell office:value-type="float" office:value="-0.19741" calcext:value-type="float">
            <text:p>-0.19741</text:p>
          </table:table-cell>
          <table:table-cell office:value-type="float" office:value="0.099896" calcext:value-type="float">
            <text:p>0.099896</text:p>
          </table:table-cell>
          <table:table-cell table:number-columns-repeated="2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91771" calcext:value-type="float">
            <text:p>-0.591771</text:p>
          </table:table-cell>
          <table:table-cell office:value-type="float" office:value="-5.073352" calcext:value-type="float">
            <text:p>-5.073352</text:p>
          </table:table-cell>
          <table:table-cell office:value-type="float" office:value="-0.873345" calcext:value-type="float">
            <text:p>-0.873345</text:p>
          </table:table-cell>
          <table:table-cell office:value-type="float" office:value="-1.746504" calcext:value-type="float">
            <text:p>-1.746504</text:p>
          </table:table-cell>
          <table:table-cell office:value-type="float" office:value="0.115041" calcext:value-type="float">
            <text:p>0.115041</text:p>
          </table:table-cell>
          <table:table-cell office:value-type="float" office:value="-2.73489" calcext:value-type="float">
            <text:p>-2.73489</text:p>
          </table:table-cell>
          <table:table-cell office:value-type="float" office:value="-0.174199" calcext:value-type="float">
            <text:p>-0.174199</text:p>
          </table:table-cell>
          <table:table-cell office:value-type="float" office:value="0.099731" calcext:value-type="float">
            <text:p>0.099731</text:p>
          </table:table-cell>
          <table:table-cell table:number-columns-repeated="2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05296" calcext:value-type="float">
            <text:p>-0.805296</text:p>
          </table:table-cell>
          <table:table-cell office:value-type="float" office:value="-4.957981" calcext:value-type="float">
            <text:p>-4.957981</text:p>
          </table:table-cell>
          <table:table-cell office:value-type="float" office:value="-0.766583" calcext:value-type="float">
            <text:p>-0.766583</text:p>
          </table:table-cell>
          <table:table-cell office:value-type="float" office:value="-1.746276" calcext:value-type="float">
            <text:p>-1.746276</text:p>
          </table:table-cell>
          <table:table-cell office:value-type="float" office:value="0.106661" calcext:value-type="float">
            <text:p>0.106661</text:p>
          </table:table-cell>
          <table:table-cell office:value-type="float" office:value="-2.61952" calcext:value-type="float">
            <text:p>-2.61952</text:p>
          </table:table-cell>
          <table:table-cell office:value-type="float" office:value="-0.153462" calcext:value-type="float">
            <text:p>-0.153462</text:p>
          </table:table-cell>
          <table:table-cell office:value-type="float" office:value="0.100095" calcext:value-type="float">
            <text:p>0.100095</text:p>
          </table:table-cell>
          <table:table-cell table:number-columns-repeated="2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8548" calcext:value-type="float">
            <text:p>-0.98548</text:p>
          </table:table-cell>
          <table:table-cell office:value-type="float" office:value="-4.821887" calcext:value-type="float">
            <text:p>-4.821887</text:p>
          </table:table-cell>
          <table:table-cell office:value-type="float" office:value="-0.676491" calcext:value-type="float">
            <text:p>-0.676491</text:p>
          </table:table-cell>
          <table:table-cell office:value-type="float" office:value="-1.716996" calcext:value-type="float">
            <text:p>-1.716996</text:p>
          </table:table-cell>
          <table:table-cell office:value-type="float" office:value="0.089938" calcext:value-type="float">
            <text:p>0.089938</text:p>
          </table:table-cell>
          <table:table-cell office:value-type="float" office:value="-2.483425" calcext:value-type="float">
            <text:p>-2.483425</text:p>
          </table:table-cell>
          <table:table-cell office:value-type="float" office:value="-0.13553" calcext:value-type="float">
            <text:p>-0.13553</text:p>
          </table:table-cell>
          <table:table-cell office:value-type="float" office:value="0.100171" calcext:value-type="float">
            <text:p>0.100171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80997" calcext:value-type="float">
            <text:p>-0.980997</text:p>
          </table:table-cell>
          <table:table-cell office:value-type="float" office:value="-4.702698" calcext:value-type="float">
            <text:p>-4.702698</text:p>
          </table:table-cell>
          <table:table-cell office:value-type="float" office:value="-0.678732" calcext:value-type="float">
            <text:p>-0.678732</text:p>
          </table:table-cell>
          <table:table-cell office:value-type="float" office:value="-1.687748" calcext:value-type="float">
            <text:p>-1.687748</text:p>
          </table:table-cell>
          <table:table-cell office:value-type="float" office:value="-0.002243" calcext:value-type="float">
            <text:p>-0.002243</text:p>
          </table:table-cell>
          <table:table-cell office:value-type="float" office:value="-2.364236" calcext:value-type="float">
            <text:p>-2.364236</text:p>
          </table:table-cell>
          <table:table-cell office:value-type="float" office:value="-0.135616" calcext:value-type="float">
            <text:p>-0.135616</text:p>
          </table:table-cell>
          <table:table-cell office:value-type="float" office:value="0.099904" calcext:value-type="float">
            <text:p>0.099904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995639" calcext:value-type="float">
            <text:p>-0.995639</text:p>
          </table:table-cell>
          <table:table-cell office:value-type="float" office:value="-4.671183" calcext:value-type="float">
            <text:p>-4.671183</text:p>
          </table:table-cell>
          <table:table-cell office:value-type="float" office:value="-0.671411" calcext:value-type="float">
            <text:p>-0.671411</text:p>
          </table:table-cell>
          <table:table-cell office:value-type="float" office:value="-1.653983" calcext:value-type="float">
            <text:p>-1.653983</text:p>
          </table:table-cell>
          <table:table-cell office:value-type="float" office:value="0.007327" calcext:value-type="float">
            <text:p>0.007327</text:p>
          </table:table-cell>
          <table:table-cell office:value-type="float" office:value="-2.332721" calcext:value-type="float">
            <text:p>-2.332721</text:p>
          </table:table-cell>
          <table:table-cell office:value-type="float" office:value="-0.134167" calcext:value-type="float">
            <text:p>-0.134167</text:p>
          </table:table-cell>
          <table:table-cell office:value-type="float" office:value="0.099914" calcext:value-type="float">
            <text:p>0.099914</text:p>
          </table:table-cell>
          <table:table-cell table:number-columns-repeated="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1.079982" calcext:value-type="float">
            <text:p>-1.079982</text:p>
          </table:table-cell>
          <table:table-cell office:value-type="float" office:value="-4.621579" calcext:value-type="float">
            <text:p>-4.621579</text:p>
          </table:table-cell>
          <table:table-cell office:value-type="float" office:value="-0.62924" calcext:value-type="float">
            <text:p>-0.62924</text:p>
          </table:table-cell>
          <table:table-cell office:value-type="float" office:value="-1.611752" calcext:value-type="float">
            <text:p>-1.611752</text:p>
          </table:table-cell>
          <table:table-cell office:value-type="float" office:value="0.042125" calcext:value-type="float">
            <text:p>0.042125</text:p>
          </table:table-cell>
          <table:table-cell office:value-type="float" office:value="-2.283117" calcext:value-type="float">
            <text:p>-2.283117</text:p>
          </table:table-cell>
          <table:table-cell office:value-type="float" office:value="-0.125986" calcext:value-type="float">
            <text:p>-0.125986</text:p>
          </table:table-cell>
          <table:table-cell office:value-type="float" office:value="0.10011" calcext:value-type="float">
            <text:p>0.10011</text:p>
          </table:table-cell>
          <table:table-cell table:number-columns-repeated="2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97079" calcext:value-type="float">
            <text:p>-0.797079</text:p>
          </table:table-cell>
          <table:table-cell office:value-type="float" office:value="-4.561063" calcext:value-type="float">
            <text:p>-4.561063</text:p>
          </table:table-cell>
          <table:table-cell office:value-type="float" office:value="-0.770691" calcext:value-type="float">
            <text:p>-0.770691</text:p>
          </table:table-cell>
          <table:table-cell office:value-type="float" office:value="-1.593406" calcext:value-type="float">
            <text:p>-1.593406</text:p>
          </table:table-cell>
          <table:table-cell office:value-type="float" office:value="-0.141495" calcext:value-type="float">
            <text:p>-0.141495</text:p>
          </table:table-cell>
          <table:table-cell office:value-type="float" office:value="-2.222602" calcext:value-type="float">
            <text:p>-2.222602</text:p>
          </table:table-cell>
          <table:table-cell office:value-type="float" office:value="-0.15409" calcext:value-type="float">
            <text:p>-0.15409</text:p>
          </table:table-cell>
          <table:table-cell office:value-type="float" office:value="0.099969" calcext:value-type="float">
            <text:p>0.099969</text:p>
          </table:table-cell>
          <table:table-cell table:number-columns-repeated="2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17446" calcext:value-type="float">
            <text:p>-0.717446</text:p>
          </table:table-cell>
          <table:table-cell office:value-type="float" office:value="-4.676722" calcext:value-type="float">
            <text:p>-4.676722</text:p>
          </table:table-cell>
          <table:table-cell office:value-type="float" office:value="-0.810508" calcext:value-type="float">
            <text:p>-0.810508</text:p>
          </table:table-cell>
          <table:table-cell office:value-type="float" office:value="-1.567568" calcext:value-type="float">
            <text:p>-1.567568</text:p>
          </table:table-cell>
          <table:table-cell office:value-type="float" office:value="-0.039816" calcext:value-type="float">
            <text:p>-0.039816</text:p>
          </table:table-cell>
          <table:table-cell office:value-type="float" office:value="-2.33826" calcext:value-type="float">
            <text:p>-2.33826</text:p>
          </table:table-cell>
          <table:table-cell office:value-type="float" office:value="-0.162105" calcext:value-type="float">
            <text:p>-0.162105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28479" calcext:value-type="float">
            <text:p>-0.828479</text:p>
          </table:table-cell>
          <table:table-cell office:value-type="float" office:value="-4.672399" calcext:value-type="float">
            <text:p>-4.672399</text:p>
          </table:table-cell>
          <table:table-cell office:value-type="float" office:value="-0.754991" calcext:value-type="float">
            <text:p>-0.754991</text:p>
          </table:table-cell>
          <table:table-cell office:value-type="float" office:value="-1.523352" calcext:value-type="float">
            <text:p>-1.523352</text:p>
          </table:table-cell>
          <table:table-cell office:value-type="float" office:value="0.055595" calcext:value-type="float">
            <text:p>0.055595</text:p>
          </table:table-cell>
          <table:table-cell office:value-type="float" office:value="-2.333938" calcext:value-type="float">
            <text:p>-2.333938</text:p>
          </table:table-cell>
          <table:table-cell office:value-type="float" office:value="-0.150787" calcext:value-type="float">
            <text:p>-0.150787</text:p>
          </table:table-cell>
          <table:table-cell office:value-type="float" office:value="0.09986" calcext:value-type="float">
            <text:p>0.09986</text:p>
          </table:table-cell>
          <table:table-cell table:number-columns-repeated="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32088" calcext:value-type="float">
            <text:p>-0.732088</text:p>
          </table:table-cell>
          <table:table-cell office:value-type="float" office:value="-4.580285" calcext:value-type="float">
            <text:p>-4.580285</text:p>
          </table:table-cell>
          <table:table-cell office:value-type="float" office:value="-0.803187" calcext:value-type="float">
            <text:p>-0.803187</text:p>
          </table:table-cell>
          <table:table-cell office:value-type="float" office:value="-1.486774" calcext:value-type="float">
            <text:p>-1.486774</text:p>
          </table:table-cell>
          <table:table-cell office:value-type="float" office:value="-0.048138" calcext:value-type="float">
            <text:p>-0.048138</text:p>
          </table:table-cell>
          <table:table-cell office:value-type="float" office:value="-2.241824" calcext:value-type="float">
            <text:p>-2.241824</text:p>
          </table:table-cell>
          <table:table-cell office:value-type="float" office:value="-0.160832" calcext:value-type="float">
            <text:p>-0.160832</text:p>
          </table:table-cell>
          <table:table-cell office:value-type="float" office:value="0.100121" calcext:value-type="float">
            <text:p>0.100121</text:p>
          </table:table-cell>
          <table:table-cell table:number-columns-repeated="2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24617" calcext:value-type="float">
            <text:p>-0.724617</text:p>
          </table:table-cell>
          <table:table-cell office:value-type="float" office:value="-4.615502" calcext:value-type="float">
            <text:p>-4.615502</text:p>
          </table:table-cell>
          <table:table-cell office:value-type="float" office:value="-0.806922" calcext:value-type="float">
            <text:p>-0.806922</text:p>
          </table:table-cell>
          <table:table-cell office:value-type="float" office:value="-1.473856" calcext:value-type="float">
            <text:p>-1.473856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-2.277041" calcext:value-type="float">
            <text:p>-2.277041</text:p>
          </table:table-cell>
          <table:table-cell office:value-type="float" office:value="-0.161281" calcext:value-type="float">
            <text:p>-0.161281</text:p>
          </table:table-cell>
          <table:table-cell office:value-type="float" office:value="0.099936" calcext:value-type="float">
            <text:p>0.099936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17446" calcext:value-type="float">
            <text:p>-0.717446</text:p>
          </table:table-cell>
          <table:table-cell office:value-type="float" office:value="-4.628249" calcext:value-type="float">
            <text:p>-4.628249</text:p>
          </table:table-cell>
          <table:table-cell office:value-type="float" office:value="-0.810508" calcext:value-type="float">
            <text:p>-0.810508</text:p>
          </table:table-cell>
          <table:table-cell office:value-type="float" office:value="-1.482857" calcext:value-type="float">
            <text:p>-1.482857</text:p>
          </table:table-cell>
          <table:table-cell office:value-type="float" office:value="-0.003578" calcext:value-type="float">
            <text:p>-0.003578</text:p>
          </table:table-cell>
          <table:table-cell office:value-type="float" office:value="-2.289787" calcext:value-type="float">
            <text:p>-2.289787</text:p>
          </table:table-cell>
          <table:table-cell office:value-type="float" office:value="-0.162463" calcext:value-type="float">
            <text:p>-0.162463</text:p>
          </table:table-cell>
          <table:table-cell office:value-type="float" office:value="0.100223" calcext:value-type="float">
            <text:p>0.100223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73521" calcext:value-type="float">
            <text:p>-0.673521</text:p>
          </table:table-cell>
          <table:table-cell office:value-type="float" office:value="-4.662421" calcext:value-type="float">
            <text:p>-4.662421</text:p>
          </table:table-cell>
          <table:table-cell office:value-type="float" office:value="-0.832471" calcext:value-type="float">
            <text:p>-0.832471</text:p>
          </table:table-cell>
          <table:table-cell office:value-type="float" office:value="-1.513495" calcext:value-type="float">
            <text:p>-1.513495</text:p>
          </table:table-cell>
          <table:table-cell office:value-type="float" office:value="-0.022006" calcext:value-type="float">
            <text:p>-0.022006</text:p>
          </table:table-cell>
          <table:table-cell office:value-type="float" office:value="-2.32396" calcext:value-type="float">
            <text:p>-2.32396</text:p>
          </table:table-cell>
          <table:table-cell office:value-type="float" office:value="-0.166168" calcext:value-type="float">
            <text:p>-0.166168</text:p>
          </table:table-cell>
          <table:table-cell office:value-type="float" office:value="0.099804" calcext:value-type="float">
            <text:p>0.099804</text:p>
          </table:table-cell>
          <table:table-cell table:number-columns-repeated="2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61371" calcext:value-type="float">
            <text:p>-0.761371</text:p>
          </table:table-cell>
          <table:table-cell office:value-type="float" office:value="-4.706421" calcext:value-type="float">
            <text:p>-4.706421</text:p>
          </table:table-cell>
          <table:table-cell office:value-type="float" office:value="-0.788545" calcext:value-type="float">
            <text:p>-0.788545</text:p>
          </table:table-cell>
          <table:table-cell office:value-type="float" office:value="-1.535451" calcext:value-type="float">
            <text:p>-1.535451</text:p>
          </table:table-cell>
          <table:table-cell office:value-type="float" office:value="0.043963" calcext:value-type="float">
            <text:p>0.043963</text:p>
          </table:table-cell>
          <table:table-cell office:value-type="float" office:value="-2.36796" calcext:value-type="float">
            <text:p>-2.36796</text:p>
          </table:table-cell>
          <table:table-cell office:value-type="float" office:value="-0.157572" calcext:value-type="float">
            <text:p>-0.157572</text:p>
          </table:table-cell>
          <table:table-cell office:value-type="float" office:value="0.099913" calcext:value-type="float">
            <text:p>0.099913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61371" calcext:value-type="float">
            <text:p>-0.761371</text:p>
          </table:table-cell>
          <table:table-cell office:value-type="float" office:value="-4.686167" calcext:value-type="float">
            <text:p>-4.686167</text:p>
          </table:table-cell>
          <table:table-cell office:value-type="float" office:value="-0.788545" calcext:value-type="float">
            <text:p>-0.788545</text:p>
          </table:table-cell>
          <table:table-cell office:value-type="float" office:value="-1.559161" calcext:value-type="float">
            <text:p>-1.559161</text:p>
          </table:table-cell>
          <table:table-cell office:value-type="float" office:value="0" calcext:value-type="float">
            <text:p>0</text:p>
          </table:table-cell>
          <table:table-cell office:value-type="float" office:value="-2.347706" calcext:value-type="float">
            <text:p>-2.347706</text:p>
          </table:table-cell>
          <table:table-cell office:value-type="float" office:value="-0.157876" calcext:value-type="float">
            <text:p>-0.157876</text:p>
          </table:table-cell>
          <table:table-cell office:value-type="float" office:value="0.100106" calcext:value-type="float">
            <text:p>0.100106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00312" calcext:value-type="float">
            <text:p>-0.600312</text:p>
          </table:table-cell>
          <table:table-cell office:value-type="float" office:value="-4.734001" calcext:value-type="float">
            <text:p>-4.734001</text:p>
          </table:table-cell>
          <table:table-cell office:value-type="float" office:value="-0.869075" calcext:value-type="float">
            <text:p>-0.869075</text:p>
          </table:table-cell>
          <table:table-cell office:value-type="float" office:value="-1.606993" calcext:value-type="float">
            <text:p>-1.606993</text:p>
          </table:table-cell>
          <table:table-cell office:value-type="float" office:value="-0.080528" calcext:value-type="float">
            <text:p>-0.080528</text:p>
          </table:table-cell>
          <table:table-cell office:value-type="float" office:value="-2.395539" calcext:value-type="float">
            <text:p>-2.395539</text:p>
          </table:table-cell>
          <table:table-cell office:value-type="float" office:value="-0.173819" calcext:value-type="float">
            <text:p>-0.173819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71028" calcext:value-type="float">
            <text:p>-0.571028</text:p>
          </table:table-cell>
          <table:table-cell office:value-type="float" office:value="-4.837102" calcext:value-type="float">
            <text:p>-4.837102</text:p>
          </table:table-cell>
          <table:table-cell office:value-type="float" office:value="-0.883717" calcext:value-type="float">
            <text:p>-0.883717</text:p>
          </table:table-cell>
          <table:table-cell office:value-type="float" office:value="-1.629571" calcext:value-type="float">
            <text:p>-1.629571</text:p>
          </table:table-cell>
          <table:table-cell office:value-type="float" office:value="-0.014648" calcext:value-type="float">
            <text:p>-0.014648</text:p>
          </table:table-cell>
          <table:table-cell office:value-type="float" office:value="-2.49864" calcext:value-type="float">
            <text:p>-2.49864</text:p>
          </table:table-cell>
          <table:table-cell office:value-type="float" office:value="-0.176669" calcext:value-type="float">
            <text:p>-0.176669</text:p>
          </table:table-cell>
          <table:table-cell office:value-type="float" office:value="0.099958" calcext:value-type="float">
            <text:p>0.099958</text:p>
          </table:table-cell>
          <table:table-cell table:number-columns-repeated="2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88162" calcext:value-type="float">
            <text:p>-0.688162</text:p>
          </table:table-cell>
          <table:table-cell office:value-type="float" office:value="-4.855095" calcext:value-type="float">
            <text:p>-4.855095</text:p>
          </table:table-cell>
          <table:table-cell office:value-type="float" office:value="-0.82515" calcext:value-type="float">
            <text:p>-0.82515</text:p>
          </table:table-cell>
          <table:table-cell office:value-type="float" office:value="-1.633146" calcext:value-type="float">
            <text:p>-1.633146</text:p>
          </table:table-cell>
          <table:table-cell office:value-type="float" office:value="0.058337" calcext:value-type="float">
            <text:p>0.058337</text:p>
          </table:table-cell>
          <table:table-cell office:value-type="float" office:value="-2.516633" calcext:value-type="float">
            <text:p>-2.516633</text:p>
          </table:table-cell>
          <table:table-cell office:value-type="float" office:value="-0.16568" calcext:value-type="float">
            <text:p>-0.16568</text:p>
          </table:table-cell>
          <table:table-cell office:value-type="float" office:value="0.100394" calcext:value-type="float">
            <text:p>0.100394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44237" calcext:value-type="float">
            <text:p>-0.644237</text:p>
          </table:table-cell>
          <table:table-cell office:value-type="float" office:value="-4.814671" calcext:value-type="float">
            <text:p>-4.814671</text:p>
          </table:table-cell>
          <table:table-cell office:value-type="float" office:value="-0.847112" calcext:value-type="float">
            <text:p>-0.847112</text:p>
          </table:table-cell>
          <table:table-cell office:value-type="float" office:value="-1.651143" calcext:value-type="float">
            <text:p>-1.651143</text:p>
          </table:table-cell>
          <table:table-cell office:value-type="float" office:value="-0.022046" calcext:value-type="float">
            <text:p>-0.022046</text:p>
          </table:table-cell>
          <table:table-cell office:value-type="float" office:value="-2.47621" calcext:value-type="float">
            <text:p>-2.47621</text:p>
          </table:table-cell>
          <table:table-cell office:value-type="float" office:value="-0.168784" calcext:value-type="float">
            <text:p>-0.168784</text:p>
          </table:table-cell>
          <table:table-cell office:value-type="float" office:value="0.099623" calcext:value-type="float">
            <text:p>0.099623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32594" calcext:value-type="float">
            <text:p>-0.532594</text:p>
          </table:table-cell>
          <table:table-cell office:value-type="float" office:value="-4.856425" calcext:value-type="float">
            <text:p>-4.856425</text:p>
          </table:table-cell>
          <table:table-cell office:value-type="float" office:value="-0.902934" calcext:value-type="float">
            <text:p>-0.902934</text:p>
          </table:table-cell>
          <table:table-cell office:value-type="float" office:value="-1.670862" calcext:value-type="float">
            <text:p>-1.670862</text:p>
          </table:table-cell>
          <table:table-cell office:value-type="float" office:value="-0.055833" calcext:value-type="float">
            <text:p>-0.055833</text:p>
          </table:table-cell>
          <table:table-cell office:value-type="float" office:value="-2.517963" calcext:value-type="float">
            <text:p>-2.517963</text:p>
          </table:table-cell>
          <table:table-cell office:value-type="float" office:value="-0.18055" calcext:value-type="float">
            <text:p>-0.18055</text:p>
          </table:table-cell>
          <table:table-cell office:value-type="float" office:value="0.09998" calcext:value-type="float">
            <text:p>0.09998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468536" calcext:value-type="float">
            <text:p>-0.468536</text:p>
          </table:table-cell>
          <table:table-cell office:value-type="float" office:value="-4.937542" calcext:value-type="float">
            <text:p>-4.937542</text:p>
          </table:table-cell>
          <table:table-cell office:value-type="float" office:value="-0.934963" calcext:value-type="float">
            <text:p>-0.934963</text:p>
          </table:table-cell>
          <table:table-cell office:value-type="float" office:value="-1.696209" calcext:value-type="float">
            <text:p>-1.696209</text:p>
          </table:table-cell>
          <table:table-cell office:value-type="float" office:value="-0.032091" calcext:value-type="float">
            <text:p>-0.032091</text:p>
          </table:table-cell>
          <table:table-cell office:value-type="float" office:value="-2.59908" calcext:value-type="float">
            <text:p>-2.59908</text:p>
          </table:table-cell>
          <table:table-cell office:value-type="float" office:value="-0.186628" calcext:value-type="float">
            <text:p>-0.186628</text:p>
          </table:table-cell>
          <table:table-cell office:value-type="float" office:value="0.099805" calcext:value-type="float">
            <text:p>0.099805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21724" calcext:value-type="float">
            <text:p>-0.521724</text:p>
          </table:table-cell>
          <table:table-cell office:value-type="float" office:value="-4.989312" calcext:value-type="float">
            <text:p>-4.989312</text:p>
          </table:table-cell>
          <table:table-cell office:value-type="float" office:value="-0.908369" calcext:value-type="float">
            <text:p>-0.908369</text:p>
          </table:table-cell>
          <table:table-cell office:value-type="float" office:value="-1.715968" calcext:value-type="float">
            <text:p>-1.715968</text:p>
          </table:table-cell>
          <table:table-cell office:value-type="float" office:value="0.026514" calcext:value-type="float">
            <text:p>0.026514</text:p>
          </table:table-cell>
          <table:table-cell office:value-type="float" office:value="-2.650851" calcext:value-type="float">
            <text:p>-2.650851</text:p>
          </table:table-cell>
          <table:table-cell office:value-type="float" office:value="-0.182222" calcext:value-type="float">
            <text:p>-0.182222</text:p>
          </table:table-cell>
          <table:table-cell office:value-type="float" office:value="0.100302" calcext:value-type="float">
            <text:p>0.100302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62182" calcext:value-type="float">
            <text:p>-0.562182</text:p>
          </table:table-cell>
          <table:table-cell office:value-type="float" office:value="-4.973948" calcext:value-type="float">
            <text:p>-4.973948</text:p>
          </table:table-cell>
          <table:table-cell office:value-type="float" office:value="-0.88814" calcext:value-type="float">
            <text:p>-0.88814</text:p>
          </table:table-cell>
          <table:table-cell office:value-type="float" office:value="-1.727078" calcext:value-type="float">
            <text:p>-1.727078</text:p>
          </table:table-cell>
          <table:table-cell office:value-type="float" office:value="0.020269" calcext:value-type="float">
            <text:p>0.020269</text:p>
          </table:table-cell>
          <table:table-cell office:value-type="float" office:value="-2.635487" calcext:value-type="float">
            <text:p>-2.635487</text:p>
          </table:table-cell>
          <table:table-cell office:value-type="float" office:value="-0.177278" calcext:value-type="float">
            <text:p>-0.177278</text:p>
          </table:table-cell>
          <table:table-cell office:value-type="float" office:value="0.099803" calcext:value-type="float">
            <text:p>0.099803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82587" calcext:value-type="float">
            <text:p>-0.782587</text:p>
          </table:table-cell>
          <table:table-cell office:value-type="float" office:value="-4.971532" calcext:value-type="float">
            <text:p>-4.971532</text:p>
          </table:table-cell>
          <table:table-cell office:value-type="float" office:value="-0.876396" calcext:value-type="float">
            <text:p>-0.876396</text:p>
          </table:table-cell>
          <table:table-cell office:value-type="float" office:value="-1.744942" calcext:value-type="float">
            <text:p>-1.744942</text:p>
          </table:table-cell>
          <table:table-cell office:value-type="float" office:value="0.011733" calcext:value-type="float">
            <text:p>0.011733</text:p>
          </table:table-cell>
          <table:table-cell office:value-type="float" office:value="-2.633071" calcext:value-type="float">
            <text:p>-2.633071</text:p>
          </table:table-cell>
          <table:table-cell office:value-type="float" office:value="-0.175435" calcext:value-type="float">
            <text:p>-0.175435</text:p>
          </table:table-cell>
          <table:table-cell office:value-type="float" office:value="0.100089" calcext:value-type="float">
            <text:p>0.100089</text:p>
          </table:table-cell>
          <table:table-cell table:number-columns-repeated="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17446" calcext:value-type="float">
            <text:p>-0.717446</text:p>
          </table:table-cell>
          <table:table-cell office:value-type="float" office:value="-4.964151" calcext:value-type="float">
            <text:p>-4.964151</text:p>
          </table:table-cell>
          <table:table-cell office:value-type="float" office:value="-0.810508" calcext:value-type="float">
            <text:p>-0.810508</text:p>
          </table:table-cell>
          <table:table-cell office:value-type="float" office:value="-1.749379" calcext:value-type="float">
            <text:p>-1.749379</text:p>
          </table:table-cell>
          <table:table-cell office:value-type="float" office:value="0.065802" calcext:value-type="float">
            <text:p>0.065802</text:p>
          </table:table-cell>
          <table:table-cell office:value-type="float" office:value="-2.625689" calcext:value-type="float">
            <text:p>-2.625689</text:p>
          </table:table-cell>
          <table:table-cell office:value-type="float" office:value="-0.162314" calcext:value-type="float">
            <text:p>-0.162314</text:p>
          </table:table-cell>
          <table:table-cell office:value-type="float" office:value="0.100131" calcext:value-type="float">
            <text:p>0.100131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17446" calcext:value-type="float">
            <text:p>-0.717446</text:p>
          </table:table-cell>
          <table:table-cell office:value-type="float" office:value="-4.886389" calcext:value-type="float">
            <text:p>-4.886389</text:p>
          </table:table-cell>
          <table:table-cell office:value-type="float" office:value="-0.810508" calcext:value-type="float">
            <text:p>-0.810508</text:p>
          </table:table-cell>
          <table:table-cell office:value-type="float" office:value="-1.737419" calcext:value-type="float">
            <text:p>-1.737419</text:p>
          </table:table-cell>
          <table:table-cell office:value-type="float" office:value="0" calcext:value-type="float">
            <text:p>0</text:p>
          </table:table-cell>
          <table:table-cell office:value-type="float" office:value="-2.547927" calcext:value-type="float">
            <text:p>-2.547927</text:p>
          </table:table-cell>
          <table:table-cell office:value-type="float" office:value="-0.161858" calcext:value-type="float">
            <text:p>-0.161858</text:p>
          </table:table-cell>
          <table:table-cell office:value-type="float" office:value="0.09985" calcext:value-type="float">
            <text:p>0.09985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58879" calcext:value-type="float">
            <text:p>-0.658879</text:p>
          </table:table-cell>
          <table:table-cell office:value-type="float" office:value="-4.877865" calcext:value-type="float">
            <text:p>-4.877865</text:p>
          </table:table-cell>
          <table:table-cell office:value-type="float" office:value="-0.839791" calcext:value-type="float">
            <text:p>-0.839791</text:p>
          </table:table-cell>
          <table:table-cell office:value-type="float" office:value="-1.728868" calcext:value-type="float">
            <text:p>-1.728868</text:p>
          </table:table-cell>
          <table:table-cell office:value-type="float" office:value="-0.029256" calcext:value-type="float">
            <text:p>-0.029256</text:p>
          </table:table-cell>
          <table:table-cell office:value-type="float" office:value="-2.539404" calcext:value-type="float">
            <text:p>-2.539404</text:p>
          </table:table-cell>
          <table:table-cell office:value-type="float" office:value="-0.168118" calcext:value-type="float">
            <text:p>-0.168118</text:p>
          </table:table-cell>
          <table:table-cell office:value-type="float" office:value="0.100095" calcext:value-type="float">
            <text:p>0.100095</text:p>
          </table:table-cell>
          <table:table-cell table:number-columns-repeated="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13685" calcext:value-type="float">
            <text:p>-0.813685</text:p>
          </table:table-cell>
          <table:table-cell office:value-type="float" office:value="-4.893839" calcext:value-type="float">
            <text:p>-4.893839</text:p>
          </table:table-cell>
          <table:table-cell office:value-type="float" office:value="-0.762388" calcext:value-type="float">
            <text:p>-0.762388</text:p>
          </table:table-cell>
          <table:table-cell office:value-type="float" office:value="-1.715504" calcext:value-type="float">
            <text:p>-1.715504</text:p>
          </table:table-cell>
          <table:table-cell office:value-type="float" office:value="0.077485" calcext:value-type="float">
            <text:p>0.077485</text:p>
          </table:table-cell>
          <table:table-cell office:value-type="float" office:value="-2.555378" calcext:value-type="float">
            <text:p>-2.555378</text:p>
          </table:table-cell>
          <table:table-cell office:value-type="float" office:value="-0.152316" calcext:value-type="float">
            <text:p>-0.152316</text:p>
          </table:table-cell>
          <table:table-cell office:value-type="float" office:value="0.099894" calcext:value-type="float">
            <text:p>0.099894</text:p>
          </table:table-cell>
          <table:table-cell table:number-columns-repeated="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688162" calcext:value-type="float">
            <text:p>-0.688162</text:p>
          </table:table-cell>
          <table:table-cell office:value-type="float" office:value="-4.813499" calcext:value-type="float">
            <text:p>-4.813499</text:p>
          </table:table-cell>
          <table:table-cell office:value-type="float" office:value="-0.82515" calcext:value-type="float">
            <text:p>-0.82515</text:p>
          </table:table-cell>
          <table:table-cell office:value-type="float" office:value="-1.712402" calcext:value-type="float">
            <text:p>-1.712402</text:p>
          </table:table-cell>
          <table:table-cell office:value-type="float" office:value="-0.062514" calcext:value-type="float">
            <text:p>-0.062514</text:p>
          </table:table-cell>
          <table:table-cell office:value-type="float" office:value="-2.475037" calcext:value-type="float">
            <text:p>-2.475037</text:p>
          </table:table-cell>
          <table:table-cell office:value-type="float" office:value="-0.165682" calcext:value-type="float">
            <text:p>-0.165682</text:p>
          </table:table-cell>
          <table:table-cell office:value-type="float" office:value="0.100395" calcext:value-type="float">
            <text:p>0.100395</text:p>
          </table:table-cell>
          <table:table-cell table:number-columns-repeated="2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556387" calcext:value-type="float">
            <text:p>-0.556387</text:p>
          </table:table-cell>
          <table:table-cell office:value-type="float" office:value="-4.87293" calcext:value-type="float">
            <text:p>-4.87293</text:p>
          </table:table-cell>
          <table:table-cell office:value-type="float" office:value="-0.891038" calcext:value-type="float">
            <text:p>-0.891038</text:p>
          </table:table-cell>
          <table:table-cell office:value-type="float" office:value="-1.709519" calcext:value-type="float">
            <text:p>-1.709519</text:p>
          </table:table-cell>
          <table:table-cell office:value-type="float" office:value="-0.066088" calcext:value-type="float">
            <text:p>-0.066088</text:p>
          </table:table-cell>
          <table:table-cell office:value-type="float" office:value="-2.534468" calcext:value-type="float">
            <text:p>-2.534468</text:p>
          </table:table-cell>
          <table:table-cell office:value-type="float" office:value="-0.177667" calcext:value-type="float">
            <text:p>-0.177667</text:p>
          </table:table-cell>
          <table:table-cell office:value-type="float" office:value="0.099697" calcext:value-type="float">
            <text:p>0.099697</text:p>
          </table:table-cell>
          <table:table-cell table:number-columns-repeated="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391293" calcext:value-type="float">
            <text:p>-0.391293</text:p>
          </table:table-cell>
          <table:table-cell office:value-type="float" office:value="-4.94666" calcext:value-type="float">
            <text:p>-4.94666</text:p>
          </table:table-cell>
          <table:table-cell office:value-type="float" office:value="-0.973584" calcext:value-type="float">
            <text:p>-0.973584</text:p>
          </table:table-cell>
          <table:table-cell office:value-type="float" office:value="-1.717294" calcext:value-type="float">
            <text:p>-1.717294</text:p>
          </table:table-cell>
          <table:table-cell office:value-type="float" office:value="-0.08268" calcext:value-type="float">
            <text:p>-0.08268</text:p>
          </table:table-cell>
          <table:table-cell office:value-type="float" office:value="-2.608199" calcext:value-type="float">
            <text:p>-2.608199</text:p>
          </table:table-cell>
          <table:table-cell office:value-type="float" office:value="-0.194403" calcext:value-type="float">
            <text:p>-0.194403</text:p>
          </table:table-cell>
          <table:table-cell office:value-type="float" office:value="0.099839" calcext:value-type="float">
            <text:p>0.099839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31068" calcext:value-type="float">
            <text:p>-0.31068</text:p>
          </table:table-cell>
          <table:table-cell office:value-type="float" office:value="-5.050175" calcext:value-type="float">
            <text:p>-5.050175</text:p>
          </table:table-cell>
          <table:table-cell office:value-type="float" office:value="-1.013891" calcext:value-type="float">
            <text:p>-1.013891</text:p>
          </table:table-cell>
          <table:table-cell office:value-type="float" office:value="-1.738083" calcext:value-type="float">
            <text:p>-1.738083</text:p>
          </table:table-cell>
          <table:table-cell office:value-type="float" office:value="-0.040261" calcext:value-type="float">
            <text:p>-0.040261</text:p>
          </table:table-cell>
          <table:table-cell office:value-type="float" office:value="-2.711714" calcext:value-type="float">
            <text:p>-2.711714</text:p>
          </table:table-cell>
          <table:table-cell office:value-type="float" office:value="-0.203012" calcext:value-type="float">
            <text:p>-0.203012</text:p>
          </table:table-cell>
          <table:table-cell office:value-type="float" office:value="0.100115" calcext:value-type="float">
            <text:p>0.100115</text:p>
          </table:table-cell>
          <table:table-cell table:number-columns-repeated="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468536" calcext:value-type="float">
            <text:p>-0.468536</text:p>
          </table:table-cell>
          <table:table-cell office:value-type="float" office:value="-5.100198" calcext:value-type="float">
            <text:p>-5.100198</text:p>
          </table:table-cell>
          <table:table-cell office:value-type="float" office:value="-0.934963" calcext:value-type="float">
            <text:p>-0.934963</text:p>
          </table:table-cell>
          <table:table-cell office:value-type="float" office:value="-1.74788" calcext:value-type="float">
            <text:p>-1.74788</text:p>
          </table:table-cell>
          <table:table-cell office:value-type="float" office:value="0.078893" calcext:value-type="float">
            <text:p>0.078893</text:p>
          </table:table-cell>
          <table:table-cell office:value-type="float" office:value="-2.761736" calcext:value-type="float">
            <text:p>-2.761736</text:p>
          </table:table-cell>
          <table:table-cell office:value-type="float" office:value="-0.187075" calcext:value-type="float">
            <text:p>-0.187075</text:p>
          </table:table-cell>
          <table:table-cell office:value-type="float" office:value="0.100044" calcext:value-type="float">
            <text:p>0.100044</text:p>
          </table:table-cell>
          <table:table-cell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02804" calcext:value-type="float">
            <text:p>-0.702804</text:p>
          </table:table-cell>
          <table:table-cell office:value-type="float" office:value="-5.009452" calcext:value-type="float">
            <text:p>-5.009452</text:p>
          </table:table-cell>
          <table:table-cell office:value-type="float" office:value="-0.817829" calcext:value-type="float">
            <text:p>-0.817829</text:p>
          </table:table-cell>
          <table:table-cell office:value-type="float" office:value="-1.73607" calcext:value-type="float">
            <text:p>-1.73607</text:p>
          </table:table-cell>
          <table:table-cell office:value-type="float" office:value="0.117092" calcext:value-type="float">
            <text:p>0.117092</text:p>
          </table:table-cell>
          <table:table-cell office:value-type="float" office:value="-2.67099" calcext:value-type="float">
            <text:p>-2.67099</text:p>
          </table:table-cell>
          <table:table-cell office:value-type="float" office:value="-0.163625" calcext:value-type="float">
            <text:p>-0.163625</text:p>
          </table:table-cell>
          <table:table-cell office:value-type="float" office:value="0.100036" calcext:value-type="float">
            <text:p>0.100036</text:p>
          </table:table-cell>
          <table:table-cell table:number-columns-repeated="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63863" calcext:value-type="float">
            <text:p>-0.863863</text:p>
          </table:table-cell>
          <table:table-cell office:value-type="float" office:value="-4.877465" calcext:value-type="float">
            <text:p>-4.877465</text:p>
          </table:table-cell>
          <table:table-cell office:value-type="float" office:value="-0.737299" calcext:value-type="float">
            <text:p>-0.737299</text:p>
          </table:table-cell>
          <table:table-cell office:value-type="float" office:value="-1.721126" calcext:value-type="float">
            <text:p>-1.721126</text:p>
          </table:table-cell>
          <table:table-cell office:value-type="float" office:value="0.080579" calcext:value-type="float">
            <text:p>0.080579</text:p>
          </table:table-cell>
          <table:table-cell office:value-type="float" office:value="-2.539004" calcext:value-type="float">
            <text:p>-2.539004</text:p>
          </table:table-cell>
          <table:table-cell office:value-type="float" office:value="-0.14737" calcext:value-type="float">
            <text:p>-0.14737</text:p>
          </table:table-cell>
          <table:table-cell office:value-type="float" office:value="0.099939" calcext:value-type="float">
            <text:p>0.099939</text:p>
          </table:table-cell>
          <table:table-cell table:number-columns-repeated="2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76013" calcext:value-type="float">
            <text:p>-0.776013</text:p>
          </table:table-cell>
          <table:table-cell office:value-type="float" office:value="-4.791495" calcext:value-type="float">
            <text:p>-4.791495</text:p>
          </table:table-cell>
          <table:table-cell office:value-type="float" office:value="-0.781224" calcext:value-type="float">
            <text:p>-0.781224</text:p>
          </table:table-cell>
          <table:table-cell office:value-type="float" office:value="-1.715686" calcext:value-type="float">
            <text:p>-1.715686</text:p>
          </table:table-cell>
          <table:table-cell office:value-type="float" office:value="-0.043877" calcext:value-type="float">
            <text:p>-0.043877</text:p>
          </table:table-cell>
          <table:table-cell office:value-type="float" office:value="-2.453033" calcext:value-type="float">
            <text:p>-2.453033</text:p>
          </table:table-cell>
          <table:table-cell office:value-type="float" office:value="-0.156418" calcext:value-type="float">
            <text:p>-0.156418</text:p>
          </table:table-cell>
          <table:table-cell office:value-type="float" office:value="0.100111" calcext:value-type="float">
            <text:p>0.100111</text:p>
          </table:table-cell>
          <table:table-cell table:number-columns-repeated="2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63863" calcext:value-type="float">
            <text:p>-0.863863</text:p>
          </table:table-cell>
          <table:table-cell office:value-type="float" office:value="-4.814475" calcext:value-type="float">
            <text:p>-4.814475</text:p>
          </table:table-cell>
          <table:table-cell office:value-type="float" office:value="-0.737299" calcext:value-type="float">
            <text:p>-0.737299</text:p>
          </table:table-cell>
          <table:table-cell office:value-type="float" office:value="-1.694687" calcext:value-type="float">
            <text:p>-1.694687</text:p>
          </table:table-cell>
          <table:table-cell office:value-type="float" office:value="0.044027" calcext:value-type="float">
            <text:p>0.044027</text:p>
          </table:table-cell>
          <table:table-cell office:value-type="float" office:value="-2.476013" calcext:value-type="float">
            <text:p>-2.476013</text:p>
          </table:table-cell>
          <table:table-cell office:value-type="float" office:value="-0.147119" calcext:value-type="float">
            <text:p>-0.147119</text:p>
          </table:table-cell>
          <table:table-cell office:value-type="float" office:value="0.099769" calcext:value-type="float">
            <text:p>0.099769</text:p>
          </table:table-cell>
          <table:table-cell table:number-columns-repeated="2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19938" calcext:value-type="float">
            <text:p>-0.819938</text:p>
          </table:table-cell>
          <table:table-cell office:value-type="float" office:value="-4.770116" calcext:value-type="float">
            <text:p>-4.770116</text:p>
          </table:table-cell>
          <table:table-cell office:value-type="float" office:value="-0.759262" calcext:value-type="float">
            <text:p>-0.759262</text:p>
          </table:table-cell>
          <table:table-cell office:value-type="float" office:value="-1.694339" calcext:value-type="float">
            <text:p>-1.694339</text:p>
          </table:table-cell>
          <table:table-cell office:value-type="float" office:value="-0.021946" calcext:value-type="float">
            <text:p>-0.021946</text:p>
          </table:table-cell>
          <table:table-cell office:value-type="float" office:value="-2.431654" calcext:value-type="float">
            <text:p>-2.431654</text:p>
          </table:table-cell>
          <table:table-cell office:value-type="float" office:value="-0.151968" calcext:value-type="float">
            <text:p>-0.151968</text:p>
          </table:table-cell>
          <table:table-cell office:value-type="float" office:value="0.100076" calcext:value-type="float">
            <text:p>0.100076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83458" calcext:value-type="float">
            <text:p>-0.83458</text:p>
          </table:table-cell>
          <table:table-cell office:value-type="float" office:value="-4.776803" calcext:value-type="float">
            <text:p>-4.776803</text:p>
          </table:table-cell>
          <table:table-cell office:value-type="float" office:value="-0.751941" calcext:value-type="float">
            <text:p>-0.751941</text:p>
          </table:table-cell>
          <table:table-cell office:value-type="float" office:value="-1.679081" calcext:value-type="float">
            <text:p>-1.679081</text:p>
          </table:table-cell>
          <table:table-cell office:value-type="float" office:value="0.007319" calcext:value-type="float">
            <text:p>0.007319</text:p>
          </table:table-cell>
          <table:table-cell office:value-type="float" office:value="-2.438341" calcext:value-type="float">
            <text:p>-2.438341</text:p>
          </table:table-cell>
          <table:table-cell office:value-type="float" office:value="-0.150424" calcext:value-type="float">
            <text:p>-0.150424</text:p>
          </table:table-cell>
          <table:table-cell office:value-type="float" office:value="0.100024" calcext:value-type="float">
            <text:p>0.100024</text:p>
          </table:table-cell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2.338462" calcext:value-type="float">
            <text:p>-2.338462</text:p>
          </table:table-cell>
          <table:table-cell office:value-type="float" office:value="-0.790655" calcext:value-type="float">
            <text:p>-0.790655</text:p>
          </table:table-cell>
          <table:table-cell office:value-type="float" office:value="-4.746473" calcext:value-type="float">
            <text:p>-4.746473</text:p>
          </table:table-cell>
          <table:table-cell office:value-type="float" office:value="-0.773903" calcext:value-type="float">
            <text:p>-0.773903</text:p>
          </table:table-cell>
          <table:table-cell office:value-type="float" office:value="-1.656086" calcext:value-type="float">
            <text:p>-1.656086</text:p>
          </table:table-cell>
          <table:table-cell office:value-type="float" office:value="-0.021978" calcext:value-type="float">
            <text:p>-0.021978</text:p>
          </table:table-cell>
          <table:table-cell office:value-type="float" office:value="-2.408012" calcext:value-type="float">
            <text:p>-2.408012</text:p>
          </table:table-cell>
          <table:table-cell office:value-type="float" office:value="-0.154672" calcext:value-type="float">
            <text:p>-0.154672</text:p>
          </table:table-cell>
          <table:table-cell office:value-type="float" office:value="0.09993" calcext:value-type="float">
            <text:p>0.09993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2804" calcext:value-type="float">
            <text:p>-0.702804</text:p>
          </table:table-cell>
          <table:table-cell office:value-type="float" office:value="0" calcext:value-type="float">
            <text:p>0</text:p>
          </table:table-cell>
          <table:table-cell office:value-type="float" office:value="0.351402" calcext:value-type="float">
            <text:p>0.351402</text:p>
          </table:table-cell>
          <table:table-cell office:value-type="float" office:value="-1.391295" calcext:value-type="float">
            <text:p>-1.391295</text:p>
          </table:table-cell>
          <table:table-cell office:value-type="float" office:value="1.123587" calcext:value-type="float">
            <text:p>1.123587</text:p>
          </table:table-cell>
          <table:table-cell office:value-type="float" office:value="-2.16348" calcext:value-type="float">
            <text:p>-2.16348</text:p>
          </table:table-cell>
          <table:table-cell office:value-type="float" office:value="0.070388" calcext:value-type="float">
            <text:p>0.070388</text:p>
          </table:table-cell>
          <table:table-cell office:value-type="float" office:value="0.100153" calcext:value-type="float">
            <text:p>0.100153</text:p>
          </table:table-cell>
          <table:table-cell table:number-columns-repeated="2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3171" calcext:value-type="float">
            <text:p>-0.623171</text:p>
          </table:table-cell>
          <table:table-cell office:value-type="float" office:value="0" calcext:value-type="float">
            <text:p>0</text:p>
          </table:table-cell>
          <table:table-cell office:value-type="float" office:value="0.311585" calcext:value-type="float">
            <text:p>0.311585</text:p>
          </table:table-cell>
          <table:table-cell office:value-type="float" office:value="-1.126079" calcext:value-type="float">
            <text:p>-1.126079</text:p>
          </table:table-cell>
          <table:table-cell office:value-type="float" office:value="-0.039889" calcext:value-type="float">
            <text:p>-0.039889</text:p>
          </table:table-cell>
          <table:table-cell office:value-type="float" office:value="-0.774605" calcext:value-type="float">
            <text:p>-0.774605</text:p>
          </table:table-cell>
          <table:table-cell office:value-type="float" office:value="0.062204" calcext:value-type="float">
            <text:p>0.062204</text:p>
          </table:table-cell>
          <table:table-cell office:value-type="float" office:value="0.099819" calcext:value-type="float">
            <text:p>0.099819</text:p>
          </table:table-cell>
          <table:table-cell table:number-columns-repeated="2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10125" calcext:value-type="float">
            <text:p>-0.710125</text:p>
          </table:table-cell>
          <table:table-cell office:value-type="float" office:value="0" calcext:value-type="float">
            <text:p>0</text:p>
          </table:table-cell>
          <table:table-cell office:value-type="float" office:value="0.355062" calcext:value-type="float">
            <text:p>0.355062</text:p>
          </table:table-cell>
          <table:table-cell office:value-type="float" office:value="-0.867997" calcext:value-type="float">
            <text:p>-0.867997</text:p>
          </table:table-cell>
          <table:table-cell office:value-type="float" office:value="0.04348" calcext:value-type="float">
            <text:p>0.04348</text:p>
          </table:table-cell>
          <table:table-cell office:value-type="float" office:value="-0.556415" calcext:value-type="float">
            <text:p>-0.556415</text:p>
          </table:table-cell>
          <table:table-cell office:value-type="float" office:value="0.071008" calcext:value-type="float">
            <text:p>0.071008</text:p>
          </table:table-cell>
          <table:table-cell office:value-type="float" office:value="0.099993" calcext:value-type="float">
            <text:p>0.099993</text:p>
          </table:table-cell>
          <table:table-cell table:number-columns-repeated="2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2119" calcext:value-type="float">
            <text:p>0.322119</text:p>
          </table:table-cell>
          <table:table-cell office:value-type="float" office:value="0" calcext:value-type="float">
            <text:p>0</text:p>
          </table:table-cell>
          <table:table-cell office:value-type="float" office:value="-0.161059" calcext:value-type="float">
            <text:p>-0.161059</text:p>
          </table:table-cell>
          <table:table-cell office:value-type="float" office:value="-0.736701" calcext:value-type="float">
            <text:p>-0.736701</text:p>
          </table:table-cell>
          <table:table-cell office:value-type="float" office:value="-0.51425" calcext:value-type="float">
            <text:p>-0.51425</text:p>
          </table:table-cell>
          <table:table-cell office:value-type="float" office:value="-0.38351" calcext:value-type="float">
            <text:p>-0.38351</text:p>
          </table:table-cell>
          <table:table-cell office:value-type="float" office:value="-0.032329" calcext:value-type="float">
            <text:p>-0.032329</text:p>
          </table:table-cell>
          <table:table-cell office:value-type="float" office:value="0.100364" calcext:value-type="float">
            <text:p>0.100364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7388" calcext:value-type="float">
            <text:p>0.547388</text:p>
          </table:table-cell>
          <table:table-cell office:value-type="float" office:value="0" calcext:value-type="float">
            <text:p>0</text:p>
          </table:table-cell>
          <table:table-cell office:value-type="float" office:value="-0.273694" calcext:value-type="float">
            <text:p>-0.273694</text:p>
          </table:table-cell>
          <table:table-cell office:value-type="float" office:value="-0.643868" calcext:value-type="float">
            <text:p>-0.643868</text:p>
          </table:table-cell>
          <table:table-cell office:value-type="float" office:value="-0.113053" calcext:value-type="float">
            <text:p>-0.113053</text:p>
          </table:table-cell>
          <table:table-cell office:value-type="float" office:value="-0.804509" calcext:value-type="float">
            <text:p>-0.804509</text:p>
          </table:table-cell>
          <table:table-cell office:value-type="float" office:value="-0.054536" calcext:value-type="float">
            <text:p>-0.054536</text:p>
          </table:table-cell>
          <table:table-cell office:value-type="float" office:value="0.09963" calcext:value-type="float">
            <text:p>0.09963</text:p>
          </table:table-cell>
          <table:table-cell table:number-columns-repeated="2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1446" calcext:value-type="float">
            <text:p>0.101446</text:p>
          </table:table-cell>
          <table:table-cell office:value-type="float" office:value="0" calcext:value-type="float">
            <text:p>0</text:p>
          </table:table-cell>
          <table:table-cell office:value-type="float" office:value="-0.050723" calcext:value-type="float">
            <text:p>-0.050723</text:p>
          </table:table-cell>
          <table:table-cell office:value-type="float" office:value="-0.497598" calcext:value-type="float">
            <text:p>-0.497598</text:p>
          </table:table-cell>
          <table:table-cell office:value-type="float" office:value="0.222875" calcext:value-type="float">
            <text:p>0.222875</text:p>
          </table:table-cell>
          <table:table-cell office:value-type="float" office:value="-0.771197" calcext:value-type="float">
            <text:p>-0.771197</text:p>
          </table:table-cell>
          <table:table-cell office:value-type="float" office:value="-0.010149" calcext:value-type="float">
            <text:p>-0.010149</text:p>
          </table:table-cell>
          <table:table-cell office:value-type="float" office:value="0.100043" calcext:value-type="float">
            <text:p>0.100043</text:p>
          </table:table-cell>
          <table:table-cell table:number-columns-repeated="2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350479" calcext:value-type="float">
            <text:p>-0.350479</text:p>
          </table:table-cell>
          <table:table-cell office:value-type="float" office:value="0.050741" calcext:value-type="float">
            <text:p>0.050741</text:p>
          </table:table-cell>
          <table:table-cell office:value-type="float" office:value="-0.40122" calcext:value-type="float">
            <text:p>-0.40122</text:p>
          </table:table-cell>
          <table:table-cell office:value-type="float" office:value="0" calcext:value-type="float">
            <text:p>0</text:p>
          </table:table-cell>
          <table:table-cell office:value-type="float" office:value="0.099964" calcext:value-type="float">
            <text:p>0.099964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98511" calcext:value-type="float">
            <text:p>-0.198511</text:p>
          </table:table-cell>
          <table:table-cell office:value-type="float" office:value="0" calcext:value-type="float">
            <text:p>0</text:p>
          </table:table-cell>
          <table:table-cell office:value-type="float" office:value="-0.198511" calcext:value-type="float">
            <text:p>-0.198511</text:p>
          </table:table-cell>
          <table:table-cell office:value-type="float" office:value="0" calcext:value-type="float">
            <text:p>0</text:p>
          </table:table-cell>
          <table:table-cell office:value-type="float" office:value="0.100638" calcext:value-type="float">
            <text:p>0.100638</text:p>
          </table:table-cell>
          <table:table-cell table:number-columns-repeated="2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48087" calcext:value-type="float">
            <text:p>-0.048087</text:p>
          </table:table-cell>
          <table:table-cell office:value-type="float" office:value="0" calcext:value-type="float">
            <text:p>0</text:p>
          </table:table-cell>
          <table:table-cell office:value-type="float" office:value="-0.048087" calcext:value-type="float">
            <text:p>-0.048087</text:p>
          </table:table-cell>
          <table:table-cell office:value-type="float" office:value="0" calcext:value-type="float">
            <text:p>0</text:p>
          </table:table-cell>
          <table:table-cell office:value-type="float" office:value="0.099712" calcext:value-type="float">
            <text:p>0.099712</text:p>
          </table:table-cell>
          <table:table-cell table:number-columns-repeated="2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06585" calcext:value-type="float">
            <text:p>0.106585</text:p>
          </table:table-cell>
          <table:table-cell office:value-type="float" office:value="0" calcext:value-type="float">
            <text:p>0</text:p>
          </table:table-cell>
          <table:table-cell office:value-type="float" office:value="0.106585" calcext:value-type="float">
            <text:p>0.106585</text:p>
          </table:table-cell>
          <table:table-cell office:value-type="float" office:value="0" calcext:value-type="float">
            <text:p>0</text:p>
          </table:table-cell>
          <table:table-cell office:value-type="float" office:value="0.099703" calcext:value-type="float">
            <text:p>0.099703</text:p>
          </table:table-cell>
          <table:table-cell table:number-columns-repeated="2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6197" calcext:value-type="float">
            <text:p>0.036197</text:p>
          </table:table-cell>
          <table:table-cell office:value-type="float" office:value="0" calcext:value-type="float">
            <text:p>0</text:p>
          </table:table-cell>
          <table:table-cell office:value-type="float" office:value="0.036197" calcext:value-type="float">
            <text:p>0.036197</text:p>
          </table:table-cell>
          <table:table-cell office:value-type="float" office:value="0" calcext:value-type="float">
            <text:p>0</text:p>
          </table:table-cell>
          <table:table-cell office:value-type="float" office:value="0.10008" calcext:value-type="float">
            <text:p>0.10008</text:p>
          </table:table-cell>
          <table:table-cell table:number-columns-repeated="2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26007" calcext:value-type="float">
            <text:p>-0.026007</text:p>
          </table:table-cell>
          <table:table-cell office:value-type="float" office:value="0" calcext:value-type="float">
            <text:p>0</text:p>
          </table:table-cell>
          <table:table-cell office:value-type="float" office:value="-0.026007" calcext:value-type="float">
            <text:p>-0.026007</text:p>
          </table:table-cell>
          <table:table-cell office:value-type="float" office:value="0" calcext:value-type="float">
            <text:p>0</text:p>
          </table:table-cell>
          <table:table-cell office:value-type="float" office:value="0.100072" calcext:value-type="float">
            <text:p>0.100072</text:p>
          </table:table-cell>
          <table:table-cell table:number-columns-repeated="2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97014" calcext:value-type="float">
            <text:p>-0.097014</text:p>
          </table:table-cell>
          <table:table-cell office:value-type="float" office:value="0" calcext:value-type="float">
            <text:p>0</text:p>
          </table:table-cell>
          <table:table-cell office:value-type="float" office:value="-0.097014" calcext:value-type="float">
            <text:p>-0.097014</text:p>
          </table:table-cell>
          <table:table-cell office:value-type="float" office:value="0" calcext:value-type="float">
            <text:p>0</text:p>
          </table:table-cell>
          <table:table-cell office:value-type="float" office:value="0.099853" calcext:value-type="float">
            <text:p>0.099853</text:p>
          </table:table-cell>
          <table:table-cell table:number-columns-repeated="2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64685" calcext:value-type="float">
            <text:p>-0.064685</text:p>
          </table:table-cell>
          <table:table-cell office:value-type="float" office:value="0" calcext:value-type="float">
            <text:p>0</text:p>
          </table:table-cell>
          <table:table-cell office:value-type="float" office:value="-0.064685" calcext:value-type="float">
            <text:p>-0.064685</text:p>
          </table:table-cell>
          <table:table-cell office:value-type="float" office:value="0" calcext:value-type="float">
            <text:p>0</text:p>
          </table:table-cell>
          <table:table-cell office:value-type="float" office:value="0.10034" calcext:value-type="float">
            <text:p>0.10034</text:p>
          </table:table-cell>
          <table:table-cell table:number-columns-repeated="2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10149" calcext:value-type="float">
            <text:p>-0.010149</text:p>
          </table:table-cell>
          <table:table-cell office:value-type="float" office:value="0" calcext:value-type="float">
            <text:p>0</text:p>
          </table:table-cell>
          <table:table-cell office:value-type="float" office:value="-0.010149" calcext:value-type="float">
            <text:p>-0.010149</text:p>
          </table:table-cell>
          <table:table-cell office:value-type="float" office:value="0" calcext:value-type="float">
            <text:p>0</text:p>
          </table:table-cell>
          <table:table-cell office:value-type="float" office:value="0.099758" calcext:value-type="float">
            <text:p>0.099758</text:p>
          </table:table-cell>
          <table:table-cell table:number-columns-repeated="2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0033" calcext:value-type="float">
            <text:p>0.100033</text:p>
          </table:table-cell>
          <table:table-cell table:number-columns-repeated="2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0024" calcext:value-type="float">
            <text:p>0.100024</text:p>
          </table:table-cell>
          <table:table-cell table:number-columns-repeated="2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13"/>
        </table:table-row>
      </table:table>
      <table:table table:name="right_back_wheel_stats" table:style-name="ta1">
        <office:forms form:automatic-focus="false" form:apply-design-mode="false"/>
        <table:shapes>
          <draw:frame draw:z-index="0" draw:style-name="gr1" draw:text-style-name="P1" svg:width="922.31pt" svg:height="193.66pt" svg:x="715.69pt" svg:y="60.58pt">
            <draw:object draw:notify-on-update-of-ranges="right_back_wheel_stats.A2:right_back_wheel_stats.A219 right_back_wheel_stats.D1:right_back_wheel_stats.D1 right_back_wheel_stats.D2:right_back_wheel_stats.D219 right_back_wheel_stats.E1:right_back_wheel_stats.E1 right_back_wheel_stats.E2:right_back_wheel_stats.E219 right_back_wheel_stats.F1:right_back_wheel_stats.F1 right_back_wheel_stats.F2:right_back_wheel_stats.F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05.89pt" svg:height="88.75pt" svg:x="719.01pt" svg:y="345.46pt">
            <draw:object draw:notify-on-update-of-ranges="right_back_wheel_stats.A2:right_back_wheel_stats.A219 right_back_wheel_stats.G1:right_back_wheel_stats.G1 right_back_wheel_stats.G2:right_back_wheel_stats.G219 right_back_wheel_stats.H1:right_back_wheel_stats.H1 right_back_wheel_stats.H2:right_back_wheel_stats.H2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805.89pt" svg:height="88.75pt" svg:x="717.25pt" svg:y="255.12pt">
            <draw:object draw:notify-on-update-of-ranges="right_back_wheel_stats.A2:right_back_wheel_stats.A219 right_back_wheel_stats.J1:right_back_wheel_stats.J1 right_back_wheel_stats.J2:right_back_wheel_stats.J2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04" calcext:value-type="float">
            <text:p>0.09990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0159" calcext:value-type="float">
            <text:p>0.10015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3.383711" calcext:value-type="float">
            <text:p>3.383711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307542" calcext:value-type="float">
            <text:p>0.307542</text:p>
          </table:table-cell>
          <table:table-cell office:value-type="float" office:value="1.539215" calcext:value-type="float">
            <text:p>1.539215</text:p>
          </table:table-cell>
          <table:table-cell office:value-type="float" office:value="0.306788" calcext:value-type="float">
            <text:p>0.306788</text:p>
          </table:table-cell>
          <table:table-cell office:value-type="float" office:value="0.307542" calcext:value-type="float">
            <text:p>0.307542</text:p>
          </table:table-cell>
          <table:table-cell office:value-type="float" office:value="0.099951" calcext:value-type="float">
            <text:p>0.09995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5.230575" calcext:value-type="float">
            <text:p>5.230575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61519" calcext:value-type="float">
            <text:p>0.61519</text:p>
          </table:table-cell>
          <table:table-cell office:value-type="float" office:value="0" calcext:value-type="float">
            <text:p>0</text:p>
          </table:table-cell>
          <table:table-cell office:value-type="float" office:value="2.153652" calcext:value-type="float">
            <text:p>2.153652</text:p>
          </table:table-cell>
          <table:table-cell office:value-type="float" office:value="0.307649" calcext:value-type="float">
            <text:p>0.307649</text:p>
          </table:table-cell>
          <table:table-cell office:value-type="float" office:value="0.099986" calcext:value-type="float">
            <text:p>0.09998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5.538434" calcext:value-type="float">
            <text:p>5.538434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923049" calcext:value-type="float">
            <text:p>0.923049</text:p>
          </table:table-cell>
          <table:table-cell office:value-type="float" office:value="0" calcext:value-type="float">
            <text:p>0</text:p>
          </table:table-cell>
          <table:table-cell office:value-type="float" office:value="2.46151" calcext:value-type="float">
            <text:p>2.46151</text:p>
          </table:table-cell>
          <table:table-cell office:value-type="float" office:value="0.307859" calcext:value-type="float">
            <text:p>0.307859</text:p>
          </table:table-cell>
          <table:table-cell office:value-type="float" office:value="0.100054" calcext:value-type="float">
            <text:p>0.10005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5.845951" calcext:value-type="float">
            <text:p>5.845951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1.230566" calcext:value-type="float">
            <text:p>1.230566</text:p>
          </table:table-cell>
          <table:table-cell office:value-type="float" office:value="0" calcext:value-type="float">
            <text:p>0</text:p>
          </table:table-cell>
          <table:table-cell office:value-type="float" office:value="2.769028" calcext:value-type="float">
            <text:p>2.769028</text:p>
          </table:table-cell>
          <table:table-cell office:value-type="float" office:value="0.307517" calcext:value-type="float">
            <text:p>0.307517</text:p>
          </table:table-cell>
          <table:table-cell office:value-type="float" office:value="0.099943" calcext:value-type="float">
            <text:p>0.09994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1.215265" calcext:value-type="float">
            <text:p>1.215265</text:p>
          </table:table-cell>
          <table:table-cell office:value-type="float" office:value="6.031843" calcext:value-type="float">
            <text:p>6.031843</text:p>
          </table:table-cell>
          <table:table-cell office:value-type="float" office:value="0.930829" calcext:value-type="float">
            <text:p>0.930829</text:p>
          </table:table-cell>
          <table:table-cell office:value-type="float" office:value="1.416853" calcext:value-type="float">
            <text:p>1.416853</text:p>
          </table:table-cell>
          <table:table-cell office:value-type="float" office:value="-0.607238" calcext:value-type="float">
            <text:p>-0.607238</text:p>
          </table:table-cell>
          <table:table-cell office:value-type="float" office:value="2.95492" calcext:value-type="float">
            <text:p>2.95492</text:p>
          </table:table-cell>
          <table:table-cell office:value-type="float" office:value="0.186287" calcext:value-type="float">
            <text:p>0.186287</text:p>
          </table:table-cell>
          <table:table-cell office:value-type="float" office:value="0.100065" calcext:value-type="float">
            <text:p>0.10006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81933" calcext:value-type="float">
            <text:p>2.781933</text:p>
          </table:table-cell>
          <table:table-cell office:value-type="float" office:value="5.454587" calcext:value-type="float">
            <text:p>5.454587</text:p>
          </table:table-cell>
          <table:table-cell office:value-type="float" office:value="0.147495" calcext:value-type="float">
            <text:p>0.147495</text:p>
          </table:table-cell>
          <table:table-cell office:value-type="float" office:value="1.446333" calcext:value-type="float">
            <text:p>1.446333</text:p>
          </table:table-cell>
          <table:table-cell office:value-type="float" office:value="-0.783835" calcext:value-type="float">
            <text:p>-0.783835</text:p>
          </table:table-cell>
          <table:table-cell office:value-type="float" office:value="2.377664" calcext:value-type="float">
            <text:p>2.377664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99936" calcext:value-type="float">
            <text:p>0.09993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890345" calcext:value-type="float">
            <text:p>4.890345</text:p>
          </table:table-cell>
          <table:table-cell office:value-type="float" office:value="4.489867" calcext:value-type="float">
            <text:p>4.489867</text:p>
          </table:table-cell>
          <table:table-cell office:value-type="float" office:value="-0.906711" calcext:value-type="float">
            <text:p>-0.906711</text:p>
          </table:table-cell>
          <table:table-cell office:value-type="float" office:value="1.265058" calcext:value-type="float">
            <text:p>1.265058</text:p>
          </table:table-cell>
          <table:table-cell office:value-type="float" office:value="-1.054597" calcext:value-type="float">
            <text:p>-1.054597</text:p>
          </table:table-cell>
          <table:table-cell office:value-type="float" office:value="1.412944" calcext:value-type="float">
            <text:p>1.412944</text:p>
          </table:table-cell>
          <table:table-cell office:value-type="float" office:value="-0.181275" calcext:value-type="float">
            <text:p>-0.181275</text:p>
          </table:table-cell>
          <table:table-cell office:value-type="float" office:value="0.099963" calcext:value-type="float">
            <text:p>0.09996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231737" calcext:value-type="float">
            <text:p>5.231737</text:p>
          </table:table-cell>
          <table:table-cell office:value-type="float" office:value="3.219793" calcext:value-type="float">
            <text:p>3.219793</text:p>
          </table:table-cell>
          <table:table-cell office:value-type="float" office:value="-1.077407" calcext:value-type="float">
            <text:p>-1.077407</text:p>
          </table:table-cell>
          <table:table-cell office:value-type="float" office:value="1.049579" calcext:value-type="float">
            <text:p>1.049579</text:p>
          </table:table-cell>
          <table:table-cell office:value-type="float" office:value="-0.170698" calcext:value-type="float">
            <text:p>-0.170698</text:p>
          </table:table-cell>
          <table:table-cell office:value-type="float" office:value="0.14287" calcext:value-type="float">
            <text:p>0.14287</text:p>
          </table:table-cell>
          <table:table-cell office:value-type="float" office:value="-0.215479" calcext:value-type="float">
            <text:p>-0.215479</text:p>
          </table:table-cell>
          <table:table-cell office:value-type="float" office:value="0.099999" calcext:value-type="float">
            <text:p>0.09999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124613" calcext:value-type="float">
            <text:p>5.124613</text:p>
          </table:table-cell>
          <table:table-cell office:value-type="float" office:value="2.844262" calcext:value-type="float">
            <text:p>2.844262</text:p>
          </table:table-cell>
          <table:table-cell office:value-type="float" office:value="-1.023845" calcext:value-type="float">
            <text:p>-1.023845</text:p>
          </table:table-cell>
          <table:table-cell office:value-type="float" office:value="0.844724" calcext:value-type="float">
            <text:p>0.844724</text:p>
          </table:table-cell>
          <table:table-cell office:value-type="float" office:value="0.05354" calcext:value-type="float">
            <text:p>0.05354</text:p>
          </table:table-cell>
          <table:table-cell office:value-type="float" office:value="-0.232661" calcext:value-type="float">
            <text:p>-0.232661</text:p>
          </table:table-cell>
          <table:table-cell office:value-type="float" office:value="-0.204855" calcext:value-type="float">
            <text:p>-0.204855</text:p>
          </table:table-cell>
          <table:table-cell office:value-type="float" office:value="0.100042" calcext:value-type="float">
            <text:p>0.10004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734166" calcext:value-type="float">
            <text:p>4.734166</text:p>
          </table:table-cell>
          <table:table-cell office:value-type="float" office:value="2.732087" calcext:value-type="float">
            <text:p>2.732087</text:p>
          </table:table-cell>
          <table:table-cell office:value-type="float" office:value="-0.828622" calcext:value-type="float">
            <text:p>-0.828622</text:p>
          </table:table-cell>
          <table:table-cell office:value-type="float" office:value="0.678947" calcext:value-type="float">
            <text:p>0.678947</text:p>
          </table:table-cell>
          <table:table-cell office:value-type="float" office:value="0.195161" calcext:value-type="float">
            <text:p>0.195161</text:p>
          </table:table-cell>
          <table:table-cell office:value-type="float" office:value="-0.344836" calcext:value-type="float">
            <text:p>-0.344836</text:p>
          </table:table-cell>
          <table:table-cell office:value-type="float" office:value="-0.165777" calcext:value-type="float">
            <text:p>-0.165777</text:p>
          </table:table-cell>
          <table:table-cell office:value-type="float" office:value="0.100032" calcext:value-type="float">
            <text:p>0.10003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69456" calcext:value-type="float">
            <text:p>3.869456</text:p>
          </table:table-cell>
          <table:table-cell office:value-type="float" office:value="2.540266" calcext:value-type="float">
            <text:p>2.540266</text:p>
          </table:table-cell>
          <table:table-cell office:value-type="float" office:value="-0.396267" calcext:value-type="float">
            <text:p>-0.396267</text:p>
          </table:table-cell>
          <table:table-cell office:value-type="float" office:value="0.292194" calcext:value-type="float">
            <text:p>0.292194</text:p>
          </table:table-cell>
          <table:table-cell office:value-type="float" office:value="0.432584" calcext:value-type="float">
            <text:p>0.432584</text:p>
          </table:table-cell>
          <table:table-cell office:value-type="float" office:value="-0.536657" calcext:value-type="float">
            <text:p>-0.536657</text:p>
          </table:table-cell>
          <table:table-cell office:value-type="float" office:value="-0.079211" calcext:value-type="float">
            <text:p>-0.079211</text:p>
          </table:table-cell>
          <table:table-cell office:value-type="float" office:value="0.099947" calcext:value-type="float">
            <text:p>0.09994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94394" calcext:value-type="float">
            <text:p>3.294394</text:p>
          </table:table-cell>
          <table:table-cell office:value-type="float" office:value="2.643492" calcext:value-type="float">
            <text:p>2.643492</text:p>
          </table:table-cell>
          <table:table-cell office:value-type="float" office:value="-0.108735" calcext:value-type="float">
            <text:p>-0.108735</text:p>
          </table:table-cell>
          <table:table-cell office:value-type="float" office:value="-0.037205" calcext:value-type="float">
            <text:p>-0.037205</text:p>
          </table:table-cell>
          <table:table-cell office:value-type="float" office:value="0.287491" calcext:value-type="float">
            <text:p>0.287491</text:p>
          </table:table-cell>
          <table:table-cell office:value-type="float" office:value="-0.433431" calcext:value-type="float">
            <text:p>-0.433431</text:p>
          </table:table-cell>
          <table:table-cell office:value-type="float" office:value="-0.02175" calcext:value-type="float">
            <text:p>-0.02175</text:p>
          </table:table-cell>
          <table:table-cell office:value-type="float" office:value="0.100014" calcext:value-type="float">
            <text:p>0.10001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96574" calcext:value-type="float">
            <text:p>2.796574</text:p>
          </table:table-cell>
          <table:table-cell office:value-type="float" office:value="2.65114" calcext:value-type="float">
            <text:p>2.65114</text:p>
          </table:table-cell>
          <table:table-cell office:value-type="float" office:value="0.140174" calcext:value-type="float">
            <text:p>0.140174</text:p>
          </table:table-cell>
          <table:table-cell office:value-type="float" office:value="-0.317031" calcext:value-type="float">
            <text:p>-0.317031</text:p>
          </table:table-cell>
          <table:table-cell office:value-type="float" office:value="0.248927" calcext:value-type="float">
            <text:p>0.248927</text:p>
          </table:table-cell>
          <table:table-cell office:value-type="float" office:value="-0.425783" calcext:value-type="float">
            <text:p>-0.425783</text:p>
          </table:table-cell>
          <table:table-cell office:value-type="float" office:value="0.028033" calcext:value-type="float">
            <text:p>0.028033</text:p>
          </table:table-cell>
          <table:table-cell office:value-type="float" office:value="0.099993" calcext:value-type="float">
            <text:p>0.09999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533023" calcext:value-type="float">
            <text:p>2.533023</text:p>
          </table:table-cell>
          <table:table-cell office:value-type="float" office:value="2.646863" calcext:value-type="float">
            <text:p>2.646863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-0.57018" calcext:value-type="float">
            <text:p>-0.57018</text:p>
          </table:table-cell>
          <table:table-cell office:value-type="float" office:value="0.13183" calcext:value-type="float">
            <text:p>0.13183</text:p>
          </table:table-cell>
          <table:table-cell office:value-type="float" office:value="-0.43006" calcext:value-type="float">
            <text:p>-0.43006</text:p>
          </table:table-cell>
          <table:table-cell office:value-type="float" office:value="0.054368" calcext:value-type="float">
            <text:p>0.054368</text:p>
          </table:table-cell>
          <table:table-cell office:value-type="float" office:value="0.099959" calcext:value-type="float">
            <text:p>0.099959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34714" calcext:value-type="float">
            <text:p>2.434714</text:p>
          </table:table-cell>
          <table:table-cell office:value-type="float" office:value="2.656693" calcext:value-type="float">
            <text:p>2.656693</text:p>
          </table:table-cell>
          <table:table-cell office:value-type="float" office:value="0.321104" calcext:value-type="float">
            <text:p>0.321104</text:p>
          </table:table-cell>
          <table:table-cell office:value-type="float" office:value="-0.692209" calcext:value-type="float">
            <text:p>-0.692209</text:p>
          </table:table-cell>
          <table:table-cell office:value-type="float" office:value="0.049126" calcext:value-type="float">
            <text:p>0.049126</text:p>
          </table:table-cell>
          <table:table-cell office:value-type="float" office:value="-0.42023" calcext:value-type="float">
            <text:p>-0.42023</text:p>
          </table:table-cell>
          <table:table-cell office:value-type="float" office:value="0.064258" calcext:value-type="float">
            <text:p>0.064258</text:p>
          </table:table-cell>
          <table:table-cell office:value-type="float" office:value="0.100058" calcext:value-type="float">
            <text:p>0.100058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55849" calcext:value-type="float">
            <text:p>2.455849</text:p>
          </table:table-cell>
          <table:table-cell office:value-type="float" office:value="2.738506" calcext:value-type="float">
            <text:p>2.738506</text:p>
          </table:table-cell>
          <table:table-cell office:value-type="float" office:value="0.310537" calcext:value-type="float">
            <text:p>0.310537</text:p>
          </table:table-cell>
          <table:table-cell office:value-type="float" office:value="-0.65951" calcext:value-type="float">
            <text:p>-0.65951</text:p>
          </table:table-cell>
          <table:table-cell office:value-type="float" office:value="-0.010555" calcext:value-type="float">
            <text:p>-0.010555</text:p>
          </table:table-cell>
          <table:table-cell office:value-type="float" office:value="-0.338417" calcext:value-type="float">
            <text:p>-0.338417</text:p>
          </table:table-cell>
          <table:table-cell office:value-type="float" office:value="0.062179" calcext:value-type="float">
            <text:p>0.062179</text:p>
          </table:table-cell>
          <table:table-cell office:value-type="float" office:value="0.100116" calcext:value-type="float">
            <text:p>0.100116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371964" calcext:value-type="float">
            <text:p>2.371964</text:p>
          </table:table-cell>
          <table:table-cell office:value-type="float" office:value="2.97959" calcext:value-type="float">
            <text:p>2.97959</text:p>
          </table:table-cell>
          <table:table-cell office:value-type="float" office:value="0.35248" calcext:value-type="float">
            <text:p>0.35248</text:p>
          </table:table-cell>
          <table:table-cell office:value-type="float" office:value="-0.407821" calcext:value-type="float">
            <text:p>-0.407821</text:p>
          </table:table-cell>
          <table:table-cell office:value-type="float" office:value="0.041992" calcext:value-type="float">
            <text:p>0.041992</text:p>
          </table:table-cell>
          <table:table-cell office:value-type="float" office:value="-0.097333" calcext:value-type="float">
            <text:p>-0.097333</text:p>
          </table:table-cell>
          <table:table-cell office:value-type="float" office:value="0.070413" calcext:value-type="float">
            <text:p>0.070413</text:p>
          </table:table-cell>
          <table:table-cell office:value-type="float" office:value="0.099883" calcext:value-type="float">
            <text:p>0.09988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30531" calcext:value-type="float">
            <text:p>2.430531</text:p>
          </table:table-cell>
          <table:table-cell office:value-type="float" office:value="3.301693" calcext:value-type="float">
            <text:p>3.301693</text:p>
          </table:table-cell>
          <table:table-cell office:value-type="float" office:value="0.323196" calcext:value-type="float">
            <text:p>0.323196</text:p>
          </table:table-cell>
          <table:table-cell office:value-type="float" office:value="-0.127715" calcext:value-type="float">
            <text:p>-0.127715</text:p>
          </table:table-cell>
          <table:table-cell office:value-type="float" office:value="-0.029289" calcext:value-type="float">
            <text:p>-0.029289</text:p>
          </table:table-cell>
          <table:table-cell office:value-type="float" office:value="0.22477" calcext:value-type="float">
            <text:p>0.22477</text:p>
          </table:table-cell>
          <table:table-cell office:value-type="float" office:value="0.064627" calcext:value-type="float">
            <text:p>0.064627</text:p>
          </table:table-cell>
          <table:table-cell office:value-type="float" office:value="0.099981" calcext:value-type="float">
            <text:p>0.09998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78191" calcext:value-type="float">
            <text:p>2.478191</text:p>
          </table:table-cell>
          <table:table-cell office:value-type="float" office:value="3.537133" calcext:value-type="float">
            <text:p>3.537133</text:p>
          </table:table-cell>
          <table:table-cell office:value-type="float" office:value="0.299366" calcext:value-type="float">
            <text:p>0.299366</text:p>
          </table:table-cell>
          <table:table-cell office:value-type="float" office:value="0.137013" calcext:value-type="float">
            <text:p>0.137013</text:p>
          </table:table-cell>
          <table:table-cell office:value-type="float" office:value="-0.02383" calcext:value-type="float">
            <text:p>-0.02383</text:p>
          </table:table-cell>
          <table:table-cell office:value-type="float" office:value="0.46021" calcext:value-type="float">
            <text:p>0.46021</text:p>
          </table:table-cell>
          <table:table-cell office:value-type="float" office:value="0.059873" calcext:value-type="float">
            <text:p>0.05987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618586" calcext:value-type="float">
            <text:p>2.618586</text:p>
          </table:table-cell>
          <table:table-cell office:value-type="float" office:value="3.724921" calcext:value-type="float">
            <text:p>3.724921</text:p>
          </table:table-cell>
          <table:table-cell office:value-type="float" office:value="0.229169" calcext:value-type="float">
            <text:p>0.229169</text:p>
          </table:table-cell>
          <table:table-cell office:value-type="float" office:value="0.348609" calcext:value-type="float">
            <text:p>0.348609</text:p>
          </table:table-cell>
          <table:table-cell office:value-type="float" office:value="-0.070221" calcext:value-type="float">
            <text:p>-0.070221</text:p>
          </table:table-cell>
          <table:table-cell office:value-type="float" office:value="0.647998" calcext:value-type="float">
            <text:p>0.647998</text:p>
          </table:table-cell>
          <table:table-cell office:value-type="float" office:value="0.045818" calcext:value-type="float">
            <text:p>0.045818</text:p>
          </table:table-cell>
          <table:table-cell office:value-type="float" office:value="0.099966" calcext:value-type="float">
            <text:p>0.099966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25858" calcext:value-type="float">
            <text:p>2.825858</text:p>
          </table:table-cell>
          <table:table-cell office:value-type="float" office:value="3.759014" calcext:value-type="float">
            <text:p>3.759014</text:p>
          </table:table-cell>
          <table:table-cell office:value-type="float" office:value="0.125533" calcext:value-type="float">
            <text:p>0.125533</text:p>
          </table:table-cell>
          <table:table-cell office:value-type="float" office:value="0.452928" calcext:value-type="float">
            <text:p>0.452928</text:p>
          </table:table-cell>
          <table:table-cell office:value-type="float" office:value="-0.103631" calcext:value-type="float">
            <text:p>-0.103631</text:p>
          </table:table-cell>
          <table:table-cell office:value-type="float" office:value="0.682091" calcext:value-type="float">
            <text:p>0.682091</text:p>
          </table:table-cell>
          <table:table-cell office:value-type="float" office:value="0.025108" calcext:value-type="float">
            <text:p>0.025108</text:p>
          </table:table-cell>
          <table:table-cell office:value-type="float" office:value="0.100005" calcext:value-type="float">
            <text:p>0.10000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3393" calcext:value-type="float">
            <text:p>3.043393</text:p>
          </table:table-cell>
          <table:table-cell office:value-type="float" office:value="3.680444" calcext:value-type="float">
            <text:p>3.680444</text:p>
          </table:table-cell>
          <table:table-cell office:value-type="float" office:value="0.016765" calcext:value-type="float">
            <text:p>0.016765</text:p>
          </table:table-cell>
          <table:table-cell office:value-type="float" office:value="0.478032" calcext:value-type="float">
            <text:p>0.478032</text:p>
          </table:table-cell>
          <table:table-cell office:value-type="float" office:value="-0.108724" calcext:value-type="float">
            <text:p>-0.108724</text:p>
          </table:table-cell>
          <table:table-cell office:value-type="float" office:value="0.603521" calcext:value-type="float">
            <text:p>0.603521</text:p>
          </table:table-cell>
          <table:table-cell office:value-type="float" office:value="0.003354" calcext:value-type="float">
            <text:p>0.003354</text:p>
          </table:table-cell>
          <table:table-cell office:value-type="float" office:value="0.10004" calcext:value-type="float">
            <text:p>0.1000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11528" calcext:value-type="float">
            <text:p>3.411528</text:p>
          </table:table-cell>
          <table:table-cell office:value-type="float" office:value="3.510223" calcext:value-type="float">
            <text:p>3.510223</text:p>
          </table:table-cell>
          <table:table-cell office:value-type="float" office:value="-0.167302" calcext:value-type="float">
            <text:p>-0.167302</text:p>
          </table:table-cell>
          <table:table-cell office:value-type="float" office:value="0.416538" calcext:value-type="float">
            <text:p>0.416538</text:p>
          </table:table-cell>
          <table:table-cell office:value-type="float" office:value="-0.184064" calcext:value-type="float">
            <text:p>-0.184064</text:p>
          </table:table-cell>
          <table:table-cell office:value-type="float" office:value="0.4333" calcext:value-type="float">
            <text:p>0.4333</text:p>
          </table:table-cell>
          <table:table-cell office:value-type="float" office:value="-0.033461" calcext:value-type="float">
            <text:p>-0.033461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87229" calcext:value-type="float">
            <text:p>3.587229</text:p>
          </table:table-cell>
          <table:table-cell office:value-type="float" office:value="3.220817" calcext:value-type="float">
            <text:p>3.220817</text:p>
          </table:table-cell>
          <table:table-cell office:value-type="float" office:value="-0.255153" calcext:value-type="float">
            <text:p>-0.255153</text:p>
          </table:table-cell>
          <table:table-cell office:value-type="float" office:value="0.311161" calcext:value-type="float">
            <text:p>0.311161</text:p>
          </table:table-cell>
          <table:table-cell office:value-type="float" office:value="-0.087887" calcext:value-type="float">
            <text:p>-0.087887</text:p>
          </table:table-cell>
          <table:table-cell office:value-type="float" office:value="0.143894" calcext:value-type="float">
            <text:p>0.143894</text:p>
          </table:table-cell>
          <table:table-cell office:value-type="float" office:value="-0.05101" calcext:value-type="float">
            <text:p>-0.05101</text:p>
          </table:table-cell>
          <table:table-cell office:value-type="float" office:value="0.099959" calcext:value-type="float">
            <text:p>0.099959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2617" calcext:value-type="float">
            <text:p>3.42617</text:p>
          </table:table-cell>
          <table:table-cell office:value-type="float" office:value="3.033778" calcext:value-type="float">
            <text:p>3.033778</text:p>
          </table:table-cell>
          <table:table-cell office:value-type="float" office:value="-0.174623" calcext:value-type="float">
            <text:p>-0.174623</text:p>
          </table:table-cell>
          <table:table-cell office:value-type="float" office:value="0.211954" calcext:value-type="float">
            <text:p>0.211954</text:p>
          </table:table-cell>
          <table:table-cell office:value-type="float" office:value="0.080476" calcext:value-type="float">
            <text:p>0.080476</text:p>
          </table:table-cell>
          <table:table-cell office:value-type="float" office:value="-0.043145" calcext:value-type="float">
            <text:p>-0.043145</text:p>
          </table:table-cell>
          <table:table-cell office:value-type="float" office:value="-0.034948" calcext:value-type="float">
            <text:p>-0.034948</text:p>
          </table:table-cell>
          <table:table-cell office:value-type="float" office:value="0.100067" calcext:value-type="float">
            <text:p>0.100067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55453" calcext:value-type="float">
            <text:p>3.455453</text:p>
          </table:table-cell>
          <table:table-cell office:value-type="float" office:value="3.014253" calcext:value-type="float">
            <text:p>3.014253</text:p>
          </table:table-cell>
          <table:table-cell office:value-type="float" office:value="-0.189265" calcext:value-type="float">
            <text:p>-0.189265</text:p>
          </table:table-cell>
          <table:table-cell office:value-type="float" office:value="0.111944" calcext:value-type="float">
            <text:p>0.111944</text:p>
          </table:table-cell>
          <table:table-cell office:value-type="float" office:value="-0.01465" calcext:value-type="float">
            <text:p>-0.01465</text:p>
          </table:table-cell>
          <table:table-cell office:value-type="float" office:value="-0.06267" calcext:value-type="float">
            <text:p>-0.06267</text:p>
          </table:table-cell>
          <table:table-cell office:value-type="float" office:value="-0.037831" calcext:value-type="float">
            <text:p>-0.037831</text:p>
          </table:table-cell>
          <table:table-cell office:value-type="float" office:value="0.099941" calcext:value-type="float">
            <text:p>0.09994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52961" calcext:value-type="float">
            <text:p>3.352961</text:p>
          </table:table-cell>
          <table:table-cell office:value-type="float" office:value="2.901589" calcext:value-type="float">
            <text:p>2.901589</text:p>
          </table:table-cell>
          <table:table-cell office:value-type="float" office:value="-0.138019" calcext:value-type="float">
            <text:p>-0.138019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051239" calcext:value-type="float">
            <text:p>0.051239</text:p>
          </table:table-cell>
          <table:table-cell office:value-type="float" office:value="-0.175335" calcext:value-type="float">
            <text:p>-0.175335</text:p>
          </table:table-cell>
          <table:table-cell office:value-type="float" office:value="-0.027608" calcext:value-type="float">
            <text:p>-0.027608</text:p>
          </table:table-cell>
          <table:table-cell office:value-type="float" office:value="0.100014" calcext:value-type="float">
            <text:p>0.100014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50469" calcext:value-type="float">
            <text:p>3.250469</text:p>
          </table:table-cell>
          <table:table-cell office:value-type="float" office:value="2.870853" calcext:value-type="float">
            <text:p>2.870853</text:p>
          </table:table-cell>
          <table:table-cell office:value-type="float" office:value="-0.086773" calcext:value-type="float">
            <text:p>-0.086773</text:p>
          </table:table-cell>
          <table:table-cell office:value-type="float" office:value="-0.068062" calcext:value-type="float">
            <text:p>-0.068062</text:p>
          </table:table-cell>
          <table:table-cell office:value-type="float" office:value="0.051235" calcext:value-type="float">
            <text:p>0.051235</text:p>
          </table:table-cell>
          <table:table-cell office:value-type="float" office:value="-0.20607" calcext:value-type="float">
            <text:p>-0.20607</text:p>
          </table:table-cell>
          <table:table-cell office:value-type="float" office:value="-0.017358" calcext:value-type="float">
            <text:p>-0.017358</text:p>
          </table:table-cell>
          <table:table-cell office:value-type="float" office:value="0.100022" calcext:value-type="float">
            <text:p>0.100022</text:p>
          </table:table-cell>
          <table:table-cell>
            <draw:frame table:end-cell-address="right_back_wheel_stats.Z38" table:end-x="3.8pt" table:end-y="6.86pt" draw:z-index="2" draw:style-name="gr1" draw:text-style-name="P1" svg:width="809.72pt" svg:height="88.81pt" svg:x="26.08pt" svg:y="7.71pt">
              <draw:object draw:notify-on-update-of-ranges="right_back_wheel_stats.A2:right_back_wheel_stats.A219 right_back_wheel_stats.I1:right_back_wheel_stats.I1 right_back_wheel_stats.I2:right_back_wheel_stats.I2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2.868261" calcext:value-type="float">
            <text:p>2.868261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-0.121864" calcext:value-type="float">
            <text:p>-0.121864</text:p>
          </table:table-cell>
          <table:table-cell office:value-type="float" office:value="0.117159" calcext:value-type="float">
            <text:p>0.117159</text:p>
          </table:table-cell>
          <table:table-cell office:value-type="float" office:value="-0.208662" calcext:value-type="float">
            <text:p>-0.20866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99979" calcext:value-type="float">
            <text:p>0.099979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98469" calcext:value-type="float">
            <text:p>2.898469</text:p>
          </table:table-cell>
          <table:table-cell office:value-type="float" office:value="2.957424" calcext:value-type="float">
            <text:p>2.957424</text:p>
          </table:table-cell>
          <table:table-cell office:value-type="float" office:value="0.089227" calcext:value-type="float">
            <text:p>0.089227</text:p>
          </table:table-cell>
          <table:table-cell office:value-type="float" office:value="-0.149842" calcext:value-type="float">
            <text:p>-0.149842</text:p>
          </table:table-cell>
          <table:table-cell office:value-type="float" office:value="0.058883" calcext:value-type="float">
            <text:p>0.058883</text:p>
          </table:table-cell>
          <table:table-cell office:value-type="float" office:value="-0.119499" calcext:value-type="float">
            <text:p>-0.119499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09997" calcext:value-type="float">
            <text:p>0.09997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2992" calcext:value-type="float">
            <text:p>2.942992</text:p>
          </table:table-cell>
          <table:table-cell office:value-type="float" office:value="3.004589" calcext:value-type="float">
            <text:p>3.004589</text:p>
          </table:table-cell>
          <table:table-cell office:value-type="float" office:value="0.066966" calcext:value-type="float">
            <text:p>0.066966</text:p>
          </table:table-cell>
          <table:table-cell office:value-type="float" office:value="-0.161552" calcext:value-type="float">
            <text:p>-0.161552</text:p>
          </table:table-cell>
          <table:table-cell office:value-type="float" office:value="-0.022253" calcext:value-type="float">
            <text:p>-0.022253</text:p>
          </table:table-cell>
          <table:table-cell office:value-type="float" office:value="-0.072334" calcext:value-type="float">
            <text:p>-0.072334</text:p>
          </table:table-cell>
          <table:table-cell office:value-type="float" office:value="0.013398" calcext:value-type="float">
            <text:p>0.013398</text:p>
          </table:table-cell>
          <table:table-cell office:value-type="float" office:value="0.100037" calcext:value-type="float">
            <text:p>0.100037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55141" calcext:value-type="float">
            <text:p>2.855141</text:p>
          </table:table-cell>
          <table:table-cell office:value-type="float" office:value="3.001152" calcext:value-type="float">
            <text:p>3.001152</text:p>
          </table:table-cell>
          <table:table-cell office:value-type="float" office:value="0.110891" calcext:value-type="float">
            <text:p>0.110891</text:p>
          </table:table-cell>
          <table:table-cell office:value-type="float" office:value="-0.142731" calcext:value-type="float">
            <text:p>-0.142731</text:p>
          </table:table-cell>
          <table:table-cell office:value-type="float" office:value="0.043931" calcext:value-type="float">
            <text:p>0.043931</text:p>
          </table:table-cell>
          <table:table-cell office:value-type="float" office:value="-0.075771" calcext:value-type="float">
            <text:p>-0.075771</text:p>
          </table:table-cell>
          <table:table-cell office:value-type="float" office:value="0.022175" calcext:value-type="float">
            <text:p>0.022175</text:p>
          </table:table-cell>
          <table:table-cell office:value-type="float" office:value="0.099987" calcext:value-type="float">
            <text:p>0.099987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81933" calcext:value-type="float">
            <text:p>2.781933</text:p>
          </table:table-cell>
          <table:table-cell office:value-type="float" office:value="3.108023" calcext:value-type="float">
            <text:p>3.108023</text:p>
          </table:table-cell>
          <table:table-cell office:value-type="float" office:value="0.147495" calcext:value-type="float">
            <text:p>0.147495</text:p>
          </table:table-cell>
          <table:table-cell office:value-type="float" office:value="-0.07978" calcext:value-type="float">
            <text:p>-0.07978</text:p>
          </table:table-cell>
          <table:table-cell office:value-type="float" office:value="0.036615" calcext:value-type="float">
            <text:p>0.036615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9997" calcext:value-type="float">
            <text:p>0.09997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55141" calcext:value-type="float">
            <text:p>2.855141</text:p>
          </table:table-cell>
          <table:table-cell office:value-type="float" office:value="3.217817" calcext:value-type="float">
            <text:p>3.217817</text:p>
          </table:table-cell>
          <table:table-cell office:value-type="float" office:value="0.110891" calcext:value-type="float">
            <text:p>0.110891</text:p>
          </table:table-cell>
          <table:table-cell office:value-type="float" office:value="-0.006578" calcext:value-type="float">
            <text:p>-0.006578</text:p>
          </table:table-cell>
          <table:table-cell office:value-type="float" office:value="-0.036582" calcext:value-type="float">
            <text:p>-0.036582</text:p>
          </table:table-cell>
          <table:table-cell office:value-type="float" office:value="0.140894" calcext:value-type="float">
            <text:p>0.140894</text:p>
          </table:table-cell>
          <table:table-cell office:value-type="float" office:value="0.022192" calcext:value-type="float">
            <text:p>0.022192</text:p>
          </table:table-cell>
          <table:table-cell office:value-type="float" office:value="0.100062" calcext:value-type="float">
            <text:p>0.100062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99067" calcext:value-type="float">
            <text:p>2.899067</text:p>
          </table:table-cell>
          <table:table-cell office:value-type="float" office:value="3.233965" calcext:value-type="float">
            <text:p>3.233965</text:p>
          </table:table-cell>
          <table:table-cell office:value-type="float" office:value="0.088928" calcext:value-type="float">
            <text:p>0.088928</text:p>
          </table:table-cell>
          <table:table-cell office:value-type="float" office:value="0.046172" calcext:value-type="float">
            <text:p>0.046172</text:p>
          </table:table-cell>
          <table:table-cell office:value-type="float" office:value="-0.021943" calcext:value-type="float">
            <text:p>-0.021943</text:p>
          </table:table-cell>
          <table:table-cell office:value-type="float" office:value="0.157042" calcext:value-type="float">
            <text:p>0.157042</text:p>
          </table:table-cell>
          <table:table-cell office:value-type="float" office:value="0.017802" calcext:value-type="float">
            <text:p>0.017802</text:p>
          </table:table-cell>
          <table:table-cell office:value-type="float" office:value="0.100091" calcext:value-type="float">
            <text:p>0.100091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55141" calcext:value-type="float">
            <text:p>2.855141</text:p>
          </table:table-cell>
          <table:table-cell office:value-type="float" office:value="3.271957" calcext:value-type="float">
            <text:p>3.271957</text:p>
          </table:table-cell>
          <table:table-cell office:value-type="float" office:value="0.110891" calcext:value-type="float">
            <text:p>0.110891</text:p>
          </table:table-cell>
          <table:table-cell office:value-type="float" office:value="0.106143" calcext:value-type="float">
            <text:p>0.106143</text:p>
          </table:table-cell>
          <table:table-cell office:value-type="float" office:value="0.022" calcext:value-type="float">
            <text:p>0.022</text:p>
          </table:table-cell>
          <table:table-cell office:value-type="float" office:value="0.195034" calcext:value-type="float">
            <text:p>0.195034</text:p>
          </table:table-cell>
          <table:table-cell office:value-type="float" office:value="0.022141" calcext:value-type="float">
            <text:p>0.022141</text:p>
          </table:table-cell>
          <table:table-cell office:value-type="float" office:value="0.099831" calcext:value-type="float">
            <text:p>0.099831</text:p>
          </table:table-cell>
          <table:table-cell/>
          <table:table-cell office:value-type="string" calcext:value-type="string">
            <text:p>control_signal = Kp*error_curr + Ki*integral – Kd*derivativ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1946" calcext:value-type="float">
            <text:p>2.941946</text:p>
          </table:table-cell>
          <table:table-cell office:value-type="float" office:value="3.335042" calcext:value-type="float">
            <text:p>3.335042</text:p>
          </table:table-cell>
          <table:table-cell office:value-type="float" office:value="0.067488" calcext:value-type="float">
            <text:p>0.067488</text:p>
          </table:table-cell>
          <table:table-cell office:value-type="float" office:value="0.147257" calcext:value-type="float">
            <text:p>0.147257</text:p>
          </table:table-cell>
          <table:table-cell office:value-type="float" office:value="-0.043373" calcext:value-type="float">
            <text:p>-0.043373</text:p>
          </table:table-cell>
          <table:table-cell office:value-type="float" office:value="0.258119" calcext:value-type="float">
            <text:p>0.258119</text:p>
          </table:table-cell>
          <table:table-cell office:value-type="float" office:value="0.013507" calcext:value-type="float">
            <text:p>0.013507</text:p>
          </table:table-cell>
          <table:table-cell office:value-type="float" office:value="0.100067" calcext:value-type="float">
            <text:p>0.100067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92002" calcext:value-type="float">
            <text:p>3.092002</text:p>
          </table:table-cell>
          <table:table-cell office:value-type="float" office:value="3.307511" calcext:value-type="float">
            <text:p>3.307511</text:p>
          </table:table-cell>
          <table:table-cell office:value-type="float" office:value="-0.00754" calcext:value-type="float">
            <text:p>-0.00754</text:p>
          </table:table-cell>
          <table:table-cell office:value-type="float" office:value="0.163108" calcext:value-type="float">
            <text:p>0.163108</text:p>
          </table:table-cell>
          <table:table-cell office:value-type="float" office:value="-0.07502" calcext:value-type="float">
            <text:p>-0.07502</text:p>
          </table:table-cell>
          <table:table-cell office:value-type="float" office:value="0.230588" calcext:value-type="float">
            <text:p>0.230588</text:p>
          </table:table-cell>
          <table:table-cell office:value-type="float" office:value="-0.001508" calcext:value-type="float">
            <text:p>-0.001508</text:p>
          </table:table-cell>
          <table:table-cell office:value-type="float" office:value="0.100011" calcext:value-type="float">
            <text:p>0.100011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47976" calcext:value-type="float">
            <text:p>3.147976</text:p>
          </table:table-cell>
          <table:table-cell office:value-type="float" office:value="3.219318" calcext:value-type="float">
            <text:p>3.219318</text:p>
          </table:table-cell>
          <table:table-cell office:value-type="float" office:value="-0.035527" calcext:value-type="float">
            <text:p>-0.035527</text:p>
          </table:table-cell>
          <table:table-cell office:value-type="float" office:value="0.149932" calcext:value-type="float">
            <text:p>0.149932</text:p>
          </table:table-cell>
          <table:table-cell office:value-type="float" office:value="-0.027989" calcext:value-type="float">
            <text:p>-0.027989</text:p>
          </table:table-cell>
          <table:table-cell office:value-type="float" office:value="0.142395" calcext:value-type="float">
            <text:p>0.142395</text:p>
          </table:table-cell>
          <table:table-cell office:value-type="float" office:value="-0.007105" calcext:value-type="float">
            <text:p>-0.007105</text:p>
          </table:table-cell>
          <table:table-cell office:value-type="float" office:value="0.099991" calcext:value-type="float">
            <text:p>0.099991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59331" calcext:value-type="float">
            <text:p>3.159331</text:p>
          </table:table-cell>
          <table:table-cell office:value-type="float" office:value="3.165252" calcext:value-type="float">
            <text:p>3.165252</text:p>
          </table:table-cell>
          <table:table-cell office:value-type="float" office:value="-0.041204" calcext:value-type="float">
            <text:p>-0.041204</text:p>
          </table:table-cell>
          <table:table-cell office:value-type="float" office:value="0.123854" calcext:value-type="float">
            <text:p>0.123854</text:p>
          </table:table-cell>
          <table:table-cell office:value-type="float" office:value="-0.005679" calcext:value-type="float">
            <text:p>-0.005679</text:p>
          </table:table-cell>
          <table:table-cell office:value-type="float" office:value="0.088329" calcext:value-type="float">
            <text:p>0.088329</text:p>
          </table:table-cell>
          <table:table-cell office:value-type="float" office:value="-0.008238" calcext:value-type="float">
            <text:p>-0.008238</text:p>
          </table:table-cell>
          <table:table-cell office:value-type="float" office:value="0.099967" calcext:value-type="float">
            <text:p>0.099967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33335" calcext:value-type="float">
            <text:p>3.133335</text:p>
          </table:table-cell>
          <table:table-cell office:value-type="float" office:value="3.140539" calcext:value-type="float">
            <text:p>3.140539</text:p>
          </table:table-cell>
          <table:table-cell office:value-type="float" office:value="-0.028206" calcext:value-type="float">
            <text:p>-0.028206</text:p>
          </table:table-cell>
          <table:table-cell office:value-type="float" office:value="0.104811" calcext:value-type="float">
            <text:p>0.104811</text:p>
          </table:table-cell>
          <table:table-cell office:value-type="float" office:value="0.012989" calcext:value-type="float">
            <text:p>0.012989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-0.005645" calcext:value-type="float">
            <text:p>-0.005645</text:p>
          </table:table-cell>
          <table:table-cell office:value-type="float" office:value="0.10007" calcext:value-type="float">
            <text:p>0.10007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51179" calcext:value-type="float">
            <text:p>3.151179</text:p>
          </table:table-cell>
          <table:table-cell office:value-type="float" office:value="3.123933" calcext:value-type="float">
            <text:p>3.123933</text:p>
          </table:table-cell>
          <table:table-cell office:value-type="float" office:value="-0.037128" calcext:value-type="float">
            <text:p>-0.037128</text:p>
          </table:table-cell>
          <table:table-cell office:value-type="float" office:value="0.075212" calcext:value-type="float">
            <text:p>0.075212</text:p>
          </table:table-cell>
          <table:table-cell office:value-type="float" office:value="-0.008926" calcext:value-type="float">
            <text:p>-0.008926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-0.007423" calcext:value-type="float">
            <text:p>-0.007423</text:p>
          </table:table-cell>
          <table:table-cell office:value-type="float" office:value="0.099963" calcext:value-type="float">
            <text:p>0.099963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18693" calcext:value-type="float">
            <text:p>3.118693</text:p>
          </table:table-cell>
          <table:table-cell office:value-type="float" office:value="3.081339" calcext:value-type="float">
            <text:p>3.081339</text:p>
          </table:table-cell>
          <table:table-cell office:value-type="float" office:value="-0.020885" calcext:value-type="float">
            <text:p>-0.020885</text:p>
          </table:table-cell>
          <table:table-cell office:value-type="float" office:value="0.041546" calcext:value-type="float">
            <text:p>0.041546</text:p>
          </table:table-cell>
          <table:table-cell office:value-type="float" office:value="0.016245" calcext:value-type="float">
            <text:p>0.016245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-0.004177" calcext:value-type="float">
            <text:p>-0.004177</text:p>
          </table:table-cell>
          <table:table-cell office:value-type="float" office:value="0.099989" calcext:value-type="float">
            <text:p>0.099989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31793" calcext:value-type="float">
            <text:p>3.231793</text:p>
          </table:table-cell>
          <table:table-cell office:value-type="float" office:value="3.059948" calcext:value-type="float">
            <text:p>3.059948</text:p>
          </table:table-cell>
          <table:table-cell office:value-type="float" office:value="-0.077435" calcext:value-type="float">
            <text:p>-0.077435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-0.056584" calcext:value-type="float">
            <text:p>-0.056584</text:p>
          </table:table-cell>
          <table:table-cell office:value-type="float" office:value="-0.016975" calcext:value-type="float">
            <text:p>-0.016975</text:p>
          </table:table-cell>
          <table:table-cell office:value-type="float" office:value="-0.015478" calcext:value-type="float">
            <text:p>-0.015478</text:p>
          </table:table-cell>
          <table:table-cell office:value-type="float" office:value="0.09994" calcext:value-type="float">
            <text:p>0.09994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06543" calcext:value-type="float">
            <text:p>3.206543</text:p>
          </table:table-cell>
          <table:table-cell office:value-type="float" office:value="2.9726" calcext:value-type="float">
            <text:p>2.9726</text:p>
          </table:table-cell>
          <table:table-cell office:value-type="float" office:value="-0.06481" calcext:value-type="float">
            <text:p>-0.06481</text:p>
          </table:table-cell>
          <table:table-cell office:value-type="float" office:value="-0.02689" calcext:value-type="float">
            <text:p>-0.02689</text:p>
          </table:table-cell>
          <table:table-cell office:value-type="float" office:value="0.012622" calcext:value-type="float">
            <text:p>0.012622</text:p>
          </table:table-cell>
          <table:table-cell office:value-type="float" office:value="-0.104323" calcext:value-type="float">
            <text:p>-0.104323</text:p>
          </table:table-cell>
          <table:table-cell office:value-type="float" office:value="-0.012965" calcext:value-type="float">
            <text:p>-0.012965</text:p>
          </table:table-cell>
          <table:table-cell office:value-type="float" office:value="0.100021" calcext:value-type="float">
            <text:p>0.100021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5484" calcext:value-type="float">
            <text:p>3.045484</text:p>
          </table:table-cell>
          <table:table-cell office:value-type="float" office:value="2.966237" calcext:value-type="float">
            <text:p>2.966237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-0.045887" calcext:value-type="float">
            <text:p>-0.045887</text:p>
          </table:table-cell>
          <table:table-cell office:value-type="float" office:value="0.080518" calcext:value-type="float">
            <text:p>0.080518</text:p>
          </table:table-cell>
          <table:table-cell office:value-type="float" office:value="-0.110686" calcext:value-type="float">
            <text:p>-0.110686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100014" calcext:value-type="float">
            <text:p>0.100014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3648" calcext:value-type="float">
            <text:p>2.973648</text:p>
          </table:table-cell>
          <table:table-cell office:value-type="float" office:value="3.043522" calcext:value-type="float">
            <text:p>3.043522</text:p>
          </table:table-cell>
          <table:table-cell office:value-type="float" office:value="0.051638" calcext:value-type="float">
            <text:p>0.051638</text:p>
          </table:table-cell>
          <table:table-cell office:value-type="float" office:value="-0.049078" calcext:value-type="float">
            <text:p>-0.049078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-0.033401" calcext:value-type="float">
            <text:p>-0.033401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99883" calcext:value-type="float">
            <text:p>0.099883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27454" calcext:value-type="float">
            <text:p>2.927454</text:p>
          </table:table-cell>
          <table:table-cell office:value-type="float" office:value="3.095973" calcext:value-type="float">
            <text:p>3.095973</text:p>
          </table:table-cell>
          <table:table-cell office:value-type="float" office:value="0.074735" calcext:value-type="float">
            <text:p>0.074735</text:p>
          </table:table-cell>
          <table:table-cell office:value-type="float" office:value="-0.032609" calcext:value-type="float">
            <text:p>-0.032609</text:p>
          </table:table-cell>
          <table:table-cell office:value-type="float" office:value="0.023075" calcext:value-type="float">
            <text:p>0.023075</text:p>
          </table:table-cell>
          <table:table-cell office:value-type="float" office:value="0.01905" calcext:value-type="float">
            <text:p>0.01905</text:p>
          </table:table-cell>
          <table:table-cell office:value-type="float" office:value="0.014961" calcext:value-type="float">
            <text:p>0.014961</text:p>
          </table:table-cell>
          <table:table-cell office:value-type="float" office:value="0.100094" calcext:value-type="float">
            <text:p>0.100094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01559" calcext:value-type="float">
            <text:p>3.001559</text:p>
          </table:table-cell>
          <table:table-cell office:value-type="float" office:value="3.133613" calcext:value-type="float">
            <text:p>3.133613</text:p>
          </table:table-cell>
          <table:table-cell office:value-type="float" office:value="0.037682" calcext:value-type="float">
            <text:p>0.037682</text:p>
          </table:table-cell>
          <table:table-cell office:value-type="float" office:value="-0.017948" calcext:value-type="float">
            <text:p>-0.017948</text:p>
          </table:table-cell>
          <table:table-cell office:value-type="float" office:value="-0.036956" calcext:value-type="float">
            <text:p>-0.036956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007556" calcext:value-type="float">
            <text:p>0.007556</text:p>
          </table:table-cell>
          <table:table-cell office:value-type="float" office:value="0.10026" calcext:value-type="float">
            <text:p>0.10026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7634" calcext:value-type="float">
            <text:p>2.957634</text:p>
          </table:table-cell>
          <table:table-cell office:value-type="float" office:value="3.116753" calcext:value-type="float">
            <text:p>3.116753</text:p>
          </table:table-cell>
          <table:table-cell office:value-type="float" office:value="0.059645" calcext:value-type="float">
            <text:p>0.059645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0.022009" calcext:value-type="float">
            <text:p>0.022009</text:p>
          </table:table-cell>
          <table:table-cell office:value-type="float" office:value="0.03983" calcext:value-type="float">
            <text:p>0.03983</text:p>
          </table:table-cell>
          <table:table-cell office:value-type="float" office:value="0.011904" calcext:value-type="float">
            <text:p>0.011904</text:p>
          </table:table-cell>
          <table:table-cell office:value-type="float" office:value="0.099791" calcext:value-type="float">
            <text:p>0.099791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98469" calcext:value-type="float">
            <text:p>2.898469</text:p>
          </table:table-cell>
          <table:table-cell office:value-type="float" office:value="3.162257" calcext:value-type="float">
            <text:p>3.162257</text:p>
          </table:table-cell>
          <table:table-cell office:value-type="float" office:value="0.089227" calcext:value-type="float">
            <text:p>0.089227</text:p>
          </table:table-cell>
          <table:table-cell office:value-type="float" office:value="0.025686" calcext:value-type="float">
            <text:p>0.025686</text:p>
          </table:table-cell>
          <table:table-cell office:value-type="float" office:value="0.029579" calcext:value-type="float">
            <text:p>0.029579</text:p>
          </table:table-cell>
          <table:table-cell office:value-type="float" office:value="0.085334" calcext:value-type="float">
            <text:p>0.085334</text:p>
          </table:table-cell>
          <table:table-cell office:value-type="float" office:value="0.017847" calcext:value-type="float">
            <text:p>0.017847</text:p>
          </table:table-cell>
          <table:table-cell office:value-type="float" office:value="0.10001" calcext:value-type="float">
            <text:p>0.10001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14471" calcext:value-type="float">
            <text:p>2.914471</text:p>
          </table:table-cell>
          <table:table-cell office:value-type="float" office:value="3.215503" calcext:value-type="float">
            <text:p>3.215503</text:p>
          </table:table-cell>
          <table:table-cell office:value-type="float" office:value="0.081226" calcext:value-type="float">
            <text:p>0.081226</text:p>
          </table:table-cell>
          <table:table-cell office:value-type="float" office:value="0.049353" calcext:value-type="float">
            <text:p>0.049353</text:p>
          </table:table-cell>
          <table:table-cell office:value-type="float" office:value="-0.008002" calcext:value-type="float">
            <text:p>-0.008002</text:p>
          </table:table-cell>
          <table:table-cell office:value-type="float" office:value="0.13858" calcext:value-type="float">
            <text:p>0.13858</text:p>
          </table:table-cell>
          <table:table-cell office:value-type="float" office:value="0.016244" calcext:value-type="float">
            <text:p>0.016244</text:p>
          </table:table-cell>
          <table:table-cell office:value-type="float" office:value="0.099991" calcext:value-type="float">
            <text:p>0.099991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3.217766" calcext:value-type="float">
            <text:p>3.217766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0.059599" calcext:value-type="float">
            <text:p>0.059599</text:p>
          </table:table-cell>
          <table:table-cell office:value-type="float" office:value="-0.050882" calcext:value-type="float">
            <text:p>-0.050882</text:p>
          </table:table-cell>
          <table:table-cell office:value-type="float" office:value="0.140843" calcext:value-type="float">
            <text:p>0.140843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99966" calcext:value-type="float">
            <text:p>0.099966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60126" calcext:value-type="float">
            <text:p>3.060126</text:p>
          </table:table-cell>
          <table:table-cell office:value-type="float" office:value="3.184033" calcext:value-type="float">
            <text:p>3.184033</text:p>
          </table:table-cell>
          <table:table-cell office:value-type="float" office:value="0.008399" calcext:value-type="float">
            <text:p>0.008399</text:p>
          </table:table-cell>
          <table:table-cell office:value-type="float" office:value="0.076757" calcext:value-type="float">
            <text:p>0.076757</text:p>
          </table:table-cell>
          <table:table-cell office:value-type="float" office:value="-0.021954" calcext:value-type="float">
            <text:p>-0.021954</text:p>
          </table:table-cell>
          <table:table-cell office:value-type="float" office:value="0.10711" calcext:value-type="float">
            <text:p>0.10711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100042" calcext:value-type="float">
            <text:p>0.100042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99916" calcext:value-type="float">
            <text:p>2.999916</text:p>
          </table:table-cell>
          <table:table-cell office:value-type="float" office:value="3.182742" calcext:value-type="float">
            <text:p>3.182742</text:p>
          </table:table-cell>
          <table:table-cell office:value-type="float" office:value="0.038504" calcext:value-type="float">
            <text:p>0.038504</text:p>
          </table:table-cell>
          <table:table-cell office:value-type="float" office:value="0.097422" calcext:value-type="float">
            <text:p>0.097422</text:p>
          </table:table-cell>
          <table:table-cell office:value-type="float" office:value="0.030107" calcext:value-type="float">
            <text:p>0.030107</text:p>
          </table:table-cell>
          <table:table-cell office:value-type="float" office:value="0.105819" calcext:value-type="float">
            <text:p>0.105819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99993" calcext:value-type="float">
            <text:p>0.099993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01559" calcext:value-type="float">
            <text:p>3.001559</text:p>
          </table:table-cell>
          <table:table-cell office:value-type="float" office:value="3.217245" calcext:value-type="float">
            <text:p>3.217245</text:p>
          </table:table-cell>
          <table:table-cell office:value-type="float" office:value="0.037682" calcext:value-type="float">
            <text:p>0.037682</text:p>
          </table:table-cell>
          <table:table-cell office:value-type="float" office:value="0.101818" calcext:value-type="float">
            <text:p>0.101818</text:p>
          </table:table-cell>
          <table:table-cell office:value-type="float" office:value="-0.000821" calcext:value-type="float">
            <text:p>-0.000821</text:p>
          </table:table-cell>
          <table:table-cell office:value-type="float" office:value="0.140322" calcext:value-type="float">
            <text:p>0.140322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0.100051" calcext:value-type="float">
            <text:p>0.100051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77208" calcext:value-type="float">
            <text:p>3.077208</text:p>
          </table:table-cell>
          <table:table-cell office:value-type="float" office:value="3.206109" calcext:value-type="float">
            <text:p>3.206109</text:p>
          </table:table-cell>
          <table:table-cell office:value-type="float" office:value="-0.000142" calcext:value-type="float">
            <text:p>-0.000142</text:p>
          </table:table-cell>
          <table:table-cell office:value-type="float" office:value="0.091474" calcext:value-type="float">
            <text:p>0.091474</text:p>
          </table:table-cell>
          <table:table-cell office:value-type="float" office:value="-0.037854" calcext:value-type="float">
            <text:p>-0.037854</text:p>
          </table:table-cell>
          <table:table-cell office:value-type="float" office:value="0.129186" calcext:value-type="float">
            <text:p>0.129186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0.099921" calcext:value-type="float">
            <text:p>0.099921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289" calcext:value-type="float">
            <text:p>3.0289</text:p>
          </table:table-cell>
          <table:table-cell office:value-type="float" office:value="3.158111" calcext:value-type="float">
            <text:p>3.158111</text:p>
          </table:table-cell>
          <table:table-cell office:value-type="float" office:value="0.024011" calcext:value-type="float">
            <text:p>0.024011</text:p>
          </table:table-cell>
          <table:table-cell office:value-type="float" office:value="0.081318" calcext:value-type="float">
            <text:p>0.081318</text:p>
          </table:table-cell>
          <table:table-cell office:value-type="float" office:value="0.024142" calcext:value-type="float">
            <text:p>0.024142</text:p>
          </table:table-cell>
          <table:table-cell office:value-type="float" office:value="0.081188" calcext:value-type="float">
            <text:p>0.081188</text:p>
          </table:table-cell>
          <table:table-cell office:value-type="float" office:value="0.004805" calcext:value-type="float">
            <text:p>0.004805</text:p>
          </table:table-cell>
          <table:table-cell office:value-type="float" office:value="0.10005" calcext:value-type="float">
            <text:p>0.10005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47976" calcext:value-type="float">
            <text:p>3.147976</text:p>
          </table:table-cell>
          <table:table-cell office:value-type="float" office:value="3.167583" calcext:value-type="float">
            <text:p>3.167583</text:p>
          </table:table-cell>
          <table:table-cell office:value-type="float" office:value="-0.035527" calcext:value-type="float">
            <text:p>-0.035527</text:p>
          </table:table-cell>
          <table:table-cell office:value-type="float" office:value="0.066656" calcext:value-type="float">
            <text:p>0.066656</text:p>
          </table:table-cell>
          <table:table-cell office:value-type="float" office:value="-0.05953" calcext:value-type="float">
            <text:p>-0.05953</text:p>
          </table:table-cell>
          <table:table-cell office:value-type="float" office:value="0.090659" calcext:value-type="float">
            <text:p>0.090659</text:p>
          </table:table-cell>
          <table:table-cell office:value-type="float" office:value="-0.007106" calcext:value-type="float">
            <text:p>-0.007106</text:p>
          </table:table-cell>
          <table:table-cell office:value-type="float" office:value="0.100013" calcext:value-type="float">
            <text:p>0.100013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33335" calcext:value-type="float">
            <text:p>3.133335</text:p>
          </table:table-cell>
          <table:table-cell office:value-type="float" office:value="3.090506" calcext:value-type="float">
            <text:p>3.090506</text:p>
          </table:table-cell>
          <table:table-cell office:value-type="float" office:value="-0.028206" calcext:value-type="float">
            <text:p>-0.028206</text:p>
          </table:table-cell>
          <table:table-cell office:value-type="float" office:value="0.049113" calcext:value-type="float">
            <text:p>0.049113</text:p>
          </table:table-cell>
          <table:table-cell office:value-type="float" office:value="0.007324" calcext:value-type="float">
            <text:p>0.007324</text:p>
          </table:table-cell>
          <table:table-cell office:value-type="float" office:value="0.013583" calcext:value-type="float">
            <text:p>0.013583</text:p>
          </table:table-cell>
          <table:table-cell office:value-type="float" office:value="-0.005639" calcext:value-type="float">
            <text:p>-0.005639</text:p>
          </table:table-cell>
          <table:table-cell office:value-type="float" office:value="0.099962" calcext:value-type="float">
            <text:p>0.099962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57885" calcext:value-type="float">
            <text:p>3.057885</text:p>
          </table:table-cell>
          <table:table-cell office:value-type="float" office:value="3.081876" calcext:value-type="float">
            <text:p>3.081876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0.033169" calcext:value-type="float">
            <text:p>0.033169</text:p>
          </table:table-cell>
          <table:table-cell office:value-type="float" office:value="0.037735" calcext:value-type="float">
            <text:p>0.037735</text:p>
          </table:table-cell>
          <table:table-cell office:value-type="float" office:value="0.004953" calcext:value-type="float">
            <text:p>0.004953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.099972" calcext:value-type="float">
            <text:p>0.099972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6917" calcext:value-type="float">
            <text:p>2.986917</text:p>
          </table:table-cell>
          <table:table-cell office:value-type="float" office:value="3.112394" calcext:value-type="float">
            <text:p>3.112394</text:p>
          </table:table-cell>
          <table:table-cell office:value-type="float" office:value="0.045003" calcext:value-type="float">
            <text:p>0.045003</text:p>
          </table:table-cell>
          <table:table-cell office:value-type="float" office:value="0.025931" calcext:value-type="float">
            <text:p>0.025931</text:p>
          </table:table-cell>
          <table:table-cell office:value-type="float" office:value="0.035463" calcext:value-type="float">
            <text:p>0.035463</text:p>
          </table:table-cell>
          <table:table-cell office:value-type="float" office:value="0.035471" calcext:value-type="float">
            <text:p>0.035471</text:p>
          </table:table-cell>
          <table:table-cell office:value-type="float" office:value="0.009006" calcext:value-type="float">
            <text:p>0.009006</text:p>
          </table:table-cell>
          <table:table-cell office:value-type="float" office:value="0.100059" calcext:value-type="float">
            <text:p>0.100059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2825" calcext:value-type="float">
            <text:p>3.032825</text:p>
          </table:table-cell>
          <table:table-cell office:value-type="float" office:value="3.146202" calcext:value-type="float">
            <text:p>3.146202</text:p>
          </table:table-cell>
          <table:table-cell office:value-type="float" office:value="0.022049" calcext:value-type="float">
            <text:p>0.022049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-0.022961" calcext:value-type="float">
            <text:p>-0.022961</text:p>
          </table:table-cell>
          <table:table-cell office:value-type="float" office:value="0.069279" calcext:value-type="float">
            <text:p>0.069279</text:p>
          </table:table-cell>
          <table:table-cell office:value-type="float" office:value="0.004408" calcext:value-type="float">
            <text:p>0.004408</text:p>
          </table:table-cell>
          <table:table-cell office:value-type="float" office:value="0.09997" calcext:value-type="float">
            <text:p>0.09997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0842" calcext:value-type="float">
            <text:p>3.030842</text:p>
          </table:table-cell>
          <table:table-cell office:value-type="float" office:value="3.126173" calcext:value-type="float">
            <text:p>3.126173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4925" calcext:value-type="float">
            <text:p>0.04925</text:p>
          </table:table-cell>
          <table:table-cell office:value-type="float" office:value="0.004611" calcext:value-type="float">
            <text:p>0.004611</text:p>
          </table:table-cell>
          <table:table-cell office:value-type="float" office:value="0.100074" calcext:value-type="float">
            <text:p>0.100074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3393" calcext:value-type="float">
            <text:p>3.043393</text:p>
          </table:table-cell>
          <table:table-cell office:value-type="float" office:value="3.122819" calcext:value-type="float">
            <text:p>3.122819</text:p>
          </table:table-cell>
          <table:table-cell office:value-type="float" office:value="0.016765" calcext:value-type="float">
            <text:p>0.016765</text:p>
          </table:table-cell>
          <table:table-cell office:value-type="float" office:value="0.022851" calcext:value-type="float">
            <text:p>0.022851</text:p>
          </table:table-cell>
          <table:table-cell office:value-type="float" office:value="-0.00628" calcext:value-type="float">
            <text:p>-0.00628</text:p>
          </table:table-cell>
          <table:table-cell office:value-type="float" office:value="0.045896" calcext:value-type="float">
            <text:p>0.045896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99923" calcext:value-type="float">
            <text:p>0.099923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8941" calcext:value-type="float">
            <text:p>3.08941</text:p>
          </table:table-cell>
          <table:table-cell office:value-type="float" office:value="3.107759" calcext:value-type="float">
            <text:p>3.107759</text:p>
          </table:table-cell>
          <table:table-cell office:value-type="float" office:value="-0.006243" calcext:value-type="float">
            <text:p>-0.006243</text:p>
          </table:table-cell>
          <table:table-cell office:value-type="float" office:value="0.014062" calcext:value-type="float">
            <text:p>0.014062</text:p>
          </table:table-cell>
          <table:table-cell office:value-type="float" office:value="-0.023017" calcext:value-type="float">
            <text:p>-0.023017</text:p>
          </table:table-cell>
          <table:table-cell office:value-type="float" office:value="0.030836" calcext:value-type="float">
            <text:p>0.030836</text:p>
          </table:table-cell>
          <table:table-cell office:value-type="float" office:value="-0.001248" calcext:value-type="float">
            <text:p>-0.001248</text:p>
          </table:table-cell>
          <table:table-cell office:value-type="float" office:value="0.099964" calcext:value-type="float">
            <text:p>0.099964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6917" calcext:value-type="float">
            <text:p>2.986917</text:p>
          </table:table-cell>
          <table:table-cell office:value-type="float" office:value="3.093933" calcext:value-type="float">
            <text:p>3.093933</text:p>
          </table:table-cell>
          <table:table-cell office:value-type="float" office:value="0.045003" calcext:value-type="float">
            <text:p>0.045003</text:p>
          </table:table-cell>
          <table:table-cell office:value-type="float" office:value="0.023116" calcext:value-type="float">
            <text:p>0.023116</text:p>
          </table:table-cell>
          <table:table-cell office:value-type="float" office:value="0.051108" calcext:value-type="float">
            <text:p>0.051108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10027" calcext:value-type="float">
            <text:p>0.10027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62414" calcext:value-type="float">
            <text:p>3.062414</text:p>
          </table:table-cell>
          <table:table-cell office:value-type="float" office:value="3.141772" calcext:value-type="float">
            <text:p>3.141772</text:p>
          </table:table-cell>
          <table:table-cell office:value-type="float" office:value="0.007255" calcext:value-type="float">
            <text:p>0.007255</text:p>
          </table:table-cell>
          <table:table-cell office:value-type="float" office:value="0.019758" calcext:value-type="float">
            <text:p>0.019758</text:p>
          </table:table-cell>
          <table:table-cell office:value-type="float" office:value="-0.037836" calcext:value-type="float">
            <text:p>-0.037836</text:p>
          </table:table-cell>
          <table:table-cell office:value-type="float" office:value="0.064849" calcext:value-type="float">
            <text:p>0.064849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99768" calcext:value-type="float">
            <text:p>0.099768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4408" calcext:value-type="float">
            <text:p>3.014408</text:p>
          </table:table-cell>
          <table:table-cell office:value-type="float" office:value="3.117296" calcext:value-type="float">
            <text:p>3.117296</text:p>
          </table:table-cell>
          <table:table-cell office:value-type="float" office:value="0.031258" calcext:value-type="float">
            <text:p>0.031258</text:p>
          </table:table-cell>
          <table:table-cell office:value-type="float" office:value="0.033117" calcext:value-type="float">
            <text:p>0.033117</text:p>
          </table:table-cell>
          <table:table-cell office:value-type="float" office:value="0.024001" calcext:value-type="float">
            <text:p>0.024001</text:p>
          </table:table-cell>
          <table:table-cell office:value-type="float" office:value="0.040373" calcext:value-type="float">
            <text:p>0.040373</text:p>
          </table:table-cell>
          <table:table-cell office:value-type="float" office:value="0.006252" calcext:value-type="float">
            <text:p>0.006252</text:p>
          </table:table-cell>
          <table:table-cell office:value-type="float" office:value="0.100008" calcext:value-type="float">
            <text:p>0.100008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8941" calcext:value-type="float">
            <text:p>3.08941</text:p>
          </table:table-cell>
          <table:table-cell office:value-type="float" office:value="3.145608" calcext:value-type="float">
            <text:p>3.145608</text:p>
          </table:table-cell>
          <table:table-cell office:value-type="float" office:value="-0.006243" calcext:value-type="float">
            <text:p>-0.006243</text:p>
          </table:table-cell>
          <table:table-cell office:value-type="float" office:value="0.037504" calcext:value-type="float">
            <text:p>0.037504</text:p>
          </table:table-cell>
          <table:table-cell office:value-type="float" office:value="-0.037423" calcext:value-type="float">
            <text:p>-0.037423</text:p>
          </table:table-cell>
          <table:table-cell office:value-type="float" office:value="0.068685" calcext:value-type="float">
            <text:p>0.068685</text:p>
          </table:table-cell>
          <table:table-cell office:value-type="float" office:value="-0.001251" calcext:value-type="float">
            <text:p>-0.001251</text:p>
          </table:table-cell>
          <table:table-cell office:value-type="float" office:value="0.100207" calcext:value-type="float">
            <text:p>0.100207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5484" calcext:value-type="float">
            <text:p>3.045484</text:p>
          </table:table-cell>
          <table:table-cell office:value-type="float" office:value="3.109364" calcext:value-type="float">
            <text:p>3.109364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38738" calcext:value-type="float">
            <text:p>0.038738</text:p>
          </table:table-cell>
          <table:table-cell office:value-type="float" office:value="0.022016" calcext:value-type="float">
            <text:p>0.022016</text:p>
          </table:table-cell>
          <table:table-cell office:value-type="float" office:value="0.032441" calcext:value-type="float">
            <text:p>0.032441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99759" calcext:value-type="float">
            <text:p>0.099759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27454" calcext:value-type="float">
            <text:p>2.927454</text:p>
          </table:table-cell>
          <table:table-cell office:value-type="float" office:value="3.137371" calcext:value-type="float">
            <text:p>3.137371</text:p>
          </table:table-cell>
          <table:table-cell office:value-type="float" office:value="0.074735" calcext:value-type="float">
            <text:p>0.074735</text:p>
          </table:table-cell>
          <table:table-cell office:value-type="float" office:value="0.044689" calcext:value-type="float">
            <text:p>0.044689</text:p>
          </table:table-cell>
          <table:table-cell office:value-type="float" office:value="0.058976" calcext:value-type="float">
            <text:p>0.058976</text:p>
          </table:table-cell>
          <table:table-cell office:value-type="float" office:value="0.060448" calcext:value-type="float">
            <text:p>0.060448</text:p>
          </table:table-cell>
          <table:table-cell office:value-type="float" office:value="0.014957" calcext:value-type="float">
            <text:p>0.014957</text:p>
          </table:table-cell>
          <table:table-cell office:value-type="float" office:value="0.100067" calcext:value-type="float">
            <text:p>0.100067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21591" calcext:value-type="float">
            <text:p>3.121591</text:p>
          </table:table-cell>
          <table:table-cell office:value-type="float" office:value="3.187529" calcext:value-type="float">
            <text:p>3.187529</text:p>
          </table:table-cell>
          <table:table-cell office:value-type="float" office:value="-0.022334" calcext:value-type="float">
            <text:p>-0.022334</text:p>
          </table:table-cell>
          <table:table-cell office:value-type="float" office:value="0.035816" calcext:value-type="float">
            <text:p>0.035816</text:p>
          </table:table-cell>
          <table:table-cell office:value-type="float" office:value="-0.097124" calcext:value-type="float">
            <text:p>-0.097124</text:p>
          </table:table-cell>
          <table:table-cell office:value-type="float" office:value="0.110606" calcext:value-type="float">
            <text:p>0.110606</text:p>
          </table:table-cell>
          <table:table-cell office:value-type="float" office:value="-0.004464" calcext:value-type="float">
            <text:p>-0.004464</text:p>
          </table:table-cell>
          <table:table-cell office:value-type="float" office:value="0.099943" calcext:value-type="float">
            <text:p>0.099943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04051" calcext:value-type="float">
            <text:p>3.104051</text:p>
          </table:table-cell>
          <table:table-cell office:value-type="float" office:value="3.08308" calcext:value-type="float">
            <text:p>3.08308</text:p>
          </table:table-cell>
          <table:table-cell office:value-type="float" office:value="-0.013564" calcext:value-type="float">
            <text:p>-0.013564</text:p>
          </table:table-cell>
          <table:table-cell office:value-type="float" office:value="0.028492" calcext:value-type="float">
            <text:p>0.028492</text:p>
          </table:table-cell>
          <table:table-cell office:value-type="float" office:value="0.008771" calcext:value-type="float">
            <text:p>0.008771</text:p>
          </table:table-cell>
          <table:table-cell office:value-type="float" office:value="0.006157" calcext:value-type="float">
            <text:p>0.006157</text:p>
          </table:table-cell>
          <table:table-cell office:value-type="float" office:value="-0.002713" calcext:value-type="float">
            <text:p>-0.002713</text:p>
          </table:table-cell>
          <table:table-cell office:value-type="float" office:value="0.099995" calcext:value-type="float">
            <text:p>0.099995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04051" calcext:value-type="float">
            <text:p>3.104051</text:p>
          </table:table-cell>
          <table:table-cell office:value-type="float" office:value="3.085786" calcext:value-type="float">
            <text:p>3.085786</text:p>
          </table:table-cell>
          <table:table-cell office:value-type="float" office:value="-0.013564" calcext:value-type="float">
            <text:p>-0.013564</text:p>
          </table:table-cell>
          <table:table-cell office:value-type="float" office:value="0.022427" calcext:value-type="float">
            <text:p>0.022427</text:p>
          </table:table-cell>
          <table:table-cell office:value-type="float" office:value="0" calcext:value-type="float">
            <text:p>0</text:p>
          </table:table-cell>
          <table:table-cell office:value-type="float" office:value="0.008863" calcext:value-type="float">
            <text:p>0.008863</text:p>
          </table:table-cell>
          <table:table-cell office:value-type="float" office:value="-0.002714" calcext:value-type="float">
            <text:p>-0.002714</text:p>
          </table:table-cell>
          <table:table-cell office:value-type="float" office:value="0.100059" calcext:value-type="float">
            <text:p>0.100059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289" calcext:value-type="float">
            <text:p>3.0289</text:p>
          </table:table-cell>
          <table:table-cell office:value-type="float" office:value="3.091803" calcext:value-type="float">
            <text:p>3.091803</text:p>
          </table:table-cell>
          <table:table-cell office:value-type="float" office:value="0.024011" calcext:value-type="float">
            <text:p>0.024011</text:p>
          </table:table-cell>
          <table:table-cell office:value-type="float" office:value="0.028474" calcext:value-type="float">
            <text:p>0.028474</text:p>
          </table:table-cell>
          <table:table-cell office:value-type="float" office:value="0.037605" calcext:value-type="float">
            <text:p>0.037605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.099921" calcext:value-type="float">
            <text:p>0.099921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3.126465" calcext:value-type="float">
            <text:p>3.126465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0.025526" calcext:value-type="float">
            <text:p>0.025526</text:p>
          </table:table-cell>
          <table:table-cell office:value-type="float" office:value="0.006345" calcext:value-type="float">
            <text:p>0.006345</text:p>
          </table:table-cell>
          <table:table-cell office:value-type="float" office:value="0.049542" calcext:value-type="float">
            <text:p>0.049542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0.100078" calcext:value-type="float">
            <text:p>0.100078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8031" calcext:value-type="float">
            <text:p>3.018031</text:p>
          </table:table-cell>
          <table:table-cell office:value-type="float" office:value="3.137251" calcext:value-type="float">
            <text:p>3.137251</text:p>
          </table:table-cell>
          <table:table-cell office:value-type="float" office:value="0.029446" calcext:value-type="float">
            <text:p>0.029446</text:p>
          </table:table-cell>
          <table:table-cell office:value-type="float" office:value="0.029967" calcext:value-type="float">
            <text:p>0.029967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0.060328" calcext:value-type="float">
            <text:p>0.060328</text:p>
          </table:table-cell>
          <table:table-cell office:value-type="float" office:value="0.005889" calcext:value-type="float">
            <text:p>0.005889</text:p>
          </table:table-cell>
          <table:table-cell office:value-type="float" office:value="0.099993" calcext:value-type="float">
            <text:p>0.099993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12961" calcext:value-type="float">
            <text:p>2.912961</text:p>
          </table:table-cell>
          <table:table-cell office:value-type="float" office:value="3.146483" calcext:value-type="float">
            <text:p>3.146483</text:p>
          </table:table-cell>
          <table:table-cell office:value-type="float" office:value="0.081981" calcext:value-type="float">
            <text:p>0.081981</text:p>
          </table:table-cell>
          <table:table-cell office:value-type="float" office:value="0.040112" calcext:value-type="float">
            <text:p>0.040112</text:p>
          </table:table-cell>
          <table:table-cell office:value-type="float" office:value="0.052533" calcext:value-type="float">
            <text:p>0.052533</text:p>
          </table:table-cell>
          <table:table-cell office:value-type="float" office:value="0.06956" calcext:value-type="float">
            <text:p>0.06956</text:p>
          </table:table-cell>
          <table:table-cell office:value-type="float" office:value="0.016397" calcext:value-type="float">
            <text:p>0.016397</text:p>
          </table:table-cell>
          <table:table-cell office:value-type="float" office:value="0.100004" calcext:value-type="float">
            <text:p>0.100004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5484" calcext:value-type="float">
            <text:p>3.045484</text:p>
          </table:table-cell>
          <table:table-cell office:value-type="float" office:value="3.20346" calcext:value-type="float">
            <text:p>3.20346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44505" calcext:value-type="float">
            <text:p>0.044505</text:p>
          </table:table-cell>
          <table:table-cell office:value-type="float" office:value="-0.066312" calcext:value-type="float">
            <text:p>-0.066312</text:p>
          </table:table-cell>
          <table:table-cell office:value-type="float" office:value="0.126536" calcext:value-type="float">
            <text:p>0.126536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.099923" calcext:value-type="float">
            <text:p>0.099923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04051" calcext:value-type="float">
            <text:p>3.104051</text:p>
          </table:table-cell>
          <table:table-cell office:value-type="float" office:value="3.131276" calcext:value-type="float">
            <text:p>3.131276</text:p>
          </table:table-cell>
          <table:table-cell office:value-type="float" office:value="-0.013564" calcext:value-type="float">
            <text:p>-0.013564</text:p>
          </table:table-cell>
          <table:table-cell office:value-type="float" office:value="0.038654" calcext:value-type="float">
            <text:p>0.038654</text:p>
          </table:table-cell>
          <table:table-cell office:value-type="float" office:value="-0.029263" calcext:value-type="float">
            <text:p>-0.029263</text:p>
          </table:table-cell>
          <table:table-cell office:value-type="float" office:value="0.054353" calcext:value-type="float">
            <text:p>0.054353</text:p>
          </table:table-cell>
          <table:table-cell office:value-type="float" office:value="-0.002715" calcext:value-type="float">
            <text:p>-0.002715</text:p>
          </table:table-cell>
          <table:table-cell office:value-type="float" office:value="0.10007" calcext:value-type="float">
            <text:p>0.10007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18693" calcext:value-type="float">
            <text:p>3.118693</text:p>
          </table:table-cell>
          <table:table-cell office:value-type="float" office:value="3.082881" calcext:value-type="float">
            <text:p>3.082881</text:p>
          </table:table-cell>
          <table:table-cell office:value-type="float" office:value="-0.020885" calcext:value-type="float">
            <text:p>-0.020885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-0.007322" calcext:value-type="float">
            <text:p>-0.007322</text:p>
          </table:table-cell>
          <table:table-cell office:value-type="float" office:value="0.005958" calcext:value-type="float">
            <text:p>0.005958</text:p>
          </table:table-cell>
          <table:table-cell office:value-type="float" office:value="-0.004176" calcext:value-type="float">
            <text:p>-0.004176</text:p>
          </table:table-cell>
          <table:table-cell office:value-type="float" office:value="0.099984" calcext:value-type="float">
            <text:p>0.099984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6439" calcext:value-type="float">
            <text:p>2.956439</text:p>
          </table:table-cell>
          <table:table-cell office:value-type="float" office:value="3.092064" calcext:value-type="float">
            <text:p>3.092064</text:p>
          </table:table-cell>
          <table:table-cell office:value-type="float" office:value="0.060242" calcext:value-type="float">
            <text:p>0.060242</text:p>
          </table:table-cell>
          <table:table-cell office:value-type="float" office:value="0.036032" calcext:value-type="float">
            <text:p>0.036032</text:p>
          </table:table-cell>
          <table:table-cell office:value-type="float" office:value="0.081134" calcext:value-type="float">
            <text:p>0.081134</text:p>
          </table:table-cell>
          <table:table-cell office:value-type="float" office:value="0.015141" calcext:value-type="float">
            <text:p>0.015141</text:p>
          </table:table-cell>
          <table:table-cell office:value-type="float" office:value="0.012047" calcext:value-type="float">
            <text:p>0.012047</text:p>
          </table:table-cell>
          <table:table-cell office:value-type="float" office:value="0.099992" calcext:value-type="float">
            <text:p>0.099992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3.181982" calcext:value-type="float">
            <text:p>3.181982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0.044817" calcext:value-type="float">
            <text:p>0.044817</text:p>
          </table:table-cell>
          <table:table-cell office:value-type="float" office:value="-0.02988" calcext:value-type="float">
            <text:p>-0.02988</text:p>
          </table:table-cell>
          <table:table-cell office:value-type="float" office:value="0.105059" calcext:value-type="float">
            <text:p>0.105059</text:p>
          </table:table-cell>
          <table:table-cell office:value-type="float" office:value="0.006072" calcext:value-type="float">
            <text:p>0.006072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2825" calcext:value-type="float">
            <text:p>3.032825</text:p>
          </table:table-cell>
          <table:table-cell office:value-type="float" office:value="3.159225" calcext:value-type="float">
            <text:p>3.159225</text:p>
          </table:table-cell>
          <table:table-cell office:value-type="float" office:value="0.022049" calcext:value-type="float">
            <text:p>0.022049</text:p>
          </table:table-cell>
          <table:table-cell office:value-type="float" office:value="0.051942" calcext:value-type="float">
            <text:p>0.051942</text:p>
          </table:table-cell>
          <table:table-cell office:value-type="float" office:value="-0.008311" calcext:value-type="float">
            <text:p>-0.008311</text:p>
          </table:table-cell>
          <table:table-cell office:value-type="float" office:value="0.082302" calcext:value-type="float">
            <text:p>0.082302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100015" calcext:value-type="float">
            <text:p>0.100015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30842" calcext:value-type="float">
            <text:p>3.030842</text:p>
          </table:table-cell>
          <table:table-cell office:value-type="float" office:value="0" calcext:value-type="float">
            <text:p>0</text:p>
          </table:table-cell>
          <table:table-cell office:value-type="float" office:value="-1.515421" calcext:value-type="float">
            <text:p>-1.515421</text:p>
          </table:table-cell>
          <table:table-cell office:value-type="float" office:value="-0.255817" calcext:value-type="float">
            <text:p>-0.255817</text:p>
          </table:table-cell>
          <table:table-cell office:value-type="float" office:value="-1.538099" calcext:value-type="float">
            <text:p>-1.538099</text:p>
          </table:table-cell>
          <table:table-cell office:value-type="float" office:value="-0.23314" calcext:value-type="float">
            <text:p>-0.23314</text:p>
          </table:table-cell>
          <table:table-cell office:value-type="float" office:value="-0.30296" calcext:value-type="float">
            <text:p>-0.30296</text:p>
          </table:table-cell>
          <table:table-cell office:value-type="float" office:value="0.099959" calcext:value-type="float">
            <text:p>0.099959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72377" calcext:value-type="float">
            <text:p>3.072377</text:p>
          </table:table-cell>
          <table:table-cell office:value-type="float" office:value="0" calcext:value-type="float">
            <text:p>0</text:p>
          </table:table-cell>
          <table:table-cell office:value-type="float" office:value="-1.536189" calcext:value-type="float">
            <text:p>-1.536189</text:p>
          </table:table-cell>
          <table:table-cell office:value-type="float" office:value="-0.569236" calcext:value-type="float">
            <text:p>-0.569236</text:p>
          </table:table-cell>
          <table:table-cell office:value-type="float" office:value="-0.02076" calcext:value-type="float">
            <text:p>-0.02076</text:p>
          </table:table-cell>
          <table:table-cell office:value-type="float" office:value="-2.084664" calcext:value-type="float">
            <text:p>-2.084664</text:p>
          </table:table-cell>
          <table:table-cell office:value-type="float" office:value="-0.307342" calcext:value-type="float">
            <text:p>-0.307342</text:p>
          </table:table-cell>
          <table:table-cell office:value-type="float" office:value="0.100034" calcext:value-type="float">
            <text:p>0.100034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86917" calcext:value-type="float">
            <text:p>2.986917</text:p>
          </table:table-cell>
          <table:table-cell office:value-type="float" office:value="0" calcext:value-type="float">
            <text:p>0</text:p>
          </table:table-cell>
          <table:table-cell office:value-type="float" office:value="-1.493459" calcext:value-type="float">
            <text:p>-1.493459</text:p>
          </table:table-cell>
          <table:table-cell office:value-type="float" office:value="-0.873736" calcext:value-type="float">
            <text:p>-0.873736</text:p>
          </table:table-cell>
          <table:table-cell office:value-type="float" office:value="0.042741" calcext:value-type="float">
            <text:p>0.042741</text:p>
          </table:table-cell>
          <table:table-cell office:value-type="float" office:value="-2.409936" calcext:value-type="float">
            <text:p>-2.409936</text:p>
          </table:table-cell>
          <table:table-cell office:value-type="float" office:value="-0.298611" calcext:value-type="float">
            <text:p>-0.298611</text:p>
          </table:table-cell>
          <table:table-cell office:value-type="float" office:value="0.099973" calcext:value-type="float">
            <text:p>0.099973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45484" calcext:value-type="float">
            <text:p>3.045484</text:p>
          </table:table-cell>
          <table:table-cell office:value-type="float" office:value="0" calcext:value-type="float">
            <text:p>0</text:p>
          </table:table-cell>
          <table:table-cell office:value-type="float" office:value="-1.522742" calcext:value-type="float">
            <text:p>-1.522742</text:p>
          </table:table-cell>
          <table:table-cell office:value-type="float" office:value="-1.194742" calcext:value-type="float">
            <text:p>-1.194742</text:p>
          </table:table-cell>
          <table:table-cell office:value-type="float" office:value="-0.029277" calcext:value-type="float">
            <text:p>-0.029277</text:p>
          </table:table-cell>
          <table:table-cell office:value-type="float" office:value="-2.688206" calcext:value-type="float">
            <text:p>-2.688206</text:p>
          </table:table-cell>
          <table:table-cell office:value-type="float" office:value="-0.304609" calcext:value-type="float">
            <text:p>-0.304609</text:p>
          </table:table-cell>
          <table:table-cell office:value-type="float" office:value="0.10002" calcext:value-type="float">
            <text:p>0.10002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0904" calcext:value-type="float">
            <text:p>2.210904</text:p>
          </table:table-cell>
          <table:table-cell office:value-type="float" office:value="0" calcext:value-type="float">
            <text:p>0</text:p>
          </table:table-cell>
          <table:table-cell office:value-type="float" office:value="-1.105452" calcext:value-type="float">
            <text:p>-1.105452</text:p>
          </table:table-cell>
          <table:table-cell office:value-type="float" office:value="-1.41893" calcext:value-type="float">
            <text:p>-1.41893</text:p>
          </table:table-cell>
          <table:table-cell office:value-type="float" office:value="0.417373" calcext:value-type="float">
            <text:p>0.417373</text:p>
          </table:table-cell>
          <table:table-cell office:value-type="float" office:value="-2.941755" calcext:value-type="float">
            <text:p>-2.941755</text:p>
          </table:table-cell>
          <table:table-cell office:value-type="float" office:value="-0.221046" calcext:value-type="float">
            <text:p>-0.221046</text:p>
          </table:table-cell>
          <table:table-cell office:value-type="float" office:value="0.09998" calcext:value-type="float">
            <text:p>0.09998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64633" calcext:value-type="float">
            <text:p>1.464633</text:p>
          </table:table-cell>
          <table:table-cell office:value-type="float" office:value="0" calcext:value-type="float">
            <text:p>0</text:p>
          </table:table-cell>
          <table:table-cell office:value-type="float" office:value="-0.732316" calcext:value-type="float">
            <text:p>-0.732316</text:p>
          </table:table-cell>
          <table:table-cell office:value-type="float" office:value="-1.562736" calcext:value-type="float">
            <text:p>-1.562736</text:p>
          </table:table-cell>
          <table:table-cell office:value-type="float" office:value="0.37299" calcext:value-type="float">
            <text:p>0.37299</text:p>
          </table:table-cell>
          <table:table-cell office:value-type="float" office:value="-2.668042" calcext:value-type="float">
            <text:p>-2.668042</text:p>
          </table:table-cell>
          <table:table-cell office:value-type="float" office:value="-0.14652" calcext:value-type="float">
            <text:p>-0.14652</text:p>
          </table:table-cell>
          <table:table-cell office:value-type="float" office:value="0.100039" calcext:value-type="float">
            <text:p>0.100039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9302" calcext:value-type="float">
            <text:p>0.769302</text:p>
          </table:table-cell>
          <table:table-cell office:value-type="float" office:value="0" calcext:value-type="float">
            <text:p>0</text:p>
          </table:table-cell>
          <table:table-cell office:value-type="float" office:value="-0.384651" calcext:value-type="float">
            <text:p>-0.384651</text:p>
          </table:table-cell>
          <table:table-cell office:value-type="float" office:value="-1.635478" calcext:value-type="float">
            <text:p>-1.635478</text:p>
          </table:table-cell>
          <table:table-cell office:value-type="float" office:value="0.347718" calcext:value-type="float">
            <text:p>0.347718</text:p>
          </table:table-cell>
          <table:table-cell office:value-type="float" office:value="-2.367847" calcext:value-type="float">
            <text:p>-2.367847</text:p>
          </table:table-cell>
          <table:table-cell office:value-type="float" office:value="-0.076919" calcext:value-type="float">
            <text:p>-0.076919</text:p>
          </table:table-cell>
          <table:table-cell office:value-type="float" office:value="0.099985" calcext:value-type="float">
            <text:p>0.099985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284" calcext:value-type="float">
            <text:p>-0.029284</text:p>
          </table:table-cell>
          <table:table-cell office:value-type="float" office:value="0" calcext:value-type="float">
            <text:p>0</text:p>
          </table:table-cell>
          <table:table-cell office:value-type="float" office:value="0.014642" calcext:value-type="float">
            <text:p>0.014642</text:p>
          </table:table-cell>
          <table:table-cell office:value-type="float" office:value="-1.644598" calcext:value-type="float">
            <text:p>-1.644598</text:p>
          </table:table-cell>
          <table:table-cell office:value-type="float" office:value="0.399481" calcext:value-type="float">
            <text:p>0.399481</text:p>
          </table:table-cell>
          <table:table-cell office:value-type="float" office:value="-2.029437" calcext:value-type="float">
            <text:p>-2.029437</text:p>
          </table:table-cell>
          <table:table-cell office:value-type="float" office:value="0.002927" calcext:value-type="float">
            <text:p>0.002927</text:p>
          </table:table-cell>
          <table:table-cell office:value-type="float" office:value="0.099953" calcext:value-type="float">
            <text:p>0.099953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650671" calcext:value-type="float">
            <text:p>-1.650671</text:p>
          </table:table-cell>
          <table:table-cell office:value-type="float" office:value="-0.014604" calcext:value-type="float">
            <text:p>-0.014604</text:p>
          </table:table-cell>
          <table:table-cell office:value-type="float" office:value="-1.636067" calcext:value-type="float">
            <text:p>-1.636067</text:p>
          </table:table-cell>
          <table:table-cell office:value-type="float" office:value="0" calcext:value-type="float">
            <text:p>0</text:p>
          </table:table-cell>
          <table:table-cell office:value-type="float" office:value="0.100261" calcext:value-type="float">
            <text:p>0.100261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655081" calcext:value-type="float">
            <text:p>-1.655081</text:p>
          </table:table-cell>
          <table:table-cell office:value-type="float" office:value="0" calcext:value-type="float">
            <text:p>0</text:p>
          </table:table-cell>
          <table:table-cell office:value-type="float" office:value="-1.655081" calcext:value-type="float">
            <text:p>-1.655081</text:p>
          </table:table-cell>
          <table:table-cell office:value-type="float" office:value="0" calcext:value-type="float">
            <text:p>0</text:p>
          </table:table-cell>
          <table:table-cell office:value-type="float" office:value="0.099761" calcext:value-type="float">
            <text:p>0.099761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352121" calcext:value-type="float">
            <text:p>-1.352121</text:p>
          </table:table-cell>
          <table:table-cell office:value-type="float" office:value="0" calcext:value-type="float">
            <text:p>0</text:p>
          </table:table-cell>
          <table:table-cell office:value-type="float" office:value="-1.352121" calcext:value-type="float">
            <text:p>-1.352121</text:p>
          </table:table-cell>
          <table:table-cell office:value-type="float" office:value="0" calcext:value-type="float">
            <text:p>0</text:p>
          </table:table-cell>
          <table:table-cell office:value-type="float" office:value="0.100027" calcext:value-type="float">
            <text:p>0.100027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044779" calcext:value-type="float">
            <text:p>-1.044779</text:p>
          </table:table-cell>
          <table:table-cell office:value-type="float" office:value="0" calcext:value-type="float">
            <text:p>0</text:p>
          </table:table-cell>
          <table:table-cell office:value-type="float" office:value="-1.044779" calcext:value-type="float">
            <text:p>-1.044779</text:p>
          </table:table-cell>
          <table:table-cell office:value-type="float" office:value="0" calcext:value-type="float">
            <text:p>0</text:p>
          </table:table-cell>
          <table:table-cell office:value-type="float" office:value="0.099999" calcext:value-type="float">
            <text:p>0.099999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746168" calcext:value-type="float">
            <text:p>-0.746168</text:p>
          </table:table-cell>
          <table:table-cell office:value-type="float" office:value="0" calcext:value-type="float">
            <text:p>0</text:p>
          </table:table-cell>
          <table:table-cell office:value-type="float" office:value="-0.746168" calcext:value-type="float">
            <text:p>-0.746168</text:p>
          </table:table-cell>
          <table:table-cell office:value-type="float" office:value="0" calcext:value-type="float">
            <text:p>0</text:p>
          </table:table-cell>
          <table:table-cell office:value-type="float" office:value="0.099996" calcext:value-type="float">
            <text:p>0.099996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41558" calcext:value-type="float">
            <text:p>-0.441558</text:p>
          </table:table-cell>
          <table:table-cell office:value-type="float" office:value="0" calcext:value-type="float">
            <text:p>0</text:p>
          </table:table-cell>
          <table:table-cell office:value-type="float" office:value="-0.441558" calcext:value-type="float">
            <text:p>-0.441558</text:p>
          </table:table-cell>
          <table:table-cell office:value-type="float" office:value="0" calcext:value-type="float">
            <text:p>0</text:p>
          </table:table-cell>
          <table:table-cell office:value-type="float" office:value="0.100029" calcext:value-type="float">
            <text:p>0.100029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20512" calcext:value-type="float">
            <text:p>-0.220512</text:p>
          </table:table-cell>
          <table:table-cell office:value-type="float" office:value="0" calcext:value-type="float">
            <text:p>0</text:p>
          </table:table-cell>
          <table:table-cell office:value-type="float" office:value="-0.220512" calcext:value-type="float">
            <text:p>-0.220512</text:p>
          </table:table-cell>
          <table:table-cell office:value-type="float" office:value="0" calcext:value-type="float">
            <text:p>0</text:p>
          </table:table-cell>
          <table:table-cell office:value-type="float" office:value="0.099984" calcext:value-type="float">
            <text:p>0.099984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73992" calcext:value-type="float">
            <text:p>-0.073992</text:p>
          </table:table-cell>
          <table:table-cell office:value-type="float" office:value="0" calcext:value-type="float">
            <text:p>0</text:p>
          </table:table-cell>
          <table:table-cell office:value-type="float" office:value="-0.073992" calcext:value-type="float">
            <text:p>-0.073992</text:p>
          </table:table-cell>
          <table:table-cell office:value-type="float" office:value="0" calcext:value-type="float">
            <text:p>0</text:p>
          </table:table-cell>
          <table:table-cell office:value-type="float" office:value="0.099948" calcext:value-type="float">
            <text:p>0.099948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927" calcext:value-type="float">
            <text:p>0.002927</text:p>
          </table:table-cell>
          <table:table-cell office:value-type="float" office:value="0" calcext:value-type="float">
            <text:p>0</text:p>
          </table:table-cell>
          <table:table-cell office:value-type="float" office:value="0.002927" calcext:value-type="float">
            <text:p>0.002927</text:p>
          </table:table-cell>
          <table:table-cell office:value-type="float" office:value="0" calcext:value-type="float">
            <text:p>0</text:p>
          </table:table-cell>
          <table:table-cell office:value-type="float" office:value="0.100032" calcext:value-type="float">
            <text:p>0.100032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78" calcext:value-type="float">
            <text:p>0.099978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0047" calcext:value-type="float">
            <text:p>0.100047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2.572126" calcext:value-type="float">
            <text:p>2.572126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0.233816" calcext:value-type="float">
            <text:p>0.233816</text:p>
          </table:table-cell>
          <table:table-cell office:value-type="float" office:value="1.169382" calcext:value-type="float">
            <text:p>1.169382</text:p>
          </table:table-cell>
          <table:table-cell office:value-type="float" office:value="0.233664" calcext:value-type="float">
            <text:p>0.233664</text:p>
          </table:table-cell>
          <table:table-cell office:value-type="float" office:value="0.233816" calcext:value-type="float">
            <text:p>0.233816</text:p>
          </table:table-cell>
          <table:table-cell office:value-type="float" office:value="0.099987" calcext:value-type="float">
            <text:p>0.099987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3.975237" calcext:value-type="float">
            <text:p>3.975237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0.467545" calcext:value-type="float">
            <text:p>0.467545</text:p>
          </table:table-cell>
          <table:table-cell office:value-type="float" office:value="0" calcext:value-type="float">
            <text:p>0</text:p>
          </table:table-cell>
          <table:table-cell office:value-type="float" office:value="1.636775" calcext:value-type="float">
            <text:p>1.636775</text:p>
          </table:table-cell>
          <table:table-cell office:value-type="float" office:value="0.233729" calcext:value-type="float">
            <text:p>0.233729</text:p>
          </table:table-cell>
          <table:table-cell office:value-type="float" office:value="0.09995" calcext:value-type="float">
            <text:p>0.09995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4.20925" calcext:value-type="float">
            <text:p>4.20925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0.701557" calcext:value-type="float">
            <text:p>0.701557</text:p>
          </table:table-cell>
          <table:table-cell office:value-type="float" office:value="0" calcext:value-type="float">
            <text:p>0</text:p>
          </table:table-cell>
          <table:table-cell office:value-type="float" office:value="1.870788" calcext:value-type="float">
            <text:p>1.870788</text:p>
          </table:table-cell>
          <table:table-cell office:value-type="float" office:value="0.234013" calcext:value-type="float">
            <text:p>0.234013</text:p>
          </table:table-cell>
          <table:table-cell office:value-type="float" office:value="0.100071" calcext:value-type="float">
            <text:p>0.100071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98525" calcext:value-type="float">
            <text:p>0.898525</text:p>
          </table:table-cell>
          <table:table-cell office:value-type="float" office:value="4.353427" calcext:value-type="float">
            <text:p>4.353427</text:p>
          </table:table-cell>
          <table:table-cell office:value-type="float" office:value="0.719968" calcext:value-type="float">
            <text:p>0.719968</text:p>
          </table:table-cell>
          <table:table-cell office:value-type="float" office:value="0.845464" calcext:value-type="float">
            <text:p>0.845464</text:p>
          </table:table-cell>
          <table:table-cell office:value-type="float" office:value="-0.449533" calcext:value-type="float">
            <text:p>-0.449533</text:p>
          </table:table-cell>
          <table:table-cell office:value-type="float" office:value="2.014966" calcext:value-type="float">
            <text:p>2.014966</text:p>
          </table:table-cell>
          <table:table-cell office:value-type="float" office:value="0.143907" calcext:value-type="float">
            <text:p>0.143907</text:p>
          </table:table-cell>
          <table:table-cell office:value-type="float" office:value="0.09994" calcext:value-type="float">
            <text:p>0.09994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405608" calcext:value-type="float">
            <text:p>1.405608</text:p>
          </table:table-cell>
          <table:table-cell office:value-type="float" office:value="3.997197" calcext:value-type="float">
            <text:p>3.997197</text:p>
          </table:table-cell>
          <table:table-cell office:value-type="float" office:value="0.466427" calcext:value-type="float">
            <text:p>0.466427</text:p>
          </table:table-cell>
          <table:table-cell office:value-type="float" office:value="0.93874" calcext:value-type="float">
            <text:p>0.93874</text:p>
          </table:table-cell>
          <table:table-cell office:value-type="float" office:value="-0.253569" calcext:value-type="float">
            <text:p>-0.253569</text:p>
          </table:table-cell>
          <table:table-cell office:value-type="float" office:value="1.658735" calcext:value-type="float">
            <text:p>1.658735</text:p>
          </table:table-cell>
          <table:table-cell office:value-type="float" office:value="0.093275" calcext:value-type="float">
            <text:p>0.093275</text:p>
          </table:table-cell>
          <table:table-cell office:value-type="float" office:value="0.099989" calcext:value-type="float">
            <text:p>0.099989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509016" calcext:value-type="float">
            <text:p>1.509016</text:p>
          </table:table-cell>
          <table:table-cell office:value-type="float" office:value="3.826585" calcext:value-type="float">
            <text:p>3.826585</text:p>
          </table:table-cell>
          <table:table-cell office:value-type="float" office:value="0.414723" calcext:value-type="float">
            <text:p>0.414723</text:p>
          </table:table-cell>
          <table:table-cell office:value-type="float" office:value="1.021717" calcext:value-type="float">
            <text:p>1.021717</text:p>
          </table:table-cell>
          <table:table-cell office:value-type="float" office:value="-0.051683" calcext:value-type="float">
            <text:p>-0.051683</text:p>
          </table:table-cell>
          <table:table-cell office:value-type="float" office:value="1.488123" calcext:value-type="float">
            <text:p>1.488123</text:p>
          </table:table-cell>
          <table:table-cell office:value-type="float" office:value="0.082978" calcext:value-type="float">
            <text:p>0.082978</text:p>
          </table:table-cell>
          <table:table-cell office:value-type="float" office:value="0.10004" calcext:value-type="float">
            <text:p>0.10004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054206" calcext:value-type="float">
            <text:p>1.054206</text:p>
          </table:table-cell>
          <table:table-cell office:value-type="float" office:value="3.903416" calcext:value-type="float">
            <text:p>3.903416</text:p>
          </table:table-cell>
          <table:table-cell office:value-type="float" office:value="0.642128" calcext:value-type="float">
            <text:p>0.642128</text:p>
          </table:table-cell>
          <table:table-cell office:value-type="float" office:value="1.150175" calcext:value-type="float">
            <text:p>1.150175</text:p>
          </table:table-cell>
          <table:table-cell office:value-type="float" office:value="0.227348" calcext:value-type="float">
            <text:p>0.227348</text:p>
          </table:table-cell>
          <table:table-cell office:value-type="float" office:value="1.564955" calcext:value-type="float">
            <text:p>1.564955</text:p>
          </table:table-cell>
          <table:table-cell office:value-type="float" office:value="0.128458" calcext:value-type="float">
            <text:p>0.128458</text:p>
          </table:table-cell>
          <table:table-cell office:value-type="float" office:value="0.100025" calcext:value-type="float">
            <text:p>0.100025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8114" calcext:value-type="float">
            <text:p>0.68114</text:p>
          </table:table-cell>
          <table:table-cell office:value-type="float" office:value="4.296447" calcext:value-type="float">
            <text:p>4.296447</text:p>
          </table:table-cell>
          <table:table-cell office:value-type="float" office:value="0.828661" calcext:value-type="float">
            <text:p>0.828661</text:p>
          </table:table-cell>
          <table:table-cell office:value-type="float" office:value="1.315884" calcext:value-type="float">
            <text:p>1.315884</text:p>
          </table:table-cell>
          <table:table-cell office:value-type="float" office:value="0.186559" calcext:value-type="float">
            <text:p>0.186559</text:p>
          </table:table-cell>
          <table:table-cell office:value-type="float" office:value="1.957986" calcext:value-type="float">
            <text:p>1.957986</text:p>
          </table:table-cell>
          <table:table-cell office:value-type="float" office:value="0.165709" calcext:value-type="float">
            <text:p>0.165709</text:p>
          </table:table-cell>
          <table:table-cell office:value-type="float" office:value="0.099986" calcext:value-type="float">
            <text:p>0.099986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395327" calcext:value-type="float">
            <text:p>0.395327</text:p>
          </table:table-cell>
          <table:table-cell office:value-type="float" office:value="4.677276" calcext:value-type="float">
            <text:p>4.677276</text:p>
          </table:table-cell>
          <table:table-cell office:value-type="float" office:value="0.971567" calcext:value-type="float">
            <text:p>0.971567</text:p>
          </table:table-cell>
          <table:table-cell office:value-type="float" office:value="1.510172" calcext:value-type="float">
            <text:p>1.510172</text:p>
          </table:table-cell>
          <table:table-cell office:value-type="float" office:value="0.142925" calcext:value-type="float">
            <text:p>0.142925</text:p>
          </table:table-cell>
          <table:table-cell office:value-type="float" office:value="2.338814" calcext:value-type="float">
            <text:p>2.338814</text:p>
          </table:table-cell>
          <table:table-cell office:value-type="float" office:value="0.194288" calcext:value-type="float">
            <text:p>0.194288</text:p>
          </table:table-cell>
          <table:table-cell office:value-type="float" office:value="0.099987" calcext:value-type="float">
            <text:p>0.099987</text:p>
          </table:table-cell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5.053779" calcext:value-type="float">
            <text:p>5.053779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1.743873" calcext:value-type="float">
            <text:p>1.743873</text:p>
          </table:table-cell>
          <table:table-cell office:value-type="float" office:value="0.197786" calcext:value-type="float">
            <text:p>0.197786</text:p>
          </table:table-cell>
          <table:table-cell office:value-type="float" office:value="2.715317" calcext:value-type="float">
            <text:p>2.715317</text:p>
          </table:table-cell>
          <table:table-cell office:value-type="float" office:value="0.233701" calcext:value-type="float">
            <text:p>0.233701</text:p>
          </table:table-cell>
          <table:table-cell office:value-type="float" office:value="0.099938" calcext:value-type="float">
            <text:p>0.099938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5.251677" calcext:value-type="float">
            <text:p>5.251677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1.743985" calcext:value-type="float">
            <text:p>1.743985</text:p>
          </table:table-cell>
          <table:table-cell office:value-type="float" office:value="0" calcext:value-type="float">
            <text:p>0</text:p>
          </table:table-cell>
          <table:table-cell office:value-type="float" office:value="2.913216" calcext:value-type="float">
            <text:p>2.913216</text:p>
          </table:table-cell>
          <table:table-cell office:value-type="float" office:value="0.233928" calcext:value-type="float">
            <text:p>0.233928</text:p>
          </table:table-cell>
          <table:table-cell office:value-type="float" office:value="0.100035" calcext:value-type="float">
            <text:p>0.100035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014492" calcext:value-type="float">
            <text:p>0.014492</text:p>
          </table:table-cell>
          <table:table-cell office:value-type="float" office:value="5.250397" calcext:value-type="float">
            <text:p>5.250397</text:p>
          </table:table-cell>
          <table:table-cell office:value-type="float" office:value="1.161985" calcext:value-type="float">
            <text:p>1.161985</text:p>
          </table:table-cell>
          <table:table-cell office:value-type="float" office:value="1.742707" calcext:value-type="float">
            <text:p>1.742707</text:p>
          </table:table-cell>
          <table:table-cell office:value-type="float" office:value="-0.007245" calcext:value-type="float">
            <text:p>-0.007245</text:p>
          </table:table-cell>
          <table:table-cell office:value-type="float" office:value="2.911936" calcext:value-type="float">
            <text:p>2.911936</text:p>
          </table:table-cell>
          <table:table-cell office:value-type="float" office:value="0.23245" calcext:value-type="float">
            <text:p>0.23245</text:p>
          </table:table-cell>
          <table:table-cell office:value-type="float" office:value="0.100023" calcext:value-type="float">
            <text:p>0.100023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5.24289" calcext:value-type="float">
            <text:p>5.24289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1.742447" calcext:value-type="float">
            <text:p>1.742447</text:p>
          </table:table-cell>
          <table:table-cell office:value-type="float" office:value="0.007249" calcext:value-type="float">
            <text:p>0.007249</text:p>
          </table:table-cell>
          <table:table-cell office:value-type="float" office:value="2.904429" calcext:value-type="float">
            <text:p>2.904429</text:p>
          </table:table-cell>
          <table:table-cell office:value-type="float" office:value="0.233753" calcext:value-type="float">
            <text:p>0.233753</text:p>
          </table:table-cell>
          <table:table-cell office:value-type="float" office:value="0.09996" calcext:value-type="float">
            <text:p>0.09996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5.340104" calcext:value-type="float">
            <text:p>5.340104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1.832412" calcext:value-type="float">
            <text:p>1.832412</text:p>
          </table:table-cell>
          <table:table-cell office:value-type="float" office:value="0" calcext:value-type="float">
            <text:p>0</text:p>
          </table:table-cell>
          <table:table-cell office:value-type="float" office:value="3.001642" calcext:value-type="float">
            <text:p>3.001642</text:p>
          </table:table-cell>
          <table:table-cell office:value-type="float" office:value="0.233872" calcext:value-type="float">
            <text:p>0.233872</text:p>
          </table:table-cell>
          <table:table-cell office:value-type="float" office:value="0.100011" calcext:value-type="float">
            <text:p>0.100011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173908" calcext:value-type="float">
            <text:p>0.173908</text:p>
          </table:table-cell>
          <table:table-cell office:value-type="float" office:value="5.463327" calcext:value-type="float">
            <text:p>5.463327</text:p>
          </table:table-cell>
          <table:table-cell office:value-type="float" office:value="1.082277" calcext:value-type="float">
            <text:p>1.082277</text:p>
          </table:table-cell>
          <table:table-cell office:value-type="float" office:value="1.955663" calcext:value-type="float">
            <text:p>1.955663</text:p>
          </table:table-cell>
          <table:table-cell office:value-type="float" office:value="-0.086925" calcext:value-type="float">
            <text:p>-0.086925</text:p>
          </table:table-cell>
          <table:table-cell office:value-type="float" office:value="3.124865" calcext:value-type="float">
            <text:p>3.124865</text:p>
          </table:table-cell>
          <table:table-cell office:value-type="float" office:value="0.216527" calcext:value-type="float">
            <text:p>0.216527</text:p>
          </table:table-cell>
          <table:table-cell office:value-type="float" office:value="0.100033" calcext:value-type="float">
            <text:p>0.100033</text:p>
          </table:table-cell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88162" calcext:value-type="float">
            <text:p>0.688162</text:p>
          </table:table-cell>
          <table:table-cell office:value-type="float" office:value="5.458448" calcext:value-type="float">
            <text:p>5.458448</text:p>
          </table:table-cell>
          <table:table-cell office:value-type="float" office:value="0.82515" calcext:value-type="float">
            <text:p>0.82515</text:p>
          </table:table-cell>
          <table:table-cell office:value-type="float" office:value="2.037725" calcext:value-type="float">
            <text:p>2.037725</text:p>
          </table:table-cell>
          <table:table-cell office:value-type="float" office:value="-0.257112" calcext:value-type="float">
            <text:p>-0.257112</text:p>
          </table:table-cell>
          <table:table-cell office:value-type="float" office:value="3.119987" calcext:value-type="float">
            <text:p>3.119987</text:p>
          </table:table-cell>
          <table:table-cell office:value-type="float" office:value="0.16504" calcext:value-type="float">
            <text:p>0.16504</text:p>
          </table:table-cell>
          <table:table-cell office:value-type="float" office:value="0.100006" calcext:value-type="float">
            <text:p>0.100006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43273" calcext:value-type="float">
            <text:p>0.843273</text:p>
          </table:table-cell>
          <table:table-cell office:value-type="float" office:value="5.222377" calcext:value-type="float">
            <text:p>5.222377</text:p>
          </table:table-cell>
          <table:table-cell office:value-type="float" office:value="0.747594" calcext:value-type="float">
            <text:p>0.747594</text:p>
          </table:table-cell>
          <table:table-cell office:value-type="float" office:value="2.058744" calcext:value-type="float">
            <text:p>2.058744</text:p>
          </table:table-cell>
          <table:table-cell office:value-type="float" office:value="-0.077577" calcext:value-type="float">
            <text:p>-0.077577</text:p>
          </table:table-cell>
          <table:table-cell office:value-type="float" office:value="2.883916" calcext:value-type="float">
            <text:p>2.883916</text:p>
          </table:table-cell>
          <table:table-cell office:value-type="float" office:value="0.149477" calcext:value-type="float">
            <text:p>0.149477</text:p>
          </table:table-cell>
          <table:table-cell office:value-type="float" office:value="0.099972" calcext:value-type="float">
            <text:p>0.099972</text:p>
          </table:table-cell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95639" calcext:value-type="float">
            <text:p>0.995639</text:p>
          </table:table-cell>
          <table:table-cell office:value-type="float" office:value="5.113469" calcext:value-type="float">
            <text:p>5.113469</text:p>
          </table:table-cell>
          <table:table-cell office:value-type="float" office:value="0.671411" calcext:value-type="float">
            <text:p>0.671411</text:p>
          </table:table-cell>
          <table:table-cell office:value-type="float" office:value="2.027538" calcext:value-type="float">
            <text:p>2.027538</text:p>
          </table:table-cell>
          <table:table-cell office:value-type="float" office:value="-0.076058" calcext:value-type="float">
            <text:p>-0.076058</text:p>
          </table:table-cell>
          <table:table-cell office:value-type="float" office:value="2.775007" calcext:value-type="float">
            <text:p>2.775007</text:p>
          </table:table-cell>
          <table:table-cell office:value-type="float" office:value="0.134503" calcext:value-type="float">
            <text:p>0.134503</text:p>
          </table:table-cell>
          <table:table-cell office:value-type="float" office:value="0.100164" calcext:value-type="float">
            <text:p>0.100164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318804" calcext:value-type="float">
            <text:p>1.318804</text:p>
          </table:table-cell>
          <table:table-cell office:value-type="float" office:value="4.94514" calcext:value-type="float">
            <text:p>4.94514</text:p>
          </table:table-cell>
          <table:table-cell office:value-type="float" office:value="0.509829" calcext:value-type="float">
            <text:p>0.509829</text:p>
          </table:table-cell>
          <table:table-cell office:value-type="float" office:value="1.935127" calcext:value-type="float">
            <text:p>1.935127</text:p>
          </table:table-cell>
          <table:table-cell office:value-type="float" office:value="-0.161723" calcext:value-type="float">
            <text:p>-0.161723</text:p>
          </table:table-cell>
          <table:table-cell office:value-type="float" office:value="2.606679" calcext:value-type="float">
            <text:p>2.606679</text:p>
          </table:table-cell>
          <table:table-cell office:value-type="float" office:value="0.101877" calcext:value-type="float">
            <text:p>0.101877</text:p>
          </table:table-cell>
          <table:table-cell office:value-type="float" office:value="0.099913" calcext:value-type="float">
            <text:p>0.099913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390966" calcext:value-type="float">
            <text:p>1.390966</text:p>
          </table:table-cell>
          <table:table-cell office:value-type="float" office:value="4.644437" calcext:value-type="float">
            <text:p>4.644437</text:p>
          </table:table-cell>
          <table:table-cell office:value-type="float" office:value="0.473748" calcext:value-type="float">
            <text:p>0.473748</text:p>
          </table:table-cell>
          <table:table-cell office:value-type="float" office:value="1.796128" calcext:value-type="float">
            <text:p>1.796128</text:p>
          </table:table-cell>
          <table:table-cell office:value-type="float" office:value="-0.036099" calcext:value-type="float">
            <text:p>-0.036099</text:p>
          </table:table-cell>
          <table:table-cell office:value-type="float" office:value="2.305975" calcext:value-type="float">
            <text:p>2.305975</text:p>
          </table:table-cell>
          <table:table-cell office:value-type="float" office:value="0.094702" calcext:value-type="float">
            <text:p>0.094702</text:p>
          </table:table-cell>
          <table:table-cell office:value-type="float" office:value="0.09995" calcext:value-type="float">
            <text:p>0.09995</text:p>
          </table:table-cell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331484" calcext:value-type="float">
            <text:p>1.331484</text:p>
          </table:table-cell>
          <table:table-cell office:value-type="float" office:value="4.475107" calcext:value-type="float">
            <text:p>4.475107</text:p>
          </table:table-cell>
          <table:table-cell office:value-type="float" office:value="0.503489" calcext:value-type="float">
            <text:p>0.503489</text:p>
          </table:table-cell>
          <table:table-cell office:value-type="float" office:value="1.662898" calcext:value-type="float">
            <text:p>1.662898</text:p>
          </table:table-cell>
          <table:table-cell office:value-type="float" office:value="0.029741" calcext:value-type="float">
            <text:p>0.029741</text:p>
          </table:table-cell>
          <table:table-cell office:value-type="float" office:value="2.136645" calcext:value-type="float">
            <text:p>2.136645</text:p>
          </table:table-cell>
          <table:table-cell office:value-type="float" office:value="0.100698" calcext:value-type="float">
            <text:p>0.100698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347041" calcext:value-type="float">
            <text:p>1.347041</text:p>
          </table:table-cell>
          <table:table-cell office:value-type="float" office:value="4.37154" calcext:value-type="float">
            <text:p>4.37154</text:p>
          </table:table-cell>
          <table:table-cell office:value-type="float" office:value="0.49571" calcext:value-type="float">
            <text:p>0.49571</text:p>
          </table:table-cell>
          <table:table-cell office:value-type="float" office:value="1.52959" calcext:value-type="float">
            <text:p>1.52959</text:p>
          </table:table-cell>
          <table:table-cell office:value-type="float" office:value="-0.007778" calcext:value-type="float">
            <text:p>-0.007778</text:p>
          </table:table-cell>
          <table:table-cell office:value-type="float" office:value="2.033078" calcext:value-type="float">
            <text:p>2.033078</text:p>
          </table:table-cell>
          <table:table-cell office:value-type="float" office:value="0.099142" calcext:value-type="float">
            <text:p>0.09914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318804" calcext:value-type="float">
            <text:p>1.318804</text:p>
          </table:table-cell>
          <table:table-cell office:value-type="float" office:value="4.231984" calcext:value-type="float">
            <text:p>4.231984</text:p>
          </table:table-cell>
          <table:table-cell office:value-type="float" office:value="0.509829" calcext:value-type="float">
            <text:p>0.509829</text:p>
          </table:table-cell>
          <table:table-cell office:value-type="float" office:value="1.397811" calcext:value-type="float">
            <text:p>1.397811</text:p>
          </table:table-cell>
          <table:table-cell office:value-type="float" office:value="0.014118" calcext:value-type="float">
            <text:p>0.014118</text:p>
          </table:table-cell>
          <table:table-cell office:value-type="float" office:value="1.893522" calcext:value-type="float">
            <text:p>1.893522</text:p>
          </table:table-cell>
          <table:table-cell office:value-type="float" office:value="0.101974" calcext:value-type="float">
            <text:p>0.101974</text:p>
          </table:table-cell>
          <table:table-cell office:value-type="float" office:value="0.100008" calcext:value-type="float">
            <text:p>0.100008</text:p>
          </table:table-cell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200624" calcext:value-type="float">
            <text:p>1.200624</text:p>
          </table:table-cell>
          <table:table-cell office:value-type="float" office:value="4.125987" calcext:value-type="float">
            <text:p>4.125987</text:p>
          </table:table-cell>
          <table:table-cell office:value-type="float" office:value="0.568919" calcext:value-type="float">
            <text:p>0.568919</text:p>
          </table:table-cell>
          <table:table-cell office:value-type="float" office:value="1.277706" calcext:value-type="float">
            <text:p>1.277706</text:p>
          </table:table-cell>
          <table:table-cell office:value-type="float" office:value="0.059099" calcext:value-type="float">
            <text:p>0.059099</text:p>
          </table:table-cell>
          <table:table-cell office:value-type="float" office:value="1.787526" calcext:value-type="float">
            <text:p>1.787526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099985" calcext:value-type="float">
            <text:p>0.099985</text:p>
          </table:table-cell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61627" calcext:value-type="float">
            <text:p>0.961627</text:p>
          </table:table-cell>
          <table:table-cell office:value-type="float" office:value="4.106256" calcext:value-type="float">
            <text:p>4.106256</text:p>
          </table:table-cell>
          <table:table-cell office:value-type="float" office:value="0.688417" calcext:value-type="float">
            <text:p>0.688417</text:p>
          </table:table-cell>
          <table:table-cell office:value-type="float" office:value="1.198869" calcext:value-type="float">
            <text:p>1.198869</text:p>
          </table:table-cell>
          <table:table-cell office:value-type="float" office:value="0.119492" calcext:value-type="float">
            <text:p>0.119492</text:p>
          </table:table-cell>
          <table:table-cell office:value-type="float" office:value="1.767795" calcext:value-type="float">
            <text:p>1.767795</text:p>
          </table:table-cell>
          <table:table-cell office:value-type="float" office:value="0.13769" calcext:value-type="float">
            <text:p>0.13769</text:p>
          </table:table-cell>
          <table:table-cell office:value-type="float" office:value="0.100005" calcext:value-type="float">
            <text:p>0.100005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98525" calcext:value-type="float">
            <text:p>0.898525</text:p>
          </table:table-cell>
          <table:table-cell office:value-type="float" office:value="4.205018" calcext:value-type="float">
            <text:p>4.205018</text:p>
          </table:table-cell>
          <table:table-cell office:value-type="float" office:value="0.719968" calcext:value-type="float">
            <text:p>0.719968</text:p>
          </table:table-cell>
          <table:table-cell office:value-type="float" office:value="1.178082" calcext:value-type="float">
            <text:p>1.178082</text:p>
          </table:table-cell>
          <table:table-cell office:value-type="float" office:value="0.031494" calcext:value-type="float">
            <text:p>0.031494</text:p>
          </table:table-cell>
          <table:table-cell office:value-type="float" office:value="1.866556" calcext:value-type="float">
            <text:p>1.866556</text:p>
          </table:table-cell>
          <table:table-cell office:value-type="float" office:value="0.144253" calcext:value-type="float">
            <text:p>0.144253</text:p>
          </table:table-cell>
          <table:table-cell office:value-type="float" office:value="0.10018" calcext:value-type="float">
            <text:p>0.10018</text:p>
          </table:table-cell>
          <table:table-cell table:number-columns-repeated="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32088" calcext:value-type="float">
            <text:p>0.732088</text:p>
          </table:table-cell>
          <table:table-cell office:value-type="float" office:value="4.247294" calcext:value-type="float">
            <text:p>4.247294</text:p>
          </table:table-cell>
          <table:table-cell office:value-type="float" office:value="0.803187" calcext:value-type="float">
            <text:p>0.803187</text:p>
          </table:table-cell>
          <table:table-cell office:value-type="float" office:value="1.188994" calcext:value-type="float">
            <text:p>1.188994</text:p>
          </table:table-cell>
          <table:table-cell office:value-type="float" office:value="0.083348" calcext:value-type="float">
            <text:p>0.083348</text:p>
          </table:table-cell>
          <table:table-cell office:value-type="float" office:value="1.908833" calcext:value-type="float">
            <text:p>1.908833</text:p>
          </table:table-cell>
          <table:table-cell office:value-type="float" office:value="0.160388" calcext:value-type="float">
            <text:p>0.160388</text:p>
          </table:table-cell>
          <table:table-cell office:value-type="float" office:value="0.099845" calcext:value-type="float">
            <text:p>0.099845</text:p>
          </table:table-cell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21359" calcext:value-type="float">
            <text:p>0.621359</text:p>
          </table:table-cell>
          <table:table-cell office:value-type="float" office:value="4.368132" calcext:value-type="float">
            <text:p>4.368132</text:p>
          </table:table-cell>
          <table:table-cell office:value-type="float" office:value="0.858551" calcext:value-type="float">
            <text:p>0.858551</text:p>
          </table:table-cell>
          <table:table-cell office:value-type="float" office:value="1.226414" calcext:value-type="float">
            <text:p>1.226414</text:p>
          </table:table-cell>
          <table:table-cell office:value-type="float" office:value="0.055295" calcext:value-type="float">
            <text:p>0.055295</text:p>
          </table:table-cell>
          <table:table-cell office:value-type="float" office:value="2.02967" calcext:value-type="float">
            <text:p>2.02967</text:p>
          </table:table-cell>
          <table:table-cell office:value-type="float" office:value="0.171923" calcext:value-type="float">
            <text:p>0.171923</text:p>
          </table:table-cell>
          <table:table-cell office:value-type="float" office:value="0.100124" calcext:value-type="float">
            <text:p>0.100124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88162" calcext:value-type="float">
            <text:p>0.688162</text:p>
          </table:table-cell>
          <table:table-cell office:value-type="float" office:value="4.486392" calcext:value-type="float">
            <text:p>4.486392</text:p>
          </table:table-cell>
          <table:table-cell office:value-type="float" office:value="0.82515" calcext:value-type="float">
            <text:p>0.82515</text:p>
          </table:table-cell>
          <table:table-cell office:value-type="float" office:value="1.289331" calcext:value-type="float">
            <text:p>1.289331</text:p>
          </table:table-cell>
          <table:table-cell office:value-type="float" office:value="-0.033449" calcext:value-type="float">
            <text:p>-0.033449</text:p>
          </table:table-cell>
          <table:table-cell office:value-type="float" office:value="2.14793" calcext:value-type="float">
            <text:p>2.14793</text:p>
          </table:table-cell>
          <table:table-cell office:value-type="float" office:value="0.164794" calcext:value-type="float">
            <text:p>0.164794</text:p>
          </table:table-cell>
          <table:table-cell office:value-type="float" office:value="0.099857" calcext:value-type="float">
            <text:p>0.099857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94186" calcext:value-type="float">
            <text:p>0.594186</text:p>
          </table:table-cell>
          <table:table-cell office:value-type="float" office:value="4.532599" calcext:value-type="float">
            <text:p>4.532599</text:p>
          </table:table-cell>
          <table:table-cell office:value-type="float" office:value="0.872138" calcext:value-type="float">
            <text:p>0.872138</text:p>
          </table:table-cell>
          <table:table-cell office:value-type="float" office:value="1.369003" calcext:value-type="float">
            <text:p>1.369003</text:p>
          </table:table-cell>
          <table:table-cell office:value-type="float" office:value="0.047003" calcext:value-type="float">
            <text:p>0.047003</text:p>
          </table:table-cell>
          <table:table-cell office:value-type="float" office:value="2.194138" calcext:value-type="float">
            <text:p>2.194138</text:p>
          </table:table-cell>
          <table:table-cell office:value-type="float" office:value="0.174374" calcext:value-type="float">
            <text:p>0.174374</text:p>
          </table:table-cell>
          <table:table-cell office:value-type="float" office:value="0.099969" calcext:value-type="float">
            <text:p>0.099969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8567" calcext:value-type="float">
            <text:p>0.58567</text:p>
          </table:table-cell>
          <table:table-cell office:value-type="float" office:value="4.654242" calcext:value-type="float">
            <text:p>4.654242</text:p>
          </table:table-cell>
          <table:table-cell office:value-type="float" office:value="0.876396" calcext:value-type="float">
            <text:p>0.876396</text:p>
          </table:table-cell>
          <table:table-cell office:value-type="float" office:value="1.443642" calcext:value-type="float">
            <text:p>1.443642</text:p>
          </table:table-cell>
          <table:table-cell office:value-type="float" office:value="0.004257" calcext:value-type="float">
            <text:p>0.004257</text:p>
          </table:table-cell>
          <table:table-cell office:value-type="float" office:value="2.315781" calcext:value-type="float">
            <text:p>2.315781</text:p>
          </table:table-cell>
          <table:table-cell office:value-type="float" office:value="0.175337" calcext:value-type="float">
            <text:p>0.175337</text:p>
          </table:table-cell>
          <table:table-cell office:value-type="float" office:value="0.100033" calcext:value-type="float">
            <text:p>0.100033</text:p>
          </table:table-cell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47388" calcext:value-type="float">
            <text:p>0.547388</text:p>
          </table:table-cell>
          <table:table-cell office:value-type="float" office:value="4.738577" calcext:value-type="float">
            <text:p>4.738577</text:p>
          </table:table-cell>
          <table:table-cell office:value-type="float" office:value="0.895537" calcext:value-type="float">
            <text:p>0.895537</text:p>
          </table:table-cell>
          <table:table-cell office:value-type="float" office:value="1.523709" calcext:value-type="float">
            <text:p>1.523709</text:p>
          </table:table-cell>
          <table:table-cell office:value-type="float" office:value="0.01913" calcext:value-type="float">
            <text:p>0.01913</text:p>
          </table:table-cell>
          <table:table-cell office:value-type="float" office:value="2.400116" calcext:value-type="float">
            <text:p>2.400116</text:p>
          </table:table-cell>
          <table:table-cell office:value-type="float" office:value="0.17921" calcext:value-type="float">
            <text:p>0.17921</text:p>
          </table:table-cell>
          <table:table-cell office:value-type="float" office:value="0.100057" calcext:value-type="float">
            <text:p>0.100057</text:p>
          </table:table-cell>
          <table:table-cell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12461" calcext:value-type="float">
            <text:p>0.512461</text:p>
          </table:table-cell>
          <table:table-cell office:value-type="float" office:value="4.838236" calcext:value-type="float">
            <text:p>4.838236</text:p>
          </table:table-cell>
          <table:table-cell office:value-type="float" office:value="0.913" calcext:value-type="float">
            <text:p>0.913</text:p>
          </table:table-cell>
          <table:table-cell office:value-type="float" office:value="1.604246" calcext:value-type="float">
            <text:p>1.604246</text:p>
          </table:table-cell>
          <table:table-cell office:value-type="float" office:value="0.017472" calcext:value-type="float">
            <text:p>0.017472</text:p>
          </table:table-cell>
          <table:table-cell office:value-type="float" office:value="2.499774" calcext:value-type="float">
            <text:p>2.499774</text:p>
          </table:table-cell>
          <table:table-cell office:value-type="float" office:value="0.182511" calcext:value-type="float">
            <text:p>0.182511</text:p>
          </table:table-cell>
          <table:table-cell office:value-type="float" office:value="0.099951" calcext:value-type="float">
            <text:p>0.099951</text:p>
          </table:table-cell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79694" calcext:value-type="float">
            <text:p>0.579694</text:p>
          </table:table-cell>
          <table:table-cell office:value-type="float" office:value="4.917745" calcext:value-type="float">
            <text:p>4.917745</text:p>
          </table:table-cell>
          <table:table-cell office:value-type="float" office:value="0.879384" calcext:value-type="float">
            <text:p>0.879384</text:p>
          </table:table-cell>
          <table:table-cell office:value-type="float" office:value="1.666266" calcext:value-type="float">
            <text:p>1.666266</text:p>
          </table:table-cell>
          <table:table-cell office:value-type="float" office:value="-0.033633" calcext:value-type="float">
            <text:p>-0.033633</text:p>
          </table:table-cell>
          <table:table-cell office:value-type="float" office:value="2.579283" calcext:value-type="float">
            <text:p>2.579283</text:p>
          </table:table-cell>
          <table:table-cell office:value-type="float" office:value="0.175787" calcext:value-type="float">
            <text:p>0.175787</text:p>
          </table:table-cell>
          <table:table-cell office:value-type="float" office:value="0.099949" calcext:value-type="float">
            <text:p>0.099949</text:p>
          </table:table-cell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88162" calcext:value-type="float">
            <text:p>0.688162</text:p>
          </table:table-cell>
          <table:table-cell office:value-type="float" office:value="4.911496" calcext:value-type="float">
            <text:p>4.911496</text:p>
          </table:table-cell>
          <table:table-cell office:value-type="float" office:value="0.82515" calcext:value-type="float">
            <text:p>0.82515</text:p>
          </table:table-cell>
          <table:table-cell office:value-type="float" office:value="1.693673" calcext:value-type="float">
            <text:p>1.693673</text:p>
          </table:table-cell>
          <table:table-cell office:value-type="float" office:value="-0.054212" calcext:value-type="float">
            <text:p>-0.054212</text:p>
          </table:table-cell>
          <table:table-cell office:value-type="float" office:value="2.573035" calcext:value-type="float">
            <text:p>2.573035</text:p>
          </table:table-cell>
          <table:table-cell office:value-type="float" office:value="0.165098" calcext:value-type="float">
            <text:p>0.165098</text:p>
          </table:table-cell>
          <table:table-cell office:value-type="float" office:value="0.100041" calcext:value-type="float">
            <text:p>0.100041</text:p>
          </table:table-cell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03005" calcext:value-type="float">
            <text:p>0.503005</text:p>
          </table:table-cell>
          <table:table-cell office:value-type="float" office:value="4.896575" calcext:value-type="float">
            <text:p>4.896575</text:p>
          </table:table-cell>
          <table:table-cell office:value-type="float" office:value="0.917728" calcext:value-type="float">
            <text:p>0.917728</text:p>
          </table:table-cell>
          <table:table-cell office:value-type="float" office:value="1.732964" calcext:value-type="float">
            <text:p>1.732964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2.558113" calcext:value-type="float">
            <text:p>2.558113</text:p>
          </table:table-cell>
          <table:table-cell office:value-type="float" office:value="0.183544" calcext:value-type="float">
            <text:p>0.183544</text:p>
          </table:table-cell>
          <table:table-cell office:value-type="float" office:value="0.099999" calcext:value-type="float">
            <text:p>0.099999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463755" calcext:value-type="float">
            <text:p>0.463755</text:p>
          </table:table-cell>
          <table:table-cell office:value-type="float" office:value="5.016278" calcext:value-type="float">
            <text:p>5.016278</text:p>
          </table:table-cell>
          <table:table-cell office:value-type="float" office:value="0.937353" calcext:value-type="float">
            <text:p>0.937353</text:p>
          </table:table-cell>
          <table:table-cell office:value-type="float" office:value="1.760084" calcext:value-type="float">
            <text:p>1.760084</text:p>
          </table:table-cell>
          <table:table-cell office:value-type="float" office:value="0.019621" calcext:value-type="float">
            <text:p>0.019621</text:p>
          </table:table-cell>
          <table:table-cell office:value-type="float" office:value="2.677816" calcext:value-type="float">
            <text:p>2.677816</text:p>
          </table:table-cell>
          <table:table-cell office:value-type="float" office:value="0.187508" calcext:value-type="float">
            <text:p>0.187508</text:p>
          </table:table-cell>
          <table:table-cell office:value-type="float" office:value="0.10002" calcext:value-type="float">
            <text:p>0.10002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409969" calcext:value-type="float">
            <text:p>0.409969</text:p>
          </table:table-cell>
          <table:table-cell office:value-type="float" office:value="5.057122" calcext:value-type="float">
            <text:p>5.057122</text:p>
          </table:table-cell>
          <table:table-cell office:value-type="float" office:value="0.964246" calcext:value-type="float">
            <text:p>0.964246</text:p>
          </table:table-cell>
          <table:table-cell office:value-type="float" office:value="1.781271" calcext:value-type="float">
            <text:p>1.781271</text:p>
          </table:table-cell>
          <table:table-cell office:value-type="float" office:value="0.026857" calcext:value-type="float">
            <text:p>0.026857</text:p>
          </table:table-cell>
          <table:table-cell office:value-type="float" office:value="2.71866" calcext:value-type="float">
            <text:p>2.71866</text:p>
          </table:table-cell>
          <table:table-cell office:value-type="float" office:value="0.19311" calcext:value-type="float">
            <text:p>0.19311</text:p>
          </table:table-cell>
          <table:table-cell office:value-type="float" office:value="0.100135" calcext:value-type="float">
            <text:p>0.100135</text:p>
          </table:table-cell>
          <table:table-cell table:number-columns-repeated="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41424" calcext:value-type="float">
            <text:p>0.41424</text:p>
          </table:table-cell>
          <table:table-cell office:value-type="float" office:value="5.11147" calcext:value-type="float">
            <text:p>5.11147</text:p>
          </table:table-cell>
          <table:table-cell office:value-type="float" office:value="0.962111" calcext:value-type="float">
            <text:p>0.962111</text:p>
          </table:table-cell>
          <table:table-cell office:value-type="float" office:value="1.80876" calcext:value-type="float">
            <text:p>1.80876</text:p>
          </table:table-cell>
          <table:table-cell office:value-type="float" office:value="-0.002137" calcext:value-type="float">
            <text:p>-0.002137</text:p>
          </table:table-cell>
          <table:table-cell office:value-type="float" office:value="2.773008" calcext:value-type="float">
            <text:p>2.773008</text:p>
          </table:table-cell>
          <table:table-cell office:value-type="float" office:value="0.192283" calcext:value-type="float">
            <text:p>0.192283</text:p>
          </table:table-cell>
          <table:table-cell office:value-type="float" office:value="0.099928" calcext:value-type="float">
            <text:p>0.099928</text:p>
          </table:table-cell>
          <table:table-cell table:number-columns-repeated="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21724" calcext:value-type="float">
            <text:p>0.521724</text:p>
          </table:table-cell>
          <table:table-cell office:value-type="float" office:value="5.116527" calcext:value-type="float">
            <text:p>5.116527</text:p>
          </table:table-cell>
          <table:table-cell office:value-type="float" office:value="0.908369" calcext:value-type="float">
            <text:p>0.908369</text:p>
          </table:table-cell>
          <table:table-cell office:value-type="float" office:value="1.815909" calcext:value-type="float">
            <text:p>1.815909</text:p>
          </table:table-cell>
          <table:table-cell office:value-type="float" office:value="-0.053787" calcext:value-type="float">
            <text:p>-0.053787</text:p>
          </table:table-cell>
          <table:table-cell office:value-type="float" office:value="2.778065" calcext:value-type="float">
            <text:p>2.778065</text:p>
          </table:table-cell>
          <table:table-cell office:value-type="float" office:value="0.181523" calcext:value-type="float">
            <text:p>0.181523</text:p>
          </table:table-cell>
          <table:table-cell office:value-type="float" office:value="0.099917" calcext:value-type="float">
            <text:p>0.099917</text:p>
          </table:table-cell>
          <table:table-cell table:number-columns-repeated="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17446" calcext:value-type="float">
            <text:p>0.717446</text:p>
          </table:table-cell>
          <table:table-cell office:value-type="float" office:value="5.049535" calcext:value-type="float">
            <text:p>5.049535</text:p>
          </table:table-cell>
          <table:table-cell office:value-type="float" office:value="0.810508" calcext:value-type="float">
            <text:p>0.810508</text:p>
          </table:table-cell>
          <table:table-cell office:value-type="float" office:value="1.802752" calcext:value-type="float">
            <text:p>1.802752</text:p>
          </table:table-cell>
          <table:table-cell office:value-type="float" office:value="-0.097814" calcext:value-type="float">
            <text:p>-0.097814</text:p>
          </table:table-cell>
          <table:table-cell office:value-type="float" office:value="2.711074" calcext:value-type="float">
            <text:p>2.711074</text:p>
          </table:table-cell>
          <table:table-cell office:value-type="float" office:value="0.162179" calcext:value-type="float">
            <text:p>0.162179</text:p>
          </table:table-cell>
          <table:table-cell office:value-type="float" office:value="0.100048" calcext:value-type="float">
            <text:p>0.100048</text:p>
          </table:table-cell>
          <table:table-cell table:number-columns-repeated="2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49222" calcext:value-type="float">
            <text:p>0.849222</text:p>
          </table:table-cell>
          <table:table-cell office:value-type="float" office:value="4.921429" calcext:value-type="float">
            <text:p>4.921429</text:p>
          </table:table-cell>
          <table:table-cell office:value-type="float" office:value="0.74462" calcext:value-type="float">
            <text:p>0.74462</text:p>
          </table:table-cell>
          <table:table-cell office:value-type="float" office:value="1.772453" calcext:value-type="float">
            <text:p>1.772453</text:p>
          </table:table-cell>
          <table:table-cell office:value-type="float" office:value="-0.065894" calcext:value-type="float">
            <text:p>-0.065894</text:p>
          </table:table-cell>
          <table:table-cell office:value-type="float" office:value="2.582967" calcext:value-type="float">
            <text:p>2.582967</text:p>
          </table:table-cell>
          <table:table-cell office:value-type="float" office:value="0.148911" calcext:value-type="float">
            <text:p>0.148911</text:p>
          </table:table-cell>
          <table:table-cell office:value-type="float" office:value="0.099991" calcext:value-type="float">
            <text:p>0.099991</text:p>
          </table:table-cell>
          <table:table-cell table:number-columns-repeated="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46833" calcext:value-type="float">
            <text:p>0.946833</text:p>
          </table:table-cell>
          <table:table-cell office:value-type="float" office:value="4.812127" calcext:value-type="float">
            <text:p>4.812127</text:p>
          </table:table-cell>
          <table:table-cell office:value-type="float" office:value="0.695814" calcext:value-type="float">
            <text:p>0.695814</text:p>
          </table:table-cell>
          <table:table-cell office:value-type="float" office:value="1.729013" calcext:value-type="float">
            <text:p>1.729013</text:p>
          </table:table-cell>
          <table:table-cell office:value-type="float" office:value="-0.048838" calcext:value-type="float">
            <text:p>-0.048838</text:p>
          </table:table-cell>
          <table:table-cell office:value-type="float" office:value="2.473666" calcext:value-type="float">
            <text:p>2.473666</text:p>
          </table:table-cell>
          <table:table-cell office:value-type="float" office:value="0.139071" calcext:value-type="float">
            <text:p>0.139071</text:p>
          </table:table-cell>
          <table:table-cell office:value-type="float" office:value="0.099934" calcext:value-type="float">
            <text:p>0.099934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8548" calcext:value-type="float">
            <text:p>0.98548</text:p>
          </table:table-cell>
          <table:table-cell office:value-type="float" office:value="4.722835" calcext:value-type="float">
            <text:p>4.722835</text:p>
          </table:table-cell>
          <table:table-cell office:value-type="float" office:value="0.676491" calcext:value-type="float">
            <text:p>0.676491</text:p>
          </table:table-cell>
          <table:table-cell office:value-type="float" office:value="1.688566" calcext:value-type="float">
            <text:p>1.688566</text:p>
          </table:table-cell>
          <table:table-cell office:value-type="float" office:value="-0.019317" calcext:value-type="float">
            <text:p>-0.019317</text:p>
          </table:table-cell>
          <table:table-cell office:value-type="float" office:value="2.384374" calcext:value-type="float">
            <text:p>2.384374</text:p>
          </table:table-cell>
          <table:table-cell office:value-type="float" office:value="0.135339" calcext:value-type="float">
            <text:p>0.135339</text:p>
          </table:table-cell>
          <table:table-cell office:value-type="float" office:value="0.10003" calcext:value-type="float">
            <text:p>0.10003</text:p>
          </table:table-cell>
          <table:table-cell table:number-columns-repeated="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37072" calcext:value-type="float">
            <text:p>0.937072</text:p>
          </table:table-cell>
          <table:table-cell office:value-type="float" office:value="4.678559" calcext:value-type="float">
            <text:p>4.678559</text:p>
          </table:table-cell>
          <table:table-cell office:value-type="float" office:value="0.700695" calcext:value-type="float">
            <text:p>0.700695</text:p>
          </table:table-cell>
          <table:table-cell office:value-type="float" office:value="1.663607" calcext:value-type="float">
            <text:p>1.663607</text:p>
          </table:table-cell>
          <table:table-cell office:value-type="float" office:value="0.024204" calcext:value-type="float">
            <text:p>0.024204</text:p>
          </table:table-cell>
          <table:table-cell office:value-type="float" office:value="2.340098" calcext:value-type="float">
            <text:p>2.340098</text:p>
          </table:table-cell>
          <table:table-cell office:value-type="float" office:value="0.140139" calcext:value-type="float">
            <text:p>0.140139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66356" calcext:value-type="float">
            <text:p>0.966356</text:p>
          </table:table-cell>
          <table:table-cell office:value-type="float" office:value="4.656425" calcext:value-type="float">
            <text:p>4.656425</text:p>
          </table:table-cell>
          <table:table-cell office:value-type="float" office:value="0.686053" calcext:value-type="float">
            <text:p>0.686053</text:p>
          </table:table-cell>
          <table:table-cell office:value-type="float" office:value="1.617268" calcext:value-type="float">
            <text:p>1.617268</text:p>
          </table:table-cell>
          <table:table-cell office:value-type="float" office:value="-0.014642" calcext:value-type="float">
            <text:p>-0.014642</text:p>
          </table:table-cell>
          <table:table-cell office:value-type="float" office:value="2.317963" calcext:value-type="float">
            <text:p>2.317963</text:p>
          </table:table-cell>
          <table:table-cell office:value-type="float" office:value="0.137205" calcext:value-type="float">
            <text:p>0.137205</text:p>
          </table:table-cell>
          <table:table-cell office:value-type="float" office:value="0.099996" calcext:value-type="float">
            <text:p>0.099996</text:p>
          </table:table-cell>
          <table:table-cell table:number-columns-repeated="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07789" calcext:value-type="float">
            <text:p>0.907789</text:p>
          </table:table-cell>
          <table:table-cell office:value-type="float" office:value="4.597382" calcext:value-type="float">
            <text:p>4.597382</text:p>
          </table:table-cell>
          <table:table-cell office:value-type="float" office:value="0.715337" calcext:value-type="float">
            <text:p>0.715337</text:p>
          </table:table-cell>
          <table:table-cell office:value-type="float" office:value="1.57286" calcext:value-type="float">
            <text:p>1.57286</text:p>
          </table:table-cell>
          <table:table-cell office:value-type="float" office:value="0.029277" calcext:value-type="float">
            <text:p>0.029277</text:p>
          </table:table-cell>
          <table:table-cell office:value-type="float" office:value="2.25892" calcext:value-type="float">
            <text:p>2.25892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100023" calcext:value-type="float">
            <text:p>0.100023</text:p>
          </table:table-cell>
          <table:table-cell table:number-columns-repeated="2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039564" calcext:value-type="float">
            <text:p>1.039564</text:p>
          </table:table-cell>
          <table:table-cell office:value-type="float" office:value="4.563441" calcext:value-type="float">
            <text:p>4.563441</text:p>
          </table:table-cell>
          <table:table-cell office:value-type="float" office:value="0.649449" calcext:value-type="float">
            <text:p>0.649449</text:p>
          </table:table-cell>
          <table:table-cell office:value-type="float" office:value="1.509645" calcext:value-type="float">
            <text:p>1.509645</text:p>
          </table:table-cell>
          <table:table-cell office:value-type="float" office:value="-0.065885" calcext:value-type="float">
            <text:p>-0.065885</text:p>
          </table:table-cell>
          <table:table-cell office:value-type="float" office:value="2.224979" calcext:value-type="float">
            <text:p>2.224979</text:p>
          </table:table-cell>
          <table:table-cell office:value-type="float" office:value="0.129895" calcext:value-type="float">
            <text:p>0.129895</text:p>
          </table:table-cell>
          <table:table-cell office:value-type="float" office:value="0.100004" calcext:value-type="float">
            <text:p>0.100004</text:p>
          </table:table-cell>
          <table:table-cell table:number-columns-repeated="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07789" calcext:value-type="float">
            <text:p>0.907789</text:p>
          </table:table-cell>
          <table:table-cell office:value-type="float" office:value="4.448287" calcext:value-type="float">
            <text:p>4.448287</text:p>
          </table:table-cell>
          <table:table-cell office:value-type="float" office:value="0.715337" calcext:value-type="float">
            <text:p>0.715337</text:p>
          </table:table-cell>
          <table:table-cell office:value-type="float" office:value="1.460393" calcext:value-type="float">
            <text:p>1.460393</text:p>
          </table:table-cell>
          <table:table-cell office:value-type="float" office:value="0.065904" calcext:value-type="float">
            <text:p>0.065904</text:p>
          </table:table-cell>
          <table:table-cell office:value-type="float" office:value="2.109825" calcext:value-type="float">
            <text:p>2.109825</text:p>
          </table:table-cell>
          <table:table-cell office:value-type="float" office:value="0.143031" calcext:value-type="float">
            <text:p>0.143031</text:p>
          </table:table-cell>
          <table:table-cell office:value-type="float" office:value="0.099975" calcext:value-type="float">
            <text:p>0.099975</text:p>
          </table:table-cell>
          <table:table-cell table:number-columns-repeated="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2243" calcext:value-type="float">
            <text:p>0.92243</text:p>
          </table:table-cell>
          <table:table-cell office:value-type="float" office:value="4.474193" calcext:value-type="float">
            <text:p>4.474193</text:p>
          </table:table-cell>
          <table:table-cell office:value-type="float" office:value="0.708016" calcext:value-type="float">
            <text:p>0.708016</text:p>
          </table:table-cell>
          <table:table-cell office:value-type="float" office:value="1.42039" calcext:value-type="float">
            <text:p>1.42039</text:p>
          </table:table-cell>
          <table:table-cell office:value-type="float" office:value="-0.007325" calcext:value-type="float">
            <text:p>-0.007325</text:p>
          </table:table-cell>
          <table:table-cell office:value-type="float" office:value="2.135731" calcext:value-type="float">
            <text:p>2.135731</text:p>
          </table:table-cell>
          <table:table-cell office:value-type="float" office:value="0.14152" calcext:value-type="float">
            <text:p>0.14152</text:p>
          </table:table-cell>
          <table:table-cell office:value-type="float" office:value="0.099941" calcext:value-type="float">
            <text:p>0.099941</text:p>
          </table:table-cell>
          <table:table-cell table:number-columns-repeated="2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46729" calcext:value-type="float">
            <text:p>0.746729</text:p>
          </table:table-cell>
          <table:table-cell office:value-type="float" office:value="4.464165" calcext:value-type="float">
            <text:p>4.464165</text:p>
          </table:table-cell>
          <table:table-cell office:value-type="float" office:value="0.795866" calcext:value-type="float">
            <text:p>0.795866</text:p>
          </table:table-cell>
          <table:table-cell office:value-type="float" office:value="1.41758" calcext:value-type="float">
            <text:p>1.41758</text:p>
          </table:table-cell>
          <table:table-cell office:value-type="float" office:value="0.087742" calcext:value-type="float">
            <text:p>0.087742</text:p>
          </table:table-cell>
          <table:table-cell office:value-type="float" office:value="2.125704" calcext:value-type="float">
            <text:p>2.125704</text:p>
          </table:table-cell>
          <table:table-cell office:value-type="float" office:value="0.159369" calcext:value-type="float">
            <text:p>0.159369</text:p>
          </table:table-cell>
          <table:table-cell office:value-type="float" office:value="0.100123" calcext:value-type="float">
            <text:p>0.100123</text:p>
          </table:table-cell>
          <table:table-cell table:number-columns-repeated="2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73521" calcext:value-type="float">
            <text:p>0.673521</text:p>
          </table:table-cell>
          <table:table-cell office:value-type="float" office:value="4.56969" calcext:value-type="float">
            <text:p>4.56969</text:p>
          </table:table-cell>
          <table:table-cell office:value-type="float" office:value="0.832471" calcext:value-type="float">
            <text:p>0.832471</text:p>
          </table:table-cell>
          <table:table-cell office:value-type="float" office:value="1.435326" calcext:value-type="float">
            <text:p>1.435326</text:p>
          </table:table-cell>
          <table:table-cell office:value-type="float" office:value="0.036569" calcext:value-type="float">
            <text:p>0.036569</text:p>
          </table:table-cell>
          <table:table-cell office:value-type="float" office:value="2.231228" calcext:value-type="float">
            <text:p>2.231228</text:p>
          </table:table-cell>
          <table:table-cell office:value-type="float" office:value="0.166657" calcext:value-type="float">
            <text:p>0.166657</text:p>
          </table:table-cell>
          <table:table-cell office:value-type="float" office:value="0.100098" calcext:value-type="float">
            <text:p>0.100098</text:p>
          </table:table-cell>
          <table:table-cell table:number-columns-repeated="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14954" calcext:value-type="float">
            <text:p>0.614954</text:p>
          </table:table-cell>
          <table:table-cell office:value-type="float" office:value="4.63925" calcext:value-type="float">
            <text:p>4.63925</text:p>
          </table:table-cell>
          <table:table-cell office:value-type="float" office:value="0.861754" calcext:value-type="float">
            <text:p>0.861754</text:p>
          </table:table-cell>
          <table:table-cell office:value-type="float" office:value="1.46836" calcext:value-type="float">
            <text:p>1.46836</text:p>
          </table:table-cell>
          <table:table-cell office:value-type="float" office:value="0.029325" calcext:value-type="float">
            <text:p>0.029325</text:p>
          </table:table-cell>
          <table:table-cell office:value-type="float" office:value="2.300789" calcext:value-type="float">
            <text:p>2.300789</text:p>
          </table:table-cell>
          <table:table-cell office:value-type="float" office:value="0.172104" calcext:value-type="float">
            <text:p>0.172104</text:p>
          </table:table-cell>
          <table:table-cell office:value-type="float" office:value="0.099857" calcext:value-type="float">
            <text:p>0.09985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71028" calcext:value-type="float">
            <text:p>0.571028</text:p>
          </table:table-cell>
          <table:table-cell office:value-type="float" office:value="4.710407" calcext:value-type="float">
            <text:p>4.710407</text:p>
          </table:table-cell>
          <table:table-cell office:value-type="float" office:value="0.883717" calcext:value-type="float">
            <text:p>0.883717</text:p>
          </table:table-cell>
          <table:table-cell office:value-type="float" office:value="1.510144" calcext:value-type="float">
            <text:p>1.510144</text:p>
          </table:table-cell>
          <table:table-cell office:value-type="float" office:value="0.021916" calcext:value-type="float">
            <text:p>0.021916</text:p>
          </table:table-cell>
          <table:table-cell office:value-type="float" office:value="2.371945" calcext:value-type="float">
            <text:p>2.371945</text:p>
          </table:table-cell>
          <table:table-cell office:value-type="float" office:value="0.177123" calcext:value-type="float">
            <text:p>0.177123</text:p>
          </table:table-cell>
          <table:table-cell office:value-type="float" office:value="0.100215" calcext:value-type="float">
            <text:p>0.100215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79694" calcext:value-type="float">
            <text:p>0.579694</text:p>
          </table:table-cell>
          <table:table-cell office:value-type="float" office:value="4.767683" calcext:value-type="float">
            <text:p>4.767683</text:p>
          </table:table-cell>
          <table:table-cell office:value-type="float" office:value="0.879384" calcext:value-type="float">
            <text:p>0.879384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-0.004342" calcext:value-type="float">
            <text:p>-0.004342</text:p>
          </table:table-cell>
          <table:table-cell office:value-type="float" office:value="2.429221" calcext:value-type="float">
            <text:p>2.429221</text:p>
          </table:table-cell>
          <table:table-cell office:value-type="float" office:value="0.17549" calcext:value-type="float">
            <text:p>0.17549</text:p>
          </table:table-cell>
          <table:table-cell office:value-type="float" office:value="0.09978" calcext:value-type="float">
            <text:p>0.09978</text:p>
          </table:table-cell>
          <table:table-cell table:number-columns-repeated="2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21359" calcext:value-type="float">
            <text:p>0.621359</text:p>
          </table:table-cell>
          <table:table-cell office:value-type="float" office:value="4.797817" calcext:value-type="float">
            <text:p>4.797817</text:p>
          </table:table-cell>
          <table:table-cell office:value-type="float" office:value="0.858551" calcext:value-type="float">
            <text:p>0.858551</text:p>
          </table:table-cell>
          <table:table-cell office:value-type="float" office:value="1.579967" calcext:value-type="float">
            <text:p>1.579967</text:p>
          </table:table-cell>
          <table:table-cell office:value-type="float" office:value="-0.020837" calcext:value-type="float">
            <text:p>-0.020837</text:p>
          </table:table-cell>
          <table:table-cell office:value-type="float" office:value="2.459355" calcext:value-type="float">
            <text:p>2.459355</text:p>
          </table:table-cell>
          <table:table-cell office:value-type="float" office:value="0.171678" calcext:value-type="float">
            <text:p>0.171678</text:p>
          </table:table-cell>
          <table:table-cell office:value-type="float" office:value="0.099981" calcext:value-type="float">
            <text:p>0.099981</text:p>
          </table:table-cell>
          <table:table-cell table:number-columns-repeated="2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63863" calcext:value-type="float">
            <text:p>0.863863</text:p>
          </table:table-cell>
          <table:table-cell office:value-type="float" office:value="4.781332" calcext:value-type="float">
            <text:p>4.781332</text:p>
          </table:table-cell>
          <table:table-cell office:value-type="float" office:value="0.737299" calcext:value-type="float">
            <text:p>0.737299</text:p>
          </table:table-cell>
          <table:table-cell office:value-type="float" office:value="1.584283" calcext:value-type="float">
            <text:p>1.584283</text:p>
          </table:table-cell>
          <table:table-cell office:value-type="float" office:value="-0.121288" calcext:value-type="float">
            <text:p>-0.121288</text:p>
          </table:table-cell>
          <table:table-cell office:value-type="float" office:value="2.44287" calcext:value-type="float">
            <text:p>2.44287</text:p>
          </table:table-cell>
          <table:table-cell office:value-type="float" office:value="0.147416" calcext:value-type="float">
            <text:p>0.147416</text:p>
          </table:table-cell>
          <table:table-cell office:value-type="float" office:value="0.09997" calcext:value-type="float">
            <text:p>0.09997</text:p>
          </table:table-cell>
          <table:table-cell table:number-columns-repeated="2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70987" calcext:value-type="float">
            <text:p>0.970987</text:p>
          </table:table-cell>
          <table:table-cell office:value-type="float" office:value="4.666948" calcext:value-type="float">
            <text:p>4.666948</text:p>
          </table:table-cell>
          <table:table-cell office:value-type="float" office:value="0.683737" calcext:value-type="float">
            <text:p>0.683737</text:p>
          </table:table-cell>
          <table:table-cell office:value-type="float" office:value="1.591221" calcext:value-type="float">
            <text:p>1.591221</text:p>
          </table:table-cell>
          <table:table-cell office:value-type="float" office:value="-0.053528" calcext:value-type="float">
            <text:p>-0.053528</text:p>
          </table:table-cell>
          <table:table-cell office:value-type="float" office:value="2.328487" calcext:value-type="float">
            <text:p>2.328487</text:p>
          </table:table-cell>
          <table:table-cell office:value-type="float" office:value="0.136833" calcext:value-type="float">
            <text:p>0.136833</text:p>
          </table:table-cell>
          <table:table-cell office:value-type="float" office:value="0.100063" calcext:value-type="float">
            <text:p>0.100063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95639" calcext:value-type="float">
            <text:p>0.995639</text:p>
          </table:table-cell>
          <table:table-cell office:value-type="float" office:value="4.604638" calcext:value-type="float">
            <text:p>4.604638</text:p>
          </table:table-cell>
          <table:table-cell office:value-type="float" office:value="0.671411" calcext:value-type="float">
            <text:p>0.671411</text:p>
          </table:table-cell>
          <table:table-cell office:value-type="float" office:value="1.582436" calcext:value-type="float">
            <text:p>1.582436</text:p>
          </table:table-cell>
          <table:table-cell office:value-type="float" office:value="-0.012329" calcext:value-type="float">
            <text:p>-0.012329</text:p>
          </table:table-cell>
          <table:table-cell office:value-type="float" office:value="2.266177" calcext:value-type="float">
            <text:p>2.266177</text:p>
          </table:table-cell>
          <table:table-cell office:value-type="float" office:value="0.134246" calcext:value-type="float">
            <text:p>0.134246</text:p>
          </table:table-cell>
          <table:table-cell office:value-type="float" office:value="0.099973" calcext:value-type="float">
            <text:p>0.099973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010281" calcext:value-type="float">
            <text:p>1.010281</text:p>
          </table:table-cell>
          <table:table-cell office:value-type="float" office:value="4.583624" calcext:value-type="float">
            <text:p>4.583624</text:p>
          </table:table-cell>
          <table:table-cell office:value-type="float" office:value="0.66409" calcext:value-type="float">
            <text:p>0.66409</text:p>
          </table:table-cell>
          <table:table-cell office:value-type="float" office:value="1.573752" calcext:value-type="float">
            <text:p>1.573752</text:p>
          </table:table-cell>
          <table:table-cell office:value-type="float" office:value="-0.00732" calcext:value-type="float">
            <text:p>-0.00732</text:p>
          </table:table-cell>
          <table:table-cell office:value-type="float" office:value="2.245162" calcext:value-type="float">
            <text:p>2.245162</text:p>
          </table:table-cell>
          <table:table-cell office:value-type="float" office:value="0.132835" calcext:value-type="float">
            <text:p>0.132835</text:p>
          </table:table-cell>
          <table:table-cell office:value-type="float" office:value="0.100013" calcext:value-type="float">
            <text:p>0.100013</text:p>
          </table:table-cell>
          <table:table-cell table:number-columns-repeated="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17245" calcext:value-type="float">
            <text:p>0.917245</text:p>
          </table:table-cell>
          <table:table-cell office:value-type="float" office:value="4.559083" calcext:value-type="float">
            <text:p>4.559083</text:p>
          </table:table-cell>
          <table:table-cell office:value-type="float" office:value="0.710608" calcext:value-type="float">
            <text:p>0.710608</text:p>
          </table:table-cell>
          <table:table-cell office:value-type="float" office:value="1.556524" calcext:value-type="float">
            <text:p>1.556524</text:p>
          </table:table-cell>
          <table:table-cell office:value-type="float" office:value="0.046511" calcext:value-type="float">
            <text:p>0.046511</text:p>
          </table:table-cell>
          <table:table-cell office:value-type="float" office:value="2.220621" calcext:value-type="float">
            <text:p>2.220621</text:p>
          </table:table-cell>
          <table:table-cell office:value-type="float" office:value="0.142142" calcext:value-type="float">
            <text:p>0.142142</text:p>
          </table:table-cell>
          <table:table-cell office:value-type="float" office:value="0.100014" calcext:value-type="float">
            <text:p>0.100014</text:p>
          </table:table-cell>
          <table:table-cell table:number-columns-repeated="2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68094" calcext:value-type="float">
            <text:p>0.768094</text:p>
          </table:table-cell>
          <table:table-cell office:value-type="float" office:value="4.595969" calcext:value-type="float">
            <text:p>4.595969</text:p>
          </table:table-cell>
          <table:table-cell office:value-type="float" office:value="0.785184" calcext:value-type="float">
            <text:p>0.785184</text:p>
          </table:table-cell>
          <table:table-cell office:value-type="float" office:value="1.546901" calcext:value-type="float">
            <text:p>1.546901</text:p>
          </table:table-cell>
          <table:table-cell office:value-type="float" office:value="0.074577" calcext:value-type="float">
            <text:p>0.074577</text:p>
          </table:table-cell>
          <table:table-cell office:value-type="float" office:value="2.257508" calcext:value-type="float">
            <text:p>2.257508</text:p>
          </table:table-cell>
          <table:table-cell office:value-type="float" office:value="0.157034" calcext:value-type="float">
            <text:p>0.157034</text:p>
          </table:table-cell>
          <table:table-cell office:value-type="float" office:value="0.099998" calcext:value-type="float">
            <text:p>0.099998</text:p>
          </table:table-cell>
          <table:table-cell table:number-columns-repeated="2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32088" calcext:value-type="float">
            <text:p>0.732088</text:p>
          </table:table-cell>
          <table:table-cell office:value-type="float" office:value="4.659091" calcext:value-type="float">
            <text:p>4.659091</text:p>
          </table:table-cell>
          <table:table-cell office:value-type="float" office:value="0.803187" calcext:value-type="float">
            <text:p>0.803187</text:p>
          </table:table-cell>
          <table:table-cell office:value-type="float" office:value="1.535445" calcext:value-type="float">
            <text:p>1.535445</text:p>
          </table:table-cell>
          <table:table-cell office:value-type="float" office:value="0.018002" calcext:value-type="float">
            <text:p>0.018002</text:p>
          </table:table-cell>
          <table:table-cell office:value-type="float" office:value="2.32063" calcext:value-type="float">
            <text:p>2.32063</text:p>
          </table:table-cell>
          <table:table-cell office:value-type="float" office:value="0.160648" calcext:value-type="float">
            <text:p>0.160648</text:p>
          </table:table-cell>
          <table:table-cell office:value-type="float" office:value="0.100007" calcext:value-type="float">
            <text:p>0.100007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39713" calcext:value-type="float">
            <text:p>0.739713</text:p>
          </table:table-cell>
          <table:table-cell office:value-type="float" office:value="4.659789" calcext:value-type="float">
            <text:p>4.659789</text:p>
          </table:table-cell>
          <table:table-cell office:value-type="float" office:value="0.799374" calcext:value-type="float">
            <text:p>0.799374</text:p>
          </table:table-cell>
          <table:table-cell office:value-type="float" office:value="1.518139" calcext:value-type="float">
            <text:p>1.518139</text:p>
          </table:table-cell>
          <table:table-cell office:value-type="float" office:value="-0.003814" calcext:value-type="float">
            <text:p>-0.003814</text:p>
          </table:table-cell>
          <table:table-cell office:value-type="float" office:value="2.321327" calcext:value-type="float">
            <text:p>2.321327</text:p>
          </table:table-cell>
          <table:table-cell office:value-type="float" office:value="0.159817" calcext:value-type="float">
            <text:p>0.159817</text:p>
          </table:table-cell>
          <table:table-cell office:value-type="float" office:value="0.099964" calcext:value-type="float">
            <text:p>0.099964</text:p>
          </table:table-cell>
          <table:table-cell table:number-columns-repeated="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76013" calcext:value-type="float">
            <text:p>0.776013</text:p>
          </table:table-cell>
          <table:table-cell office:value-type="float" office:value="4.636756" calcext:value-type="float">
            <text:p>4.636756</text:p>
          </table:table-cell>
          <table:table-cell office:value-type="float" office:value="0.781224" calcext:value-type="float">
            <text:p>0.781224</text:p>
          </table:table-cell>
          <table:table-cell office:value-type="float" office:value="1.498924" calcext:value-type="float">
            <text:p>1.498924</text:p>
          </table:table-cell>
          <table:table-cell office:value-type="float" office:value="-0.018146" calcext:value-type="float">
            <text:p>-0.018146</text:p>
          </table:table-cell>
          <table:table-cell office:value-type="float" office:value="2.298295" calcext:value-type="float">
            <text:p>2.298295</text:p>
          </table:table-cell>
          <table:table-cell office:value-type="float" office:value="0.156275" calcext:value-type="float">
            <text:p>0.156275</text:p>
          </table:table-cell>
          <table:table-cell office:value-type="float" office:value="0.100019" calcext:value-type="float">
            <text:p>0.100019</text:p>
          </table:table-cell>
          <table:table-cell table:number-columns-repeated="2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13018" calcext:value-type="float">
            <text:p>0.913018</text:p>
          </table:table-cell>
          <table:table-cell office:value-type="float" office:value="4.589471" calcext:value-type="float">
            <text:p>4.589471</text:p>
          </table:table-cell>
          <table:table-cell office:value-type="float" office:value="0.712722" calcext:value-type="float">
            <text:p>0.712722</text:p>
          </table:table-cell>
          <table:table-cell office:value-type="float" office:value="1.469781" calcext:value-type="float">
            <text:p>1.469781</text:p>
          </table:table-cell>
          <table:table-cell office:value-type="float" office:value="-0.068507" calcext:value-type="float">
            <text:p>-0.068507</text:p>
          </table:table-cell>
          <table:table-cell office:value-type="float" office:value="2.25101" calcext:value-type="float">
            <text:p>2.25101</text:p>
          </table:table-cell>
          <table:table-cell office:value-type="float" office:value="0.142534" calcext:value-type="float">
            <text:p>0.142534</text:p>
          </table:table-cell>
          <table:table-cell office:value-type="float" office:value="0.099993" calcext:value-type="float">
            <text:p>0.099993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3458" calcext:value-type="float">
            <text:p>0.83458</text:p>
          </table:table-cell>
          <table:table-cell office:value-type="float" office:value="4.524132" calcext:value-type="float">
            <text:p>4.524132</text:p>
          </table:table-cell>
          <table:table-cell office:value-type="float" office:value="0.751941" calcext:value-type="float">
            <text:p>0.751941</text:p>
          </table:table-cell>
          <table:table-cell office:value-type="float" office:value="1.472908" calcext:value-type="float">
            <text:p>1.472908</text:p>
          </table:table-cell>
          <table:table-cell office:value-type="float" office:value="0.039179" calcext:value-type="float">
            <text:p>0.039179</text:p>
          </table:table-cell>
          <table:table-cell office:value-type="float" office:value="2.18567" calcext:value-type="float">
            <text:p>2.18567</text:p>
          </table:table-cell>
          <table:table-cell office:value-type="float" office:value="0.150543" calcext:value-type="float">
            <text:p>0.150543</text:p>
          </table:table-cell>
          <table:table-cell office:value-type="float" office:value="0.100103" calcext:value-type="float">
            <text:p>0.100103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07789" calcext:value-type="float">
            <text:p>0.907789</text:p>
          </table:table-cell>
          <table:table-cell office:value-type="float" office:value="4.56941" calcext:value-type="float">
            <text:p>4.56941</text:p>
          </table:table-cell>
          <table:table-cell office:value-type="float" office:value="0.715337" calcext:value-type="float">
            <text:p>0.715337</text:p>
          </table:table-cell>
          <table:table-cell office:value-type="float" office:value="1.478961" calcext:value-type="float">
            <text:p>1.478961</text:p>
          </table:table-cell>
          <table:table-cell office:value-type="float" office:value="-0.036651" calcext:value-type="float">
            <text:p>-0.036651</text:p>
          </table:table-cell>
          <table:table-cell office:value-type="float" office:value="2.230949" calcext:value-type="float">
            <text:p>2.230949</text:p>
          </table:table-cell>
          <table:table-cell office:value-type="float" office:value="0.142887" calcext:value-type="float">
            <text:p>0.142887</text:p>
          </table:table-cell>
          <table:table-cell office:value-type="float" office:value="0.099874" calcext:value-type="float">
            <text:p>0.099874</text:p>
          </table:table-cell>
          <table:table-cell table:number-columns-repeated="2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07789" calcext:value-type="float">
            <text:p>0.907789</text:p>
          </table:table-cell>
          <table:table-cell office:value-type="float" office:value="4.541581" calcext:value-type="float">
            <text:p>4.541581</text:p>
          </table:table-cell>
          <table:table-cell office:value-type="float" office:value="0.715337" calcext:value-type="float">
            <text:p>0.715337</text:p>
          </table:table-cell>
          <table:table-cell office:value-type="float" office:value="1.487783" calcext:value-type="float">
            <text:p>1.487783</text:p>
          </table:table-cell>
          <table:table-cell office:value-type="float" office:value="0" calcext:value-type="float">
            <text:p>0</text:p>
          </table:table-cell>
          <table:table-cell office:value-type="float" office:value="2.20312" calcext:value-type="float">
            <text:p>2.20312</text:p>
          </table:table-cell>
          <table:table-cell office:value-type="float" office:value="0.143068" calcext:value-type="float">
            <text:p>0.143068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93147" calcext:value-type="float">
            <text:p>0.893147</text:p>
          </table:table-cell>
          <table:table-cell office:value-type="float" office:value="4.553291" calcext:value-type="float">
            <text:p>4.553291</text:p>
          </table:table-cell>
          <table:table-cell office:value-type="float" office:value="0.722657" calcext:value-type="float">
            <text:p>0.722657</text:p>
          </table:table-cell>
          <table:table-cell office:value-type="float" office:value="1.499492" calcext:value-type="float">
            <text:p>1.499492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2.214829" calcext:value-type="float">
            <text:p>2.214829</text:p>
          </table:table-cell>
          <table:table-cell office:value-type="float" office:value="0.144544" calcext:value-type="float">
            <text:p>0.144544</text:p>
          </table:table-cell>
          <table:table-cell office:value-type="float" office:value="0.100009" calcext:value-type="float">
            <text:p>0.100009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3458" calcext:value-type="float">
            <text:p>0.83458</text:p>
          </table:table-cell>
          <table:table-cell office:value-type="float" office:value="4.568909" calcext:value-type="float">
            <text:p>4.568909</text:p>
          </table:table-cell>
          <table:table-cell office:value-type="float" office:value="0.751941" calcext:value-type="float">
            <text:p>0.751941</text:p>
          </table:table-cell>
          <table:table-cell office:value-type="float" office:value="1.507782" calcext:value-type="float">
            <text:p>1.507782</text:p>
          </table:table-cell>
          <table:table-cell office:value-type="float" office:value="0.029275" calcext:value-type="float">
            <text:p>0.029275</text:p>
          </table:table-cell>
          <table:table-cell office:value-type="float" office:value="2.230448" calcext:value-type="float">
            <text:p>2.230448</text:p>
          </table:table-cell>
          <table:table-cell office:value-type="float" office:value="0.150432" calcext:value-type="float">
            <text:p>0.150432</text:p>
          </table:table-cell>
          <table:table-cell office:value-type="float" office:value="0.100029" calcext:value-type="float">
            <text:p>0.100029</text:p>
          </table:table-cell>
          <table:table-cell table:number-columns-repeated="2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19938" calcext:value-type="float">
            <text:p>0.819938</text:p>
          </table:table-cell>
          <table:table-cell office:value-type="float" office:value="4.592933" calcext:value-type="float">
            <text:p>4.592933</text:p>
          </table:table-cell>
          <table:table-cell office:value-type="float" office:value="0.759262" calcext:value-type="float">
            <text:p>0.759262</text:p>
          </table:table-cell>
          <table:table-cell office:value-type="float" office:value="1.502534" calcext:value-type="float">
            <text:p>1.502534</text:p>
          </table:table-cell>
          <table:table-cell office:value-type="float" office:value="0.007324" calcext:value-type="float">
            <text:p>0.007324</text:p>
          </table:table-cell>
          <table:table-cell office:value-type="float" office:value="2.254472" calcext:value-type="float">
            <text:p>2.254472</text:p>
          </table:table-cell>
          <table:table-cell office:value-type="float" office:value="0.151786" calcext:value-type="float">
            <text:p>0.151786</text:p>
          </table:table-cell>
          <table:table-cell office:value-type="float" office:value="0.099956" calcext:value-type="float">
            <text:p>0.099956</text:p>
          </table:table-cell>
          <table:table-cell table:number-columns-repeated="2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49222" calcext:value-type="float">
            <text:p>0.849222</text:p>
          </table:table-cell>
          <table:table-cell office:value-type="float" office:value="4.588561" calcext:value-type="float">
            <text:p>4.588561</text:p>
          </table:table-cell>
          <table:table-cell office:value-type="float" office:value="0.74462" calcext:value-type="float">
            <text:p>0.74462</text:p>
          </table:table-cell>
          <table:table-cell office:value-type="float" office:value="1.490841" calcext:value-type="float">
            <text:p>1.490841</text:p>
          </table:table-cell>
          <table:table-cell office:value-type="float" office:value="-0.014639" calcext:value-type="float">
            <text:p>-0.014639</text:p>
          </table:table-cell>
          <table:table-cell office:value-type="float" office:value="2.250099" calcext:value-type="float">
            <text:p>2.250099</text:p>
          </table:table-cell>
          <table:table-cell office:value-type="float" office:value="0.148955" calcext:value-type="float">
            <text:p>0.148955</text:p>
          </table:table-cell>
          <table:table-cell office:value-type="float" office:value="0.100021" calcext:value-type="float">
            <text:p>0.100021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46729" calcext:value-type="float">
            <text:p>0.746729</text:p>
          </table:table-cell>
          <table:table-cell office:value-type="float" office:value="4.573238" calcext:value-type="float">
            <text:p>4.573238</text:p>
          </table:table-cell>
          <table:table-cell office:value-type="float" office:value="0.795866" calcext:value-type="float">
            <text:p>0.795866</text:p>
          </table:table-cell>
          <table:table-cell office:value-type="float" office:value="1.490166" calcext:value-type="float">
            <text:p>1.490166</text:p>
          </table:table-cell>
          <table:table-cell office:value-type="float" office:value="0.051256" calcext:value-type="float">
            <text:p>0.051256</text:p>
          </table:table-cell>
          <table:table-cell office:value-type="float" office:value="2.234777" calcext:value-type="float">
            <text:p>2.234777</text:p>
          </table:table-cell>
          <table:table-cell office:value-type="float" office:value="0.159143" calcext:value-type="float">
            <text:p>0.159143</text:p>
          </table:table-cell>
          <table:table-cell office:value-type="float" office:value="0.099981" calcext:value-type="float">
            <text:p>0.099981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91771" calcext:value-type="float">
            <text:p>0.591771</text:p>
          </table:table-cell>
          <table:table-cell office:value-type="float" office:value="4.642909" calcext:value-type="float">
            <text:p>4.642909</text:p>
          </table:table-cell>
          <table:table-cell office:value-type="float" office:value="0.873345" calcext:value-type="float">
            <text:p>0.873345</text:p>
          </table:table-cell>
          <table:table-cell office:value-type="float" office:value="1.508575" calcext:value-type="float">
            <text:p>1.508575</text:p>
          </table:table-cell>
          <table:table-cell office:value-type="float" office:value="0.077473" calcext:value-type="float">
            <text:p>0.077473</text:p>
          </table:table-cell>
          <table:table-cell office:value-type="float" office:value="2.304447" calcext:value-type="float">
            <text:p>2.304447</text:p>
          </table:table-cell>
          <table:table-cell office:value-type="float" office:value="0.174683" calcext:value-type="float">
            <text:p>0.174683</text:p>
          </table:table-cell>
          <table:table-cell office:value-type="float" office:value="0.100008" calcext:value-type="float">
            <text:p>0.100008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29595" calcext:value-type="float">
            <text:p>0.629595</text:p>
          </table:table-cell>
          <table:table-cell office:value-type="float" office:value="4.748692" calcext:value-type="float">
            <text:p>4.748692</text:p>
          </table:table-cell>
          <table:table-cell office:value-type="float" office:value="0.854433" calcext:value-type="float">
            <text:p>0.854433</text:p>
          </table:table-cell>
          <table:table-cell office:value-type="float" office:value="1.536879" calcext:value-type="float">
            <text:p>1.536879</text:p>
          </table:table-cell>
          <table:table-cell office:value-type="float" office:value="-0.018918" calcext:value-type="float">
            <text:p>-0.018918</text:p>
          </table:table-cell>
          <table:table-cell office:value-type="float" office:value="2.41023" calcext:value-type="float">
            <text:p>2.41023</text:p>
          </table:table-cell>
          <table:table-cell office:value-type="float" office:value="0.170839" calcext:value-type="float">
            <text:p>0.170839</text:p>
          </table:table-cell>
          <table:table-cell office:value-type="float" office:value="0.099972" calcext:value-type="float">
            <text:p>0.099972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52156" calcext:value-type="float">
            <text:p>0.652156</text:p>
          </table:table-cell>
          <table:table-cell office:value-type="float" office:value="4.74795" calcext:value-type="float">
            <text:p>4.74795</text:p>
          </table:table-cell>
          <table:table-cell office:value-type="float" office:value="0.843153" calcext:value-type="float">
            <text:p>0.843153</text:p>
          </table:table-cell>
          <table:table-cell office:value-type="float" office:value="1.555061" calcext:value-type="float">
            <text:p>1.555061</text:p>
          </table:table-cell>
          <table:table-cell office:value-type="float" office:value="-0.011274" calcext:value-type="float">
            <text:p>-0.011274</text:p>
          </table:table-cell>
          <table:table-cell office:value-type="float" office:value="2.409488" calcext:value-type="float">
            <text:p>2.409488</text:p>
          </table:table-cell>
          <table:table-cell office:value-type="float" office:value="0.168725" calcext:value-type="float">
            <text:p>0.168725</text:p>
          </table:table-cell>
          <table:table-cell office:value-type="float" office:value="0.100056" calcext:value-type="float">
            <text:p>0.100056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06565" calcext:value-type="float">
            <text:p>0.606565</text:p>
          </table:table-cell>
          <table:table-cell office:value-type="float" office:value="4.76692" calcext:value-type="float">
            <text:p>4.76692</text:p>
          </table:table-cell>
          <table:table-cell office:value-type="float" office:value="0.865948" calcext:value-type="float">
            <text:p>0.865948</text:p>
          </table:table-cell>
          <table:table-cell office:value-type="float" office:value="1.585312" calcext:value-type="float">
            <text:p>1.585312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2.428458" calcext:value-type="float">
            <text:p>2.428458</text:p>
          </table:table-cell>
          <table:table-cell office:value-type="float" office:value="0.173138" calcext:value-type="float">
            <text:p>0.173138</text:p>
          </table:table-cell>
          <table:table-cell office:value-type="float" office:value="0.09997" calcext:value-type="float">
            <text:p>0.09997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00312" calcext:value-type="float">
            <text:p>0.600312</text:p>
          </table:table-cell>
          <table:table-cell office:value-type="float" office:value="4.820547" calcext:value-type="float">
            <text:p>4.820547</text:p>
          </table:table-cell>
          <table:table-cell office:value-type="float" office:value="0.869075" calcext:value-type="float">
            <text:p>0.869075</text:p>
          </table:table-cell>
          <table:table-cell office:value-type="float" office:value="1.616136" calcext:value-type="float">
            <text:p>1.616136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2.482085" calcext:value-type="float">
            <text:p>2.482085</text:p>
          </table:table-cell>
          <table:table-cell office:value-type="float" office:value="0.173891" calcext:value-type="float">
            <text:p>0.173891</text:p>
          </table:table-cell>
          <table:table-cell office:value-type="float" office:value="0.100044" calcext:value-type="float">
            <text:p>0.100044</text:p>
          </table:table-cell>
          <table:table-cell table:number-columns-repeated="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24617" calcext:value-type="float">
            <text:p>0.724617</text:p>
          </table:table-cell>
          <table:table-cell office:value-type="float" office:value="4.840509" calcext:value-type="float">
            <text:p>4.840509</text:p>
          </table:table-cell>
          <table:table-cell office:value-type="float" office:value="0.806922" calcext:value-type="float">
            <text:p>0.806922</text:p>
          </table:table-cell>
          <table:table-cell office:value-type="float" office:value="1.632971" calcext:value-type="float">
            <text:p>1.632971</text:p>
          </table:table-cell>
          <table:table-cell office:value-type="float" office:value="-0.062155" calcext:value-type="float">
            <text:p>-0.062155</text:p>
          </table:table-cell>
          <table:table-cell office:value-type="float" office:value="2.502048" calcext:value-type="float">
            <text:p>2.502048</text:p>
          </table:table-cell>
          <table:table-cell office:value-type="float" office:value="0.16138" calcext:value-type="float">
            <text:p>0.16138</text:p>
          </table:table-cell>
          <table:table-cell office:value-type="float" office:value="0.099997" calcext:value-type="float">
            <text:p>0.099997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17446" calcext:value-type="float">
            <text:p>0.717446</text:p>
          </table:table-cell>
          <table:table-cell office:value-type="float" office:value="4.789996" calcext:value-type="float">
            <text:p>4.789996</text:p>
          </table:table-cell>
          <table:table-cell office:value-type="float" office:value="0.810508" calcext:value-type="float">
            <text:p>0.810508</text:p>
          </table:table-cell>
          <table:table-cell office:value-type="float" office:value="1.644613" calcext:value-type="float">
            <text:p>1.644613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2.451535" calcext:value-type="float">
            <text:p>2.451535</text:p>
          </table:table-cell>
          <table:table-cell office:value-type="float" office:value="0.162074" calcext:value-type="float">
            <text:p>0.162074</text:p>
          </table:table-cell>
          <table:table-cell office:value-type="float" office:value="0.099983" calcext:value-type="float">
            <text:p>0.099983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05296" calcext:value-type="float">
            <text:p>0.805296</text:p>
          </table:table-cell>
          <table:table-cell office:value-type="float" office:value="4.795075" calcext:value-type="float">
            <text:p>4.795075</text:p>
          </table:table-cell>
          <table:table-cell office:value-type="float" office:value="0.766583" calcext:value-type="float">
            <text:p>0.766583</text:p>
          </table:table-cell>
          <table:table-cell office:value-type="float" office:value="1.646091" calcext:value-type="float">
            <text:p>1.646091</text:p>
          </table:table-cell>
          <table:table-cell office:value-type="float" office:value="-0.043941" calcext:value-type="float">
            <text:p>-0.043941</text:p>
          </table:table-cell>
          <table:table-cell office:value-type="float" office:value="2.456614" calcext:value-type="float">
            <text:p>2.456614</text:p>
          </table:table-cell>
          <table:table-cell office:value-type="float" office:value="0.153263" calcext:value-type="float">
            <text:p>0.153263</text:p>
          </table:table-cell>
          <table:table-cell office:value-type="float" office:value="0.099965" calcext:value-type="float">
            <text:p>0.099965</text:p>
          </table:table-cell>
          <table:table-cell table:number-columns-repeated="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76422" calcext:value-type="float">
            <text:p>0.976422</text:p>
          </table:table-cell>
          <table:table-cell office:value-type="float" office:value="4.738419" calcext:value-type="float">
            <text:p>4.738419</text:p>
          </table:table-cell>
          <table:table-cell office:value-type="float" office:value="0.68102" calcext:value-type="float">
            <text:p>0.68102</text:p>
          </table:table-cell>
          <table:table-cell office:value-type="float" office:value="1.633433" calcext:value-type="float">
            <text:p>1.633433</text:p>
          </table:table-cell>
          <table:table-cell office:value-type="float" office:value="-0.085504" calcext:value-type="float">
            <text:p>-0.085504</text:p>
          </table:table-cell>
          <table:table-cell office:value-type="float" office:value="2.399957" calcext:value-type="float">
            <text:p>2.399957</text:p>
          </table:table-cell>
          <table:table-cell office:value-type="float" office:value="0.136298" calcext:value-type="float">
            <text:p>0.136298</text:p>
          </table:table-cell>
          <table:table-cell office:value-type="float" office:value="0.100069" calcext:value-type="float">
            <text:p>0.100069</text:p>
          </table:table-cell>
          <table:table-cell table:number-columns-repeated="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82587" calcext:value-type="float">
            <text:p>0.782587</text:p>
          </table:table-cell>
          <table:table-cell office:value-type="float" office:value="4.649485" calcext:value-type="float">
            <text:p>4.649485</text:p>
          </table:table-cell>
          <table:table-cell office:value-type="float" office:value="0.777937" calcext:value-type="float">
            <text:p>0.777937</text:p>
          </table:table-cell>
          <table:table-cell office:value-type="float" office:value="1.629956" calcext:value-type="float">
            <text:p>1.629956</text:p>
          </table:table-cell>
          <table:table-cell office:value-type="float" office:value="0.096869" calcext:value-type="float">
            <text:p>0.096869</text:p>
          </table:table-cell>
          <table:table-cell office:value-type="float" office:value="2.311024" calcext:value-type="float">
            <text:p>2.311024</text:p>
          </table:table-cell>
          <table:table-cell office:value-type="float" office:value="0.155665" calcext:value-type="float">
            <text:p>0.155665</text:p>
          </table:table-cell>
          <table:table-cell office:value-type="float" office:value="0.10005" calcext:value-type="float">
            <text:p>0.10005</text:p>
          </table:table-cell>
          <table:table-cell table:number-columns-repeated="2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05296" calcext:value-type="float">
            <text:p>0.805296</text:p>
          </table:table-cell>
          <table:table-cell office:value-type="float" office:value="4.724829" calcext:value-type="float">
            <text:p>4.724829</text:p>
          </table:table-cell>
          <table:table-cell office:value-type="float" office:value="0.766583" calcext:value-type="float">
            <text:p>0.766583</text:p>
          </table:table-cell>
          <table:table-cell office:value-type="float" office:value="1.608417" calcext:value-type="float">
            <text:p>1.608417</text:p>
          </table:table-cell>
          <table:table-cell office:value-type="float" office:value="-0.011367" calcext:value-type="float">
            <text:p>-0.011367</text:p>
          </table:table-cell>
          <table:table-cell office:value-type="float" office:value="2.386368" calcext:value-type="float">
            <text:p>2.386368</text:p>
          </table:table-cell>
          <table:table-cell office:value-type="float" office:value="0.153145" calcext:value-type="float">
            <text:p>0.153145</text:p>
          </table:table-cell>
          <table:table-cell office:value-type="float" office:value="0.099888" calcext:value-type="float">
            <text:p>0.099888</text:p>
          </table:table-cell>
          <table:table-cell table:number-columns-repeated="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05296" calcext:value-type="float">
            <text:p>0.805296</text:p>
          </table:table-cell>
          <table:table-cell office:value-type="float" office:value="4.695956" calcext:value-type="float">
            <text:p>4.695956</text:p>
          </table:table-cell>
          <table:table-cell office:value-type="float" office:value="0.766583" calcext:value-type="float">
            <text:p>0.766583</text:p>
          </table:table-cell>
          <table:table-cell office:value-type="float" office:value="1.590912" calcext:value-type="float">
            <text:p>1.590912</text:p>
          </table:table-cell>
          <table:table-cell office:value-type="float" office:value="0" calcext:value-type="float">
            <text:p>0</text:p>
          </table:table-cell>
          <table:table-cell office:value-type="float" office:value="2.357494" calcext:value-type="float">
            <text:p>2.357494</text:p>
          </table:table-cell>
          <table:table-cell office:value-type="float" office:value="0.153333" calcext:value-type="float">
            <text:p>0.153333</text:p>
          </table:table-cell>
          <table:table-cell office:value-type="float" office:value="0.100011" calcext:value-type="float">
            <text:p>0.100011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82587" calcext:value-type="float">
            <text:p>0.782587</text:p>
          </table:table-cell>
          <table:table-cell office:value-type="float" office:value="4.682775" calcext:value-type="float">
            <text:p>4.682775</text:p>
          </table:table-cell>
          <table:table-cell office:value-type="float" office:value="0.777937" calcext:value-type="float">
            <text:p>0.777937</text:p>
          </table:table-cell>
          <table:table-cell office:value-type="float" office:value="1.577734" calcext:value-type="float">
            <text:p>1.577734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2.344314" calcext:value-type="float">
            <text:p>2.344314</text:p>
          </table:table-cell>
          <table:table-cell office:value-type="float" office:value="0.155547" calcext:value-type="float">
            <text:p>0.155547</text:p>
          </table:table-cell>
          <table:table-cell office:value-type="float" office:value="0.099974" calcext:value-type="float">
            <text:p>0.099974</text:p>
          </table:table-cell>
          <table:table-cell table:number-columns-repeated="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19938" calcext:value-type="float">
            <text:p>0.819938</text:p>
          </table:table-cell>
          <table:table-cell office:value-type="float" office:value="4.672857" calcext:value-type="float">
            <text:p>4.672857</text:p>
          </table:table-cell>
          <table:table-cell office:value-type="float" office:value="0.759262" calcext:value-type="float">
            <text:p>0.759262</text:p>
          </table:table-cell>
          <table:table-cell office:value-type="float" office:value="1.556459" calcext:value-type="float">
            <text:p>1.556459</text:p>
          </table:table-cell>
          <table:table-cell office:value-type="float" office:value="-0.018674" calcext:value-type="float">
            <text:p>-0.018674</text:p>
          </table:table-cell>
          <table:table-cell office:value-type="float" office:value="2.334395" calcext:value-type="float">
            <text:p>2.334395</text:p>
          </table:table-cell>
          <table:table-cell office:value-type="float" office:value="0.151863" calcext:value-type="float">
            <text:p>0.151863</text:p>
          </table:table-cell>
          <table:table-cell office:value-type="float" office:value="0.100007" calcext:value-type="float">
            <text:p>0.100007</text:p>
          </table:table-cell>
          <table:table-cell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95639" calcext:value-type="float">
            <text:p>0.995639</text:p>
          </table:table-cell>
          <table:table-cell office:value-type="float" office:value="4.614571" calcext:value-type="float">
            <text:p>4.614571</text:p>
          </table:table-cell>
          <table:table-cell office:value-type="float" office:value="0.671411" calcext:value-type="float">
            <text:p>0.671411</text:p>
          </table:table-cell>
          <table:table-cell office:value-type="float" office:value="1.516844" calcext:value-type="float">
            <text:p>1.516844</text:p>
          </table:table-cell>
          <table:table-cell office:value-type="float" office:value="-0.087855" calcext:value-type="float">
            <text:p>-0.087855</text:p>
          </table:table-cell>
          <table:table-cell office:value-type="float" office:value="2.27611" calcext:value-type="float">
            <text:p>2.27611</text:p>
          </table:table-cell>
          <table:table-cell office:value-type="float" office:value="0.134276" calcext:value-type="float">
            <text:p>0.134276</text:p>
          </table:table-cell>
          <table:table-cell office:value-type="float" office:value="0.099995" calcext:value-type="float">
            <text:p>0.099995</text:p>
          </table:table-cell>
          <table:table-cell table:number-columns-repeated="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039564" calcext:value-type="float">
            <text:p>1.039564</text:p>
          </table:table-cell>
          <table:table-cell office:value-type="float" office:value="4.495274" calcext:value-type="float">
            <text:p>4.495274</text:p>
          </table:table-cell>
          <table:table-cell office:value-type="float" office:value="0.649449" calcext:value-type="float">
            <text:p>0.649449</text:p>
          </table:table-cell>
          <table:table-cell office:value-type="float" office:value="1.485411" calcext:value-type="float">
            <text:p>1.485411</text:p>
          </table:table-cell>
          <table:table-cell office:value-type="float" office:value="-0.021953" calcext:value-type="float">
            <text:p>-0.021953</text:p>
          </table:table-cell>
          <table:table-cell office:value-type="float" office:value="2.156812" calcext:value-type="float">
            <text:p>2.156812</text:p>
          </table:table-cell>
          <table:table-cell office:value-type="float" office:value="0.129947" calcext:value-type="float">
            <text:p>0.129947</text:p>
          </table:table-cell>
          <table:table-cell office:value-type="float" office:value="0.100044" calcext:value-type="float">
            <text:p>0.100044</text:p>
          </table:table-cell>
          <table:table-cell table:number-columns-repeated="2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2243" calcext:value-type="float">
            <text:p>0.92243</text:p>
          </table:table-cell>
          <table:table-cell office:value-type="float" office:value="4.452958" calcext:value-type="float">
            <text:p>4.452958</text:p>
          </table:table-cell>
          <table:table-cell office:value-type="float" office:value="0.708016" calcext:value-type="float">
            <text:p>0.708016</text:p>
          </table:table-cell>
          <table:table-cell office:value-type="float" office:value="1.465016" calcext:value-type="float">
            <text:p>1.465016</text:p>
          </table:table-cell>
          <table:table-cell office:value-type="float" office:value="0.058536" calcext:value-type="float">
            <text:p>0.058536</text:p>
          </table:table-cell>
          <table:table-cell office:value-type="float" office:value="2.114496" calcext:value-type="float">
            <text:p>2.114496</text:p>
          </table:table-cell>
          <table:table-cell office:value-type="float" office:value="0.141679" calcext:value-type="float">
            <text:p>0.141679</text:p>
          </table:table-cell>
          <table:table-cell office:value-type="float" office:value="0.100054" calcext:value-type="float">
            <text:p>0.100054</text:p>
          </table:table-cell>
          <table:table-cell table:number-columns-repeated="2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37072" calcext:value-type="float">
            <text:p>0.937072</text:p>
          </table:table-cell>
          <table:table-cell office:value-type="float" office:value="4.498279" calcext:value-type="float">
            <text:p>4.498279</text:p>
          </table:table-cell>
          <table:table-cell office:value-type="float" office:value="0.700695" calcext:value-type="float">
            <text:p>0.700695</text:p>
          </table:table-cell>
          <table:table-cell office:value-type="float" office:value="1.451797" calcext:value-type="float">
            <text:p>1.451797</text:p>
          </table:table-cell>
          <table:table-cell office:value-type="float" office:value="-0.007326" calcext:value-type="float">
            <text:p>-0.007326</text:p>
          </table:table-cell>
          <table:table-cell office:value-type="float" office:value="2.159818" calcext:value-type="float">
            <text:p>2.159818</text:p>
          </table:table-cell>
          <table:table-cell office:value-type="float" office:value="0.140044" calcext:value-type="float">
            <text:p>0.140044</text:p>
          </table:table-cell>
          <table:table-cell office:value-type="float" office:value="0.099932" calcext:value-type="float">
            <text:p>0.099932</text:p>
          </table:table-cell>
          <table:table-cell table:number-columns-repeated="2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039564" calcext:value-type="float">
            <text:p>1.039564</text:p>
          </table:table-cell>
          <table:table-cell office:value-type="float" office:value="4.484515" calcext:value-type="float">
            <text:p>4.484515</text:p>
          </table:table-cell>
          <table:table-cell office:value-type="float" office:value="0.649449" calcext:value-type="float">
            <text:p>0.649449</text:p>
          </table:table-cell>
          <table:table-cell office:value-type="float" office:value="1.445339" calcext:value-type="float">
            <text:p>1.445339</text:p>
          </table:table-cell>
          <table:table-cell office:value-type="float" office:value="-0.051266" calcext:value-type="float">
            <text:p>-0.051266</text:p>
          </table:table-cell>
          <table:table-cell office:value-type="float" office:value="2.146054" calcext:value-type="float">
            <text:p>2.146054</text:p>
          </table:table-cell>
          <table:table-cell office:value-type="float" office:value="0.12984" calcext:value-type="float">
            <text:p>0.12984</text:p>
          </table:table-cell>
          <table:table-cell office:value-type="float" office:value="0.099962" calcext:value-type="float">
            <text:p>0.099962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2243" calcext:value-type="float">
            <text:p>0.92243</text:p>
          </table:table-cell>
          <table:table-cell office:value-type="float" office:value="4.419266" calcext:value-type="float">
            <text:p>4.419266</text:p>
          </table:table-cell>
          <table:table-cell office:value-type="float" office:value="0.708016" calcext:value-type="float">
            <text:p>0.708016</text:p>
          </table:table-cell>
          <table:table-cell office:value-type="float" office:value="1.431333" calcext:value-type="float">
            <text:p>1.431333</text:p>
          </table:table-cell>
          <table:table-cell office:value-type="float" office:value="0.058544" calcext:value-type="float">
            <text:p>0.058544</text:p>
          </table:table-cell>
          <table:table-cell office:value-type="float" office:value="2.080804" calcext:value-type="float">
            <text:p>2.080804</text:p>
          </table:table-cell>
          <table:table-cell office:value-type="float" office:value="0.141658" calcext:value-type="float">
            <text:p>0.141658</text:p>
          </table:table-cell>
          <table:table-cell office:value-type="float" office:value="0.100039" calcext:value-type="float">
            <text:p>0.100039</text:p>
          </table:table-cell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61371" calcext:value-type="float">
            <text:p>0.761371</text:p>
          </table:table-cell>
          <table:table-cell office:value-type="float" office:value="4.482269" calcext:value-type="float">
            <text:p>4.482269</text:p>
          </table:table-cell>
          <table:table-cell office:value-type="float" office:value="0.788545" calcext:value-type="float">
            <text:p>0.788545</text:p>
          </table:table-cell>
          <table:table-cell office:value-type="float" office:value="1.435827" calcext:value-type="float">
            <text:p>1.435827</text:p>
          </table:table-cell>
          <table:table-cell office:value-type="float" office:value="0.080565" calcext:value-type="float">
            <text:p>0.080565</text:p>
          </table:table-cell>
          <table:table-cell office:value-type="float" office:value="2.143808" calcext:value-type="float">
            <text:p>2.143808</text:p>
          </table:table-cell>
          <table:table-cell office:value-type="float" office:value="0.15764" calcext:value-type="float">
            <text:p>0.15764</text:p>
          </table:table-cell>
          <table:table-cell office:value-type="float" office:value="0.099956" calcext:value-type="float">
            <text:p>0.099956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9595" calcext:value-type="float">
            <text:p>0.629595</text:p>
          </table:table-cell>
          <table:table-cell office:value-type="float" office:value="0" calcext:value-type="float">
            <text:p>0</text:p>
          </table:table-cell>
          <table:table-cell office:value-type="float" office:value="-0.314798" calcext:value-type="float">
            <text:p>-0.314798</text:p>
          </table:table-cell>
          <table:table-cell office:value-type="float" office:value="1.219485" calcext:value-type="float">
            <text:p>1.219485</text:p>
          </table:table-cell>
          <table:table-cell office:value-type="float" office:value="-1.102474" calcext:value-type="float">
            <text:p>-1.102474</text:p>
          </table:table-cell>
          <table:table-cell office:value-type="float" office:value="2.007161" calcext:value-type="float">
            <text:p>2.007161</text:p>
          </table:table-cell>
          <table:table-cell office:value-type="float" office:value="-0.063009" calcext:value-type="float">
            <text:p>-0.063009</text:p>
          </table:table-cell>
          <table:table-cell office:value-type="float" office:value="0.100079" calcext:value-type="float">
            <text:p>0.100079</text:p>
          </table:table-cell>
          <table:table-cell table:number-columns-repeated="2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6217" calcext:value-type="float">
            <text:p>0.536217</text:p>
          </table:table-cell>
          <table:table-cell office:value-type="float" office:value="0" calcext:value-type="float">
            <text:p>0</text:p>
          </table:table-cell>
          <table:table-cell office:value-type="float" office:value="-0.268108" calcext:value-type="float">
            <text:p>-0.268108</text:p>
          </table:table-cell>
          <table:table-cell office:value-type="float" office:value="1.010345" calcext:value-type="float">
            <text:p>1.010345</text:p>
          </table:table-cell>
          <table:table-cell office:value-type="float" office:value="0.046714" calcext:value-type="float">
            <text:p>0.046714</text:p>
          </table:table-cell>
          <table:table-cell office:value-type="float" office:value="0.695522" calcext:value-type="float">
            <text:p>0.695522</text:p>
          </table:table-cell>
          <table:table-cell office:value-type="float" office:value="-0.053593" calcext:value-type="float">
            <text:p>-0.053593</text:p>
          </table:table-cell>
          <table:table-cell office:value-type="float" office:value="0.099947" calcext:value-type="float">
            <text:p>0.099947</text:p>
          </table:table-cell>
          <table:table-cell table:number-columns-repeated="2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7799" calcext:value-type="float">
            <text:p>0.517799</text:p>
          </table:table-cell>
          <table:table-cell office:value-type="float" office:value="0" calcext:value-type="float">
            <text:p>0</text:p>
          </table:table-cell>
          <table:table-cell office:value-type="float" office:value="-0.2589" calcext:value-type="float">
            <text:p>-0.2589</text:p>
          </table:table-cell>
          <table:table-cell office:value-type="float" office:value="0.806715" calcext:value-type="float">
            <text:p>0.806715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0.538604" calcext:value-type="float">
            <text:p>0.538604</text:p>
          </table:table-cell>
          <table:table-cell office:value-type="float" office:value="-0.051767" calcext:value-type="float">
            <text:p>-0.051767</text:p>
          </table:table-cell>
          <table:table-cell office:value-type="float" office:value="0.099974" calcext:value-type="float">
            <text:p>0.099974</text:p>
          </table:table-cell>
          <table:table-cell table:number-columns-repeated="2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56387" calcext:value-type="float">
            <text:p>-0.556387</text:p>
          </table:table-cell>
          <table:table-cell office:value-type="float" office:value="0" calcext:value-type="float">
            <text:p>0</text:p>
          </table:table-cell>
          <table:table-cell office:value-type="float" office:value="0.278193" calcext:value-type="float">
            <text:p>0.278193</text:p>
          </table:table-cell>
          <table:table-cell office:value-type="float" office:value="0.728114" calcext:value-type="float">
            <text:p>0.728114</text:p>
          </table:table-cell>
          <table:table-cell office:value-type="float" office:value="0.536749" calcext:value-type="float">
            <text:p>0.536749</text:p>
          </table:table-cell>
          <table:table-cell office:value-type="float" office:value="0.469558" calcext:value-type="float">
            <text:p>0.469558</text:p>
          </table:table-cell>
          <table:table-cell office:value-type="float" office:value="0.055674" calcext:value-type="float">
            <text:p>0.055674</text:p>
          </table:table-cell>
          <table:table-cell office:value-type="float" office:value="0.100064" calcext:value-type="float">
            <text:p>0.100064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58068" calcext:value-type="float">
            <text:p>-0.858068</text:p>
          </table:table-cell>
          <table:table-cell office:value-type="float" office:value="0" calcext:value-type="float">
            <text:p>0</text:p>
          </table:table-cell>
          <table:table-cell office:value-type="float" office:value="0.429034" calcext:value-type="float">
            <text:p>0.429034</text:p>
          </table:table-cell>
          <table:table-cell office:value-type="float" office:value="0.683955" calcext:value-type="float">
            <text:p>0.683955</text:p>
          </table:table-cell>
          <table:table-cell office:value-type="float" office:value="0.150874" calcext:value-type="float">
            <text:p>0.150874</text:p>
          </table:table-cell>
          <table:table-cell office:value-type="float" office:value="0.962115" calcext:value-type="float">
            <text:p>0.962115</text:p>
          </table:table-cell>
          <table:table-cell office:value-type="float" office:value="0.085788" calcext:value-type="float">
            <text:p>0.085788</text:p>
          </table:table-cell>
          <table:table-cell office:value-type="float" office:value="0.099978" calcext:value-type="float">
            <text:p>0.099978</text:p>
          </table:table-cell>
          <table:table-cell table:number-columns-repeated="2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1878" calcext:value-type="float">
            <text:p>-0.231878</text:p>
          </table:table-cell>
          <table:table-cell office:value-type="float" office:value="0" calcext:value-type="float">
            <text:p>0</text:p>
          </table:table-cell>
          <table:table-cell office:value-type="float" office:value="0.115939" calcext:value-type="float">
            <text:p>0.115939</text:p>
          </table:table-cell>
          <table:table-cell office:value-type="float" office:value="0.565462" calcext:value-type="float">
            <text:p>0.565462</text:p>
          </table:table-cell>
          <table:table-cell office:value-type="float" office:value="-0.313108" calcext:value-type="float">
            <text:p>-0.313108</text:p>
          </table:table-cell>
          <table:table-cell office:value-type="float" office:value="0.994509" calcext:value-type="float">
            <text:p>0.994509</text:p>
          </table:table-cell>
          <table:table-cell office:value-type="float" office:value="0.023187" calcext:value-type="float">
            <text:p>0.023187</text:p>
          </table:table-cell>
          <table:table-cell office:value-type="float" office:value="0.099996" calcext:value-type="float">
            <text:p>0.099996</text:p>
          </table:table-cell>
          <table:table-cell table:number-columns-repeated="2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25418" calcext:value-type="float">
            <text:p>0.425418</text:p>
          </table:table-cell>
          <table:table-cell office:value-type="float" office:value="-0.115938" calcext:value-type="float">
            <text:p>-0.115938</text:p>
          </table:table-cell>
          <table:table-cell office:value-type="float" office:value="0.541356" calcext:value-type="float">
            <text:p>0.541356</text:p>
          </table:table-cell>
          <table:table-cell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5578" calcext:value-type="float">
            <text:p>0.295578</text:p>
          </table:table-cell>
          <table:table-cell office:value-type="float" office:value="0" calcext:value-type="float">
            <text:p>0</text:p>
          </table:table-cell>
          <table:table-cell office:value-type="float" office:value="0.295578" calcext:value-type="float">
            <text:p>0.295578</text:p>
          </table:table-cell>
          <table:table-cell office:value-type="float" office:value="0" calcext:value-type="float">
            <text:p>0</text:p>
          </table:table-cell>
          <table:table-cell office:value-type="float" office:value="0.100281" calcext:value-type="float">
            <text:p>0.100281</text:p>
          </table:table-cell>
          <table:table-cell table:number-columns-repeated="2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392" calcext:value-type="float">
            <text:p>0.15392</text:p>
          </table:table-cell>
          <table:table-cell office:value-type="float" office:value="0" calcext:value-type="float">
            <text:p>0</text:p>
          </table:table-cell>
          <table:table-cell office:value-type="float" office:value="0.15392" calcext:value-type="float">
            <text:p>0.15392</text:p>
          </table:table-cell>
          <table:table-cell office:value-type="float" office:value="0" calcext:value-type="float">
            <text:p>0</text:p>
          </table:table-cell>
          <table:table-cell office:value-type="float" office:value="0.09986" calcext:value-type="float">
            <text:p>0.09986</text:p>
          </table:table-cell>
          <table:table-cell table:number-columns-repeated="2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372" calcext:value-type="float">
            <text:p>-0.00372</text:p>
          </table:table-cell>
          <table:table-cell office:value-type="float" office:value="0" calcext:value-type="float">
            <text:p>0</text:p>
          </table:table-cell>
          <table:table-cell office:value-type="float" office:value="-0.00372" calcext:value-type="float">
            <text:p>-0.00372</text:p>
          </table:table-cell>
          <table:table-cell office:value-type="float" office:value="0" calcext:value-type="float">
            <text:p>0</text:p>
          </table:table-cell>
          <table:table-cell office:value-type="float" office:value="0.099938" calcext:value-type="float">
            <text:p>0.099938</text:p>
          </table:table-cell>
          <table:table-cell table:number-columns-repeated="2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9289" calcext:value-type="float">
            <text:p>0.059289</text:p>
          </table:table-cell>
          <table:table-cell office:value-type="float" office:value="0" calcext:value-type="float">
            <text:p>0</text:p>
          </table:table-cell>
          <table:table-cell office:value-type="float" office:value="0.059289" calcext:value-type="float">
            <text:p>0.059289</text:p>
          </table:table-cell>
          <table:table-cell office:value-type="float" office:value="0" calcext:value-type="float">
            <text:p>0</text:p>
          </table:table-cell>
          <table:table-cell office:value-type="float" office:value="0.100071" calcext:value-type="float">
            <text:p>0.100071</text:p>
          </table:table-cell>
          <table:table-cell table:number-columns-repeated="2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2882" calcext:value-type="float">
            <text:p>0.112882</text:p>
          </table:table-cell>
          <table:table-cell office:value-type="float" office:value="0" calcext:value-type="float">
            <text:p>0</text:p>
          </table:table-cell>
          <table:table-cell office:value-type="float" office:value="0.112882" calcext:value-type="float">
            <text:p>0.112882</text:p>
          </table:table-cell>
          <table:table-cell office:value-type="float" office:value="0" calcext:value-type="float">
            <text:p>0</text:p>
          </table:table-cell>
          <table:table-cell office:value-type="float" office:value="0.099837" calcext:value-type="float">
            <text:p>0.099837</text:p>
          </table:table-cell>
          <table:table-cell table:number-columns-repeated="2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4649" calcext:value-type="float">
            <text:p>0.164649</text:p>
          </table:table-cell>
          <table:table-cell office:value-type="float" office:value="0" calcext:value-type="float">
            <text:p>0</text:p>
          </table:table-cell>
          <table:table-cell office:value-type="float" office:value="0.164649" calcext:value-type="float">
            <text:p>0.164649</text:p>
          </table:table-cell>
          <table:table-cell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table:number-columns-repeated="2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08975" calcext:value-type="float">
            <text:p>0.108975</text:p>
          </table:table-cell>
          <table:table-cell office:value-type="float" office:value="0" calcext:value-type="float">
            <text:p>0</text:p>
          </table:table-cell>
          <table:table-cell office:value-type="float" office:value="0.108975" calcext:value-type="float">
            <text:p>0.108975</text:p>
          </table:table-cell>
          <table:table-cell office:value-type="float" office:value="0" calcext:value-type="float">
            <text:p>0</text:p>
          </table:table-cell>
          <table:table-cell office:value-type="float" office:value="0.100236" calcext:value-type="float">
            <text:p>0.100236</text:p>
          </table:table-cell>
          <table:table-cell table:number-columns-repeated="2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3187" calcext:value-type="float">
            <text:p>0.023187</text:p>
          </table:table-cell>
          <table:table-cell office:value-type="float" office:value="0" calcext:value-type="float">
            <text:p>0</text:p>
          </table:table-cell>
          <table:table-cell office:value-type="float" office:value="0.023187" calcext:value-type="float">
            <text:p>0.023187</text:p>
          </table:table-cell>
          <table:table-cell office:value-type="float" office:value="0" calcext:value-type="float">
            <text:p>0</text:p>
          </table:table-cell>
          <table:table-cell office:value-type="float" office:value="0.099886" calcext:value-type="float">
            <text:p>0.099886</text:p>
          </table:table-cell>
          <table:table-cell table:number-columns-repeated="2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01" calcext:value-type="float">
            <text:p>0.1001</text:p>
          </table:table-cell>
          <table:table-cell table:number-columns-repeated="2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42" calcext:value-type="float">
            <text:p>0.099942</text:p>
          </table:table-cell>
          <table:table-cell table:number-columns-repeated="2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13"/>
        </table:table-row>
      </table:table>
      <table:table table:name="right_front_wheel_stats" table:style-name="ta1">
        <office:forms form:automatic-focus="false" form:apply-design-mode="false"/>
        <table:shapes>
          <draw:frame draw:z-index="0" draw:style-name="gr1" draw:text-style-name="P1" svg:width="922.31pt" svg:height="193.66pt" svg:x="715.69pt" svg:y="60.58pt">
            <draw:object draw:notify-on-update-of-ranges="right_front_wheel_stats.A2:right_front_wheel_stats.A219 right_front_wheel_stats.D1:right_front_wheel_stats.D1 right_front_wheel_stats.D2:right_front_wheel_stats.D219 right_front_wheel_stats.E1:right_front_wheel_stats.E1 right_front_wheel_stats.E2:right_front_wheel_stats.E219 right_front_wheel_stats.F1:right_front_wheel_stats.F1 right_front_wheel_stats.F2:right_front_wheel_stats.F21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805.89pt" svg:height="88.75pt" svg:x="719.01pt" svg:y="345.46pt">
            <draw:object draw:notify-on-update-of-ranges="right_front_wheel_stats.A2:right_front_wheel_stats.A219 right_front_wheel_stats.G1:right_front_wheel_stats.G1 right_front_wheel_stats.G2:right_front_wheel_stats.G219 right_front_wheel_stats.H1:right_front_wheel_stats.H1 right_front_wheel_stats.H2:right_front_wheel_stats.H2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805.89pt" svg:height="88.75pt" svg:x="717.25pt" svg:y="255.12pt">
            <draw:object draw:notify-on-update-of-ranges="right_front_wheel_stats.A2:right_front_wheel_stats.A219 right_front_wheel_stats.J1:right_front_wheel_stats.J1 right_front_wheel_stats.J2:right_front_wheel_stats.J21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48" calcext:value-type="float">
            <text:p>0.09994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0163" calcext:value-type="float">
            <text:p>0.10016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3.383451" calcext:value-type="float">
            <text:p>3.383451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307498" calcext:value-type="float">
            <text:p>0.307498</text:p>
          </table:table-cell>
          <table:table-cell office:value-type="float" office:value="1.539432" calcext:value-type="float">
            <text:p>1.539432</text:p>
          </table:table-cell>
          <table:table-cell office:value-type="float" office:value="0.306528" calcext:value-type="float">
            <text:p>0.306528</text:p>
          </table:table-cell>
          <table:table-cell office:value-type="float" office:value="0.307498" calcext:value-type="float">
            <text:p>0.307498</text:p>
          </table:table-cell>
          <table:table-cell office:value-type="float" office:value="0.099937" calcext:value-type="float">
            <text:p>0.09993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5.230569" calcext:value-type="float">
            <text:p>5.230569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615184" calcext:value-type="float">
            <text:p>0.615184</text:p>
          </table:table-cell>
          <table:table-cell office:value-type="float" office:value="0" calcext:value-type="float">
            <text:p>0</text:p>
          </table:table-cell>
          <table:table-cell office:value-type="float" office:value="2.153646" calcext:value-type="float">
            <text:p>2.153646</text:p>
          </table:table-cell>
          <table:table-cell office:value-type="float" office:value="0.307686" calcext:value-type="float">
            <text:p>0.307686</text:p>
          </table:table-cell>
          <table:table-cell office:value-type="float" office:value="0.099998" calcext:value-type="float">
            <text:p>0.09999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5.538431" calcext:value-type="float">
            <text:p>5.538431</text:p>
          </table:table-cell>
          <table:table-cell office:value-type="float" office:value="1.538462" calcext:value-type="float">
            <text:p>1.538462</text:p>
          </table:table-cell>
          <table:table-cell office:value-type="float" office:value="0.923046" calcext:value-type="float">
            <text:p>0.923046</text:p>
          </table:table-cell>
          <table:table-cell office:value-type="float" office:value="0" calcext:value-type="float">
            <text:p>0</text:p>
          </table:table-cell>
          <table:table-cell office:value-type="float" office:value="2.461508" calcext:value-type="float">
            <text:p>2.461508</text:p>
          </table:table-cell>
          <table:table-cell office:value-type="float" office:value="0.307861" calcext:value-type="float">
            <text:p>0.307861</text:p>
          </table:table-cell>
          <table:table-cell office:value-type="float" office:value="0.100055" calcext:value-type="float">
            <text:p>0.10005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1.039564" calcext:value-type="float">
            <text:p>1.039564</text:p>
          </table:table-cell>
          <table:table-cell office:value-type="float" office:value="5.742346" calcext:value-type="float">
            <text:p>5.742346</text:p>
          </table:table-cell>
          <table:table-cell office:value-type="float" office:value="1.018679" calcext:value-type="float">
            <text:p>1.018679</text:p>
          </table:table-cell>
          <table:table-cell office:value-type="float" office:value="1.126666" calcext:value-type="float">
            <text:p>1.126666</text:p>
          </table:table-cell>
          <table:table-cell office:value-type="float" office:value="-0.520078" calcext:value-type="float">
            <text:p>-0.520078</text:p>
          </table:table-cell>
          <table:table-cell office:value-type="float" office:value="2.665423" calcext:value-type="float">
            <text:p>2.665423</text:p>
          </table:table-cell>
          <table:table-cell office:value-type="float" office:value="0.20362" calcext:value-type="float">
            <text:p>0.20362</text:p>
          </table:table-cell>
          <table:table-cell office:value-type="float" office:value="0.099943" calcext:value-type="float">
            <text:p>0.09994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1.039564" calcext:value-type="float">
            <text:p>1.039564</text:p>
          </table:table-cell>
          <table:table-cell office:value-type="float" office:value="5.426132" calcext:value-type="float">
            <text:p>5.426132</text:p>
          </table:table-cell>
          <table:table-cell office:value-type="float" office:value="1.018679" calcext:value-type="float">
            <text:p>1.018679</text:p>
          </table:table-cell>
          <table:table-cell office:value-type="float" office:value="1.33053" calcext:value-type="float">
            <text:p>1.33053</text:p>
          </table:table-cell>
          <table:table-cell office:value-type="float" office:value="0" calcext:value-type="float">
            <text:p>0</text:p>
          </table:table-cell>
          <table:table-cell office:value-type="float" office:value="2.349209" calcext:value-type="float">
            <text:p>2.349209</text:p>
          </table:table-cell>
          <table:table-cell office:value-type="float" office:value="0.203864" calcext:value-type="float">
            <text:p>0.203864</text:p>
          </table:table-cell>
          <table:table-cell office:value-type="float" office:value="0.100063" calcext:value-type="float">
            <text:p>0.10006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11839" calcext:value-type="float">
            <text:p>4.011839</text:p>
          </table:table-cell>
          <table:table-cell office:value-type="float" office:value="5.333618" calcext:value-type="float">
            <text:p>5.333618</text:p>
          </table:table-cell>
          <table:table-cell office:value-type="float" office:value="-0.467458" calcext:value-type="float">
            <text:p>-0.467458</text:p>
          </table:table-cell>
          <table:table-cell office:value-type="float" office:value="1.237096" calcext:value-type="float">
            <text:p>1.237096</text:p>
          </table:table-cell>
          <table:table-cell office:value-type="float" office:value="-1.487057" calcext:value-type="float">
            <text:p>-1.487057</text:p>
          </table:table-cell>
          <table:table-cell office:value-type="float" office:value="2.256695" calcext:value-type="float">
            <text:p>2.256695</text:p>
          </table:table-cell>
          <table:table-cell office:value-type="float" office:value="-0.093434" calcext:value-type="float">
            <text:p>-0.093434</text:p>
          </table:table-cell>
          <table:table-cell office:value-type="float" office:value="0.099938" calcext:value-type="float">
            <text:p>0.09993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758569" calcext:value-type="float">
            <text:p>4.758569</text:p>
          </table:table-cell>
          <table:table-cell office:value-type="float" office:value="3.678608" calcext:value-type="float">
            <text:p>3.678608</text:p>
          </table:table-cell>
          <table:table-cell office:value-type="float" office:value="-0.840823" calcext:value-type="float">
            <text:p>-0.840823</text:p>
          </table:table-cell>
          <table:table-cell office:value-type="float" office:value="1.068997" calcext:value-type="float">
            <text:p>1.068997</text:p>
          </table:table-cell>
          <table:table-cell office:value-type="float" office:value="-0.37351" calcext:value-type="float">
            <text:p>-0.37351</text:p>
          </table:table-cell>
          <table:table-cell office:value-type="float" office:value="0.601684" calcext:value-type="float">
            <text:p>0.601684</text:p>
          </table:table-cell>
          <table:table-cell office:value-type="float" office:value="-0.168099" calcext:value-type="float">
            <text:p>-0.168099</text:p>
          </table:table-cell>
          <table:table-cell office:value-type="float" office:value="0.099961" calcext:value-type="float">
            <text:p>0.09996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086814" calcext:value-type="float">
            <text:p>5.086814</text:p>
          </table:table-cell>
          <table:table-cell office:value-type="float" office:value="3.104112" calcext:value-type="float">
            <text:p>3.104112</text:p>
          </table:table-cell>
          <table:table-cell office:value-type="float" office:value="-1.004945" calcext:value-type="float">
            <text:p>-1.004945</text:p>
          </table:table-cell>
          <table:table-cell office:value-type="float" office:value="0.86801" calcext:value-type="float">
            <text:p>0.86801</text:p>
          </table:table-cell>
          <table:table-cell office:value-type="float" office:value="-0.164124" calcext:value-type="float">
            <text:p>-0.164124</text:p>
          </table:table-cell>
          <table:table-cell office:value-type="float" office:value="0.027189" calcext:value-type="float">
            <text:p>0.027189</text:p>
          </table:table-cell>
          <table:table-cell office:value-type="float" office:value="-0.200987" calcext:value-type="float">
            <text:p>-0.200987</text:p>
          </table:table-cell>
          <table:table-cell office:value-type="float" office:value="0.099999" calcext:value-type="float">
            <text:p>0.09999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124613" calcext:value-type="float">
            <text:p>5.124613</text:p>
          </table:table-cell>
          <table:table-cell office:value-type="float" office:value="2.73512" calcext:value-type="float">
            <text:p>2.73512</text:p>
          </table:table-cell>
          <table:table-cell office:value-type="float" office:value="-1.023845" calcext:value-type="float">
            <text:p>-1.023845</text:p>
          </table:table-cell>
          <table:table-cell office:value-type="float" office:value="0.663151" calcext:value-type="float">
            <text:p>0.663151</text:p>
          </table:table-cell>
          <table:table-cell office:value-type="float" office:value="-0.018891" calcext:value-type="float">
            <text:p>-0.018891</text:p>
          </table:table-cell>
          <table:table-cell office:value-type="float" office:value="-0.341803" calcext:value-type="float">
            <text:p>-0.341803</text:p>
          </table:table-cell>
          <table:table-cell office:value-type="float" office:value="-0.204859" calcext:value-type="float">
            <text:p>-0.204859</text:p>
          </table:table-cell>
          <table:table-cell office:value-type="float" office:value="0.100044" calcext:value-type="float">
            <text:p>0.10004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571429" calcext:value-type="float">
            <text:p>4.571429</text:p>
          </table:table-cell>
          <table:table-cell office:value-type="float" office:value="2.56682" calcext:value-type="float">
            <text:p>2.56682</text:p>
          </table:table-cell>
          <table:table-cell office:value-type="float" office:value="-0.747253" calcext:value-type="float">
            <text:p>-0.747253</text:p>
          </table:table-cell>
          <table:table-cell office:value-type="float" office:value="0.513651" calcext:value-type="float">
            <text:p>0.513651</text:p>
          </table:table-cell>
          <table:table-cell office:value-type="float" office:value="0.276501" calcext:value-type="float">
            <text:p>0.276501</text:p>
          </table:table-cell>
          <table:table-cell office:value-type="float" office:value="-0.510103" calcext:value-type="float">
            <text:p>-0.510103</text:p>
          </table:table-cell>
          <table:table-cell office:value-type="float" office:value="-0.1495" calcext:value-type="float">
            <text:p>-0.1495</text:p>
          </table:table-cell>
          <table:table-cell office:value-type="float" office:value="0.100033" calcext:value-type="float">
            <text:p>0.100033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25979" calcext:value-type="float">
            <text:p>3.825979</text:p>
          </table:table-cell>
          <table:table-cell office:value-type="float" office:value="2.460754" calcext:value-type="float">
            <text:p>2.460754</text:p>
          </table:table-cell>
          <table:table-cell office:value-type="float" office:value="-0.374528" calcext:value-type="float">
            <text:p>-0.374528</text:p>
          </table:table-cell>
          <table:table-cell office:value-type="float" office:value="0.131289" calcext:value-type="float">
            <text:p>0.131289</text:p>
          </table:table-cell>
          <table:table-cell office:value-type="float" office:value="0.37293" calcext:value-type="float">
            <text:p>0.37293</text:p>
          </table:table-cell>
          <table:table-cell office:value-type="float" office:value="-0.616169" calcext:value-type="float">
            <text:p>-0.616169</text:p>
          </table:table-cell>
          <table:table-cell office:value-type="float" office:value="-0.074864" calcext:value-type="float">
            <text:p>-0.074864</text:p>
          </table:table-cell>
          <table:table-cell office:value-type="float" office:value="0.099945" calcext:value-type="float">
            <text:p>0.09994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35827" calcext:value-type="float">
            <text:p>3.235827</text:p>
          </table:table-cell>
          <table:table-cell office:value-type="float" office:value="2.510149" calcext:value-type="float">
            <text:p>2.510149</text:p>
          </table:table-cell>
          <table:table-cell office:value-type="float" office:value="-0.079452" calcext:value-type="float">
            <text:p>-0.079452</text:p>
          </table:table-cell>
          <table:table-cell office:value-type="float" office:value="-0.19229" calcext:value-type="float">
            <text:p>-0.19229</text:p>
          </table:table-cell>
          <table:table-cell office:value-type="float" office:value="0.295032" calcext:value-type="float">
            <text:p>0.295032</text:p>
          </table:table-cell>
          <table:table-cell office:value-type="float" office:value="-0.566774" calcext:value-type="float">
            <text:p>-0.566774</text:p>
          </table:table-cell>
          <table:table-cell office:value-type="float" office:value="-0.015893" calcext:value-type="float">
            <text:p>-0.015893</text:p>
          </table:table-cell>
          <table:table-cell office:value-type="float" office:value="0.100015" calcext:value-type="float">
            <text:p>0.10001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08724" calcext:value-type="float">
            <text:p>2.708724</text:p>
          </table:table-cell>
          <table:table-cell office:value-type="float" office:value="2.534118" calcext:value-type="float">
            <text:p>2.534118</text:p>
          </table:table-cell>
          <table:table-cell office:value-type="float" office:value="0.1841" calcext:value-type="float">
            <text:p>0.1841</text:p>
          </table:table-cell>
          <table:table-cell office:value-type="float" office:value="-0.463335" calcext:value-type="float">
            <text:p>-0.463335</text:p>
          </table:table-cell>
          <table:table-cell office:value-type="float" office:value="0.26357" calcext:value-type="float">
            <text:p>0.26357</text:p>
          </table:table-cell>
          <table:table-cell office:value-type="float" office:value="-0.542805" calcext:value-type="float">
            <text:p>-0.542805</text:p>
          </table:table-cell>
          <table:table-cell office:value-type="float" office:value="0.036817" calcext:value-type="float">
            <text:p>0.036817</text:p>
          </table:table-cell>
          <table:table-cell office:value-type="float" office:value="0.099993" calcext:value-type="float">
            <text:p>0.09999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562306" calcext:value-type="float">
            <text:p>2.562306</text:p>
          </table:table-cell>
          <table:table-cell office:value-type="float" office:value="2.645476" calcext:value-type="float">
            <text:p>2.645476</text:p>
          </table:table-cell>
          <table:table-cell office:value-type="float" office:value="0.257308" calcext:value-type="float">
            <text:p>0.257308</text:p>
          </table:table-cell>
          <table:table-cell office:value-type="float" office:value="-0.615515" calcext:value-type="float">
            <text:p>-0.615515</text:p>
          </table:table-cell>
          <table:table-cell office:value-type="float" office:value="0.07324" calcext:value-type="float">
            <text:p>0.07324</text:p>
          </table:table-cell>
          <table:table-cell office:value-type="float" office:value="-0.431447" calcext:value-type="float">
            <text:p>-0.431447</text:p>
          </table:table-cell>
          <table:table-cell office:value-type="float" office:value="0.05144" calcext:value-type="float">
            <text:p>0.05144</text:p>
          </table:table-cell>
          <table:table-cell office:value-type="float" office:value="0.099957" calcext:value-type="float">
            <text:p>0.099957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34714" calcext:value-type="float">
            <text:p>2.434714</text:p>
          </table:table-cell>
          <table:table-cell office:value-type="float" office:value="2.579151" calcext:value-type="float">
            <text:p>2.579151</text:p>
          </table:table-cell>
          <table:table-cell office:value-type="float" office:value="0.321104" calcext:value-type="float">
            <text:p>0.321104</text:p>
          </table:table-cell>
          <table:table-cell office:value-type="float" office:value="-0.755119" calcext:value-type="float">
            <text:p>-0.755119</text:p>
          </table:table-cell>
          <table:table-cell office:value-type="float" office:value="0.063757" calcext:value-type="float">
            <text:p>0.063757</text:p>
          </table:table-cell>
          <table:table-cell office:value-type="float" office:value="-0.497772" calcext:value-type="float">
            <text:p>-0.497772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100061" calcext:value-type="float">
            <text:p>0.10006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41054" calcext:value-type="float">
            <text:p>2.441054</text:p>
          </table:table-cell>
          <table:table-cell office:value-type="float" office:value="2.799999" calcext:value-type="float">
            <text:p>2.799999</text:p>
          </table:table-cell>
          <table:table-cell office:value-type="float" office:value="0.317934" calcext:value-type="float">
            <text:p>0.317934</text:p>
          </table:table-cell>
          <table:table-cell office:value-type="float" office:value="-0.598025" calcext:value-type="float">
            <text:p>-0.598025</text:p>
          </table:table-cell>
          <table:table-cell office:value-type="float" office:value="-0.003166" calcext:value-type="float">
            <text:p>-0.003166</text:p>
          </table:table-cell>
          <table:table-cell office:value-type="float" office:value="-0.276924" calcext:value-type="float">
            <text:p>-0.276924</text:p>
          </table:table-cell>
          <table:table-cell office:value-type="float" office:value="0.06366" calcext:value-type="float">
            <text:p>0.06366</text:p>
          </table:table-cell>
          <table:table-cell office:value-type="float" office:value="0.100115" calcext:value-type="float">
            <text:p>0.10011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30531" calcext:value-type="float">
            <text:p>2.430531</text:p>
          </table:table-cell>
          <table:table-cell office:value-type="float" office:value="3.029489" calcext:value-type="float">
            <text:p>3.029489</text:p>
          </table:table-cell>
          <table:table-cell office:value-type="float" office:value="0.323196" calcext:value-type="float">
            <text:p>0.323196</text:p>
          </table:table-cell>
          <table:table-cell office:value-type="float" office:value="-0.365363" calcext:value-type="float">
            <text:p>-0.365363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-0.047434" calcext:value-type="float">
            <text:p>-0.047434</text:p>
          </table:table-cell>
          <table:table-cell office:value-type="float" office:value="0.064564" calcext:value-type="float">
            <text:p>0.064564</text:p>
          </table:table-cell>
          <table:table-cell office:value-type="float" office:value="0.099883" calcext:value-type="float">
            <text:p>0.09988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503739" calcext:value-type="float">
            <text:p>2.503739</text:p>
          </table:table-cell>
          <table:table-cell office:value-type="float" office:value="3.293058" calcext:value-type="float">
            <text:p>3.293058</text:p>
          </table:table-cell>
          <table:table-cell office:value-type="float" office:value="0.286592" calcext:value-type="float">
            <text:p>0.286592</text:p>
          </table:table-cell>
          <table:table-cell office:value-type="float" office:value="-0.107068" calcext:value-type="float">
            <text:p>-0.107068</text:p>
          </table:table-cell>
          <table:table-cell office:value-type="float" office:value="-0.036611" calcext:value-type="float">
            <text:p>-0.036611</text:p>
          </table:table-cell>
          <table:table-cell office:value-type="float" office:value="0.216135" calcext:value-type="float">
            <text:p>0.216135</text:p>
          </table:table-cell>
          <table:table-cell office:value-type="float" office:value="0.057308" calcext:value-type="float">
            <text:p>0.057308</text:p>
          </table:table-cell>
          <table:table-cell office:value-type="float" office:value="0.099981" calcext:value-type="float">
            <text:p>0.09998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78191" calcext:value-type="float">
            <text:p>2.478191</text:p>
          </table:table-cell>
          <table:table-cell office:value-type="float" office:value="3.521181" calcext:value-type="float">
            <text:p>3.521181</text:p>
          </table:table-cell>
          <table:table-cell office:value-type="float" office:value="0.299366" calcext:value-type="float">
            <text:p>0.299366</text:p>
          </table:table-cell>
          <table:table-cell office:value-type="float" office:value="0.157665" calcext:value-type="float">
            <text:p>0.157665</text:p>
          </table:table-cell>
          <table:table-cell office:value-type="float" office:value="0.012774" calcext:value-type="float">
            <text:p>0.012774</text:p>
          </table:table-cell>
          <table:table-cell office:value-type="float" office:value="0.444258" calcext:value-type="float">
            <text:p>0.444258</text:p>
          </table:table-cell>
          <table:table-cell office:value-type="float" office:value="0.059874" calcext:value-type="float">
            <text:p>0.059874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22145" calcext:value-type="float">
            <text:p>2.722145</text:p>
          </table:table-cell>
          <table:table-cell office:value-type="float" office:value="3.718966" calcext:value-type="float">
            <text:p>3.718966</text:p>
          </table:table-cell>
          <table:table-cell office:value-type="float" office:value="0.177389" calcext:value-type="float">
            <text:p>0.177389</text:p>
          </table:table-cell>
          <table:table-cell office:value-type="float" office:value="0.342629" calcext:value-type="float">
            <text:p>0.342629</text:p>
          </table:table-cell>
          <table:table-cell office:value-type="float" office:value="-0.122025" calcext:value-type="float">
            <text:p>-0.122025</text:p>
          </table:table-cell>
          <table:table-cell office:value-type="float" office:value="0.642043" calcext:value-type="float">
            <text:p>0.642043</text:p>
          </table:table-cell>
          <table:table-cell office:value-type="float" office:value="0.035464" calcext:value-type="float">
            <text:p>0.035464</text:p>
          </table:table-cell>
          <table:table-cell office:value-type="float" office:value="0.099961" calcext:value-type="float">
            <text:p>0.09996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2992" calcext:value-type="float">
            <text:p>2.942992</text:p>
          </table:table-cell>
          <table:table-cell office:value-type="float" office:value="3.685193" calcext:value-type="float">
            <text:p>3.685193</text:p>
          </table:table-cell>
          <table:table-cell office:value-type="float" office:value="0.066966" calcext:value-type="float">
            <text:p>0.066966</text:p>
          </table:table-cell>
          <table:table-cell office:value-type="float" office:value="0.430887" calcext:value-type="float">
            <text:p>0.430887</text:p>
          </table:table-cell>
          <table:table-cell office:value-type="float" office:value="-0.110417" calcext:value-type="float">
            <text:p>-0.110417</text:p>
          </table:table-cell>
          <table:table-cell office:value-type="float" office:value="0.60827" calcext:value-type="float">
            <text:p>0.60827</text:p>
          </table:table-cell>
          <table:table-cell office:value-type="float" office:value="0.013394" calcext:value-type="float">
            <text:p>0.013394</text:p>
          </table:table-cell>
          <table:table-cell office:value-type="float" office:value="0.100006" calcext:value-type="float">
            <text:p>0.10000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44839" calcext:value-type="float">
            <text:p>3.144839</text:p>
          </table:table-cell>
          <table:table-cell office:value-type="float" office:value="3.583833" calcext:value-type="float">
            <text:p>3.583833</text:p>
          </table:table-cell>
          <table:table-cell office:value-type="float" office:value="-0.033958" calcext:value-type="float">
            <text:p>-0.033958</text:p>
          </table:table-cell>
          <table:table-cell office:value-type="float" office:value="0.439986" calcext:value-type="float">
            <text:p>0.439986</text:p>
          </table:table-cell>
          <table:table-cell office:value-type="float" office:value="-0.100882" calcext:value-type="float">
            <text:p>-0.100882</text:p>
          </table:table-cell>
          <table:table-cell office:value-type="float" office:value="0.50691" calcext:value-type="float">
            <text:p>0.50691</text:p>
          </table:table-cell>
          <table:table-cell office:value-type="float" office:value="-0.006794" calcext:value-type="float">
            <text:p>-0.006794</text:p>
          </table:table-cell>
          <table:table-cell office:value-type="float" office:value="0.100041" calcext:value-type="float">
            <text:p>0.100041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55453" calcext:value-type="float">
            <text:p>3.455453</text:p>
          </table:table-cell>
          <table:table-cell office:value-type="float" office:value="3.408275" calcext:value-type="float">
            <text:p>3.408275</text:p>
          </table:table-cell>
          <table:table-cell office:value-type="float" office:value="-0.189265" calcext:value-type="float">
            <text:p>-0.189265</text:p>
          </table:table-cell>
          <table:table-cell office:value-type="float" office:value="0.365314" calcext:value-type="float">
            <text:p>0.365314</text:p>
          </table:table-cell>
          <table:table-cell office:value-type="float" office:value="-0.155302" calcext:value-type="float">
            <text:p>-0.155302</text:p>
          </table:table-cell>
          <table:table-cell office:value-type="float" office:value="0.331352" calcext:value-type="float">
            <text:p>0.331352</text:p>
          </table:table-cell>
          <table:table-cell office:value-type="float" office:value="-0.037854" calcext:value-type="float">
            <text:p>-0.037854</text:p>
          </table:table-cell>
          <table:table-cell office:value-type="float" office:value="0.100003" calcext:value-type="float">
            <text:p>0.100003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1402" calcext:value-type="float">
            <text:p>3.51402</text:p>
          </table:table-cell>
          <table:table-cell office:value-type="float" office:value="3.157855" calcext:value-type="float">
            <text:p>3.157855</text:p>
          </table:table-cell>
          <table:table-cell office:value-type="float" office:value="-0.218548" calcext:value-type="float">
            <text:p>-0.218548</text:p>
          </table:table-cell>
          <table:table-cell office:value-type="float" office:value="0.270185" calcext:value-type="float">
            <text:p>0.270185</text:p>
          </table:table-cell>
          <table:table-cell office:value-type="float" office:value="-0.029296" calcext:value-type="float">
            <text:p>-0.029296</text:p>
          </table:table-cell>
          <table:table-cell office:value-type="float" office:value="0.080932" calcext:value-type="float">
            <text:p>0.080932</text:p>
          </table:table-cell>
          <table:table-cell office:value-type="float" office:value="-0.04369" calcext:value-type="float">
            <text:p>-0.04369</text:p>
          </table:table-cell>
          <table:table-cell office:value-type="float" office:value="0.099956" calcext:value-type="float">
            <text:p>0.09995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40811" calcext:value-type="float">
            <text:p>3.440811</text:p>
          </table:table-cell>
          <table:table-cell office:value-type="float" office:value="3.02791" calcext:value-type="float">
            <text:p>3.02791</text:p>
          </table:table-cell>
          <table:table-cell office:value-type="float" office:value="-0.181944" calcext:value-type="float">
            <text:p>-0.181944</text:p>
          </table:table-cell>
          <table:table-cell office:value-type="float" office:value="0.169516" calcext:value-type="float">
            <text:p>0.169516</text:p>
          </table:table-cell>
          <table:table-cell office:value-type="float" office:value="0.036585" calcext:value-type="float">
            <text:p>0.036585</text:p>
          </table:table-cell>
          <table:table-cell office:value-type="float" office:value="-0.049013" calcext:value-type="float">
            <text:p>-0.049013</text:p>
          </table:table-cell>
          <table:table-cell office:value-type="float" office:value="-0.036408" calcext:value-type="float">
            <text:p>-0.036408</text:p>
          </table:table-cell>
          <table:table-cell office:value-type="float" office:value="0.100053" calcext:value-type="float">
            <text:p>0.100053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52961" calcext:value-type="float">
            <text:p>3.352961</text:p>
          </table:table-cell>
          <table:table-cell office:value-type="float" office:value="2.973224" calcext:value-type="float">
            <text:p>2.973224</text:p>
          </table:table-cell>
          <table:table-cell office:value-type="float" office:value="-0.138019" calcext:value-type="float">
            <text:p>-0.138019</text:p>
          </table:table-cell>
          <table:table-cell office:value-type="float" office:value="0.078265" calcext:value-type="float">
            <text:p>0.078265</text:p>
          </table:table-cell>
          <table:table-cell office:value-type="float" office:value="0.043945" calcext:value-type="float">
            <text:p>0.043945</text:p>
          </table:table-cell>
          <table:table-cell office:value-type="float" office:value="-0.103699" calcext:value-type="float">
            <text:p>-0.103699</text:p>
          </table:table-cell>
          <table:table-cell office:value-type="float" office:value="-0.027591" calcext:value-type="float">
            <text:p>-0.027591</text:p>
          </table:table-cell>
          <table:table-cell office:value-type="float" office:value="0.099954" calcext:value-type="float">
            <text:p>0.099954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52961" calcext:value-type="float">
            <text:p>3.352961</text:p>
          </table:table-cell>
          <table:table-cell office:value-type="float" office:value="2.924999" calcext:value-type="float">
            <text:p>2.924999</text:p>
          </table:table-cell>
          <table:table-cell office:value-type="float" office:value="-0.138019" calcext:value-type="float">
            <text:p>-0.138019</text:p>
          </table:table-cell>
          <table:table-cell office:value-type="float" office:value="-0.013906" calcext:value-type="float">
            <text:p>-0.013906</text:p>
          </table:table-cell>
          <table:table-cell office:value-type="float" office:value="0" calcext:value-type="float">
            <text:p>0</text:p>
          </table:table-cell>
          <table:table-cell office:value-type="float" office:value="-0.151925" calcext:value-type="float">
            <text:p>-0.151925</text:p>
          </table:table-cell>
          <table:table-cell office:value-type="float" office:value="-0.027607" calcext:value-type="float">
            <text:p>-0.027607</text:p>
          </table:table-cell>
          <table:table-cell office:value-type="float" office:value="0.100013" calcext:value-type="float">
            <text:p>0.10001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47976" calcext:value-type="float">
            <text:p>3.147976</text:p>
          </table:table-cell>
          <table:table-cell office:value-type="float" office:value="2.860611" calcext:value-type="float">
            <text:p>2.860611</text:p>
          </table:table-cell>
          <table:table-cell office:value-type="float" office:value="-0.035527" calcext:value-type="float">
            <text:p>-0.035527</text:p>
          </table:table-cell>
          <table:table-cell office:value-type="float" office:value="-0.07832" calcext:value-type="float">
            <text:p>-0.07832</text:p>
          </table:table-cell>
          <table:table-cell office:value-type="float" office:value="0.102465" calcext:value-type="float">
            <text:p>0.102465</text:p>
          </table:table-cell>
          <table:table-cell office:value-type="float" office:value="-0.216312" calcext:value-type="float">
            <text:p>-0.216312</text:p>
          </table:table-cell>
          <table:table-cell office:value-type="float" office:value="-0.007107" calcext:value-type="float">
            <text:p>-0.007107</text:p>
          </table:table-cell>
          <table:table-cell office:value-type="float" office:value="0.100026" calcext:value-type="float">
            <text:p>0.100026</text:p>
          </table:table-cell>
          <table:table-cell>
            <draw:frame table:end-cell-address="right_front_wheel_stats.Z38" table:end-x="3.8pt" table:end-y="6.86pt" draw:z-index="2" draw:style-name="gr1" draw:text-style-name="P1" svg:width="809.72pt" svg:height="88.81pt" svg:x="26.08pt" svg:y="7.71pt">
              <draw:object draw:notify-on-update-of-ranges="right_front_wheel_stats.A2:right_front_wheel_stats.A219 right_front_wheel_stats.I1:right_front_wheel_stats.I1 right_front_wheel_stats.I2:right_front_wheel_stats.I21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2.909257" calcext:value-type="float">
            <text:p>2.909257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-0.132124" calcext:value-type="float">
            <text:p>-0.132124</text:p>
          </table:table-cell>
          <table:table-cell office:value-type="float" office:value="0.065903" calcext:value-type="float">
            <text:p>0.065903</text:p>
          </table:table-cell>
          <table:table-cell office:value-type="float" office:value="-0.167666" calcext:value-type="float">
            <text:p>-0.167666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99977" calcext:value-type="float">
            <text:p>0.099977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26007" calcext:value-type="float">
            <text:p>2.826007</text:p>
          </table:table-cell>
          <table:table-cell office:value-type="float" office:value="2.964752" calcext:value-type="float">
            <text:p>2.964752</text:p>
          </table:table-cell>
          <table:table-cell office:value-type="float" office:value="0.125458" calcext:value-type="float">
            <text:p>0.125458</text:p>
          </table:table-cell>
          <table:table-cell office:value-type="float" office:value="-0.142504" calcext:value-type="float">
            <text:p>-0.142504</text:p>
          </table:table-cell>
          <table:table-cell office:value-type="float" office:value="0.095125" calcext:value-type="float">
            <text:p>0.095125</text:p>
          </table:table-cell>
          <table:table-cell office:value-type="float" office:value="-0.112171" calcext:value-type="float">
            <text:p>-0.112171</text:p>
          </table:table-cell>
          <table:table-cell office:value-type="float" office:value="0.025084" calcext:value-type="float">
            <text:p>0.025084</text:p>
          </table:table-cell>
          <table:table-cell office:value-type="float" office:value="0.09997" calcext:value-type="float">
            <text:p>0.09997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99067" calcext:value-type="float">
            <text:p>2.899067</text:p>
          </table:table-cell>
          <table:table-cell office:value-type="float" office:value="3.064262" calcext:value-type="float">
            <text:p>3.064262</text:p>
          </table:table-cell>
          <table:table-cell office:value-type="float" office:value="0.088928" calcext:value-type="float">
            <text:p>0.088928</text:p>
          </table:table-cell>
          <table:table-cell office:value-type="float" office:value="-0.138106" calcext:value-type="float">
            <text:p>-0.138106</text:p>
          </table:table-cell>
          <table:table-cell office:value-type="float" office:value="-0.036517" calcext:value-type="float">
            <text:p>-0.036517</text:p>
          </table:table-cell>
          <table:table-cell office:value-type="float" office:value="-0.012661" calcext:value-type="float">
            <text:p>-0.012661</text:p>
          </table:table-cell>
          <table:table-cell office:value-type="float" office:value="0.017792" calcext:value-type="float">
            <text:p>0.017792</text:p>
          </table:table-cell>
          <table:table-cell office:value-type="float" office:value="0.100034" calcext:value-type="float">
            <text:p>0.100034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11216" calcext:value-type="float">
            <text:p>2.811216</text:p>
          </table:table-cell>
          <table:table-cell office:value-type="float" office:value="3.061103" calcext:value-type="float">
            <text:p>3.061103</text:p>
          </table:table-cell>
          <table:table-cell office:value-type="float" office:value="0.132853" calcext:value-type="float">
            <text:p>0.132853</text:p>
          </table:table-cell>
          <table:table-cell office:value-type="float" office:value="-0.104744" calcext:value-type="float">
            <text:p>-0.104744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-0.01582" calcext:value-type="float">
            <text:p>-0.01582</text:p>
          </table:table-cell>
          <table:table-cell office:value-type="float" office:value="0.026568" calcext:value-type="float">
            <text:p>0.026568</text:p>
          </table:table-cell>
          <table:table-cell office:value-type="float" office:value="0.099989" calcext:value-type="float">
            <text:p>0.099989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38008" calcext:value-type="float">
            <text:p>2.738008</text:p>
          </table:table-cell>
          <table:table-cell office:value-type="float" office:value="3.176758" calcext:value-type="float">
            <text:p>3.176758</text:p>
          </table:table-cell>
          <table:table-cell office:value-type="float" office:value="0.169458" calcext:value-type="float">
            <text:p>0.169458</text:p>
          </table:table-cell>
          <table:table-cell office:value-type="float" office:value="-0.033008" calcext:value-type="float">
            <text:p>-0.033008</text:p>
          </table:table-cell>
          <table:table-cell office:value-type="float" office:value="0.036615" calcext:value-type="float">
            <text:p>0.036615</text:p>
          </table:table-cell>
          <table:table-cell office:value-type="float" office:value="0.099835" calcext:value-type="float">
            <text:p>0.099835</text:p>
          </table:table-cell>
          <table:table-cell office:value-type="float" office:value="0.033882" calcext:value-type="float">
            <text:p>0.033882</text:p>
          </table:table-cell>
          <table:table-cell office:value-type="float" office:value="0.099971" calcext:value-type="float">
            <text:p>0.099971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25858" calcext:value-type="float">
            <text:p>2.825858</text:p>
          </table:table-cell>
          <table:table-cell office:value-type="float" office:value="3.282157" calcext:value-type="float">
            <text:p>3.282157</text:p>
          </table:table-cell>
          <table:table-cell office:value-type="float" office:value="0.125533" calcext:value-type="float">
            <text:p>0.125533</text:p>
          </table:table-cell>
          <table:table-cell office:value-type="float" office:value="0.035805" calcext:value-type="float">
            <text:p>0.035805</text:p>
          </table:table-cell>
          <table:table-cell office:value-type="float" office:value="-0.043897" calcext:value-type="float">
            <text:p>-0.043897</text:p>
          </table:table-cell>
          <table:table-cell office:value-type="float" office:value="0.205234" calcext:value-type="float">
            <text:p>0.205234</text:p>
          </table:table-cell>
          <table:table-cell office:value-type="float" office:value="0.025123" calcext:value-type="float">
            <text:p>0.025123</text:p>
          </table:table-cell>
          <table:table-cell office:value-type="float" office:value="0.100065" calcext:value-type="float">
            <text:p>0.10006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67291" calcext:value-type="float">
            <text:p>2.767291</text:p>
          </table:table-cell>
          <table:table-cell office:value-type="float" office:value="3.305688" calcext:value-type="float">
            <text:p>3.305688</text:p>
          </table:table-cell>
          <table:table-cell office:value-type="float" office:value="0.154816" calcext:value-type="float">
            <text:p>0.154816</text:p>
          </table:table-cell>
          <table:table-cell office:value-type="float" office:value="0.103205" calcext:value-type="float">
            <text:p>0.103205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0.228765" calcext:value-type="float">
            <text:p>0.228765</text:p>
          </table:table-cell>
          <table:table-cell office:value-type="float" office:value="0.030992" calcext:value-type="float">
            <text:p>0.030992</text:p>
          </table:table-cell>
          <table:table-cell office:value-type="float" office:value="0.100093" calcext:value-type="float">
            <text:p>0.10009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69783" calcext:value-type="float">
            <text:p>2.869783</text:p>
          </table:table-cell>
          <table:table-cell office:value-type="float" office:value="3.383302" calcext:value-type="float">
            <text:p>3.383302</text:p>
          </table:table-cell>
          <table:table-cell office:value-type="float" office:value="0.10357" calcext:value-type="float">
            <text:p>0.10357</text:p>
          </table:table-cell>
          <table:table-cell office:value-type="float" office:value="0.151475" calcext:value-type="float">
            <text:p>0.151475</text:p>
          </table:table-cell>
          <table:table-cell office:value-type="float" office:value="-0.051334" calcext:value-type="float">
            <text:p>-0.051334</text:p>
          </table:table-cell>
          <table:table-cell office:value-type="float" office:value="0.306379" calcext:value-type="float">
            <text:p>0.306379</text:p>
          </table:table-cell>
          <table:table-cell office:value-type="float" office:value="0.020678" calcext:value-type="float">
            <text:p>0.020678</text:p>
          </table:table-cell>
          <table:table-cell office:value-type="float" office:value="0.099828" calcext:value-type="float">
            <text:p>0.099828</text:p>
          </table:table-cell>
          <table:table-cell/>
          <table:table-cell office:value-type="string" calcext:value-type="string">
            <text:p>control_signal = Kp*error_curr + Ki*integral – Kd*derivativ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6439" calcext:value-type="float">
            <text:p>2.956439</text:p>
          </table:table-cell>
          <table:table-cell office:value-type="float" office:value="3.371602" calcext:value-type="float">
            <text:p>3.371602</text:p>
          </table:table-cell>
          <table:table-cell office:value-type="float" office:value="0.060242" calcext:value-type="float">
            <text:p>0.060242</text:p>
          </table:table-cell>
          <table:table-cell office:value-type="float" office:value="0.191139" calcext:value-type="float">
            <text:p>0.191139</text:p>
          </table:table-cell>
          <table:table-cell office:value-type="float" office:value="-0.043298" calcext:value-type="float">
            <text:p>-0.043298</text:p>
          </table:table-cell>
          <table:table-cell office:value-type="float" office:value="0.294679" calcext:value-type="float">
            <text:p>0.294679</text:p>
          </table:table-cell>
          <table:table-cell office:value-type="float" office:value="0.012057" calcext:value-type="float">
            <text:p>0.012057</text:p>
          </table:table-cell>
          <table:table-cell office:value-type="float" office:value="0.100068" calcext:value-type="float">
            <text:p>0.100068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36385" calcext:value-type="float">
            <text:p>3.136385</text:p>
          </table:table-cell>
          <table:table-cell office:value-type="float" office:value="3.329454" calcext:value-type="float">
            <text:p>3.329454</text:p>
          </table:table-cell>
          <table:table-cell office:value-type="float" office:value="-0.029731" calcext:value-type="float">
            <text:p>-0.029731</text:p>
          </table:table-cell>
          <table:table-cell office:value-type="float" office:value="0.192299" calcext:value-type="float">
            <text:p>0.192299</text:p>
          </table:table-cell>
          <table:table-cell office:value-type="float" office:value="-0.089962" calcext:value-type="float">
            <text:p>-0.089962</text:p>
          </table:table-cell>
          <table:table-cell office:value-type="float" office:value="0.252531" calcext:value-type="float">
            <text:p>0.252531</text:p>
          </table:table-cell>
          <table:table-cell office:value-type="float" office:value="-0.005947" calcext:value-type="float">
            <text:p>-0.005947</text:p>
          </table:table-cell>
          <table:table-cell office:value-type="float" office:value="0.100012" calcext:value-type="float">
            <text:p>0.100012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91901" calcext:value-type="float">
            <text:p>3.191901</text:p>
          </table:table-cell>
          <table:table-cell office:value-type="float" office:value="3.221926" calcext:value-type="float">
            <text:p>3.221926</text:p>
          </table:table-cell>
          <table:table-cell office:value-type="float" office:value="-0.057489" calcext:value-type="float">
            <text:p>-0.057489</text:p>
          </table:table-cell>
          <table:table-cell office:value-type="float" office:value="0.174731" calcext:value-type="float">
            <text:p>0.174731</text:p>
          </table:table-cell>
          <table:table-cell office:value-type="float" office:value="-0.027761" calcext:value-type="float">
            <text:p>-0.027761</text:p>
          </table:table-cell>
          <table:table-cell office:value-type="float" office:value="0.145003" calcext:value-type="float">
            <text:p>0.145003</text:p>
          </table:table-cell>
          <table:table-cell office:value-type="float" office:value="-0.011497" calcext:value-type="float">
            <text:p>-0.011497</text:p>
          </table:table-cell>
          <table:table-cell office:value-type="float" office:value="0.09999" calcext:value-type="float">
            <text:p>0.09999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02809" calcext:value-type="float">
            <text:p>3.202809</text:p>
          </table:table-cell>
          <table:table-cell office:value-type="float" office:value="3.156499" calcext:value-type="float">
            <text:p>3.156499</text:p>
          </table:table-cell>
          <table:table-cell office:value-type="float" office:value="-0.062943" calcext:value-type="float">
            <text:p>-0.062943</text:p>
          </table:table-cell>
          <table:table-cell office:value-type="float" office:value="0.137063" calcext:value-type="float">
            <text:p>0.137063</text:p>
          </table:table-cell>
          <table:table-cell office:value-type="float" office:value="-0.005456" calcext:value-type="float">
            <text:p>-0.005456</text:p>
          </table:table-cell>
          <table:table-cell office:value-type="float" office:value="0.079576" calcext:value-type="float">
            <text:p>0.079576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99965" calcext:value-type="float">
            <text:p>0.099965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50469" calcext:value-type="float">
            <text:p>3.250469</text:p>
          </table:table-cell>
          <table:table-cell office:value-type="float" office:value="3.115868" calcext:value-type="float">
            <text:p>3.115868</text:p>
          </table:table-cell>
          <table:table-cell office:value-type="float" office:value="-0.086773" calcext:value-type="float">
            <text:p>-0.086773</text:p>
          </table:table-cell>
          <table:table-cell office:value-type="float" office:value="0.101905" calcext:value-type="float">
            <text:p>0.101905</text:p>
          </table:table-cell>
          <table:table-cell office:value-type="float" office:value="-0.023813" calcext:value-type="float">
            <text:p>-0.023813</text:p>
          </table:table-cell>
          <table:table-cell office:value-type="float" office:value="0.038945" calcext:value-type="float">
            <text:p>0.038945</text:p>
          </table:table-cell>
          <table:table-cell office:value-type="float" office:value="-0.017367" calcext:value-type="float">
            <text:p>-0.017367</text:p>
          </table:table-cell>
          <table:table-cell office:value-type="float" office:value="0.100072" calcext:value-type="float">
            <text:p>0.100072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80768" calcext:value-type="float">
            <text:p>3.180768</text:p>
          </table:table-cell>
          <table:table-cell office:value-type="float" office:value="3.055093" calcext:value-type="float">
            <text:p>3.055093</text:p>
          </table:table-cell>
          <table:table-cell office:value-type="float" office:value="-0.051922" calcext:value-type="float">
            <text:p>-0.051922</text:p>
          </table:table-cell>
          <table:table-cell office:value-type="float" office:value="0.064956" calcext:value-type="float">
            <text:p>0.064956</text:p>
          </table:table-cell>
          <table:table-cell office:value-type="float" office:value="0.034864" calcext:value-type="float">
            <text:p>0.034864</text:p>
          </table:table-cell>
          <table:table-cell office:value-type="float" office:value="-0.02183" calcext:value-type="float">
            <text:p>-0.02183</text:p>
          </table:table-cell>
          <table:table-cell office:value-type="float" office:value="-0.010381" calcext:value-type="float">
            <text:p>-0.010381</text:p>
          </table:table-cell>
          <table:table-cell office:value-type="float" office:value="0.099962" calcext:value-type="float">
            <text:p>0.099962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6511" calcext:value-type="float">
            <text:p>3.26511</text:p>
          </table:table-cell>
          <table:table-cell office:value-type="float" office:value="3.037263" calcext:value-type="float">
            <text:p>3.037263</text:p>
          </table:table-cell>
          <table:table-cell office:value-type="float" office:value="-0.094094" calcext:value-type="float">
            <text:p>-0.094094</text:p>
          </table:table-cell>
          <table:table-cell office:value-type="float" office:value="0.012258" calcext:value-type="float">
            <text:p>0.012258</text:p>
          </table:table-cell>
          <table:table-cell office:value-type="float" office:value="-0.042176" calcext:value-type="float">
            <text:p>-0.042176</text:p>
          </table:table-cell>
          <table:table-cell office:value-type="float" office:value="-0.03966" calcext:value-type="float">
            <text:p>-0.03966</text:p>
          </table:table-cell>
          <table:table-cell office:value-type="float" office:value="-0.018817" calcext:value-type="float">
            <text:p>-0.018817</text:p>
          </table:table-cell>
          <table:table-cell office:value-type="float" office:value="0.099989" calcext:value-type="float">
            <text:p>0.099989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02809" calcext:value-type="float">
            <text:p>3.202809</text:p>
          </table:table-cell>
          <table:table-cell office:value-type="float" office:value="2.957365" calcext:value-type="float">
            <text:p>2.957365</text:p>
          </table:table-cell>
          <table:table-cell office:value-type="float" office:value="-0.062943" calcext:value-type="float">
            <text:p>-0.062943</text:p>
          </table:table-cell>
          <table:table-cell office:value-type="float" office:value="-0.025446" calcext:value-type="float">
            <text:p>-0.025446</text:p>
          </table:table-cell>
          <table:table-cell office:value-type="float" office:value="0.031169" calcext:value-type="float">
            <text:p>0.031169</text:p>
          </table:table-cell>
          <table:table-cell office:value-type="float" office:value="-0.119558" calcext:value-type="float">
            <text:p>-0.119558</text:p>
          </table:table-cell>
          <table:table-cell office:value-type="float" office:value="-0.012581" calcext:value-type="float">
            <text:p>-0.012581</text:p>
          </table:table-cell>
          <table:table-cell office:value-type="float" office:value="0.099941" calcext:value-type="float">
            <text:p>0.099941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35827" calcext:value-type="float">
            <text:p>3.235827</text:p>
          </table:table-cell>
          <table:table-cell office:value-type="float" office:value="2.941646" calcext:value-type="float">
            <text:p>2.941646</text:p>
          </table:table-cell>
          <table:table-cell office:value-type="float" office:value="-0.079452" calcext:value-type="float">
            <text:p>-0.079452</text:p>
          </table:table-cell>
          <table:table-cell office:value-type="float" office:value="-0.072332" calcext:value-type="float">
            <text:p>-0.072332</text:p>
          </table:table-cell>
          <table:table-cell office:value-type="float" office:value="-0.016506" calcext:value-type="float">
            <text:p>-0.016506</text:p>
          </table:table-cell>
          <table:table-cell office:value-type="float" office:value="-0.135277" calcext:value-type="float">
            <text:p>-0.135277</text:p>
          </table:table-cell>
          <table:table-cell office:value-type="float" office:value="-0.015893" calcext:value-type="float">
            <text:p>-0.015893</text:p>
          </table:table-cell>
          <table:table-cell office:value-type="float" office:value="0.100019" calcext:value-type="float">
            <text:p>0.100019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2275" calcext:value-type="float">
            <text:p>2.972275</text:p>
          </table:table-cell>
          <table:table-cell office:value-type="float" office:value="2.914944" calcext:value-type="float">
            <text:p>2.914944</text:p>
          </table:table-cell>
          <table:table-cell office:value-type="float" office:value="0.052324" calcext:value-type="float">
            <text:p>0.052324</text:p>
          </table:table-cell>
          <table:table-cell office:value-type="float" office:value="-0.082544" calcext:value-type="float">
            <text:p>-0.082544</text:p>
          </table:table-cell>
          <table:table-cell office:value-type="float" office:value="0.131759" calcext:value-type="float">
            <text:p>0.131759</text:p>
          </table:table-cell>
          <table:table-cell office:value-type="float" office:value="-0.161979" calcext:value-type="float">
            <text:p>-0.161979</text:p>
          </table:table-cell>
          <table:table-cell office:value-type="float" office:value="0.010466" calcext:value-type="float">
            <text:p>0.010466</text:p>
          </table:table-cell>
          <table:table-cell office:value-type="float" office:value="0.100013" calcext:value-type="float">
            <text:p>0.100013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8854" calcext:value-type="float">
            <text:p>2.958854</text:p>
          </table:table-cell>
          <table:table-cell office:value-type="float" office:value="3.046432" calcext:value-type="float">
            <text:p>3.046432</text:p>
          </table:table-cell>
          <table:table-cell office:value-type="float" office:value="0.059035" calcext:value-type="float">
            <text:p>0.059035</text:p>
          </table:table-cell>
          <table:table-cell office:value-type="float" office:value="-0.082807" calcext:value-type="float">
            <text:p>-0.082807</text:p>
          </table:table-cell>
          <table:table-cell office:value-type="float" office:value="0.006718" calcext:value-type="float">
            <text:p>0.006718</text:p>
          </table:table-cell>
          <table:table-cell office:value-type="float" office:value="-0.030491" calcext:value-type="float">
            <text:p>-0.030491</text:p>
          </table:table-cell>
          <table:table-cell office:value-type="float" office:value="0.011793" calcext:value-type="float">
            <text:p>0.011793</text:p>
          </table:table-cell>
          <table:table-cell office:value-type="float" office:value="0.099886" calcext:value-type="float">
            <text:p>0.099886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27454" calcext:value-type="float">
            <text:p>2.927454</text:p>
          </table:table-cell>
          <table:table-cell office:value-type="float" office:value="3.074074" calcext:value-type="float">
            <text:p>3.074074</text:p>
          </table:table-cell>
          <table:table-cell office:value-type="float" office:value="0.074735" calcext:value-type="float">
            <text:p>0.074735</text:p>
          </table:table-cell>
          <table:table-cell office:value-type="float" office:value="-0.061899" calcext:value-type="float">
            <text:p>-0.061899</text:p>
          </table:table-cell>
          <table:table-cell office:value-type="float" office:value="0.015685" calcext:value-type="float">
            <text:p>0.015685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14961" calcext:value-type="float">
            <text:p>0.014961</text:p>
          </table:table-cell>
          <table:table-cell office:value-type="float" office:value="0.100095" calcext:value-type="float">
            <text:p>0.10009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2992" calcext:value-type="float">
            <text:p>2.942992</text:p>
          </table:table-cell>
          <table:table-cell office:value-type="float" office:value="3.114662" calcext:value-type="float">
            <text:p>3.114662</text:p>
          </table:table-cell>
          <table:table-cell office:value-type="float" office:value="0.066966" calcext:value-type="float">
            <text:p>0.066966</text:p>
          </table:table-cell>
          <table:table-cell office:value-type="float" office:value="-0.036977" calcext:value-type="float">
            <text:p>-0.036977</text:p>
          </table:table-cell>
          <table:table-cell office:value-type="float" office:value="-0.00775" calcext:value-type="float">
            <text:p>-0.00775</text:p>
          </table:table-cell>
          <table:table-cell office:value-type="float" office:value="0.037739" calcext:value-type="float">
            <text:p>0.037739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100241" calcext:value-type="float">
            <text:p>0.100241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97023" calcext:value-type="float">
            <text:p>2.797023</text:p>
          </table:table-cell>
          <table:table-cell office:value-type="float" office:value="3.147295" calcext:value-type="float">
            <text:p>3.147295</text:p>
          </table:table-cell>
          <table:table-cell office:value-type="float" office:value="0.13995" calcext:value-type="float">
            <text:p>0.13995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73123" calcext:value-type="float">
            <text:p>0.073123</text:p>
          </table:table-cell>
          <table:table-cell office:value-type="float" office:value="0.070372" calcext:value-type="float">
            <text:p>0.070372</text:p>
          </table:table-cell>
          <table:table-cell office:value-type="float" office:value="0.027937" calcext:value-type="float">
            <text:p>0.027937</text:p>
          </table:table-cell>
          <table:table-cell office:value-type="float" office:value="0.099811" calcext:value-type="float">
            <text:p>0.099811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97023" calcext:value-type="float">
            <text:p>2.797023</text:p>
          </table:table-cell>
          <table:table-cell office:value-type="float" office:value="3.265777" calcext:value-type="float">
            <text:p>3.265777</text:p>
          </table:table-cell>
          <table:table-cell office:value-type="float" office:value="0.13995" calcext:value-type="float">
            <text:p>0.13995</text:p>
          </table:table-cell>
          <table:table-cell office:value-type="float" office:value="0.048904" calcext:value-type="float">
            <text:p>0.048904</text:p>
          </table:table-cell>
          <table:table-cell office:value-type="float" office:value="0" calcext:value-type="float">
            <text:p>0</text:p>
          </table:table-cell>
          <table:table-cell office:value-type="float" office:value="0.188854" calcext:value-type="float">
            <text:p>0.188854</text:p>
          </table:table-cell>
          <table:table-cell office:value-type="float" office:value="0.027993" calcext:value-type="float">
            <text:p>0.027993</text:p>
          </table:table-cell>
          <table:table-cell office:value-type="float" office:value="0.100009" calcext:value-type="float">
            <text:p>0.100009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14471" calcext:value-type="float">
            <text:p>2.914471</text:p>
          </table:table-cell>
          <table:table-cell office:value-type="float" office:value="3.292407" calcext:value-type="float">
            <text:p>3.292407</text:p>
          </table:table-cell>
          <table:table-cell office:value-type="float" office:value="0.081226" calcext:value-type="float">
            <text:p>0.081226</text:p>
          </table:table-cell>
          <table:table-cell office:value-type="float" office:value="0.075528" calcext:value-type="float">
            <text:p>0.075528</text:p>
          </table:table-cell>
          <table:table-cell office:value-type="float" office:value="-0.05873" calcext:value-type="float">
            <text:p>-0.05873</text:p>
          </table:table-cell>
          <table:table-cell office:value-type="float" office:value="0.215484" calcext:value-type="float">
            <text:p>0.215484</text:p>
          </table:table-cell>
          <table:table-cell office:value-type="float" office:value="0.016244" calcext:value-type="float">
            <text:p>0.016244</text:p>
          </table:table-cell>
          <table:table-cell office:value-type="float" office:value="0.09999" calcext:value-type="float">
            <text:p>0.09999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2275" calcext:value-type="float">
            <text:p>2.972275</text:p>
          </table:table-cell>
          <table:table-cell office:value-type="float" office:value="3.262965" calcext:value-type="float">
            <text:p>3.262965</text:p>
          </table:table-cell>
          <table:table-cell office:value-type="float" office:value="0.052324" calcext:value-type="float">
            <text:p>0.052324</text:p>
          </table:table-cell>
          <table:table-cell office:value-type="float" office:value="0.104806" calcext:value-type="float">
            <text:p>0.104806</text:p>
          </table:table-cell>
          <table:table-cell office:value-type="float" office:value="-0.028913" calcext:value-type="float">
            <text:p>-0.028913</text:p>
          </table:table-cell>
          <table:table-cell office:value-type="float" office:value="0.186042" calcext:value-type="float">
            <text:p>0.186042</text:p>
          </table:table-cell>
          <table:table-cell office:value-type="float" office:value="0.010461" calcext:value-type="float">
            <text:p>0.010461</text:p>
          </table:table-cell>
          <table:table-cell office:value-type="float" office:value="0.099963" calcext:value-type="float">
            <text:p>0.099963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01559" calcext:value-type="float">
            <text:p>3.001559</text:p>
          </table:table-cell>
          <table:table-cell office:value-type="float" office:value="3.254167" calcext:value-type="float">
            <text:p>3.254167</text:p>
          </table:table-cell>
          <table:table-cell office:value-type="float" office:value="0.037682" calcext:value-type="float">
            <text:p>0.037682</text:p>
          </table:table-cell>
          <table:table-cell office:value-type="float" office:value="0.124927" calcext:value-type="float">
            <text:p>0.124927</text:p>
          </table:table-cell>
          <table:table-cell office:value-type="float" office:value="-0.014635" calcext:value-type="float">
            <text:p>-0.014635</text:p>
          </table:table-cell>
          <table:table-cell office:value-type="float" office:value="0.177244" calcext:value-type="float">
            <text:p>0.177244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0.100045" calcext:value-type="float">
            <text:p>0.10004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2275" calcext:value-type="float">
            <text:p>2.972275</text:p>
          </table:table-cell>
          <table:table-cell office:value-type="float" office:value="3.265889" calcext:value-type="float">
            <text:p>3.265889</text:p>
          </table:table-cell>
          <table:table-cell office:value-type="float" office:value="0.052324" calcext:value-type="float">
            <text:p>0.052324</text:p>
          </table:table-cell>
          <table:table-cell office:value-type="float" office:value="0.151284" calcext:value-type="float">
            <text:p>0.151284</text:p>
          </table:table-cell>
          <table:table-cell office:value-type="float" office:value="0.014643" calcext:value-type="float">
            <text:p>0.014643</text:p>
          </table:table-cell>
          <table:table-cell office:value-type="float" office:value="0.188966" calcext:value-type="float">
            <text:p>0.188966</text:p>
          </table:table-cell>
          <table:table-cell office:value-type="float" office:value="0.010464" calcext:value-type="float">
            <text:p>0.010464</text:p>
          </table:table-cell>
          <table:table-cell office:value-type="float" office:value="0.099995" calcext:value-type="float">
            <text:p>0.09999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0842" calcext:value-type="float">
            <text:p>3.030842</text:p>
          </table:table-cell>
          <table:table-cell office:value-type="float" office:value="3.274664" calcext:value-type="float">
            <text:p>3.274664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145428" calcext:value-type="float">
            <text:p>0.145428</text:p>
          </table:table-cell>
          <table:table-cell office:value-type="float" office:value="-0.029273" calcext:value-type="float">
            <text:p>-0.029273</text:p>
          </table:table-cell>
          <table:table-cell office:value-type="float" office:value="0.197741" calcext:value-type="float">
            <text:p>0.197741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100037" calcext:value-type="float">
            <text:p>0.100037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7619" calcext:value-type="float">
            <text:p>3.047619</text:p>
          </table:table-cell>
          <table:table-cell office:value-type="float" office:value="3.236532" calcext:value-type="float">
            <text:p>3.236532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0.136563" calcext:value-type="float">
            <text:p>0.136563</text:p>
          </table:table-cell>
          <table:table-cell office:value-type="float" office:value="-0.008394" calcext:value-type="float">
            <text:p>-0.008394</text:p>
          </table:table-cell>
          <table:table-cell office:value-type="float" office:value="0.159609" calcext:value-type="float">
            <text:p>0.159609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099932" calcext:value-type="float">
            <text:p>0.099932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15855" calcext:value-type="float">
            <text:p>3.115855</text:p>
          </table:table-cell>
          <table:table-cell office:value-type="float" office:value="3.209264" calcext:value-type="float">
            <text:p>3.209264</text:p>
          </table:table-cell>
          <table:table-cell office:value-type="float" office:value="-0.019466" calcext:value-type="float">
            <text:p>-0.019466</text:p>
          </table:table-cell>
          <table:table-cell office:value-type="float" office:value="0.117707" calcext:value-type="float">
            <text:p>0.117707</text:p>
          </table:table-cell>
          <table:table-cell office:value-type="float" office:value="-0.0341" calcext:value-type="float">
            <text:p>-0.0341</text:p>
          </table:table-cell>
          <table:table-cell office:value-type="float" office:value="0.132341" calcext:value-type="float">
            <text:p>0.132341</text:p>
          </table:table-cell>
          <table:table-cell office:value-type="float" office:value="-0.003895" calcext:value-type="float">
            <text:p>-0.003895</text:p>
          </table:table-cell>
          <table:table-cell office:value-type="float" office:value="0.100052" calcext:value-type="float">
            <text:p>0.100052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47976" calcext:value-type="float">
            <text:p>3.147976</text:p>
          </table:table-cell>
          <table:table-cell office:value-type="float" office:value="3.15463" calcext:value-type="float">
            <text:p>3.15463</text:p>
          </table:table-cell>
          <table:table-cell office:value-type="float" office:value="-0.035527" calcext:value-type="float">
            <text:p>-0.035527</text:p>
          </table:table-cell>
          <table:table-cell office:value-type="float" office:value="0.097175" calcext:value-type="float">
            <text:p>0.097175</text:p>
          </table:table-cell>
          <table:table-cell office:value-type="float" office:value="-0.016059" calcext:value-type="float">
            <text:p>-0.016059</text:p>
          </table:table-cell>
          <table:table-cell office:value-type="float" office:value="0.077707" calcext:value-type="float">
            <text:p>0.077707</text:p>
          </table:table-cell>
          <table:table-cell office:value-type="float" office:value="-0.007106" calcext:value-type="float">
            <text:p>-0.007106</text:p>
          </table:table-cell>
          <table:table-cell office:value-type="float" office:value="0.100013" calcext:value-type="float">
            <text:p>0.100013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91901" calcext:value-type="float">
            <text:p>3.191901</text:p>
          </table:table-cell>
          <table:table-cell office:value-type="float" office:value="3.099148" calcext:value-type="float">
            <text:p>3.099148</text:p>
          </table:table-cell>
          <table:table-cell office:value-type="float" office:value="-0.057489" calcext:value-type="float">
            <text:p>-0.057489</text:p>
          </table:table-cell>
          <table:table-cell office:value-type="float" office:value="0.057744" calcext:value-type="float">
            <text:p>0.057744</text:p>
          </table:table-cell>
          <table:table-cell office:value-type="float" office:value="-0.02197" calcext:value-type="float">
            <text:p>-0.02197</text:p>
          </table:table-cell>
          <table:table-cell office:value-type="float" office:value="0.022225" calcext:value-type="float">
            <text:p>0.022225</text:p>
          </table:table-cell>
          <table:table-cell office:value-type="float" office:value="-0.011494" calcext:value-type="float">
            <text:p>-0.011494</text:p>
          </table:table-cell>
          <table:table-cell office:value-type="float" office:value="0.099964" calcext:value-type="float">
            <text:p>0.099964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30347" calcext:value-type="float">
            <text:p>3.130347</text:p>
          </table:table-cell>
          <table:table-cell office:value-type="float" office:value="3.043834" calcext:value-type="float">
            <text:p>3.043834</text:p>
          </table:table-cell>
          <table:table-cell office:value-type="float" office:value="-0.026712" calcext:value-type="float">
            <text:p>-0.026712</text:p>
          </table:table-cell>
          <table:table-cell office:value-type="float" office:value="0.024411" calcext:value-type="float">
            <text:p>0.024411</text:p>
          </table:table-cell>
          <table:table-cell office:value-type="float" office:value="0.030788" calcext:value-type="float">
            <text:p>0.030788</text:p>
          </table:table-cell>
          <table:table-cell office:value-type="float" office:value="-0.033089" calcext:value-type="float">
            <text:p>-0.033089</text:p>
          </table:table-cell>
          <table:table-cell office:value-type="float" office:value="-0.005341" calcext:value-type="float">
            <text:p>-0.005341</text:p>
          </table:table-cell>
          <table:table-cell office:value-type="float" office:value="0.099966" calcext:value-type="float">
            <text:p>0.099966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74768" calcext:value-type="float">
            <text:p>3.074768</text:p>
          </table:table-cell>
          <table:table-cell office:value-type="float" office:value="3.058612" calcext:value-type="float">
            <text:p>3.058612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.008383" calcext:value-type="float">
            <text:p>0.008383</text:p>
          </table:table-cell>
          <table:table-cell office:value-type="float" office:value="0.027772" calcext:value-type="float">
            <text:p>0.027772</text:p>
          </table:table-cell>
          <table:table-cell office:value-type="float" office:value="-0.018311" calcext:value-type="float">
            <text:p>-0.018311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100063" calcext:value-type="float">
            <text:p>0.100063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51179" calcext:value-type="float">
            <text:p>3.151179</text:p>
          </table:table-cell>
          <table:table-cell office:value-type="float" office:value="3.068511" calcext:value-type="float">
            <text:p>3.068511</text:p>
          </table:table-cell>
          <table:table-cell office:value-type="float" office:value="-0.037128" calcext:value-type="float">
            <text:p>-0.037128</text:p>
          </table:table-cell>
          <table:table-cell office:value-type="float" office:value="-0.009501" calcext:value-type="float">
            <text:p>-0.009501</text:p>
          </table:table-cell>
          <table:table-cell office:value-type="float" office:value="-0.038217" calcext:value-type="float">
            <text:p>-0.038217</text:p>
          </table:table-cell>
          <table:table-cell office:value-type="float" office:value="-0.008412" calcext:value-type="float">
            <text:p>-0.008412</text:p>
          </table:table-cell>
          <table:table-cell office:value-type="float" office:value="-0.007423" calcext:value-type="float">
            <text:p>-0.007423</text:p>
          </table:table-cell>
          <table:table-cell office:value-type="float" office:value="0.09997" calcext:value-type="float">
            <text:p>0.09997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3.02888" calcext:value-type="float">
            <text:p>3.02888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-0.010964" calcext:value-type="float">
            <text:p>-0.010964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-0.048043" calcext:value-type="float">
            <text:p>-0.048043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0.100073" calcext:value-type="float">
            <text:p>0.100073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72377" calcext:value-type="float">
            <text:p>3.072377</text:p>
          </table:table-cell>
          <table:table-cell office:value-type="float" office:value="3.086332" calcext:value-type="float">
            <text:p>3.08633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-0.020974" calcext:value-type="float">
            <text:p>-0.020974</text:p>
          </table:table-cell>
          <table:table-cell office:value-type="float" office:value="-0.02811" calcext:value-type="float">
            <text:p>-0.02811</text:p>
          </table:table-cell>
          <table:table-cell office:value-type="float" office:value="0.009409" calcext:value-type="float">
            <text:p>0.009409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99923" calcext:value-type="float">
            <text:p>0.099923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6917" calcext:value-type="float">
            <text:p>2.986917</text:p>
          </table:table-cell>
          <table:table-cell office:value-type="float" office:value="3.062593" calcext:value-type="float">
            <text:p>3.062593</text:p>
          </table:table-cell>
          <table:table-cell office:value-type="float" office:value="0.045003" calcext:value-type="float">
            <text:p>0.045003</text:p>
          </table:table-cell>
          <table:table-cell office:value-type="float" office:value="-0.016587" calcext:value-type="float">
            <text:p>-0.016587</text:p>
          </table:table-cell>
          <table:table-cell office:value-type="float" office:value="0.042746" calcext:value-type="float">
            <text:p>0.042746</text:p>
          </table:table-cell>
          <table:table-cell office:value-type="float" office:value="-0.01433" calcext:value-type="float">
            <text:p>-0.01433</text:p>
          </table:table-cell>
          <table:table-cell office:value-type="float" office:value="0.008997" calcext:value-type="float">
            <text:p>0.008997</text:p>
          </table:table-cell>
          <table:table-cell office:value-type="float" office:value="0.099963" calcext:value-type="float">
            <text:p>0.099963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6201" calcext:value-type="float">
            <text:p>3.016201</text:p>
          </table:table-cell>
          <table:table-cell office:value-type="float" office:value="3.10846" calcext:value-type="float">
            <text:p>3.10846</text:p>
          </table:table-cell>
          <table:table-cell office:value-type="float" office:value="0.030361" calcext:value-type="float">
            <text:p>0.030361</text:p>
          </table:table-cell>
          <table:table-cell office:value-type="float" office:value="-0.013427" calcext:value-type="float">
            <text:p>-0.013427</text:p>
          </table:table-cell>
          <table:table-cell office:value-type="float" office:value="-0.014602" calcext:value-type="float">
            <text:p>-0.014602</text:p>
          </table:table-cell>
          <table:table-cell office:value-type="float" office:value="0.031537" calcext:value-type="float">
            <text:p>0.031537</text:p>
          </table:table-cell>
          <table:table-cell office:value-type="float" office:value="0.006089" calcext:value-type="float">
            <text:p>0.006089</text:p>
          </table:table-cell>
          <table:table-cell office:value-type="float" office:value="0.100271" calcext:value-type="float">
            <text:p>0.100271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2825" calcext:value-type="float">
            <text:p>3.032825</text:p>
          </table:table-cell>
          <table:table-cell office:value-type="float" office:value="3.102172" calcext:value-type="float">
            <text:p>3.102172</text:p>
          </table:table-cell>
          <table:table-cell office:value-type="float" office:value="0.022049" calcext:value-type="float">
            <text:p>0.022049</text:p>
          </table:table-cell>
          <table:table-cell office:value-type="float" office:value="-0.005132" calcext:value-type="float">
            <text:p>-0.005132</text:p>
          </table:table-cell>
          <table:table-cell office:value-type="float" office:value="-0.008332" calcext:value-type="float">
            <text:p>-0.008332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99766" calcext:value-type="float">
            <text:p>0.099766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5423" calcext:value-type="float">
            <text:p>2.985423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04575" calcext:value-type="float">
            <text:p>0.04575</text:p>
          </table:table-cell>
          <table:table-cell office:value-type="float" office:value="0.011125" calcext:value-type="float">
            <text:p>0.011125</text:p>
          </table:table-cell>
          <table:table-cell office:value-type="float" office:value="0.023699" calcext:value-type="float">
            <text:p>0.023699</text:p>
          </table:table-cell>
          <table:table-cell office:value-type="float" office:value="0.033177" calcext:value-type="float">
            <text:p>0.033177</text:p>
          </table:table-cell>
          <table:table-cell office:value-type="float" office:value="0.009151" calcext:value-type="float">
            <text:p>0.009151</text:p>
          </table:table-cell>
          <table:table-cell office:value-type="float" office:value="0.10001" calcext:value-type="float">
            <text:p>0.10001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5484" calcext:value-type="float">
            <text:p>3.045484</text:p>
          </table:table-cell>
          <table:table-cell office:value-type="float" office:value="3.14838" calcext:value-type="float">
            <text:p>3.14838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25769" calcext:value-type="float">
            <text:p>0.025769</text:p>
          </table:table-cell>
          <table:table-cell office:value-type="float" office:value="-0.029968" calcext:value-type="float">
            <text:p>-0.029968</text:p>
          </table:table-cell>
          <table:table-cell office:value-type="float" office:value="0.071457" calcext:value-type="float">
            <text:p>0.07145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100207" calcext:value-type="float">
            <text:p>0.100207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2835" calcext:value-type="float">
            <text:p>2.92835</text:p>
          </table:table-cell>
          <table:table-cell office:value-type="float" office:value="3.138431" calcext:value-type="float">
            <text:p>3.138431</text:p>
          </table:table-cell>
          <table:table-cell office:value-type="float" office:value="0.074286" calcext:value-type="float">
            <text:p>0.074286</text:p>
          </table:table-cell>
          <table:table-cell office:value-type="float" office:value="0.045931" calcext:value-type="float">
            <text:p>0.045931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0.061508" calcext:value-type="float">
            <text:p>0.061508</text:p>
          </table:table-cell>
          <table:table-cell office:value-type="float" office:value="0.014821" calcext:value-type="float">
            <text:p>0.014821</text:p>
          </table:table-cell>
          <table:table-cell office:value-type="float" office:value="0.099757" calcext:value-type="float">
            <text:p>0.099757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41946" calcext:value-type="float">
            <text:p>2.941946</text:p>
          </table:table-cell>
          <table:table-cell office:value-type="float" office:value="3.210427" calcext:value-type="float">
            <text:p>3.210427</text:p>
          </table:table-cell>
          <table:table-cell office:value-type="float" office:value="0.067488" calcext:value-type="float">
            <text:p>0.067488</text:p>
          </table:table-cell>
          <table:table-cell office:value-type="float" office:value="0.059222" calcext:value-type="float">
            <text:p>0.059222</text:p>
          </table:table-cell>
          <table:table-cell office:value-type="float" office:value="-0.006794" calcext:value-type="float">
            <text:p>-0.006794</text:p>
          </table:table-cell>
          <table:table-cell office:value-type="float" office:value="0.133504" calcext:value-type="float">
            <text:p>0.133504</text:p>
          </table:table-cell>
          <table:table-cell office:value-type="float" office:value="0.013507" calcext:value-type="float">
            <text:p>0.013507</text:p>
          </table:table-cell>
          <table:table-cell office:value-type="float" office:value="0.100066" calcext:value-type="float">
            <text:p>0.100066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2825" calcext:value-type="float">
            <text:p>3.032825</text:p>
          </table:table-cell>
          <table:table-cell office:value-type="float" office:value="3.21549" calcext:value-type="float">
            <text:p>3.21549</text:p>
          </table:table-cell>
          <table:table-cell office:value-type="float" office:value="0.022049" calcext:value-type="float">
            <text:p>0.022049</text:p>
          </table:table-cell>
          <table:table-cell office:value-type="float" office:value="0.071053" calcext:value-type="float">
            <text:p>0.071053</text:p>
          </table:table-cell>
          <table:table-cell office:value-type="float" office:value="-0.045465" calcext:value-type="float">
            <text:p>-0.045465</text:p>
          </table:table-cell>
          <table:table-cell office:value-type="float" office:value="0.138567" calcext:value-type="float">
            <text:p>0.138567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099943" calcext:value-type="float">
            <text:p>0.099943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18693" calcext:value-type="float">
            <text:p>3.118693</text:p>
          </table:table-cell>
          <table:table-cell office:value-type="float" office:value="3.159773" calcext:value-type="float">
            <text:p>3.159773</text:p>
          </table:table-cell>
          <table:table-cell office:value-type="float" office:value="-0.020885" calcext:value-type="float">
            <text:p>-0.020885</text:p>
          </table:table-cell>
          <table:table-cell office:value-type="float" office:value="0.060799" calcext:value-type="float">
            <text:p>0.060799</text:p>
          </table:table-cell>
          <table:table-cell office:value-type="float" office:value="-0.042936" calcext:value-type="float">
            <text:p>-0.042936</text:p>
          </table:table-cell>
          <table:table-cell office:value-type="float" office:value="0.08285" calcext:value-type="float">
            <text:p>0.08285</text:p>
          </table:table-cell>
          <table:table-cell office:value-type="float" office:value="-0.004177" calcext:value-type="float">
            <text:p>-0.004177</text:p>
          </table:table-cell>
          <table:table-cell office:value-type="float" office:value="0.099995" calcext:value-type="float">
            <text:p>0.099995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30842" calcext:value-type="float">
            <text:p>3.030842</text:p>
          </table:table-cell>
          <table:table-cell office:value-type="float" office:value="3.121021" calcext:value-type="float">
            <text:p>3.121021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64956" calcext:value-type="float">
            <text:p>0.064956</text:p>
          </table:table-cell>
          <table:table-cell office:value-type="float" office:value="0.043898" calcext:value-type="float">
            <text:p>0.043898</text:p>
          </table:table-cell>
          <table:table-cell office:value-type="float" office:value="0.044098" calcext:value-type="float">
            <text:p>0.044098</text:p>
          </table:table-cell>
          <table:table-cell office:value-type="float" office:value="0.004611" calcext:value-type="float">
            <text:p>0.004611</text:p>
          </table:table-cell>
          <table:table-cell office:value-type="float" office:value="0.100062" calcext:value-type="float">
            <text:p>0.100062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0931" calcext:value-type="float">
            <text:p>2.970931</text:p>
          </table:table-cell>
          <table:table-cell office:value-type="float" office:value="3.166489" calcext:value-type="float">
            <text:p>3.166489</text:p>
          </table:table-cell>
          <table:table-cell office:value-type="float" office:value="0.052996" calcext:value-type="float">
            <text:p>0.052996</text:p>
          </table:table-cell>
          <table:table-cell office:value-type="float" office:value="0.06655" calcext:value-type="float">
            <text:p>0.06655</text:p>
          </table:table-cell>
          <table:table-cell office:value-type="float" office:value="0.029979" calcext:value-type="float">
            <text:p>0.029979</text:p>
          </table:table-cell>
          <table:table-cell office:value-type="float" office:value="0.089566" calcext:value-type="float">
            <text:p>0.089566</text:p>
          </table:table-cell>
          <table:table-cell office:value-type="float" office:value="0.010591" calcext:value-type="float">
            <text:p>0.010591</text:p>
          </table:table-cell>
          <table:table-cell office:value-type="float" office:value="0.099921" calcext:value-type="float">
            <text:p>0.099921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2275" calcext:value-type="float">
            <text:p>2.972275</text:p>
          </table:table-cell>
          <table:table-cell office:value-type="float" office:value="3.200852" calcext:value-type="float">
            <text:p>3.200852</text:p>
          </table:table-cell>
          <table:table-cell office:value-type="float" office:value="0.052324" calcext:value-type="float">
            <text:p>0.052324</text:p>
          </table:table-cell>
          <table:table-cell office:value-type="float" office:value="0.070934" calcext:value-type="float">
            <text:p>0.070934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123929" calcext:value-type="float">
            <text:p>0.123929</text:p>
          </table:table-cell>
          <table:table-cell office:value-type="float" office:value="0.010473" calcext:value-type="float">
            <text:p>0.010473</text:p>
          </table:table-cell>
          <table:table-cell office:value-type="float" office:value="0.100078" calcext:value-type="float">
            <text:p>0.100078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58854" calcext:value-type="float">
            <text:p>2.958854</text:p>
          </table:table-cell>
          <table:table-cell office:value-type="float" office:value="3.207587" calcext:value-type="float">
            <text:p>3.207587</text:p>
          </table:table-cell>
          <table:table-cell office:value-type="float" office:value="0.059035" calcext:value-type="float">
            <text:p>0.059035</text:p>
          </table:table-cell>
          <table:table-cell office:value-type="float" office:value="0.07834" calcext:value-type="float">
            <text:p>0.07834</text:p>
          </table:table-cell>
          <table:table-cell office:value-type="float" office:value="0.006711" calcext:value-type="float">
            <text:p>0.006711</text:p>
          </table:table-cell>
          <table:table-cell office:value-type="float" office:value="0.130664" calcext:value-type="float">
            <text:p>0.130664</text:p>
          </table:table-cell>
          <table:table-cell office:value-type="float" office:value="0.011806" calcext:value-type="float">
            <text:p>0.011806</text:p>
          </table:table-cell>
          <table:table-cell office:value-type="float" office:value="0.099993" calcext:value-type="float">
            <text:p>0.099993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14408" calcext:value-type="float">
            <text:p>3.014408</text:p>
          </table:table-cell>
          <table:table-cell office:value-type="float" office:value="3.211398" calcext:value-type="float">
            <text:p>3.211398</text:p>
          </table:table-cell>
          <table:table-cell office:value-type="float" office:value="0.031258" calcext:value-type="float">
            <text:p>0.031258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-0.027777" calcext:value-type="float">
            <text:p>-0.027777</text:p>
          </table:table-cell>
          <table:table-cell office:value-type="float" office:value="0.134475" calcext:value-type="float">
            <text:p>0.134475</text:p>
          </table:table-cell>
          <table:table-cell office:value-type="float" office:value="0.006252" calcext:value-type="float">
            <text:p>0.006252</text:p>
          </table:table-cell>
          <table:table-cell office:value-type="float" office:value="0.100001" calcext:value-type="float">
            <text:p>0.100001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5484" calcext:value-type="float">
            <text:p>3.045484</text:p>
          </table:table-cell>
          <table:table-cell office:value-type="float" office:value="3.183625" calcext:value-type="float">
            <text:p>3.183625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75432" calcext:value-type="float">
            <text:p>0.075432</text:p>
          </table:table-cell>
          <table:table-cell office:value-type="float" office:value="-0.01555" calcext:value-type="float">
            <text:p>-0.01555</text:p>
          </table:table-cell>
          <table:table-cell office:value-type="float" office:value="0.106702" calcext:value-type="float">
            <text:p>0.106702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.099923" calcext:value-type="float">
            <text:p>0.099923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62618" calcext:value-type="float">
            <text:p>3.162618</text:p>
          </table:table-cell>
          <table:table-cell office:value-type="float" office:value="3.144636" calcext:value-type="float">
            <text:p>3.144636</text:p>
          </table:table-cell>
          <table:table-cell office:value-type="float" office:value="-0.042848" calcext:value-type="float">
            <text:p>-0.042848</text:p>
          </table:table-cell>
          <table:table-cell office:value-type="float" office:value="0.052035" calcext:value-type="float">
            <text:p>0.052035</text:p>
          </table:table-cell>
          <table:table-cell office:value-type="float" office:value="-0.058525" calcext:value-type="float">
            <text:p>-0.058525</text:p>
          </table:table-cell>
          <table:table-cell office:value-type="float" office:value="0.067713" calcext:value-type="float">
            <text:p>0.067713</text:p>
          </table:table-cell>
          <table:table-cell office:value-type="float" office:value="-0.008576" calcext:value-type="float">
            <text:p>-0.008576</text:p>
          </table:table-cell>
          <table:table-cell office:value-type="float" office:value="0.100072" calcext:value-type="float">
            <text:p>0.100072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62618" calcext:value-type="float">
            <text:p>3.162618</text:p>
          </table:table-cell>
          <table:table-cell office:value-type="float" office:value="3.064036" calcext:value-type="float">
            <text:p>3.064036</text:p>
          </table:table-cell>
          <table:table-cell office:value-type="float" office:value="-0.042848" calcext:value-type="float">
            <text:p>-0.042848</text:p>
          </table:table-cell>
          <table:table-cell office:value-type="float" office:value="0.029961" calcext:value-type="float">
            <text:p>0.029961</text:p>
          </table:table-cell>
          <table:table-cell office:value-type="float" office:value="0" calcext:value-type="float">
            <text:p>0</text:p>
          </table:table-cell>
          <table:table-cell office:value-type="float" office:value="-0.012887" calcext:value-type="float">
            <text:p>-0.012887</text:p>
          </table:table-cell>
          <table:table-cell office:value-type="float" office:value="-0.008568" calcext:value-type="float">
            <text:p>-0.008568</text:p>
          </table:table-cell>
          <table:table-cell office:value-type="float" office:value="0.099983" calcext:value-type="float">
            <text:p>0.099983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01362" calcext:value-type="float">
            <text:p>3.101362</text:p>
          </table:table-cell>
          <table:table-cell office:value-type="float" office:value="3.057183" calcext:value-type="float">
            <text:p>3.057183</text:p>
          </table:table-cell>
          <table:table-cell office:value-type="float" office:value="-0.012219" calcext:value-type="float">
            <text:p>-0.012219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03063" calcext:value-type="float">
            <text:p>0.03063</text:p>
          </table:table-cell>
          <table:table-cell office:value-type="float" office:value="-0.01974" calcext:value-type="float">
            <text:p>-0.01974</text:p>
          </table:table-cell>
          <table:table-cell office:value-type="float" office:value="-0.002444" calcext:value-type="float">
            <text:p>-0.002444</text:p>
          </table:table-cell>
          <table:table-cell office:value-type="float" office:value="0.099994" calcext:value-type="float">
            <text:p>0.099994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8941" calcext:value-type="float">
            <text:p>3.08941</text:p>
          </table:table-cell>
          <table:table-cell office:value-type="float" office:value="3.090741" calcext:value-type="float">
            <text:p>3.090741</text:p>
          </table:table-cell>
          <table:table-cell office:value-type="float" office:value="-0.006243" calcext:value-type="float">
            <text:p>-0.006243</text:p>
          </table:table-cell>
          <table:table-cell office:value-type="float" office:value="0.026038" calcext:value-type="float">
            <text:p>0.026038</text:p>
          </table:table-cell>
          <table:table-cell office:value-type="float" office:value="0.005976" calcext:value-type="float">
            <text:p>0.005976</text:p>
          </table:table-cell>
          <table:table-cell office:value-type="float" office:value="0.013818" calcext:value-type="float">
            <text:p>0.013818</text:p>
          </table:table-cell>
          <table:table-cell office:value-type="float" office:value="-0.001249" calcext:value-type="float">
            <text:p>-0.001249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06797" calcext:value-type="float">
            <text:p>3.106797</text:p>
          </table:table-cell>
          <table:table-cell office:value-type="float" office:value="3.089117" calcext:value-type="float">
            <text:p>3.089117</text:p>
          </table:table-cell>
          <table:table-cell office:value-type="float" office:value="-0.014937" calcext:value-type="float">
            <text:p>-0.014937</text:p>
          </table:table-cell>
          <table:table-cell office:value-type="float" office:value="0.018439" calcext:value-type="float">
            <text:p>0.018439</text:p>
          </table:table-cell>
          <table:table-cell office:value-type="float" office:value="-0.008692" calcext:value-type="float">
            <text:p>-0.008692</text:p>
          </table:table-cell>
          <table:table-cell office:value-type="float" office:value="0.012194" calcext:value-type="float">
            <text:p>0.012194</text:p>
          </table:table-cell>
          <table:table-cell office:value-type="float" office:value="-0.002988" calcext:value-type="float">
            <text:p>-0.002988</text:p>
          </table:table-cell>
          <table:table-cell office:value-type="float" office:value="0.100016" calcext:value-type="float">
            <text:p>0.100016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04051" calcext:value-type="float">
            <text:p>3.104051</text:p>
          </table:table-cell>
          <table:table-cell office:value-type="float" office:value="0" calcext:value-type="float">
            <text:p>0</text:p>
          </table:table-cell>
          <table:table-cell office:value-type="float" office:value="-1.552025" calcext:value-type="float">
            <text:p>-1.552025</text:p>
          </table:table-cell>
          <table:table-cell office:value-type="float" office:value="-0.302405" calcext:value-type="float">
            <text:p>-0.302405</text:p>
          </table:table-cell>
          <table:table-cell office:value-type="float" office:value="-1.537842" calcext:value-type="float">
            <text:p>-1.537842</text:p>
          </table:table-cell>
          <table:table-cell office:value-type="float" office:value="-0.316589" calcext:value-type="float">
            <text:p>-0.316589</text:p>
          </table:table-cell>
          <table:table-cell office:value-type="float" office:value="-0.310253" calcext:value-type="float">
            <text:p>-0.310253</text:p>
          </table:table-cell>
          <table:table-cell office:value-type="float" office:value="0.099951" calcext:value-type="float">
            <text:p>0.099951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99916" calcext:value-type="float">
            <text:p>2.999916</text:p>
          </table:table-cell>
          <table:table-cell office:value-type="float" office:value="0" calcext:value-type="float">
            <text:p>0</text:p>
          </table:table-cell>
          <table:table-cell office:value-type="float" office:value="-1.499958" calcext:value-type="float">
            <text:p>-1.499958</text:p>
          </table:table-cell>
          <table:table-cell office:value-type="float" office:value="-0.612987" calcext:value-type="float">
            <text:p>-0.612987</text:p>
          </table:table-cell>
          <table:table-cell office:value-type="float" office:value="0.052047" calcext:value-type="float">
            <text:p>0.052047</text:p>
          </table:table-cell>
          <table:table-cell office:value-type="float" office:value="-2.164992" calcext:value-type="float">
            <text:p>-2.164992</text:p>
          </table:table-cell>
          <table:table-cell office:value-type="float" office:value="-0.300109" calcext:value-type="float">
            <text:p>-0.300109</text:p>
          </table:table-cell>
          <table:table-cell office:value-type="float" office:value="0.100039" calcext:value-type="float">
            <text:p>0.100039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86917" calcext:value-type="float">
            <text:p>2.986917</text:p>
          </table:table-cell>
          <table:table-cell office:value-type="float" office:value="0" calcext:value-type="float">
            <text:p>0</text:p>
          </table:table-cell>
          <table:table-cell office:value-type="float" office:value="-1.493459" calcext:value-type="float">
            <text:p>-1.493459</text:p>
          </table:table-cell>
          <table:table-cell office:value-type="float" office:value="-0.923398" calcext:value-type="float">
            <text:p>-0.923398</text:p>
          </table:table-cell>
          <table:table-cell office:value-type="float" office:value="0.006501" calcext:value-type="float">
            <text:p>0.006501</text:p>
          </table:table-cell>
          <table:table-cell office:value-type="float" office:value="-2.423358" calcext:value-type="float">
            <text:p>-2.423358</text:p>
          </table:table-cell>
          <table:table-cell office:value-type="float" office:value="-0.298605" calcext:value-type="float">
            <text:p>-0.298605</text:p>
          </table:table-cell>
          <table:table-cell office:value-type="float" office:value="0.099971" calcext:value-type="float">
            <text:p>0.099971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72275" calcext:value-type="float">
            <text:p>2.972275</text:p>
          </table:table-cell>
          <table:table-cell office:value-type="float" office:value="0" calcext:value-type="float">
            <text:p>0</text:p>
          </table:table-cell>
          <table:table-cell office:value-type="float" office:value="-1.486138" calcext:value-type="float">
            <text:p>-1.486138</text:p>
          </table:table-cell>
          <table:table-cell office:value-type="float" office:value="-1.226951" calcext:value-type="float">
            <text:p>-1.226951</text:p>
          </table:table-cell>
          <table:table-cell office:value-type="float" office:value="0.007319" calcext:value-type="float">
            <text:p>0.007319</text:p>
          </table:table-cell>
          <table:table-cell office:value-type="float" office:value="-2.720408" calcext:value-type="float">
            <text:p>-2.720408</text:p>
          </table:table-cell>
          <table:table-cell office:value-type="float" office:value="-0.297302" calcext:value-type="float">
            <text:p>-0.297302</text:p>
          </table:table-cell>
          <table:table-cell office:value-type="float" office:value="0.100025" calcext:value-type="float">
            <text:p>0.100025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6263" calcext:value-type="float">
            <text:p>2.196263</text:p>
          </table:table-cell>
          <table:table-cell office:value-type="float" office:value="0" calcext:value-type="float">
            <text:p>0</text:p>
          </table:table-cell>
          <table:table-cell office:value-type="float" office:value="-1.098131" calcext:value-type="float">
            <text:p>-1.098131</text:p>
          </table:table-cell>
          <table:table-cell office:value-type="float" office:value="-1.449666" calcext:value-type="float">
            <text:p>-1.449666</text:p>
          </table:table-cell>
          <table:table-cell office:value-type="float" office:value="0.388099" calcext:value-type="float">
            <text:p>0.388099</text:p>
          </table:table-cell>
          <table:table-cell office:value-type="float" office:value="-2.935897" calcext:value-type="float">
            <text:p>-2.935897</text:p>
          </table:table-cell>
          <table:table-cell office:value-type="float" office:value="-0.219574" calcext:value-type="float">
            <text:p>-0.219574</text:p>
          </table:table-cell>
          <table:table-cell office:value-type="float" office:value="0.099976" calcext:value-type="float">
            <text:p>0.099976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381" calcext:value-type="float">
            <text:p>1.52381</text:p>
          </table:table-cell>
          <table:table-cell office:value-type="float" office:value="0" calcext:value-type="float">
            <text:p>0</text:p>
          </table:table-cell>
          <table:table-cell office:value-type="float" office:value="-0.761905" calcext:value-type="float">
            <text:p>-0.761905</text:p>
          </table:table-cell>
          <table:table-cell office:value-type="float" office:value="-1.593533" calcext:value-type="float">
            <text:p>-1.593533</text:p>
          </table:table-cell>
          <table:table-cell office:value-type="float" office:value="0.336092" calcext:value-type="float">
            <text:p>0.336092</text:p>
          </table:table-cell>
          <table:table-cell office:value-type="float" office:value="-2.69153" calcext:value-type="float">
            <text:p>-2.69153</text:p>
          </table:table-cell>
          <table:table-cell office:value-type="float" office:value="-0.152442" calcext:value-type="float">
            <text:p>-0.152442</text:p>
          </table:table-cell>
          <table:table-cell office:value-type="float" office:value="0.10004" calcext:value-type="float">
            <text:p>0.10004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5331" calcext:value-type="float">
            <text:p>0.695331</text:p>
          </table:table-cell>
          <table:table-cell office:value-type="float" office:value="0" calcext:value-type="float">
            <text:p>0</text:p>
          </table:table-cell>
          <table:table-cell office:value-type="float" office:value="-0.347665" calcext:value-type="float">
            <text:p>-0.347665</text:p>
          </table:table-cell>
          <table:table-cell office:value-type="float" office:value="-1.654489" calcext:value-type="float">
            <text:p>-1.654489</text:p>
          </table:table-cell>
          <table:table-cell office:value-type="float" office:value="0.414289" calcext:value-type="float">
            <text:p>0.414289</text:p>
          </table:table-cell>
          <table:table-cell office:value-type="float" office:value="-2.416444" calcext:value-type="float">
            <text:p>-2.416444</text:p>
          </table:table-cell>
          <table:table-cell office:value-type="float" office:value="-0.069525" calcext:value-type="float">
            <text:p>-0.069525</text:p>
          </table:table-cell>
          <table:table-cell office:value-type="float" office:value="0.099988" calcext:value-type="float">
            <text:p>0.099988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925" calcext:value-type="float">
            <text:p>0.043925</text:p>
          </table:table-cell>
          <table:table-cell office:value-type="float" office:value="0" calcext:value-type="float">
            <text:p>0</text:p>
          </table:table-cell>
          <table:table-cell office:value-type="float" office:value="-0.021963" calcext:value-type="float">
            <text:p>-0.021963</text:p>
          </table:table-cell>
          <table:table-cell office:value-type="float" office:value="-1.656436" calcext:value-type="float">
            <text:p>-1.656436</text:p>
          </table:table-cell>
          <table:table-cell office:value-type="float" office:value="0.325865" calcext:value-type="float">
            <text:p>0.325865</text:p>
          </table:table-cell>
          <table:table-cell office:value-type="float" office:value="-2.004264" calcext:value-type="float">
            <text:p>-2.004264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9995" calcext:value-type="float">
            <text:p>0.09995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655187" calcext:value-type="float">
            <text:p>-1.655187</text:p>
          </table:table-cell>
          <table:table-cell office:value-type="float" office:value="0.021905" calcext:value-type="float">
            <text:p>0.021905</text:p>
          </table:table-cell>
          <table:table-cell office:value-type="float" office:value="-1.677093" calcext:value-type="float">
            <text:p>-1.677093</text:p>
          </table:table-cell>
          <table:table-cell office:value-type="float" office:value="0" calcext:value-type="float">
            <text:p>0</text:p>
          </table:table-cell>
          <table:table-cell office:value-type="float" office:value="0.100261" calcext:value-type="float">
            <text:p>0.100261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652199" calcext:value-type="float">
            <text:p>-1.652199</text:p>
          </table:table-cell>
          <table:table-cell office:value-type="float" office:value="0" calcext:value-type="float">
            <text:p>0</text:p>
          </table:table-cell>
          <table:table-cell office:value-type="float" office:value="-1.652199" calcext:value-type="float">
            <text:p>-1.652199</text:p>
          </table:table-cell>
          <table:table-cell office:value-type="float" office:value="0" calcext:value-type="float">
            <text:p>0</text:p>
          </table:table-cell>
          <table:table-cell office:value-type="float" office:value="0.099748" calcext:value-type="float">
            <text:p>0.099748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341946" calcext:value-type="float">
            <text:p>-1.341946</text:p>
          </table:table-cell>
          <table:table-cell office:value-type="float" office:value="0" calcext:value-type="float">
            <text:p>0</text:p>
          </table:table-cell>
          <table:table-cell office:value-type="float" office:value="-1.341946" calcext:value-type="float">
            <text:p>-1.341946</text:p>
          </table:table-cell>
          <table:table-cell office:value-type="float" office:value="0" calcext:value-type="float">
            <text:p>0</text:p>
          </table:table-cell>
          <table:table-cell office:value-type="float" office:value="0.100043" calcext:value-type="float">
            <text:p>0.100043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.041838" calcext:value-type="float">
            <text:p>-1.041838</text:p>
          </table:table-cell>
          <table:table-cell office:value-type="float" office:value="0" calcext:value-type="float">
            <text:p>0</text:p>
          </table:table-cell>
          <table:table-cell office:value-type="float" office:value="-1.041838" calcext:value-type="float">
            <text:p>-1.041838</text:p>
          </table:table-cell>
          <table:table-cell office:value-type="float" office:value="0" calcext:value-type="float">
            <text:p>0</text:p>
          </table:table-cell>
          <table:table-cell office:value-type="float" office:value="0.099997" calcext:value-type="float">
            <text:p>0.099997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743232" calcext:value-type="float">
            <text:p>-0.743232</text:p>
          </table:table-cell>
          <table:table-cell office:value-type="float" office:value="0" calcext:value-type="float">
            <text:p>0</text:p>
          </table:table-cell>
          <table:table-cell office:value-type="float" office:value="-0.743232" calcext:value-type="float">
            <text:p>-0.743232</text:p>
          </table:table-cell>
          <table:table-cell office:value-type="float" office:value="0" calcext:value-type="float">
            <text:p>0</text:p>
          </table:table-cell>
          <table:table-cell office:value-type="float" office:value="0.099998" calcext:value-type="float">
            <text:p>0.099998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45931" calcext:value-type="float">
            <text:p>-0.445931</text:p>
          </table:table-cell>
          <table:table-cell office:value-type="float" office:value="0" calcext:value-type="float">
            <text:p>0</text:p>
          </table:table-cell>
          <table:table-cell office:value-type="float" office:value="-0.445931" calcext:value-type="float">
            <text:p>-0.445931</text:p>
          </table:table-cell>
          <table:table-cell office:value-type="float" office:value="0" calcext:value-type="float">
            <text:p>0</text:p>
          </table:table-cell>
          <table:table-cell office:value-type="float" office:value="0.100018" calcext:value-type="float">
            <text:p>0.100018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26357" calcext:value-type="float">
            <text:p>-0.226357</text:p>
          </table:table-cell>
          <table:table-cell office:value-type="float" office:value="0" calcext:value-type="float">
            <text:p>0</text:p>
          </table:table-cell>
          <table:table-cell office:value-type="float" office:value="-0.226357" calcext:value-type="float">
            <text:p>-0.226357</text:p>
          </table:table-cell>
          <table:table-cell office:value-type="float" office:value="0" calcext:value-type="float">
            <text:p>0</text:p>
          </table:table-cell>
          <table:table-cell office:value-type="float" office:value="0.099978" calcext:value-type="float">
            <text:p>0.099978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73915" calcext:value-type="float">
            <text:p>-0.073915</text:p>
          </table:table-cell>
          <table:table-cell office:value-type="float" office:value="0" calcext:value-type="float">
            <text:p>0</text:p>
          </table:table-cell>
          <table:table-cell office:value-type="float" office:value="-0.073915" calcext:value-type="float">
            <text:p>-0.073915</text:p>
          </table:table-cell>
          <table:table-cell office:value-type="float" office:value="0" calcext:value-type="float">
            <text:p>0</text:p>
          </table:table-cell>
          <table:table-cell office:value-type="float" office:value="0.099962" calcext:value-type="float">
            <text:p>0.099962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" calcext:value-type="float">
            <text:p>0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" calcext:value-type="float">
            <text:p>0</text:p>
          </table:table-cell>
          <table:table-cell office:value-type="float" office:value="0.100033" calcext:value-type="float">
            <text:p>0.100033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78" calcext:value-type="float">
            <text:p>0.099978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0048" calcext:value-type="float">
            <text:p>0.100048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2.572112" calcext:value-type="float">
            <text:p>2.572112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0.233814" calcext:value-type="float">
            <text:p>0.233814</text:p>
          </table:table-cell>
          <table:table-cell office:value-type="float" office:value="1.169394" calcext:value-type="float">
            <text:p>1.169394</text:p>
          </table:table-cell>
          <table:table-cell office:value-type="float" office:value="0.233651" calcext:value-type="float">
            <text:p>0.233651</text:p>
          </table:table-cell>
          <table:table-cell office:value-type="float" office:value="0.233814" calcext:value-type="float">
            <text:p>0.233814</text:p>
          </table:table-cell>
          <table:table-cell office:value-type="float" office:value="0.099986" calcext:value-type="float">
            <text:p>0.099986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3.975233" calcext:value-type="float">
            <text:p>3.975233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0.46754" calcext:value-type="float">
            <text:p>0.46754</text:p>
          </table:table-cell>
          <table:table-cell office:value-type="float" office:value="0" calcext:value-type="float">
            <text:p>0</text:p>
          </table:table-cell>
          <table:table-cell office:value-type="float" office:value="1.636771" calcext:value-type="float">
            <text:p>1.636771</text:p>
          </table:table-cell>
          <table:table-cell office:value-type="float" office:value="0.233727" calcext:value-type="float">
            <text:p>0.233727</text:p>
          </table:table-cell>
          <table:table-cell office:value-type="float" office:value="0.099949" calcext:value-type="float">
            <text:p>0.099949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4.20925" calcext:value-type="float">
            <text:p>4.20925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0.701557" calcext:value-type="float">
            <text:p>0.701557</text:p>
          </table:table-cell>
          <table:table-cell office:value-type="float" office:value="0" calcext:value-type="float">
            <text:p>0</text:p>
          </table:table-cell>
          <table:table-cell office:value-type="float" office:value="1.870788" calcext:value-type="float">
            <text:p>1.870788</text:p>
          </table:table-cell>
          <table:table-cell office:value-type="float" office:value="0.234017" calcext:value-type="float">
            <text:p>0.234017</text:p>
          </table:table-cell>
          <table:table-cell office:value-type="float" office:value="0.100073" calcext:value-type="float">
            <text:p>0.100073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82587" calcext:value-type="float">
            <text:p>0.782587</text:p>
          </table:table-cell>
          <table:table-cell office:value-type="float" office:value="4.364984" calcext:value-type="float">
            <text:p>4.364984</text:p>
          </table:table-cell>
          <table:table-cell office:value-type="float" office:value="0.777937" calcext:value-type="float">
            <text:p>0.777937</text:p>
          </table:table-cell>
          <table:table-cell office:value-type="float" office:value="0.857048" calcext:value-type="float">
            <text:p>0.857048</text:p>
          </table:table-cell>
          <table:table-cell office:value-type="float" office:value="-0.391536" calcext:value-type="float">
            <text:p>-0.391536</text:p>
          </table:table-cell>
          <table:table-cell office:value-type="float" office:value="2.026522" calcext:value-type="float">
            <text:p>2.026522</text:p>
          </table:table-cell>
          <table:table-cell office:value-type="float" office:value="0.155491" calcext:value-type="float">
            <text:p>0.155491</text:p>
          </table:table-cell>
          <table:table-cell office:value-type="float" office:value="0.099938" calcext:value-type="float">
            <text:p>0.099938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42025" calcext:value-type="float">
            <text:p>1.42025</text:p>
          </table:table-cell>
          <table:table-cell office:value-type="float" office:value="4.065293" calcext:value-type="float">
            <text:p>4.065293</text:p>
          </table:table-cell>
          <table:table-cell office:value-type="float" office:value="0.459106" calcext:value-type="float">
            <text:p>0.459106</text:p>
          </table:table-cell>
          <table:table-cell office:value-type="float" office:value="0.948859" calcext:value-type="float">
            <text:p>0.948859</text:p>
          </table:table-cell>
          <table:table-cell office:value-type="float" office:value="-0.318867" calcext:value-type="float">
            <text:p>-0.318867</text:p>
          </table:table-cell>
          <table:table-cell office:value-type="float" office:value="1.726832" calcext:value-type="float">
            <text:p>1.726832</text:p>
          </table:table-cell>
          <table:table-cell office:value-type="float" office:value="0.091811" calcext:value-type="float">
            <text:p>0.091811</text:p>
          </table:table-cell>
          <table:table-cell office:value-type="float" office:value="0.099989" calcext:value-type="float">
            <text:p>0.099989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331484" calcext:value-type="float">
            <text:p>1.331484</text:p>
          </table:table-cell>
          <table:table-cell office:value-type="float" office:value="3.847185" calcext:value-type="float">
            <text:p>3.847185</text:p>
          </table:table-cell>
          <table:table-cell office:value-type="float" office:value="0.503489" calcext:value-type="float">
            <text:p>0.503489</text:p>
          </table:table-cell>
          <table:table-cell office:value-type="float" office:value="1.049599" calcext:value-type="float">
            <text:p>1.049599</text:p>
          </table:table-cell>
          <table:table-cell office:value-type="float" office:value="0.044364" calcext:value-type="float">
            <text:p>0.044364</text:p>
          </table:table-cell>
          <table:table-cell office:value-type="float" office:value="1.508724" calcext:value-type="float">
            <text:p>1.508724</text:p>
          </table:table-cell>
          <table:table-cell office:value-type="float" office:value="0.10074" calcext:value-type="float">
            <text:p>0.10074</text:p>
          </table:table-cell>
          <table:table-cell office:value-type="float" office:value="0.100042" calcext:value-type="float">
            <text:p>0.100042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127415" calcext:value-type="float">
            <text:p>1.127415</text:p>
          </table:table-cell>
          <table:table-cell office:value-type="float" office:value="4.012714" calcext:value-type="float">
            <text:p>4.012714</text:p>
          </table:table-cell>
          <table:table-cell office:value-type="float" office:value="0.605523" calcext:value-type="float">
            <text:p>0.605523</text:p>
          </table:table-cell>
          <table:table-cell office:value-type="float" office:value="1.170737" calcext:value-type="float">
            <text:p>1.170737</text:p>
          </table:table-cell>
          <table:table-cell office:value-type="float" office:value="0.102007" calcext:value-type="float">
            <text:p>0.102007</text:p>
          </table:table-cell>
          <table:table-cell office:value-type="float" office:value="1.674253" calcext:value-type="float">
            <text:p>1.674253</text:p>
          </table:table-cell>
          <table:table-cell office:value-type="float" office:value="0.121137" calcext:value-type="float">
            <text:p>0.121137</text:p>
          </table:table-cell>
          <table:table-cell office:value-type="float" office:value="0.100027" calcext:value-type="float">
            <text:p>0.100027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26064" calcext:value-type="float">
            <text:p>0.826064</text:p>
          </table:table-cell>
          <table:table-cell office:value-type="float" office:value="4.265913" calcext:value-type="float">
            <text:p>4.265913</text:p>
          </table:table-cell>
          <table:table-cell office:value-type="float" office:value="0.756199" calcext:value-type="float">
            <text:p>0.756199</text:p>
          </table:table-cell>
          <table:table-cell office:value-type="float" office:value="1.321952" calcext:value-type="float">
            <text:p>1.321952</text:p>
          </table:table-cell>
          <table:table-cell office:value-type="float" office:value="0.150699" calcext:value-type="float">
            <text:p>0.150699</text:p>
          </table:table-cell>
          <table:table-cell office:value-type="float" office:value="1.927452" calcext:value-type="float">
            <text:p>1.927452</text:p>
          </table:table-cell>
          <table:table-cell office:value-type="float" office:value="0.151216" calcext:value-type="float">
            <text:p>0.151216</text:p>
          </table:table-cell>
          <table:table-cell office:value-type="float" office:value="0.099984" calcext:value-type="float">
            <text:p>0.099984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24891" calcext:value-type="float">
            <text:p>0.24891</text:p>
          </table:table-cell>
          <table:table-cell office:value-type="float" office:value="4.625503" calcext:value-type="float">
            <text:p>4.625503</text:p>
          </table:table-cell>
          <table:table-cell office:value-type="float" office:value="1.044776" calcext:value-type="float">
            <text:p>1.044776</text:p>
          </table:table-cell>
          <table:table-cell office:value-type="float" office:value="1.53088" calcext:value-type="float">
            <text:p>1.53088</text:p>
          </table:table-cell>
          <table:table-cell office:value-type="float" office:value="0.288614" calcext:value-type="float">
            <text:p>0.288614</text:p>
          </table:table-cell>
          <table:table-cell office:value-type="float" office:value="2.287042" calcext:value-type="float">
            <text:p>2.287042</text:p>
          </table:table-cell>
          <table:table-cell office:value-type="float" office:value="0.208928" calcext:value-type="float">
            <text:p>0.208928</text:p>
          </table:table-cell>
          <table:table-cell office:value-type="float" office:value="0.099987" calcext:value-type="float">
            <text:p>0.099987</text:p>
          </table:table-cell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073971" calcext:value-type="float">
            <text:p>0.073971</text:p>
          </table:table-cell>
          <table:table-cell office:value-type="float" office:value="5.140372" calcext:value-type="float">
            <text:p>5.140372</text:p>
          </table:table-cell>
          <table:table-cell office:value-type="float" office:value="1.132245" calcext:value-type="float">
            <text:p>1.132245</text:p>
          </table:table-cell>
          <table:table-cell office:value-type="float" office:value="1.757189" calcext:value-type="float">
            <text:p>1.757189</text:p>
          </table:table-cell>
          <table:table-cell office:value-type="float" office:value="0.087524" calcext:value-type="float">
            <text:p>0.087524</text:p>
          </table:table-cell>
          <table:table-cell office:value-type="float" office:value="2.80191" calcext:value-type="float">
            <text:p>2.80191</text:p>
          </table:table-cell>
          <table:table-cell office:value-type="float" office:value="0.226308" calcext:value-type="float">
            <text:p>0.226308</text:p>
          </table:table-cell>
          <table:table-cell office:value-type="float" office:value="0.099938" calcext:value-type="float">
            <text:p>0.099938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058567" calcext:value-type="float">
            <text:p>0.058567</text:p>
          </table:table-cell>
          <table:table-cell office:value-type="float" office:value="5.222154" calcext:value-type="float">
            <text:p>5.222154</text:p>
          </table:table-cell>
          <table:table-cell office:value-type="float" office:value="1.139947" calcext:value-type="float">
            <text:p>1.139947</text:p>
          </table:table-cell>
          <table:table-cell office:value-type="float" office:value="1.751444" calcext:value-type="float">
            <text:p>1.751444</text:p>
          </table:table-cell>
          <table:table-cell office:value-type="float" office:value="0.007699" calcext:value-type="float">
            <text:p>0.007699</text:p>
          </table:table-cell>
          <table:table-cell office:value-type="float" office:value="2.883692" calcext:value-type="float">
            <text:p>2.883692</text:p>
          </table:table-cell>
          <table:table-cell office:value-type="float" office:value="0.228069" calcext:value-type="float">
            <text:p>0.228069</text:p>
          </table:table-cell>
          <table:table-cell office:value-type="float" office:value="0.100035" calcext:value-type="float">
            <text:p>0.100035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086954" calcext:value-type="float">
            <text:p>0.086954</text:p>
          </table:table-cell>
          <table:table-cell office:value-type="float" office:value="5.221307" calcext:value-type="float">
            <text:p>5.221307</text:p>
          </table:table-cell>
          <table:table-cell office:value-type="float" office:value="1.125754" calcext:value-type="float">
            <text:p>1.125754</text:p>
          </table:table-cell>
          <table:table-cell office:value-type="float" office:value="1.7429" calcext:value-type="float">
            <text:p>1.7429</text:p>
          </table:table-cell>
          <table:table-cell office:value-type="float" office:value="-0.014192" calcext:value-type="float">
            <text:p>-0.014192</text:p>
          </table:table-cell>
          <table:table-cell office:value-type="float" office:value="2.882845" calcext:value-type="float">
            <text:p>2.882845</text:p>
          </table:table-cell>
          <table:table-cell office:value-type="float" office:value="0.225182" calcext:value-type="float">
            <text:p>0.225182</text:p>
          </table:table-cell>
          <table:table-cell office:value-type="float" office:value="0.100014" calcext:value-type="float">
            <text:p>0.100014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" calcext:value-type="float">
            <text:p>0</text:p>
          </table:table-cell>
          <table:table-cell office:value-type="float" office:value="5.20685" calcext:value-type="float">
            <text:p>5.20685</text:p>
          </table:table-cell>
          <table:table-cell office:value-type="float" office:value="1.169231" calcext:value-type="float">
            <text:p>1.169231</text:p>
          </table:table-cell>
          <table:table-cell office:value-type="float" office:value="1.74265" calcext:value-type="float">
            <text:p>1.74265</text:p>
          </table:table-cell>
          <table:table-cell office:value-type="float" office:value="0.043492" calcext:value-type="float">
            <text:p>0.043492</text:p>
          </table:table-cell>
          <table:table-cell office:value-type="float" office:value="2.868389" calcext:value-type="float">
            <text:p>2.868389</text:p>
          </table:table-cell>
          <table:table-cell office:value-type="float" office:value="0.233767" calcext:value-type="float">
            <text:p>0.233767</text:p>
          </table:table-cell>
          <table:table-cell office:value-type="float" office:value="0.099966" calcext:value-type="float">
            <text:p>0.099966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059177" calcext:value-type="float">
            <text:p>0.059177</text:p>
          </table:table-cell>
          <table:table-cell office:value-type="float" office:value="5.322802" calcext:value-type="float">
            <text:p>5.322802</text:p>
          </table:table-cell>
          <table:table-cell office:value-type="float" office:value="1.139642" calcext:value-type="float">
            <text:p>1.139642</text:p>
          </table:table-cell>
          <table:table-cell office:value-type="float" office:value="1.815113" calcext:value-type="float">
            <text:p>1.815113</text:p>
          </table:table-cell>
          <table:table-cell office:value-type="float" office:value="-0.029585" calcext:value-type="float">
            <text:p>-0.029585</text:p>
          </table:table-cell>
          <table:table-cell office:value-type="float" office:value="2.98434" calcext:value-type="float">
            <text:p>2.98434</text:p>
          </table:table-cell>
          <table:table-cell office:value-type="float" office:value="0.227954" calcext:value-type="float">
            <text:p>0.227954</text:p>
          </table:table-cell>
          <table:table-cell office:value-type="float" office:value="0.100011" calcext:value-type="float">
            <text:p>0.100011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304339" calcext:value-type="float">
            <text:p>0.304339</text:p>
          </table:table-cell>
          <table:table-cell office:value-type="float" office:value="5.404844" calcext:value-type="float">
            <text:p>5.404844</text:p>
          </table:table-cell>
          <table:table-cell office:value-type="float" office:value="1.017061" calcext:value-type="float">
            <text:p>1.017061</text:p>
          </table:table-cell>
          <table:table-cell office:value-type="float" office:value="1.926781" calcext:value-type="float">
            <text:p>1.926781</text:p>
          </table:table-cell>
          <table:table-cell office:value-type="float" office:value="-0.122541" calcext:value-type="float">
            <text:p>-0.122541</text:p>
          </table:table-cell>
          <table:table-cell office:value-type="float" office:value="3.066383" calcext:value-type="float">
            <text:p>3.066383</text:p>
          </table:table-cell>
          <table:table-cell office:value-type="float" office:value="0.203479" calcext:value-type="float">
            <text:p>0.203479</text:p>
          </table:table-cell>
          <table:table-cell office:value-type="float" office:value="0.100033" calcext:value-type="float">
            <text:p>0.100033</text:p>
          </table:table-cell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483178" calcext:value-type="float">
            <text:p>0.483178</text:p>
          </table:table-cell>
          <table:table-cell office:value-type="float" office:value="5.367098" calcext:value-type="float">
            <text:p>5.367098</text:p>
          </table:table-cell>
          <table:table-cell office:value-type="float" office:value="0.927642" calcext:value-type="float">
            <text:p>0.927642</text:p>
          </table:table-cell>
          <table:table-cell office:value-type="float" office:value="2.011582" calcext:value-type="float">
            <text:p>2.011582</text:p>
          </table:table-cell>
          <table:table-cell office:value-type="float" office:value="-0.089413" calcext:value-type="float">
            <text:p>-0.089413</text:p>
          </table:table-cell>
          <table:table-cell office:value-type="float" office:value="3.028637" calcext:value-type="float">
            <text:p>3.028637</text:p>
          </table:table-cell>
          <table:table-cell office:value-type="float" office:value="0.185541" calcext:value-type="float">
            <text:p>0.185541</text:p>
          </table:table-cell>
          <table:table-cell office:value-type="float" office:value="0.100007" calcext:value-type="float">
            <text:p>0.100007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98891" calcext:value-type="float">
            <text:p>0.798891</text:p>
          </table:table-cell>
          <table:table-cell office:value-type="float" office:value="5.310506" calcext:value-type="float">
            <text:p>5.310506</text:p>
          </table:table-cell>
          <table:table-cell office:value-type="float" office:value="0.769785" calcext:value-type="float">
            <text:p>0.769785</text:p>
          </table:table-cell>
          <table:table-cell office:value-type="float" office:value="2.044357" calcext:value-type="float">
            <text:p>2.044357</text:p>
          </table:table-cell>
          <table:table-cell office:value-type="float" office:value="-0.157902" calcext:value-type="float">
            <text:p>-0.157902</text:p>
          </table:table-cell>
          <table:table-cell office:value-type="float" office:value="2.972045" calcext:value-type="float">
            <text:p>2.972045</text:p>
          </table:table-cell>
          <table:table-cell office:value-type="float" office:value="0.153913" calcext:value-type="float">
            <text:p>0.153913</text:p>
          </table:table-cell>
          <table:table-cell office:value-type="float" office:value="0.099971" calcext:value-type="float">
            <text:p>0.099971</text:p>
          </table:table-cell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80997" calcext:value-type="float">
            <text:p>0.980997</text:p>
          </table:table-cell>
          <table:table-cell office:value-type="float" office:value="5.137209" calcext:value-type="float">
            <text:p>5.137209</text:p>
          </table:table-cell>
          <table:table-cell office:value-type="float" office:value="0.678732" calcext:value-type="float">
            <text:p>0.678732</text:p>
          </table:table-cell>
          <table:table-cell office:value-type="float" office:value="2.029112" calcext:value-type="float">
            <text:p>2.029112</text:p>
          </table:table-cell>
          <table:table-cell office:value-type="float" office:value="-0.090903" calcext:value-type="float">
            <text:p>-0.090903</text:p>
          </table:table-cell>
          <table:table-cell office:value-type="float" office:value="2.798747" calcext:value-type="float">
            <text:p>2.798747</text:p>
          </table:table-cell>
          <table:table-cell office:value-type="float" office:value="0.13597" calcext:value-type="float">
            <text:p>0.13597</text:p>
          </table:table-cell>
          <table:table-cell office:value-type="float" office:value="0.100165" calcext:value-type="float">
            <text:p>0.100165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028957" calcext:value-type="float">
            <text:p>1.028957</text:p>
          </table:table-cell>
          <table:table-cell office:value-type="float" office:value="4.968235" calcext:value-type="float">
            <text:p>4.968235</text:p>
          </table:table-cell>
          <table:table-cell office:value-type="float" office:value="0.654752" calcext:value-type="float">
            <text:p>0.654752</text:p>
          </table:table-cell>
          <table:table-cell office:value-type="float" office:value="1.95102" calcext:value-type="float">
            <text:p>1.95102</text:p>
          </table:table-cell>
          <table:table-cell office:value-type="float" office:value="-0.024001" calcext:value-type="float">
            <text:p>-0.024001</text:p>
          </table:table-cell>
          <table:table-cell office:value-type="float" office:value="2.629773" calcext:value-type="float">
            <text:p>2.629773</text:p>
          </table:table-cell>
          <table:table-cell office:value-type="float" office:value="0.130837" calcext:value-type="float">
            <text:p>0.130837</text:p>
          </table:table-cell>
          <table:table-cell office:value-type="float" office:value="0.099913" calcext:value-type="float">
            <text:p>0.099913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259191" calcext:value-type="float">
            <text:p>1.259191</text:p>
          </table:table-cell>
          <table:table-cell office:value-type="float" office:value="4.825857" calcext:value-type="float">
            <text:p>4.825857</text:p>
          </table:table-cell>
          <table:table-cell office:value-type="float" office:value="0.539635" calcext:value-type="float">
            <text:p>0.539635</text:p>
          </table:table-cell>
          <table:table-cell office:value-type="float" office:value="1.832585" calcext:value-type="float">
            <text:p>1.832585</text:p>
          </table:table-cell>
          <table:table-cell office:value-type="float" office:value="-0.115174" calcext:value-type="float">
            <text:p>-0.115174</text:p>
          </table:table-cell>
          <table:table-cell office:value-type="float" office:value="2.487395" calcext:value-type="float">
            <text:p>2.487395</text:p>
          </table:table-cell>
          <table:table-cell office:value-type="float" office:value="0.107873" calcext:value-type="float">
            <text:p>0.107873</text:p>
          </table:table-cell>
          <table:table-cell office:value-type="float" office:value="0.09995" calcext:value-type="float">
            <text:p>0.09995</text:p>
          </table:table-cell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198336" calcext:value-type="float">
            <text:p>1.198336</text:p>
          </table:table-cell>
          <table:table-cell office:value-type="float" office:value="4.596628" calcext:value-type="float">
            <text:p>4.596628</text:p>
          </table:table-cell>
          <table:table-cell office:value-type="float" office:value="0.570063" calcext:value-type="float">
            <text:p>0.570063</text:p>
          </table:table-cell>
          <table:table-cell office:value-type="float" office:value="1.718531" calcext:value-type="float">
            <text:p>1.718531</text:p>
          </table:table-cell>
          <table:table-cell office:value-type="float" office:value="0.030427" calcext:value-type="float">
            <text:p>0.030427</text:p>
          </table:table-cell>
          <table:table-cell office:value-type="float" office:value="2.258167" calcext:value-type="float">
            <text:p>2.258167</text:p>
          </table:table-cell>
          <table:table-cell office:value-type="float" office:value="0.114015" calcext:value-type="float">
            <text:p>0.114015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039564" calcext:value-type="float">
            <text:p>1.039564</text:p>
          </table:table-cell>
          <table:table-cell office:value-type="float" office:value="4.531767" calcext:value-type="float">
            <text:p>4.531767</text:p>
          </table:table-cell>
          <table:table-cell office:value-type="float" office:value="0.649449" calcext:value-type="float">
            <text:p>0.649449</text:p>
          </table:table-cell>
          <table:table-cell office:value-type="float" office:value="1.623241" calcext:value-type="float">
            <text:p>1.623241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2.193305" calcext:value-type="float">
            <text:p>2.193305</text:p>
          </table:table-cell>
          <table:table-cell office:value-type="float" office:value="0.129892" calcext:value-type="float">
            <text:p>0.129892</text:p>
          </table:table-cell>
          <table:table-cell office:value-type="float" office:value="0.100002" calcext:value-type="float">
            <text:p>0.100002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1.057941" calcext:value-type="float">
            <text:p>1.057941</text:p>
          </table:table-cell>
          <table:table-cell office:value-type="float" office:value="4.505442" calcext:value-type="float">
            <text:p>4.505442</text:p>
          </table:table-cell>
          <table:table-cell office:value-type="float" office:value="0.64026" calcext:value-type="float">
            <text:p>0.64026</text:p>
          </table:table-cell>
          <table:table-cell office:value-type="float" office:value="1.517532" calcext:value-type="float">
            <text:p>1.517532</text:p>
          </table:table-cell>
          <table:table-cell office:value-type="float" office:value="-0.009188" calcext:value-type="float">
            <text:p>-0.009188</text:p>
          </table:table-cell>
          <table:table-cell office:value-type="float" office:value="2.16698" calcext:value-type="float">
            <text:p>2.16698</text:p>
          </table:table-cell>
          <table:table-cell office:value-type="float" office:value="0.128058" calcext:value-type="float">
            <text:p>0.128058</text:p>
          </table:table-cell>
          <table:table-cell office:value-type="float" office:value="0.100005" calcext:value-type="float">
            <text:p>0.100005</text:p>
          </table:table-cell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93147" calcext:value-type="float">
            <text:p>0.893147</text:p>
          </table:table-cell>
          <table:table-cell office:value-type="float" office:value="4.412802" calcext:value-type="float">
            <text:p>4.412802</text:p>
          </table:table-cell>
          <table:table-cell office:value-type="float" office:value="0.722657" calcext:value-type="float">
            <text:p>0.722657</text:p>
          </table:table-cell>
          <table:table-cell office:value-type="float" office:value="1.434091" calcext:value-type="float">
            <text:p>1.434091</text:p>
          </table:table-cell>
          <table:table-cell office:value-type="float" office:value="0.082408" calcext:value-type="float">
            <text:p>0.082408</text:p>
          </table:table-cell>
          <table:table-cell office:value-type="float" office:value="2.074341" calcext:value-type="float">
            <text:p>2.074341</text:p>
          </table:table-cell>
          <table:table-cell office:value-type="float" office:value="0.144513" calcext:value-type="float">
            <text:p>0.144513</text:p>
          </table:table-cell>
          <table:table-cell office:value-type="float" office:value="0.099987" calcext:value-type="float">
            <text:p>0.099987</text:p>
          </table:table-cell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39713" calcext:value-type="float">
            <text:p>0.739713</text:p>
          </table:table-cell>
          <table:table-cell office:value-type="float" office:value="4.451618" calcext:value-type="float">
            <text:p>4.451618</text:p>
          </table:table-cell>
          <table:table-cell office:value-type="float" office:value="0.799374" calcext:value-type="float">
            <text:p>0.799374</text:p>
          </table:table-cell>
          <table:table-cell office:value-type="float" office:value="1.390495" calcext:value-type="float">
            <text:p>1.390495</text:p>
          </table:table-cell>
          <table:table-cell office:value-type="float" office:value="0.076713" calcext:value-type="float">
            <text:p>0.076713</text:p>
          </table:table-cell>
          <table:table-cell office:value-type="float" office:value="2.113157" calcext:value-type="float">
            <text:p>2.113157</text:p>
          </table:table-cell>
          <table:table-cell office:value-type="float" office:value="0.159883" calcext:value-type="float">
            <text:p>0.159883</text:p>
          </table:table-cell>
          <table:table-cell office:value-type="float" office:value="0.100005" calcext:value-type="float">
            <text:p>0.100005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37663" calcext:value-type="float">
            <text:p>0.637663</text:p>
          </table:table-cell>
          <table:table-cell office:value-type="float" office:value="4.513265" calcext:value-type="float">
            <text:p>4.513265</text:p>
          </table:table-cell>
          <table:table-cell office:value-type="float" office:value="0.850399" calcext:value-type="float">
            <text:p>0.850399</text:p>
          </table:table-cell>
          <table:table-cell office:value-type="float" office:value="1.375338" calcext:value-type="float">
            <text:p>1.375338</text:p>
          </table:table-cell>
          <table:table-cell office:value-type="float" office:value="0.050934" calcext:value-type="float">
            <text:p>0.050934</text:p>
          </table:table-cell>
          <table:table-cell office:value-type="float" office:value="2.174803" calcext:value-type="float">
            <text:p>2.174803</text:p>
          </table:table-cell>
          <table:table-cell office:value-type="float" office:value="0.170384" calcext:value-type="float">
            <text:p>0.170384</text:p>
          </table:table-cell>
          <table:table-cell office:value-type="float" office:value="0.100179" calcext:value-type="float">
            <text:p>0.100179</text:p>
          </table:table-cell>
          <table:table-cell table:number-columns-repeated="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49782" calcext:value-type="float">
            <text:p>0.49782</text:p>
          </table:table-cell>
          <table:table-cell office:value-type="float" office:value="4.593954" calcext:value-type="float">
            <text:p>4.593954</text:p>
          </table:table-cell>
          <table:table-cell office:value-type="float" office:value="0.920321" calcext:value-type="float">
            <text:p>0.920321</text:p>
          </table:table-cell>
          <table:table-cell office:value-type="float" office:value="1.405202" calcext:value-type="float">
            <text:p>1.405202</text:p>
          </table:table-cell>
          <table:table-cell office:value-type="float" office:value="0.070031" calcext:value-type="float">
            <text:p>0.070031</text:p>
          </table:table-cell>
          <table:table-cell office:value-type="float" office:value="2.255492" calcext:value-type="float">
            <text:p>2.255492</text:p>
          </table:table-cell>
          <table:table-cell office:value-type="float" office:value="0.183777" calcext:value-type="float">
            <text:p>0.183777</text:p>
          </table:table-cell>
          <table:table-cell office:value-type="float" office:value="0.099844" calcext:value-type="float">
            <text:p>0.099844</text:p>
          </table:table-cell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47388" calcext:value-type="float">
            <text:p>0.547388</text:p>
          </table:table-cell>
          <table:table-cell office:value-type="float" office:value="4.70731" calcext:value-type="float">
            <text:p>4.70731</text:p>
          </table:table-cell>
          <table:table-cell office:value-type="float" office:value="0.895537" calcext:value-type="float">
            <text:p>0.895537</text:p>
          </table:table-cell>
          <table:table-cell office:value-type="float" office:value="1.448558" calcext:value-type="float">
            <text:p>1.448558</text:p>
          </table:table-cell>
          <table:table-cell office:value-type="float" office:value="-0.024754" calcext:value-type="float">
            <text:p>-0.024754</text:p>
          </table:table-cell>
          <table:table-cell office:value-type="float" office:value="2.368849" calcext:value-type="float">
            <text:p>2.368849</text:p>
          </table:table-cell>
          <table:table-cell office:value-type="float" office:value="0.179326" calcext:value-type="float">
            <text:p>0.179326</text:p>
          </table:table-cell>
          <table:table-cell office:value-type="float" office:value="0.100122" calcext:value-type="float">
            <text:p>0.100122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49782" calcext:value-type="float">
            <text:p>0.49782</text:p>
          </table:table-cell>
          <table:table-cell office:value-type="float" office:value="4.735494" calcext:value-type="float">
            <text:p>4.735494</text:p>
          </table:table-cell>
          <table:table-cell office:value-type="float" office:value="0.920321" calcext:value-type="float">
            <text:p>0.920321</text:p>
          </table:table-cell>
          <table:table-cell office:value-type="float" office:value="1.50153" calcext:value-type="float">
            <text:p>1.50153</text:p>
          </table:table-cell>
          <table:table-cell office:value-type="float" office:value="0.024819" calcext:value-type="float">
            <text:p>0.024819</text:p>
          </table:table-cell>
          <table:table-cell office:value-type="float" office:value="2.397032" calcext:value-type="float">
            <text:p>2.397032</text:p>
          </table:table-cell>
          <table:table-cell office:value-type="float" office:value="0.183809" calcext:value-type="float">
            <text:p>0.183809</text:p>
          </table:table-cell>
          <table:table-cell office:value-type="float" office:value="0.099861" calcext:value-type="float">
            <text:p>0.099861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36217" calcext:value-type="float">
            <text:p>0.536217</text:p>
          </table:table-cell>
          <table:table-cell office:value-type="float" office:value="4.832604" calcext:value-type="float">
            <text:p>4.832604</text:p>
          </table:table-cell>
          <table:table-cell office:value-type="float" office:value="0.901122" calcext:value-type="float">
            <text:p>0.901122</text:p>
          </table:table-cell>
          <table:table-cell office:value-type="float" office:value="1.573814" calcext:value-type="float">
            <text:p>1.573814</text:p>
          </table:table-cell>
          <table:table-cell office:value-type="float" office:value="-0.019206" calcext:value-type="float">
            <text:p>-0.019206</text:p>
          </table:table-cell>
          <table:table-cell office:value-type="float" office:value="2.494143" calcext:value-type="float">
            <text:p>2.494143</text:p>
          </table:table-cell>
          <table:table-cell office:value-type="float" office:value="0.180158" calcext:value-type="float">
            <text:p>0.180158</text:p>
          </table:table-cell>
          <table:table-cell office:value-type="float" office:value="0.099963" calcext:value-type="float">
            <text:p>0.099963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71028" calcext:value-type="float">
            <text:p>0.571028</text:p>
          </table:table-cell>
          <table:table-cell office:value-type="float" office:value="4.876188" calcext:value-type="float">
            <text:p>4.876188</text:p>
          </table:table-cell>
          <table:table-cell office:value-type="float" office:value="0.883717" calcext:value-type="float">
            <text:p>0.883717</text:p>
          </table:table-cell>
          <table:table-cell office:value-type="float" office:value="1.63661" calcext:value-type="float">
            <text:p>1.63661</text:p>
          </table:table-cell>
          <table:table-cell office:value-type="float" office:value="-0.017399" calcext:value-type="float">
            <text:p>-0.017399</text:p>
          </table:table-cell>
          <table:table-cell office:value-type="float" office:value="2.537726" calcext:value-type="float">
            <text:p>2.537726</text:p>
          </table:table-cell>
          <table:table-cell office:value-type="float" office:value="0.176811" calcext:value-type="float">
            <text:p>0.176811</text:p>
          </table:table-cell>
          <table:table-cell office:value-type="float" office:value="0.100038" calcext:value-type="float">
            <text:p>0.100038</text:p>
          </table:table-cell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17799" calcext:value-type="float">
            <text:p>0.517799</text:p>
          </table:table-cell>
          <table:table-cell office:value-type="float" office:value="4.911081" calcext:value-type="float">
            <text:p>4.911081</text:p>
          </table:table-cell>
          <table:table-cell office:value-type="float" office:value="0.910331" calcext:value-type="float">
            <text:p>0.910331</text:p>
          </table:table-cell>
          <table:table-cell office:value-type="float" office:value="1.688888" calcext:value-type="float">
            <text:p>1.688888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2.57262" calcext:value-type="float">
            <text:p>2.57262</text:p>
          </table:table-cell>
          <table:table-cell office:value-type="float" office:value="0.18217" calcext:value-type="float">
            <text:p>0.18217</text:p>
          </table:table-cell>
          <table:table-cell office:value-type="float" office:value="0.100057" calcext:value-type="float">
            <text:p>0.100057</text:p>
          </table:table-cell>
          <table:table-cell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27103" calcext:value-type="float">
            <text:p>0.527103</text:p>
          </table:table-cell>
          <table:table-cell office:value-type="float" office:value="4.990668" calcext:value-type="float">
            <text:p>4.990668</text:p>
          </table:table-cell>
          <table:table-cell office:value-type="float" office:value="0.905679" calcext:value-type="float">
            <text:p>0.905679</text:p>
          </table:table-cell>
          <table:table-cell office:value-type="float" office:value="1.741873" calcext:value-type="float">
            <text:p>1.741873</text:p>
          </table:table-cell>
          <table:table-cell office:value-type="float" office:value="-0.004654" calcext:value-type="float">
            <text:p>-0.004654</text:p>
          </table:table-cell>
          <table:table-cell office:value-type="float" office:value="2.652206" calcext:value-type="float">
            <text:p>2.652206</text:p>
          </table:table-cell>
          <table:table-cell office:value-type="float" office:value="0.181043" calcext:value-type="float">
            <text:p>0.181043</text:p>
          </table:table-cell>
          <table:table-cell office:value-type="float" office:value="0.099949" calcext:value-type="float">
            <text:p>0.099949</text:p>
          </table:table-cell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79694" calcext:value-type="float">
            <text:p>0.579694</text:p>
          </table:table-cell>
          <table:table-cell office:value-type="float" office:value="5.017291" calcext:value-type="float">
            <text:p>5.017291</text:p>
          </table:table-cell>
          <table:table-cell office:value-type="float" office:value="0.879384" calcext:value-type="float">
            <text:p>0.879384</text:p>
          </table:table-cell>
          <table:table-cell office:value-type="float" office:value="1.773135" calcext:value-type="float">
            <text:p>1.773135</text:p>
          </table:table-cell>
          <table:table-cell office:value-type="float" office:value="-0.026311" calcext:value-type="float">
            <text:p>-0.026311</text:p>
          </table:table-cell>
          <table:table-cell office:value-type="float" office:value="2.67883" calcext:value-type="float">
            <text:p>2.67883</text:p>
          </table:table-cell>
          <table:table-cell office:value-type="float" office:value="0.175775" calcext:value-type="float">
            <text:p>0.175775</text:p>
          </table:table-cell>
          <table:table-cell office:value-type="float" office:value="0.099942" calcext:value-type="float">
            <text:p>0.099942</text:p>
          </table:table-cell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41745" calcext:value-type="float">
            <text:p>0.541745</text:p>
          </table:table-cell>
          <table:table-cell office:value-type="float" office:value="5.01087" calcext:value-type="float">
            <text:p>5.01087</text:p>
          </table:table-cell>
          <table:table-cell office:value-type="float" office:value="0.898358" calcext:value-type="float">
            <text:p>0.898358</text:p>
          </table:table-cell>
          <table:table-cell office:value-type="float" office:value="1.793015" calcext:value-type="float">
            <text:p>1.793015</text:p>
          </table:table-cell>
          <table:table-cell office:value-type="float" office:value="0.018965" calcext:value-type="float">
            <text:p>0.018965</text:p>
          </table:table-cell>
          <table:table-cell office:value-type="float" office:value="2.672409" calcext:value-type="float">
            <text:p>2.672409</text:p>
          </table:table-cell>
          <table:table-cell office:value-type="float" office:value="0.179763" calcext:value-type="float">
            <text:p>0.179763</text:p>
          </table:table-cell>
          <table:table-cell office:value-type="float" office:value="0.100051" calcext:value-type="float">
            <text:p>0.100051</text:p>
          </table:table-cell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41424" calcext:value-type="float">
            <text:p>0.41424</text:p>
          </table:table-cell>
          <table:table-cell office:value-type="float" office:value="5.051871" calcext:value-type="float">
            <text:p>5.051871</text:p>
          </table:table-cell>
          <table:table-cell office:value-type="float" office:value="0.962111" calcext:value-type="float">
            <text:p>0.962111</text:p>
          </table:table-cell>
          <table:table-cell office:value-type="float" office:value="1.815051" calcext:value-type="float">
            <text:p>1.815051</text:p>
          </table:table-cell>
          <table:table-cell office:value-type="float" office:value="0.063753" calcext:value-type="float">
            <text:p>0.063753</text:p>
          </table:table-cell>
          <table:table-cell office:value-type="float" office:value="2.713409" calcext:value-type="float">
            <text:p>2.713409</text:p>
          </table:table-cell>
          <table:table-cell office:value-type="float" office:value="0.19242" calcext:value-type="float">
            <text:p>0.19242</text:p>
          </table:table-cell>
          <table:table-cell office:value-type="float" office:value="0.099999" calcext:value-type="float">
            <text:p>0.099999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275355" calcext:value-type="float">
            <text:p>0.275355</text:p>
          </table:table-cell>
          <table:table-cell office:value-type="float" office:value="5.138216" calcext:value-type="float">
            <text:p>5.138216</text:p>
          </table:table-cell>
          <table:table-cell office:value-type="float" office:value="1.031553" calcext:value-type="float">
            <text:p>1.031553</text:p>
          </table:table-cell>
          <table:table-cell office:value-type="float" office:value="1.837629" calcext:value-type="float">
            <text:p>1.837629</text:p>
          </table:table-cell>
          <table:table-cell office:value-type="float" office:value="0.069428" calcext:value-type="float">
            <text:p>0.069428</text:p>
          </table:table-cell>
          <table:table-cell office:value-type="float" office:value="2.799754" calcext:value-type="float">
            <text:p>2.799754</text:p>
          </table:table-cell>
          <table:table-cell office:value-type="float" office:value="0.206354" calcext:value-type="float">
            <text:p>0.206354</text:p>
          </table:table-cell>
          <table:table-cell office:value-type="float" office:value="0.100021" calcext:value-type="float">
            <text:p>0.100021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351402" calcext:value-type="float">
            <text:p>0.351402</text:p>
          </table:table-cell>
          <table:table-cell office:value-type="float" office:value="5.22703" calcext:value-type="float">
            <text:p>5.22703</text:p>
          </table:table-cell>
          <table:table-cell office:value-type="float" office:value="0.99353" calcext:value-type="float">
            <text:p>0.99353</text:p>
          </table:table-cell>
          <table:table-cell office:value-type="float" office:value="1.857017" calcext:value-type="float">
            <text:p>1.857017</text:p>
          </table:table-cell>
          <table:table-cell office:value-type="float" office:value="-0.038022" calcext:value-type="float">
            <text:p>-0.038022</text:p>
          </table:table-cell>
          <table:table-cell office:value-type="float" office:value="2.888568" calcext:value-type="float">
            <text:p>2.888568</text:p>
          </table:table-cell>
          <table:table-cell office:value-type="float" office:value="0.198714" calcext:value-type="float">
            <text:p>0.198714</text:p>
          </table:table-cell>
          <table:table-cell office:value-type="float" office:value="0.100004" calcext:value-type="float">
            <text:p>0.100004</text:p>
          </table:table-cell>
          <table:table-cell table:number-columns-repeated="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295885" calcext:value-type="float">
            <text:p>0.295885</text:p>
          </table:table-cell>
          <table:table-cell office:value-type="float" office:value="5.209584" calcext:value-type="float">
            <text:p>5.209584</text:p>
          </table:table-cell>
          <table:table-cell office:value-type="float" office:value="1.021288" calcext:value-type="float">
            <text:p>1.021288</text:p>
          </table:table-cell>
          <table:table-cell office:value-type="float" office:value="1.877578" calcext:value-type="float">
            <text:p>1.877578</text:p>
          </table:table-cell>
          <table:table-cell office:value-type="float" office:value="0.027743" calcext:value-type="float">
            <text:p>0.027743</text:p>
          </table:table-cell>
          <table:table-cell office:value-type="float" office:value="2.871123" calcext:value-type="float">
            <text:p>2.871123</text:p>
          </table:table-cell>
          <table:table-cell office:value-type="float" office:value="0.20437" calcext:value-type="float">
            <text:p>0.20437</text:p>
          </table:table-cell>
          <table:table-cell office:value-type="float" office:value="0.100055" calcext:value-type="float">
            <text:p>0.100055</text:p>
          </table:table-cell>
          <table:table-cell table:number-columns-repeated="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376801" calcext:value-type="float">
            <text:p>0.376801</text:p>
          </table:table-cell>
          <table:table-cell office:value-type="float" office:value="5.253211" calcext:value-type="float">
            <text:p>5.253211</text:p>
          </table:table-cell>
          <table:table-cell office:value-type="float" office:value="0.98083" calcext:value-type="float">
            <text:p>0.98083</text:p>
          </table:table-cell>
          <table:table-cell office:value-type="float" office:value="1.893429" calcext:value-type="float">
            <text:p>1.893429</text:p>
          </table:table-cell>
          <table:table-cell office:value-type="float" office:value="-0.04049" calcext:value-type="float">
            <text:p>-0.04049</text:p>
          </table:table-cell>
          <table:table-cell office:value-type="float" office:value="2.91475" calcext:value-type="float">
            <text:p>2.91475</text:p>
          </table:table-cell>
          <table:table-cell office:value-type="float" office:value="0.196009" calcext:value-type="float">
            <text:p>0.196009</text:p>
          </table:table-cell>
          <table:table-cell office:value-type="float" office:value="0.09992" calcext:value-type="float">
            <text:p>0.09992</text:p>
          </table:table-cell>
          <table:table-cell table:number-columns-repeated="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27103" calcext:value-type="float">
            <text:p>0.527103</text:p>
          </table:table-cell>
          <table:table-cell office:value-type="float" office:value="5.217095" calcext:value-type="float">
            <text:p>5.217095</text:p>
          </table:table-cell>
          <table:table-cell office:value-type="float" office:value="0.905679" calcext:value-type="float">
            <text:p>0.905679</text:p>
          </table:table-cell>
          <table:table-cell office:value-type="float" office:value="1.897838" calcext:value-type="float">
            <text:p>1.897838</text:p>
          </table:table-cell>
          <table:table-cell office:value-type="float" office:value="-0.075117" calcext:value-type="float">
            <text:p>-0.075117</text:p>
          </table:table-cell>
          <table:table-cell office:value-type="float" office:value="2.878634" calcext:value-type="float">
            <text:p>2.878634</text:p>
          </table:table-cell>
          <table:table-cell office:value-type="float" office:value="0.181219" calcext:value-type="float">
            <text:p>0.181219</text:p>
          </table:table-cell>
          <table:table-cell office:value-type="float" office:value="0.100046" calcext:value-type="float">
            <text:p>0.100046</text:p>
          </table:table-cell>
          <table:table-cell table:number-columns-repeated="2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88162" calcext:value-type="float">
            <text:p>0.688162</text:p>
          </table:table-cell>
          <table:table-cell office:value-type="float" office:value="5.124823" calcext:value-type="float">
            <text:p>5.124823</text:p>
          </table:table-cell>
          <table:table-cell office:value-type="float" office:value="0.82515" calcext:value-type="float">
            <text:p>0.82515</text:p>
          </table:table-cell>
          <table:table-cell office:value-type="float" office:value="1.880667" calcext:value-type="float">
            <text:p>1.880667</text:p>
          </table:table-cell>
          <table:table-cell office:value-type="float" office:value="-0.080545" calcext:value-type="float">
            <text:p>-0.080545</text:p>
          </table:table-cell>
          <table:table-cell office:value-type="float" office:value="2.786361" calcext:value-type="float">
            <text:p>2.786361</text:p>
          </table:table-cell>
          <table:table-cell office:value-type="float" office:value="0.164999" calcext:value-type="float">
            <text:p>0.164999</text:p>
          </table:table-cell>
          <table:table-cell office:value-type="float" office:value="0.099981" calcext:value-type="float">
            <text:p>0.099981</text:p>
          </table:table-cell>
          <table:table-cell table:number-columns-repeated="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02451" calcext:value-type="float">
            <text:p>0.902451</text:p>
          </table:table-cell>
          <table:table-cell office:value-type="float" office:value="5.006814" calcext:value-type="float">
            <text:p>5.006814</text:p>
          </table:table-cell>
          <table:table-cell office:value-type="float" office:value="0.718006" calcext:value-type="float">
            <text:p>0.718006</text:p>
          </table:table-cell>
          <table:table-cell office:value-type="float" office:value="1.843138" calcext:value-type="float">
            <text:p>1.843138</text:p>
          </table:table-cell>
          <table:table-cell office:value-type="float" office:value="-0.107208" calcext:value-type="float">
            <text:p>-0.107208</text:p>
          </table:table-cell>
          <table:table-cell office:value-type="float" office:value="2.668352" calcext:value-type="float">
            <text:p>2.668352</text:p>
          </table:table-cell>
          <table:table-cell office:value-type="float" office:value="0.143515" calcext:value-type="float">
            <text:p>0.143515</text:p>
          </table:table-cell>
          <table:table-cell office:value-type="float" office:value="0.09994" calcext:value-type="float">
            <text:p>0.09994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55048" calcext:value-type="float">
            <text:p>0.855048</text:p>
          </table:table-cell>
          <table:table-cell office:value-type="float" office:value="4.872232" calcext:value-type="float">
            <text:p>4.872232</text:p>
          </table:table-cell>
          <table:table-cell office:value-type="float" office:value="0.741707" calcext:value-type="float">
            <text:p>0.741707</text:p>
          </table:table-cell>
          <table:table-cell office:value-type="float" office:value="1.815756" calcext:value-type="float">
            <text:p>1.815756</text:p>
          </table:table-cell>
          <table:table-cell office:value-type="float" office:value="0.023693" calcext:value-type="float">
            <text:p>0.023693</text:p>
          </table:table-cell>
          <table:table-cell office:value-type="float" office:value="2.53377" calcext:value-type="float">
            <text:p>2.53377</text:p>
          </table:table-cell>
          <table:table-cell office:value-type="float" office:value="0.148393" calcext:value-type="float">
            <text:p>0.148393</text:p>
          </table:table-cell>
          <table:table-cell office:value-type="float" office:value="0.100035" calcext:value-type="float">
            <text:p>0.100035</text:p>
          </table:table-cell>
          <table:table-cell table:number-columns-repeated="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63863" calcext:value-type="float">
            <text:p>0.863863</text:p>
          </table:table-cell>
          <table:table-cell office:value-type="float" office:value="4.863622" calcext:value-type="float">
            <text:p>4.863622</text:p>
          </table:table-cell>
          <table:table-cell office:value-type="float" office:value="0.737299" calcext:value-type="float">
            <text:p>0.737299</text:p>
          </table:table-cell>
          <table:table-cell office:value-type="float" office:value="1.783454" calcext:value-type="float">
            <text:p>1.783454</text:p>
          </table:table-cell>
          <table:table-cell office:value-type="float" office:value="-0.004407" calcext:value-type="float">
            <text:p>-0.004407</text:p>
          </table:table-cell>
          <table:table-cell office:value-type="float" office:value="2.525161" calcext:value-type="float">
            <text:p>2.525161</text:p>
          </table:table-cell>
          <table:table-cell office:value-type="float" office:value="0.147461" calcext:value-type="float">
            <text:p>0.147461</text:p>
          </table:table-cell>
          <table:table-cell office:value-type="float" office:value="0.100001" calcext:value-type="float">
            <text:p>0.100001</text:p>
          </table:table-cell>
          <table:table-cell table:number-columns-repeated="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2243" calcext:value-type="float">
            <text:p>0.92243</text:p>
          </table:table-cell>
          <table:table-cell office:value-type="float" office:value="4.808393" calcext:value-type="float">
            <text:p>4.808393</text:p>
          </table:table-cell>
          <table:table-cell office:value-type="float" office:value="0.708016" calcext:value-type="float">
            <text:p>0.708016</text:p>
          </table:table-cell>
          <table:table-cell office:value-type="float" office:value="1.73263" calcext:value-type="float">
            <text:p>1.73263</text:p>
          </table:table-cell>
          <table:table-cell office:value-type="float" office:value="-0.029285" calcext:value-type="float">
            <text:p>-0.029285</text:p>
          </table:table-cell>
          <table:table-cell office:value-type="float" office:value="2.469931" calcext:value-type="float">
            <text:p>2.469931</text:p>
          </table:table-cell>
          <table:table-cell office:value-type="float" office:value="0.141596" calcext:value-type="float">
            <text:p>0.141596</text:p>
          </table:table-cell>
          <table:table-cell office:value-type="float" office:value="0.099995" calcext:value-type="float">
            <text:p>0.099995</text:p>
          </table:table-cell>
          <table:table-cell table:number-columns-repeated="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80997" calcext:value-type="float">
            <text:p>0.980997</text:p>
          </table:table-cell>
          <table:table-cell office:value-type="float" office:value="4.708521" calcext:value-type="float">
            <text:p>4.708521</text:p>
          </table:table-cell>
          <table:table-cell office:value-type="float" office:value="0.678732" calcext:value-type="float">
            <text:p>0.678732</text:p>
          </table:table-cell>
          <table:table-cell office:value-type="float" office:value="1.66205" calcext:value-type="float">
            <text:p>1.66205</text:p>
          </table:table-cell>
          <table:table-cell office:value-type="float" office:value="-0.029278" calcext:value-type="float">
            <text:p>-0.029278</text:p>
          </table:table-cell>
          <table:table-cell office:value-type="float" office:value="2.370059" calcext:value-type="float">
            <text:p>2.370059</text:p>
          </table:table-cell>
          <table:table-cell office:value-type="float" office:value="0.135773" calcext:value-type="float">
            <text:p>0.135773</text:p>
          </table:table-cell>
          <table:table-cell office:value-type="float" office:value="0.10002" calcext:value-type="float">
            <text:p>0.10002</text:p>
          </table:table-cell>
          <table:table-cell table:number-columns-repeated="2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05296" calcext:value-type="float">
            <text:p>0.805296</text:p>
          </table:table-cell>
          <table:table-cell office:value-type="float" office:value="4.633863" calcext:value-type="float">
            <text:p>4.633863</text:p>
          </table:table-cell>
          <table:table-cell office:value-type="float" office:value="0.766583" calcext:value-type="float">
            <text:p>0.766583</text:p>
          </table:table-cell>
          <table:table-cell office:value-type="float" office:value="1.616663" calcext:value-type="float">
            <text:p>1.616663</text:p>
          </table:table-cell>
          <table:table-cell office:value-type="float" office:value="0.087844" calcext:value-type="float">
            <text:p>0.087844</text:p>
          </table:table-cell>
          <table:table-cell office:value-type="float" office:value="2.295401" calcext:value-type="float">
            <text:p>2.295401</text:p>
          </table:table-cell>
          <table:table-cell office:value-type="float" office:value="0.153327" calcext:value-type="float">
            <text:p>0.153327</text:p>
          </table:table-cell>
          <table:table-cell office:value-type="float" office:value="0.100007" calcext:value-type="float">
            <text:p>0.100007</text:p>
          </table:table-cell>
          <table:table-cell table:number-columns-repeated="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49222" calcext:value-type="float">
            <text:p>0.849222</text:p>
          </table:table-cell>
          <table:table-cell office:value-type="float" office:value="4.666231" calcext:value-type="float">
            <text:p>4.666231</text:p>
          </table:table-cell>
          <table:table-cell office:value-type="float" office:value="0.74462" calcext:value-type="float">
            <text:p>0.74462</text:p>
          </table:table-cell>
          <table:table-cell office:value-type="float" office:value="1.561182" calcext:value-type="float">
            <text:p>1.561182</text:p>
          </table:table-cell>
          <table:table-cell office:value-type="float" office:value="-0.021968" calcext:value-type="float">
            <text:p>-0.021968</text:p>
          </table:table-cell>
          <table:table-cell office:value-type="float" office:value="2.327769" calcext:value-type="float">
            <text:p>2.327769</text:p>
          </table:table-cell>
          <table:table-cell office:value-type="float" office:value="0.148888" calcext:value-type="float">
            <text:p>0.148888</text:p>
          </table:table-cell>
          <table:table-cell office:value-type="float" office:value="0.099976" calcext:value-type="float">
            <text:p>0.099976</text:p>
          </table:table-cell>
          <table:table-cell table:number-columns-repeated="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49222" calcext:value-type="float">
            <text:p>0.849222</text:p>
          </table:table-cell>
          <table:table-cell office:value-type="float" office:value="4.597087" calcext:value-type="float">
            <text:p>4.597087</text:p>
          </table:table-cell>
          <table:table-cell office:value-type="float" office:value="0.74462" calcext:value-type="float">
            <text:p>0.74462</text:p>
          </table:table-cell>
          <table:table-cell office:value-type="float" office:value="1.514005" calcext:value-type="float">
            <text:p>1.514005</text:p>
          </table:table-cell>
          <table:table-cell office:value-type="float" office:value="0" calcext:value-type="float">
            <text:p>0</text:p>
          </table:table-cell>
          <table:table-cell office:value-type="float" office:value="2.258625" calcext:value-type="float">
            <text:p>2.258625</text:p>
          </table:table-cell>
          <table:table-cell office:value-type="float" office:value="0.148833" calcext:value-type="float">
            <text:p>0.148833</text:p>
          </table:table-cell>
          <table:table-cell office:value-type="float" office:value="0.099939" calcext:value-type="float">
            <text:p>0.099939</text:p>
          </table:table-cell>
          <table:table-cell table:number-columns-repeated="2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2243" calcext:value-type="float">
            <text:p>0.92243</text:p>
          </table:table-cell>
          <table:table-cell office:value-type="float" office:value="4.557599" calcext:value-type="float">
            <text:p>4.557599</text:p>
          </table:table-cell>
          <table:table-cell office:value-type="float" office:value="0.708016" calcext:value-type="float">
            <text:p>0.708016</text:p>
          </table:table-cell>
          <table:table-cell office:value-type="float" office:value="1.474562" calcext:value-type="float">
            <text:p>1.474562</text:p>
          </table:table-cell>
          <table:table-cell office:value-type="float" office:value="-0.03656" calcext:value-type="float">
            <text:p>-0.03656</text:p>
          </table:table-cell>
          <table:table-cell office:value-type="float" office:value="2.219138" calcext:value-type="float">
            <text:p>2.219138</text:p>
          </table:table-cell>
          <table:table-cell office:value-type="float" office:value="0.141776" calcext:value-type="float">
            <text:p>0.141776</text:p>
          </table:table-cell>
          <table:table-cell office:value-type="float" office:value="0.100122" calcext:value-type="float">
            <text:p>0.100122</text:p>
          </table:table-cell>
          <table:table-cell table:number-columns-repeated="2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46729" calcext:value-type="float">
            <text:p>0.746729</text:p>
          </table:table-cell>
          <table:table-cell office:value-type="float" office:value="4.515451" calcext:value-type="float">
            <text:p>4.515451</text:p>
          </table:table-cell>
          <table:table-cell office:value-type="float" office:value="0.795866" calcext:value-type="float">
            <text:p>0.795866</text:p>
          </table:table-cell>
          <table:table-cell office:value-type="float" office:value="1.46889" calcext:value-type="float">
            <text:p>1.46889</text:p>
          </table:table-cell>
          <table:table-cell office:value-type="float" office:value="0.087766" calcext:value-type="float">
            <text:p>0.087766</text:p>
          </table:table-cell>
          <table:table-cell office:value-type="float" office:value="2.176989" calcext:value-type="float">
            <text:p>2.176989</text:p>
          </table:table-cell>
          <table:table-cell office:value-type="float" office:value="0.159326" calcext:value-type="float">
            <text:p>0.159326</text:p>
          </table:table-cell>
          <table:table-cell office:value-type="float" office:value="0.100096" calcext:value-type="float">
            <text:p>0.100096</text:p>
          </table:table-cell>
          <table:table-cell table:number-columns-repeated="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58879" calcext:value-type="float">
            <text:p>0.658879</text:p>
          </table:table-cell>
          <table:table-cell office:value-type="float" office:value="4.627364" calcext:value-type="float">
            <text:p>4.627364</text:p>
          </table:table-cell>
          <table:table-cell office:value-type="float" office:value="0.839791" calcext:value-type="float">
            <text:p>0.839791</text:p>
          </table:table-cell>
          <table:table-cell office:value-type="float" office:value="1.493098" calcext:value-type="float">
            <text:p>1.493098</text:p>
          </table:table-cell>
          <table:table-cell office:value-type="float" office:value="0.043987" calcext:value-type="float">
            <text:p>0.043987</text:p>
          </table:table-cell>
          <table:table-cell office:value-type="float" office:value="2.288902" calcext:value-type="float">
            <text:p>2.288902</text:p>
          </table:table-cell>
          <table:table-cell office:value-type="float" office:value="0.167723" calcext:value-type="float">
            <text:p>0.167723</text:p>
          </table:table-cell>
          <table:table-cell office:value-type="float" office:value="0.09986" calcext:value-type="float">
            <text:p>0.09986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29595" calcext:value-type="float">
            <text:p>0.629595</text:p>
          </table:table-cell>
          <table:table-cell office:value-type="float" office:value="4.694245" calcext:value-type="float">
            <text:p>4.694245</text:p>
          </table:table-cell>
          <table:table-cell office:value-type="float" office:value="0.854433" calcext:value-type="float">
            <text:p>0.854433</text:p>
          </table:table-cell>
          <table:table-cell office:value-type="float" office:value="1.51596" calcext:value-type="float">
            <text:p>1.51596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2.355783" calcext:value-type="float">
            <text:p>2.355783</text:p>
          </table:table-cell>
          <table:table-cell office:value-type="float" office:value="0.171256" calcext:value-type="float">
            <text:p>0.171256</text:p>
          </table:table-cell>
          <table:table-cell office:value-type="float" office:value="0.100216" calcext:value-type="float">
            <text:p>0.100216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08679" calcext:value-type="float">
            <text:p>0.608679</text:p>
          </table:table-cell>
          <table:table-cell office:value-type="float" office:value="4.733965" calcext:value-type="float">
            <text:p>4.733965</text:p>
          </table:table-cell>
          <table:table-cell office:value-type="float" office:value="0.864892" calcext:value-type="float">
            <text:p>0.864892</text:p>
          </table:table-cell>
          <table:table-cell office:value-type="float" office:value="1.541093" calcext:value-type="float">
            <text:p>1.541093</text:p>
          </table:table-cell>
          <table:table-cell office:value-type="float" office:value="0.010482" calcext:value-type="float">
            <text:p>0.010482</text:p>
          </table:table-cell>
          <table:table-cell office:value-type="float" office:value="2.395503" calcext:value-type="float">
            <text:p>2.395503</text:p>
          </table:table-cell>
          <table:table-cell office:value-type="float" office:value="0.172594" calcext:value-type="float">
            <text:p>0.172594</text:p>
          </table:table-cell>
          <table:table-cell office:value-type="float" office:value="0.099778" calcext:value-type="float">
            <text:p>0.099778</text:p>
          </table:table-cell>
          <table:table-cell table:number-columns-repeated="2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84096" calcext:value-type="float">
            <text:p>0.784096</text:p>
          </table:table-cell>
          <table:table-cell office:value-type="float" office:value="4.758275" calcext:value-type="float">
            <text:p>4.758275</text:p>
          </table:table-cell>
          <table:table-cell office:value-type="float" office:value="0.777183" calcext:value-type="float">
            <text:p>0.777183</text:p>
          </table:table-cell>
          <table:table-cell office:value-type="float" office:value="1.554907" calcext:value-type="float">
            <text:p>1.554907</text:p>
          </table:table-cell>
          <table:table-cell office:value-type="float" office:value="-0.087724" calcext:value-type="float">
            <text:p>-0.087724</text:p>
          </table:table-cell>
          <table:table-cell office:value-type="float" office:value="2.419814" calcext:value-type="float">
            <text:p>2.419814</text:p>
          </table:table-cell>
          <table:table-cell office:value-type="float" office:value="0.15541" calcext:value-type="float">
            <text:p>0.15541</text:p>
          </table:table-cell>
          <table:table-cell office:value-type="float" office:value="0.099983" calcext:value-type="float">
            <text:p>0.099983</text:p>
          </table:table-cell>
          <table:table-cell table:number-columns-repeated="2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93147" calcext:value-type="float">
            <text:p>0.893147</text:p>
          </table:table-cell>
          <table:table-cell office:value-type="float" office:value="4.67928" calcext:value-type="float">
            <text:p>4.67928</text:p>
          </table:table-cell>
          <table:table-cell office:value-type="float" office:value="0.722657" calcext:value-type="float">
            <text:p>0.722657</text:p>
          </table:table-cell>
          <table:table-cell office:value-type="float" office:value="1.563618" calcext:value-type="float">
            <text:p>1.563618</text:p>
          </table:table-cell>
          <table:table-cell office:value-type="float" office:value="-0.054543" calcext:value-type="float">
            <text:p>-0.054543</text:p>
          </table:table-cell>
          <table:table-cell office:value-type="float" office:value="2.340818" calcext:value-type="float">
            <text:p>2.340818</text:p>
          </table:table-cell>
          <table:table-cell office:value-type="float" office:value="0.144484" calcext:value-type="float">
            <text:p>0.144484</text:p>
          </table:table-cell>
          <table:table-cell office:value-type="float" office:value="0.099967" calcext:value-type="float">
            <text:p>0.099967</text:p>
          </table:table-cell>
          <table:table-cell table:number-columns-repeated="2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56495" calcext:value-type="float">
            <text:p>0.956495</text:p>
          </table:table-cell>
          <table:table-cell office:value-type="float" office:value="4.609676" calcext:value-type="float">
            <text:p>4.609676</text:p>
          </table:table-cell>
          <table:table-cell office:value-type="float" office:value="0.690983" calcext:value-type="float">
            <text:p>0.690983</text:p>
          </table:table-cell>
          <table:table-cell office:value-type="float" office:value="1.548578" calcext:value-type="float">
            <text:p>1.548578</text:p>
          </table:table-cell>
          <table:table-cell office:value-type="float" office:value="-0.031653" calcext:value-type="float">
            <text:p>-0.031653</text:p>
          </table:table-cell>
          <table:table-cell office:value-type="float" office:value="2.271214" calcext:value-type="float">
            <text:p>2.271214</text:p>
          </table:table-cell>
          <table:table-cell office:value-type="float" office:value="0.138288" calcext:value-type="float">
            <text:p>0.138288</text:p>
          </table:table-cell>
          <table:table-cell office:value-type="float" office:value="0.100066" calcext:value-type="float">
            <text:p>0.100066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2243" calcext:value-type="float">
            <text:p>0.92243</text:p>
          </table:table-cell>
          <table:table-cell office:value-type="float" office:value="4.570693" calcext:value-type="float">
            <text:p>4.570693</text:p>
          </table:table-cell>
          <table:table-cell office:value-type="float" office:value="0.708016" calcext:value-type="float">
            <text:p>0.708016</text:p>
          </table:table-cell>
          <table:table-cell office:value-type="float" office:value="1.541253" calcext:value-type="float">
            <text:p>1.541253</text:p>
          </table:table-cell>
          <table:table-cell office:value-type="float" office:value="0.017037" calcext:value-type="float">
            <text:p>0.017037</text:p>
          </table:table-cell>
          <table:table-cell office:value-type="float" office:value="2.232232" calcext:value-type="float">
            <text:p>2.232232</text:p>
          </table:table-cell>
          <table:table-cell office:value-type="float" office:value="0.141563" calcext:value-type="float">
            <text:p>0.141563</text:p>
          </table:table-cell>
          <table:table-cell office:value-type="float" office:value="0.099972" calcext:value-type="float">
            <text:p>0.099972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07789" calcext:value-type="float">
            <text:p>0.907789</text:p>
          </table:table-cell>
          <table:table-cell office:value-type="float" office:value="4.581987" calcext:value-type="float">
            <text:p>4.581987</text:p>
          </table:table-cell>
          <table:table-cell office:value-type="float" office:value="0.715337" calcext:value-type="float">
            <text:p>0.715337</text:p>
          </table:table-cell>
          <table:table-cell office:value-type="float" office:value="1.535509" calcext:value-type="float">
            <text:p>1.535509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2.243526" calcext:value-type="float">
            <text:p>2.243526</text:p>
          </table:table-cell>
          <table:table-cell office:value-type="float" office:value="0.143089" calcext:value-type="float">
            <text:p>0.143089</text:p>
          </table:table-cell>
          <table:table-cell office:value-type="float" office:value="0.100015" calcext:value-type="float">
            <text:p>0.100015</text:p>
          </table:table-cell>
          <table:table-cell table:number-columns-repeated="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46833" calcext:value-type="float">
            <text:p>0.946833</text:p>
          </table:table-cell>
          <table:table-cell office:value-type="float" office:value="4.586707" calcext:value-type="float">
            <text:p>4.586707</text:p>
          </table:table-cell>
          <table:table-cell office:value-type="float" office:value="0.695814" calcext:value-type="float">
            <text:p>0.695814</text:p>
          </table:table-cell>
          <table:table-cell office:value-type="float" office:value="1.532911" calcext:value-type="float">
            <text:p>1.532911</text:p>
          </table:table-cell>
          <table:table-cell office:value-type="float" office:value="-0.01952" calcext:value-type="float">
            <text:p>-0.01952</text:p>
          </table:table-cell>
          <table:table-cell office:value-type="float" office:value="2.248246" calcext:value-type="float">
            <text:p>2.248246</text:p>
          </table:table-cell>
          <table:table-cell office:value-type="float" office:value="0.139178" calcext:value-type="float">
            <text:p>0.139178</text:p>
          </table:table-cell>
          <table:table-cell office:value-type="float" office:value="0.100011" calcext:value-type="float">
            <text:p>0.100011</text:p>
          </table:table-cell>
          <table:table-cell table:number-columns-repeated="2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11571" calcext:value-type="float">
            <text:p>0.811571</text:p>
          </table:table-cell>
          <table:table-cell office:value-type="float" office:value="4.560548" calcext:value-type="float">
            <text:p>4.560548</text:p>
          </table:table-cell>
          <table:table-cell office:value-type="float" office:value="0.763445" calcext:value-type="float">
            <text:p>0.763445</text:p>
          </table:table-cell>
          <table:table-cell office:value-type="float" office:value="1.526273" calcext:value-type="float">
            <text:p>1.526273</text:p>
          </table:table-cell>
          <table:table-cell office:value-type="float" office:value="0.067632" calcext:value-type="float">
            <text:p>0.067632</text:p>
          </table:table-cell>
          <table:table-cell office:value-type="float" office:value="2.222086" calcext:value-type="float">
            <text:p>2.222086</text:p>
          </table:table-cell>
          <table:table-cell office:value-type="float" office:value="0.152687" calcext:value-type="float">
            <text:p>0.152687</text:p>
          </table:table-cell>
          <table:table-cell office:value-type="float" office:value="0.099999" calcext:value-type="float">
            <text:p>0.099999</text:p>
          </table:table-cell>
          <table:table-cell table:number-columns-repeated="2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61371" calcext:value-type="float">
            <text:p>0.761371</text:p>
          </table:table-cell>
          <table:table-cell office:value-type="float" office:value="4.61818" calcext:value-type="float">
            <text:p>4.61818</text:p>
          </table:table-cell>
          <table:table-cell office:value-type="float" office:value="0.788545" calcext:value-type="float">
            <text:p>0.788545</text:p>
          </table:table-cell>
          <table:table-cell office:value-type="float" office:value="1.516271" calcext:value-type="float">
            <text:p>1.516271</text:p>
          </table:table-cell>
          <table:table-cell office:value-type="float" office:value="0.025098" calcext:value-type="float">
            <text:p>0.025098</text:p>
          </table:table-cell>
          <table:table-cell office:value-type="float" office:value="2.279718" calcext:value-type="float">
            <text:p>2.279718</text:p>
          </table:table-cell>
          <table:table-cell office:value-type="float" office:value="0.157722" calcext:value-type="float">
            <text:p>0.157722</text:p>
          </table:table-cell>
          <table:table-cell office:value-type="float" office:value="0.100008" calcext:value-type="float">
            <text:p>0.100008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43273" calcext:value-type="float">
            <text:p>0.843273</text:p>
          </table:table-cell>
          <table:table-cell office:value-type="float" office:value="4.621501" calcext:value-type="float">
            <text:p>4.621501</text:p>
          </table:table-cell>
          <table:table-cell office:value-type="float" office:value="0.747594" calcext:value-type="float">
            <text:p>0.747594</text:p>
          </table:table-cell>
          <table:table-cell office:value-type="float" office:value="1.494479" calcext:value-type="float">
            <text:p>1.494479</text:p>
          </table:table-cell>
          <table:table-cell office:value-type="float" office:value="-0.040966" calcext:value-type="float">
            <text:p>-0.040966</text:p>
          </table:table-cell>
          <table:table-cell office:value-type="float" office:value="2.283039" calcext:value-type="float">
            <text:p>2.283039</text:p>
          </table:table-cell>
          <table:table-cell office:value-type="float" office:value="0.149464" calcext:value-type="float">
            <text:p>0.149464</text:p>
          </table:table-cell>
          <table:table-cell office:value-type="float" office:value="0.099963" calcext:value-type="float">
            <text:p>0.099963</text:p>
          </table:table-cell>
          <table:table-cell table:number-columns-repeated="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76013" calcext:value-type="float">
            <text:p>0.776013</text:p>
          </table:table-cell>
          <table:table-cell office:value-type="float" office:value="4.564225" calcext:value-type="float">
            <text:p>4.564225</text:p>
          </table:table-cell>
          <table:table-cell office:value-type="float" office:value="0.781224" calcext:value-type="float">
            <text:p>0.781224</text:p>
          </table:table-cell>
          <table:table-cell office:value-type="float" office:value="1.478162" calcext:value-type="float">
            <text:p>1.478162</text:p>
          </table:table-cell>
          <table:table-cell office:value-type="float" office:value="0.033623" calcext:value-type="float">
            <text:p>0.033623</text:p>
          </table:table-cell>
          <table:table-cell office:value-type="float" office:value="2.225764" calcext:value-type="float">
            <text:p>2.225764</text:p>
          </table:table-cell>
          <table:table-cell office:value-type="float" office:value="0.156278" calcext:value-type="float">
            <text:p>0.156278</text:p>
          </table:table-cell>
          <table:table-cell office:value-type="float" office:value="0.100021" calcext:value-type="float">
            <text:p>0.100021</text:p>
          </table:table-cell>
          <table:table-cell table:number-columns-repeated="2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11571" calcext:value-type="float">
            <text:p>0.811571</text:p>
          </table:table-cell>
          <table:table-cell office:value-type="float" office:value="4.595117" calcext:value-type="float">
            <text:p>4.595117</text:p>
          </table:table-cell>
          <table:table-cell office:value-type="float" office:value="0.763445" calcext:value-type="float">
            <text:p>0.763445</text:p>
          </table:table-cell>
          <table:table-cell office:value-type="float" office:value="1.475429" calcext:value-type="float">
            <text:p>1.475429</text:p>
          </table:table-cell>
          <table:table-cell office:value-type="float" office:value="-0.017781" calcext:value-type="float">
            <text:p>-0.017781</text:p>
          </table:table-cell>
          <table:table-cell office:value-type="float" office:value="2.256655" calcext:value-type="float">
            <text:p>2.256655</text:p>
          </table:table-cell>
          <table:table-cell office:value-type="float" office:value="0.152677" calcext:value-type="float">
            <text:p>0.152677</text:p>
          </table:table-cell>
          <table:table-cell office:value-type="float" office:value="0.099992" calcext:value-type="float">
            <text:p>0.099992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78505" calcext:value-type="float">
            <text:p>0.878505</text:p>
          </table:table-cell>
          <table:table-cell office:value-type="float" office:value="4.578962" calcext:value-type="float">
            <text:p>4.578962</text:p>
          </table:table-cell>
          <table:table-cell office:value-type="float" office:value="0.729978" calcext:value-type="float">
            <text:p>0.729978</text:p>
          </table:table-cell>
          <table:table-cell office:value-type="float" office:value="1.47709" calcext:value-type="float">
            <text:p>1.47709</text:p>
          </table:table-cell>
          <table:table-cell office:value-type="float" office:value="-0.033433" calcext:value-type="float">
            <text:p>-0.033433</text:p>
          </table:table-cell>
          <table:table-cell office:value-type="float" office:value="2.240501" calcext:value-type="float">
            <text:p>2.240501</text:p>
          </table:table-cell>
          <table:table-cell office:value-type="float" office:value="0.146144" calcext:value-type="float">
            <text:p>0.146144</text:p>
          </table:table-cell>
          <table:table-cell office:value-type="float" office:value="0.100102" calcext:value-type="float">
            <text:p>0.100102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49222" calcext:value-type="float">
            <text:p>0.849222</text:p>
          </table:table-cell>
          <table:table-cell office:value-type="float" office:value="4.555955" calcext:value-type="float">
            <text:p>4.555955</text:p>
          </table:table-cell>
          <table:table-cell office:value-type="float" office:value="0.74462" calcext:value-type="float">
            <text:p>0.74462</text:p>
          </table:table-cell>
          <table:table-cell office:value-type="float" office:value="1.487534" calcext:value-type="float">
            <text:p>1.487534</text:p>
          </table:table-cell>
          <table:table-cell office:value-type="float" office:value="0.014661" calcext:value-type="float">
            <text:p>0.014661</text:p>
          </table:table-cell>
          <table:table-cell office:value-type="float" office:value="2.217493" calcext:value-type="float">
            <text:p>2.217493</text:p>
          </table:table-cell>
          <table:table-cell office:value-type="float" office:value="0.148732" calcext:value-type="float">
            <text:p>0.148732</text:p>
          </table:table-cell>
          <table:table-cell office:value-type="float" office:value="0.099871" calcext:value-type="float">
            <text:p>0.099871</text:p>
          </table:table-cell>
          <table:table-cell table:number-columns-repeated="2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80997" calcext:value-type="float">
            <text:p>0.980997</text:p>
          </table:table-cell>
          <table:table-cell office:value-type="float" office:value="4.564799" calcext:value-type="float">
            <text:p>4.564799</text:p>
          </table:table-cell>
          <table:table-cell office:value-type="float" office:value="0.678732" calcext:value-type="float">
            <text:p>0.678732</text:p>
          </table:table-cell>
          <table:table-cell office:value-type="float" office:value="1.481718" calcext:value-type="float">
            <text:p>1.481718</text:p>
          </table:table-cell>
          <table:table-cell office:value-type="float" office:value="-0.065887" calcext:value-type="float">
            <text:p>-0.065887</text:p>
          </table:table-cell>
          <table:table-cell office:value-type="float" office:value="2.226338" calcext:value-type="float">
            <text:p>2.226338</text:p>
          </table:table-cell>
          <table:table-cell office:value-type="float" office:value="0.135748" calcext:value-type="float">
            <text:p>0.135748</text:p>
          </table:table-cell>
          <table:table-cell office:value-type="float" office:value="0.100001" calcext:value-type="float">
            <text:p>0.100001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37072" calcext:value-type="float">
            <text:p>0.937072</text:p>
          </table:table-cell>
          <table:table-cell office:value-type="float" office:value="4.495982" calcext:value-type="float">
            <text:p>4.495982</text:p>
          </table:table-cell>
          <table:table-cell office:value-type="float" office:value="0.700695" calcext:value-type="float">
            <text:p>0.700695</text:p>
          </table:table-cell>
          <table:table-cell office:value-type="float" office:value="1.478785" calcext:value-type="float">
            <text:p>1.478785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2.15752" calcext:value-type="float">
            <text:p>2.15752</text:p>
          </table:table-cell>
          <table:table-cell office:value-type="float" office:value="0.140156" calcext:value-type="float">
            <text:p>0.140156</text:p>
          </table:table-cell>
          <table:table-cell office:value-type="float" office:value="0.100012" calcext:value-type="float">
            <text:p>0.100012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46729" calcext:value-type="float">
            <text:p>0.746729</text:p>
          </table:table-cell>
          <table:table-cell office:value-type="float" office:value="4.538008" calcext:value-type="float">
            <text:p>4.538008</text:p>
          </table:table-cell>
          <table:table-cell office:value-type="float" office:value="0.795866" calcext:value-type="float">
            <text:p>0.795866</text:p>
          </table:table-cell>
          <table:table-cell office:value-type="float" office:value="1.498825" calcext:value-type="float">
            <text:p>1.498825</text:p>
          </table:table-cell>
          <table:table-cell office:value-type="float" office:value="0.095145" calcext:value-type="float">
            <text:p>0.095145</text:p>
          </table:table-cell>
          <table:table-cell office:value-type="float" office:value="2.199547" calcext:value-type="float">
            <text:p>2.199547</text:p>
          </table:table-cell>
          <table:table-cell office:value-type="float" office:value="0.159218" calcext:value-type="float">
            <text:p>0.159218</text:p>
          </table:table-cell>
          <table:table-cell office:value-type="float" office:value="0.100028" calcext:value-type="float">
            <text:p>0.100028</text:p>
          </table:table-cell>
          <table:table-cell table:number-columns-repeated="2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3458" calcext:value-type="float">
            <text:p>0.83458</text:p>
          </table:table-cell>
          <table:table-cell office:value-type="float" office:value="4.630806" calcext:value-type="float">
            <text:p>4.630806</text:p>
          </table:table-cell>
          <table:table-cell office:value-type="float" office:value="0.751941" calcext:value-type="float">
            <text:p>0.751941</text:p>
          </table:table-cell>
          <table:table-cell office:value-type="float" office:value="1.496459" calcext:value-type="float">
            <text:p>1.496459</text:p>
          </table:table-cell>
          <table:table-cell office:value-type="float" office:value="-0.043945" calcext:value-type="float">
            <text:p>-0.043945</text:p>
          </table:table-cell>
          <table:table-cell office:value-type="float" office:value="2.292345" calcext:value-type="float">
            <text:p>2.292345</text:p>
          </table:table-cell>
          <table:table-cell office:value-type="float" office:value="0.150322" calcext:value-type="float">
            <text:p>0.150322</text:p>
          </table:table-cell>
          <table:table-cell office:value-type="float" office:value="0.099956" calcext:value-type="float">
            <text:p>0.099956</text:p>
          </table:table-cell>
          <table:table-cell table:number-columns-repeated="2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19938" calcext:value-type="float">
            <text:p>0.819938</text:p>
          </table:table-cell>
          <table:table-cell office:value-type="float" office:value="4.581018" calcext:value-type="float">
            <text:p>4.581018</text:p>
          </table:table-cell>
          <table:table-cell office:value-type="float" office:value="0.759262" calcext:value-type="float">
            <text:p>0.759262</text:p>
          </table:table-cell>
          <table:table-cell office:value-type="float" office:value="1.490615" calcext:value-type="float">
            <text:p>1.490615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2.242557" calcext:value-type="float">
            <text:p>2.242557</text:p>
          </table:table-cell>
          <table:table-cell office:value-type="float" office:value="0.151877" calcext:value-type="float">
            <text:p>0.151877</text:p>
          </table:table-cell>
          <table:table-cell office:value-type="float" office:value="0.100016" calcext:value-type="float">
            <text:p>0.100016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88162" calcext:value-type="float">
            <text:p>0.688162</text:p>
          </table:table-cell>
          <table:table-cell office:value-type="float" office:value="4.603869" calcext:value-type="float">
            <text:p>4.603869</text:p>
          </table:table-cell>
          <table:table-cell office:value-type="float" office:value="0.82515" calcext:value-type="float">
            <text:p>0.82515</text:p>
          </table:table-cell>
          <table:table-cell office:value-type="float" office:value="1.506156" calcext:value-type="float">
            <text:p>1.506156</text:p>
          </table:table-cell>
          <table:table-cell office:value-type="float" office:value="0.065898" calcext:value-type="float">
            <text:p>0.065898</text:p>
          </table:table-cell>
          <table:table-cell office:value-type="float" office:value="2.265408" calcext:value-type="float">
            <text:p>2.265408</text:p>
          </table:table-cell>
          <table:table-cell office:value-type="float" office:value="0.165005" calcext:value-type="float">
            <text:p>0.165005</text:p>
          </table:table-cell>
          <table:table-cell office:value-type="float" office:value="0.099985" calcext:value-type="float">
            <text:p>0.099985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06565" calcext:value-type="float">
            <text:p>0.606565</text:p>
          </table:table-cell>
          <table:table-cell office:value-type="float" office:value="4.686696" calcext:value-type="float">
            <text:p>4.686696</text:p>
          </table:table-cell>
          <table:table-cell office:value-type="float" office:value="0.865948" calcext:value-type="float">
            <text:p>0.865948</text:p>
          </table:table-cell>
          <table:table-cell office:value-type="float" office:value="1.523082" calcext:value-type="float">
            <text:p>1.523082</text:p>
          </table:table-cell>
          <table:table-cell office:value-type="float" office:value="0.040795" calcext:value-type="float">
            <text:p>0.040795</text:p>
          </table:table-cell>
          <table:table-cell office:value-type="float" office:value="2.348235" calcext:value-type="float">
            <text:p>2.348235</text:p>
          </table:table-cell>
          <table:table-cell office:value-type="float" office:value="0.173204" calcext:value-type="float">
            <text:p>0.173204</text:p>
          </table:table-cell>
          <table:table-cell office:value-type="float" office:value="0.100008" calcext:value-type="float">
            <text:p>0.100008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58567" calcext:value-type="float">
            <text:p>0.58567</text:p>
          </table:table-cell>
          <table:table-cell office:value-type="float" office:value="4.75004" calcext:value-type="float">
            <text:p>4.75004</text:p>
          </table:table-cell>
          <table:table-cell office:value-type="float" office:value="0.876396" calcext:value-type="float">
            <text:p>0.876396</text:p>
          </table:table-cell>
          <table:table-cell office:value-type="float" office:value="1.545633" calcext:value-type="float">
            <text:p>1.545633</text:p>
          </table:table-cell>
          <table:table-cell office:value-type="float" office:value="0.010451" calcext:value-type="float">
            <text:p>0.010451</text:p>
          </table:table-cell>
          <table:table-cell office:value-type="float" office:value="2.411579" calcext:value-type="float">
            <text:p>2.411579</text:p>
          </table:table-cell>
          <table:table-cell office:value-type="float" office:value="0.175228" calcext:value-type="float">
            <text:p>0.175228</text:p>
          </table:table-cell>
          <table:table-cell office:value-type="float" office:value="0.099971" calcext:value-type="float">
            <text:p>0.099971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66648" calcext:value-type="float">
            <text:p>0.666648</text:p>
          </table:table-cell>
          <table:table-cell office:value-type="float" office:value="4.781601" calcext:value-type="float">
            <text:p>4.781601</text:p>
          </table:table-cell>
          <table:table-cell office:value-type="float" office:value="0.835907" calcext:value-type="float">
            <text:p>0.835907</text:p>
          </table:table-cell>
          <table:table-cell office:value-type="float" office:value="1.566767" calcext:value-type="float">
            <text:p>1.566767</text:p>
          </table:table-cell>
          <table:table-cell office:value-type="float" office:value="-0.040465" calcext:value-type="float">
            <text:p>-0.040465</text:p>
          </table:table-cell>
          <table:table-cell office:value-type="float" office:value="2.44314" calcext:value-type="float">
            <text:p>2.44314</text:p>
          </table:table-cell>
          <table:table-cell office:value-type="float" office:value="0.167278" calcext:value-type="float">
            <text:p>0.167278</text:p>
          </table:table-cell>
          <table:table-cell office:value-type="float" office:value="0.100058" calcext:value-type="float">
            <text:p>0.100058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95331" calcext:value-type="float">
            <text:p>0.695331</text:p>
          </table:table-cell>
          <table:table-cell office:value-type="float" office:value="4.756674" calcext:value-type="float">
            <text:p>4.756674</text:p>
          </table:table-cell>
          <table:table-cell office:value-type="float" office:value="0.821565" calcext:value-type="float">
            <text:p>0.821565</text:p>
          </table:table-cell>
          <table:table-cell office:value-type="float" office:value="1.582301" calcext:value-type="float">
            <text:p>1.582301</text:p>
          </table:table-cell>
          <table:table-cell office:value-type="float" office:value="-0.014346" calcext:value-type="float">
            <text:p>-0.014346</text:p>
          </table:table-cell>
          <table:table-cell office:value-type="float" office:value="2.418212" calcext:value-type="float">
            <text:p>2.418212</text:p>
          </table:table-cell>
          <table:table-cell office:value-type="float" office:value="0.164266" calcext:value-type="float">
            <text:p>0.164266</text:p>
          </table:table-cell>
          <table:table-cell office:value-type="float" office:value="0.099971" calcext:value-type="float">
            <text:p>0.099971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4.776076" calcext:value-type="float">
            <text:p>4.776076</text:p>
          </table:table-cell>
          <table:table-cell office:value-type="float" office:value="0.847112" calcext:value-type="float">
            <text:p>0.847112</text:p>
          </table:table-cell>
          <table:table-cell office:value-type="float" office:value="1.61604" calcext:value-type="float">
            <text:p>1.61604</text:p>
          </table:table-cell>
          <table:table-cell office:value-type="float" office:value="0.025537" calcext:value-type="float">
            <text:p>0.025537</text:p>
          </table:table-cell>
          <table:table-cell office:value-type="float" office:value="2.437615" calcext:value-type="float">
            <text:p>2.437615</text:p>
          </table:table-cell>
          <table:table-cell office:value-type="float" office:value="0.169487" calcext:value-type="float">
            <text:p>0.169487</text:p>
          </table:table-cell>
          <table:table-cell office:value-type="float" office:value="0.100038" calcext:value-type="float">
            <text:p>0.100038</text:p>
          </table:table-cell>
          <table:table-cell table:number-columns-repeated="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637663" calcext:value-type="float">
            <text:p>0.637663</text:p>
          </table:table-cell>
          <table:table-cell office:value-type="float" office:value="4.831543" calcext:value-type="float">
            <text:p>4.831543</text:p>
          </table:table-cell>
          <table:table-cell office:value-type="float" office:value="0.850399" calcext:value-type="float">
            <text:p>0.850399</text:p>
          </table:table-cell>
          <table:table-cell office:value-type="float" office:value="1.645969" calcext:value-type="float">
            <text:p>1.645969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2.493081" calcext:value-type="float">
            <text:p>2.493081</text:p>
          </table:table-cell>
          <table:table-cell office:value-type="float" office:value="0.170085" calcext:value-type="float">
            <text:p>0.170085</text:p>
          </table:table-cell>
          <table:table-cell office:value-type="float" office:value="0.100003" calcext:value-type="float">
            <text:p>0.100003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61371" calcext:value-type="float">
            <text:p>0.761371</text:p>
          </table:table-cell>
          <table:table-cell office:value-type="float" office:value="4.833305" calcext:value-type="float">
            <text:p>4.833305</text:p>
          </table:table-cell>
          <table:table-cell office:value-type="float" office:value="0.788545" calcext:value-type="float">
            <text:p>0.788545</text:p>
          </table:table-cell>
          <table:table-cell office:value-type="float" office:value="1.644435" calcext:value-type="float">
            <text:p>1.644435</text:p>
          </table:table-cell>
          <table:table-cell office:value-type="float" office:value="-0.061864" calcext:value-type="float">
            <text:p>-0.061864</text:p>
          </table:table-cell>
          <table:table-cell office:value-type="float" office:value="2.494844" calcext:value-type="float">
            <text:p>2.494844</text:p>
          </table:table-cell>
          <table:table-cell office:value-type="float" office:value="0.157684" calcext:value-type="float">
            <text:p>0.157684</text:p>
          </table:table-cell>
          <table:table-cell office:value-type="float" office:value="0.099984" calcext:value-type="float">
            <text:p>0.099984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51714" calcext:value-type="float">
            <text:p>0.951714</text:p>
          </table:table-cell>
          <table:table-cell office:value-type="float" office:value="4.759777" calcext:value-type="float">
            <text:p>4.759777</text:p>
          </table:table-cell>
          <table:table-cell office:value-type="float" office:value="0.693374" calcext:value-type="float">
            <text:p>0.693374</text:p>
          </table:table-cell>
          <table:table-cell office:value-type="float" office:value="1.632731" calcext:value-type="float">
            <text:p>1.632731</text:p>
          </table:table-cell>
          <table:table-cell office:value-type="float" office:value="-0.095211" calcext:value-type="float">
            <text:p>-0.095211</text:p>
          </table:table-cell>
          <table:table-cell office:value-type="float" office:value="2.421315" calcext:value-type="float">
            <text:p>2.421315</text:p>
          </table:table-cell>
          <table:table-cell office:value-type="float" office:value="0.138618" calcext:value-type="float">
            <text:p>0.138618</text:p>
          </table:table-cell>
          <table:table-cell office:value-type="float" office:value="0.099959" calcext:value-type="float">
            <text:p>0.099959</text:p>
          </table:table-cell>
          <table:table-cell table:number-columns-repeated="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87656" calcext:value-type="float">
            <text:p>0.887656</text:p>
          </table:table-cell>
          <table:table-cell office:value-type="float" office:value="4.657894" calcext:value-type="float">
            <text:p>4.657894</text:p>
          </table:table-cell>
          <table:table-cell office:value-type="float" office:value="0.725403" calcext:value-type="float">
            <text:p>0.725403</text:p>
          </table:table-cell>
          <table:table-cell office:value-type="float" office:value="1.626036" calcext:value-type="float">
            <text:p>1.626036</text:p>
          </table:table-cell>
          <table:table-cell office:value-type="float" office:value="0.032006" calcext:value-type="float">
            <text:p>0.032006</text:p>
          </table:table-cell>
          <table:table-cell office:value-type="float" office:value="2.319433" calcext:value-type="float">
            <text:p>2.319433</text:p>
          </table:table-cell>
          <table:table-cell office:value-type="float" office:value="0.145182" calcext:value-type="float">
            <text:p>0.145182</text:p>
          </table:table-cell>
          <table:table-cell office:value-type="float" office:value="0.10007" calcext:value-type="float">
            <text:p>0.10007</text:p>
          </table:table-cell>
          <table:table-cell table:number-columns-repeated="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10125" calcext:value-type="float">
            <text:p>0.710125</text:p>
          </table:table-cell>
          <table:table-cell office:value-type="float" office:value="4.687825" calcext:value-type="float">
            <text:p>4.687825</text:p>
          </table:table-cell>
          <table:table-cell office:value-type="float" office:value="0.814168" calcext:value-type="float">
            <text:p>0.814168</text:p>
          </table:table-cell>
          <table:table-cell office:value-type="float" office:value="1.623927" calcext:value-type="float">
            <text:p>1.623927</text:p>
          </table:table-cell>
          <table:table-cell office:value-type="float" office:value="0.088732" calcext:value-type="float">
            <text:p>0.088732</text:p>
          </table:table-cell>
          <table:table-cell office:value-type="float" office:value="2.349363" calcext:value-type="float">
            <text:p>2.349363</text:p>
          </table:table-cell>
          <table:table-cell office:value-type="float" office:value="0.162896" calcext:value-type="float">
            <text:p>0.162896</text:p>
          </table:table-cell>
          <table:table-cell office:value-type="float" office:value="0.100038" calcext:value-type="float">
            <text:p>0.100038</text:p>
          </table:table-cell>
          <table:table-cell table:number-columns-repeated="2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4.766753" calcext:value-type="float">
            <text:p>4.766753</text:p>
          </table:table-cell>
          <table:table-cell office:value-type="float" office:value="0.817829" calcext:value-type="float">
            <text:p>0.817829</text:p>
          </table:table-cell>
          <table:table-cell office:value-type="float" office:value="1.614127" calcext:value-type="float">
            <text:p>1.614127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2.428292" calcext:value-type="float">
            <text:p>2.428292</text:p>
          </table:table-cell>
          <table:table-cell office:value-type="float" office:value="0.163404" calcext:value-type="float">
            <text:p>0.163404</text:p>
          </table:table-cell>
          <table:table-cell office:value-type="float" office:value="0.099901" calcext:value-type="float">
            <text:p>0.099901</text:p>
          </table:table-cell>
          <table:table-cell table:number-columns-repeated="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68094" calcext:value-type="float">
            <text:p>0.768094</text:p>
          </table:table-cell>
          <table:table-cell office:value-type="float" office:value="4.752244" calcext:value-type="float">
            <text:p>4.752244</text:p>
          </table:table-cell>
          <table:table-cell office:value-type="float" office:value="0.785184" calcext:value-type="float">
            <text:p>0.785184</text:p>
          </table:table-cell>
          <table:table-cell office:value-type="float" office:value="1.595959" calcext:value-type="float">
            <text:p>1.595959</text:p>
          </table:table-cell>
          <table:table-cell office:value-type="float" office:value="-0.03264" calcext:value-type="float">
            <text:p>-0.03264</text:p>
          </table:table-cell>
          <table:table-cell office:value-type="float" office:value="2.413783" calcext:value-type="float">
            <text:p>2.413783</text:p>
          </table:table-cell>
          <table:table-cell office:value-type="float" office:value="0.15706" calcext:value-type="float">
            <text:p>0.15706</text:p>
          </table:table-cell>
          <table:table-cell office:value-type="float" office:value="0.100015" calcext:value-type="float">
            <text:p>0.100015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739713" calcext:value-type="float">
            <text:p>0.739713</text:p>
          </table:table-cell>
          <table:table-cell office:value-type="float" office:value="4.712148" calcext:value-type="float">
            <text:p>4.712148</text:p>
          </table:table-cell>
          <table:table-cell office:value-type="float" office:value="0.799374" calcext:value-type="float">
            <text:p>0.799374</text:p>
          </table:table-cell>
          <table:table-cell office:value-type="float" office:value="1.588507" calcext:value-type="float">
            <text:p>1.588507</text:p>
          </table:table-cell>
          <table:table-cell office:value-type="float" office:value="0.014195" calcext:value-type="float">
            <text:p>0.014195</text:p>
          </table:table-cell>
          <table:table-cell office:value-type="float" office:value="2.373687" calcext:value-type="float">
            <text:p>2.373687</text:p>
          </table:table-cell>
          <table:table-cell office:value-type="float" office:value="0.159827" calcext:value-type="float">
            <text:p>0.159827</text:p>
          </table:table-cell>
          <table:table-cell office:value-type="float" office:value="0.09997" calcext:value-type="float">
            <text:p>0.09997</text:p>
          </table:table-cell>
          <table:table-cell table:number-columns-repeated="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19938" calcext:value-type="float">
            <text:p>0.819938</text:p>
          </table:table-cell>
          <table:table-cell office:value-type="float" office:value="4.713934" calcext:value-type="float">
            <text:p>4.713934</text:p>
          </table:table-cell>
          <table:table-cell office:value-type="float" office:value="0.759262" calcext:value-type="float">
            <text:p>0.759262</text:p>
          </table:table-cell>
          <table:table-cell office:value-type="float" office:value="1.5761" calcext:value-type="float">
            <text:p>1.5761</text:p>
          </table:table-cell>
          <table:table-cell office:value-type="float" office:value="-0.040111" calcext:value-type="float">
            <text:p>-0.040111</text:p>
          </table:table-cell>
          <table:table-cell office:value-type="float" office:value="2.375473" calcext:value-type="float">
            <text:p>2.375473</text:p>
          </table:table-cell>
          <table:table-cell office:value-type="float" office:value="0.151858" calcext:value-type="float">
            <text:p>0.151858</text:p>
          </table:table-cell>
          <table:table-cell office:value-type="float" office:value="0.100004" calcext:value-type="float">
            <text:p>0.100004</text:p>
          </table:table-cell>
          <table:table-cell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93147" calcext:value-type="float">
            <text:p>0.893147</text:p>
          </table:table-cell>
          <table:table-cell office:value-type="float" office:value="4.648868" calcext:value-type="float">
            <text:p>4.648868</text:p>
          </table:table-cell>
          <table:table-cell office:value-type="float" office:value="0.722657" calcext:value-type="float">
            <text:p>0.722657</text:p>
          </table:table-cell>
          <table:table-cell office:value-type="float" office:value="1.551145" calcext:value-type="float">
            <text:p>1.551145</text:p>
          </table:table-cell>
          <table:table-cell office:value-type="float" office:value="-0.036604" calcext:value-type="float">
            <text:p>-0.036604</text:p>
          </table:table-cell>
          <table:table-cell office:value-type="float" office:value="2.310407" calcext:value-type="float">
            <text:p>2.310407</text:p>
          </table:table-cell>
          <table:table-cell office:value-type="float" office:value="0.144531" calcext:value-type="float">
            <text:p>0.144531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66356" calcext:value-type="float">
            <text:p>0.966356</text:p>
          </table:table-cell>
          <table:table-cell office:value-type="float" office:value="4.579435" calcext:value-type="float">
            <text:p>4.579435</text:p>
          </table:table-cell>
          <table:table-cell office:value-type="float" office:value="0.686053" calcext:value-type="float">
            <text:p>0.686053</text:p>
          </table:table-cell>
          <table:table-cell office:value-type="float" office:value="1.518333" calcext:value-type="float">
            <text:p>1.518333</text:p>
          </table:table-cell>
          <table:table-cell office:value-type="float" office:value="-0.036588" calcext:value-type="float">
            <text:p>-0.036588</text:p>
          </table:table-cell>
          <table:table-cell office:value-type="float" office:value="2.240974" calcext:value-type="float">
            <text:p>2.240974</text:p>
          </table:table-cell>
          <table:table-cell office:value-type="float" office:value="0.137273" calcext:value-type="float">
            <text:p>0.137273</text:p>
          </table:table-cell>
          <table:table-cell office:value-type="float" office:value="0.100045" calcext:value-type="float">
            <text:p>0.100045</text:p>
          </table:table-cell>
          <table:table-cell table:number-columns-repeated="2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951714" calcext:value-type="float">
            <text:p>0.951714</text:p>
          </table:table-cell>
          <table:table-cell office:value-type="float" office:value="4.523912" calcext:value-type="float">
            <text:p>4.523912</text:p>
          </table:table-cell>
          <table:table-cell office:value-type="float" office:value="0.693374" calcext:value-type="float">
            <text:p>0.693374</text:p>
          </table:table-cell>
          <table:table-cell office:value-type="float" office:value="1.499394" calcext:value-type="float">
            <text:p>1.499394</text:p>
          </table:table-cell>
          <table:table-cell office:value-type="float" office:value="0.007317" calcext:value-type="float">
            <text:p>0.007317</text:p>
          </table:table-cell>
          <table:table-cell office:value-type="float" office:value="2.185451" calcext:value-type="float">
            <text:p>2.185451</text:p>
          </table:table-cell>
          <table:table-cell office:value-type="float" office:value="0.138745" calcext:value-type="float">
            <text:p>0.138745</text:p>
          </table:table-cell>
          <table:table-cell office:value-type="float" office:value="0.100051" calcext:value-type="float">
            <text:p>0.100051</text:p>
          </table:table-cell>
          <table:table-cell table:number-columns-repeated="2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93147" calcext:value-type="float">
            <text:p>0.893147</text:p>
          </table:table-cell>
          <table:table-cell office:value-type="float" office:value="4.537027" calcext:value-type="float">
            <text:p>4.537027</text:p>
          </table:table-cell>
          <table:table-cell office:value-type="float" office:value="0.722657" calcext:value-type="float">
            <text:p>0.722657</text:p>
          </table:table-cell>
          <table:table-cell office:value-type="float" office:value="1.505211" calcext:value-type="float">
            <text:p>1.505211</text:p>
          </table:table-cell>
          <table:table-cell office:value-type="float" office:value="0.029303" calcext:value-type="float">
            <text:p>0.029303</text:p>
          </table:table-cell>
          <table:table-cell office:value-type="float" office:value="2.198565" calcext:value-type="float">
            <text:p>2.198565</text:p>
          </table:table-cell>
          <table:table-cell office:value-type="float" office:value="0.144434" calcext:value-type="float">
            <text:p>0.144434</text:p>
          </table:table-cell>
          <table:table-cell office:value-type="float" office:value="0.099933" calcext:value-type="float">
            <text:p>0.099933</text:p>
          </table:table-cell>
          <table:table-cell table:number-columns-repeated="2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78505" calcext:value-type="float">
            <text:p>0.878505</text:p>
          </table:table-cell>
          <table:table-cell office:value-type="float" office:value="4.567085" calcext:value-type="float">
            <text:p>4.567085</text:p>
          </table:table-cell>
          <table:table-cell office:value-type="float" office:value="0.729978" calcext:value-type="float">
            <text:p>0.729978</text:p>
          </table:table-cell>
          <table:table-cell office:value-type="float" office:value="1.505969" calcext:value-type="float">
            <text:p>1.505969</text:p>
          </table:table-cell>
          <table:table-cell office:value-type="float" office:value="0.007324" calcext:value-type="float">
            <text:p>0.007324</text:p>
          </table:table-cell>
          <table:table-cell office:value-type="float" office:value="2.228623" calcext:value-type="float">
            <text:p>2.228623</text:p>
          </table:table-cell>
          <table:table-cell office:value-type="float" office:value="0.14594" calcext:value-type="float">
            <text:p>0.14594</text:p>
          </table:table-cell>
          <table:table-cell office:value-type="float" office:value="0.099962" calcext:value-type="float">
            <text:p>0.099962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78505" calcext:value-type="float">
            <text:p>0.878505</text:p>
          </table:table-cell>
          <table:table-cell office:value-type="float" office:value="4.55757" calcext:value-type="float">
            <text:p>4.55757</text:p>
          </table:table-cell>
          <table:table-cell office:value-type="float" office:value="0.729978" calcext:value-type="float">
            <text:p>0.729978</text:p>
          </table:table-cell>
          <table:table-cell office:value-type="float" office:value="1.48913" calcext:value-type="float">
            <text:p>1.48913</text:p>
          </table:table-cell>
          <table:table-cell office:value-type="float" office:value="0" calcext:value-type="float">
            <text:p>0</text:p>
          </table:table-cell>
          <table:table-cell office:value-type="float" office:value="2.219109" calcext:value-type="float">
            <text:p>2.219109</text:p>
          </table:table-cell>
          <table:table-cell office:value-type="float" office:value="0.146057" calcext:value-type="float">
            <text:p>0.146057</text:p>
          </table:table-cell>
          <table:table-cell office:value-type="float" office:value="0.100042" calcext:value-type="float">
            <text:p>0.100042</text:p>
          </table:table-cell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338462" calcext:value-type="float">
            <text:p>2.338462</text:p>
          </table:table-cell>
          <table:table-cell office:value-type="float" office:value="0.878505" calcext:value-type="float">
            <text:p>0.878505</text:p>
          </table:table-cell>
          <table:table-cell office:value-type="float" office:value="4.540095" calcext:value-type="float">
            <text:p>4.540095</text:p>
          </table:table-cell>
          <table:table-cell office:value-type="float" office:value="0.729978" calcext:value-type="float">
            <text:p>0.729978</text:p>
          </table:table-cell>
          <table:table-cell office:value-type="float" office:value="1.471655" calcext:value-type="float">
            <text:p>1.471655</text:p>
          </table:table-cell>
          <table:table-cell office:value-type="float" office:value="0" calcext:value-type="float">
            <text:p>0</text:p>
          </table:table-cell>
          <table:table-cell office:value-type="float" office:value="2.201633" calcext:value-type="float">
            <text:p>2.201633</text:p>
          </table:table-cell>
          <table:table-cell office:value-type="float" office:value="0.145928" calcext:value-type="float">
            <text:p>0.145928</text:p>
          </table:table-cell>
          <table:table-cell office:value-type="float" office:value="0.099954" calcext:value-type="float">
            <text:p>0.099954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2088" calcext:value-type="float">
            <text:p>0.732088</text:p>
          </table:table-cell>
          <table:table-cell office:value-type="float" office:value="0" calcext:value-type="float">
            <text:p>0</text:p>
          </table:table-cell>
          <table:table-cell office:value-type="float" office:value="-0.366044" calcext:value-type="float">
            <text:p>-0.366044</text:p>
          </table:table-cell>
          <table:table-cell office:value-type="float" office:value="1.24133" calcext:value-type="float">
            <text:p>1.24133</text:p>
          </table:table-cell>
          <table:table-cell office:value-type="float" office:value="-1.095188" calcext:value-type="float">
            <text:p>-1.095188</text:p>
          </table:table-cell>
          <table:table-cell office:value-type="float" office:value="1.970474" calcext:value-type="float">
            <text:p>1.970474</text:p>
          </table:table-cell>
          <table:table-cell office:value-type="float" office:value="-0.073265" calcext:value-type="float">
            <text:p>-0.073265</text:p>
          </table:table-cell>
          <table:table-cell office:value-type="float" office:value="0.100076" calcext:value-type="float">
            <text:p>0.100076</text:p>
          </table:table-cell>
          <table:table-cell table:number-columns-repeated="2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0709" calcext:value-type="float">
            <text:p>0.550709</text:p>
          </table:table-cell>
          <table:table-cell office:value-type="float" office:value="0" calcext:value-type="float">
            <text:p>0</text:p>
          </table:table-cell>
          <table:table-cell office:value-type="float" office:value="-0.275355" calcext:value-type="float">
            <text:p>-0.275355</text:p>
          </table:table-cell>
          <table:table-cell office:value-type="float" office:value="1.026462" calcext:value-type="float">
            <text:p>1.026462</text:p>
          </table:table-cell>
          <table:table-cell office:value-type="float" office:value="0.090738" calcext:value-type="float">
            <text:p>0.090738</text:p>
          </table:table-cell>
          <table:table-cell office:value-type="float" office:value="0.660369" calcext:value-type="float">
            <text:p>0.660369</text:p>
          </table:table-cell>
          <table:table-cell office:value-type="float" office:value="-0.055041" calcext:value-type="float">
            <text:p>-0.055041</text:p>
          </table:table-cell>
          <table:table-cell office:value-type="float" office:value="0.099946" calcext:value-type="float">
            <text:p>0.099946</text:p>
          </table:table-cell>
          <table:table-cell table:number-columns-repeated="2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424" calcext:value-type="float">
            <text:p>0.41424</text:p>
          </table:table-cell>
          <table:table-cell office:value-type="float" office:value="0" calcext:value-type="float">
            <text:p>0</text:p>
          </table:table-cell>
          <table:table-cell office:value-type="float" office:value="-0.20712" calcext:value-type="float">
            <text:p>-0.20712</text:p>
          </table:table-cell>
          <table:table-cell office:value-type="float" office:value="0.83319" calcext:value-type="float">
            <text:p>0.83319</text:p>
          </table:table-cell>
          <table:table-cell office:value-type="float" office:value="0.068251" calcext:value-type="float">
            <text:p>0.068251</text:p>
          </table:table-cell>
          <table:table-cell office:value-type="float" office:value="0.557819" calcext:value-type="float">
            <text:p>0.557819</text:p>
          </table:table-cell>
          <table:table-cell office:value-type="float" office:value="-0.041414" calcext:value-type="float">
            <text:p>-0.041414</text:p>
          </table:table-cell>
          <table:table-cell office:value-type="float" office:value="0.099976" calcext:value-type="float">
            <text:p>0.099976</text:p>
          </table:table-cell>
          <table:table-cell table:number-columns-repeated="2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41745" calcext:value-type="float">
            <text:p>-0.541745</text:p>
          </table:table-cell>
          <table:table-cell office:value-type="float" office:value="0" calcext:value-type="float">
            <text:p>0</text:p>
          </table:table-cell>
          <table:table-cell office:value-type="float" office:value="0.270872" calcext:value-type="float">
            <text:p>0.270872</text:p>
          </table:table-cell>
          <table:table-cell office:value-type="float" office:value="0.742869" calcext:value-type="float">
            <text:p>0.742869</text:p>
          </table:table-cell>
          <table:table-cell office:value-type="float" office:value="0.477671" calcext:value-type="float">
            <text:p>0.477671</text:p>
          </table:table-cell>
          <table:table-cell office:value-type="float" office:value="0.53607" calcext:value-type="float">
            <text:p>0.53607</text:p>
          </table:table-cell>
          <table:table-cell office:value-type="float" office:value="0.054211" calcext:value-type="float">
            <text:p>0.054211</text:p>
          </table:table-cell>
          <table:table-cell office:value-type="float" office:value="0.100067" calcext:value-type="float">
            <text:p>0.100067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43273" calcext:value-type="float">
            <text:p>-0.843273</text:p>
          </table:table-cell>
          <table:table-cell office:value-type="float" office:value="0" calcext:value-type="float">
            <text:p>0</text:p>
          </table:table-cell>
          <table:table-cell office:value-type="float" office:value="0.421637" calcext:value-type="float">
            <text:p>0.421637</text:p>
          </table:table-cell>
          <table:table-cell office:value-type="float" office:value="0.689904" calcext:value-type="float">
            <text:p>0.689904</text:p>
          </table:table-cell>
          <table:table-cell office:value-type="float" office:value="0.150801" calcext:value-type="float">
            <text:p>0.150801</text:p>
          </table:table-cell>
          <table:table-cell office:value-type="float" office:value="0.96074" calcext:value-type="float">
            <text:p>0.96074</text:p>
          </table:table-cell>
          <table:table-cell office:value-type="float" office:value="0.084307" calcext:value-type="float">
            <text:p>0.084307</text:p>
          </table:table-cell>
          <table:table-cell office:value-type="float" office:value="0.099976" calcext:value-type="float">
            <text:p>0.099976</text:p>
          </table:table-cell>
          <table:table-cell table:number-columns-repeated="2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17385" calcext:value-type="float">
            <text:p>-0.217385</text:p>
          </table:table-cell>
          <table:table-cell office:value-type="float" office:value="0" calcext:value-type="float">
            <text:p>0</text:p>
          </table:table-cell>
          <table:table-cell office:value-type="float" office:value="0.108693" calcext:value-type="float">
            <text:p>0.108693</text:p>
          </table:table-cell>
          <table:table-cell office:value-type="float" office:value="0.572896" calcext:value-type="float">
            <text:p>0.572896</text:p>
          </table:table-cell>
          <table:table-cell office:value-type="float" office:value="-0.31295" calcext:value-type="float">
            <text:p>-0.31295</text:p>
          </table:table-cell>
          <table:table-cell office:value-type="float" office:value="0.994539" calcext:value-type="float">
            <text:p>0.994539</text:p>
          </table:table-cell>
          <table:table-cell office:value-type="float" office:value="0.021738" calcext:value-type="float">
            <text:p>0.021738</text:p>
          </table:table-cell>
          <table:table-cell office:value-type="float" office:value="0.099998" calcext:value-type="float">
            <text:p>0.099998</text:p>
          </table:table-cell>
          <table:table-cell table:number-columns-repeated="2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28462" calcext:value-type="float">
            <text:p>0.428462</text:p>
          </table:table-cell>
          <table:table-cell office:value-type="float" office:value="-0.108692" calcext:value-type="float">
            <text:p>-0.108692</text:p>
          </table:table-cell>
          <table:table-cell office:value-type="float" office:value="0.537154" calcext:value-type="float">
            <text:p>0.53715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82522" calcext:value-type="float">
            <text:p>0.282522</text:p>
          </table:table-cell>
          <table:table-cell office:value-type="float" office:value="0" calcext:value-type="float">
            <text:p>0</text:p>
          </table:table-cell>
          <table:table-cell office:value-type="float" office:value="0.282522" calcext:value-type="float">
            <text:p>0.282522</text:p>
          </table:table-cell>
          <table:table-cell office:value-type="float" office:value="0" calcext:value-type="float">
            <text:p>0</text:p>
          </table:table-cell>
          <table:table-cell office:value-type="float" office:value="0.100261" calcext:value-type="float">
            <text:p>0.100261</text:p>
          </table:table-cell>
          <table:table-cell table:number-columns-repeated="2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6465" calcext:value-type="float">
            <text:p>0.136465</text:p>
          </table:table-cell>
          <table:table-cell office:value-type="float" office:value="0" calcext:value-type="float">
            <text:p>0</text:p>
          </table:table-cell>
          <table:table-cell office:value-type="float" office:value="0.136465" calcext:value-type="float">
            <text:p>0.136465</text:p>
          </table:table-cell>
          <table:table-cell office:value-type="float" office:value="0" calcext:value-type="float">
            <text:p>0</text:p>
          </table:table-cell>
          <table:table-cell office:value-type="float" office:value="0.099879" calcext:value-type="float">
            <text:p>0.099879</text:p>
          </table:table-cell>
          <table:table-cell table:number-columns-repeated="2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9464" calcext:value-type="float">
            <text:p>-0.009464</text:p>
          </table:table-cell>
          <table:table-cell office:value-type="float" office:value="0" calcext:value-type="float">
            <text:p>0</text:p>
          </table:table-cell>
          <table:table-cell office:value-type="float" office:value="-0.009464" calcext:value-type="float">
            <text:p>-0.009464</text:p>
          </table:table-cell>
          <table:table-cell office:value-type="float" office:value="0" calcext:value-type="float">
            <text:p>0</text:p>
          </table:table-cell>
          <table:table-cell office:value-type="float" office:value="0.099941" calcext:value-type="float">
            <text:p>0.099941</text:p>
          </table:table-cell>
          <table:table-cell table:number-columns-repeated="2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3801" calcext:value-type="float">
            <text:p>0.063801</text:p>
          </table:table-cell>
          <table:table-cell office:value-type="float" office:value="0" calcext:value-type="float">
            <text:p>0</text:p>
          </table:table-cell>
          <table:table-cell office:value-type="float" office:value="0.063801" calcext:value-type="float">
            <text:p>0.063801</text:p>
          </table:table-cell>
          <table:table-cell office:value-type="float" office:value="0" calcext:value-type="float">
            <text:p>0</text:p>
          </table:table-cell>
          <table:table-cell office:value-type="float" office:value="0.100069" calcext:value-type="float">
            <text:p>0.100069</text:p>
          </table:table-cell>
          <table:table-cell table:number-columns-repeated="2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8842" calcext:value-type="float">
            <text:p>0.118842</text:p>
          </table:table-cell>
          <table:table-cell office:value-type="float" office:value="0" calcext:value-type="float">
            <text:p>0</text:p>
          </table:table-cell>
          <table:table-cell office:value-type="float" office:value="0.118842" calcext:value-type="float">
            <text:p>0.118842</text:p>
          </table:table-cell>
          <table:table-cell office:value-type="float" office:value="0" calcext:value-type="float">
            <text:p>0</text:p>
          </table:table-cell>
          <table:table-cell office:value-type="float" office:value="0.099835" calcext:value-type="float">
            <text:p>0.099835</text:p>
          </table:table-cell>
          <table:table-cell table:number-columns-repeated="2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0256" calcext:value-type="float">
            <text:p>0.160256</text:p>
          </table:table-cell>
          <table:table-cell office:value-type="float" office:value="0" calcext:value-type="float">
            <text:p>0</text:p>
          </table:table-cell>
          <table:table-cell office:value-type="float" office:value="0.160256" calcext:value-type="float">
            <text:p>0.16025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06045" calcext:value-type="float">
            <text:p>0.106045</text:p>
          </table:table-cell>
          <table:table-cell office:value-type="float" office:value="0" calcext:value-type="float">
            <text:p>0</text:p>
          </table:table-cell>
          <table:table-cell office:value-type="float" office:value="0.106045" calcext:value-type="float">
            <text:p>0.106045</text:p>
          </table:table-cell>
          <table:table-cell office:value-type="float" office:value="0" calcext:value-type="float">
            <text:p>0</text:p>
          </table:table-cell>
          <table:table-cell office:value-type="float" office:value="0.100236" calcext:value-type="float">
            <text:p>0.100236</text:p>
          </table:table-cell>
          <table:table-cell table:number-columns-repeated="2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1738" calcext:value-type="float">
            <text:p>0.021738</text:p>
          </table:table-cell>
          <table:table-cell office:value-type="float" office:value="0" calcext:value-type="float">
            <text:p>0</text:p>
          </table:table-cell>
          <table:table-cell office:value-type="float" office:value="0.021738" calcext:value-type="float">
            <text:p>0.021738</text:p>
          </table:table-cell>
          <table:table-cell office:value-type="float" office:value="0" calcext:value-type="float">
            <text:p>0</text:p>
          </table:table-cell>
          <table:table-cell office:value-type="float" office:value="0.099888" calcext:value-type="float">
            <text:p>0.099888</text:p>
          </table:table-cell>
          <table:table-cell table:number-columns-repeated="2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00099" calcext:value-type="float">
            <text:p>0.100099</text:p>
          </table:table-cell>
          <table:table-cell table:number-columns-repeated="2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9943" calcext:value-type="float">
            <text:p>0.099943</text:p>
          </table:table-cell>
          <table:table-cell table:number-columns-repeated="2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9:05:37.923851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24T19:08:35.840618625</dc:date>
    <meta:editing-duration>PT2H16M36S</meta:editing-duration>
    <meta:editing-cycles>33</meta:editing-cycles>
    <meta:document-statistic meta:table-count="4" meta:cell-count="1052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38cm" svg:height="6.833cm" xlink:href=".." xlink:type="simple" chart:class="chart:line" chart:style-name="ch1">
        <chart:legend chart:legend-position="end" svg:x="25.098cm" svg:y="2.652cm" style:legend-expansion="high" chart:style-name="ch2"/>
        <chart:plot-area chart:style-name="ch3" table:cell-range-address="right_back_wheel_stats.A2:right_back_wheel_stats.A219 right_back_wheel_stats.D1:right_back_wheel_stats.F219" chart:data-source-has-labels="both" svg:x="0.65cm" svg:y="0.136cm" svg:width="23.798cm" svg:height="6.561cm">
          <chartooo:coordinate-region svg:x="1.21cm" svg:y="0.325cm" svg:width="23.238cm" svg:height="6.184cm"/>
          <chart:axis chart:dimension="x" chart:name="primary-x" chart:style-name="ch4" chartooo:axis-type="auto">
            <chartooo:date-scale/>
            <chart:categories table:cell-range-address="right_back_wheel_stats.A2:right_back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D2:right_back_wheel_stats.D219" chart:label-cell-address="right_back_wheel_stats.D1:right_back_wheel_stats.D1" chart:class="chart:line">
            <chart:data-point chart:repeated="218"/>
          </chart:series>
          <chart:series chart:style-name="ch7" chart:values-cell-range-address="right_back_wheel_stats.E2:right_back_wheel_stats.E219" chart:label-cell-address="right_back_wheel_stats.E1:right_back_wheel_stats.E1" chart:class="chart:line">
            <chart:data-point chart:repeated="218"/>
          </chart:series>
          <chart:series chart:style-name="ch8" chart:values-cell-range-address="right_back_wheel_stats.F2:right_back_wheel_stats.F219" chart:label-cell-address="right_back_wheel_stats.F1:right_back_wheel_stats.F1" chart:class="chart:line">
            <chart:data-point chart:repeated="2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back_wheel_stats.D1:right_back_wheel_stats.D1</svg:desc>
                </draw:g>
              </table:table-cell>
              <table:table-cell office:value-type="string">
                <text:p>angular_vel_encoder_left_back_wheel</text:p>
                <draw:g>
                  <svg:desc>right_back_wheel_stats.E1:right_back_wheel_stats.E1</svg:desc>
                </draw:g>
              </table:table-cell>
              <table:table-cell office:value-type="string">
                <text:p>angular_vel_control_left_back_wheel</text:p>
                <draw:g>
                  <svg:desc>right_back_wheel_stats.F1:right_back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219</svg:desc>
                </draw:g>
              </table:table-cell>
              <table:table-cell office:value-type="float" office:value="0">
                <text:p>0</text:p>
                <draw:g>
                  <svg:desc>right_back_wheel_stats.D2:right_back_wheel_stats.D219</svg:desc>
                </draw:g>
              </table:table-cell>
              <table:table-cell office:value-type="float" office:value="0">
                <text:p>0</text:p>
                <draw:g>
                  <svg:desc>right_back_wheel_stats.E2:right_back_wheel_stats.E219</svg:desc>
                </draw:g>
              </table:table-cell>
              <table:table-cell office:value-type="float" office:value="0">
                <text:p>0</text:p>
                <draw:g>
                  <svg:desc>right_back_wheel_stats.F2:right_back_wheel_stats.F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3.383711">
                <text:p>3.3837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5.230575">
                <text:p>5.2305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5.538434">
                <text:p>5.5384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5.845951">
                <text:p>5.8459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076923">
                <text:p>3.076923</text:p>
              </table:table-cell>
              <table:table-cell office:value-type="float" office:value="1.215265">
                <text:p>1.215265</text:p>
              </table:table-cell>
              <table:table-cell office:value-type="float" office:value="6.031843">
                <text:p>6.0318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76923">
                <text:p>3.076923</text:p>
              </table:table-cell>
              <table:table-cell office:value-type="float" office:value="2.781933">
                <text:p>2.781933</text:p>
              </table:table-cell>
              <table:table-cell office:value-type="float" office:value="5.454587">
                <text:p>5.4545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076923">
                <text:p>3.076923</text:p>
              </table:table-cell>
              <table:table-cell office:value-type="float" office:value="4.890345">
                <text:p>4.890345</text:p>
              </table:table-cell>
              <table:table-cell office:value-type="float" office:value="4.489867">
                <text:p>4.4898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76923">
                <text:p>3.076923</text:p>
              </table:table-cell>
              <table:table-cell office:value-type="float" office:value="5.231737">
                <text:p>5.231737</text:p>
              </table:table-cell>
              <table:table-cell office:value-type="float" office:value="3.219793">
                <text:p>3.2197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76923">
                <text:p>3.076923</text:p>
              </table:table-cell>
              <table:table-cell office:value-type="float" office:value="5.124613">
                <text:p>5.124613</text:p>
              </table:table-cell>
              <table:table-cell office:value-type="float" office:value="2.844262">
                <text:p>2.8442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76923">
                <text:p>3.076923</text:p>
              </table:table-cell>
              <table:table-cell office:value-type="float" office:value="4.734166">
                <text:p>4.734166</text:p>
              </table:table-cell>
              <table:table-cell office:value-type="float" office:value="2.732087">
                <text:p>2.7320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076923">
                <text:p>3.076923</text:p>
              </table:table-cell>
              <table:table-cell office:value-type="float" office:value="3.869456">
                <text:p>3.869456</text:p>
              </table:table-cell>
              <table:table-cell office:value-type="float" office:value="2.540266">
                <text:p>2.5402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076923">
                <text:p>3.076923</text:p>
              </table:table-cell>
              <table:table-cell office:value-type="float" office:value="3.294394">
                <text:p>3.294394</text:p>
              </table:table-cell>
              <table:table-cell office:value-type="float" office:value="2.643492">
                <text:p>2.6434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076923">
                <text:p>3.076923</text:p>
              </table:table-cell>
              <table:table-cell office:value-type="float" office:value="2.796574">
                <text:p>2.796574</text:p>
              </table:table-cell>
              <table:table-cell office:value-type="float" office:value="2.65114">
                <text:p>2.65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76923">
                <text:p>3.076923</text:p>
              </table:table-cell>
              <table:table-cell office:value-type="float" office:value="2.533023">
                <text:p>2.533023</text:p>
              </table:table-cell>
              <table:table-cell office:value-type="float" office:value="2.646863">
                <text:p>2.6468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076923">
                <text:p>3.076923</text:p>
              </table:table-cell>
              <table:table-cell office:value-type="float" office:value="2.434714">
                <text:p>2.434714</text:p>
              </table:table-cell>
              <table:table-cell office:value-type="float" office:value="2.656693">
                <text:p>2.6566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076923">
                <text:p>3.076923</text:p>
              </table:table-cell>
              <table:table-cell office:value-type="float" office:value="2.455849">
                <text:p>2.455849</text:p>
              </table:table-cell>
              <table:table-cell office:value-type="float" office:value="2.738506">
                <text:p>2.7385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.076923">
                <text:p>3.076923</text:p>
              </table:table-cell>
              <table:table-cell office:value-type="float" office:value="2.371964">
                <text:p>2.371964</text:p>
              </table:table-cell>
              <table:table-cell office:value-type="float" office:value="2.97959">
                <text:p>2.979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076923">
                <text:p>3.076923</text:p>
              </table:table-cell>
              <table:table-cell office:value-type="float" office:value="2.430531">
                <text:p>2.430531</text:p>
              </table:table-cell>
              <table:table-cell office:value-type="float" office:value="3.301693">
                <text:p>3.30169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076923">
                <text:p>3.076923</text:p>
              </table:table-cell>
              <table:table-cell office:value-type="float" office:value="2.478191">
                <text:p>2.478191</text:p>
              </table:table-cell>
              <table:table-cell office:value-type="float" office:value="3.537133">
                <text:p>3.5371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076923">
                <text:p>3.076923</text:p>
              </table:table-cell>
              <table:table-cell office:value-type="float" office:value="2.618586">
                <text:p>2.618586</text:p>
              </table:table-cell>
              <table:table-cell office:value-type="float" office:value="3.724921">
                <text:p>3.72492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076923">
                <text:p>3.076923</text:p>
              </table:table-cell>
              <table:table-cell office:value-type="float" office:value="2.825858">
                <text:p>2.825858</text:p>
              </table:table-cell>
              <table:table-cell office:value-type="float" office:value="3.759014">
                <text:p>3.75901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076923">
                <text:p>3.076923</text:p>
              </table:table-cell>
              <table:table-cell office:value-type="float" office:value="3.043393">
                <text:p>3.043393</text:p>
              </table:table-cell>
              <table:table-cell office:value-type="float" office:value="3.680444">
                <text:p>3.6804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076923">
                <text:p>3.076923</text:p>
              </table:table-cell>
              <table:table-cell office:value-type="float" office:value="3.411528">
                <text:p>3.411528</text:p>
              </table:table-cell>
              <table:table-cell office:value-type="float" office:value="3.510223">
                <text:p>3.51022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076923">
                <text:p>3.076923</text:p>
              </table:table-cell>
              <table:table-cell office:value-type="float" office:value="3.587229">
                <text:p>3.587229</text:p>
              </table:table-cell>
              <table:table-cell office:value-type="float" office:value="3.220817">
                <text:p>3.22081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076923">
                <text:p>3.076923</text:p>
              </table:table-cell>
              <table:table-cell office:value-type="float" office:value="3.42617">
                <text:p>3.42617</text:p>
              </table:table-cell>
              <table:table-cell office:value-type="float" office:value="3.033778">
                <text:p>3.03377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076923">
                <text:p>3.076923</text:p>
              </table:table-cell>
              <table:table-cell office:value-type="float" office:value="3.455453">
                <text:p>3.455453</text:p>
              </table:table-cell>
              <table:table-cell office:value-type="float" office:value="3.014253">
                <text:p>3.0142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076923">
                <text:p>3.076923</text:p>
              </table:table-cell>
              <table:table-cell office:value-type="float" office:value="3.352961">
                <text:p>3.352961</text:p>
              </table:table-cell>
              <table:table-cell office:value-type="float" office:value="2.901589">
                <text:p>2.9015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076923">
                <text:p>3.076923</text:p>
              </table:table-cell>
              <table:table-cell office:value-type="float" office:value="3.250469">
                <text:p>3.250469</text:p>
              </table:table-cell>
              <table:table-cell office:value-type="float" office:value="2.870853">
                <text:p>2.87085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2.868261">
                <text:p>2.86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76923">
                <text:p>3.076923</text:p>
              </table:table-cell>
              <table:table-cell office:value-type="float" office:value="2.898469">
                <text:p>2.898469</text:p>
              </table:table-cell>
              <table:table-cell office:value-type="float" office:value="2.957424">
                <text:p>2.9574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076923">
                <text:p>3.076923</text:p>
              </table:table-cell>
              <table:table-cell office:value-type="float" office:value="2.942992">
                <text:p>2.942992</text:p>
              </table:table-cell>
              <table:table-cell office:value-type="float" office:value="3.004589">
                <text:p>3.00458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.076923">
                <text:p>3.076923</text:p>
              </table:table-cell>
              <table:table-cell office:value-type="float" office:value="2.855141">
                <text:p>2.855141</text:p>
              </table:table-cell>
              <table:table-cell office:value-type="float" office:value="3.001152">
                <text:p>3.0011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076923">
                <text:p>3.076923</text:p>
              </table:table-cell>
              <table:table-cell office:value-type="float" office:value="2.781933">
                <text:p>2.781933</text:p>
              </table:table-cell>
              <table:table-cell office:value-type="float" office:value="3.108023">
                <text:p>3.10802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076923">
                <text:p>3.076923</text:p>
              </table:table-cell>
              <table:table-cell office:value-type="float" office:value="2.855141">
                <text:p>2.855141</text:p>
              </table:table-cell>
              <table:table-cell office:value-type="float" office:value="3.217817">
                <text:p>3.2178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076923">
                <text:p>3.076923</text:p>
              </table:table-cell>
              <table:table-cell office:value-type="float" office:value="2.899067">
                <text:p>2.899067</text:p>
              </table:table-cell>
              <table:table-cell office:value-type="float" office:value="3.233965">
                <text:p>3.23396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.076923">
                <text:p>3.076923</text:p>
              </table:table-cell>
              <table:table-cell office:value-type="float" office:value="2.855141">
                <text:p>2.855141</text:p>
              </table:table-cell>
              <table:table-cell office:value-type="float" office:value="3.271957">
                <text:p>3.2719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.076923">
                <text:p>3.076923</text:p>
              </table:table-cell>
              <table:table-cell office:value-type="float" office:value="2.941946">
                <text:p>2.941946</text:p>
              </table:table-cell>
              <table:table-cell office:value-type="float" office:value="3.335042">
                <text:p>3.3350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076923">
                <text:p>3.076923</text:p>
              </table:table-cell>
              <table:table-cell office:value-type="float" office:value="3.092002">
                <text:p>3.092002</text:p>
              </table:table-cell>
              <table:table-cell office:value-type="float" office:value="3.307511">
                <text:p>3.30751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.076923">
                <text:p>3.076923</text:p>
              </table:table-cell>
              <table:table-cell office:value-type="float" office:value="3.147976">
                <text:p>3.147976</text:p>
              </table:table-cell>
              <table:table-cell office:value-type="float" office:value="3.219318">
                <text:p>3.2193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076923">
                <text:p>3.076923</text:p>
              </table:table-cell>
              <table:table-cell office:value-type="float" office:value="3.159331">
                <text:p>3.159331</text:p>
              </table:table-cell>
              <table:table-cell office:value-type="float" office:value="3.165252">
                <text:p>3.16525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.076923">
                <text:p>3.076923</text:p>
              </table:table-cell>
              <table:table-cell office:value-type="float" office:value="3.133335">
                <text:p>3.133335</text:p>
              </table:table-cell>
              <table:table-cell office:value-type="float" office:value="3.140539">
                <text:p>3.14053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.076923">
                <text:p>3.076923</text:p>
              </table:table-cell>
              <table:table-cell office:value-type="float" office:value="3.151179">
                <text:p>3.151179</text:p>
              </table:table-cell>
              <table:table-cell office:value-type="float" office:value="3.123933">
                <text:p>3.1239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076923">
                <text:p>3.076923</text:p>
              </table:table-cell>
              <table:table-cell office:value-type="float" office:value="3.118693">
                <text:p>3.118693</text:p>
              </table:table-cell>
              <table:table-cell office:value-type="float" office:value="3.081339">
                <text:p>3.0813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076923">
                <text:p>3.076923</text:p>
              </table:table-cell>
              <table:table-cell office:value-type="float" office:value="3.231793">
                <text:p>3.231793</text:p>
              </table:table-cell>
              <table:table-cell office:value-type="float" office:value="3.059948">
                <text:p>3.05994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076923">
                <text:p>3.076923</text:p>
              </table:table-cell>
              <table:table-cell office:value-type="float" office:value="3.206543">
                <text:p>3.206543</text:p>
              </table:table-cell>
              <table:table-cell office:value-type="float" office:value="2.9726">
                <text:p>2.97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076923">
                <text:p>3.076923</text:p>
              </table:table-cell>
              <table:table-cell office:value-type="float" office:value="3.045484">
                <text:p>3.045484</text:p>
              </table:table-cell>
              <table:table-cell office:value-type="float" office:value="2.966237">
                <text:p>2.96623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.076923">
                <text:p>3.076923</text:p>
              </table:table-cell>
              <table:table-cell office:value-type="float" office:value="2.973648">
                <text:p>2.973648</text:p>
              </table:table-cell>
              <table:table-cell office:value-type="float" office:value="3.043522">
                <text:p>3.0435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76923">
                <text:p>3.076923</text:p>
              </table:table-cell>
              <table:table-cell office:value-type="float" office:value="2.927454">
                <text:p>2.927454</text:p>
              </table:table-cell>
              <table:table-cell office:value-type="float" office:value="3.095973">
                <text:p>3.09597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076923">
                <text:p>3.076923</text:p>
              </table:table-cell>
              <table:table-cell office:value-type="float" office:value="3.001559">
                <text:p>3.001559</text:p>
              </table:table-cell>
              <table:table-cell office:value-type="float" office:value="3.133613">
                <text:p>3.1336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076923">
                <text:p>3.076923</text:p>
              </table:table-cell>
              <table:table-cell office:value-type="float" office:value="2.957634">
                <text:p>2.957634</text:p>
              </table:table-cell>
              <table:table-cell office:value-type="float" office:value="3.116753">
                <text:p>3.11675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.076923">
                <text:p>3.076923</text:p>
              </table:table-cell>
              <table:table-cell office:value-type="float" office:value="2.898469">
                <text:p>2.898469</text:p>
              </table:table-cell>
              <table:table-cell office:value-type="float" office:value="3.162257">
                <text:p>3.16225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.076923">
                <text:p>3.076923</text:p>
              </table:table-cell>
              <table:table-cell office:value-type="float" office:value="2.914471">
                <text:p>2.914471</text:p>
              </table:table-cell>
              <table:table-cell office:value-type="float" office:value="3.215503">
                <text:p>3.21550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3.217766">
                <text:p>3.21776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.076923">
                <text:p>3.076923</text:p>
              </table:table-cell>
              <table:table-cell office:value-type="float" office:value="3.060126">
                <text:p>3.060126</text:p>
              </table:table-cell>
              <table:table-cell office:value-type="float" office:value="3.184033">
                <text:p>3.1840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.076923">
                <text:p>3.076923</text:p>
              </table:table-cell>
              <table:table-cell office:value-type="float" office:value="2.999916">
                <text:p>2.999916</text:p>
              </table:table-cell>
              <table:table-cell office:value-type="float" office:value="3.182742">
                <text:p>3.1827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.076923">
                <text:p>3.076923</text:p>
              </table:table-cell>
              <table:table-cell office:value-type="float" office:value="3.001559">
                <text:p>3.001559</text:p>
              </table:table-cell>
              <table:table-cell office:value-type="float" office:value="3.217245">
                <text:p>3.2172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.076923">
                <text:p>3.076923</text:p>
              </table:table-cell>
              <table:table-cell office:value-type="float" office:value="3.077208">
                <text:p>3.077208</text:p>
              </table:table-cell>
              <table:table-cell office:value-type="float" office:value="3.206109">
                <text:p>3.2061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076923">
                <text:p>3.076923</text:p>
              </table:table-cell>
              <table:table-cell office:value-type="float" office:value="3.0289">
                <text:p>3.0289</text:p>
              </table:table-cell>
              <table:table-cell office:value-type="float" office:value="3.158111">
                <text:p>3.15811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.076923">
                <text:p>3.076923</text:p>
              </table:table-cell>
              <table:table-cell office:value-type="float" office:value="3.147976">
                <text:p>3.147976</text:p>
              </table:table-cell>
              <table:table-cell office:value-type="float" office:value="3.167583">
                <text:p>3.16758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.076923">
                <text:p>3.076923</text:p>
              </table:table-cell>
              <table:table-cell office:value-type="float" office:value="3.133335">
                <text:p>3.133335</text:p>
              </table:table-cell>
              <table:table-cell office:value-type="float" office:value="3.090506">
                <text:p>3.09050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.076923">
                <text:p>3.076923</text:p>
              </table:table-cell>
              <table:table-cell office:value-type="float" office:value="3.057885">
                <text:p>3.057885</text:p>
              </table:table-cell>
              <table:table-cell office:value-type="float" office:value="3.081876">
                <text:p>3.0818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076923">
                <text:p>3.076923</text:p>
              </table:table-cell>
              <table:table-cell office:value-type="float" office:value="2.986917">
                <text:p>2.986917</text:p>
              </table:table-cell>
              <table:table-cell office:value-type="float" office:value="3.112394">
                <text:p>3.11239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.076923">
                <text:p>3.076923</text:p>
              </table:table-cell>
              <table:table-cell office:value-type="float" office:value="3.032825">
                <text:p>3.032825</text:p>
              </table:table-cell>
              <table:table-cell office:value-type="float" office:value="3.146202">
                <text:p>3.1462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.076923">
                <text:p>3.076923</text:p>
              </table:table-cell>
              <table:table-cell office:value-type="float" office:value="3.030842">
                <text:p>3.030842</text:p>
              </table:table-cell>
              <table:table-cell office:value-type="float" office:value="3.126173">
                <text:p>3.12617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.076923">
                <text:p>3.076923</text:p>
              </table:table-cell>
              <table:table-cell office:value-type="float" office:value="3.043393">
                <text:p>3.043393</text:p>
              </table:table-cell>
              <table:table-cell office:value-type="float" office:value="3.122819">
                <text:p>3.1228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.076923">
                <text:p>3.076923</text:p>
              </table:table-cell>
              <table:table-cell office:value-type="float" office:value="3.08941">
                <text:p>3.08941</text:p>
              </table:table-cell>
              <table:table-cell office:value-type="float" office:value="3.107759">
                <text:p>3.10775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.076923">
                <text:p>3.076923</text:p>
              </table:table-cell>
              <table:table-cell office:value-type="float" office:value="2.986917">
                <text:p>2.986917</text:p>
              </table:table-cell>
              <table:table-cell office:value-type="float" office:value="3.093933">
                <text:p>3.0939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076923">
                <text:p>3.076923</text:p>
              </table:table-cell>
              <table:table-cell office:value-type="float" office:value="3.062414">
                <text:p>3.062414</text:p>
              </table:table-cell>
              <table:table-cell office:value-type="float" office:value="3.141772">
                <text:p>3.14177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.076923">
                <text:p>3.076923</text:p>
              </table:table-cell>
              <table:table-cell office:value-type="float" office:value="3.014408">
                <text:p>3.014408</text:p>
              </table:table-cell>
              <table:table-cell office:value-type="float" office:value="3.117296">
                <text:p>3.1172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.076923">
                <text:p>3.076923</text:p>
              </table:table-cell>
              <table:table-cell office:value-type="float" office:value="3.08941">
                <text:p>3.08941</text:p>
              </table:table-cell>
              <table:table-cell office:value-type="float" office:value="3.145608">
                <text:p>3.14560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.076923">
                <text:p>3.076923</text:p>
              </table:table-cell>
              <table:table-cell office:value-type="float" office:value="3.045484">
                <text:p>3.045484</text:p>
              </table:table-cell>
              <table:table-cell office:value-type="float" office:value="3.109364">
                <text:p>3.10936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.076923">
                <text:p>3.076923</text:p>
              </table:table-cell>
              <table:table-cell office:value-type="float" office:value="2.927454">
                <text:p>2.927454</text:p>
              </table:table-cell>
              <table:table-cell office:value-type="float" office:value="3.137371">
                <text:p>3.13737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.076923">
                <text:p>3.076923</text:p>
              </table:table-cell>
              <table:table-cell office:value-type="float" office:value="3.121591">
                <text:p>3.121591</text:p>
              </table:table-cell>
              <table:table-cell office:value-type="float" office:value="3.187529">
                <text:p>3.18752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.076923">
                <text:p>3.076923</text:p>
              </table:table-cell>
              <table:table-cell office:value-type="float" office:value="3.104051">
                <text:p>3.104051</text:p>
              </table:table-cell>
              <table:table-cell office:value-type="float" office:value="3.08308">
                <text:p>3.0830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.076923">
                <text:p>3.076923</text:p>
              </table:table-cell>
              <table:table-cell office:value-type="float" office:value="3.104051">
                <text:p>3.104051</text:p>
              </table:table-cell>
              <table:table-cell office:value-type="float" office:value="3.085786">
                <text:p>3.0857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.076923">
                <text:p>3.076923</text:p>
              </table:table-cell>
              <table:table-cell office:value-type="float" office:value="3.0289">
                <text:p>3.0289</text:p>
              </table:table-cell>
              <table:table-cell office:value-type="float" office:value="3.091803">
                <text:p>3.0918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3.126465">
                <text:p>3.1264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3.018031">
                <text:p>3.018031</text:p>
              </table:table-cell>
              <table:table-cell office:value-type="float" office:value="3.137251">
                <text:p>3.13725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2.912961">
                <text:p>2.912961</text:p>
              </table:table-cell>
              <table:table-cell office:value-type="float" office:value="3.146483">
                <text:p>3.14648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3.045484">
                <text:p>3.045484</text:p>
              </table:table-cell>
              <table:table-cell office:value-type="float" office:value="3.20346">
                <text:p>3.2034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3.104051">
                <text:p>3.104051</text:p>
              </table:table-cell>
              <table:table-cell office:value-type="float" office:value="3.131276">
                <text:p>3.1312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3.118693">
                <text:p>3.118693</text:p>
              </table:table-cell>
              <table:table-cell office:value-type="float" office:value="3.082881">
                <text:p>3.0828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2.956439">
                <text:p>2.956439</text:p>
              </table:table-cell>
              <table:table-cell office:value-type="float" office:value="3.092064">
                <text:p>3.09206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3.181982">
                <text:p>3.18198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3.032825">
                <text:p>3.032825</text:p>
              </table:table-cell>
              <table:table-cell office:value-type="float" office:value="3.159225">
                <text:p>3.15922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3.030842">
                <text:p>3.030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3.072377">
                <text:p>3.07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2.986917">
                <text:p>2.986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3.045484">
                <text:p>3.04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.210904">
                <text:p>2.210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.464633">
                <text:p>1.464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769302">
                <text:p>0.769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-0.029284">
                <text:p>-0.02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2.572126">
                <text:p>2.57212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3.975237">
                <text:p>3.97523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4.20925">
                <text:p>4.209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338462">
                <text:p>2.338462</text:p>
              </table:table-cell>
              <table:table-cell office:value-type="float" office:value="0.898525">
                <text:p>0.898525</text:p>
              </table:table-cell>
              <table:table-cell office:value-type="float" office:value="4.353427">
                <text:p>4.3534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.338462">
                <text:p>2.338462</text:p>
              </table:table-cell>
              <table:table-cell office:value-type="float" office:value="1.405608">
                <text:p>1.405608</text:p>
              </table:table-cell>
              <table:table-cell office:value-type="float" office:value="3.997197">
                <text:p>3.99719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.338462">
                <text:p>2.338462</text:p>
              </table:table-cell>
              <table:table-cell office:value-type="float" office:value="1.509016">
                <text:p>1.509016</text:p>
              </table:table-cell>
              <table:table-cell office:value-type="float" office:value="3.826585">
                <text:p>3.82658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.338462">
                <text:p>2.338462</text:p>
              </table:table-cell>
              <table:table-cell office:value-type="float" office:value="1.054206">
                <text:p>1.054206</text:p>
              </table:table-cell>
              <table:table-cell office:value-type="float" office:value="3.903416">
                <text:p>3.90341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.338462">
                <text:p>2.338462</text:p>
              </table:table-cell>
              <table:table-cell office:value-type="float" office:value="0.68114">
                <text:p>0.68114</text:p>
              </table:table-cell>
              <table:table-cell office:value-type="float" office:value="4.296447">
                <text:p>4.29644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.338462">
                <text:p>2.338462</text:p>
              </table:table-cell>
              <table:table-cell office:value-type="float" office:value="0.395327">
                <text:p>0.395327</text:p>
              </table:table-cell>
              <table:table-cell office:value-type="float" office:value="4.677276">
                <text:p>4.67727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5.053779">
                <text:p>5.05377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5.251677">
                <text:p>5.25167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.338462">
                <text:p>2.338462</text:p>
              </table:table-cell>
              <table:table-cell office:value-type="float" office:value="0.014492">
                <text:p>0.014492</text:p>
              </table:table-cell>
              <table:table-cell office:value-type="float" office:value="5.250397">
                <text:p>5.25039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5.24289">
                <text:p>5.2428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5.340104">
                <text:p>5.34010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.338462">
                <text:p>2.338462</text:p>
              </table:table-cell>
              <table:table-cell office:value-type="float" office:value="0.173908">
                <text:p>0.173908</text:p>
              </table:table-cell>
              <table:table-cell office:value-type="float" office:value="5.463327">
                <text:p>5.46332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.338462">
                <text:p>2.338462</text:p>
              </table:table-cell>
              <table:table-cell office:value-type="float" office:value="0.688162">
                <text:p>0.688162</text:p>
              </table:table-cell>
              <table:table-cell office:value-type="float" office:value="5.458448">
                <text:p>5.45844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.338462">
                <text:p>2.338462</text:p>
              </table:table-cell>
              <table:table-cell office:value-type="float" office:value="0.843273">
                <text:p>0.843273</text:p>
              </table:table-cell>
              <table:table-cell office:value-type="float" office:value="5.222377">
                <text:p>5.22237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.338462">
                <text:p>2.338462</text:p>
              </table:table-cell>
              <table:table-cell office:value-type="float" office:value="0.995639">
                <text:p>0.995639</text:p>
              </table:table-cell>
              <table:table-cell office:value-type="float" office:value="5.113469">
                <text:p>5.11346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.338462">
                <text:p>2.338462</text:p>
              </table:table-cell>
              <table:table-cell office:value-type="float" office:value="1.318804">
                <text:p>1.318804</text:p>
              </table:table-cell>
              <table:table-cell office:value-type="float" office:value="4.94514">
                <text:p>4.9451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.338462">
                <text:p>2.338462</text:p>
              </table:table-cell>
              <table:table-cell office:value-type="float" office:value="1.390966">
                <text:p>1.390966</text:p>
              </table:table-cell>
              <table:table-cell office:value-type="float" office:value="4.644437">
                <text:p>4.64443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.338462">
                <text:p>2.338462</text:p>
              </table:table-cell>
              <table:table-cell office:value-type="float" office:value="1.331484">
                <text:p>1.331484</text:p>
              </table:table-cell>
              <table:table-cell office:value-type="float" office:value="4.475107">
                <text:p>4.47510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38462">
                <text:p>2.338462</text:p>
              </table:table-cell>
              <table:table-cell office:value-type="float" office:value="1.347041">
                <text:p>1.347041</text:p>
              </table:table-cell>
              <table:table-cell office:value-type="float" office:value="4.37154">
                <text:p>4.3715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.338462">
                <text:p>2.338462</text:p>
              </table:table-cell>
              <table:table-cell office:value-type="float" office:value="1.318804">
                <text:p>1.318804</text:p>
              </table:table-cell>
              <table:table-cell office:value-type="float" office:value="4.231984">
                <text:p>4.2319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338462">
                <text:p>2.338462</text:p>
              </table:table-cell>
              <table:table-cell office:value-type="float" office:value="1.200624">
                <text:p>1.200624</text:p>
              </table:table-cell>
              <table:table-cell office:value-type="float" office:value="4.125987">
                <text:p>4.1259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.338462">
                <text:p>2.338462</text:p>
              </table:table-cell>
              <table:table-cell office:value-type="float" office:value="0.961627">
                <text:p>0.961627</text:p>
              </table:table-cell>
              <table:table-cell office:value-type="float" office:value="4.106256">
                <text:p>4.10625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.338462">
                <text:p>2.338462</text:p>
              </table:table-cell>
              <table:table-cell office:value-type="float" office:value="0.898525">
                <text:p>0.898525</text:p>
              </table:table-cell>
              <table:table-cell office:value-type="float" office:value="4.205018">
                <text:p>4.20501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.338462">
                <text:p>2.338462</text:p>
              </table:table-cell>
              <table:table-cell office:value-type="float" office:value="0.732088">
                <text:p>0.732088</text:p>
              </table:table-cell>
              <table:table-cell office:value-type="float" office:value="4.247294">
                <text:p>4.24729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.338462">
                <text:p>2.338462</text:p>
              </table:table-cell>
              <table:table-cell office:value-type="float" office:value="0.621359">
                <text:p>0.621359</text:p>
              </table:table-cell>
              <table:table-cell office:value-type="float" office:value="4.368132">
                <text:p>4.3681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338462">
                <text:p>2.338462</text:p>
              </table:table-cell>
              <table:table-cell office:value-type="float" office:value="0.688162">
                <text:p>0.688162</text:p>
              </table:table-cell>
              <table:table-cell office:value-type="float" office:value="4.486392">
                <text:p>4.48639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.338462">
                <text:p>2.338462</text:p>
              </table:table-cell>
              <table:table-cell office:value-type="float" office:value="0.594186">
                <text:p>0.594186</text:p>
              </table:table-cell>
              <table:table-cell office:value-type="float" office:value="4.532599">
                <text:p>4.5325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.338462">
                <text:p>2.338462</text:p>
              </table:table-cell>
              <table:table-cell office:value-type="float" office:value="0.58567">
                <text:p>0.58567</text:p>
              </table:table-cell>
              <table:table-cell office:value-type="float" office:value="4.654242">
                <text:p>4.65424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.338462">
                <text:p>2.338462</text:p>
              </table:table-cell>
              <table:table-cell office:value-type="float" office:value="0.547388">
                <text:p>0.547388</text:p>
              </table:table-cell>
              <table:table-cell office:value-type="float" office:value="4.738577">
                <text:p>4.73857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.338462">
                <text:p>2.338462</text:p>
              </table:table-cell>
              <table:table-cell office:value-type="float" office:value="0.512461">
                <text:p>0.512461</text:p>
              </table:table-cell>
              <table:table-cell office:value-type="float" office:value="4.838236">
                <text:p>4.8382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338462">
                <text:p>2.338462</text:p>
              </table:table-cell>
              <table:table-cell office:value-type="float" office:value="0.579694">
                <text:p>0.579694</text:p>
              </table:table-cell>
              <table:table-cell office:value-type="float" office:value="4.917745">
                <text:p>4.91774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.338462">
                <text:p>2.338462</text:p>
              </table:table-cell>
              <table:table-cell office:value-type="float" office:value="0.688162">
                <text:p>0.688162</text:p>
              </table:table-cell>
              <table:table-cell office:value-type="float" office:value="4.911496">
                <text:p>4.91149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.338462">
                <text:p>2.338462</text:p>
              </table:table-cell>
              <table:table-cell office:value-type="float" office:value="0.503005">
                <text:p>0.503005</text:p>
              </table:table-cell>
              <table:table-cell office:value-type="float" office:value="4.896575">
                <text:p>4.89657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.338462">
                <text:p>2.338462</text:p>
              </table:table-cell>
              <table:table-cell office:value-type="float" office:value="0.463755">
                <text:p>0.463755</text:p>
              </table:table-cell>
              <table:table-cell office:value-type="float" office:value="5.016278">
                <text:p>5.01627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.338462">
                <text:p>2.338462</text:p>
              </table:table-cell>
              <table:table-cell office:value-type="float" office:value="0.409969">
                <text:p>0.409969</text:p>
              </table:table-cell>
              <table:table-cell office:value-type="float" office:value="5.057122">
                <text:p>5.05712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.338462">
                <text:p>2.338462</text:p>
              </table:table-cell>
              <table:table-cell office:value-type="float" office:value="0.41424">
                <text:p>0.41424</text:p>
              </table:table-cell>
              <table:table-cell office:value-type="float" office:value="5.11147">
                <text:p>5.1114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.338462">
                <text:p>2.338462</text:p>
              </table:table-cell>
              <table:table-cell office:value-type="float" office:value="0.521724">
                <text:p>0.521724</text:p>
              </table:table-cell>
              <table:table-cell office:value-type="float" office:value="5.116527">
                <text:p>5.11652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.338462">
                <text:p>2.338462</text:p>
              </table:table-cell>
              <table:table-cell office:value-type="float" office:value="0.717446">
                <text:p>0.717446</text:p>
              </table:table-cell>
              <table:table-cell office:value-type="float" office:value="5.049535">
                <text:p>5.04953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.338462">
                <text:p>2.338462</text:p>
              </table:table-cell>
              <table:table-cell office:value-type="float" office:value="0.849222">
                <text:p>0.849222</text:p>
              </table:table-cell>
              <table:table-cell office:value-type="float" office:value="4.921429">
                <text:p>4.92142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.338462">
                <text:p>2.338462</text:p>
              </table:table-cell>
              <table:table-cell office:value-type="float" office:value="0.946833">
                <text:p>0.946833</text:p>
              </table:table-cell>
              <table:table-cell office:value-type="float" office:value="4.812127">
                <text:p>4.8121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338462">
                <text:p>2.338462</text:p>
              </table:table-cell>
              <table:table-cell office:value-type="float" office:value="0.98548">
                <text:p>0.98548</text:p>
              </table:table-cell>
              <table:table-cell office:value-type="float" office:value="4.722835">
                <text:p>4.72283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.338462">
                <text:p>2.338462</text:p>
              </table:table-cell>
              <table:table-cell office:value-type="float" office:value="0.937072">
                <text:p>0.937072</text:p>
              </table:table-cell>
              <table:table-cell office:value-type="float" office:value="4.678559">
                <text:p>4.67855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.338462">
                <text:p>2.338462</text:p>
              </table:table-cell>
              <table:table-cell office:value-type="float" office:value="0.966356">
                <text:p>0.966356</text:p>
              </table:table-cell>
              <table:table-cell office:value-type="float" office:value="4.656425">
                <text:p>4.65642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.338462">
                <text:p>2.338462</text:p>
              </table:table-cell>
              <table:table-cell office:value-type="float" office:value="0.907789">
                <text:p>0.907789</text:p>
              </table:table-cell>
              <table:table-cell office:value-type="float" office:value="4.597382">
                <text:p>4.59738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.338462">
                <text:p>2.338462</text:p>
              </table:table-cell>
              <table:table-cell office:value-type="float" office:value="1.039564">
                <text:p>1.039564</text:p>
              </table:table-cell>
              <table:table-cell office:value-type="float" office:value="4.563441">
                <text:p>4.56344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.338462">
                <text:p>2.338462</text:p>
              </table:table-cell>
              <table:table-cell office:value-type="float" office:value="0.907789">
                <text:p>0.907789</text:p>
              </table:table-cell>
              <table:table-cell office:value-type="float" office:value="4.448287">
                <text:p>4.44828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.338462">
                <text:p>2.338462</text:p>
              </table:table-cell>
              <table:table-cell office:value-type="float" office:value="0.92243">
                <text:p>0.92243</text:p>
              </table:table-cell>
              <table:table-cell office:value-type="float" office:value="4.474193">
                <text:p>4.47419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.338462">
                <text:p>2.338462</text:p>
              </table:table-cell>
              <table:table-cell office:value-type="float" office:value="0.746729">
                <text:p>0.746729</text:p>
              </table:table-cell>
              <table:table-cell office:value-type="float" office:value="4.464165">
                <text:p>4.46416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.338462">
                <text:p>2.338462</text:p>
              </table:table-cell>
              <table:table-cell office:value-type="float" office:value="0.673521">
                <text:p>0.673521</text:p>
              </table:table-cell>
              <table:table-cell office:value-type="float" office:value="4.56969">
                <text:p>4.5696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.338462">
                <text:p>2.338462</text:p>
              </table:table-cell>
              <table:table-cell office:value-type="float" office:value="0.614954">
                <text:p>0.614954</text:p>
              </table:table-cell>
              <table:table-cell office:value-type="float" office:value="4.63925">
                <text:p>4.639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338462">
                <text:p>2.338462</text:p>
              </table:table-cell>
              <table:table-cell office:value-type="float" office:value="0.571028">
                <text:p>0.571028</text:p>
              </table:table-cell>
              <table:table-cell office:value-type="float" office:value="4.710407">
                <text:p>4.71040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.338462">
                <text:p>2.338462</text:p>
              </table:table-cell>
              <table:table-cell office:value-type="float" office:value="0.579694">
                <text:p>0.579694</text:p>
              </table:table-cell>
              <table:table-cell office:value-type="float" office:value="4.767683">
                <text:p>4.76768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.338462">
                <text:p>2.338462</text:p>
              </table:table-cell>
              <table:table-cell office:value-type="float" office:value="0.621359">
                <text:p>0.621359</text:p>
              </table:table-cell>
              <table:table-cell office:value-type="float" office:value="4.797817">
                <text:p>4.79781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.338462">
                <text:p>2.338462</text:p>
              </table:table-cell>
              <table:table-cell office:value-type="float" office:value="0.863863">
                <text:p>0.863863</text:p>
              </table:table-cell>
              <table:table-cell office:value-type="float" office:value="4.781332">
                <text:p>4.78133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.338462">
                <text:p>2.338462</text:p>
              </table:table-cell>
              <table:table-cell office:value-type="float" office:value="0.970987">
                <text:p>0.970987</text:p>
              </table:table-cell>
              <table:table-cell office:value-type="float" office:value="4.666948">
                <text:p>4.66694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.338462">
                <text:p>2.338462</text:p>
              </table:table-cell>
              <table:table-cell office:value-type="float" office:value="0.995639">
                <text:p>0.995639</text:p>
              </table:table-cell>
              <table:table-cell office:value-type="float" office:value="4.604638">
                <text:p>4.60463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.338462">
                <text:p>2.338462</text:p>
              </table:table-cell>
              <table:table-cell office:value-type="float" office:value="1.010281">
                <text:p>1.010281</text:p>
              </table:table-cell>
              <table:table-cell office:value-type="float" office:value="4.583624">
                <text:p>4.58362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.338462">
                <text:p>2.338462</text:p>
              </table:table-cell>
              <table:table-cell office:value-type="float" office:value="0.917245">
                <text:p>0.917245</text:p>
              </table:table-cell>
              <table:table-cell office:value-type="float" office:value="4.559083">
                <text:p>4.55908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.338462">
                <text:p>2.338462</text:p>
              </table:table-cell>
              <table:table-cell office:value-type="float" office:value="0.768094">
                <text:p>0.768094</text:p>
              </table:table-cell>
              <table:table-cell office:value-type="float" office:value="4.595969">
                <text:p>4.59596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.338462">
                <text:p>2.338462</text:p>
              </table:table-cell>
              <table:table-cell office:value-type="float" office:value="0.732088">
                <text:p>0.732088</text:p>
              </table:table-cell>
              <table:table-cell office:value-type="float" office:value="4.659091">
                <text:p>4.65909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338462">
                <text:p>2.338462</text:p>
              </table:table-cell>
              <table:table-cell office:value-type="float" office:value="0.739713">
                <text:p>0.739713</text:p>
              </table:table-cell>
              <table:table-cell office:value-type="float" office:value="4.659789">
                <text:p>4.65978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.338462">
                <text:p>2.338462</text:p>
              </table:table-cell>
              <table:table-cell office:value-type="float" office:value="0.776013">
                <text:p>0.776013</text:p>
              </table:table-cell>
              <table:table-cell office:value-type="float" office:value="4.636756">
                <text:p>4.63675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.338462">
                <text:p>2.338462</text:p>
              </table:table-cell>
              <table:table-cell office:value-type="float" office:value="0.913018">
                <text:p>0.913018</text:p>
              </table:table-cell>
              <table:table-cell office:value-type="float" office:value="4.589471">
                <text:p>4.58947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.338462">
                <text:p>2.338462</text:p>
              </table:table-cell>
              <table:table-cell office:value-type="float" office:value="0.83458">
                <text:p>0.83458</text:p>
              </table:table-cell>
              <table:table-cell office:value-type="float" office:value="4.524132">
                <text:p>4.52413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.338462">
                <text:p>2.338462</text:p>
              </table:table-cell>
              <table:table-cell office:value-type="float" office:value="0.907789">
                <text:p>0.907789</text:p>
              </table:table-cell>
              <table:table-cell office:value-type="float" office:value="4.56941">
                <text:p>4.5694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.338462">
                <text:p>2.338462</text:p>
              </table:table-cell>
              <table:table-cell office:value-type="float" office:value="0.907789">
                <text:p>0.907789</text:p>
              </table:table-cell>
              <table:table-cell office:value-type="float" office:value="4.541581">
                <text:p>4.54158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.338462">
                <text:p>2.338462</text:p>
              </table:table-cell>
              <table:table-cell office:value-type="float" office:value="0.893147">
                <text:p>0.893147</text:p>
              </table:table-cell>
              <table:table-cell office:value-type="float" office:value="4.553291">
                <text:p>4.55329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.338462">
                <text:p>2.338462</text:p>
              </table:table-cell>
              <table:table-cell office:value-type="float" office:value="0.83458">
                <text:p>0.83458</text:p>
              </table:table-cell>
              <table:table-cell office:value-type="float" office:value="4.568909">
                <text:p>4.56890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.338462">
                <text:p>2.338462</text:p>
              </table:table-cell>
              <table:table-cell office:value-type="float" office:value="0.819938">
                <text:p>0.819938</text:p>
              </table:table-cell>
              <table:table-cell office:value-type="float" office:value="4.592933">
                <text:p>4.59293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.338462">
                <text:p>2.338462</text:p>
              </table:table-cell>
              <table:table-cell office:value-type="float" office:value="0.849222">
                <text:p>0.849222</text:p>
              </table:table-cell>
              <table:table-cell office:value-type="float" office:value="4.588561">
                <text:p>4.58856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338462">
                <text:p>2.338462</text:p>
              </table:table-cell>
              <table:table-cell office:value-type="float" office:value="0.746729">
                <text:p>0.746729</text:p>
              </table:table-cell>
              <table:table-cell office:value-type="float" office:value="4.573238">
                <text:p>4.57323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.338462">
                <text:p>2.338462</text:p>
              </table:table-cell>
              <table:table-cell office:value-type="float" office:value="0.591771">
                <text:p>0.591771</text:p>
              </table:table-cell>
              <table:table-cell office:value-type="float" office:value="4.642909">
                <text:p>4.64290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.338462">
                <text:p>2.338462</text:p>
              </table:table-cell>
              <table:table-cell office:value-type="float" office:value="0.629595">
                <text:p>0.629595</text:p>
              </table:table-cell>
              <table:table-cell office:value-type="float" office:value="4.748692">
                <text:p>4.74869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.338462">
                <text:p>2.338462</text:p>
              </table:table-cell>
              <table:table-cell office:value-type="float" office:value="0.652156">
                <text:p>0.652156</text:p>
              </table:table-cell>
              <table:table-cell office:value-type="float" office:value="4.74795">
                <text:p>4.7479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.338462">
                <text:p>2.338462</text:p>
              </table:table-cell>
              <table:table-cell office:value-type="float" office:value="0.606565">
                <text:p>0.606565</text:p>
              </table:table-cell>
              <table:table-cell office:value-type="float" office:value="4.76692">
                <text:p>4.7669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.338462">
                <text:p>2.338462</text:p>
              </table:table-cell>
              <table:table-cell office:value-type="float" office:value="0.600312">
                <text:p>0.600312</text:p>
              </table:table-cell>
              <table:table-cell office:value-type="float" office:value="4.820547">
                <text:p>4.82054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.338462">
                <text:p>2.338462</text:p>
              </table:table-cell>
              <table:table-cell office:value-type="float" office:value="0.724617">
                <text:p>0.724617</text:p>
              </table:table-cell>
              <table:table-cell office:value-type="float" office:value="4.840509">
                <text:p>4.84050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.338462">
                <text:p>2.338462</text:p>
              </table:table-cell>
              <table:table-cell office:value-type="float" office:value="0.717446">
                <text:p>0.717446</text:p>
              </table:table-cell>
              <table:table-cell office:value-type="float" office:value="4.789996">
                <text:p>4.78999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.338462">
                <text:p>2.338462</text:p>
              </table:table-cell>
              <table:table-cell office:value-type="float" office:value="0.805296">
                <text:p>0.805296</text:p>
              </table:table-cell>
              <table:table-cell office:value-type="float" office:value="4.795075">
                <text:p>4.79507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.338462">
                <text:p>2.338462</text:p>
              </table:table-cell>
              <table:table-cell office:value-type="float" office:value="0.976422">
                <text:p>0.976422</text:p>
              </table:table-cell>
              <table:table-cell office:value-type="float" office:value="4.738419">
                <text:p>4.73841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338462">
                <text:p>2.338462</text:p>
              </table:table-cell>
              <table:table-cell office:value-type="float" office:value="0.782587">
                <text:p>0.782587</text:p>
              </table:table-cell>
              <table:table-cell office:value-type="float" office:value="4.649485">
                <text:p>4.64948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338462">
                <text:p>2.338462</text:p>
              </table:table-cell>
              <table:table-cell office:value-type="float" office:value="0.805296">
                <text:p>0.805296</text:p>
              </table:table-cell>
              <table:table-cell office:value-type="float" office:value="4.724829">
                <text:p>4.72482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338462">
                <text:p>2.338462</text:p>
              </table:table-cell>
              <table:table-cell office:value-type="float" office:value="0.805296">
                <text:p>0.805296</text:p>
              </table:table-cell>
              <table:table-cell office:value-type="float" office:value="4.695956">
                <text:p>4.69595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338462">
                <text:p>2.338462</text:p>
              </table:table-cell>
              <table:table-cell office:value-type="float" office:value="0.782587">
                <text:p>0.782587</text:p>
              </table:table-cell>
              <table:table-cell office:value-type="float" office:value="4.682775">
                <text:p>4.68277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.338462">
                <text:p>2.338462</text:p>
              </table:table-cell>
              <table:table-cell office:value-type="float" office:value="0.819938">
                <text:p>0.819938</text:p>
              </table:table-cell>
              <table:table-cell office:value-type="float" office:value="4.672857">
                <text:p>4.67285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.338462">
                <text:p>2.338462</text:p>
              </table:table-cell>
              <table:table-cell office:value-type="float" office:value="0.995639">
                <text:p>0.995639</text:p>
              </table:table-cell>
              <table:table-cell office:value-type="float" office:value="4.614571">
                <text:p>4.61457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.338462">
                <text:p>2.338462</text:p>
              </table:table-cell>
              <table:table-cell office:value-type="float" office:value="1.039564">
                <text:p>1.039564</text:p>
              </table:table-cell>
              <table:table-cell office:value-type="float" office:value="4.495274">
                <text:p>4.49527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.338462">
                <text:p>2.338462</text:p>
              </table:table-cell>
              <table:table-cell office:value-type="float" office:value="0.92243">
                <text:p>0.92243</text:p>
              </table:table-cell>
              <table:table-cell office:value-type="float" office:value="4.452958">
                <text:p>4.45295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.338462">
                <text:p>2.338462</text:p>
              </table:table-cell>
              <table:table-cell office:value-type="float" office:value="0.937072">
                <text:p>0.937072</text:p>
              </table:table-cell>
              <table:table-cell office:value-type="float" office:value="4.498279">
                <text:p>4.49827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.338462">
                <text:p>2.338462</text:p>
              </table:table-cell>
              <table:table-cell office:value-type="float" office:value="1.039564">
                <text:p>1.039564</text:p>
              </table:table-cell>
              <table:table-cell office:value-type="float" office:value="4.484515">
                <text:p>4.4845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338462">
                <text:p>2.338462</text:p>
              </table:table-cell>
              <table:table-cell office:value-type="float" office:value="0.92243">
                <text:p>0.92243</text:p>
              </table:table-cell>
              <table:table-cell office:value-type="float" office:value="4.419266">
                <text:p>4.41926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.338462">
                <text:p>2.338462</text:p>
              </table:table-cell>
              <table:table-cell office:value-type="float" office:value="0.761371">
                <text:p>0.761371</text:p>
              </table:table-cell>
              <table:table-cell office:value-type="float" office:value="4.482269">
                <text:p>4.48226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629595">
                <text:p>0.629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536217">
                <text:p>0.536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517799">
                <text:p>0.517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-0.556387">
                <text:p>-0.556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-0.858068">
                <text:p>-0.858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-0.231878">
                <text:p>-0.23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38cm" svg:height="6.833cm" xlink:href=".." xlink:type="simple" chart:class="chart:line" chart:style-name="ch1">
        <chart:legend chart:legend-position="end" svg:x="25.098cm" svg:y="2.652cm" style:legend-expansion="high" chart:style-name="ch2"/>
        <chart:plot-area chart:style-name="ch3" table:cell-range-address="right_front_wheel_stats.A2:right_front_wheel_stats.A219 right_front_wheel_stats.D1:right_front_wheel_stats.F219" chart:data-source-has-labels="both" svg:x="0.65cm" svg:y="0.136cm" svg:width="23.798cm" svg:height="6.561cm">
          <chartooo:coordinate-region svg:x="1.21cm" svg:y="0.325cm" svg:width="23.238cm" svg:height="6.184cm"/>
          <chart:axis chart:dimension="x" chart:name="primary-x" chart:style-name="ch4" chartooo:axis-type="auto">
            <chartooo:date-scale/>
            <chart:categories table:cell-range-address="right_front_wheel_stats.A2:right_front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D2:right_front_wheel_stats.D219" chart:label-cell-address="right_front_wheel_stats.D1:right_front_wheel_stats.D1" chart:class="chart:line">
            <chart:data-point chart:repeated="218"/>
          </chart:series>
          <chart:series chart:style-name="ch7" chart:values-cell-range-address="right_front_wheel_stats.E2:right_front_wheel_stats.E219" chart:label-cell-address="right_front_wheel_stats.E1:right_front_wheel_stats.E1" chart:class="chart:line">
            <chart:data-point chart:repeated="218"/>
          </chart:series>
          <chart:series chart:style-name="ch8" chart:values-cell-range-address="right_front_wheel_stats.F2:right_front_wheel_stats.F219" chart:label-cell-address="right_front_wheel_stats.F1:right_front_wheel_stats.F1" chart:class="chart:line">
            <chart:data-point chart:repeated="2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front_wheel_stats.D1:right_front_wheel_stats.D1</svg:desc>
                </draw:g>
              </table:table-cell>
              <table:table-cell office:value-type="string">
                <text:p>angular_vel_encoder_left_back_wheel</text:p>
                <draw:g>
                  <svg:desc>right_front_wheel_stats.E1:right_front_wheel_stats.E1</svg:desc>
                </draw:g>
              </table:table-cell>
              <table:table-cell office:value-type="string">
                <text:p>angular_vel_control_left_back_wheel</text:p>
                <draw:g>
                  <svg:desc>right_front_wheel_stats.F1:righ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219</svg:desc>
                </draw:g>
              </table:table-cell>
              <table:table-cell office:value-type="float" office:value="0">
                <text:p>0</text:p>
                <draw:g>
                  <svg:desc>right_front_wheel_stats.D2:right_front_wheel_stats.D219</svg:desc>
                </draw:g>
              </table:table-cell>
              <table:table-cell office:value-type="float" office:value="0">
                <text:p>0</text:p>
                <draw:g>
                  <svg:desc>right_front_wheel_stats.E2:right_front_wheel_stats.E219</svg:desc>
                </draw:g>
              </table:table-cell>
              <table:table-cell office:value-type="float" office:value="0">
                <text:p>0</text:p>
                <draw:g>
                  <svg:desc>right_front_wheel_stats.F2:right_front_wheel_stats.F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3.383451">
                <text:p>3.3834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5.230569">
                <text:p>5.2305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5.538431">
                <text:p>5.5384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076923">
                <text:p>3.076923</text:p>
              </table:table-cell>
              <table:table-cell office:value-type="float" office:value="1.039564">
                <text:p>1.039564</text:p>
              </table:table-cell>
              <table:table-cell office:value-type="float" office:value="5.742346">
                <text:p>5.7423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076923">
                <text:p>3.076923</text:p>
              </table:table-cell>
              <table:table-cell office:value-type="float" office:value="1.039564">
                <text:p>1.039564</text:p>
              </table:table-cell>
              <table:table-cell office:value-type="float" office:value="5.426132">
                <text:p>5.4261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76923">
                <text:p>3.076923</text:p>
              </table:table-cell>
              <table:table-cell office:value-type="float" office:value="4.011839">
                <text:p>4.011839</text:p>
              </table:table-cell>
              <table:table-cell office:value-type="float" office:value="5.333618">
                <text:p>5.3336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076923">
                <text:p>3.076923</text:p>
              </table:table-cell>
              <table:table-cell office:value-type="float" office:value="4.758569">
                <text:p>4.758569</text:p>
              </table:table-cell>
              <table:table-cell office:value-type="float" office:value="3.678608">
                <text:p>3.6786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76923">
                <text:p>3.076923</text:p>
              </table:table-cell>
              <table:table-cell office:value-type="float" office:value="5.086814">
                <text:p>5.086814</text:p>
              </table:table-cell>
              <table:table-cell office:value-type="float" office:value="3.104112">
                <text:p>3.1041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76923">
                <text:p>3.076923</text:p>
              </table:table-cell>
              <table:table-cell office:value-type="float" office:value="5.124613">
                <text:p>5.124613</text:p>
              </table:table-cell>
              <table:table-cell office:value-type="float" office:value="2.73512">
                <text:p>2.735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76923">
                <text:p>3.076923</text:p>
              </table:table-cell>
              <table:table-cell office:value-type="float" office:value="4.571429">
                <text:p>4.571429</text:p>
              </table:table-cell>
              <table:table-cell office:value-type="float" office:value="2.56682">
                <text:p>2.566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076923">
                <text:p>3.076923</text:p>
              </table:table-cell>
              <table:table-cell office:value-type="float" office:value="3.825979">
                <text:p>3.825979</text:p>
              </table:table-cell>
              <table:table-cell office:value-type="float" office:value="2.460754">
                <text:p>2.4607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076923">
                <text:p>3.076923</text:p>
              </table:table-cell>
              <table:table-cell office:value-type="float" office:value="3.235827">
                <text:p>3.235827</text:p>
              </table:table-cell>
              <table:table-cell office:value-type="float" office:value="2.510149">
                <text:p>2.5101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076923">
                <text:p>3.076923</text:p>
              </table:table-cell>
              <table:table-cell office:value-type="float" office:value="2.708724">
                <text:p>2.708724</text:p>
              </table:table-cell>
              <table:table-cell office:value-type="float" office:value="2.534118">
                <text:p>2.5341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76923">
                <text:p>3.076923</text:p>
              </table:table-cell>
              <table:table-cell office:value-type="float" office:value="2.562306">
                <text:p>2.562306</text:p>
              </table:table-cell>
              <table:table-cell office:value-type="float" office:value="2.645476">
                <text:p>2.6454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076923">
                <text:p>3.076923</text:p>
              </table:table-cell>
              <table:table-cell office:value-type="float" office:value="2.434714">
                <text:p>2.434714</text:p>
              </table:table-cell>
              <table:table-cell office:value-type="float" office:value="2.579151">
                <text:p>2.5791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076923">
                <text:p>3.076923</text:p>
              </table:table-cell>
              <table:table-cell office:value-type="float" office:value="2.441054">
                <text:p>2.441054</text:p>
              </table:table-cell>
              <table:table-cell office:value-type="float" office:value="2.799999">
                <text:p>2.7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.076923">
                <text:p>3.076923</text:p>
              </table:table-cell>
              <table:table-cell office:value-type="float" office:value="2.430531">
                <text:p>2.430531</text:p>
              </table:table-cell>
              <table:table-cell office:value-type="float" office:value="3.029489">
                <text:p>3.0294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076923">
                <text:p>3.076923</text:p>
              </table:table-cell>
              <table:table-cell office:value-type="float" office:value="2.503739">
                <text:p>2.503739</text:p>
              </table:table-cell>
              <table:table-cell office:value-type="float" office:value="3.293058">
                <text:p>3.2930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076923">
                <text:p>3.076923</text:p>
              </table:table-cell>
              <table:table-cell office:value-type="float" office:value="2.478191">
                <text:p>2.478191</text:p>
              </table:table-cell>
              <table:table-cell office:value-type="float" office:value="3.521181">
                <text:p>3.5211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076923">
                <text:p>3.076923</text:p>
              </table:table-cell>
              <table:table-cell office:value-type="float" office:value="2.722145">
                <text:p>2.722145</text:p>
              </table:table-cell>
              <table:table-cell office:value-type="float" office:value="3.718966">
                <text:p>3.7189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076923">
                <text:p>3.076923</text:p>
              </table:table-cell>
              <table:table-cell office:value-type="float" office:value="2.942992">
                <text:p>2.942992</text:p>
              </table:table-cell>
              <table:table-cell office:value-type="float" office:value="3.685193">
                <text:p>3.6851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076923">
                <text:p>3.076923</text:p>
              </table:table-cell>
              <table:table-cell office:value-type="float" office:value="3.144839">
                <text:p>3.144839</text:p>
              </table:table-cell>
              <table:table-cell office:value-type="float" office:value="3.583833">
                <text:p>3.5838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076923">
                <text:p>3.076923</text:p>
              </table:table-cell>
              <table:table-cell office:value-type="float" office:value="3.455453">
                <text:p>3.455453</text:p>
              </table:table-cell>
              <table:table-cell office:value-type="float" office:value="3.408275">
                <text:p>3.40827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076923">
                <text:p>3.076923</text:p>
              </table:table-cell>
              <table:table-cell office:value-type="float" office:value="3.51402">
                <text:p>3.51402</text:p>
              </table:table-cell>
              <table:table-cell office:value-type="float" office:value="3.157855">
                <text:p>3.1578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076923">
                <text:p>3.076923</text:p>
              </table:table-cell>
              <table:table-cell office:value-type="float" office:value="3.440811">
                <text:p>3.440811</text:p>
              </table:table-cell>
              <table:table-cell office:value-type="float" office:value="3.02791">
                <text:p>3.027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076923">
                <text:p>3.076923</text:p>
              </table:table-cell>
              <table:table-cell office:value-type="float" office:value="3.352961">
                <text:p>3.352961</text:p>
              </table:table-cell>
              <table:table-cell office:value-type="float" office:value="2.973224">
                <text:p>2.97322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076923">
                <text:p>3.076923</text:p>
              </table:table-cell>
              <table:table-cell office:value-type="float" office:value="3.352961">
                <text:p>3.352961</text:p>
              </table:table-cell>
              <table:table-cell office:value-type="float" office:value="2.924999">
                <text:p>2.924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076923">
                <text:p>3.076923</text:p>
              </table:table-cell>
              <table:table-cell office:value-type="float" office:value="3.147976">
                <text:p>3.147976</text:p>
              </table:table-cell>
              <table:table-cell office:value-type="float" office:value="2.860611">
                <text:p>2.86061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2.909257">
                <text:p>2.9092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76923">
                <text:p>3.076923</text:p>
              </table:table-cell>
              <table:table-cell office:value-type="float" office:value="2.826007">
                <text:p>2.826007</text:p>
              </table:table-cell>
              <table:table-cell office:value-type="float" office:value="2.964752">
                <text:p>2.9647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076923">
                <text:p>3.076923</text:p>
              </table:table-cell>
              <table:table-cell office:value-type="float" office:value="2.899067">
                <text:p>2.899067</text:p>
              </table:table-cell>
              <table:table-cell office:value-type="float" office:value="3.064262">
                <text:p>3.0642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.076923">
                <text:p>3.076923</text:p>
              </table:table-cell>
              <table:table-cell office:value-type="float" office:value="2.811216">
                <text:p>2.811216</text:p>
              </table:table-cell>
              <table:table-cell office:value-type="float" office:value="3.061103">
                <text:p>3.0611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076923">
                <text:p>3.076923</text:p>
              </table:table-cell>
              <table:table-cell office:value-type="float" office:value="2.738008">
                <text:p>2.738008</text:p>
              </table:table-cell>
              <table:table-cell office:value-type="float" office:value="3.176758">
                <text:p>3.17675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076923">
                <text:p>3.076923</text:p>
              </table:table-cell>
              <table:table-cell office:value-type="float" office:value="2.825858">
                <text:p>2.825858</text:p>
              </table:table-cell>
              <table:table-cell office:value-type="float" office:value="3.282157">
                <text:p>3.28215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076923">
                <text:p>3.076923</text:p>
              </table:table-cell>
              <table:table-cell office:value-type="float" office:value="2.767291">
                <text:p>2.767291</text:p>
              </table:table-cell>
              <table:table-cell office:value-type="float" office:value="3.305688">
                <text:p>3.3056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.076923">
                <text:p>3.076923</text:p>
              </table:table-cell>
              <table:table-cell office:value-type="float" office:value="2.869783">
                <text:p>2.869783</text:p>
              </table:table-cell>
              <table:table-cell office:value-type="float" office:value="3.383302">
                <text:p>3.3833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.076923">
                <text:p>3.076923</text:p>
              </table:table-cell>
              <table:table-cell office:value-type="float" office:value="2.956439">
                <text:p>2.956439</text:p>
              </table:table-cell>
              <table:table-cell office:value-type="float" office:value="3.371602">
                <text:p>3.3716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076923">
                <text:p>3.076923</text:p>
              </table:table-cell>
              <table:table-cell office:value-type="float" office:value="3.136385">
                <text:p>3.136385</text:p>
              </table:table-cell>
              <table:table-cell office:value-type="float" office:value="3.329454">
                <text:p>3.32945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.076923">
                <text:p>3.076923</text:p>
              </table:table-cell>
              <table:table-cell office:value-type="float" office:value="3.191901">
                <text:p>3.191901</text:p>
              </table:table-cell>
              <table:table-cell office:value-type="float" office:value="3.221926">
                <text:p>3.22192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076923">
                <text:p>3.076923</text:p>
              </table:table-cell>
              <table:table-cell office:value-type="float" office:value="3.202809">
                <text:p>3.202809</text:p>
              </table:table-cell>
              <table:table-cell office:value-type="float" office:value="3.156499">
                <text:p>3.15649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.076923">
                <text:p>3.076923</text:p>
              </table:table-cell>
              <table:table-cell office:value-type="float" office:value="3.250469">
                <text:p>3.250469</text:p>
              </table:table-cell>
              <table:table-cell office:value-type="float" office:value="3.115868">
                <text:p>3.11586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.076923">
                <text:p>3.076923</text:p>
              </table:table-cell>
              <table:table-cell office:value-type="float" office:value="3.180768">
                <text:p>3.180768</text:p>
              </table:table-cell>
              <table:table-cell office:value-type="float" office:value="3.055093">
                <text:p>3.05509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076923">
                <text:p>3.076923</text:p>
              </table:table-cell>
              <table:table-cell office:value-type="float" office:value="3.26511">
                <text:p>3.26511</text:p>
              </table:table-cell>
              <table:table-cell office:value-type="float" office:value="3.037263">
                <text:p>3.0372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076923">
                <text:p>3.076923</text:p>
              </table:table-cell>
              <table:table-cell office:value-type="float" office:value="3.202809">
                <text:p>3.202809</text:p>
              </table:table-cell>
              <table:table-cell office:value-type="float" office:value="2.957365">
                <text:p>2.95736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076923">
                <text:p>3.076923</text:p>
              </table:table-cell>
              <table:table-cell office:value-type="float" office:value="3.235827">
                <text:p>3.235827</text:p>
              </table:table-cell>
              <table:table-cell office:value-type="float" office:value="2.941646">
                <text:p>2.94164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076923">
                <text:p>3.076923</text:p>
              </table:table-cell>
              <table:table-cell office:value-type="float" office:value="2.972275">
                <text:p>2.972275</text:p>
              </table:table-cell>
              <table:table-cell office:value-type="float" office:value="2.914944">
                <text:p>2.9149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.076923">
                <text:p>3.076923</text:p>
              </table:table-cell>
              <table:table-cell office:value-type="float" office:value="2.958854">
                <text:p>2.958854</text:p>
              </table:table-cell>
              <table:table-cell office:value-type="float" office:value="3.046432">
                <text:p>3.0464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76923">
                <text:p>3.076923</text:p>
              </table:table-cell>
              <table:table-cell office:value-type="float" office:value="2.927454">
                <text:p>2.927454</text:p>
              </table:table-cell>
              <table:table-cell office:value-type="float" office:value="3.074074">
                <text:p>3.07407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076923">
                <text:p>3.076923</text:p>
              </table:table-cell>
              <table:table-cell office:value-type="float" office:value="2.942992">
                <text:p>2.942992</text:p>
              </table:table-cell>
              <table:table-cell office:value-type="float" office:value="3.114662">
                <text:p>3.11466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076923">
                <text:p>3.076923</text:p>
              </table:table-cell>
              <table:table-cell office:value-type="float" office:value="2.797023">
                <text:p>2.797023</text:p>
              </table:table-cell>
              <table:table-cell office:value-type="float" office:value="3.147295">
                <text:p>3.14729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.076923">
                <text:p>3.076923</text:p>
              </table:table-cell>
              <table:table-cell office:value-type="float" office:value="2.797023">
                <text:p>2.797023</text:p>
              </table:table-cell>
              <table:table-cell office:value-type="float" office:value="3.265777">
                <text:p>3.26577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.076923">
                <text:p>3.076923</text:p>
              </table:table-cell>
              <table:table-cell office:value-type="float" office:value="2.914471">
                <text:p>2.914471</text:p>
              </table:table-cell>
              <table:table-cell office:value-type="float" office:value="3.292407">
                <text:p>3.2924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076923">
                <text:p>3.076923</text:p>
              </table:table-cell>
              <table:table-cell office:value-type="float" office:value="2.972275">
                <text:p>2.972275</text:p>
              </table:table-cell>
              <table:table-cell office:value-type="float" office:value="3.262965">
                <text:p>3.26296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.076923">
                <text:p>3.076923</text:p>
              </table:table-cell>
              <table:table-cell office:value-type="float" office:value="3.001559">
                <text:p>3.001559</text:p>
              </table:table-cell>
              <table:table-cell office:value-type="float" office:value="3.254167">
                <text:p>3.2541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.076923">
                <text:p>3.076923</text:p>
              </table:table-cell>
              <table:table-cell office:value-type="float" office:value="2.972275">
                <text:p>2.972275</text:p>
              </table:table-cell>
              <table:table-cell office:value-type="float" office:value="3.265889">
                <text:p>3.2658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.076923">
                <text:p>3.076923</text:p>
              </table:table-cell>
              <table:table-cell office:value-type="float" office:value="3.030842">
                <text:p>3.030842</text:p>
              </table:table-cell>
              <table:table-cell office:value-type="float" office:value="3.274664">
                <text:p>3.27466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.076923">
                <text:p>3.076923</text:p>
              </table:table-cell>
              <table:table-cell office:value-type="float" office:value="3.047619">
                <text:p>3.047619</text:p>
              </table:table-cell>
              <table:table-cell office:value-type="float" office:value="3.236532">
                <text:p>3.236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076923">
                <text:p>3.076923</text:p>
              </table:table-cell>
              <table:table-cell office:value-type="float" office:value="3.115855">
                <text:p>3.115855</text:p>
              </table:table-cell>
              <table:table-cell office:value-type="float" office:value="3.209264">
                <text:p>3.20926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.076923">
                <text:p>3.076923</text:p>
              </table:table-cell>
              <table:table-cell office:value-type="float" office:value="3.147976">
                <text:p>3.147976</text:p>
              </table:table-cell>
              <table:table-cell office:value-type="float" office:value="3.15463">
                <text:p>3.1546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.076923">
                <text:p>3.076923</text:p>
              </table:table-cell>
              <table:table-cell office:value-type="float" office:value="3.191901">
                <text:p>3.191901</text:p>
              </table:table-cell>
              <table:table-cell office:value-type="float" office:value="3.099148">
                <text:p>3.09914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.076923">
                <text:p>3.076923</text:p>
              </table:table-cell>
              <table:table-cell office:value-type="float" office:value="3.130347">
                <text:p>3.130347</text:p>
              </table:table-cell>
              <table:table-cell office:value-type="float" office:value="3.043834">
                <text:p>3.0438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076923">
                <text:p>3.076923</text:p>
              </table:table-cell>
              <table:table-cell office:value-type="float" office:value="3.074768">
                <text:p>3.074768</text:p>
              </table:table-cell>
              <table:table-cell office:value-type="float" office:value="3.058612">
                <text:p>3.05861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.076923">
                <text:p>3.076923</text:p>
              </table:table-cell>
              <table:table-cell office:value-type="float" office:value="3.151179">
                <text:p>3.151179</text:p>
              </table:table-cell>
              <table:table-cell office:value-type="float" office:value="3.068511">
                <text:p>3.06851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3.02888">
                <text:p>3.028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.076923">
                <text:p>3.076923</text:p>
              </table:table-cell>
              <table:table-cell office:value-type="float" office:value="3.072377">
                <text:p>3.072377</text:p>
              </table:table-cell>
              <table:table-cell office:value-type="float" office:value="3.086332">
                <text:p>3.08633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.076923">
                <text:p>3.076923</text:p>
              </table:table-cell>
              <table:table-cell office:value-type="float" office:value="2.986917">
                <text:p>2.986917</text:p>
              </table:table-cell>
              <table:table-cell office:value-type="float" office:value="3.062593">
                <text:p>3.06259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3.10846">
                <text:p>3.108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076923">
                <text:p>3.076923</text:p>
              </table:table-cell>
              <table:table-cell office:value-type="float" office:value="3.032825">
                <text:p>3.032825</text:p>
              </table:table-cell>
              <table:table-cell office:value-type="float" office:value="3.102172">
                <text:p>3.10217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.076923">
                <text:p>3.076923</text:p>
              </table:table-cell>
              <table:table-cell office:value-type="float" office:value="2.985423">
                <text:p>2.985423</text:p>
              </table:table-cell>
              <table:table-cell office:value-type="float" office:value="3.1101">
                <text:p>3.11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.076923">
                <text:p>3.076923</text:p>
              </table:table-cell>
              <table:table-cell office:value-type="float" office:value="3.045484">
                <text:p>3.045484</text:p>
              </table:table-cell>
              <table:table-cell office:value-type="float" office:value="3.14838">
                <text:p>3.1483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.076923">
                <text:p>3.076923</text:p>
              </table:table-cell>
              <table:table-cell office:value-type="float" office:value="2.92835">
                <text:p>2.92835</text:p>
              </table:table-cell>
              <table:table-cell office:value-type="float" office:value="3.138431">
                <text:p>3.13843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.076923">
                <text:p>3.076923</text:p>
              </table:table-cell>
              <table:table-cell office:value-type="float" office:value="2.941946">
                <text:p>2.941946</text:p>
              </table:table-cell>
              <table:table-cell office:value-type="float" office:value="3.210427">
                <text:p>3.21042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.076923">
                <text:p>3.076923</text:p>
              </table:table-cell>
              <table:table-cell office:value-type="float" office:value="3.032825">
                <text:p>3.032825</text:p>
              </table:table-cell>
              <table:table-cell office:value-type="float" office:value="3.21549">
                <text:p>3.2154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.076923">
                <text:p>3.076923</text:p>
              </table:table-cell>
              <table:table-cell office:value-type="float" office:value="3.118693">
                <text:p>3.118693</text:p>
              </table:table-cell>
              <table:table-cell office:value-type="float" office:value="3.159773">
                <text:p>3.15977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.076923">
                <text:p>3.076923</text:p>
              </table:table-cell>
              <table:table-cell office:value-type="float" office:value="3.030842">
                <text:p>3.030842</text:p>
              </table:table-cell>
              <table:table-cell office:value-type="float" office:value="3.121021">
                <text:p>3.12102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.076923">
                <text:p>3.076923</text:p>
              </table:table-cell>
              <table:table-cell office:value-type="float" office:value="2.970931">
                <text:p>2.970931</text:p>
              </table:table-cell>
              <table:table-cell office:value-type="float" office:value="3.166489">
                <text:p>3.16648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.076923">
                <text:p>3.076923</text:p>
              </table:table-cell>
              <table:table-cell office:value-type="float" office:value="2.972275">
                <text:p>2.972275</text:p>
              </table:table-cell>
              <table:table-cell office:value-type="float" office:value="3.200852">
                <text:p>3.2008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2.958854">
                <text:p>2.958854</text:p>
              </table:table-cell>
              <table:table-cell office:value-type="float" office:value="3.207587">
                <text:p>3.20758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3.014408">
                <text:p>3.014408</text:p>
              </table:table-cell>
              <table:table-cell office:value-type="float" office:value="3.211398">
                <text:p>3.21139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3.045484">
                <text:p>3.045484</text:p>
              </table:table-cell>
              <table:table-cell office:value-type="float" office:value="3.183625">
                <text:p>3.18362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3.162618">
                <text:p>3.162618</text:p>
              </table:table-cell>
              <table:table-cell office:value-type="float" office:value="3.144636">
                <text:p>3.14463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3.162618">
                <text:p>3.162618</text:p>
              </table:table-cell>
              <table:table-cell office:value-type="float" office:value="3.064036">
                <text:p>3.0640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3.101362">
                <text:p>3.101362</text:p>
              </table:table-cell>
              <table:table-cell office:value-type="float" office:value="3.057183">
                <text:p>3.0571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3.08941">
                <text:p>3.08941</text:p>
              </table:table-cell>
              <table:table-cell office:value-type="float" office:value="3.090741">
                <text:p>3.09074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3.106797">
                <text:p>3.106797</text:p>
              </table:table-cell>
              <table:table-cell office:value-type="float" office:value="3.089117">
                <text:p>3.08911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3.104051">
                <text:p>3.10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2.999916">
                <text:p>2.99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2.986917">
                <text:p>2.986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2.972275">
                <text:p>2.97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.196263">
                <text:p>2.196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.52381">
                <text:p>1.5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695331">
                <text:p>0.69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43925">
                <text:p>0.0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2.572112">
                <text:p>2.57211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3.975233">
                <text:p>3.97523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4.20925">
                <text:p>4.209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338462">
                <text:p>2.338462</text:p>
              </table:table-cell>
              <table:table-cell office:value-type="float" office:value="0.782587">
                <text:p>0.782587</text:p>
              </table:table-cell>
              <table:table-cell office:value-type="float" office:value="4.364984">
                <text:p>4.36498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.338462">
                <text:p>2.338462</text:p>
              </table:table-cell>
              <table:table-cell office:value-type="float" office:value="1.42025">
                <text:p>1.42025</text:p>
              </table:table-cell>
              <table:table-cell office:value-type="float" office:value="4.065293">
                <text:p>4.06529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.338462">
                <text:p>2.338462</text:p>
              </table:table-cell>
              <table:table-cell office:value-type="float" office:value="1.331484">
                <text:p>1.331484</text:p>
              </table:table-cell>
              <table:table-cell office:value-type="float" office:value="3.847185">
                <text:p>3.84718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.338462">
                <text:p>2.338462</text:p>
              </table:table-cell>
              <table:table-cell office:value-type="float" office:value="1.127415">
                <text:p>1.127415</text:p>
              </table:table-cell>
              <table:table-cell office:value-type="float" office:value="4.012714">
                <text:p>4.01271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.338462">
                <text:p>2.338462</text:p>
              </table:table-cell>
              <table:table-cell office:value-type="float" office:value="0.826064">
                <text:p>0.826064</text:p>
              </table:table-cell>
              <table:table-cell office:value-type="float" office:value="4.265913">
                <text:p>4.26591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.338462">
                <text:p>2.338462</text:p>
              </table:table-cell>
              <table:table-cell office:value-type="float" office:value="0.24891">
                <text:p>0.24891</text:p>
              </table:table-cell>
              <table:table-cell office:value-type="float" office:value="4.625503">
                <text:p>4.6255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.338462">
                <text:p>2.338462</text:p>
              </table:table-cell>
              <table:table-cell office:value-type="float" office:value="0.073971">
                <text:p>0.073971</text:p>
              </table:table-cell>
              <table:table-cell office:value-type="float" office:value="5.140372">
                <text:p>5.14037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.338462">
                <text:p>2.338462</text:p>
              </table:table-cell>
              <table:table-cell office:value-type="float" office:value="0.058567">
                <text:p>0.058567</text:p>
              </table:table-cell>
              <table:table-cell office:value-type="float" office:value="5.222154">
                <text:p>5.22215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.338462">
                <text:p>2.338462</text:p>
              </table:table-cell>
              <table:table-cell office:value-type="float" office:value="0.086954">
                <text:p>0.086954</text:p>
              </table:table-cell>
              <table:table-cell office:value-type="float" office:value="5.221307">
                <text:p>5.22130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.338462">
                <text:p>2.338462</text:p>
              </table:table-cell>
              <table:table-cell office:value-type="float" office:value="0">
                <text:p>0</text:p>
              </table:table-cell>
              <table:table-cell office:value-type="float" office:value="5.20685">
                <text:p>5.206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338462">
                <text:p>2.338462</text:p>
              </table:table-cell>
              <table:table-cell office:value-type="float" office:value="0.059177">
                <text:p>0.059177</text:p>
              </table:table-cell>
              <table:table-cell office:value-type="float" office:value="5.322802">
                <text:p>5.3228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.338462">
                <text:p>2.338462</text:p>
              </table:table-cell>
              <table:table-cell office:value-type="float" office:value="0.304339">
                <text:p>0.304339</text:p>
              </table:table-cell>
              <table:table-cell office:value-type="float" office:value="5.404844">
                <text:p>5.40484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.338462">
                <text:p>2.338462</text:p>
              </table:table-cell>
              <table:table-cell office:value-type="float" office:value="0.483178">
                <text:p>0.483178</text:p>
              </table:table-cell>
              <table:table-cell office:value-type="float" office:value="5.367098">
                <text:p>5.36709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.338462">
                <text:p>2.338462</text:p>
              </table:table-cell>
              <table:table-cell office:value-type="float" office:value="0.798891">
                <text:p>0.798891</text:p>
              </table:table-cell>
              <table:table-cell office:value-type="float" office:value="5.310506">
                <text:p>5.31050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.338462">
                <text:p>2.338462</text:p>
              </table:table-cell>
              <table:table-cell office:value-type="float" office:value="0.980997">
                <text:p>0.980997</text:p>
              </table:table-cell>
              <table:table-cell office:value-type="float" office:value="5.137209">
                <text:p>5.13720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.338462">
                <text:p>2.338462</text:p>
              </table:table-cell>
              <table:table-cell office:value-type="float" office:value="1.028957">
                <text:p>1.028957</text:p>
              </table:table-cell>
              <table:table-cell office:value-type="float" office:value="4.968235">
                <text:p>4.96823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.338462">
                <text:p>2.338462</text:p>
              </table:table-cell>
              <table:table-cell office:value-type="float" office:value="1.259191">
                <text:p>1.259191</text:p>
              </table:table-cell>
              <table:table-cell office:value-type="float" office:value="4.825857">
                <text:p>4.82585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.338462">
                <text:p>2.338462</text:p>
              </table:table-cell>
              <table:table-cell office:value-type="float" office:value="1.198336">
                <text:p>1.198336</text:p>
              </table:table-cell>
              <table:table-cell office:value-type="float" office:value="4.596628">
                <text:p>4.5966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38462">
                <text:p>2.338462</text:p>
              </table:table-cell>
              <table:table-cell office:value-type="float" office:value="1.039564">
                <text:p>1.039564</text:p>
              </table:table-cell>
              <table:table-cell office:value-type="float" office:value="4.531767">
                <text:p>4.53176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.338462">
                <text:p>2.338462</text:p>
              </table:table-cell>
              <table:table-cell office:value-type="float" office:value="1.057941">
                <text:p>1.057941</text:p>
              </table:table-cell>
              <table:table-cell office:value-type="float" office:value="4.505442">
                <text:p>4.5054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338462">
                <text:p>2.338462</text:p>
              </table:table-cell>
              <table:table-cell office:value-type="float" office:value="0.893147">
                <text:p>0.893147</text:p>
              </table:table-cell>
              <table:table-cell office:value-type="float" office:value="4.412802">
                <text:p>4.41280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.338462">
                <text:p>2.338462</text:p>
              </table:table-cell>
              <table:table-cell office:value-type="float" office:value="0.739713">
                <text:p>0.739713</text:p>
              </table:table-cell>
              <table:table-cell office:value-type="float" office:value="4.451618">
                <text:p>4.45161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.338462">
                <text:p>2.338462</text:p>
              </table:table-cell>
              <table:table-cell office:value-type="float" office:value="0.637663">
                <text:p>0.637663</text:p>
              </table:table-cell>
              <table:table-cell office:value-type="float" office:value="4.513265">
                <text:p>4.51326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.338462">
                <text:p>2.338462</text:p>
              </table:table-cell>
              <table:table-cell office:value-type="float" office:value="0.49782">
                <text:p>0.49782</text:p>
              </table:table-cell>
              <table:table-cell office:value-type="float" office:value="4.593954">
                <text:p>4.59395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.338462">
                <text:p>2.338462</text:p>
              </table:table-cell>
              <table:table-cell office:value-type="float" office:value="0.547388">
                <text:p>0.547388</text:p>
              </table:table-cell>
              <table:table-cell office:value-type="float" office:value="4.70731">
                <text:p>4.7073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338462">
                <text:p>2.338462</text:p>
              </table:table-cell>
              <table:table-cell office:value-type="float" office:value="0.49782">
                <text:p>0.49782</text:p>
              </table:table-cell>
              <table:table-cell office:value-type="float" office:value="4.735494">
                <text:p>4.73549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.338462">
                <text:p>2.338462</text:p>
              </table:table-cell>
              <table:table-cell office:value-type="float" office:value="0.536217">
                <text:p>0.536217</text:p>
              </table:table-cell>
              <table:table-cell office:value-type="float" office:value="4.832604">
                <text:p>4.83260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.338462">
                <text:p>2.338462</text:p>
              </table:table-cell>
              <table:table-cell office:value-type="float" office:value="0.571028">
                <text:p>0.571028</text:p>
              </table:table-cell>
              <table:table-cell office:value-type="float" office:value="4.876188">
                <text:p>4.87618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.338462">
                <text:p>2.338462</text:p>
              </table:table-cell>
              <table:table-cell office:value-type="float" office:value="0.517799">
                <text:p>0.517799</text:p>
              </table:table-cell>
              <table:table-cell office:value-type="float" office:value="4.911081">
                <text:p>4.91108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.338462">
                <text:p>2.338462</text:p>
              </table:table-cell>
              <table:table-cell office:value-type="float" office:value="0.527103">
                <text:p>0.527103</text:p>
              </table:table-cell>
              <table:table-cell office:value-type="float" office:value="4.990668">
                <text:p>4.99066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338462">
                <text:p>2.338462</text:p>
              </table:table-cell>
              <table:table-cell office:value-type="float" office:value="0.579694">
                <text:p>0.579694</text:p>
              </table:table-cell>
              <table:table-cell office:value-type="float" office:value="5.017291">
                <text:p>5.01729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.338462">
                <text:p>2.338462</text:p>
              </table:table-cell>
              <table:table-cell office:value-type="float" office:value="0.541745">
                <text:p>0.541745</text:p>
              </table:table-cell>
              <table:table-cell office:value-type="float" office:value="5.01087">
                <text:p>5.0108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.338462">
                <text:p>2.338462</text:p>
              </table:table-cell>
              <table:table-cell office:value-type="float" office:value="0.41424">
                <text:p>0.41424</text:p>
              </table:table-cell>
              <table:table-cell office:value-type="float" office:value="5.051871">
                <text:p>5.05187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.338462">
                <text:p>2.338462</text:p>
              </table:table-cell>
              <table:table-cell office:value-type="float" office:value="0.275355">
                <text:p>0.275355</text:p>
              </table:table-cell>
              <table:table-cell office:value-type="float" office:value="5.138216">
                <text:p>5.13821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.338462">
                <text:p>2.338462</text:p>
              </table:table-cell>
              <table:table-cell office:value-type="float" office:value="0.351402">
                <text:p>0.351402</text:p>
              </table:table-cell>
              <table:table-cell office:value-type="float" office:value="5.22703">
                <text:p>5.2270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.338462">
                <text:p>2.338462</text:p>
              </table:table-cell>
              <table:table-cell office:value-type="float" office:value="0.295885">
                <text:p>0.295885</text:p>
              </table:table-cell>
              <table:table-cell office:value-type="float" office:value="5.209584">
                <text:p>5.20958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.338462">
                <text:p>2.338462</text:p>
              </table:table-cell>
              <table:table-cell office:value-type="float" office:value="0.376801">
                <text:p>0.376801</text:p>
              </table:table-cell>
              <table:table-cell office:value-type="float" office:value="5.253211">
                <text:p>5.25321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.338462">
                <text:p>2.338462</text:p>
              </table:table-cell>
              <table:table-cell office:value-type="float" office:value="0.527103">
                <text:p>0.527103</text:p>
              </table:table-cell>
              <table:table-cell office:value-type="float" office:value="5.217095">
                <text:p>5.21709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.338462">
                <text:p>2.338462</text:p>
              </table:table-cell>
              <table:table-cell office:value-type="float" office:value="0.688162">
                <text:p>0.688162</text:p>
              </table:table-cell>
              <table:table-cell office:value-type="float" office:value="5.124823">
                <text:p>5.1248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.338462">
                <text:p>2.338462</text:p>
              </table:table-cell>
              <table:table-cell office:value-type="float" office:value="0.902451">
                <text:p>0.902451</text:p>
              </table:table-cell>
              <table:table-cell office:value-type="float" office:value="5.006814">
                <text:p>5.0068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338462">
                <text:p>2.338462</text:p>
              </table:table-cell>
              <table:table-cell office:value-type="float" office:value="0.855048">
                <text:p>0.855048</text:p>
              </table:table-cell>
              <table:table-cell office:value-type="float" office:value="4.872232">
                <text:p>4.87223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.338462">
                <text:p>2.338462</text:p>
              </table:table-cell>
              <table:table-cell office:value-type="float" office:value="0.863863">
                <text:p>0.863863</text:p>
              </table:table-cell>
              <table:table-cell office:value-type="float" office:value="4.863622">
                <text:p>4.86362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.338462">
                <text:p>2.338462</text:p>
              </table:table-cell>
              <table:table-cell office:value-type="float" office:value="0.92243">
                <text:p>0.92243</text:p>
              </table:table-cell>
              <table:table-cell office:value-type="float" office:value="4.808393">
                <text:p>4.80839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.338462">
                <text:p>2.338462</text:p>
              </table:table-cell>
              <table:table-cell office:value-type="float" office:value="0.980997">
                <text:p>0.980997</text:p>
              </table:table-cell>
              <table:table-cell office:value-type="float" office:value="4.708521">
                <text:p>4.70852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.338462">
                <text:p>2.338462</text:p>
              </table:table-cell>
              <table:table-cell office:value-type="float" office:value="0.805296">
                <text:p>0.805296</text:p>
              </table:table-cell>
              <table:table-cell office:value-type="float" office:value="4.633863">
                <text:p>4.63386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.338462">
                <text:p>2.338462</text:p>
              </table:table-cell>
              <table:table-cell office:value-type="float" office:value="0.849222">
                <text:p>0.849222</text:p>
              </table:table-cell>
              <table:table-cell office:value-type="float" office:value="4.666231">
                <text:p>4.66623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.338462">
                <text:p>2.338462</text:p>
              </table:table-cell>
              <table:table-cell office:value-type="float" office:value="0.849222">
                <text:p>0.849222</text:p>
              </table:table-cell>
              <table:table-cell office:value-type="float" office:value="4.597087">
                <text:p>4.59708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.338462">
                <text:p>2.338462</text:p>
              </table:table-cell>
              <table:table-cell office:value-type="float" office:value="0.92243">
                <text:p>0.92243</text:p>
              </table:table-cell>
              <table:table-cell office:value-type="float" office:value="4.557599">
                <text:p>4.5575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.338462">
                <text:p>2.338462</text:p>
              </table:table-cell>
              <table:table-cell office:value-type="float" office:value="0.746729">
                <text:p>0.746729</text:p>
              </table:table-cell>
              <table:table-cell office:value-type="float" office:value="4.515451">
                <text:p>4.51545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.338462">
                <text:p>2.338462</text:p>
              </table:table-cell>
              <table:table-cell office:value-type="float" office:value="0.658879">
                <text:p>0.658879</text:p>
              </table:table-cell>
              <table:table-cell office:value-type="float" office:value="4.627364">
                <text:p>4.6273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338462">
                <text:p>2.338462</text:p>
              </table:table-cell>
              <table:table-cell office:value-type="float" office:value="0.629595">
                <text:p>0.629595</text:p>
              </table:table-cell>
              <table:table-cell office:value-type="float" office:value="4.694245">
                <text:p>4.69424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.338462">
                <text:p>2.338462</text:p>
              </table:table-cell>
              <table:table-cell office:value-type="float" office:value="0.608679">
                <text:p>0.608679</text:p>
              </table:table-cell>
              <table:table-cell office:value-type="float" office:value="4.733965">
                <text:p>4.73396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.338462">
                <text:p>2.338462</text:p>
              </table:table-cell>
              <table:table-cell office:value-type="float" office:value="0.784096">
                <text:p>0.784096</text:p>
              </table:table-cell>
              <table:table-cell office:value-type="float" office:value="4.758275">
                <text:p>4.75827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.338462">
                <text:p>2.338462</text:p>
              </table:table-cell>
              <table:table-cell office:value-type="float" office:value="0.893147">
                <text:p>0.893147</text:p>
              </table:table-cell>
              <table:table-cell office:value-type="float" office:value="4.67928">
                <text:p>4.6792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.338462">
                <text:p>2.338462</text:p>
              </table:table-cell>
              <table:table-cell office:value-type="float" office:value="0.956495">
                <text:p>0.956495</text:p>
              </table:table-cell>
              <table:table-cell office:value-type="float" office:value="4.609676">
                <text:p>4.60967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.338462">
                <text:p>2.338462</text:p>
              </table:table-cell>
              <table:table-cell office:value-type="float" office:value="0.92243">
                <text:p>0.92243</text:p>
              </table:table-cell>
              <table:table-cell office:value-type="float" office:value="4.570693">
                <text:p>4.57069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.338462">
                <text:p>2.338462</text:p>
              </table:table-cell>
              <table:table-cell office:value-type="float" office:value="0.907789">
                <text:p>0.907789</text:p>
              </table:table-cell>
              <table:table-cell office:value-type="float" office:value="4.581987">
                <text:p>4.58198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.338462">
                <text:p>2.338462</text:p>
              </table:table-cell>
              <table:table-cell office:value-type="float" office:value="0.946833">
                <text:p>0.946833</text:p>
              </table:table-cell>
              <table:table-cell office:value-type="float" office:value="4.586707">
                <text:p>4.58670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.338462">
                <text:p>2.338462</text:p>
              </table:table-cell>
              <table:table-cell office:value-type="float" office:value="0.811571">
                <text:p>0.811571</text:p>
              </table:table-cell>
              <table:table-cell office:value-type="float" office:value="4.560548">
                <text:p>4.56054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.338462">
                <text:p>2.338462</text:p>
              </table:table-cell>
              <table:table-cell office:value-type="float" office:value="0.761371">
                <text:p>0.761371</text:p>
              </table:table-cell>
              <table:table-cell office:value-type="float" office:value="4.61818">
                <text:p>4.6181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338462">
                <text:p>2.338462</text:p>
              </table:table-cell>
              <table:table-cell office:value-type="float" office:value="0.843273">
                <text:p>0.843273</text:p>
              </table:table-cell>
              <table:table-cell office:value-type="float" office:value="4.621501">
                <text:p>4.62150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.338462">
                <text:p>2.338462</text:p>
              </table:table-cell>
              <table:table-cell office:value-type="float" office:value="0.776013">
                <text:p>0.776013</text:p>
              </table:table-cell>
              <table:table-cell office:value-type="float" office:value="4.564225">
                <text:p>4.5642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.338462">
                <text:p>2.338462</text:p>
              </table:table-cell>
              <table:table-cell office:value-type="float" office:value="0.811571">
                <text:p>0.811571</text:p>
              </table:table-cell>
              <table:table-cell office:value-type="float" office:value="4.595117">
                <text:p>4.59511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.338462">
                <text:p>2.338462</text:p>
              </table:table-cell>
              <table:table-cell office:value-type="float" office:value="0.878505">
                <text:p>0.878505</text:p>
              </table:table-cell>
              <table:table-cell office:value-type="float" office:value="4.578962">
                <text:p>4.57896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.338462">
                <text:p>2.338462</text:p>
              </table:table-cell>
              <table:table-cell office:value-type="float" office:value="0.849222">
                <text:p>0.849222</text:p>
              </table:table-cell>
              <table:table-cell office:value-type="float" office:value="4.555955">
                <text:p>4.55595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.338462">
                <text:p>2.338462</text:p>
              </table:table-cell>
              <table:table-cell office:value-type="float" office:value="0.980997">
                <text:p>0.980997</text:p>
              </table:table-cell>
              <table:table-cell office:value-type="float" office:value="4.564799">
                <text:p>4.5647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.338462">
                <text:p>2.338462</text:p>
              </table:table-cell>
              <table:table-cell office:value-type="float" office:value="0.937072">
                <text:p>0.937072</text:p>
              </table:table-cell>
              <table:table-cell office:value-type="float" office:value="4.495982">
                <text:p>4.49598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.338462">
                <text:p>2.338462</text:p>
              </table:table-cell>
              <table:table-cell office:value-type="float" office:value="0.746729">
                <text:p>0.746729</text:p>
              </table:table-cell>
              <table:table-cell office:value-type="float" office:value="4.538008">
                <text:p>4.53800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.338462">
                <text:p>2.338462</text:p>
              </table:table-cell>
              <table:table-cell office:value-type="float" office:value="0.83458">
                <text:p>0.83458</text:p>
              </table:table-cell>
              <table:table-cell office:value-type="float" office:value="4.630806">
                <text:p>4.63080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.338462">
                <text:p>2.338462</text:p>
              </table:table-cell>
              <table:table-cell office:value-type="float" office:value="0.819938">
                <text:p>0.819938</text:p>
              </table:table-cell>
              <table:table-cell office:value-type="float" office:value="4.581018">
                <text:p>4.5810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338462">
                <text:p>2.338462</text:p>
              </table:table-cell>
              <table:table-cell office:value-type="float" office:value="0.688162">
                <text:p>0.688162</text:p>
              </table:table-cell>
              <table:table-cell office:value-type="float" office:value="4.603869">
                <text:p>4.60386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.338462">
                <text:p>2.338462</text:p>
              </table:table-cell>
              <table:table-cell office:value-type="float" office:value="0.606565">
                <text:p>0.606565</text:p>
              </table:table-cell>
              <table:table-cell office:value-type="float" office:value="4.686696">
                <text:p>4.68669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.338462">
                <text:p>2.338462</text:p>
              </table:table-cell>
              <table:table-cell office:value-type="float" office:value="0.58567">
                <text:p>0.58567</text:p>
              </table:table-cell>
              <table:table-cell office:value-type="float" office:value="4.75004">
                <text:p>4.7500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.338462">
                <text:p>2.338462</text:p>
              </table:table-cell>
              <table:table-cell office:value-type="float" office:value="0.666648">
                <text:p>0.666648</text:p>
              </table:table-cell>
              <table:table-cell office:value-type="float" office:value="4.781601">
                <text:p>4.78160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.338462">
                <text:p>2.338462</text:p>
              </table:table-cell>
              <table:table-cell office:value-type="float" office:value="0.695331">
                <text:p>0.695331</text:p>
              </table:table-cell>
              <table:table-cell office:value-type="float" office:value="4.756674">
                <text:p>4.75667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.338462">
                <text:p>2.338462</text:p>
              </table:table-cell>
              <table:table-cell office:value-type="float" office:value="0.644237">
                <text:p>0.644237</text:p>
              </table:table-cell>
              <table:table-cell office:value-type="float" office:value="4.776076">
                <text:p>4.77607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.338462">
                <text:p>2.338462</text:p>
              </table:table-cell>
              <table:table-cell office:value-type="float" office:value="0.637663">
                <text:p>0.637663</text:p>
              </table:table-cell>
              <table:table-cell office:value-type="float" office:value="4.831543">
                <text:p>4.83154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.338462">
                <text:p>2.338462</text:p>
              </table:table-cell>
              <table:table-cell office:value-type="float" office:value="0.761371">
                <text:p>0.761371</text:p>
              </table:table-cell>
              <table:table-cell office:value-type="float" office:value="4.833305">
                <text:p>4.83330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.338462">
                <text:p>2.338462</text:p>
              </table:table-cell>
              <table:table-cell office:value-type="float" office:value="0.951714">
                <text:p>0.951714</text:p>
              </table:table-cell>
              <table:table-cell office:value-type="float" office:value="4.759777">
                <text:p>4.75977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.338462">
                <text:p>2.338462</text:p>
              </table:table-cell>
              <table:table-cell office:value-type="float" office:value="0.887656">
                <text:p>0.887656</text:p>
              </table:table-cell>
              <table:table-cell office:value-type="float" office:value="4.657894">
                <text:p>4.65789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338462">
                <text:p>2.338462</text:p>
              </table:table-cell>
              <table:table-cell office:value-type="float" office:value="0.710125">
                <text:p>0.710125</text:p>
              </table:table-cell>
              <table:table-cell office:value-type="float" office:value="4.687825">
                <text:p>4.68782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338462">
                <text:p>2.338462</text:p>
              </table:table-cell>
              <table:table-cell office:value-type="float" office:value="0.702804">
                <text:p>0.702804</text:p>
              </table:table-cell>
              <table:table-cell office:value-type="float" office:value="4.766753">
                <text:p>4.76675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338462">
                <text:p>2.338462</text:p>
              </table:table-cell>
              <table:table-cell office:value-type="float" office:value="0.768094">
                <text:p>0.768094</text:p>
              </table:table-cell>
              <table:table-cell office:value-type="float" office:value="4.752244">
                <text:p>4.75224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338462">
                <text:p>2.338462</text:p>
              </table:table-cell>
              <table:table-cell office:value-type="float" office:value="0.739713">
                <text:p>0.739713</text:p>
              </table:table-cell>
              <table:table-cell office:value-type="float" office:value="4.712148">
                <text:p>4.71214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.338462">
                <text:p>2.338462</text:p>
              </table:table-cell>
              <table:table-cell office:value-type="float" office:value="0.819938">
                <text:p>0.819938</text:p>
              </table:table-cell>
              <table:table-cell office:value-type="float" office:value="4.713934">
                <text:p>4.71393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.338462">
                <text:p>2.338462</text:p>
              </table:table-cell>
              <table:table-cell office:value-type="float" office:value="0.893147">
                <text:p>0.893147</text:p>
              </table:table-cell>
              <table:table-cell office:value-type="float" office:value="4.648868">
                <text:p>4.64886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.338462">
                <text:p>2.338462</text:p>
              </table:table-cell>
              <table:table-cell office:value-type="float" office:value="0.966356">
                <text:p>0.966356</text:p>
              </table:table-cell>
              <table:table-cell office:value-type="float" office:value="4.579435">
                <text:p>4.57943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.338462">
                <text:p>2.338462</text:p>
              </table:table-cell>
              <table:table-cell office:value-type="float" office:value="0.951714">
                <text:p>0.951714</text:p>
              </table:table-cell>
              <table:table-cell office:value-type="float" office:value="4.523912">
                <text:p>4.52391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.338462">
                <text:p>2.338462</text:p>
              </table:table-cell>
              <table:table-cell office:value-type="float" office:value="0.893147">
                <text:p>0.893147</text:p>
              </table:table-cell>
              <table:table-cell office:value-type="float" office:value="4.537027">
                <text:p>4.53702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.338462">
                <text:p>2.338462</text:p>
              </table:table-cell>
              <table:table-cell office:value-type="float" office:value="0.878505">
                <text:p>0.878505</text:p>
              </table:table-cell>
              <table:table-cell office:value-type="float" office:value="4.567085">
                <text:p>4.5670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338462">
                <text:p>2.338462</text:p>
              </table:table-cell>
              <table:table-cell office:value-type="float" office:value="0.878505">
                <text:p>0.878505</text:p>
              </table:table-cell>
              <table:table-cell office:value-type="float" office:value="4.55757">
                <text:p>4.55757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.338462">
                <text:p>2.338462</text:p>
              </table:table-cell>
              <table:table-cell office:value-type="float" office:value="0.878505">
                <text:p>0.878505</text:p>
              </table:table-cell>
              <table:table-cell office:value-type="float" office:value="4.540095">
                <text:p>4.54009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732088">
                <text:p>0.73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550709">
                <text:p>0.550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41424">
                <text:p>0.4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-0.541745">
                <text:p>-0.54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-0.843273">
                <text:p>-0.84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-0.217385">
                <text:p>-0.217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31cm" svg:height="3.132cm" xlink:href=".." xlink:type="simple" chart:class="chart:line" chart:style-name="ch1">
        <chart:legend chart:legend-position="end" svg:x="24.989cm" svg:y="1.04cm" style:legend-expansion="high" chart:style-name="ch2"/>
        <chart:plot-area chart:style-name="ch3" table:cell-range-address="right_front_wheel_stats.A2:right_front_wheel_stats.A219 right_front_wheel_stats.G1:right_front_wheel_stats.H219" chart:data-source-has-labels="both" svg:x="0.568cm" svg:y="0.062cm" svg:width="23.853cm" svg:height="3.008cm">
          <chartooo:coordinate-region svg:x="1.128cm" svg:y="0.25cm" svg:width="23.267cm" svg:height="2.632cm"/>
          <chart:axis chart:dimension="x" chart:name="primary-x" chart:style-name="ch4" chartooo:axis-type="auto">
            <chartooo:date-scale/>
            <chart:categories table:cell-range-address="right_front_wheel_stats.A2:right_front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G2:right_front_wheel_stats.G219" chart:label-cell-address="right_front_wheel_stats.G1:right_front_wheel_stats.G1" chart:class="chart:line">
            <chart:data-point chart:repeated="218"/>
          </chart:series>
          <chart:series chart:style-name="ch7" chart:values-cell-range-address="right_front_wheel_stats.H2:right_front_wheel_stats.H219" chart:label-cell-address="right_front_wheel_stats.H1:right_front_wheel_stats.H1" chart:class="chart:line">
            <chart:data-point chart:repeated="2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front_wheel_stats.G1:right_front_wheel_stats.G1</svg:desc>
                </draw:g>
              </table:table-cell>
              <table:table-cell office:value-type="string">
                <text:p>Ki*integral</text:p>
                <draw:g>
                  <svg:desc>right_front_wheel_stats.H1:right_front_wheel_stats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219</svg:desc>
                </draw:g>
              </table:table-cell>
              <table:table-cell office:value-type="float" office:value="0">
                <text:p>0</text:p>
                <draw:g>
                  <svg:desc>right_front_wheel_stats.G2:right_front_wheel_stats.G219</svg:desc>
                </draw:g>
              </table:table-cell>
              <table:table-cell office:value-type="float" office:value="0">
                <text:p>0</text:p>
                <draw:g>
                  <svg:desc>right_front_wheel_stats.H2:right_front_wheel_stats.H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38462">
                <text:p>1.538462</text:p>
              </table:table-cell>
              <table:table-cell office:value-type="float" office:value="0.307498">
                <text:p>0.307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38462">
                <text:p>1.538462</text:p>
              </table:table-cell>
              <table:table-cell office:value-type="float" office:value="0.615184">
                <text:p>0.6151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38462">
                <text:p>1.538462</text:p>
              </table:table-cell>
              <table:table-cell office:value-type="float" office:value="0.923046">
                <text:p>0.9230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18679">
                <text:p>1.018679</text:p>
              </table:table-cell>
              <table:table-cell office:value-type="float" office:value="1.126666">
                <text:p>1.1266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18679">
                <text:p>1.018679</text:p>
              </table:table-cell>
              <table:table-cell office:value-type="float" office:value="1.33053">
                <text:p>1.330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467458">
                <text:p>-0.467458</text:p>
              </table:table-cell>
              <table:table-cell office:value-type="float" office:value="1.237096">
                <text:p>1.2370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840823">
                <text:p>-0.840823</text:p>
              </table:table-cell>
              <table:table-cell office:value-type="float" office:value="1.068997">
                <text:p>1.0689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004945">
                <text:p>-1.004945</text:p>
              </table:table-cell>
              <table:table-cell office:value-type="float" office:value="0.86801">
                <text:p>0.868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023845">
                <text:p>-1.023845</text:p>
              </table:table-cell>
              <table:table-cell office:value-type="float" office:value="0.663151">
                <text:p>0.6631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747253">
                <text:p>-0.747253</text:p>
              </table:table-cell>
              <table:table-cell office:value-type="float" office:value="0.513651">
                <text:p>0.5136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374528">
                <text:p>-0.374528</text:p>
              </table:table-cell>
              <table:table-cell office:value-type="float" office:value="0.131289">
                <text:p>0.1312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79452">
                <text:p>-0.079452</text:p>
              </table:table-cell>
              <table:table-cell office:value-type="float" office:value="-0.19229">
                <text:p>-0.192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841">
                <text:p>0.1841</text:p>
              </table:table-cell>
              <table:table-cell office:value-type="float" office:value="-0.463335">
                <text:p>-0.4633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7308">
                <text:p>0.257308</text:p>
              </table:table-cell>
              <table:table-cell office:value-type="float" office:value="-0.615515">
                <text:p>-0.6155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21104">
                <text:p>0.321104</text:p>
              </table:table-cell>
              <table:table-cell office:value-type="float" office:value="-0.755119">
                <text:p>-0.7551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17934">
                <text:p>0.317934</text:p>
              </table:table-cell>
              <table:table-cell office:value-type="float" office:value="-0.598025">
                <text:p>-0.5980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23196">
                <text:p>0.323196</text:p>
              </table:table-cell>
              <table:table-cell office:value-type="float" office:value="-0.365363">
                <text:p>-0.3653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86592">
                <text:p>0.286592</text:p>
              </table:table-cell>
              <table:table-cell office:value-type="float" office:value="-0.107068">
                <text:p>-0.1070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99366">
                <text:p>0.299366</text:p>
              </table:table-cell>
              <table:table-cell office:value-type="float" office:value="0.157665">
                <text:p>0.1576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77389">
                <text:p>0.177389</text:p>
              </table:table-cell>
              <table:table-cell office:value-type="float" office:value="0.342629">
                <text:p>0.3426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66966">
                <text:p>0.066966</text:p>
              </table:table-cell>
              <table:table-cell office:value-type="float" office:value="0.430887">
                <text:p>0.43088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33958">
                <text:p>-0.033958</text:p>
              </table:table-cell>
              <table:table-cell office:value-type="float" office:value="0.439986">
                <text:p>0.43998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189265">
                <text:p>-0.189265</text:p>
              </table:table-cell>
              <table:table-cell office:value-type="float" office:value="0.365314">
                <text:p>0.3653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218548">
                <text:p>-0.218548</text:p>
              </table:table-cell>
              <table:table-cell office:value-type="float" office:value="0.270185">
                <text:p>0.27018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81944">
                <text:p>-0.181944</text:p>
              </table:table-cell>
              <table:table-cell office:value-type="float" office:value="0.169516">
                <text:p>0.1695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138019">
                <text:p>-0.138019</text:p>
              </table:table-cell>
              <table:table-cell office:value-type="float" office:value="0.078265">
                <text:p>0.0782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138019">
                <text:p>-0.138019</text:p>
              </table:table-cell>
              <table:table-cell office:value-type="float" office:value="-0.013906">
                <text:p>-0.0139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35527">
                <text:p>-0.035527</text:p>
              </table:table-cell>
              <table:table-cell office:value-type="float" office:value="-0.07832">
                <text:p>-0.0783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30361">
                <text:p>0.030361</text:p>
              </table:table-cell>
              <table:table-cell office:value-type="float" office:value="-0.132124">
                <text:p>-0.1321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25458">
                <text:p>0.125458</text:p>
              </table:table-cell>
              <table:table-cell office:value-type="float" office:value="-0.142504">
                <text:p>-0.14250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88928">
                <text:p>0.088928</text:p>
              </table:table-cell>
              <table:table-cell office:value-type="float" office:value="-0.138106">
                <text:p>-0.13810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32853">
                <text:p>0.132853</text:p>
              </table:table-cell>
              <table:table-cell office:value-type="float" office:value="-0.104744">
                <text:p>-0.104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69458">
                <text:p>0.169458</text:p>
              </table:table-cell>
              <table:table-cell office:value-type="float" office:value="-0.033008">
                <text:p>-0.03300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25533">
                <text:p>0.125533</text:p>
              </table:table-cell>
              <table:table-cell office:value-type="float" office:value="0.035805">
                <text:p>0.0358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54816">
                <text:p>0.154816</text:p>
              </table:table-cell>
              <table:table-cell office:value-type="float" office:value="0.103205">
                <text:p>0.10320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0357">
                <text:p>0.10357</text:p>
              </table:table-cell>
              <table:table-cell office:value-type="float" office:value="0.151475">
                <text:p>0.15147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60242">
                <text:p>0.060242</text:p>
              </table:table-cell>
              <table:table-cell office:value-type="float" office:value="0.191139">
                <text:p>0.1911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29731">
                <text:p>-0.029731</text:p>
              </table:table-cell>
              <table:table-cell office:value-type="float" office:value="0.192299">
                <text:p>0.1922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57489">
                <text:p>-0.057489</text:p>
              </table:table-cell>
              <table:table-cell office:value-type="float" office:value="0.174731">
                <text:p>0.17473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062943">
                <text:p>-0.062943</text:p>
              </table:table-cell>
              <table:table-cell office:value-type="float" office:value="0.137063">
                <text:p>0.13706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086773">
                <text:p>-0.086773</text:p>
              </table:table-cell>
              <table:table-cell office:value-type="float" office:value="0.101905">
                <text:p>0.1019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51922">
                <text:p>-0.051922</text:p>
              </table:table-cell>
              <table:table-cell office:value-type="float" office:value="0.064956">
                <text:p>0.06495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94094">
                <text:p>-0.094094</text:p>
              </table:table-cell>
              <table:table-cell office:value-type="float" office:value="0.012258">
                <text:p>0.01225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62943">
                <text:p>-0.062943</text:p>
              </table:table-cell>
              <table:table-cell office:value-type="float" office:value="-0.025446">
                <text:p>-0.02544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79452">
                <text:p>-0.079452</text:p>
              </table:table-cell>
              <table:table-cell office:value-type="float" office:value="-0.072332">
                <text:p>-0.0723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52324">
                <text:p>0.052324</text:p>
              </table:table-cell>
              <table:table-cell office:value-type="float" office:value="-0.082544">
                <text:p>-0.0825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59035">
                <text:p>0.059035</text:p>
              </table:table-cell>
              <table:table-cell office:value-type="float" office:value="-0.082807">
                <text:p>-0.0828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4735">
                <text:p>0.074735</text:p>
              </table:table-cell>
              <table:table-cell office:value-type="float" office:value="-0.061899">
                <text:p>-0.0618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66966">
                <text:p>0.066966</text:p>
              </table:table-cell>
              <table:table-cell office:value-type="float" office:value="-0.036977">
                <text:p>-0.0369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3995">
                <text:p>0.13995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3995">
                <text:p>0.13995</text:p>
              </table:table-cell>
              <table:table-cell office:value-type="float" office:value="0.048904">
                <text:p>0.04890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81226">
                <text:p>0.081226</text:p>
              </table:table-cell>
              <table:table-cell office:value-type="float" office:value="0.075528">
                <text:p>0.07552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52324">
                <text:p>0.052324</text:p>
              </table:table-cell>
              <table:table-cell office:value-type="float" office:value="0.104806">
                <text:p>0.10480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37682">
                <text:p>0.037682</text:p>
              </table:table-cell>
              <table:table-cell office:value-type="float" office:value="0.124927">
                <text:p>0.12492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52324">
                <text:p>0.052324</text:p>
              </table:table-cell>
              <table:table-cell office:value-type="float" office:value="0.151284">
                <text:p>0.1512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2304">
                <text:p>0.02304</text:p>
              </table:table-cell>
              <table:table-cell office:value-type="float" office:value="0.145428">
                <text:p>0.1454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14652">
                <text:p>0.014652</text:p>
              </table:table-cell>
              <table:table-cell office:value-type="float" office:value="0.136563">
                <text:p>0.1365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9466">
                <text:p>-0.019466</text:p>
              </table:table-cell>
              <table:table-cell office:value-type="float" office:value="0.117707">
                <text:p>0.11770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35527">
                <text:p>-0.035527</text:p>
              </table:table-cell>
              <table:table-cell office:value-type="float" office:value="0.097175">
                <text:p>0.0971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057489">
                <text:p>-0.057489</text:p>
              </table:table-cell>
              <table:table-cell office:value-type="float" office:value="0.057744">
                <text:p>0.0577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026712">
                <text:p>-0.026712</text:p>
              </table:table-cell>
              <table:table-cell office:value-type="float" office:value="0.024411">
                <text:p>0.0244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1078">
                <text:p>0.001078</text:p>
              </table:table-cell>
              <table:table-cell office:value-type="float" office:value="0.008383">
                <text:p>0.00838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37128">
                <text:p>-0.037128</text:p>
              </table:table-cell>
              <table:table-cell office:value-type="float" office:value="-0.009501">
                <text:p>-0.0095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30361">
                <text:p>0.030361</text:p>
              </table:table-cell>
              <table:table-cell office:value-type="float" office:value="-0.010964">
                <text:p>-0.0109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2273">
                <text:p>0.002273</text:p>
              </table:table-cell>
              <table:table-cell office:value-type="float" office:value="-0.020974">
                <text:p>-0.02097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45003">
                <text:p>0.045003</text:p>
              </table:table-cell>
              <table:table-cell office:value-type="float" office:value="-0.016587">
                <text:p>-0.01658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30361">
                <text:p>0.030361</text:p>
              </table:table-cell>
              <table:table-cell office:value-type="float" office:value="-0.013427">
                <text:p>-0.0134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2049">
                <text:p>0.022049</text:p>
              </table:table-cell>
              <table:table-cell office:value-type="float" office:value="-0.005132">
                <text:p>-0.00513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4575">
                <text:p>0.04575</text:p>
              </table:table-cell>
              <table:table-cell office:value-type="float" office:value="0.011125">
                <text:p>0.01112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1572">
                <text:p>0.01572</text:p>
              </table:table-cell>
              <table:table-cell office:value-type="float" office:value="0.025769">
                <text:p>0.02576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74286">
                <text:p>0.074286</text:p>
              </table:table-cell>
              <table:table-cell office:value-type="float" office:value="0.045931">
                <text:p>0.04593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67488">
                <text:p>0.067488</text:p>
              </table:table-cell>
              <table:table-cell office:value-type="float" office:value="0.059222">
                <text:p>0.05922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2049">
                <text:p>0.022049</text:p>
              </table:table-cell>
              <table:table-cell office:value-type="float" office:value="0.071053">
                <text:p>0.07105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020885">
                <text:p>-0.020885</text:p>
              </table:table-cell>
              <table:table-cell office:value-type="float" office:value="0.060799">
                <text:p>0.06079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2304">
                <text:p>0.02304</text:p>
              </table:table-cell>
              <table:table-cell office:value-type="float" office:value="0.064956">
                <text:p>0.06495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52996">
                <text:p>0.052996</text:p>
              </table:table-cell>
              <table:table-cell office:value-type="float" office:value="0.06655">
                <text:p>0.0665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52324">
                <text:p>0.052324</text:p>
              </table:table-cell>
              <table:table-cell office:value-type="float" office:value="0.070934">
                <text:p>0.0709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59035">
                <text:p>0.059035</text:p>
              </table:table-cell>
              <table:table-cell office:value-type="float" office:value="0.07834">
                <text:p>0.0783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31258">
                <text:p>0.031258</text:p>
              </table:table-cell>
              <table:table-cell office:value-type="float" office:value="0.075441">
                <text:p>0.07544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1572">
                <text:p>0.01572</text:p>
              </table:table-cell>
              <table:table-cell office:value-type="float" office:value="0.075432">
                <text:p>0.07543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42848">
                <text:p>-0.042848</text:p>
              </table:table-cell>
              <table:table-cell office:value-type="float" office:value="0.052035">
                <text:p>0.05203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042848">
                <text:p>-0.042848</text:p>
              </table:table-cell>
              <table:table-cell office:value-type="float" office:value="0.029961">
                <text:p>0.02996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012219">
                <text:p>-0.012219</text:p>
              </table:table-cell>
              <table:table-cell office:value-type="float" office:value="0.02311">
                <text:p>0.0231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006243">
                <text:p>-0.006243</text:p>
              </table:table-cell>
              <table:table-cell office:value-type="float" office:value="0.026038">
                <text:p>0.0260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014937">
                <text:p>-0.014937</text:p>
              </table:table-cell>
              <table:table-cell office:value-type="float" office:value="0.018439">
                <text:p>0.0184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552025">
                <text:p>-1.552025</text:p>
              </table:table-cell>
              <table:table-cell office:value-type="float" office:value="-0.302405">
                <text:p>-0.30240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499958">
                <text:p>-1.499958</text:p>
              </table:table-cell>
              <table:table-cell office:value-type="float" office:value="-0.612987">
                <text:p>-0.6129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493459">
                <text:p>-1.493459</text:p>
              </table:table-cell>
              <table:table-cell office:value-type="float" office:value="-0.923398">
                <text:p>-0.92339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486138">
                <text:p>-1.486138</text:p>
              </table:table-cell>
              <table:table-cell office:value-type="float" office:value="-1.226951">
                <text:p>-1.22695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098131">
                <text:p>-1.098131</text:p>
              </table:table-cell>
              <table:table-cell office:value-type="float" office:value="-1.449666">
                <text:p>-1.44966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761905">
                <text:p>-0.761905</text:p>
              </table:table-cell>
              <table:table-cell office:value-type="float" office:value="-1.593533">
                <text:p>-1.59353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47665">
                <text:p>-0.347665</text:p>
              </table:table-cell>
              <table:table-cell office:value-type="float" office:value="-1.654489">
                <text:p>-1.6544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021963">
                <text:p>-0.021963</text:p>
              </table:table-cell>
              <table:table-cell office:value-type="float" office:value="-1.656436">
                <text:p>-1.65643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-1.655187">
                <text:p>-1.6551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1.652199">
                <text:p>-1.65219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1.341946">
                <text:p>-1.34194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-1.041838">
                <text:p>-1.0418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0.743232">
                <text:p>-0.74323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0.445931">
                <text:p>-0.44593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0.226357">
                <text:p>-0.22635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-0.073915">
                <text:p>-0.07391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-0.00439">
                <text:p>-0.0043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169231">
                <text:p>1.169231</text:p>
              </table:table-cell>
              <table:table-cell office:value-type="float" office:value="0.233814">
                <text:p>0.23381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169231">
                <text:p>1.169231</text:p>
              </table:table-cell>
              <table:table-cell office:value-type="float" office:value="0.46754">
                <text:p>0.4675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169231">
                <text:p>1.169231</text:p>
              </table:table-cell>
              <table:table-cell office:value-type="float" office:value="0.701557">
                <text:p>0.7015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7937">
                <text:p>0.777937</text:p>
              </table:table-cell>
              <table:table-cell office:value-type="float" office:value="0.857048">
                <text:p>0.85704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459106">
                <text:p>0.459106</text:p>
              </table:table-cell>
              <table:table-cell office:value-type="float" office:value="0.948859">
                <text:p>0.94885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03489">
                <text:p>0.503489</text:p>
              </table:table-cell>
              <table:table-cell office:value-type="float" office:value="1.049599">
                <text:p>1.04959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05523">
                <text:p>0.605523</text:p>
              </table:table-cell>
              <table:table-cell office:value-type="float" office:value="1.170737">
                <text:p>1.17073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56199">
                <text:p>0.756199</text:p>
              </table:table-cell>
              <table:table-cell office:value-type="float" office:value="1.321952">
                <text:p>1.32195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.044776">
                <text:p>1.044776</text:p>
              </table:table-cell>
              <table:table-cell office:value-type="float" office:value="1.53088">
                <text:p>1.5308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132245">
                <text:p>1.132245</text:p>
              </table:table-cell>
              <table:table-cell office:value-type="float" office:value="1.757189">
                <text:p>1.75718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.139947">
                <text:p>1.139947</text:p>
              </table:table-cell>
              <table:table-cell office:value-type="float" office:value="1.751444">
                <text:p>1.75144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.125754">
                <text:p>1.125754</text:p>
              </table:table-cell>
              <table:table-cell office:value-type="float" office:value="1.7429">
                <text:p>1.742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169231">
                <text:p>1.169231</text:p>
              </table:table-cell>
              <table:table-cell office:value-type="float" office:value="1.74265">
                <text:p>1.7426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139642">
                <text:p>1.139642</text:p>
              </table:table-cell>
              <table:table-cell office:value-type="float" office:value="1.815113">
                <text:p>1.81511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017061">
                <text:p>1.017061</text:p>
              </table:table-cell>
              <table:table-cell office:value-type="float" office:value="1.926781">
                <text:p>1.92678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927642">
                <text:p>0.927642</text:p>
              </table:table-cell>
              <table:table-cell office:value-type="float" office:value="2.011582">
                <text:p>2.01158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69785">
                <text:p>0.769785</text:p>
              </table:table-cell>
              <table:table-cell office:value-type="float" office:value="2.044357">
                <text:p>2.04435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78732">
                <text:p>0.678732</text:p>
              </table:table-cell>
              <table:table-cell office:value-type="float" office:value="2.029112">
                <text:p>2.02911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54752">
                <text:p>0.654752</text:p>
              </table:table-cell>
              <table:table-cell office:value-type="float" office:value="1.95102">
                <text:p>1.9510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39635">
                <text:p>0.539635</text:p>
              </table:table-cell>
              <table:table-cell office:value-type="float" office:value="1.832585">
                <text:p>1.83258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70063">
                <text:p>0.570063</text:p>
              </table:table-cell>
              <table:table-cell office:value-type="float" office:value="1.718531">
                <text:p>1.7185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49449">
                <text:p>0.649449</text:p>
              </table:table-cell>
              <table:table-cell office:value-type="float" office:value="1.623241">
                <text:p>1.62324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4026">
                <text:p>0.64026</text:p>
              </table:table-cell>
              <table:table-cell office:value-type="float" office:value="1.517532">
                <text:p>1.5175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22657">
                <text:p>0.722657</text:p>
              </table:table-cell>
              <table:table-cell office:value-type="float" office:value="1.434091">
                <text:p>1.43409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99374">
                <text:p>0.799374</text:p>
              </table:table-cell>
              <table:table-cell office:value-type="float" office:value="1.390495">
                <text:p>1.39049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850399">
                <text:p>0.850399</text:p>
              </table:table-cell>
              <table:table-cell office:value-type="float" office:value="1.375338">
                <text:p>1.37533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920321">
                <text:p>0.920321</text:p>
              </table:table-cell>
              <table:table-cell office:value-type="float" office:value="1.405202">
                <text:p>1.40520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95537">
                <text:p>0.895537</text:p>
              </table:table-cell>
              <table:table-cell office:value-type="float" office:value="1.448558">
                <text:p>1.44855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920321">
                <text:p>0.920321</text:p>
              </table:table-cell>
              <table:table-cell office:value-type="float" office:value="1.50153">
                <text:p>1.5015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901122">
                <text:p>0.901122</text:p>
              </table:table-cell>
              <table:table-cell office:value-type="float" office:value="1.573814">
                <text:p>1.57381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883717">
                <text:p>0.883717</text:p>
              </table:table-cell>
              <table:table-cell office:value-type="float" office:value="1.63661">
                <text:p>1.6366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910331">
                <text:p>0.910331</text:p>
              </table:table-cell>
              <table:table-cell office:value-type="float" office:value="1.688888">
                <text:p>1.68888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905679">
                <text:p>0.905679</text:p>
              </table:table-cell>
              <table:table-cell office:value-type="float" office:value="1.741873">
                <text:p>1.74187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879384">
                <text:p>0.879384</text:p>
              </table:table-cell>
              <table:table-cell office:value-type="float" office:value="1.773135">
                <text:p>1.77313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898358">
                <text:p>0.898358</text:p>
              </table:table-cell>
              <table:table-cell office:value-type="float" office:value="1.793015">
                <text:p>1.79301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962111">
                <text:p>0.962111</text:p>
              </table:table-cell>
              <table:table-cell office:value-type="float" office:value="1.815051">
                <text:p>1.81505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.031553">
                <text:p>1.031553</text:p>
              </table:table-cell>
              <table:table-cell office:value-type="float" office:value="1.837629">
                <text:p>1.83762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99353">
                <text:p>0.99353</text:p>
              </table:table-cell>
              <table:table-cell office:value-type="float" office:value="1.857017">
                <text:p>1.85701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021288">
                <text:p>1.021288</text:p>
              </table:table-cell>
              <table:table-cell office:value-type="float" office:value="1.877578">
                <text:p>1.87757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98083">
                <text:p>0.98083</text:p>
              </table:table-cell>
              <table:table-cell office:value-type="float" office:value="1.893429">
                <text:p>1.89342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905679">
                <text:p>0.905679</text:p>
              </table:table-cell>
              <table:table-cell office:value-type="float" office:value="1.897838">
                <text:p>1.89783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2515">
                <text:p>0.82515</text:p>
              </table:table-cell>
              <table:table-cell office:value-type="float" office:value="1.880667">
                <text:p>1.88066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18006">
                <text:p>0.718006</text:p>
              </table:table-cell>
              <table:table-cell office:value-type="float" office:value="1.843138">
                <text:p>1.8431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41707">
                <text:p>0.741707</text:p>
              </table:table-cell>
              <table:table-cell office:value-type="float" office:value="1.815756">
                <text:p>1.8157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37299">
                <text:p>0.737299</text:p>
              </table:table-cell>
              <table:table-cell office:value-type="float" office:value="1.783454">
                <text:p>1.78345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08016">
                <text:p>0.708016</text:p>
              </table:table-cell>
              <table:table-cell office:value-type="float" office:value="1.73263">
                <text:p>1.7326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78732">
                <text:p>0.678732</text:p>
              </table:table-cell>
              <table:table-cell office:value-type="float" office:value="1.66205">
                <text:p>1.6620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766583">
                <text:p>0.766583</text:p>
              </table:table-cell>
              <table:table-cell office:value-type="float" office:value="1.616663">
                <text:p>1.61666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74462">
                <text:p>0.74462</text:p>
              </table:table-cell>
              <table:table-cell office:value-type="float" office:value="1.561182">
                <text:p>1.5611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4462">
                <text:p>0.74462</text:p>
              </table:table-cell>
              <table:table-cell office:value-type="float" office:value="1.514005">
                <text:p>1.51400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08016">
                <text:p>0.708016</text:p>
              </table:table-cell>
              <table:table-cell office:value-type="float" office:value="1.474562">
                <text:p>1.47456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95866">
                <text:p>0.795866</text:p>
              </table:table-cell>
              <table:table-cell office:value-type="float" office:value="1.46889">
                <text:p>1.4688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839791">
                <text:p>0.839791</text:p>
              </table:table-cell>
              <table:table-cell office:value-type="float" office:value="1.493098">
                <text:p>1.4930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54433">
                <text:p>0.854433</text:p>
              </table:table-cell>
              <table:table-cell office:value-type="float" office:value="1.51596">
                <text:p>1.5159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864892">
                <text:p>0.864892</text:p>
              </table:table-cell>
              <table:table-cell office:value-type="float" office:value="1.541093">
                <text:p>1.54109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77183">
                <text:p>0.777183</text:p>
              </table:table-cell>
              <table:table-cell office:value-type="float" office:value="1.554907">
                <text:p>1.55490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22657">
                <text:p>0.722657</text:p>
              </table:table-cell>
              <table:table-cell office:value-type="float" office:value="1.563618">
                <text:p>1.56361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90983">
                <text:p>0.690983</text:p>
              </table:table-cell>
              <table:table-cell office:value-type="float" office:value="1.548578">
                <text:p>1.54857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08016">
                <text:p>0.708016</text:p>
              </table:table-cell>
              <table:table-cell office:value-type="float" office:value="1.541253">
                <text:p>1.54125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15337">
                <text:p>0.715337</text:p>
              </table:table-cell>
              <table:table-cell office:value-type="float" office:value="1.535509">
                <text:p>1.53550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95814">
                <text:p>0.695814</text:p>
              </table:table-cell>
              <table:table-cell office:value-type="float" office:value="1.532911">
                <text:p>1.53291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63445">
                <text:p>0.763445</text:p>
              </table:table-cell>
              <table:table-cell office:value-type="float" office:value="1.526273">
                <text:p>1.52627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88545">
                <text:p>0.788545</text:p>
              </table:table-cell>
              <table:table-cell office:value-type="float" office:value="1.516271">
                <text:p>1.51627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47594">
                <text:p>0.747594</text:p>
              </table:table-cell>
              <table:table-cell office:value-type="float" office:value="1.494479">
                <text:p>1.49447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81224">
                <text:p>0.781224</text:p>
              </table:table-cell>
              <table:table-cell office:value-type="float" office:value="1.478162">
                <text:p>1.47816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63445">
                <text:p>0.763445</text:p>
              </table:table-cell>
              <table:table-cell office:value-type="float" office:value="1.475429">
                <text:p>1.47542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29978">
                <text:p>0.729978</text:p>
              </table:table-cell>
              <table:table-cell office:value-type="float" office:value="1.47709">
                <text:p>1.4770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4462">
                <text:p>0.74462</text:p>
              </table:table-cell>
              <table:table-cell office:value-type="float" office:value="1.487534">
                <text:p>1.48753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78732">
                <text:p>0.678732</text:p>
              </table:table-cell>
              <table:table-cell office:value-type="float" office:value="1.481718">
                <text:p>1.48171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00695">
                <text:p>0.700695</text:p>
              </table:table-cell>
              <table:table-cell office:value-type="float" office:value="1.478785">
                <text:p>1.47878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95866">
                <text:p>0.795866</text:p>
              </table:table-cell>
              <table:table-cell office:value-type="float" office:value="1.498825">
                <text:p>1.49882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51941">
                <text:p>0.751941</text:p>
              </table:table-cell>
              <table:table-cell office:value-type="float" office:value="1.496459">
                <text:p>1.49645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759262">
                <text:p>0.759262</text:p>
              </table:table-cell>
              <table:table-cell office:value-type="float" office:value="1.490615">
                <text:p>1.49061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2515">
                <text:p>0.82515</text:p>
              </table:table-cell>
              <table:table-cell office:value-type="float" office:value="1.506156">
                <text:p>1.50615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865948">
                <text:p>0.865948</text:p>
              </table:table-cell>
              <table:table-cell office:value-type="float" office:value="1.523082">
                <text:p>1.52308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76396">
                <text:p>0.876396</text:p>
              </table:table-cell>
              <table:table-cell office:value-type="float" office:value="1.545633">
                <text:p>1.54563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35907">
                <text:p>0.835907</text:p>
              </table:table-cell>
              <table:table-cell office:value-type="float" office:value="1.566767">
                <text:p>1.56676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821565">
                <text:p>0.821565</text:p>
              </table:table-cell>
              <table:table-cell office:value-type="float" office:value="1.582301">
                <text:p>1.58230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47112">
                <text:p>0.847112</text:p>
              </table:table-cell>
              <table:table-cell office:value-type="float" office:value="1.61604">
                <text:p>1.6160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50399">
                <text:p>0.850399</text:p>
              </table:table-cell>
              <table:table-cell office:value-type="float" office:value="1.645969">
                <text:p>1.64596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88545">
                <text:p>0.788545</text:p>
              </table:table-cell>
              <table:table-cell office:value-type="float" office:value="1.644435">
                <text:p>1.64443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93374">
                <text:p>0.693374</text:p>
              </table:table-cell>
              <table:table-cell office:value-type="float" office:value="1.632731">
                <text:p>1.63273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25403">
                <text:p>0.725403</text:p>
              </table:table-cell>
              <table:table-cell office:value-type="float" office:value="1.626036">
                <text:p>1.62603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14168">
                <text:p>0.814168</text:p>
              </table:table-cell>
              <table:table-cell office:value-type="float" office:value="1.623927">
                <text:p>1.62392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17829">
                <text:p>0.817829</text:p>
              </table:table-cell>
              <table:table-cell office:value-type="float" office:value="1.614127">
                <text:p>1.6141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85184">
                <text:p>0.785184</text:p>
              </table:table-cell>
              <table:table-cell office:value-type="float" office:value="1.595959">
                <text:p>1.59595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99374">
                <text:p>0.799374</text:p>
              </table:table-cell>
              <table:table-cell office:value-type="float" office:value="1.588507">
                <text:p>1.58850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59262">
                <text:p>0.759262</text:p>
              </table:table-cell>
              <table:table-cell office:value-type="float" office:value="1.5761">
                <text:p>1.576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22657">
                <text:p>0.722657</text:p>
              </table:table-cell>
              <table:table-cell office:value-type="float" office:value="1.551145">
                <text:p>1.55114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86053">
                <text:p>0.686053</text:p>
              </table:table-cell>
              <table:table-cell office:value-type="float" office:value="1.518333">
                <text:p>1.51833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93374">
                <text:p>0.693374</text:p>
              </table:table-cell>
              <table:table-cell office:value-type="float" office:value="1.499394">
                <text:p>1.49939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22657">
                <text:p>0.722657</text:p>
              </table:table-cell>
              <table:table-cell office:value-type="float" office:value="1.505211">
                <text:p>1.50521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29978">
                <text:p>0.729978</text:p>
              </table:table-cell>
              <table:table-cell office:value-type="float" office:value="1.505969">
                <text:p>1.50596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29978">
                <text:p>0.729978</text:p>
              </table:table-cell>
              <table:table-cell office:value-type="float" office:value="1.48913">
                <text:p>1.4891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29978">
                <text:p>0.729978</text:p>
              </table:table-cell>
              <table:table-cell office:value-type="float" office:value="1.471655">
                <text:p>1.47165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0.366044">
                <text:p>-0.366044</text:p>
              </table:table-cell>
              <table:table-cell office:value-type="float" office:value="1.24133">
                <text:p>1.2413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0.275355">
                <text:p>-0.275355</text:p>
              </table:table-cell>
              <table:table-cell office:value-type="float" office:value="1.026462">
                <text:p>1.0264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0.20712">
                <text:p>-0.20712</text:p>
              </table:table-cell>
              <table:table-cell office:value-type="float" office:value="0.83319">
                <text:p>0.8331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270872">
                <text:p>0.270872</text:p>
              </table:table-cell>
              <table:table-cell office:value-type="float" office:value="0.742869">
                <text:p>0.74286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421637">
                <text:p>0.421637</text:p>
              </table:table-cell>
              <table:table-cell office:value-type="float" office:value="0.689904">
                <text:p>0.68990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108693">
                <text:p>0.108693</text:p>
              </table:table-cell>
              <table:table-cell office:value-type="float" office:value="0.572896">
                <text:p>0.57289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428462">
                <text:p>0.42846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282522">
                <text:p>0.28252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136465">
                <text:p>0.13646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-0.009464">
                <text:p>-0.00946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63801">
                <text:p>0.06380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118842">
                <text:p>0.11884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160256">
                <text:p>0.16025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106045">
                <text:p>0.10604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.021738">
                <text:p>0.02173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6cm" svg:height="3.134cm" xlink:href=".." xlink:type="simple" chart:class="chart:line" chart:style-name="ch1">
        <chart:legend chart:legend-position="end" svg:x="25.124cm" svg:y="1.279cm" style:legend-expansion="high" chart:style-name="ch2"/>
        <chart:plot-area chart:style-name="ch3" table:cell-range-address="right_front_wheel_stats.A2:right_front_wheel_stats.A219 right_front_wheel_stats.I1:right_front_wheel_stats.I219" chart:data-source-has-labels="both" svg:x="0.571cm" svg:y="0.062cm" svg:width="23.982cm" svg:height="3.01cm">
          <chartooo:coordinate-region svg:x="1.131cm" svg:y="0.25cm" svg:width="23.422cm" svg:height="2.634cm"/>
          <chart:axis chart:dimension="x" chart:name="primary-x" chart:style-name="ch4" chartooo:axis-type="auto">
            <chartooo:date-scale/>
            <chart:categories table:cell-range-address="right_front_wheel_stats.A2:right_front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I2:right_front_wheel_stats.I219" chart:label-cell-address="right_front_wheel_stats.I1:right_front_wheel_stats.I1" chart:class="chart:line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d*derivative</text:p>
                <draw:g>
                  <svg:desc>right_front_wheel_stats.I1:righ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219</svg:desc>
                </draw:g>
              </table:table-cell>
              <table:table-cell office:value-type="float" office:value="0">
                <text:p>0</text:p>
                <draw:g>
                  <svg:desc>right_front_wheel_stats.I2:right_front_wheel_stats.I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39432">
                <text:p>1.5394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520078">
                <text:p>-0.5200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487057">
                <text:p>-1.4870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37351">
                <text:p>-0.37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64124">
                <text:p>-0.1641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18891">
                <text:p>-0.0188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76501">
                <text:p>0.2765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7293">
                <text:p>0.372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5032">
                <text:p>0.2950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6357">
                <text:p>0.263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7324">
                <text:p>0.073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3757">
                <text:p>0.0637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03166">
                <text:p>-0.0031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5268">
                <text:p>0.0052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36611">
                <text:p>-0.0366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2774">
                <text:p>0.0127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122025">
                <text:p>-0.1220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110417">
                <text:p>-0.1104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100882">
                <text:p>-0.1008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155302">
                <text:p>-0.15530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029296">
                <text:p>-0.02929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36585">
                <text:p>0.03658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43945">
                <text:p>0.0439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02465">
                <text:p>0.1024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65903">
                <text:p>0.0659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5125">
                <text:p>0.0951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036517">
                <text:p>-0.03651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4393">
                <text:p>0.0439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36615">
                <text:p>0.0366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43897">
                <text:p>-0.04389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29256">
                <text:p>0.02925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051334">
                <text:p>-0.05133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043298">
                <text:p>-0.0432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89962">
                <text:p>-0.0899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27761">
                <text:p>-0.02776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005456">
                <text:p>-0.0054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023813">
                <text:p>-0.0238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34864">
                <text:p>0.0348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42176">
                <text:p>-0.04217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31169">
                <text:p>0.03116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16506">
                <text:p>-0.0165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31759">
                <text:p>0.1317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6718">
                <text:p>0.0067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5685">
                <text:p>0.01568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00775">
                <text:p>-0.007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73123">
                <text:p>0.07312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05873">
                <text:p>-0.058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028913">
                <text:p>-0.0289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014635">
                <text:p>-0.01463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4643">
                <text:p>0.01464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029273">
                <text:p>-0.0292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008394">
                <text:p>-0.0083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341">
                <text:p>-0.034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16059">
                <text:p>-0.0160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02197">
                <text:p>-0.0219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30788">
                <text:p>0.0307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7772">
                <text:p>0.02777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38217">
                <text:p>-0.0382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6744">
                <text:p>0.0674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02811">
                <text:p>-0.0281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42746">
                <text:p>0.04274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014602">
                <text:p>-0.0146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008332">
                <text:p>-0.00833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23699">
                <text:p>0.0236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029968">
                <text:p>-0.02996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5871">
                <text:p>0.058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006794">
                <text:p>-0.00679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045465">
                <text:p>-0.04546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042936">
                <text:p>-0.04293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43898">
                <text:p>0.04389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29979">
                <text:p>0.02997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000672">
                <text:p>-0.0006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711">
                <text:p>0.00671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027777">
                <text:p>-0.02777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01555">
                <text:p>-0.015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58525">
                <text:p>-0.0585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3063">
                <text:p>0.0306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5976">
                <text:p>0.00597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008692">
                <text:p>-0.00869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537842">
                <text:p>-1.53784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52047">
                <text:p>0.05204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6501">
                <text:p>0.00650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7319">
                <text:p>0.00731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88099">
                <text:p>0.3880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36092">
                <text:p>0.33609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14289">
                <text:p>0.4142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25865">
                <text:p>0.32586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21905">
                <text:p>0.02190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169394">
                <text:p>1.16939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391536">
                <text:p>-0.39153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318867">
                <text:p>-0.31886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44364">
                <text:p>0.04436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02007">
                <text:p>0.10200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50699">
                <text:p>0.15069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88614">
                <text:p>0.28861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87524">
                <text:p>0.08752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7699">
                <text:p>0.00769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014192">
                <text:p>-0.01419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43492">
                <text:p>0.04349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29585">
                <text:p>-0.02958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122541">
                <text:p>-0.12254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089413">
                <text:p>-0.08941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157902">
                <text:p>-0.15790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090903">
                <text:p>-0.09090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024001">
                <text:p>-0.02400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115174">
                <text:p>-0.11517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30427">
                <text:p>0.03042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79384">
                <text:p>0.07938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009188">
                <text:p>-0.0091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82408">
                <text:p>0.08240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76713">
                <text:p>0.07671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50934">
                <text:p>0.05093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70031">
                <text:p>0.07003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024754">
                <text:p>-0.02475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24819">
                <text:p>0.02481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019206">
                <text:p>-0.01920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017399">
                <text:p>-0.0173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26599">
                <text:p>0.0265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004654">
                <text:p>-0.0046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026311">
                <text:p>-0.02631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18965">
                <text:p>0.01896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63753">
                <text:p>0.06375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69428">
                <text:p>0.06942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038022">
                <text:p>-0.03802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27743">
                <text:p>0.02774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04049">
                <text:p>-0.0404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075117">
                <text:p>-0.07511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080545">
                <text:p>-0.08054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107208">
                <text:p>-0.1072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3693">
                <text:p>0.02369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004407">
                <text:p>-0.00440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029285">
                <text:p>-0.02928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029278">
                <text:p>-0.02927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87844">
                <text:p>0.08784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021968">
                <text:p>-0.02196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03656">
                <text:p>-0.0365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87766">
                <text:p>0.08776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43987">
                <text:p>0.04398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1461">
                <text:p>0.0146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10482">
                <text:p>0.01048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087724">
                <text:p>-0.08772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0.054543">
                <text:p>-0.05454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0.031653">
                <text:p>-0.03165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17037">
                <text:p>0.01703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732">
                <text:p>0.0073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0.01952">
                <text:p>-0.0195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67632">
                <text:p>0.06763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25098">
                <text:p>0.0250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40966">
                <text:p>-0.04096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33623">
                <text:p>0.03362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0.017781">
                <text:p>-0.01778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0.033433">
                <text:p>-0.0334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14661">
                <text:p>0.0146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0.065887">
                <text:p>-0.06588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2196">
                <text:p>0.021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95145">
                <text:p>0.09514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0.043945">
                <text:p>-0.04394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732">
                <text:p>0.007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65898">
                <text:p>0.06589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40795">
                <text:p>0.04079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10451">
                <text:p>0.01045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040465">
                <text:p>-0.04046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014346">
                <text:p>-0.01434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25537">
                <text:p>0.02553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061864">
                <text:p>-0.06186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095211">
                <text:p>-0.09521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32006">
                <text:p>0.03200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88732">
                <text:p>0.08873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664">
                <text:p>0.00366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03264">
                <text:p>-0.0326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14195">
                <text:p>0.01419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040111">
                <text:p>-0.04011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036604">
                <text:p>-0.03660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036588">
                <text:p>-0.03658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7317">
                <text:p>0.00731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29303">
                <text:p>0.02930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7324">
                <text:p>0.0073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1.095188">
                <text:p>-1.09518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90738">
                <text:p>0.09073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68251">
                <text:p>0.06825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477671">
                <text:p>0.47767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150801">
                <text:p>0.15080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0.31295">
                <text:p>-0.3129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0.108692">
                <text:p>-0.10869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31cm" svg:height="3.132cm" xlink:href=".." xlink:type="simple" chart:class="chart:line" chart:style-name="ch1">
        <chart:legend chart:legend-position="end" svg:x="24.878cm" svg:y="1.278cm" style:legend-expansion="high" chart:style-name="ch2"/>
        <chart:plot-area chart:style-name="ch3" table:cell-range-address="right_front_wheel_stats.A2:right_front_wheel_stats.A219 right_front_wheel_stats.J1:right_front_wheel_stats.J219" chart:data-source-has-labels="both" svg:x="0.568cm" svg:y="0.062cm" svg:width="23.742cm" svg:height="3.008cm">
          <chartooo:coordinate-region svg:x="1.128cm" svg:y="0.251cm" svg:width="23.182cm" svg:height="2.631cm"/>
          <chart:axis chart:dimension="x" chart:name="primary-x" chart:style-name="ch4" chartooo:axis-type="auto">
            <chartooo:date-scale/>
            <chart:categories table:cell-range-address="right_front_wheel_stats.A2:right_front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J2:right_front_wheel_stats.J219" chart:label-cell-address="right_front_wheel_stats.J1:right_front_wheel_stats.J1" chart:class="chart:line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_signal</text:p>
                <draw:g>
                  <svg:desc>right_front_wheel_stats.J1:right_front_wheel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219</svg:desc>
                </draw:g>
              </table:table-cell>
              <table:table-cell office:value-type="float" office:value="0">
                <text:p>0</text:p>
                <draw:g>
                  <svg:desc>right_front_wheel_stats.J2:right_front_wheel_stats.J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06528">
                <text:p>0.3065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153646">
                <text:p>2.1536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461508">
                <text:p>2.4615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65423">
                <text:p>2.6654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349209">
                <text:p>2.3492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56695">
                <text:p>2.2566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01684">
                <text:p>0.6016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7189">
                <text:p>0.0271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341803">
                <text:p>-0.3418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10103">
                <text:p>-0.5101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616169">
                <text:p>-0.6161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566774">
                <text:p>-0.5667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542805">
                <text:p>-0.5428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431447">
                <text:p>-0.4314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97772">
                <text:p>-0.4977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276924">
                <text:p>-0.2769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47434">
                <text:p>-0.0474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6135">
                <text:p>0.21613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44258">
                <text:p>0.44425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42043">
                <text:p>0.6420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0827">
                <text:p>0.608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0691">
                <text:p>0.50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31352">
                <text:p>0.3313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80932">
                <text:p>0.0809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049013">
                <text:p>-0.04901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103699">
                <text:p>-0.1036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151925">
                <text:p>-0.1519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16312">
                <text:p>-0.2163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167666">
                <text:p>-0.1676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12171">
                <text:p>-0.11217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012661">
                <text:p>-0.0126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01582">
                <text:p>-0.015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99835">
                <text:p>0.0998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05234">
                <text:p>0.2052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28765">
                <text:p>0.22876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06379">
                <text:p>0.30637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94679">
                <text:p>0.2946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52531">
                <text:p>0.2525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45003">
                <text:p>0.1450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79576">
                <text:p>0.07957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38945">
                <text:p>0.03894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2183">
                <text:p>-0.021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3966">
                <text:p>-0.039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119558">
                <text:p>-0.1195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35277">
                <text:p>-0.13527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61979">
                <text:p>-0.1619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030491">
                <text:p>-0.0304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37739">
                <text:p>0.03773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70372">
                <text:p>0.07037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88854">
                <text:p>0.1888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15484">
                <text:p>0.2154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86042">
                <text:p>0.18604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77244">
                <text:p>0.1772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88966">
                <text:p>0.18896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97741">
                <text:p>0.19774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59609">
                <text:p>0.1596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32341">
                <text:p>0.13234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77707">
                <text:p>0.07770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22225">
                <text:p>0.0222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033089">
                <text:p>-0.0330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018311">
                <text:p>-0.01831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08412">
                <text:p>-0.00841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048043">
                <text:p>-0.04804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9409">
                <text:p>0.00940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1433">
                <text:p>-0.014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31537">
                <text:p>0.0315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5249">
                <text:p>0.02524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33177">
                <text:p>0.03317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71457">
                <text:p>0.07145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61508">
                <text:p>0.06150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33504">
                <text:p>0.1335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38567">
                <text:p>0.1385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8285">
                <text:p>0.0828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44098">
                <text:p>0.04409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89566">
                <text:p>0.08956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23929">
                <text:p>0.1239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30664">
                <text:p>0.13066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34475">
                <text:p>0.1344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06702">
                <text:p>0.1067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67713">
                <text:p>0.06771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012887">
                <text:p>-0.0128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01974">
                <text:p>-0.0197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13818">
                <text:p>0.01381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12194">
                <text:p>0.01219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316589">
                <text:p>-0.31658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2.164992">
                <text:p>-2.1649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.423358">
                <text:p>-2.42335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2.720408">
                <text:p>-2.72040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2.935897">
                <text:p>-2.93589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2.69153">
                <text:p>-2.6915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2.416444">
                <text:p>-2.41644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2.004264">
                <text:p>-2.00426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677093">
                <text:p>-1.67709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1.652199">
                <text:p>-1.65219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1.341946">
                <text:p>-1.34194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.041838">
                <text:p>-1.0418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743232">
                <text:p>-0.74323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445931">
                <text:p>-0.44593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226357">
                <text:p>-0.22635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073915">
                <text:p>-0.07391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00439">
                <text:p>-0.0043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33651">
                <text:p>0.23365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636771">
                <text:p>1.63677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870788">
                <text:p>1.8707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026522">
                <text:p>2.02652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726832">
                <text:p>1.72683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508724">
                <text:p>1.50872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.674253">
                <text:p>1.67425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927452">
                <text:p>1.92745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.287042">
                <text:p>2.28704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.80191">
                <text:p>2.8019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.883692">
                <text:p>2.88369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.882845">
                <text:p>2.88284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.868389">
                <text:p>2.86838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98434">
                <text:p>2.9843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.066383">
                <text:p>3.06638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.028637">
                <text:p>3.02863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.972045">
                <text:p>2.97204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.798747">
                <text:p>2.79874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.629773">
                <text:p>2.62977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.487395">
                <text:p>2.48739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.258167">
                <text:p>2.2581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193305">
                <text:p>2.19330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.16698">
                <text:p>2.1669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074341">
                <text:p>2.07434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.113157">
                <text:p>2.11315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.174803">
                <text:p>2.17480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.255492">
                <text:p>2.25549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.368849">
                <text:p>2.36884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397032">
                <text:p>2.39703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.494143">
                <text:p>2.49414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.537726">
                <text:p>2.53772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.57262">
                <text:p>2.5726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.652206">
                <text:p>2.65220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67883">
                <text:p>2.6788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.672409">
                <text:p>2.67240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.713409">
                <text:p>2.71340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.799754">
                <text:p>2.79975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.888568">
                <text:p>2.88856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.871123">
                <text:p>2.87112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.878634">
                <text:p>2.87863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.786361">
                <text:p>2.78636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.668352">
                <text:p>2.6683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53377">
                <text:p>2.5337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.525161">
                <text:p>2.52516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.469931">
                <text:p>2.46993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.370059">
                <text:p>2.37005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.295401">
                <text:p>2.29540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.327769">
                <text:p>2.32776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.258625">
                <text:p>2.25862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.219138">
                <text:p>2.21913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.176989">
                <text:p>2.17698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.288902">
                <text:p>2.2889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355783">
                <text:p>2.35578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.395503">
                <text:p>2.39550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.419814">
                <text:p>2.41981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.340818">
                <text:p>2.34081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.271214">
                <text:p>2.27121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.232232">
                <text:p>2.23223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.243526">
                <text:p>2.24352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.248246">
                <text:p>2.24824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.222086">
                <text:p>2.22208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.279718">
                <text:p>2.27971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283039">
                <text:p>2.28303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.225764">
                <text:p>2.22576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.256655">
                <text:p>2.25665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.240501">
                <text:p>2.24050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.217493">
                <text:p>2.21749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.226338">
                <text:p>2.22633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.15752">
                <text:p>2.1575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.199547">
                <text:p>2.19954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.292345">
                <text:p>2.29234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.242557">
                <text:p>2.2425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265408">
                <text:p>2.26540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.348235">
                <text:p>2.34823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.411579">
                <text:p>2.41157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.44314">
                <text:p>2.4431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.418212">
                <text:p>2.41821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.437615">
                <text:p>2.43761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.493081">
                <text:p>2.49308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.494844">
                <text:p>2.49484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.421315">
                <text:p>2.42131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.319433">
                <text:p>2.3194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349363">
                <text:p>2.34936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428292">
                <text:p>2.42829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413783">
                <text:p>2.41378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373687">
                <text:p>2.37368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.375473">
                <text:p>2.37547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.310407">
                <text:p>2.31040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.240974">
                <text:p>2.24097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.185451">
                <text:p>2.18545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.198565">
                <text:p>2.19856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.228623">
                <text:p>2.2286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219109">
                <text:p>2.21910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.201633">
                <text:p>2.20163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970474">
                <text:p>1.97047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60369">
                <text:p>0.66036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557819">
                <text:p>0.55781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3607">
                <text:p>0.5360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96074">
                <text:p>0.9607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994539">
                <text:p>0.99453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37154">
                <text:p>0.53715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282522">
                <text:p>0.28252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36465">
                <text:p>0.13646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-0.009464">
                <text:p>-0.00946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63801">
                <text:p>0.06380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118842">
                <text:p>0.11884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160256">
                <text:p>0.16025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106045">
                <text:p>0.10604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21738">
                <text:p>0.02173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31cm" svg:height="3.132cm" xlink:href=".." xlink:type="simple" chart:class="chart:line" chart:style-name="ch1">
        <chart:legend chart:legend-position="end" svg:x="24.989cm" svg:y="1.04cm" style:legend-expansion="high" chart:style-name="ch2"/>
        <chart:plot-area chart:style-name="ch3" table:cell-range-address="left_front_wheel_stats.A2:left_front_wheel_stats.A219 left_front_wheel_stats.G1:left_front_wheel_stats.H219" chart:data-source-has-labels="both" svg:x="0.568cm" svg:y="0.062cm" svg:width="23.853cm" svg:height="3.008cm">
          <chartooo:coordinate-region svg:x="1.128cm" svg:y="0.251cm" svg:width="23.267cm" svg:height="2.631cm"/>
          <chart:axis chart:dimension="x" chart:name="primary-x" chart:style-name="ch4" chartooo:axis-type="auto">
            <chartooo:date-scale/>
            <chart:categories table:cell-range-address="left_front_wheel_stats.A2:left_front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G2:left_front_wheel_stats.G219" chart:label-cell-address="left_front_wheel_stats.G1:left_front_wheel_stats.G1" chart:class="chart:line">
            <chart:data-point chart:repeated="218"/>
          </chart:series>
          <chart:series chart:style-name="ch7" chart:values-cell-range-address="left_front_wheel_stats.H2:left_front_wheel_stats.H219" chart:label-cell-address="left_front_wheel_stats.H1:left_front_wheel_stats.H1" chart:class="chart:line">
            <chart:data-point chart:repeated="2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front_wheel_stats.G1:left_front_wheel_stats.G1</svg:desc>
                </draw:g>
              </table:table-cell>
              <table:table-cell office:value-type="string">
                <text:p>Ki*integral</text:p>
                <draw:g>
                  <svg:desc>left_front_wheel_stats.H1:left_front_wheel_stats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219</svg:desc>
                </draw:g>
              </table:table-cell>
              <table:table-cell office:value-type="float" office:value="0">
                <text:p>0</text:p>
                <draw:g>
                  <svg:desc>left_front_wheel_stats.G2:left_front_wheel_stats.G219</svg:desc>
                </draw:g>
              </table:table-cell>
              <table:table-cell office:value-type="float" office:value="0">
                <text:p>0</text:p>
                <draw:g>
                  <svg:desc>left_front_wheel_stats.H2:left_front_wheel_stats.H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38462">
                <text:p>1.538462</text:p>
              </table:table-cell>
              <table:table-cell office:value-type="float" office:value="0.30753">
                <text:p>0.30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38462">
                <text:p>1.538462</text:p>
              </table:table-cell>
              <table:table-cell office:value-type="float" office:value="0.615179">
                <text:p>0.6151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38462">
                <text:p>1.538462</text:p>
              </table:table-cell>
              <table:table-cell office:value-type="float" office:value="0.923939">
                <text:p>0.9239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16187">
                <text:p>0.916187</text:p>
              </table:table-cell>
              <table:table-cell office:value-type="float" office:value="1.106766">
                <text:p>1.1067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572">
                <text:p>0.01572</text:p>
              </table:table-cell>
              <table:table-cell office:value-type="float" office:value="1.109915">
                <text:p>1.1099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430854">
                <text:p>-0.430854</text:p>
              </table:table-cell>
              <table:table-cell office:value-type="float" office:value="1.023784">
                <text:p>1.0237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96898">
                <text:p>-0.796898</text:p>
              </table:table-cell>
              <table:table-cell office:value-type="float" office:value="0.864568">
                <text:p>0.8645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896253">
                <text:p>-0.896253</text:p>
              </table:table-cell>
              <table:table-cell office:value-type="float" office:value="0.685615">
                <text:p>0.685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855465">
                <text:p>-0.855465</text:p>
              </table:table-cell>
              <table:table-cell office:value-type="float" office:value="0.514129">
                <text:p>0.5141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665885">
                <text:p>-0.665885</text:p>
              </table:table-cell>
              <table:table-cell office:value-type="float" office:value="0.380945">
                <text:p>0.3809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331051">
                <text:p>-0.331051</text:p>
              </table:table-cell>
              <table:table-cell office:value-type="float" office:value="0.007218">
                <text:p>0.0072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72131">
                <text:p>-0.072131</text:p>
              </table:table-cell>
              <table:table-cell office:value-type="float" office:value="-0.314858">
                <text:p>-0.3148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0174">
                <text:p>0.140174</text:p>
              </table:table-cell>
              <table:table-cell office:value-type="float" office:value="-0.595584">
                <text:p>-0.5955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9987">
                <text:p>0.249987</text:p>
              </table:table-cell>
              <table:table-cell office:value-type="float" office:value="-0.728452">
                <text:p>-0.7284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57335">
                <text:p>0.357335</text:p>
              </table:table-cell>
              <table:table-cell office:value-type="float" office:value="-0.660052">
                <text:p>-0.6600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5492">
                <text:p>0.35492</text:p>
              </table:table-cell>
              <table:table-cell office:value-type="float" office:value="-0.502934">
                <text:p>-0.5029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01234">
                <text:p>0.301234</text:p>
              </table:table-cell>
              <table:table-cell office:value-type="float" office:value="-0.283474">
                <text:p>-0.2834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4629">
                <text:p>0.264629</text:p>
              </table:table-cell>
              <table:table-cell office:value-type="float" office:value="-0.051659">
                <text:p>-0.0516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55889">
                <text:p>0.255889</text:p>
              </table:table-cell>
              <table:table-cell office:value-type="float" office:value="0.170982">
                <text:p>0.17098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77389">
                <text:p>0.177389</text:p>
              </table:table-cell>
              <table:table-cell office:value-type="float" office:value="0.339663">
                <text:p>0.33966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2853">
                <text:p>0.132853</text:p>
              </table:table-cell>
              <table:table-cell office:value-type="float" office:value="0.432394">
                <text:p>0.4323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31258">
                <text:p>0.031258</text:p>
              </table:table-cell>
              <table:table-cell office:value-type="float" office:value="0.453093">
                <text:p>0.45309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181944">
                <text:p>-0.181944</text:p>
              </table:table-cell>
              <table:table-cell office:value-type="float" office:value="0.388625">
                <text:p>0.3886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277115">
                <text:p>-0.277115</text:p>
              </table:table-cell>
              <table:table-cell office:value-type="float" office:value="0.28344">
                <text:p>0.283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89265">
                <text:p>-0.189265</text:p>
              </table:table-cell>
              <table:table-cell office:value-type="float" office:value="0.173954">
                <text:p>0.1739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108735">
                <text:p>-0.108735</text:p>
              </table:table-cell>
              <table:table-cell office:value-type="float" office:value="0.081265">
                <text:p>0.0812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072131">
                <text:p>-0.072131</text:p>
              </table:table-cell>
              <table:table-cell office:value-type="float" office:value="0.006583">
                <text:p>0.006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3564">
                <text:p>-0.013564</text:p>
              </table:table-cell>
              <table:table-cell office:value-type="float" office:value="-0.048988">
                <text:p>-0.04898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8399">
                <text:p>0.008399</text:p>
              </table:table-cell>
              <table:table-cell office:value-type="float" office:value="-0.098459">
                <text:p>-0.0984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3719">
                <text:p>0.103719</text:p>
              </table:table-cell>
              <table:table-cell office:value-type="float" office:value="-0.113285">
                <text:p>-0.11328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47495">
                <text:p>0.147495</text:p>
              </table:table-cell>
              <table:table-cell office:value-type="float" office:value="-0.11027">
                <text:p>-0.110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13383">
                <text:p>0.213383</text:p>
              </table:table-cell>
              <table:table-cell office:value-type="float" office:value="-0.073894">
                <text:p>-0.0738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69458">
                <text:p>0.169458</text:p>
              </table:table-cell>
              <table:table-cell office:value-type="float" office:value="-0.003535">
                <text:p>-0.0035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25533">
                <text:p>0.125533</text:p>
              </table:table-cell>
              <table:table-cell office:value-type="float" office:value="0.076769">
                <text:p>0.07676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25533">
                <text:p>0.125533</text:p>
              </table:table-cell>
              <table:table-cell office:value-type="float" office:value="0.139905">
                <text:p>0.13990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96249">
                <text:p>0.096249</text:p>
              </table:table-cell>
              <table:table-cell office:value-type="float" office:value="0.180829">
                <text:p>0.18082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74735">
                <text:p>0.074735</text:p>
              </table:table-cell>
              <table:table-cell office:value-type="float" office:value="0.210215">
                <text:p>0.2102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29731">
                <text:p>-0.029731</text:p>
              </table:table-cell>
              <table:table-cell office:value-type="float" office:value="0.206988">
                <text:p>0.2069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86773">
                <text:p>-0.086773</text:p>
              </table:table-cell>
              <table:table-cell office:value-type="float" office:value="0.187948">
                <text:p>0.18794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070189">
                <text:p>-0.070189</text:p>
              </table:table-cell>
              <table:table-cell office:value-type="float" office:value="0.153242">
                <text:p>0.15324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06481">
                <text:p>-0.06481</text:p>
              </table:table-cell>
              <table:table-cell office:value-type="float" office:value="0.110734">
                <text:p>0.1107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74114">
                <text:p>-0.074114</text:p>
              </table:table-cell>
              <table:table-cell office:value-type="float" office:value="0.053247">
                <text:p>0.05324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35527">
                <text:p>-0.035527</text:p>
              </table:table-cell>
              <table:table-cell office:value-type="float" office:value="0.01222">
                <text:p>0.0122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41204">
                <text:p>-0.041204</text:p>
              </table:table-cell>
              <table:table-cell office:value-type="float" office:value="-0.021097">
                <text:p>-0.02109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72131">
                <text:p>-0.072131</text:p>
              </table:table-cell>
              <table:table-cell office:value-type="float" office:value="-0.060717">
                <text:p>-0.06071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30361">
                <text:p>0.030361</text:p>
              </table:table-cell>
              <table:table-cell office:value-type="float" office:value="-0.073863">
                <text:p>-0.07386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81226">
                <text:p>0.081226</text:p>
              </table:table-cell>
              <table:table-cell office:value-type="float" office:value="-0.072605">
                <text:p>-0.0726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995">
                <text:p>0.13995</text:p>
              </table:table-cell>
              <table:table-cell office:value-type="float" office:value="-0.038645">
                <text:p>-0.03864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81607">
                <text:p>0.081607</text:p>
              </table:table-cell>
              <table:table-cell office:value-type="float" office:value="-0.004893">
                <text:p>-0.0048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03719">
                <text:p>0.103719</text:p>
              </table:table-cell>
              <table:table-cell office:value-type="float" office:value="0.029785">
                <text:p>0.02978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73829">
                <text:p>0.073829</text:p>
              </table:table-cell>
              <table:table-cell office:value-type="float" office:value="0.057518">
                <text:p>0.05751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88928">
                <text:p>0.088928</text:p>
              </table:table-cell>
              <table:table-cell office:value-type="float" office:value="0.090158">
                <text:p>0.09015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81607">
                <text:p>0.081607</text:p>
              </table:table-cell>
              <table:table-cell office:value-type="float" office:value="0.113591">
                <text:p>0.1135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81607">
                <text:p>0.081607</text:p>
              </table:table-cell>
              <table:table-cell office:value-type="float" office:value="0.138151">
                <text:p>0.13815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37682">
                <text:p>0.037682</text:p>
              </table:table-cell>
              <table:table-cell office:value-type="float" office:value="0.160098">
                <text:p>0.16009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572">
                <text:p>0.01572</text:p>
              </table:table-cell>
              <table:table-cell office:value-type="float" office:value="0.15718">
                <text:p>0.1571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14652">
                <text:p>0.014652</text:p>
              </table:table-cell>
              <table:table-cell office:value-type="float" office:value="0.143889">
                <text:p>0.1438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04973">
                <text:p>-0.004973</text:p>
              </table:table-cell>
              <table:table-cell office:value-type="float" office:value="0.114871">
                <text:p>0.11487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6481">
                <text:p>-0.06481</text:p>
              </table:table-cell>
              <table:table-cell office:value-type="float" office:value="0.085488">
                <text:p>0.0854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06481">
                <text:p>-0.06481</text:p>
              </table:table-cell>
              <table:table-cell office:value-type="float" office:value="0.051898">
                <text:p>0.05189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012219">
                <text:p>-0.012219</text:p>
              </table:table-cell>
              <table:table-cell office:value-type="float" office:value="0.034681">
                <text:p>0.0346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304">
                <text:p>0.02304</text:p>
              </table:table-cell>
              <table:table-cell office:value-type="float" office:value="0.021492">
                <text:p>0.02149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22049">
                <text:p>0.022049</text:p>
              </table:table-cell>
              <table:table-cell office:value-type="float" office:value="0.009581">
                <text:p>0.00958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59645">
                <text:p>0.059645</text:p>
              </table:table-cell>
              <table:table-cell office:value-type="float" office:value="0.005174">
                <text:p>0.00517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2273">
                <text:p>0.002273</text:p>
              </table:table-cell>
              <table:table-cell office:value-type="float" office:value="-0.001896">
                <text:p>-0.0018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28206">
                <text:p>-0.028206</text:p>
              </table:table-cell>
              <table:table-cell office:value-type="float" office:value="-0.010695">
                <text:p>-0.01069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66966">
                <text:p>0.066966</text:p>
              </table:table-cell>
              <table:table-cell office:value-type="float" office:value="-0.000175">
                <text:p>-0.0001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3829">
                <text:p>0.073829</text:p>
              </table:table-cell>
              <table:table-cell office:value-type="float" office:value="0.015522">
                <text:p>0.01552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96473">
                <text:p>0.096473</text:p>
              </table:table-cell>
              <table:table-cell office:value-type="float" office:value="0.047811">
                <text:p>0.04781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66966">
                <text:p>0.066966</text:p>
              </table:table-cell>
              <table:table-cell office:value-type="float" office:value="0.074172">
                <text:p>0.0741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30361">
                <text:p>0.030361</text:p>
              </table:table-cell>
              <table:table-cell office:value-type="float" office:value="0.082684">
                <text:p>0.08268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24011">
                <text:p>0.024011</text:p>
              </table:table-cell>
              <table:table-cell office:value-type="float" office:value="0.082878">
                <text:p>0.08287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36843">
                <text:p>0.036843</text:p>
              </table:table-cell>
              <table:table-cell office:value-type="float" office:value="0.085823">
                <text:p>0.08582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59645">
                <text:p>0.059645</text:p>
              </table:table-cell>
              <table:table-cell office:value-type="float" office:value="0.085816">
                <text:p>0.08581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59645">
                <text:p>0.059645</text:p>
              </table:table-cell>
              <table:table-cell office:value-type="float" office:value="0.097308">
                <text:p>0.09730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60242">
                <text:p>0.060242</text:p>
              </table:table-cell>
              <table:table-cell office:value-type="float" office:value="0.114968">
                <text:p>0.11496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5003">
                <text:p>0.045003</text:p>
              </table:table-cell>
              <table:table-cell office:value-type="float" office:value="0.11056">
                <text:p>0.110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51638">
                <text:p>0.051638</text:p>
              </table:table-cell>
              <table:table-cell office:value-type="float" office:value="0.106162">
                <text:p>0.10616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4575">
                <text:p>0.04575</text:p>
              </table:table-cell>
              <table:table-cell office:value-type="float" office:value="0.096031">
                <text:p>0.09603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1078">
                <text:p>0.001078</text:p>
              </table:table-cell>
              <table:table-cell office:value-type="float" office:value="0.08283">
                <text:p>0.0828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42848">
                <text:p>-0.042848</text:p>
              </table:table-cell>
              <table:table-cell office:value-type="float" office:value="0.068171">
                <text:p>0.06817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035527">
                <text:p>-0.035527</text:p>
              </table:table-cell>
              <table:table-cell office:value-type="float" office:value="0.056267">
                <text:p>0.0562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16765">
                <text:p>0.016765</text:p>
              </table:table-cell>
              <table:table-cell office:value-type="float" office:value="0.052268">
                <text:p>0.05226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37682">
                <text:p>0.037682</text:p>
              </table:table-cell>
              <table:table-cell office:value-type="float" office:value="0.047866">
                <text:p>0.04786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4424">
                <text:p>0.04424</text:p>
              </table:table-cell>
              <table:table-cell office:value-type="float" office:value="0.044788">
                <text:p>0.04478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5081">
                <text:p>-1.5081</text:p>
              </table:table-cell>
              <table:table-cell office:value-type="float" office:value="-0.268175">
                <text:p>-0.26817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550681">
                <text:p>-1.550681</text:p>
              </table:table-cell>
              <table:table-cell office:value-type="float" office:value="-0.587781">
                <text:p>-0.5877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522742">
                <text:p>-1.522742</text:p>
              </table:table-cell>
              <table:table-cell office:value-type="float" office:value="-0.902276">
                <text:p>-0.90227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478817">
                <text:p>-1.478817</text:p>
              </table:table-cell>
              <table:table-cell office:value-type="float" office:value="-1.20779">
                <text:p>-1.2077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061527">
                <text:p>-1.061527</text:p>
              </table:table-cell>
              <table:table-cell office:value-type="float" office:value="-1.420361">
                <text:p>-1.42036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680536">
                <text:p>-0.680536</text:p>
              </table:table-cell>
              <table:table-cell office:value-type="float" office:value="-1.54779">
                <text:p>-1.5477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55062">
                <text:p>-0.355062</text:p>
              </table:table-cell>
              <table:table-cell office:value-type="float" office:value="-1.611803">
                <text:p>-1.61180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021963">
                <text:p>-0.021963</text:p>
              </table:table-cell>
              <table:table-cell office:value-type="float" office:value="-1.619546">
                <text:p>-1.61954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14642">
                <text:p>0.014642</text:p>
              </table:table-cell>
              <table:table-cell office:value-type="float" office:value="-1.624118">
                <text:p>-1.62411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1.632986">
                <text:p>-1.63298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1.332042">
                <text:p>-1.33204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-1.021465">
                <text:p>-1.0214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0.717277">
                <text:p>-0.71727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0.42093">
                <text:p>-0.4209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0.208574">
                <text:p>-0.20857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-0.072554">
                <text:p>-0.0725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-0.001443">
                <text:p>-0.00144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002935">
                <text:p>0.00293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169231">
                <text:p>-1.169231</text:p>
              </table:table-cell>
              <table:table-cell office:value-type="float" office:value="-0.234185">
                <text:p>-0.23418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1.169231">
                <text:p>-1.169231</text:p>
              </table:table-cell>
              <table:table-cell office:value-type="float" office:value="-0.467566">
                <text:p>-0.46756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169231">
                <text:p>-1.169231</text:p>
              </table:table-cell>
              <table:table-cell office:value-type="float" office:value="-0.701505">
                <text:p>-0.7015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79243">
                <text:p>-0.79243</text:p>
              </table:table-cell>
              <table:table-cell office:value-type="float" office:value="-0.860261">
                <text:p>-0.86026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971567">
                <text:p>-0.971567</text:p>
              </table:table-cell>
              <table:table-cell office:value-type="float" office:value="-1.054489">
                <text:p>-1.05448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614446">
                <text:p>-0.614446</text:p>
              </table:table-cell>
              <table:table-cell office:value-type="float" office:value="-1.177131">
                <text:p>-1.17713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66409">
                <text:p>-0.66409</text:p>
              </table:table-cell>
              <table:table-cell office:value-type="float" office:value="-1.309997">
                <text:p>-1.30999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690983">
                <text:p>-0.690983</text:p>
              </table:table-cell>
              <table:table-cell office:value-type="float" office:value="-1.448196">
                <text:p>-1.44819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656769">
                <text:p>-0.656769</text:p>
              </table:table-cell>
              <table:table-cell office:value-type="float" office:value="-1.579867">
                <text:p>-1.57986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828963">
                <text:p>-0.828963</text:p>
              </table:table-cell>
              <table:table-cell office:value-type="float" office:value="-1.745457">
                <text:p>-1.74545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847112">
                <text:p>-0.847112</text:p>
              </table:table-cell>
              <table:table-cell office:value-type="float" office:value="-1.680364">
                <text:p>-1.68036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756199">
                <text:p>-0.756199</text:p>
              </table:table-cell>
              <table:table-cell office:value-type="float" office:value="-1.598456">
                <text:p>-1.59845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708016">
                <text:p>-0.708016</text:p>
              </table:table-cell>
              <table:table-cell office:value-type="float" office:value="-1.506149">
                <text:p>-1.5061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740197">
                <text:p>-0.740197</text:p>
              </table:table-cell>
              <table:table-cell office:value-type="float" office:value="-1.49538">
                <text:p>-1.4953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770691">
                <text:p>-0.770691</text:p>
              </table:table-cell>
              <table:table-cell office:value-type="float" office:value="-1.455299">
                <text:p>-1.4552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795866">
                <text:p>-0.795866</text:p>
              </table:table-cell>
              <table:table-cell office:value-type="float" office:value="-1.491716">
                <text:p>-1.4917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851154">
                <text:p>-0.851154</text:p>
              </table:table-cell>
              <table:table-cell office:value-type="float" office:value="-1.529032">
                <text:p>-1.52903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905679">
                <text:p>-0.905679</text:p>
              </table:table-cell>
              <table:table-cell office:value-type="float" office:value="-1.572461">
                <text:p>-1.57246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908369">
                <text:p>-0.908369</text:p>
              </table:table-cell>
              <table:table-cell office:value-type="float" office:value="-1.622269">
                <text:p>-1.62226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891038">
                <text:p>-0.891038</text:p>
              </table:table-cell>
              <table:table-cell office:value-type="float" office:value="-1.634812">
                <text:p>-1.63481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895537">
                <text:p>-0.895537</text:p>
              </table:table-cell>
              <table:table-cell office:value-type="float" office:value="-1.644832">
                <text:p>-1.6448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891038">
                <text:p>-0.891038</text:p>
              </table:table-cell>
              <table:table-cell office:value-type="float" office:value="-1.671772">
                <text:p>-1.67177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727214">
                <text:p>-0.727214</text:p>
              </table:table-cell>
              <table:table-cell office:value-type="float" office:value="-1.675433">
                <text:p>-1.6754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737299">
                <text:p>-0.737299</text:p>
              </table:table-cell>
              <table:table-cell office:value-type="float" office:value="-1.674876">
                <text:p>-1.67487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7328">
                <text:p>-0.7328</text:p>
              </table:table-cell>
              <table:table-cell office:value-type="float" office:value="-1.667263">
                <text:p>-1.66726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633014">
                <text:p>-0.633014</text:p>
              </table:table-cell>
              <table:table-cell office:value-type="float" office:value="-1.63508">
                <text:p>-1.6350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627486">
                <text:p>-0.627486</text:p>
              </table:table-cell>
              <table:table-cell office:value-type="float" office:value="-1.590174">
                <text:p>-1.59017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658829">
                <text:p>-0.658829</text:p>
              </table:table-cell>
              <table:table-cell office:value-type="float" office:value="-1.540525">
                <text:p>-1.54052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693374">
                <text:p>-0.693374</text:p>
              </table:table-cell>
              <table:table-cell office:value-type="float" office:value="-1.497494">
                <text:p>-1.49749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719968">
                <text:p>-0.719968</text:p>
              </table:table-cell>
              <table:table-cell office:value-type="float" office:value="-1.463143">
                <text:p>-1.46314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678732">
                <text:p>-0.678732</text:p>
              </table:table-cell>
              <table:table-cell office:value-type="float" office:value="-1.420021">
                <text:p>-1.42002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78458">
                <text:p>-0.78458</text:p>
              </table:table-cell>
              <table:table-cell office:value-type="float" office:value="-1.398511">
                <text:p>-1.39851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795866">
                <text:p>-0.795866</text:p>
              </table:table-cell>
              <table:table-cell office:value-type="float" office:value="-1.412423">
                <text:p>-1.4124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847112">
                <text:p>-0.847112</text:p>
              </table:table-cell>
              <table:table-cell office:value-type="float" office:value="-1.434849">
                <text:p>-1.43484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947317">
                <text:p>-0.947317</text:p>
              </table:table-cell>
              <table:table-cell office:value-type="float" office:value="-1.477146">
                <text:p>-1.47714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988076">
                <text:p>-0.988076</text:p>
              </table:table-cell>
              <table:table-cell office:value-type="float" office:value="-1.547695">
                <text:p>-1.54769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988076">
                <text:p>-0.988076</text:p>
              </table:table-cell>
              <table:table-cell office:value-type="float" office:value="-1.620106">
                <text:p>-1.62010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927642">
                <text:p>-0.927642</text:p>
              </table:table-cell>
              <table:table-cell office:value-type="float" office:value="-1.674238">
                <text:p>-1.67423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828963">
                <text:p>-0.828963</text:p>
              </table:table-cell>
              <table:table-cell office:value-type="float" office:value="-1.701711">
                <text:p>-1.70171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690983">
                <text:p>-0.690983</text:p>
              </table:table-cell>
              <table:table-cell office:value-type="float" office:value="-1.695867">
                <text:p>-1.69586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66409">
                <text:p>-0.66409</text:p>
              </table:table-cell>
              <table:table-cell office:value-type="float" office:value="-1.693128">
                <text:p>-1.69312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656769">
                <text:p>-0.656769</text:p>
              </table:table-cell>
              <table:table-cell office:value-type="float" office:value="-1.667198">
                <text:p>-1.66719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636637">
                <text:p>-0.636637</text:p>
              </table:table-cell>
              <table:table-cell office:value-type="float" office:value="-1.634979">
                <text:p>-1.6349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748953">
                <text:p>-0.748953</text:p>
              </table:table-cell>
              <table:table-cell office:value-type="float" office:value="-1.615063">
                <text:p>-1.61506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832471">
                <text:p>-0.832471</text:p>
              </table:table-cell>
              <table:table-cell office:value-type="float" office:value="-1.592804">
                <text:p>-1.59280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817829">
                <text:p>-0.817829</text:p>
              </table:table-cell>
              <table:table-cell office:value-type="float" office:value="-1.558856">
                <text:p>-1.55885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766583">
                <text:p>-0.766583</text:p>
              </table:table-cell>
              <table:table-cell office:value-type="float" office:value="-1.514861">
                <text:p>-1.51486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82515">
                <text:p>-0.82515</text:p>
              </table:table-cell>
              <table:table-cell office:value-type="float" office:value="-1.493558">
                <text:p>-1.49355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82515">
                <text:p>-0.82515</text:p>
              </table:table-cell>
              <table:table-cell office:value-type="float" office:value="-1.492502">
                <text:p>-1.49250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839791">
                <text:p>-0.839791</text:p>
              </table:table-cell>
              <table:table-cell office:value-type="float" office:value="-1.522495">
                <text:p>-1.52249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839791">
                <text:p>-0.839791</text:p>
              </table:table-cell>
              <table:table-cell office:value-type="float" office:value="-1.55746">
                <text:p>-1.5574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861754">
                <text:p>-0.861754</text:p>
              </table:table-cell>
              <table:table-cell office:value-type="float" office:value="-1.598926">
                <text:p>-1.59892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942284">
                <text:p>-0.942284</text:p>
              </table:table-cell>
              <table:table-cell office:value-type="float" office:value="-1.659882">
                <text:p>-1.6598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971567">
                <text:p>-0.971567</text:p>
              </table:table-cell>
              <table:table-cell office:value-type="float" office:value="-1.704945">
                <text:p>-1.70494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988076">
                <text:p>-0.988076</text:p>
              </table:table-cell>
              <table:table-cell office:value-type="float" office:value="-1.735782">
                <text:p>-1.73578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873345">
                <text:p>-0.873345</text:p>
              </table:table-cell>
              <table:table-cell office:value-type="float" office:value="-1.746504">
                <text:p>-1.74650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0.766583">
                <text:p>-0.766583</text:p>
              </table:table-cell>
              <table:table-cell office:value-type="float" office:value="-1.746276">
                <text:p>-1.74627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0.676491">
                <text:p>-0.676491</text:p>
              </table:table-cell>
              <table:table-cell office:value-type="float" office:value="-1.716996">
                <text:p>-1.71699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0.678732">
                <text:p>-0.678732</text:p>
              </table:table-cell>
              <table:table-cell office:value-type="float" office:value="-1.687748">
                <text:p>-1.68774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0.671411">
                <text:p>-0.671411</text:p>
              </table:table-cell>
              <table:table-cell office:value-type="float" office:value="-1.653983">
                <text:p>-1.65398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0.62924">
                <text:p>-0.62924</text:p>
              </table:table-cell>
              <table:table-cell office:value-type="float" office:value="-1.611752">
                <text:p>-1.61175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0.770691">
                <text:p>-0.770691</text:p>
              </table:table-cell>
              <table:table-cell office:value-type="float" office:value="-1.593406">
                <text:p>-1.59340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0.810508">
                <text:p>-0.810508</text:p>
              </table:table-cell>
              <table:table-cell office:value-type="float" office:value="-1.567568">
                <text:p>-1.5675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754991">
                <text:p>-0.754991</text:p>
              </table:table-cell>
              <table:table-cell office:value-type="float" office:value="-1.523352">
                <text:p>-1.52335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0.803187">
                <text:p>-0.803187</text:p>
              </table:table-cell>
              <table:table-cell office:value-type="float" office:value="-1.486774">
                <text:p>-1.48677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0.806922">
                <text:p>-0.806922</text:p>
              </table:table-cell>
              <table:table-cell office:value-type="float" office:value="-1.473856">
                <text:p>-1.47385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0.810508">
                <text:p>-0.810508</text:p>
              </table:table-cell>
              <table:table-cell office:value-type="float" office:value="-1.482857">
                <text:p>-1.48285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0.832471">
                <text:p>-0.832471</text:p>
              </table:table-cell>
              <table:table-cell office:value-type="float" office:value="-1.513495">
                <text:p>-1.51349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0.788545">
                <text:p>-0.788545</text:p>
              </table:table-cell>
              <table:table-cell office:value-type="float" office:value="-1.535451">
                <text:p>-1.53545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0.788545">
                <text:p>-0.788545</text:p>
              </table:table-cell>
              <table:table-cell office:value-type="float" office:value="-1.559161">
                <text:p>-1.55916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0.869075">
                <text:p>-0.869075</text:p>
              </table:table-cell>
              <table:table-cell office:value-type="float" office:value="-1.606993">
                <text:p>-1.60699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0.883717">
                <text:p>-0.883717</text:p>
              </table:table-cell>
              <table:table-cell office:value-type="float" office:value="-1.629571">
                <text:p>-1.62957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0.82515">
                <text:p>-0.82515</text:p>
              </table:table-cell>
              <table:table-cell office:value-type="float" office:value="-1.633146">
                <text:p>-1.6331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847112">
                <text:p>-0.847112</text:p>
              </table:table-cell>
              <table:table-cell office:value-type="float" office:value="-1.651143">
                <text:p>-1.65114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902934">
                <text:p>-0.902934</text:p>
              </table:table-cell>
              <table:table-cell office:value-type="float" office:value="-1.670862">
                <text:p>-1.67086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0.934963">
                <text:p>-0.934963</text:p>
              </table:table-cell>
              <table:table-cell office:value-type="float" office:value="-1.696209">
                <text:p>-1.69620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908369">
                <text:p>-0.908369</text:p>
              </table:table-cell>
              <table:table-cell office:value-type="float" office:value="-1.715968">
                <text:p>-1.71596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88814">
                <text:p>-0.88814</text:p>
              </table:table-cell>
              <table:table-cell office:value-type="float" office:value="-1.727078">
                <text:p>-1.72707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0.876396">
                <text:p>-0.876396</text:p>
              </table:table-cell>
              <table:table-cell office:value-type="float" office:value="-1.744942">
                <text:p>-1.74494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0.810508">
                <text:p>-0.810508</text:p>
              </table:table-cell>
              <table:table-cell office:value-type="float" office:value="-1.749379">
                <text:p>-1.74937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810508">
                <text:p>-0.810508</text:p>
              </table:table-cell>
              <table:table-cell office:value-type="float" office:value="-1.737419">
                <text:p>-1.73741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839791">
                <text:p>-0.839791</text:p>
              </table:table-cell>
              <table:table-cell office:value-type="float" office:value="-1.728868">
                <text:p>-1.72886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762388">
                <text:p>-0.762388</text:p>
              </table:table-cell>
              <table:table-cell office:value-type="float" office:value="-1.715504">
                <text:p>-1.7155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82515">
                <text:p>-0.82515</text:p>
              </table:table-cell>
              <table:table-cell office:value-type="float" office:value="-1.712402">
                <text:p>-1.71240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891038">
                <text:p>-0.891038</text:p>
              </table:table-cell>
              <table:table-cell office:value-type="float" office:value="-1.709519">
                <text:p>-1.70951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973584">
                <text:p>-0.973584</text:p>
              </table:table-cell>
              <table:table-cell office:value-type="float" office:value="-1.717294">
                <text:p>-1.71729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1.013891">
                <text:p>-1.013891</text:p>
              </table:table-cell>
              <table:table-cell office:value-type="float" office:value="-1.738083">
                <text:p>-1.73808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934963">
                <text:p>-0.934963</text:p>
              </table:table-cell>
              <table:table-cell office:value-type="float" office:value="-1.74788">
                <text:p>-1.7478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817829">
                <text:p>-0.817829</text:p>
              </table:table-cell>
              <table:table-cell office:value-type="float" office:value="-1.73607">
                <text:p>-1.7360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737299">
                <text:p>-0.737299</text:p>
              </table:table-cell>
              <table:table-cell office:value-type="float" office:value="-1.721126">
                <text:p>-1.72112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0.781224">
                <text:p>-0.781224</text:p>
              </table:table-cell>
              <table:table-cell office:value-type="float" office:value="-1.715686">
                <text:p>-1.71568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0.737299">
                <text:p>-0.737299</text:p>
              </table:table-cell>
              <table:table-cell office:value-type="float" office:value="-1.694687">
                <text:p>-1.69468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0.759262">
                <text:p>-0.759262</text:p>
              </table:table-cell>
              <table:table-cell office:value-type="float" office:value="-1.694339">
                <text:p>-1.6943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751941">
                <text:p>-0.751941</text:p>
              </table:table-cell>
              <table:table-cell office:value-type="float" office:value="-1.679081">
                <text:p>-1.67908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0.773903">
                <text:p>-0.773903</text:p>
              </table:table-cell>
              <table:table-cell office:value-type="float" office:value="-1.656086">
                <text:p>-1.65608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351402">
                <text:p>0.351402</text:p>
              </table:table-cell>
              <table:table-cell office:value-type="float" office:value="-1.391295">
                <text:p>-1.39129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11585">
                <text:p>0.311585</text:p>
              </table:table-cell>
              <table:table-cell office:value-type="float" office:value="-1.126079">
                <text:p>-1.12607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355062">
                <text:p>0.355062</text:p>
              </table:table-cell>
              <table:table-cell office:value-type="float" office:value="-0.867997">
                <text:p>-0.86799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0.161059">
                <text:p>-0.161059</text:p>
              </table:table-cell>
              <table:table-cell office:value-type="float" office:value="-0.736701">
                <text:p>-0.73670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0.273694">
                <text:p>-0.273694</text:p>
              </table:table-cell>
              <table:table-cell office:value-type="float" office:value="-0.643868">
                <text:p>-0.64386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0.050723">
                <text:p>-0.050723</text:p>
              </table:table-cell>
              <table:table-cell office:value-type="float" office:value="-0.497598">
                <text:p>-0.49759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-0.350479">
                <text:p>-0.35047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-0.198511">
                <text:p>-0.19851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-0.048087">
                <text:p>-0.04808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.106585">
                <text:p>0.10658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36197">
                <text:p>0.03619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-0.026007">
                <text:p>-0.02600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-0.097014">
                <text:p>-0.09701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-0.064685">
                <text:p>-0.06468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-0.010149">
                <text:p>-0.01014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6cm" svg:height="3.134cm" xlink:href=".." xlink:type="simple" chart:class="chart:line" chart:style-name="ch1">
        <chart:legend chart:legend-position="end" svg:x="25.124cm" svg:y="1.279cm" style:legend-expansion="high" chart:style-name="ch2"/>
        <chart:plot-area chart:style-name="ch3" table:cell-range-address="left_front_wheel_stats.A2:left_front_wheel_stats.A219 left_front_wheel_stats.I1:left_front_wheel_stats.I219" chart:data-source-has-labels="both" svg:x="0.571cm" svg:y="0.062cm" svg:width="23.982cm" svg:height="3.01cm">
          <chartooo:coordinate-region svg:x="1.131cm" svg:y="0.25cm" svg:width="23.422cm" svg:height="2.634cm"/>
          <chart:axis chart:dimension="x" chart:name="primary-x" chart:style-name="ch4" chartooo:axis-type="auto">
            <chartooo:date-scale/>
            <chart:categories table:cell-range-address="left_front_wheel_stats.A2:left_front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I2:left_front_wheel_stats.I219" chart:label-cell-address="left_front_wheel_stats.I1:left_front_wheel_stats.I1" chart:class="chart:line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d*derivative</text:p>
                <draw:g>
                  <svg:desc>left_front_wheel_stats.I1:lef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219</svg:desc>
                </draw:g>
              </table:table-cell>
              <table:table-cell office:value-type="float" office:value="0">
                <text:p>0</text:p>
                <draw:g>
                  <svg:desc>left_front_wheel_stats.I2:left_front_wheel_stats.I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39274">
                <text:p>1.5392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623671">
                <text:p>-0.6236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899064">
                <text:p>-0.8990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446779">
                <text:p>-0.4467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366422">
                <text:p>-0.3664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9952">
                <text:p>-0.099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0694">
                <text:p>0.0406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571">
                <text:p>0.1895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4897">
                <text:p>0.3348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58907">
                <text:p>0.2589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12314">
                <text:p>0.2123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9897">
                <text:p>0.1098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07226">
                <text:p>0.1072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02415">
                <text:p>-0.0024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53688">
                <text:p>-0.0536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36649">
                <text:p>-0.03664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008744">
                <text:p>-0.00874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078456">
                <text:p>-0.0784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044598">
                <text:p>-0.0445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101267">
                <text:p>-0.1012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212935">
                <text:p>-0.2129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095513">
                <text:p>-0.0955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87653">
                <text:p>0.0876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0696">
                <text:p>0.0806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36581">
                <text:p>0.0365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8628">
                <text:p>0.05862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1917">
                <text:p>0.02191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5653">
                <text:p>0.09565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43703">
                <text:p>0.0437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65932">
                <text:p>0.0659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43883">
                <text:p>-0.0438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43971">
                <text:p>-0.0439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029326">
                <text:p>-0.02932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021508">
                <text:p>-0.0215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104627">
                <text:p>-0.10462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57034">
                <text:p>-0.0570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538">
                <text:p>0.0053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09293">
                <text:p>-0.00929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38604">
                <text:p>0.03860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0568">
                <text:p>-0.0056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30934">
                <text:p>-0.0309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02425">
                <text:p>0.10242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50979">
                <text:p>0.0509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8653">
                <text:p>0.05865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058084">
                <text:p>-0.0580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22218">
                <text:p>0.02221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029876">
                <text:p>-0.02987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5087">
                <text:p>0.0150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007317">
                <text:p>-0.0073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043997">
                <text:p>-0.0439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021859">
                <text:p>-0.02185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001072">
                <text:p>-0.0010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9635">
                <text:p>-0.01963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59711">
                <text:p>-0.0597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52581">
                <text:p>0.0525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5232">
                <text:p>0.03523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00989">
                <text:p>-0.00098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37638">
                <text:p>0.0376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057459">
                <text:p>-0.05745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30481">
                <text:p>-0.03048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94855">
                <text:p>0.0948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6893">
                <text:p>0.00689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22638">
                <text:p>0.02263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029456">
                <text:p>-0.0294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036638">
                <text:p>-0.0366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006344">
                <text:p>-0.0063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12839">
                <text:p>0.01283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2284">
                <text:p>0.0228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599">
                <text:p>0.0005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015191">
                <text:p>-0.0151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649">
                <text:p>0.0066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005876">
                <text:p>-0.00587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044816">
                <text:p>-0.04481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43812">
                <text:p>-0.04381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7329">
                <text:p>0.0073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52107">
                <text:p>0.05210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20999">
                <text:p>0.0209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6543">
                <text:p>0.00654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555825">
                <text:p>-1.55582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04252">
                <text:p>-0.0425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7972">
                <text:p>0.02797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43839">
                <text:p>0.04383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1719">
                <text:p>0.417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81235">
                <text:p>0.3812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25022">
                <text:p>0.32502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34266">
                <text:p>0.33426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36527">
                <text:p>0.03652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014665">
                <text:p>-0.01466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167537">
                <text:p>-1.16753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76161">
                <text:p>0.37616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179216">
                <text:p>-0.17921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57841">
                <text:p>0.35784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049627">
                <text:p>-0.04962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026892">
                <text:p>-0.02689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34132">
                <text:p>0.03413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172403">
                <text:p>-0.1724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018185">
                <text:p>-0.01818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90774">
                <text:p>0.09077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48173">
                <text:p>0.0481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32193">
                <text:p>-0.03219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030493">
                <text:p>-0.03049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025193">
                <text:p>-0.02519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055304">
                <text:p>-0.05530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054377">
                <text:p>-0.05437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002692">
                <text:p>-0.00269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17338">
                <text:p>0.01733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004499">
                <text:p>-0.0044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494">
                <text:p>0.00449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163992">
                <text:p>0.16399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10087">
                <text:p>-0.0100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99571">
                <text:p>0.09957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5538">
                <text:p>0.00553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031292">
                <text:p>-0.03129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034602">
                <text:p>-0.03460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026633">
                <text:p>-0.02663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41162">
                <text:p>0.04116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105857">
                <text:p>-0.10585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011284">
                <text:p>-0.0112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051115">
                <text:p>-0.05111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0054">
                <text:p>-0.1005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040799">
                <text:p>-0.0407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60245">
                <text:p>0.06024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98602">
                <text:p>0.09860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138238">
                <text:p>0.13823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26806">
                <text:p>0.02680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7342">
                <text:p>0.00734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20186">
                <text:p>0.0201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112203">
                <text:p>-0.11220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083479">
                <text:p>-0.08347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1465">
                <text:p>0.0146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51121">
                <text:p>0.05112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058645">
                <text:p>-0.05864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014644">
                <text:p>-0.01464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021952">
                <text:p>-0.02195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08075">
                <text:p>-0.080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02918">
                <text:p>-0.0291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016527">
                <text:p>-0.01652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115041">
                <text:p>0.11504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106661">
                <text:p>0.10666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89938">
                <text:p>0.08993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0.002243">
                <text:p>-0.00224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7327">
                <text:p>0.00732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42125">
                <text:p>0.04212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0.141495">
                <text:p>-0.14149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0.039816">
                <text:p>-0.03981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55595">
                <text:p>0.05559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0.048138">
                <text:p>-0.04813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0.003737">
                <text:p>-0.00373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0.003578">
                <text:p>-0.00357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0.022006">
                <text:p>-0.02200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43963">
                <text:p>0.0439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0.080528">
                <text:p>-0.08052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0.014648">
                <text:p>-0.01464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58337">
                <text:p>0.05833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22046">
                <text:p>-0.02204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055833">
                <text:p>-0.05583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0.032091">
                <text:p>-0.03209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26514">
                <text:p>0.02651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20269">
                <text:p>0.02026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11733">
                <text:p>0.01173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65802">
                <text:p>0.06580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029256">
                <text:p>-0.02925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77485">
                <text:p>0.07748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062514">
                <text:p>-0.06251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066088">
                <text:p>-0.06608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08268">
                <text:p>-0.0826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0.040261">
                <text:p>-0.04026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78893">
                <text:p>0.07889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117092">
                <text:p>0.11709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80579">
                <text:p>0.08057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0.043877">
                <text:p>-0.04387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44027">
                <text:p>0.04402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0.021946">
                <text:p>-0.02194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7319">
                <text:p>0.00731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0.021978">
                <text:p>-0.02197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123587">
                <text:p>1.12358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0.039889">
                <text:p>-0.03988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4348">
                <text:p>0.0434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0.51425">
                <text:p>-0.5142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0.113053">
                <text:p>-0.11305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222875">
                <text:p>0.22287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50741">
                <text:p>0.05074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31cm" svg:height="3.132cm" xlink:href=".." xlink:type="simple" chart:class="chart:line" chart:style-name="ch1">
        <chart:legend chart:legend-position="end" svg:x="24.878cm" svg:y="1.278cm" style:legend-expansion="high" chart:style-name="ch2"/>
        <chart:plot-area chart:style-name="ch3" table:cell-range-address="left_front_wheel_stats.A2:left_front_wheel_stats.A219 left_front_wheel_stats.J1:left_front_wheel_stats.J219" chart:data-source-has-labels="both" svg:x="0.568cm" svg:y="0.062cm" svg:width="23.742cm" svg:height="3.008cm">
          <chartooo:coordinate-region svg:x="1.128cm" svg:y="0.25cm" svg:width="23.182cm" svg:height="2.632cm"/>
          <chart:axis chart:dimension="x" chart:name="primary-x" chart:style-name="ch4" chartooo:axis-type="auto">
            <chartooo:date-scale/>
            <chart:categories table:cell-range-address="left_front_wheel_stats.A2:left_front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J2:left_front_wheel_stats.J219" chart:label-cell-address="left_front_wheel_stats.J1:left_front_wheel_stats.J1" chart:class="chart:line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_signal</text:p>
                <draw:g>
                  <svg:desc>left_front_wheel_stats.J1:left_front_wheel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219</svg:desc>
                </draw:g>
              </table:table-cell>
              <table:table-cell office:value-type="float" office:value="0">
                <text:p>0</text:p>
                <draw:g>
                  <svg:desc>left_front_wheel_stats.J2:left_front_wheel_stats.J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06717">
                <text:p>0.3067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15364">
                <text:p>2.153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4624">
                <text:p>2.46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46624">
                <text:p>2.6466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024699">
                <text:p>2.0246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9709">
                <text:p>1.0397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4092">
                <text:p>0.434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11118">
                <text:p>-0.1111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38203">
                <text:p>-0.382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47451">
                <text:p>-0.474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658731">
                <text:p>-0.6587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645897">
                <text:p>-0.6458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667724">
                <text:p>-0.6677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588361">
                <text:p>-0.5883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09943">
                <text:p>-0.4099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145599">
                <text:p>-0.1455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1447">
                <text:p>0.0714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49619">
                <text:p>0.2496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35615">
                <text:p>0.435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95508">
                <text:p>0.5955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09845">
                <text:p>0.6098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85617">
                <text:p>0.5856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19616">
                <text:p>0.4196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01838">
                <text:p>0.10183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02965">
                <text:p>-0.1029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108167">
                <text:p>-0.1081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102128">
                <text:p>-0.1021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2118">
                <text:p>-0.121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111977">
                <text:p>-0.1119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05218">
                <text:p>-0.1052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006478">
                <text:p>-0.0064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73557">
                <text:p>0.0735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09805">
                <text:p>0.20980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46273">
                <text:p>0.24627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65437">
                <text:p>0.26543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06404">
                <text:p>0.3064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06458">
                <text:p>0.3064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81885">
                <text:p>0.28188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58209">
                <text:p>0.15820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66465">
                <text:p>0.06646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40544">
                <text:p>0.0405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11574">
                <text:p>-0.0115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61911">
                <text:p>-0.0619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56622">
                <text:p>-0.05662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01914">
                <text:p>-0.1019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45926">
                <text:p>-0.1459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042359">
                <text:p>-0.0423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42652">
                <text:p>0.04265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34798">
                <text:p>0.13479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11286">
                <text:p>0.11128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61223">
                <text:p>0.16122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63999">
                <text:p>0.163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19758">
                <text:p>0.21975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41777">
                <text:p>0.2417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94759">
                <text:p>0.19475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59613">
                <text:p>0.1596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9533">
                <text:p>0.12953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80389">
                <text:p>0.08038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012912">
                <text:p>-0.01291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03012">
                <text:p>-0.030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32619">
                <text:p>0.03261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7182">
                <text:p>0.02718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57836">
                <text:p>0.05783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0842">
                <text:p>-0.0084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028064">
                <text:p>-0.0280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82458">
                <text:p>0.08245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21645">
                <text:p>0.12164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70594">
                <text:p>0.17059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49683">
                <text:p>0.14968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13234">
                <text:p>0.11323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09827">
                <text:p>0.10982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2262">
                <text:p>0.122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56953">
                <text:p>0.15695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74611">
                <text:p>0.17461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70753">
                <text:p>0.17075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51151">
                <text:p>0.15115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47657">
                <text:p>0.14765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28723">
                <text:p>0.1287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69136">
                <text:p>0.06913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13412">
                <text:p>0.0134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16926">
                <text:p>0.01692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64549">
                <text:p>0.06454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82485">
                <text:p>0.08248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22045">
                <text:p>-0.2204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2.095942">
                <text:p>-2.095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.45299">
                <text:p>-2.4529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2.730446">
                <text:p>-2.73044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2.899078">
                <text:p>-2.89907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2.609561">
                <text:p>-2.60956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2.291888">
                <text:p>-2.2918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975774">
                <text:p>-1.97577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646003">
                <text:p>-1.64600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1.618321">
                <text:p>-1.61832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1.332042">
                <text:p>-1.33204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.021465">
                <text:p>-1.0214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717277">
                <text:p>-0.71727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42093">
                <text:p>-0.4209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208574">
                <text:p>-0.20857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072554">
                <text:p>-0.0725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001443">
                <text:p>-0.00144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2935">
                <text:p>0.00293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23588">
                <text:p>-0.2358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1.636797">
                <text:p>-1.63679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870736">
                <text:p>-1.8707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2.028852">
                <text:p>-2.02885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1.84684">
                <text:p>-1.8468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2.149418">
                <text:p>-2.14941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1.92446">
                <text:p>-1.9244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2.112287">
                <text:p>-2.11228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2.270768">
                <text:p>-2.27076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2.402016">
                <text:p>-2.40201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2.509291">
                <text:p>-2.50929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2.445429">
                <text:p>-2.44542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2.262338">
                <text:p>-2.26233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2.203384">
                <text:p>-2.20338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2.195498">
                <text:p>-2.19549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2.262389">
                <text:p>-2.26238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2.324882">
                <text:p>-2.32488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2.423763">
                <text:p>-2.42376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2.527946">
                <text:p>-2.52794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2.543188">
                <text:p>-2.54318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2.53587">
                <text:p>-2.535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2.567304">
                <text:p>-2.56730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2.566639">
                <text:p>-2.56663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2.402089">
                <text:p>-2.40208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2.404563">
                <text:p>-2.40456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2.367665">
                <text:p>-2.36766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2.223198">
                <text:p>-2.22319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2.168061">
                <text:p>-2.16806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2.156266">
                <text:p>-2.15626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2.156478">
                <text:p>-2.15647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2.139915">
                <text:p>-2.13991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2.077234">
                <text:p>-2.07723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2.197005">
                <text:p>-2.197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2.230846">
                <text:p>-2.23084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2.323922">
                <text:p>-2.32392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2.494972">
                <text:p>-2.49497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2.608182">
                <text:p>-2.60818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2.662125">
                <text:p>-2.66212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2.629276">
                <text:p>-2.62927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2.525088">
                <text:p>-2.52508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2.384024">
                <text:p>-2.38402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2.331309">
                <text:p>-2.33130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2.291802">
                <text:p>-2.2918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2.251812">
                <text:p>-2.25181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2.341796">
                <text:p>-2.34179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2.391335">
                <text:p>-2.39133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2.332565">
                <text:p>-2.33256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2.260063">
                <text:p>-2.26006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2.317651">
                <text:p>-2.31765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2.347642">
                <text:p>-2.34764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2.397252">
                <text:p>-2.39725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2.438728">
                <text:p>-2.43872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2.521416">
                <text:p>-2.52141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2.647332">
                <text:p>-2.64733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2.707332">
                <text:p>-2.70733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2.73489">
                <text:p>-2.7348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2.61952">
                <text:p>-2.6195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2.483425">
                <text:p>-2.48342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2.364236">
                <text:p>-2.36423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2.332721">
                <text:p>-2.33272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2.283117">
                <text:p>-2.28311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2.222602">
                <text:p>-2.22260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2.33826">
                <text:p>-2.338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2.333938">
                <text:p>-2.33393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2.241824">
                <text:p>-2.24182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2.277041">
                <text:p>-2.27704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289787">
                <text:p>-2.28978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2.32396">
                <text:p>-2.323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36796">
                <text:p>-2.3679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2.347706">
                <text:p>-2.34770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2.395539">
                <text:p>-2.39553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49864">
                <text:p>-2.4986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.516633">
                <text:p>-2.5166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.47621">
                <text:p>-2.4762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2.517963">
                <text:p>-2.51796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2.59908">
                <text:p>-2.5990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2.650851">
                <text:p>-2.65085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2.635487">
                <text:p>-2.63548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2.633071">
                <text:p>-2.63307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2.625689">
                <text:p>-2.62568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2.547927">
                <text:p>-2.54792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2.539404">
                <text:p>-2.53940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2.555378">
                <text:p>-2.5553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2.475037">
                <text:p>-2.47503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2.534468">
                <text:p>-2.53446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2.608199">
                <text:p>-2.6081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2.711714">
                <text:p>-2.71171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2.761736">
                <text:p>-2.76173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2.67099">
                <text:p>-2.670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2.539004">
                <text:p>-2.53900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2.453033">
                <text:p>-2.45303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2.476013">
                <text:p>-2.47601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2.431654">
                <text:p>-2.4316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2.438341">
                <text:p>-2.43834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2.408012">
                <text:p>-2.40801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2.16348">
                <text:p>-2.1634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0.774605">
                <text:p>-0.77460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0.556415">
                <text:p>-0.55641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0.38351">
                <text:p>-0.3835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0.804509">
                <text:p>-0.80450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0.771197">
                <text:p>-0.771197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0.40122">
                <text:p>-0.4012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-0.198511">
                <text:p>-0.19851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048087">
                <text:p>-0.04808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106585">
                <text:p>0.10658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36197">
                <text:p>0.03619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-0.026007">
                <text:p>-0.02600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0.097014">
                <text:p>-0.09701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0.064685">
                <text:p>-0.06468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0.010149">
                <text:p>-0.01014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31cm" svg:height="3.132cm" xlink:href=".." xlink:type="simple" chart:class="chart:line" chart:style-name="ch1">
        <chart:legend chart:legend-position="end" svg:x="24.989cm" svg:y="1.04cm" style:legend-expansion="high" chart:style-name="ch2"/>
        <chart:plot-area chart:style-name="ch3" table:cell-range-address="right_back_wheel_stats.A2:right_back_wheel_stats.A219 right_back_wheel_stats.G1:right_back_wheel_stats.H219" chart:data-source-has-labels="both" svg:x="0.568cm" svg:y="0.062cm" svg:width="23.853cm" svg:height="3.008cm">
          <chartooo:coordinate-region svg:x="1.128cm" svg:y="0.25cm" svg:width="23.267cm" svg:height="2.632cm"/>
          <chart:axis chart:dimension="x" chart:name="primary-x" chart:style-name="ch4" chartooo:axis-type="auto">
            <chartooo:date-scale/>
            <chart:categories table:cell-range-address="right_back_wheel_stats.A2:right_back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G2:right_back_wheel_stats.G219" chart:label-cell-address="right_back_wheel_stats.G1:right_back_wheel_stats.G1" chart:class="chart:line">
            <chart:data-point chart:repeated="218"/>
          </chart:series>
          <chart:series chart:style-name="ch7" chart:values-cell-range-address="right_back_wheel_stats.H2:right_back_wheel_stats.H219" chart:label-cell-address="right_back_wheel_stats.H1:right_back_wheel_stats.H1" chart:class="chart:line">
            <chart:data-point chart:repeated="2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back_wheel_stats.G1:right_back_wheel_stats.G1</svg:desc>
                </draw:g>
              </table:table-cell>
              <table:table-cell office:value-type="string">
                <text:p>Ki*integral</text:p>
                <draw:g>
                  <svg:desc>right_back_wheel_stats.H1:right_back_wheel_stats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219</svg:desc>
                </draw:g>
              </table:table-cell>
              <table:table-cell office:value-type="float" office:value="0">
                <text:p>0</text:p>
                <draw:g>
                  <svg:desc>right_back_wheel_stats.G2:right_back_wheel_stats.G219</svg:desc>
                </draw:g>
              </table:table-cell>
              <table:table-cell office:value-type="float" office:value="0">
                <text:p>0</text:p>
                <draw:g>
                  <svg:desc>right_back_wheel_stats.H2:right_back_wheel_stats.H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38462">
                <text:p>1.538462</text:p>
              </table:table-cell>
              <table:table-cell office:value-type="float" office:value="0.307542">
                <text:p>0.3075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38462">
                <text:p>1.538462</text:p>
              </table:table-cell>
              <table:table-cell office:value-type="float" office:value="0.61519">
                <text:p>0.615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38462">
                <text:p>1.538462</text:p>
              </table:table-cell>
              <table:table-cell office:value-type="float" office:value="0.923049">
                <text:p>0.9230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38462">
                <text:p>1.538462</text:p>
              </table:table-cell>
              <table:table-cell office:value-type="float" office:value="1.230566">
                <text:p>1.2305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30829">
                <text:p>0.930829</text:p>
              </table:table-cell>
              <table:table-cell office:value-type="float" office:value="1.416853">
                <text:p>1.4168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47495">
                <text:p>0.147495</text:p>
              </table:table-cell>
              <table:table-cell office:value-type="float" office:value="1.446333">
                <text:p>1.446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906711">
                <text:p>-0.906711</text:p>
              </table:table-cell>
              <table:table-cell office:value-type="float" office:value="1.265058">
                <text:p>1.2650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077407">
                <text:p>-1.077407</text:p>
              </table:table-cell>
              <table:table-cell office:value-type="float" office:value="1.049579">
                <text:p>1.0495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023845">
                <text:p>-1.023845</text:p>
              </table:table-cell>
              <table:table-cell office:value-type="float" office:value="0.844724">
                <text:p>0.8447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828622">
                <text:p>-0.828622</text:p>
              </table:table-cell>
              <table:table-cell office:value-type="float" office:value="0.678947">
                <text:p>0.6789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396267">
                <text:p>-0.396267</text:p>
              </table:table-cell>
              <table:table-cell office:value-type="float" office:value="0.292194">
                <text:p>0.2921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108735">
                <text:p>-0.108735</text:p>
              </table:table-cell>
              <table:table-cell office:value-type="float" office:value="-0.037205">
                <text:p>-0.0372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0174">
                <text:p>0.140174</text:p>
              </table:table-cell>
              <table:table-cell office:value-type="float" office:value="-0.317031">
                <text:p>-0.3170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195">
                <text:p>0.27195</text:p>
              </table:table-cell>
              <table:table-cell office:value-type="float" office:value="-0.57018">
                <text:p>-0.570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21104">
                <text:p>0.321104</text:p>
              </table:table-cell>
              <table:table-cell office:value-type="float" office:value="-0.692209">
                <text:p>-0.6922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10537">
                <text:p>0.310537</text:p>
              </table:table-cell>
              <table:table-cell office:value-type="float" office:value="-0.65951">
                <text:p>-0.659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5248">
                <text:p>0.35248</text:p>
              </table:table-cell>
              <table:table-cell office:value-type="float" office:value="-0.407821">
                <text:p>-0.4078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196">
                <text:p>0.323196</text:p>
              </table:table-cell>
              <table:table-cell office:value-type="float" office:value="-0.127715">
                <text:p>-0.1277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99366">
                <text:p>0.299366</text:p>
              </table:table-cell>
              <table:table-cell office:value-type="float" office:value="0.137013">
                <text:p>0.1370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29169">
                <text:p>0.229169</text:p>
              </table:table-cell>
              <table:table-cell office:value-type="float" office:value="0.348609">
                <text:p>0.34860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25533">
                <text:p>0.125533</text:p>
              </table:table-cell>
              <table:table-cell office:value-type="float" office:value="0.452928">
                <text:p>0.4529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6765">
                <text:p>0.016765</text:p>
              </table:table-cell>
              <table:table-cell office:value-type="float" office:value="0.478032">
                <text:p>0.4780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167302">
                <text:p>-0.167302</text:p>
              </table:table-cell>
              <table:table-cell office:value-type="float" office:value="0.416538">
                <text:p>0.4165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255153">
                <text:p>-0.255153</text:p>
              </table:table-cell>
              <table:table-cell office:value-type="float" office:value="0.311161">
                <text:p>0.3111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74623">
                <text:p>-0.174623</text:p>
              </table:table-cell>
              <table:table-cell office:value-type="float" office:value="0.211954">
                <text:p>0.2119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189265">
                <text:p>-0.189265</text:p>
              </table:table-cell>
              <table:table-cell office:value-type="float" office:value="0.111944">
                <text:p>0.1119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138019">
                <text:p>-0.138019</text:p>
              </table:table-cell>
              <table:table-cell office:value-type="float" office:value="0.013923">
                <text:p>0.0139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86773">
                <text:p>-0.086773</text:p>
              </table:table-cell>
              <table:table-cell office:value-type="float" office:value="-0.068062">
                <text:p>-0.06806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30361">
                <text:p>0.030361</text:p>
              </table:table-cell>
              <table:table-cell office:value-type="float" office:value="-0.121864">
                <text:p>-0.1218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89227">
                <text:p>0.089227</text:p>
              </table:table-cell>
              <table:table-cell office:value-type="float" office:value="-0.149842">
                <text:p>-0.1498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66966">
                <text:p>0.066966</text:p>
              </table:table-cell>
              <table:table-cell office:value-type="float" office:value="-0.161552">
                <text:p>-0.16155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10891">
                <text:p>0.110891</text:p>
              </table:table-cell>
              <table:table-cell office:value-type="float" office:value="-0.142731">
                <text:p>-0.1427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47495">
                <text:p>0.147495</text:p>
              </table:table-cell>
              <table:table-cell office:value-type="float" office:value="-0.07978">
                <text:p>-0.079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10891">
                <text:p>0.110891</text:p>
              </table:table-cell>
              <table:table-cell office:value-type="float" office:value="-0.006578">
                <text:p>-0.0065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88928">
                <text:p>0.088928</text:p>
              </table:table-cell>
              <table:table-cell office:value-type="float" office:value="0.046172">
                <text:p>0.04617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10891">
                <text:p>0.110891</text:p>
              </table:table-cell>
              <table:table-cell office:value-type="float" office:value="0.106143">
                <text:p>0.10614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67488">
                <text:p>0.067488</text:p>
              </table:table-cell>
              <table:table-cell office:value-type="float" office:value="0.147257">
                <text:p>0.1472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0754">
                <text:p>-0.00754</text:p>
              </table:table-cell>
              <table:table-cell office:value-type="float" office:value="0.163108">
                <text:p>0.1631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35527">
                <text:p>-0.035527</text:p>
              </table:table-cell>
              <table:table-cell office:value-type="float" office:value="0.149932">
                <text:p>0.1499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041204">
                <text:p>-0.041204</text:p>
              </table:table-cell>
              <table:table-cell office:value-type="float" office:value="0.123854">
                <text:p>0.12385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028206">
                <text:p>-0.028206</text:p>
              </table:table-cell>
              <table:table-cell office:value-type="float" office:value="0.104811">
                <text:p>0.1048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37128">
                <text:p>-0.037128</text:p>
              </table:table-cell>
              <table:table-cell office:value-type="float" office:value="0.075212">
                <text:p>0.0752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20885">
                <text:p>-0.020885</text:p>
              </table:table-cell>
              <table:table-cell office:value-type="float" office:value="0.041546">
                <text:p>0.04154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77435">
                <text:p>-0.077435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6481">
                <text:p>-0.06481</text:p>
              </table:table-cell>
              <table:table-cell office:value-type="float" office:value="-0.02689">
                <text:p>-0.0268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1572">
                <text:p>0.01572</text:p>
              </table:table-cell>
              <table:table-cell office:value-type="float" office:value="-0.045887">
                <text:p>-0.0458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51638">
                <text:p>0.051638</text:p>
              </table:table-cell>
              <table:table-cell office:value-type="float" office:value="-0.049078">
                <text:p>-0.0490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4735">
                <text:p>0.074735</text:p>
              </table:table-cell>
              <table:table-cell office:value-type="float" office:value="-0.032609">
                <text:p>-0.0326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37682">
                <text:p>0.037682</text:p>
              </table:table-cell>
              <table:table-cell office:value-type="float" office:value="-0.017948">
                <text:p>-0.01794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59645">
                <text:p>0.059645</text:p>
              </table:table-cell>
              <table:table-cell office:value-type="float" office:value="0.002194">
                <text:p>0.00219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89227">
                <text:p>0.089227</text:p>
              </table:table-cell>
              <table:table-cell office:value-type="float" office:value="0.025686">
                <text:p>0.02568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81226">
                <text:p>0.081226</text:p>
              </table:table-cell>
              <table:table-cell office:value-type="float" office:value="0.049353">
                <text:p>0.04935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30361">
                <text:p>0.030361</text:p>
              </table:table-cell>
              <table:table-cell office:value-type="float" office:value="0.059599">
                <text:p>0.0595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8399">
                <text:p>0.008399</text:p>
              </table:table-cell>
              <table:table-cell office:value-type="float" office:value="0.076757">
                <text:p>0.0767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38504">
                <text:p>0.038504</text:p>
              </table:table-cell>
              <table:table-cell office:value-type="float" office:value="0.097422">
                <text:p>0.09742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37682">
                <text:p>0.037682</text:p>
              </table:table-cell>
              <table:table-cell office:value-type="float" office:value="0.101818">
                <text:p>0.10181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000142">
                <text:p>-0.000142</text:p>
              </table:table-cell>
              <table:table-cell office:value-type="float" office:value="0.091474">
                <text:p>0.0914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4011">
                <text:p>0.024011</text:p>
              </table:table-cell>
              <table:table-cell office:value-type="float" office:value="0.081318">
                <text:p>0.08131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35527">
                <text:p>-0.035527</text:p>
              </table:table-cell>
              <table:table-cell office:value-type="float" office:value="0.066656">
                <text:p>0.06665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028206">
                <text:p>-0.028206</text:p>
              </table:table-cell>
              <table:table-cell office:value-type="float" office:value="0.049113">
                <text:p>0.04911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9519">
                <text:p>0.009519</text:p>
              </table:table-cell>
              <table:table-cell office:value-type="float" office:value="0.033169">
                <text:p>0.0331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5003">
                <text:p>0.045003</text:p>
              </table:table-cell>
              <table:table-cell office:value-type="float" office:value="0.025931">
                <text:p>0.0259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22049">
                <text:p>0.022049</text:p>
              </table:table-cell>
              <table:table-cell office:value-type="float" office:value="0.024269">
                <text:p>0.02426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304">
                <text:p>0.02304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16765">
                <text:p>0.016765</text:p>
              </table:table-cell>
              <table:table-cell office:value-type="float" office:value="0.022851">
                <text:p>0.02285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06243">
                <text:p>-0.006243</text:p>
              </table:table-cell>
              <table:table-cell office:value-type="float" office:value="0.014062">
                <text:p>0.01406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45003">
                <text:p>0.045003</text:p>
              </table:table-cell>
              <table:table-cell office:value-type="float" office:value="0.023116">
                <text:p>0.023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7255">
                <text:p>0.007255</text:p>
              </table:table-cell>
              <table:table-cell office:value-type="float" office:value="0.019758">
                <text:p>0.01975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31258">
                <text:p>0.031258</text:p>
              </table:table-cell>
              <table:table-cell office:value-type="float" office:value="0.033117">
                <text:p>0.03311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006243">
                <text:p>-0.006243</text:p>
              </table:table-cell>
              <table:table-cell office:value-type="float" office:value="0.037504">
                <text:p>0.03750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1572">
                <text:p>0.01572</text:p>
              </table:table-cell>
              <table:table-cell office:value-type="float" office:value="0.038738">
                <text:p>0.0387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74735">
                <text:p>0.074735</text:p>
              </table:table-cell>
              <table:table-cell office:value-type="float" office:value="0.044689">
                <text:p>0.0446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022334">
                <text:p>-0.022334</text:p>
              </table:table-cell>
              <table:table-cell office:value-type="float" office:value="0.035816">
                <text:p>0.0358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013564">
                <text:p>-0.013564</text:p>
              </table:table-cell>
              <table:table-cell office:value-type="float" office:value="0.028492">
                <text:p>0.02849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013564">
                <text:p>-0.013564</text:p>
              </table:table-cell>
              <table:table-cell office:value-type="float" office:value="0.022427">
                <text:p>0.02242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24011">
                <text:p>0.024011</text:p>
              </table:table-cell>
              <table:table-cell office:value-type="float" office:value="0.028474">
                <text:p>0.0284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30361">
                <text:p>0.030361</text:p>
              </table:table-cell>
              <table:table-cell office:value-type="float" office:value="0.025526">
                <text:p>0.0255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9446">
                <text:p>0.029446</text:p>
              </table:table-cell>
              <table:table-cell office:value-type="float" office:value="0.029967">
                <text:p>0.02996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81981">
                <text:p>0.081981</text:p>
              </table:table-cell>
              <table:table-cell office:value-type="float" office:value="0.040112">
                <text:p>0.04011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1572">
                <text:p>0.01572</text:p>
              </table:table-cell>
              <table:table-cell office:value-type="float" office:value="0.044505">
                <text:p>0.04450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13564">
                <text:p>-0.013564</text:p>
              </table:table-cell>
              <table:table-cell office:value-type="float" office:value="0.038654">
                <text:p>0.03865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020885">
                <text:p>-0.020885</text:p>
              </table:table-cell>
              <table:table-cell office:value-type="float" office:value="0.01952">
                <text:p>0.0195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60242">
                <text:p>0.060242</text:p>
              </table:table-cell>
              <table:table-cell office:value-type="float" office:value="0.036032">
                <text:p>0.03603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30361">
                <text:p>0.030361</text:p>
              </table:table-cell>
              <table:table-cell office:value-type="float" office:value="0.044817">
                <text:p>0.04481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22049">
                <text:p>0.022049</text:p>
              </table:table-cell>
              <table:table-cell office:value-type="float" office:value="0.051942">
                <text:p>0.05194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515421">
                <text:p>-1.515421</text:p>
              </table:table-cell>
              <table:table-cell office:value-type="float" office:value="-0.255817">
                <text:p>-0.25581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536189">
                <text:p>-1.536189</text:p>
              </table:table-cell>
              <table:table-cell office:value-type="float" office:value="-0.569236">
                <text:p>-0.5692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493459">
                <text:p>-1.493459</text:p>
              </table:table-cell>
              <table:table-cell office:value-type="float" office:value="-0.873736">
                <text:p>-0.87373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522742">
                <text:p>-1.522742</text:p>
              </table:table-cell>
              <table:table-cell office:value-type="float" office:value="-1.194742">
                <text:p>-1.19474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105452">
                <text:p>-1.105452</text:p>
              </table:table-cell>
              <table:table-cell office:value-type="float" office:value="-1.41893">
                <text:p>-1.4189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732316">
                <text:p>-0.732316</text:p>
              </table:table-cell>
              <table:table-cell office:value-type="float" office:value="-1.562736">
                <text:p>-1.56273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84651">
                <text:p>-0.384651</text:p>
              </table:table-cell>
              <table:table-cell office:value-type="float" office:value="-1.635478">
                <text:p>-1.63547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4642">
                <text:p>0.014642</text:p>
              </table:table-cell>
              <table:table-cell office:value-type="float" office:value="-1.644598">
                <text:p>-1.64459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-1.650671">
                <text:p>-1.65067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1.655081">
                <text:p>-1.65508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1.352121">
                <text:p>-1.35212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-1.044779">
                <text:p>-1.0447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0.746168">
                <text:p>-0.74616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0.441558">
                <text:p>-0.44155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0.220512">
                <text:p>-0.22051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-0.073992">
                <text:p>-0.07399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002927">
                <text:p>0.00292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169231">
                <text:p>1.169231</text:p>
              </table:table-cell>
              <table:table-cell office:value-type="float" office:value="0.233816">
                <text:p>0.23381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169231">
                <text:p>1.169231</text:p>
              </table:table-cell>
              <table:table-cell office:value-type="float" office:value="0.467545">
                <text:p>0.46754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169231">
                <text:p>1.169231</text:p>
              </table:table-cell>
              <table:table-cell office:value-type="float" office:value="0.701557">
                <text:p>0.7015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19968">
                <text:p>0.719968</text:p>
              </table:table-cell>
              <table:table-cell office:value-type="float" office:value="0.845464">
                <text:p>0.84546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466427">
                <text:p>0.466427</text:p>
              </table:table-cell>
              <table:table-cell office:value-type="float" office:value="0.93874">
                <text:p>0.9387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14723">
                <text:p>0.414723</text:p>
              </table:table-cell>
              <table:table-cell office:value-type="float" office:value="1.021717">
                <text:p>1.02171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42128">
                <text:p>0.642128</text:p>
              </table:table-cell>
              <table:table-cell office:value-type="float" office:value="1.150175">
                <text:p>1.15017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828661">
                <text:p>0.828661</text:p>
              </table:table-cell>
              <table:table-cell office:value-type="float" office:value="1.315884">
                <text:p>1.31588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71567">
                <text:p>0.971567</text:p>
              </table:table-cell>
              <table:table-cell office:value-type="float" office:value="1.510172">
                <text:p>1.51017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169231">
                <text:p>1.169231</text:p>
              </table:table-cell>
              <table:table-cell office:value-type="float" office:value="1.743873">
                <text:p>1.74387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.169231">
                <text:p>1.169231</text:p>
              </table:table-cell>
              <table:table-cell office:value-type="float" office:value="1.743985">
                <text:p>1.74398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.161985">
                <text:p>1.161985</text:p>
              </table:table-cell>
              <table:table-cell office:value-type="float" office:value="1.742707">
                <text:p>1.74270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169231">
                <text:p>1.169231</text:p>
              </table:table-cell>
              <table:table-cell office:value-type="float" office:value="1.742447">
                <text:p>1.74244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169231">
                <text:p>1.169231</text:p>
              </table:table-cell>
              <table:table-cell office:value-type="float" office:value="1.832412">
                <text:p>1.83241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082277">
                <text:p>1.082277</text:p>
              </table:table-cell>
              <table:table-cell office:value-type="float" office:value="1.955663">
                <text:p>1.95566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82515">
                <text:p>0.82515</text:p>
              </table:table-cell>
              <table:table-cell office:value-type="float" office:value="2.037725">
                <text:p>2.03772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47594">
                <text:p>0.747594</text:p>
              </table:table-cell>
              <table:table-cell office:value-type="float" office:value="2.058744">
                <text:p>2.05874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71411">
                <text:p>0.671411</text:p>
              </table:table-cell>
              <table:table-cell office:value-type="float" office:value="2.027538">
                <text:p>2.02753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09829">
                <text:p>0.509829</text:p>
              </table:table-cell>
              <table:table-cell office:value-type="float" office:value="1.935127">
                <text:p>1.93512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73748">
                <text:p>0.473748</text:p>
              </table:table-cell>
              <table:table-cell office:value-type="float" office:value="1.796128">
                <text:p>1.79612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03489">
                <text:p>0.503489</text:p>
              </table:table-cell>
              <table:table-cell office:value-type="float" office:value="1.662898">
                <text:p>1.6628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9571">
                <text:p>0.49571</text:p>
              </table:table-cell>
              <table:table-cell office:value-type="float" office:value="1.52959">
                <text:p>1.5295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09829">
                <text:p>0.509829</text:p>
              </table:table-cell>
              <table:table-cell office:value-type="float" office:value="1.397811">
                <text:p>1.3978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68919">
                <text:p>0.568919</text:p>
              </table:table-cell>
              <table:table-cell office:value-type="float" office:value="1.277706">
                <text:p>1.27770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88417">
                <text:p>0.688417</text:p>
              </table:table-cell>
              <table:table-cell office:value-type="float" office:value="1.198869">
                <text:p>1.19886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19968">
                <text:p>0.719968</text:p>
              </table:table-cell>
              <table:table-cell office:value-type="float" office:value="1.178082">
                <text:p>1.17808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03187">
                <text:p>0.803187</text:p>
              </table:table-cell>
              <table:table-cell office:value-type="float" office:value="1.188994">
                <text:p>1.18899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58551">
                <text:p>0.858551</text:p>
              </table:table-cell>
              <table:table-cell office:value-type="float" office:value="1.226414">
                <text:p>1.22641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82515">
                <text:p>0.82515</text:p>
              </table:table-cell>
              <table:table-cell office:value-type="float" office:value="1.289331">
                <text:p>1.28933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872138">
                <text:p>0.872138</text:p>
              </table:table-cell>
              <table:table-cell office:value-type="float" office:value="1.369003">
                <text:p>1.36900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876396">
                <text:p>0.876396</text:p>
              </table:table-cell>
              <table:table-cell office:value-type="float" office:value="1.443642">
                <text:p>1.44364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895537">
                <text:p>0.895537</text:p>
              </table:table-cell>
              <table:table-cell office:value-type="float" office:value="1.523709">
                <text:p>1.52370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913">
                <text:p>0.913</text:p>
              </table:table-cell>
              <table:table-cell office:value-type="float" office:value="1.604246">
                <text:p>1.60424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879384">
                <text:p>0.879384</text:p>
              </table:table-cell>
              <table:table-cell office:value-type="float" office:value="1.666266">
                <text:p>1.66626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82515">
                <text:p>0.82515</text:p>
              </table:table-cell>
              <table:table-cell office:value-type="float" office:value="1.693673">
                <text:p>1.69367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917728">
                <text:p>0.917728</text:p>
              </table:table-cell>
              <table:table-cell office:value-type="float" office:value="1.732964">
                <text:p>1.73296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937353">
                <text:p>0.937353</text:p>
              </table:table-cell>
              <table:table-cell office:value-type="float" office:value="1.760084">
                <text:p>1.76008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964246">
                <text:p>0.964246</text:p>
              </table:table-cell>
              <table:table-cell office:value-type="float" office:value="1.781271">
                <text:p>1.78127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962111">
                <text:p>0.962111</text:p>
              </table:table-cell>
              <table:table-cell office:value-type="float" office:value="1.80876">
                <text:p>1.8087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908369">
                <text:p>0.908369</text:p>
              </table:table-cell>
              <table:table-cell office:value-type="float" office:value="1.815909">
                <text:p>1.81590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10508">
                <text:p>0.810508</text:p>
              </table:table-cell>
              <table:table-cell office:value-type="float" office:value="1.802752">
                <text:p>1.80275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74462">
                <text:p>0.74462</text:p>
              </table:table-cell>
              <table:table-cell office:value-type="float" office:value="1.772453">
                <text:p>1.77245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95814">
                <text:p>0.695814</text:p>
              </table:table-cell>
              <table:table-cell office:value-type="float" office:value="1.729013">
                <text:p>1.7290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76491">
                <text:p>0.676491</text:p>
              </table:table-cell>
              <table:table-cell office:value-type="float" office:value="1.688566">
                <text:p>1.68856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00695">
                <text:p>0.700695</text:p>
              </table:table-cell>
              <table:table-cell office:value-type="float" office:value="1.663607">
                <text:p>1.66360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86053">
                <text:p>0.686053</text:p>
              </table:table-cell>
              <table:table-cell office:value-type="float" office:value="1.617268">
                <text:p>1.61726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715337">
                <text:p>0.715337</text:p>
              </table:table-cell>
              <table:table-cell office:value-type="float" office:value="1.57286">
                <text:p>1.5728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49449">
                <text:p>0.649449</text:p>
              </table:table-cell>
              <table:table-cell office:value-type="float" office:value="1.509645">
                <text:p>1.50964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715337">
                <text:p>0.715337</text:p>
              </table:table-cell>
              <table:table-cell office:value-type="float" office:value="1.460393">
                <text:p>1.46039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08016">
                <text:p>0.708016</text:p>
              </table:table-cell>
              <table:table-cell office:value-type="float" office:value="1.42039">
                <text:p>1.420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95866">
                <text:p>0.795866</text:p>
              </table:table-cell>
              <table:table-cell office:value-type="float" office:value="1.41758">
                <text:p>1.4175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832471">
                <text:p>0.832471</text:p>
              </table:table-cell>
              <table:table-cell office:value-type="float" office:value="1.435326">
                <text:p>1.43532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861754">
                <text:p>0.861754</text:p>
              </table:table-cell>
              <table:table-cell office:value-type="float" office:value="1.46836">
                <text:p>1.468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83717">
                <text:p>0.883717</text:p>
              </table:table-cell>
              <table:table-cell office:value-type="float" office:value="1.510144">
                <text:p>1.51014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879384">
                <text:p>0.879384</text:p>
              </table:table-cell>
              <table:table-cell office:value-type="float" office:value="1.545495">
                <text:p>1.54549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858551">
                <text:p>0.858551</text:p>
              </table:table-cell>
              <table:table-cell office:value-type="float" office:value="1.579967">
                <text:p>1.57996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37299">
                <text:p>0.737299</text:p>
              </table:table-cell>
              <table:table-cell office:value-type="float" office:value="1.584283">
                <text:p>1.58428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83737">
                <text:p>0.683737</text:p>
              </table:table-cell>
              <table:table-cell office:value-type="float" office:value="1.591221">
                <text:p>1.59122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71411">
                <text:p>0.671411</text:p>
              </table:table-cell>
              <table:table-cell office:value-type="float" office:value="1.582436">
                <text:p>1.58243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6409">
                <text:p>0.66409</text:p>
              </table:table-cell>
              <table:table-cell office:value-type="float" office:value="1.573752">
                <text:p>1.57375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10608">
                <text:p>0.710608</text:p>
              </table:table-cell>
              <table:table-cell office:value-type="float" office:value="1.556524">
                <text:p>1.55652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85184">
                <text:p>0.785184</text:p>
              </table:table-cell>
              <table:table-cell office:value-type="float" office:value="1.546901">
                <text:p>1.54690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803187">
                <text:p>0.803187</text:p>
              </table:table-cell>
              <table:table-cell office:value-type="float" office:value="1.535445">
                <text:p>1.5354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99374">
                <text:p>0.799374</text:p>
              </table:table-cell>
              <table:table-cell office:value-type="float" office:value="1.518139">
                <text:p>1.51813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81224">
                <text:p>0.781224</text:p>
              </table:table-cell>
              <table:table-cell office:value-type="float" office:value="1.498924">
                <text:p>1.49892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12722">
                <text:p>0.712722</text:p>
              </table:table-cell>
              <table:table-cell office:value-type="float" office:value="1.469781">
                <text:p>1.46978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51941">
                <text:p>0.751941</text:p>
              </table:table-cell>
              <table:table-cell office:value-type="float" office:value="1.472908">
                <text:p>1.47290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15337">
                <text:p>0.715337</text:p>
              </table:table-cell>
              <table:table-cell office:value-type="float" office:value="1.478961">
                <text:p>1.4789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15337">
                <text:p>0.715337</text:p>
              </table:table-cell>
              <table:table-cell office:value-type="float" office:value="1.487783">
                <text:p>1.48778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22657">
                <text:p>0.722657</text:p>
              </table:table-cell>
              <table:table-cell office:value-type="float" office:value="1.499492">
                <text:p>1.49949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51941">
                <text:p>0.751941</text:p>
              </table:table-cell>
              <table:table-cell office:value-type="float" office:value="1.507782">
                <text:p>1.50778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59262">
                <text:p>0.759262</text:p>
              </table:table-cell>
              <table:table-cell office:value-type="float" office:value="1.502534">
                <text:p>1.50253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74462">
                <text:p>0.74462</text:p>
              </table:table-cell>
              <table:table-cell office:value-type="float" office:value="1.490841">
                <text:p>1.49084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95866">
                <text:p>0.795866</text:p>
              </table:table-cell>
              <table:table-cell office:value-type="float" office:value="1.490166">
                <text:p>1.49016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873345">
                <text:p>0.873345</text:p>
              </table:table-cell>
              <table:table-cell office:value-type="float" office:value="1.508575">
                <text:p>1.50857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54433">
                <text:p>0.854433</text:p>
              </table:table-cell>
              <table:table-cell office:value-type="float" office:value="1.536879">
                <text:p>1.53687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43153">
                <text:p>0.843153</text:p>
              </table:table-cell>
              <table:table-cell office:value-type="float" office:value="1.555061">
                <text:p>1.55506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865948">
                <text:p>0.865948</text:p>
              </table:table-cell>
              <table:table-cell office:value-type="float" office:value="1.585312">
                <text:p>1.58531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69075">
                <text:p>0.869075</text:p>
              </table:table-cell>
              <table:table-cell office:value-type="float" office:value="1.616136">
                <text:p>1.61613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06922">
                <text:p>0.806922</text:p>
              </table:table-cell>
              <table:table-cell office:value-type="float" office:value="1.632971">
                <text:p>1.63297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810508">
                <text:p>0.810508</text:p>
              </table:table-cell>
              <table:table-cell office:value-type="float" office:value="1.644613">
                <text:p>1.64461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66583">
                <text:p>0.766583</text:p>
              </table:table-cell>
              <table:table-cell office:value-type="float" office:value="1.646091">
                <text:p>1.64609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8102">
                <text:p>0.68102</text:p>
              </table:table-cell>
              <table:table-cell office:value-type="float" office:value="1.633433">
                <text:p>1.6334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77937">
                <text:p>0.777937</text:p>
              </table:table-cell>
              <table:table-cell office:value-type="float" office:value="1.629956">
                <text:p>1.62995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66583">
                <text:p>0.766583</text:p>
              </table:table-cell>
              <table:table-cell office:value-type="float" office:value="1.608417">
                <text:p>1.60841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66583">
                <text:p>0.766583</text:p>
              </table:table-cell>
              <table:table-cell office:value-type="float" office:value="1.590912">
                <text:p>1.59091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77937">
                <text:p>0.777937</text:p>
              </table:table-cell>
              <table:table-cell office:value-type="float" office:value="1.577734">
                <text:p>1.57773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59262">
                <text:p>0.759262</text:p>
              </table:table-cell>
              <table:table-cell office:value-type="float" office:value="1.556459">
                <text:p>1.55645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71411">
                <text:p>0.671411</text:p>
              </table:table-cell>
              <table:table-cell office:value-type="float" office:value="1.516844">
                <text:p>1.51684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49449">
                <text:p>0.649449</text:p>
              </table:table-cell>
              <table:table-cell office:value-type="float" office:value="1.485411">
                <text:p>1.48541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08016">
                <text:p>0.708016</text:p>
              </table:table-cell>
              <table:table-cell office:value-type="float" office:value="1.465016">
                <text:p>1.46501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00695">
                <text:p>0.700695</text:p>
              </table:table-cell>
              <table:table-cell office:value-type="float" office:value="1.451797">
                <text:p>1.45179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49449">
                <text:p>0.649449</text:p>
              </table:table-cell>
              <table:table-cell office:value-type="float" office:value="1.445339">
                <text:p>1.4453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08016">
                <text:p>0.708016</text:p>
              </table:table-cell>
              <table:table-cell office:value-type="float" office:value="1.431333">
                <text:p>1.43133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88545">
                <text:p>0.788545</text:p>
              </table:table-cell>
              <table:table-cell office:value-type="float" office:value="1.435827">
                <text:p>1.43582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0.314798">
                <text:p>-0.314798</text:p>
              </table:table-cell>
              <table:table-cell office:value-type="float" office:value="1.219485">
                <text:p>1.21948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0.268108">
                <text:p>-0.268108</text:p>
              </table:table-cell>
              <table:table-cell office:value-type="float" office:value="1.010345">
                <text:p>1.01034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0.2589">
                <text:p>-0.2589</text:p>
              </table:table-cell>
              <table:table-cell office:value-type="float" office:value="0.806715">
                <text:p>0.80671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278193">
                <text:p>0.278193</text:p>
              </table:table-cell>
              <table:table-cell office:value-type="float" office:value="0.728114">
                <text:p>0.72811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429034">
                <text:p>0.429034</text:p>
              </table:table-cell>
              <table:table-cell office:value-type="float" office:value="0.683955">
                <text:p>0.68395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115939">
                <text:p>0.115939</text:p>
              </table:table-cell>
              <table:table-cell office:value-type="float" office:value="0.565462">
                <text:p>0.56546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425418">
                <text:p>0.42541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295578">
                <text:p>0.29557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15392">
                <text:p>0.1539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-0.00372">
                <text:p>-0.0037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59289">
                <text:p>0.05928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112882">
                <text:p>0.11288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164649">
                <text:p>0.16464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108975">
                <text:p>0.10897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.023187">
                <text:p>0.02318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6cm" svg:height="3.134cm" xlink:href=".." xlink:type="simple" chart:class="chart:line" chart:style-name="ch1">
        <chart:legend chart:legend-position="end" svg:x="25.124cm" svg:y="1.279cm" style:legend-expansion="high" chart:style-name="ch2"/>
        <chart:plot-area chart:style-name="ch3" table:cell-range-address="right_back_wheel_stats.A2:right_back_wheel_stats.A219 right_back_wheel_stats.I1:right_back_wheel_stats.I219" chart:data-source-has-labels="both" svg:x="0.571cm" svg:y="0.062cm" svg:width="23.982cm" svg:height="3.01cm">
          <chartooo:coordinate-region svg:x="1.131cm" svg:y="0.25cm" svg:width="23.422cm" svg:height="2.634cm"/>
          <chart:axis chart:dimension="x" chart:name="primary-x" chart:style-name="ch4" chartooo:axis-type="auto">
            <chartooo:date-scale/>
            <chart:categories table:cell-range-address="right_back_wheel_stats.A2:right_back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I2:right_back_wheel_stats.I219" chart:label-cell-address="right_back_wheel_stats.I1:right_back_wheel_stats.I1" chart:class="chart:line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d*derivative</text:p>
                <draw:g>
                  <svg:desc>right_back_wheel_stats.I1:right_back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219</svg:desc>
                </draw:g>
              </table:table-cell>
              <table:table-cell office:value-type="float" office:value="0">
                <text:p>0</text:p>
                <draw:g>
                  <svg:desc>right_back_wheel_stats.I2:right_back_wheel_stats.I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39215">
                <text:p>1.5392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07238">
                <text:p>-0.6072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783835">
                <text:p>-0.7838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054597">
                <text:p>-1.0545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70698">
                <text:p>-0.1706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354">
                <text:p>0.053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5161">
                <text:p>0.1951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32584">
                <text:p>0.4325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7491">
                <text:p>0.2874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48927">
                <text:p>0.2489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183">
                <text:p>0.1318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9126">
                <text:p>0.0491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10555">
                <text:p>-0.0105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1992">
                <text:p>0.0419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29289">
                <text:p>-0.02928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02383">
                <text:p>-0.023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070221">
                <text:p>-0.07022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103631">
                <text:p>-0.1036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108724">
                <text:p>-0.1087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184064">
                <text:p>-0.1840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087887">
                <text:p>-0.0878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80476">
                <text:p>0.0804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01465">
                <text:p>-0.014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51239">
                <text:p>0.0512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1235">
                <text:p>0.05123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17159">
                <text:p>0.1171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58883">
                <text:p>0.05888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022253">
                <text:p>-0.0222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43931">
                <text:p>0.0439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36615">
                <text:p>0.0366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36582">
                <text:p>-0.0365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021943">
                <text:p>-0.0219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043373">
                <text:p>-0.0433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7502">
                <text:p>-0.0750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27989">
                <text:p>-0.02798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005679">
                <text:p>-0.00567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12989">
                <text:p>0.0129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08926">
                <text:p>-0.00892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6245">
                <text:p>0.0162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56584">
                <text:p>-0.05658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2622">
                <text:p>0.0126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80518">
                <text:p>0.08051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3596">
                <text:p>0.035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3075">
                <text:p>0.02307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036956">
                <text:p>-0.03695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22009">
                <text:p>0.02200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29579">
                <text:p>0.02957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008002">
                <text:p>-0.0080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050882">
                <text:p>-0.05088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021954">
                <text:p>-0.02195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30107">
                <text:p>0.0301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000821">
                <text:p>-0.00082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037854">
                <text:p>-0.0378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4142">
                <text:p>0.02414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5953">
                <text:p>-0.0595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7324">
                <text:p>0.00732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37735">
                <text:p>0.0377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5463">
                <text:p>0.03546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22961">
                <text:p>-0.02296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00628">
                <text:p>-0.006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23017">
                <text:p>-0.0230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51108">
                <text:p>0.0511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037836">
                <text:p>-0.03783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24001">
                <text:p>0.0240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037423">
                <text:p>-0.03742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22016">
                <text:p>0.02201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58976">
                <text:p>0.05897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097124">
                <text:p>-0.09712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8771">
                <text:p>0.00877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37605">
                <text:p>0.03760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6345">
                <text:p>0.0063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000915">
                <text:p>-0.00091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52533">
                <text:p>0.0525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066312">
                <text:p>-0.06631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29263">
                <text:p>-0.02926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007322">
                <text:p>-0.0073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81134">
                <text:p>0.08113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02988">
                <text:p>-0.0298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008311">
                <text:p>-0.00831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538099">
                <text:p>-1.53809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02076">
                <text:p>-0.020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42741">
                <text:p>0.04274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029277">
                <text:p>-0.02927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17373">
                <text:p>0.41737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7299">
                <text:p>0.372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47718">
                <text:p>0.34771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99481">
                <text:p>0.39948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014604">
                <text:p>-0.01460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169382">
                <text:p>1.16938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449533">
                <text:p>-0.44953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253569">
                <text:p>-0.25356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051683">
                <text:p>-0.05168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27348">
                <text:p>0.2273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6559">
                <text:p>0.18655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42925">
                <text:p>0.14292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197786">
                <text:p>0.19778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007245">
                <text:p>-0.00724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7249">
                <text:p>0.0072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086925">
                <text:p>-0.08692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257112">
                <text:p>-0.25711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077577">
                <text:p>-0.07757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076058">
                <text:p>-0.07605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61723">
                <text:p>-0.16172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036099">
                <text:p>-0.0360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29741">
                <text:p>0.02974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007778">
                <text:p>-0.00777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14118">
                <text:p>0.0141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59099">
                <text:p>0.0590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19492">
                <text:p>0.11949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31494">
                <text:p>0.03149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83348">
                <text:p>0.08334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55295">
                <text:p>0.05529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033449">
                <text:p>-0.03344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47003">
                <text:p>0.04700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257">
                <text:p>0.00425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1913">
                <text:p>0.0191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17472">
                <text:p>0.0174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033633">
                <text:p>-0.03363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054212">
                <text:p>-0.05421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9258">
                <text:p>0.0925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19621">
                <text:p>0.01962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26857">
                <text:p>0.02685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002137">
                <text:p>-0.00213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053787">
                <text:p>-0.05378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097814">
                <text:p>-0.09781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065894">
                <text:p>-0.06589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048838">
                <text:p>-0.0488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019317">
                <text:p>-0.01931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24204">
                <text:p>0.02420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014642">
                <text:p>-0.01464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29277">
                <text:p>0.02927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065885">
                <text:p>-0.06588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65904">
                <text:p>0.06590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007325">
                <text:p>-0.00732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87742">
                <text:p>0.08774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36569">
                <text:p>0.03656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29325">
                <text:p>0.0293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21916">
                <text:p>0.02191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004342">
                <text:p>-0.00434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020837">
                <text:p>-0.02083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0.121288">
                <text:p>-0.12128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0.053528">
                <text:p>-0.05352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0.012329">
                <text:p>-0.01232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0.00732">
                <text:p>-0.0073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46511">
                <text:p>0.04651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74577">
                <text:p>0.07457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18002">
                <text:p>0.018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03814">
                <text:p>-0.00381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0.018146">
                <text:p>-0.01814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0.068507">
                <text:p>-0.06850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39179">
                <text:p>0.03917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0.036651">
                <text:p>-0.03665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732">
                <text:p>0.0073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29275">
                <text:p>0.02927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7324">
                <text:p>0.00732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0.014639">
                <text:p>-0.0146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51256">
                <text:p>0.05125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77473">
                <text:p>0.07747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0.018918">
                <text:p>-0.01891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011274">
                <text:p>-0.01127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22802">
                <text:p>0.02280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3125">
                <text:p>0.00312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0.062155">
                <text:p>-0.06215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586">
                <text:p>0.00358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043941">
                <text:p>-0.04394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085504">
                <text:p>-0.0855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96869">
                <text:p>0.09686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011367">
                <text:p>-0.0113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11358">
                <text:p>0.01135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018674">
                <text:p>-0.0186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087855">
                <text:p>-0.08785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021953">
                <text:p>-0.02195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58536">
                <text:p>0.05853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0.007326">
                <text:p>-0.00732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0.051266">
                <text:p>-0.0512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58544">
                <text:p>0.05854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80565">
                <text:p>0.08056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1.102474">
                <text:p>-1.10247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46714">
                <text:p>0.04671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9211">
                <text:p>0.00921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36749">
                <text:p>0.53674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150874">
                <text:p>0.15087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0.313108">
                <text:p>-0.31310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0.115938">
                <text:p>-0.11593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31cm" svg:height="3.132cm" xlink:href=".." xlink:type="simple" chart:class="chart:line" chart:style-name="ch1">
        <chart:legend chart:legend-position="end" svg:x="24.878cm" svg:y="1.278cm" style:legend-expansion="high" chart:style-name="ch2"/>
        <chart:plot-area chart:style-name="ch3" table:cell-range-address="right_back_wheel_stats.A2:right_back_wheel_stats.A219 right_back_wheel_stats.J1:right_back_wheel_stats.J219" chart:data-source-has-labels="both" svg:x="0.568cm" svg:y="0.062cm" svg:width="23.742cm" svg:height="3.008cm">
          <chartooo:coordinate-region svg:x="1.128cm" svg:y="0.251cm" svg:width="23.182cm" svg:height="2.631cm"/>
          <chart:axis chart:dimension="x" chart:name="primary-x" chart:style-name="ch4" chartooo:axis-type="auto">
            <chartooo:date-scale/>
            <chart:categories table:cell-range-address="right_back_wheel_stats.A2:right_back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J2:right_back_wheel_stats.J219" chart:label-cell-address="right_back_wheel_stats.J1:right_back_wheel_stats.J1" chart:class="chart:line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_signal</text:p>
                <draw:g>
                  <svg:desc>right_back_wheel_stats.J1:right_back_wheel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219</svg:desc>
                </draw:g>
              </table:table-cell>
              <table:table-cell office:value-type="float" office:value="0">
                <text:p>0</text:p>
                <draw:g>
                  <svg:desc>right_back_wheel_stats.J2:right_back_wheel_stats.J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06788">
                <text:p>0.3067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153652">
                <text:p>2.1536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46151">
                <text:p>2.461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769028">
                <text:p>2.7690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95492">
                <text:p>2.954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77664">
                <text:p>2.3776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12944">
                <text:p>1.4129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287">
                <text:p>0.142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232661">
                <text:p>-0.2326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344836">
                <text:p>-0.3448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536657">
                <text:p>-0.5366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433431">
                <text:p>-0.4334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425783">
                <text:p>-0.4257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43006">
                <text:p>-0.430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2023">
                <text:p>-0.4202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338417">
                <text:p>-0.3384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97333">
                <text:p>-0.097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477">
                <text:p>0.224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6021">
                <text:p>0.460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47998">
                <text:p>0.647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82091">
                <text:p>0.68209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03521">
                <text:p>0.6035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333">
                <text:p>0.4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43894">
                <text:p>0.1438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043145">
                <text:p>-0.0431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06267">
                <text:p>-0.062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175335">
                <text:p>-0.1753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0607">
                <text:p>-0.206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208662">
                <text:p>-0.2086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19499">
                <text:p>-0.1194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072334">
                <text:p>-0.0723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075771">
                <text:p>-0.0757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40894">
                <text:p>0.14089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57042">
                <text:p>0.15704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95034">
                <text:p>0.19503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58119">
                <text:p>0.2581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30588">
                <text:p>0.2305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42395">
                <text:p>0.1423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88329">
                <text:p>0.0883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63616">
                <text:p>0.0636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4701">
                <text:p>0.047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4416">
                <text:p>0.0044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16975">
                <text:p>-0.01697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04323">
                <text:p>-0.1043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10686">
                <text:p>-0.11068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033401">
                <text:p>-0.0334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905">
                <text:p>0.0190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5669">
                <text:p>0.056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3983">
                <text:p>0.039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85334">
                <text:p>0.0853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3858">
                <text:p>0.1385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40843">
                <text:p>0.14084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0711">
                <text:p>0.1071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05819">
                <text:p>0.10581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40322">
                <text:p>0.14032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29186">
                <text:p>0.1291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81188">
                <text:p>0.0811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90659">
                <text:p>0.0906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13583">
                <text:p>0.0135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4953">
                <text:p>0.0049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5471">
                <text:p>0.0354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69279">
                <text:p>0.06927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4925">
                <text:p>0.0492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45896">
                <text:p>0.0458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30836">
                <text:p>0.03083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1701">
                <text:p>0.017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64849">
                <text:p>0.06484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40373">
                <text:p>0.04037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68685">
                <text:p>0.06868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32441">
                <text:p>0.0324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60448">
                <text:p>0.06044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10606">
                <text:p>0.11060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6157">
                <text:p>0.00615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8863">
                <text:p>0.00886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1488">
                <text:p>0.0148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9542">
                <text:p>0.0495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60328">
                <text:p>0.06032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6956">
                <text:p>0.069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26536">
                <text:p>0.12653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54353">
                <text:p>0.05435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5958">
                <text:p>0.00595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15141">
                <text:p>0.01514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05059">
                <text:p>0.10505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82302">
                <text:p>0.08230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23314">
                <text:p>-0.2331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2.084664">
                <text:p>-2.08466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.409936">
                <text:p>-2.40993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2.688206">
                <text:p>-2.68820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2.941755">
                <text:p>-2.94175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2.668042">
                <text:p>-2.66804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2.367847">
                <text:p>-2.36784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2.029437">
                <text:p>-2.02943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636067">
                <text:p>-1.6360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1.655081">
                <text:p>-1.65508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1.352121">
                <text:p>-1.35212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.044779">
                <text:p>-1.0447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746168">
                <text:p>-0.74616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441558">
                <text:p>-0.44155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220512">
                <text:p>-0.22051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073992">
                <text:p>-0.07399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2927">
                <text:p>0.00292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33664">
                <text:p>0.23366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636775">
                <text:p>1.63677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870788">
                <text:p>1.8707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014966">
                <text:p>2.01496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658735">
                <text:p>1.65873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488123">
                <text:p>1.48812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.564955">
                <text:p>1.56495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957986">
                <text:p>1.95798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.338814">
                <text:p>2.33881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.715317">
                <text:p>2.71531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.913216">
                <text:p>2.91321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.911936">
                <text:p>2.91193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.904429">
                <text:p>2.9044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01642">
                <text:p>3.00164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.124865">
                <text:p>3.12486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.119987">
                <text:p>3.11998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.883916">
                <text:p>2.88391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.775007">
                <text:p>2.77500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.606679">
                <text:p>2.60667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.305975">
                <text:p>2.30597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.136645">
                <text:p>2.13664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033078">
                <text:p>2.03307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.893522">
                <text:p>1.8935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787526">
                <text:p>1.78752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.767795">
                <text:p>1.76779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.866556">
                <text:p>1.86655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.908833">
                <text:p>1.90883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.02967">
                <text:p>2.0296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14793">
                <text:p>2.1479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.194138">
                <text:p>2.19413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.315781">
                <text:p>2.31578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.400116">
                <text:p>2.40011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.499774">
                <text:p>2.49977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579283">
                <text:p>2.57928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.573035">
                <text:p>2.57303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.558113">
                <text:p>2.55811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.677816">
                <text:p>2.67781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.71866">
                <text:p>2.7186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.773008">
                <text:p>2.77300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.778065">
                <text:p>2.77806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.711074">
                <text:p>2.71107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.582967">
                <text:p>2.58296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.473666">
                <text:p>2.4736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384374">
                <text:p>2.38437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.340098">
                <text:p>2.34009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.317963">
                <text:p>2.31796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.25892">
                <text:p>2.2589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.224979">
                <text:p>2.22497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.109825">
                <text:p>2.1098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.135731">
                <text:p>2.13573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.125704">
                <text:p>2.12570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.231228">
                <text:p>2.23122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.300789">
                <text:p>2.30078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371945">
                <text:p>2.37194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.429221">
                <text:p>2.42922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.459355">
                <text:p>2.45935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.44287">
                <text:p>2.4428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.328487">
                <text:p>2.32848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.266177">
                <text:p>2.26617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.245162">
                <text:p>2.24516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.220621">
                <text:p>2.22062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.257508">
                <text:p>2.25750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.32063">
                <text:p>2.3206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321327">
                <text:p>2.32132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.298295">
                <text:p>2.29829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.25101">
                <text:p>2.2510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.18567">
                <text:p>2.1856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.230949">
                <text:p>2.23094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.20312">
                <text:p>2.2031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.214829">
                <text:p>2.21482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.230448">
                <text:p>2.23044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.254472">
                <text:p>2.25447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.250099">
                <text:p>2.2500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234777">
                <text:p>2.2347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.304447">
                <text:p>2.30444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.41023">
                <text:p>2.4102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.409488">
                <text:p>2.40948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.428458">
                <text:p>2.42845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.482085">
                <text:p>2.48208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.502048">
                <text:p>2.50204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.451535">
                <text:p>2.45153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.456614">
                <text:p>2.45661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.399957">
                <text:p>2.39995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311024">
                <text:p>2.31102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386368">
                <text:p>2.38636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357494">
                <text:p>2.35749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344314">
                <text:p>2.34431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.334395">
                <text:p>2.33439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.27611">
                <text:p>2.2761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.156812">
                <text:p>2.15681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.114496">
                <text:p>2.11449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.159818">
                <text:p>2.15981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.146054">
                <text:p>2.1460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080804">
                <text:p>2.08080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.143808">
                <text:p>2.14380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.007161">
                <text:p>2.00716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95522">
                <text:p>0.69552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538604">
                <text:p>0.53860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469558">
                <text:p>0.46955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962115">
                <text:p>0.96211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994509">
                <text:p>0.99450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41356">
                <text:p>0.54135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295578">
                <text:p>0.29557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5392">
                <text:p>0.1539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-0.00372">
                <text:p>-0.0037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59289">
                <text:p>0.05928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112882">
                <text:p>0.11288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164649">
                <text:p>0.16464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108975">
                <text:p>0.10897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23187">
                <text:p>0.02318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38cm" svg:height="6.833cm" xlink:href=".." xlink:type="simple" chart:class="chart:line" chart:style-name="ch1">
        <chart:legend chart:legend-position="end" svg:x="25.098cm" svg:y="2.652cm" style:legend-expansion="high" chart:style-name="ch2"/>
        <chart:plot-area chart:style-name="ch3" table:cell-range-address="left_back_wheel_stats.A2:left_back_wheel_stats.A219 left_back_wheel_stats.D1:left_back_wheel_stats.F219" chart:data-source-has-labels="both" svg:x="0.65cm" svg:y="0.136cm" svg:width="23.798cm" svg:height="6.561cm">
          <chartooo:coordinate-region svg:x="1.21cm" svg:y="0.324cm" svg:width="23.238cm" svg:height="6.185cm"/>
          <chart:axis chart:dimension="x" chart:name="primary-x" chart:style-name="ch4" chartooo:axis-type="auto">
            <chartooo:date-scale/>
            <chart:categories table:cell-range-address="left_back_wheel_stats.A2:left_back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D2:left_back_wheel_stats.D219" chart:label-cell-address="left_back_wheel_stats.D1:left_back_wheel_stats.D1" chart:class="chart:line">
            <chart:data-point chart:repeated="218"/>
          </chart:series>
          <chart:series chart:style-name="ch7" chart:values-cell-range-address="left_back_wheel_stats.E2:left_back_wheel_stats.E219" chart:label-cell-address="left_back_wheel_stats.E1:left_back_wheel_stats.E1" chart:class="chart:line">
            <chart:data-point chart:repeated="218"/>
          </chart:series>
          <chart:series chart:style-name="ch8" chart:values-cell-range-address="left_back_wheel_stats.F2:left_back_wheel_stats.F219" chart:label-cell-address="left_back_wheel_stats.F1:left_back_wheel_stats.F1" chart:class="chart:line">
            <chart:data-point chart:repeated="2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back_wheel_stats.D1:left_back_wheel_stats.D1</svg:desc>
                </draw:g>
              </table:table-cell>
              <table:table-cell office:value-type="string">
                <text:p>angular_vel_encoder_left_back_wheel</text:p>
                <draw:g>
                  <svg:desc>left_back_wheel_stats.E1:left_back_wheel_stats.E1</svg:desc>
                </draw:g>
              </table:table-cell>
              <table:table-cell office:value-type="string">
                <text:p>angular_vel_control_left_back_wheel</text:p>
                <draw:g>
                  <svg:desc>left_back_wheel_stats.F1:left_back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219</svg:desc>
                </draw:g>
              </table:table-cell>
              <table:table-cell office:value-type="float" office:value="0">
                <text:p>0</text:p>
                <draw:g>
                  <svg:desc>left_back_wheel_stats.D2:left_back_wheel_stats.D219</svg:desc>
                </draw:g>
              </table:table-cell>
              <table:table-cell office:value-type="float" office:value="0">
                <text:p>0</text:p>
                <draw:g>
                  <svg:desc>left_back_wheel_stats.E2:left_back_wheel_stats.E219</svg:desc>
                </draw:g>
              </table:table-cell>
              <table:table-cell office:value-type="float" office:value="0">
                <text:p>0</text:p>
                <draw:g>
                  <svg:desc>left_back_wheel_stats.F2:left_back_wheel_stats.F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3.379063">
                <text:p>3.3790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5.2298">
                <text:p>5.22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5.538656">
                <text:p>5.5386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076923">
                <text:p>3.076923</text:p>
              </table:table-cell>
              <table:table-cell office:value-type="float" office:value="1.552025">
                <text:p>1.552025</text:p>
              </table:table-cell>
              <table:table-cell office:value-type="float" office:value="5.692603">
                <text:p>5.6926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076923">
                <text:p>3.076923</text:p>
              </table:table-cell>
              <table:table-cell office:value-type="float" office:value="2.986917">
                <text:p>2.986917</text:p>
              </table:table-cell>
              <table:table-cell office:value-type="float" office:value="4.922647">
                <text:p>4.9226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76923">
                <text:p>3.076923</text:p>
              </table:table-cell>
              <table:table-cell office:value-type="float" office:value="3.997198">
                <text:p>3.997198</text:p>
              </table:table-cell>
              <table:table-cell office:value-type="float" office:value="4.113836">
                <text:p>4.1138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076923">
                <text:p>3.076923</text:p>
              </table:table-cell>
              <table:table-cell office:value-type="float" office:value="4.700002">
                <text:p>4.700002</text:p>
              </table:table-cell>
              <table:table-cell office:value-type="float" office:value="3.448052">
                <text:p>3.4480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76923">
                <text:p>3.076923</text:p>
              </table:table-cell>
              <table:table-cell office:value-type="float" office:value="4.825951">
                <text:p>4.825951</text:p>
              </table:table-cell>
              <table:table-cell office:value-type="float" office:value="2.92128">
                <text:p>2.921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76923">
                <text:p>3.076923</text:p>
              </table:table-cell>
              <table:table-cell office:value-type="float" office:value="4.612151">
                <text:p>4.612151</text:p>
              </table:table-cell>
              <table:table-cell office:value-type="float" office:value="2.704572">
                <text:p>2.7045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76923">
                <text:p>3.076923</text:p>
              </table:table-cell>
              <table:table-cell office:value-type="float" office:value="4.260749">
                <text:p>4.260749</text:p>
              </table:table-cell>
              <table:table-cell office:value-type="float" office:value="2.692847">
                <text:p>2.6928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076923">
                <text:p>3.076923</text:p>
              </table:table-cell>
              <table:table-cell office:value-type="float" office:value="3.739025">
                <text:p>3.739025</text:p>
              </table:table-cell>
              <table:table-cell office:value-type="float" office:value="2.495532">
                <text:p>2.4955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076923">
                <text:p>3.076923</text:p>
              </table:table-cell>
              <table:table-cell office:value-type="float" office:value="3.411528">
                <text:p>3.411528</text:p>
              </table:table-cell>
              <table:table-cell office:value-type="float" office:value="2.415334">
                <text:p>2.4153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076923">
                <text:p>3.076923</text:p>
              </table:table-cell>
              <table:table-cell office:value-type="float" office:value="2.957634">
                <text:p>2.957634</text:p>
              </table:table-cell>
              <table:table-cell office:value-type="float" office:value="2.282146">
                <text:p>2.2821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76923">
                <text:p>3.076923</text:p>
              </table:table-cell>
              <table:table-cell office:value-type="float" office:value="2.489098">
                <text:p>2.489098</text:p>
              </table:table-cell>
              <table:table-cell office:value-type="float" office:value="2.41558">
                <text:p>2.415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076923">
                <text:p>3.076923</text:p>
              </table:table-cell>
              <table:table-cell office:value-type="float" office:value="2.362252">
                <text:p>2.362252</text:p>
              </table:table-cell>
              <table:table-cell office:value-type="float" office:value="2.71256">
                <text:p>2.712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076923">
                <text:p>3.076923</text:p>
              </table:table-cell>
              <table:table-cell office:value-type="float" office:value="2.367083">
                <text:p>2.367083</text:p>
              </table:table-cell>
              <table:table-cell office:value-type="float" office:value="2.93902">
                <text:p>2.939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.076923">
                <text:p>3.076923</text:p>
              </table:table-cell>
              <table:table-cell office:value-type="float" office:value="2.445173">
                <text:p>2.445173</text:p>
              </table:table-cell>
              <table:table-cell office:value-type="float" office:value="3.161689">
                <text:p>3.1616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076923">
                <text:p>3.076923</text:p>
              </table:table-cell>
              <table:table-cell office:value-type="float" office:value="2.533023">
                <text:p>2.533023</text:p>
              </table:table-cell>
              <table:table-cell office:value-type="float" office:value="3.35165">
                <text:p>3.351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076923">
                <text:p>3.076923</text:p>
              </table:table-cell>
              <table:table-cell office:value-type="float" office:value="2.550653">
                <text:p>2.550653</text:p>
              </table:table-cell>
              <table:table-cell office:value-type="float" office:value="3.514157">
                <text:p>3.5141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076923">
                <text:p>3.076923</text:p>
              </table:table-cell>
              <table:table-cell office:value-type="float" office:value="2.707352">
                <text:p>2.707352</text:p>
              </table:table-cell>
              <table:table-cell office:value-type="float" office:value="3.660645">
                <text:p>3.66064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076923">
                <text:p>3.076923</text:p>
              </table:table-cell>
              <table:table-cell office:value-type="float" office:value="2.796574">
                <text:p>2.796574</text:p>
              </table:table-cell>
              <table:table-cell office:value-type="float" office:value="3.67659">
                <text:p>3.676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076923">
                <text:p>3.076923</text:p>
              </table:table-cell>
              <table:table-cell office:value-type="float" office:value="3.043393">
                <text:p>3.043393</text:p>
              </table:table-cell>
              <table:table-cell office:value-type="float" office:value="3.668341">
                <text:p>3.6683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076923">
                <text:p>3.076923</text:p>
              </table:table-cell>
              <table:table-cell office:value-type="float" office:value="3.396886">
                <text:p>3.396886</text:p>
              </table:table-cell>
              <table:table-cell office:value-type="float" office:value="3.501147">
                <text:p>3.5011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076923">
                <text:p>3.076923</text:p>
              </table:table-cell>
              <table:table-cell office:value-type="float" office:value="3.660438">
                <text:p>3.660438</text:p>
              </table:table-cell>
              <table:table-cell office:value-type="float" office:value="3.208199">
                <text:p>3.2081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076923">
                <text:p>3.076923</text:p>
              </table:table-cell>
              <table:table-cell office:value-type="float" office:value="3.499378">
                <text:p>3.499378</text:p>
              </table:table-cell>
              <table:table-cell office:value-type="float" office:value="2.962259">
                <text:p>2.96225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076923">
                <text:p>3.076923</text:p>
              </table:table-cell>
              <table:table-cell office:value-type="float" office:value="3.309036">
                <text:p>3.309036</text:p>
              </table:table-cell>
              <table:table-cell office:value-type="float" office:value="2.948263">
                <text:p>2.94826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076923">
                <text:p>3.076923</text:p>
              </table:table-cell>
              <table:table-cell office:value-type="float" office:value="3.235827">
                <text:p>3.235827</text:p>
              </table:table-cell>
              <table:table-cell office:value-type="float" office:value="2.964574">
                <text:p>2.9645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076923">
                <text:p>3.076923</text:p>
              </table:table-cell>
              <table:table-cell office:value-type="float" office:value="3.133335">
                <text:p>3.133335</text:p>
              </table:table-cell>
              <table:table-cell office:value-type="float" office:value="2.941042">
                <text:p>2.9410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2.946033">
                <text:p>2.9460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76923">
                <text:p>3.076923</text:p>
              </table:table-cell>
              <table:table-cell office:value-type="float" office:value="2.8405">
                <text:p>2.8405</text:p>
              </table:table-cell>
              <table:table-cell office:value-type="float" office:value="2.990796">
                <text:p>2.99079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076923">
                <text:p>3.076923</text:p>
              </table:table-cell>
              <table:table-cell office:value-type="float" office:value="2.738008">
                <text:p>2.738008</text:p>
              </table:table-cell>
              <table:table-cell office:value-type="float" office:value="3.084958">
                <text:p>3.08495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.076923">
                <text:p>3.076923</text:p>
              </table:table-cell>
              <table:table-cell office:value-type="float" office:value="2.679441">
                <text:p>2.679441</text:p>
              </table:table-cell>
              <table:table-cell office:value-type="float" office:value="3.172441">
                <text:p>3.17244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076923">
                <text:p>3.076923</text:p>
              </table:table-cell>
              <table:table-cell office:value-type="float" office:value="2.796574">
                <text:p>2.796574</text:p>
              </table:table-cell>
              <table:table-cell office:value-type="float" office:value="3.261792">
                <text:p>3.26179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076923">
                <text:p>3.076923</text:p>
              </table:table-cell>
              <table:table-cell office:value-type="float" office:value="2.884425">
                <text:p>2.884425</text:p>
              </table:table-cell>
              <table:table-cell office:value-type="float" office:value="3.280708">
                <text:p>3.28070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076923">
                <text:p>3.076923</text:p>
              </table:table-cell>
              <table:table-cell office:value-type="float" office:value="2.884425">
                <text:p>2.884425</text:p>
              </table:table-cell>
              <table:table-cell office:value-type="float" office:value="3.298391">
                <text:p>3.2983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.076923">
                <text:p>3.076923</text:p>
              </table:table-cell>
              <table:table-cell office:value-type="float" office:value="2.869783">
                <text:p>2.869783</text:p>
              </table:table-cell>
              <table:table-cell office:value-type="float" office:value="3.342231">
                <text:p>3.3422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.076923">
                <text:p>3.076923</text:p>
              </table:table-cell>
              <table:table-cell office:value-type="float" office:value="2.883977">
                <text:p>2.883977</text:p>
              </table:table-cell>
              <table:table-cell office:value-type="float" office:value="3.384763">
                <text:p>3.3847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076923">
                <text:p>3.076923</text:p>
              </table:table-cell>
              <table:table-cell office:value-type="float" office:value="3.121591">
                <text:p>3.121591</text:p>
              </table:table-cell>
              <table:table-cell office:value-type="float" office:value="3.379021">
                <text:p>3.37902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.076923">
                <text:p>3.076923</text:p>
              </table:table-cell>
              <table:table-cell office:value-type="float" office:value="3.206543">
                <text:p>3.206543</text:p>
              </table:table-cell>
              <table:table-cell office:value-type="float" office:value="3.240989">
                <text:p>3.24098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076923">
                <text:p>3.076923</text:p>
              </table:table-cell>
              <table:table-cell office:value-type="float" office:value="3.231793">
                <text:p>3.231793</text:p>
              </table:table-cell>
              <table:table-cell office:value-type="float" office:value="3.159467">
                <text:p>3.1594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.076923">
                <text:p>3.076923</text:p>
              </table:table-cell>
              <table:table-cell office:value-type="float" office:value="3.17726">
                <text:p>3.17726</text:p>
              </table:table-cell>
              <table:table-cell office:value-type="float" office:value="3.102855">
                <text:p>3.10285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.076923">
                <text:p>3.076923</text:p>
              </table:table-cell>
              <table:table-cell office:value-type="float" office:value="3.165974">
                <text:p>3.165974</text:p>
              </table:table-cell>
              <table:table-cell office:value-type="float" office:value="3.081507">
                <text:p>3.08150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076923">
                <text:p>3.076923</text:p>
              </table:table-cell>
              <table:table-cell office:value-type="float" office:value="3.147976">
                <text:p>3.147976</text:p>
              </table:table-cell>
              <table:table-cell office:value-type="float" office:value="3.051975">
                <text:p>3.0519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076923">
                <text:p>3.076923</text:p>
              </table:table-cell>
              <table:table-cell office:value-type="float" office:value="3.144839">
                <text:p>3.144839</text:p>
              </table:table-cell>
              <table:table-cell office:value-type="float" office:value="3.034959">
                <text:p>3.0349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076923">
                <text:p>3.076923</text:p>
              </table:table-cell>
              <table:table-cell office:value-type="float" office:value="3.279752">
                <text:p>3.279752</text:p>
              </table:table-cell>
              <table:table-cell office:value-type="float" office:value="2.996952">
                <text:p>2.99695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076923">
                <text:p>3.076923</text:p>
              </table:table-cell>
              <table:table-cell office:value-type="float" office:value="3.074768">
                <text:p>3.074768</text:p>
              </table:table-cell>
              <table:table-cell office:value-type="float" office:value="2.909075">
                <text:p>2.90907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.076923">
                <text:p>3.076923</text:p>
              </table:table-cell>
              <table:table-cell office:value-type="float" office:value="2.973648">
                <text:p>2.973648</text:p>
              </table:table-cell>
              <table:table-cell office:value-type="float" office:value="3.002413">
                <text:p>3.0024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76923">
                <text:p>3.076923</text:p>
              </table:table-cell>
              <table:table-cell office:value-type="float" office:value="2.797023">
                <text:p>2.797023</text:p>
              </table:table-cell>
              <table:table-cell office:value-type="float" office:value="3.085615">
                <text:p>3.08561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076923">
                <text:p>3.076923</text:p>
              </table:table-cell>
              <table:table-cell office:value-type="float" office:value="2.899067">
                <text:p>2.899067</text:p>
              </table:table-cell>
              <table:table-cell office:value-type="float" office:value="3.204449">
                <text:p>3.2044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076923">
                <text:p>3.076923</text:p>
              </table:table-cell>
              <table:table-cell office:value-type="float" office:value="2.869484">
                <text:p>2.869484</text:p>
              </table:table-cell>
              <table:table-cell office:value-type="float" office:value="3.18971">
                <text:p>3.1897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.076923">
                <text:p>3.076923</text:p>
              </table:table-cell>
              <table:table-cell office:value-type="float" office:value="2.8405">
                <text:p>2.8405</text:p>
              </table:table-cell>
              <table:table-cell office:value-type="float" office:value="3.238316">
                <text:p>3.23831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.076923">
                <text:p>3.076923</text:p>
              </table:table-cell>
              <table:table-cell office:value-type="float" office:value="2.8405">
                <text:p>2.8405</text:p>
              </table:table-cell>
              <table:table-cell office:value-type="float" office:value="3.285332">
                <text:p>3.2853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076923">
                <text:p>3.076923</text:p>
              </table:table-cell>
              <table:table-cell office:value-type="float" office:value="2.942992">
                <text:p>2.942992</text:p>
              </table:table-cell>
              <table:table-cell office:value-type="float" office:value="3.305815">
                <text:p>3.3058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.076923">
                <text:p>3.076923</text:p>
              </table:table-cell>
              <table:table-cell office:value-type="float" office:value="2.942992">
                <text:p>2.942992</text:p>
              </table:table-cell>
              <table:table-cell office:value-type="float" office:value="3.274773">
                <text:p>3.27477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.076923">
                <text:p>3.076923</text:p>
              </table:table-cell>
              <table:table-cell office:value-type="float" office:value="3.030842">
                <text:p>3.030842</text:p>
              </table:table-cell>
              <table:table-cell office:value-type="float" office:value="3.299648">
                <text:p>3.2996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.076923">
                <text:p>3.076923</text:p>
              </table:table-cell>
              <table:table-cell office:value-type="float" office:value="3.030842">
                <text:p>3.030842</text:p>
              </table:table-cell>
              <table:table-cell office:value-type="float" office:value="3.260139">
                <text:p>3.26013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.076923">
                <text:p>3.076923</text:p>
              </table:table-cell>
              <table:table-cell office:value-type="float" office:value="3.032825">
                <text:p>3.032825</text:p>
              </table:table-cell>
              <table:table-cell office:value-type="float" office:value="3.254225">
                <text:p>3.2542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076923">
                <text:p>3.076923</text:p>
              </table:table-cell>
              <table:table-cell office:value-type="float" office:value="3.072377">
                <text:p>3.072377</text:p>
              </table:table-cell>
              <table:table-cell office:value-type="float" office:value="3.225682">
                <text:p>3.22568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.076923">
                <text:p>3.076923</text:p>
              </table:table-cell>
              <table:table-cell office:value-type="float" office:value="3.191901">
                <text:p>3.191901</text:p>
              </table:table-cell>
              <table:table-cell office:value-type="float" office:value="3.176381">
                <text:p>3.17638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.076923">
                <text:p>3.076923</text:p>
              </table:table-cell>
              <table:table-cell office:value-type="float" office:value="3.221185">
                <text:p>3.221185</text:p>
              </table:table-cell>
              <table:table-cell office:value-type="float" office:value="3.081709">
                <text:p>3.08170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.076923">
                <text:p>3.076923</text:p>
              </table:table-cell>
              <table:table-cell office:value-type="float" office:value="3.043393">
                <text:p>3.043393</text:p>
              </table:table-cell>
              <table:table-cell office:value-type="float" office:value="3.046737">
                <text:p>3.0467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076923">
                <text:p>3.076923</text:p>
              </table:table-cell>
              <table:table-cell office:value-type="float" office:value="3.030842">
                <text:p>3.030842</text:p>
              </table:table-cell>
              <table:table-cell office:value-type="float" office:value="3.116599">
                <text:p>3.1165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.076923">
                <text:p>3.076923</text:p>
              </table:table-cell>
              <table:table-cell office:value-type="float" office:value="3.003237">
                <text:p>3.003237</text:p>
              </table:table-cell>
              <table:table-cell office:value-type="float" office:value="3.116886">
                <text:p>3.11688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.076923">
                <text:p>3.076923</text:p>
              </table:table-cell>
              <table:table-cell office:value-type="float" office:value="2.986917">
                <text:p>2.986917</text:p>
              </table:table-cell>
              <table:table-cell office:value-type="float" office:value="3.126241">
                <text:p>3.12624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.076923">
                <text:p>3.076923</text:p>
              </table:table-cell>
              <table:table-cell office:value-type="float" office:value="3.072377">
                <text:p>3.072377</text:p>
              </table:table-cell>
              <table:table-cell office:value-type="float" office:value="3.130321">
                <text:p>3.13032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.076923">
                <text:p>3.076923</text:p>
              </table:table-cell>
              <table:table-cell office:value-type="float" office:value="3.191901">
                <text:p>3.191901</text:p>
              </table:table-cell>
              <table:table-cell office:value-type="float" office:value="3.071401">
                <text:p>3.07140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3.013626">
                <text:p>3.0136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076923">
                <text:p>3.076923</text:p>
              </table:table-cell>
              <table:table-cell office:value-type="float" office:value="2.929265">
                <text:p>2.929265</text:p>
              </table:table-cell>
              <table:table-cell office:value-type="float" office:value="3.11526">
                <text:p>3.1152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.076923">
                <text:p>3.076923</text:p>
              </table:table-cell>
              <table:table-cell office:value-type="float" office:value="2.912961">
                <text:p>2.912961</text:p>
              </table:table-cell>
              <table:table-cell office:value-type="float" office:value="3.186851">
                <text:p>3.18685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.076923">
                <text:p>3.076923</text:p>
              </table:table-cell>
              <table:table-cell office:value-type="float" office:value="2.972275">
                <text:p>2.972275</text:p>
              </table:table-cell>
              <table:table-cell office:value-type="float" office:value="3.219826">
                <text:p>3.2198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.076923">
                <text:p>3.076923</text:p>
              </table:table-cell>
              <table:table-cell office:value-type="float" office:value="3.030842">
                <text:p>3.030842</text:p>
              </table:table-cell>
              <table:table-cell office:value-type="float" office:value="3.191541">
                <text:p>3.1915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.076923">
                <text:p>3.076923</text:p>
              </table:table-cell>
              <table:table-cell office:value-type="float" office:value="2.941946">
                <text:p>2.941946</text:p>
              </table:table-cell>
              <table:table-cell office:value-type="float" office:value="3.171139">
                <text:p>3.1711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.076923">
                <text:p>3.076923</text:p>
              </table:table-cell>
              <table:table-cell office:value-type="float" office:value="2.94406">
                <text:p>2.94406</text:p>
              </table:table-cell>
              <table:table-cell office:value-type="float" office:value="3.221438">
                <text:p>3.22143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.076923">
                <text:p>3.076923</text:p>
              </table:table-cell>
              <table:table-cell office:value-type="float" office:value="2.972275">
                <text:p>2.972275</text:p>
              </table:table-cell>
              <table:table-cell office:value-type="float" office:value="3.221861">
                <text:p>3.22186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.076923">
                <text:p>3.076923</text:p>
              </table:table-cell>
              <table:table-cell office:value-type="float" office:value="2.986917">
                <text:p>2.986917</text:p>
              </table:table-cell>
              <table:table-cell office:value-type="float" office:value="3.216281">
                <text:p>3.21628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.076923">
                <text:p>3.076923</text:p>
              </table:table-cell>
              <table:table-cell office:value-type="float" office:value="3.072377">
                <text:p>3.072377</text:p>
              </table:table-cell>
              <table:table-cell office:value-type="float" office:value="3.220979">
                <text:p>3.22097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3.178244">
                <text:p>3.1782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3.003237">
                <text:p>3.003237</text:p>
              </table:table-cell>
              <table:table-cell office:value-type="float" office:value="3.198908">
                <text:p>3.19890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2.941946">
                <text:p>2.941946</text:p>
              </table:table-cell>
              <table:table-cell office:value-type="float" office:value="3.202577">
                <text:p>3.20257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3.045484">
                <text:p>3.045484</text:p>
              </table:table-cell>
              <table:table-cell office:value-type="float" office:value="3.225957">
                <text:p>3.22595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3.162618">
                <text:p>3.162618</text:p>
              </table:table-cell>
              <table:table-cell office:value-type="float" office:value="3.160712">
                <text:p>3.16071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3.133335">
                <text:p>3.133335</text:p>
              </table:table-cell>
              <table:table-cell office:value-type="float" office:value="3.083123">
                <text:p>3.0831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3.014408">
                <text:p>3.014408</text:p>
              </table:table-cell>
              <table:table-cell office:value-type="float" office:value="3.090982">
                <text:p>3.09098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2.957634">
                <text:p>2.957634</text:p>
              </table:table-cell>
              <table:table-cell office:value-type="float" office:value="3.151561">
                <text:p>3.15156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2.988442">
                <text:p>2.988442</text:p>
              </table:table-cell>
              <table:table-cell office:value-type="float" office:value="3.17988">
                <text:p>3.1798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3.001559">
                <text:p>3.00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3.101362">
                <text:p>3.10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3.104051">
                <text:p>3.10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2.972275">
                <text:p>2.97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.064487">
                <text:p>2.064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.390661">
                <text:p>1.390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710125">
                <text:p>0.71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73209">
                <text:p>0.07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2.338462">
                <text:p>-2.338462</text:p>
              </table:table-cell>
              <table:table-cell office:value-type="float" office:value="0">
                <text:p>0</text:p>
              </table:table-cell>
              <table:table-cell office:value-type="float" office:value="-2.57378">
                <text:p>-2.5737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2.338462">
                <text:p>-2.338462</text:p>
              </table:table-cell>
              <table:table-cell office:value-type="float" office:value="0">
                <text:p>0</text:p>
              </table:table-cell>
              <table:table-cell office:value-type="float" office:value="-3.975172">
                <text:p>-3.9751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2.338462">
                <text:p>-2.338462</text:p>
              </table:table-cell>
              <table:table-cell office:value-type="float" office:value="0">
                <text:p>0</text:p>
              </table:table-cell>
              <table:table-cell office:value-type="float" office:value="-4.209086">
                <text:p>-4.20908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028985">
                <text:p>-0.028985</text:p>
              </table:table-cell>
              <table:table-cell office:value-type="float" office:value="-4.4404">
                <text:p>-4.44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566667">
                <text:p>-1.566667</text:p>
              </table:table-cell>
              <table:table-cell office:value-type="float" office:value="-4.503402">
                <text:p>-4.50340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52381">
                <text:p>-1.52381</text:p>
              </table:table-cell>
              <table:table-cell office:value-type="float" office:value="-3.815496">
                <text:p>-3.81549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376325">
                <text:p>-1.376325</text:p>
              </table:table-cell>
              <table:table-cell office:value-type="float" office:value="-3.933239">
                <text:p>-3.93323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202865">
                <text:p>-1.202865</text:p>
              </table:table-cell>
              <table:table-cell office:value-type="float" office:value="-4.120527">
                <text:p>-4.12052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80997">
                <text:p>-0.980997</text:p>
              </table:table-cell>
              <table:table-cell office:value-type="float" office:value="-4.34358">
                <text:p>-4.3435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58068">
                <text:p>-0.858068</text:p>
              </table:table-cell>
              <table:table-cell office:value-type="float" office:value="-4.602036">
                <text:p>-4.60203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78505">
                <text:p>-0.878505</text:p>
              </table:table-cell>
              <table:table-cell office:value-type="float" office:value="-4.575218">
                <text:p>-4.57521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11571">
                <text:p>-0.811571</text:p>
              </table:table-cell>
              <table:table-cell office:value-type="float" office:value="-4.484941">
                <text:p>-4.4849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63863">
                <text:p>-0.863863</text:p>
              </table:table-cell>
              <table:table-cell office:value-type="float" office:value="-4.431635">
                <text:p>-4.43163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02451">
                <text:p>-0.902451</text:p>
              </table:table-cell>
              <table:table-cell office:value-type="float" office:value="-4.317652">
                <text:p>-4.31765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98525">
                <text:p>-0.898525</text:p>
              </table:table-cell>
              <table:table-cell office:value-type="float" office:value="-4.365203">
                <text:p>-4.3652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63863">
                <text:p>-0.863863</text:p>
              </table:table-cell>
              <table:table-cell office:value-type="float" office:value="-4.433621">
                <text:p>-4.43362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58068">
                <text:p>-0.858068</text:p>
              </table:table-cell>
              <table:table-cell office:value-type="float" office:value="-4.502289">
                <text:p>-4.50228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19938">
                <text:p>-0.819938</text:p>
              </table:table-cell>
              <table:table-cell office:value-type="float" office:value="-4.543949">
                <text:p>-4.54394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56495">
                <text:p>-0.956495</text:p>
              </table:table-cell>
              <table:table-cell office:value-type="float" office:value="-4.565019">
                <text:p>-4.56501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49222">
                <text:p>-0.849222</text:p>
              </table:table-cell>
              <table:table-cell office:value-type="float" office:value="-4.497653">
                <text:p>-4.49765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65742">
                <text:p>-0.665742</text:p>
              </table:table-cell>
              <table:table-cell office:value-type="float" office:value="-4.57287">
                <text:p>-4.572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07789">
                <text:p>-0.907789</text:p>
              </table:table-cell>
              <table:table-cell office:value-type="float" office:value="-4.65447">
                <text:p>-4.6544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28957">
                <text:p>-1.028957</text:p>
              </table:table-cell>
              <table:table-cell office:value-type="float" office:value="-4.517246">
                <text:p>-4.51724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54206">
                <text:p>-1.054206</text:p>
              </table:table-cell>
              <table:table-cell office:value-type="float" office:value="-4.441467">
                <text:p>-4.44146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287101">
                <text:p>-1.287101</text:p>
              </table:table-cell>
              <table:table-cell office:value-type="float" office:value="-4.389976">
                <text:p>-4.38997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289819">
                <text:p>-1.289819</text:p>
              </table:table-cell>
              <table:table-cell office:value-type="float" office:value="-4.230877">
                <text:p>-4.23087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244549">
                <text:p>-1.244549</text:p>
              </table:table-cell>
              <table:table-cell office:value-type="float" office:value="-4.191047">
                <text:p>-4.19104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287101">
                <text:p>-1.287101</text:p>
              </table:table-cell>
              <table:table-cell office:value-type="float" office:value="-4.166732">
                <text:p>-4.1667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98131">
                <text:p>-1.098131</text:p>
              </table:table-cell>
              <table:table-cell office:value-type="float" office:value="-4.13111">
                <text:p>-4.1311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72434">
                <text:p>-1.072434</text:p>
              </table:table-cell>
              <table:table-cell office:value-type="float" office:value="-4.203288">
                <text:p>-4.20328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80997">
                <text:p>-0.980997</text:p>
              </table:table-cell>
              <table:table-cell office:value-type="float" office:value="-4.184958">
                <text:p>-4.18495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39713">
                <text:p>-0.739713</text:p>
              </table:table-cell>
              <table:table-cell office:value-type="float" office:value="-4.247246">
                <text:p>-4.24724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44237">
                <text:p>-0.644237</text:p>
              </table:table-cell>
              <table:table-cell office:value-type="float" office:value="-4.406525">
                <text:p>-4.4065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02804">
                <text:p>-0.702804</text:p>
              </table:table-cell>
              <table:table-cell office:value-type="float" office:value="-4.489747">
                <text:p>-4.48974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473417">
                <text:p>-0.473417</text:p>
              </table:table-cell>
              <table:table-cell office:value-type="float" office:value="-4.54091">
                <text:p>-4.5409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473417">
                <text:p>-0.473417</text:p>
              </table:table-cell>
              <table:table-cell office:value-type="float" office:value="-4.737222">
                <text:p>-4.73722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420278">
                <text:p>-0.420278</text:p>
              </table:table-cell>
              <table:table-cell office:value-type="float" office:value="-4.820435">
                <text:p>-4.82043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56387">
                <text:p>-0.556387</text:p>
              </table:table-cell>
              <table:table-cell office:value-type="float" office:value="-4.919922">
                <text:p>-4.91992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84096">
                <text:p>-0.784096</text:p>
              </table:table-cell>
              <table:table-cell office:value-type="float" office:value="-4.883566">
                <text:p>-4.88356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84033">
                <text:p>-0.884033</text:p>
              </table:table-cell>
              <table:table-cell office:value-type="float" office:value="-4.788653">
                <text:p>-4.78865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39564">
                <text:p>-1.039564</text:p>
              </table:table-cell>
              <table:table-cell office:value-type="float" office:value="-4.732659">
                <text:p>-4.73265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142057">
                <text:p>-1.142057</text:p>
              </table:table-cell>
              <table:table-cell office:value-type="float" office:value="-4.614706">
                <text:p>-4.61470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124364">
                <text:p>-1.124364</text:p>
              </table:table-cell>
              <table:table-cell office:value-type="float" office:value="-4.515116">
                <text:p>-4.5151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69541">
                <text:p>-0.869541</text:p>
              </table:table-cell>
              <table:table-cell office:value-type="float" office:value="-4.506766">
                <text:p>-4.50676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90655">
                <text:p>-0.790655</text:p>
              </table:table-cell>
              <table:table-cell office:value-type="float" office:value="-4.603232">
                <text:p>-4.60323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90655">
                <text:p>-0.790655</text:p>
              </table:table-cell>
              <table:table-cell office:value-type="float" office:value="-4.611026">
                <text:p>-4.61102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61371">
                <text:p>-0.761371</text:p>
              </table:table-cell>
              <table:table-cell office:value-type="float" office:value="-4.576837">
                <text:p>-4.57683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76013">
                <text:p>-0.776013</text:p>
              </table:table-cell>
              <table:table-cell office:value-type="float" office:value="-4.569113">
                <text:p>-4.56911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3458">
                <text:p>-0.83458</text:p>
              </table:table-cell>
              <table:table-cell office:value-type="float" office:value="-4.55649">
                <text:p>-4.5564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90655">
                <text:p>-0.790655</text:p>
              </table:table-cell>
              <table:table-cell office:value-type="float" office:value="-4.536763">
                <text:p>-4.53676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58879">
                <text:p>-0.658879</text:p>
              </table:table-cell>
              <table:table-cell office:value-type="float" office:value="-4.596744">
                <text:p>-4.59674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27103">
                <text:p>-0.527103</text:p>
              </table:table-cell>
              <table:table-cell office:value-type="float" office:value="-4.724476">
                <text:p>-4.72447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27103">
                <text:p>-0.527103</text:p>
              </table:table-cell>
              <table:table-cell office:value-type="float" office:value="-4.849711">
                <text:p>-4.8497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483178">
                <text:p>-0.483178</text:p>
              </table:table-cell>
              <table:table-cell office:value-type="float" office:value="-4.889194">
                <text:p>-4.88919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362309">
                <text:p>-0.362309</text:p>
              </table:table-cell>
              <table:table-cell office:value-type="float" office:value="-4.953581">
                <text:p>-4.95358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06565">
                <text:p>-0.606565</text:p>
              </table:table-cell>
              <table:table-cell office:value-type="float" office:value="-5.032424">
                <text:p>-5.03242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112773">
                <text:p>-1.112773</text:p>
              </table:table-cell>
              <table:table-cell office:value-type="float" office:value="-4.874208">
                <text:p>-4.87420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347788">
                <text:p>-1.347788</text:p>
              </table:table-cell>
              <table:table-cell office:value-type="float" office:value="-4.564526">
                <text:p>-4.56452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361683">
                <text:p>-1.361683</text:p>
              </table:table-cell>
              <table:table-cell office:value-type="float" office:value="-4.394496">
                <text:p>-4.39449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493459">
                <text:p>-1.493459</text:p>
              </table:table-cell>
              <table:table-cell office:value-type="float" office:value="-4.317262">
                <text:p>-4.31726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227924">
                <text:p>-1.227924</text:p>
              </table:table-cell>
              <table:table-cell office:value-type="float" office:value="-4.194432">
                <text:p>-4.19443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99972">
                <text:p>-0.999972</text:p>
              </table:table-cell>
              <table:table-cell office:value-type="float" office:value="-4.279576">
                <text:p>-4.27957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112773">
                <text:p>-1.112773</text:p>
              </table:table-cell>
              <table:table-cell office:value-type="float" office:value="-4.335533">
                <text:p>-4.3355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10957">
                <text:p>-1.10957</text:p>
              </table:table-cell>
              <table:table-cell office:value-type="float" office:value="-4.21563">
                <text:p>-4.2156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10281">
                <text:p>-1.010281</text:p>
              </table:table-cell>
              <table:table-cell office:value-type="float" office:value="-4.152862">
                <text:p>-4.15286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17388">
                <text:p>-1.17388</text:p>
              </table:table-cell>
              <table:table-cell office:value-type="float" office:value="-4.146179">
                <text:p>-4.14617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24923">
                <text:p>-1.024923</text:p>
              </table:table-cell>
              <table:table-cell office:value-type="float" office:value="-4.073382">
                <text:p>-4.07338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95639">
                <text:p>-0.995639</text:p>
              </table:table-cell>
              <table:table-cell office:value-type="float" office:value="-4.182519">
                <text:p>-4.18251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54206">
                <text:p>-1.054206</text:p>
              </table:table-cell>
              <table:table-cell office:value-type="float" office:value="-4.227931">
                <text:p>-4.22793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51714">
                <text:p>-0.951714</text:p>
              </table:table-cell>
              <table:table-cell office:value-type="float" office:value="-4.253057">
                <text:p>-4.25305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66356">
                <text:p>-0.966356</text:p>
              </table:table-cell>
              <table:table-cell office:value-type="float" office:value="-4.330294">
                <text:p>-4.33029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98131">
                <text:p>-1.098131</text:p>
              </table:table-cell>
              <table:table-cell office:value-type="float" office:value="-4.313194">
                <text:p>-4.31319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24923">
                <text:p>-1.024923</text:p>
              </table:table-cell>
              <table:table-cell office:value-type="float" office:value="-4.256739">
                <text:p>-4.2567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76013">
                <text:p>-0.776013</text:p>
              </table:table-cell>
              <table:table-cell office:value-type="float" office:value="-4.325637">
                <text:p>-4.32563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98891">
                <text:p>-0.798891</text:p>
              </table:table-cell>
              <table:table-cell office:value-type="float" office:value="-4.471695">
                <text:p>-4.47169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51714">
                <text:p>-0.951714</text:p>
              </table:table-cell>
              <table:table-cell office:value-type="float" office:value="-4.482403">
                <text:p>-4.48240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42002">
                <text:p>-0.942002</text:p>
              </table:table-cell>
              <table:table-cell office:value-type="float" office:value="-4.414135">
                <text:p>-4.41413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39713">
                <text:p>-0.739713</text:p>
              </table:table-cell>
              <table:table-cell office:value-type="float" office:value="-4.444319">
                <text:p>-4.44431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37072">
                <text:p>-0.937072</text:p>
              </table:table-cell>
              <table:table-cell office:value-type="float" office:value="-4.557607">
                <text:p>-4.55760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17388">
                <text:p>-1.17388</text:p>
              </table:table-cell>
              <table:table-cell office:value-type="float" office:value="-4.436853">
                <text:p>-4.43685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156698">
                <text:p>-1.156698</text:p>
              </table:table-cell>
              <table:table-cell office:value-type="float" office:value="-4.299211">
                <text:p>-4.29921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317758">
                <text:p>-1.317758</text:p>
              </table:table-cell>
              <table:table-cell office:value-type="float" office:value="-4.285906">
                <text:p>-4.28590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79982">
                <text:p>-1.079982</text:p>
              </table:table-cell>
              <table:table-cell office:value-type="float" office:value="-4.199093">
                <text:p>-4.19909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39564">
                <text:p>-1.039564</text:p>
              </table:table-cell>
              <table:table-cell office:value-type="float" office:value="-4.292958">
                <text:p>-4.29295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51714">
                <text:p>-0.951714</text:p>
              </table:table-cell>
              <table:table-cell office:value-type="float" office:value="-4.297107">
                <text:p>-4.29710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8114">
                <text:p>-0.68114</text:p>
              </table:table-cell>
              <table:table-cell office:value-type="float" office:value="-4.36811">
                <text:p>-4.3681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06565">
                <text:p>-0.606565</text:p>
              </table:table-cell>
              <table:table-cell office:value-type="float" office:value="-4.537043">
                <text:p>-4.53704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46729">
                <text:p>-0.746729</text:p>
              </table:table-cell>
              <table:table-cell office:value-type="float" office:value="-4.573954">
                <text:p>-4.57395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51714">
                <text:p>-0.951714</text:p>
              </table:table-cell>
              <table:table-cell office:value-type="float" office:value="-4.502058">
                <text:p>-4.50205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93147">
                <text:p>-0.893147</text:p>
              </table:table-cell>
              <table:table-cell office:value-type="float" office:value="-4.427626">
                <text:p>-4.42762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39564">
                <text:p>-1.039564</text:p>
              </table:table-cell>
              <table:table-cell office:value-type="float" office:value="-4.468823">
                <text:p>-4.46882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215265">
                <text:p>-1.215265</text:p>
              </table:table-cell>
              <table:table-cell office:value-type="float" office:value="-4.405888">
                <text:p>-4.40588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68848">
                <text:p>-1.068848</text:p>
              </table:table-cell>
              <table:table-cell office:value-type="float" office:value="-4.319073">
                <text:p>-4.3190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24923">
                <text:p>-1.024923</text:p>
              </table:table-cell>
              <table:table-cell office:value-type="float" office:value="-4.393324">
                <text:p>-4.39332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185982">
                <text:p>-1.185982</text:p>
              </table:table-cell>
              <table:table-cell office:value-type="float" office:value="-4.392235">
                <text:p>-4.39223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-0.878505">
                <text:p>-0.87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-0.782587">
                <text:p>-0.78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-0.961627">
                <text:p>-0.96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219626">
                <text:p>0.219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547388">
                <text:p>0.547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028985">
                <text:p>0.02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31cm" svg:height="3.132cm" xlink:href=".." xlink:type="simple" chart:class="chart:line" chart:style-name="ch1">
        <chart:legend chart:legend-position="end" svg:x="24.989cm" svg:y="1.04cm" style:legend-expansion="high" chart:style-name="ch2"/>
        <chart:plot-area chart:style-name="ch3" table:cell-range-address="left_back_wheel_stats.A2:left_back_wheel_stats.A219 left_back_wheel_stats.G1:left_back_wheel_stats.H219" chart:data-source-has-labels="both" svg:x="0.568cm" svg:y="0.062cm" svg:width="23.853cm" svg:height="3.008cm">
          <chartooo:coordinate-region svg:x="1.128cm" svg:y="0.251cm" svg:width="23.267cm" svg:height="2.631cm"/>
          <chart:axis chart:dimension="x" chart:name="primary-x" chart:style-name="ch4" chartooo:axis-type="auto">
            <chartooo:date-scale/>
            <chart:categories table:cell-range-address="left_back_wheel_stats.A2:left_back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G2:left_back_wheel_stats.G219" chart:label-cell-address="left_back_wheel_stats.G1:left_back_wheel_stats.G1" chart:class="chart:line">
            <chart:data-point chart:repeated="218"/>
          </chart:series>
          <chart:series chart:style-name="ch7" chart:values-cell-range-address="left_back_wheel_stats.H2:left_back_wheel_stats.H219" chart:label-cell-address="left_back_wheel_stats.H1:left_back_wheel_stats.H1" chart:class="chart:line">
            <chart:data-point chart:repeated="2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back_wheel_stats.G1:left_back_wheel_stats.G1</svg:desc>
                </draw:g>
              </table:table-cell>
              <table:table-cell office:value-type="string">
                <text:p>Ki*integral</text:p>
                <draw:g>
                  <svg:desc>left_back_wheel_stats.H1:left_back_wheel_stats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219</svg:desc>
                </draw:g>
              </table:table-cell>
              <table:table-cell office:value-type="float" office:value="0">
                <text:p>0</text:p>
                <draw:g>
                  <svg:desc>left_back_wheel_stats.G2:left_back_wheel_stats.G219</svg:desc>
                </draw:g>
              </table:table-cell>
              <table:table-cell office:value-type="float" office:value="0">
                <text:p>0</text:p>
                <draw:g>
                  <svg:desc>left_back_wheel_stats.H2:left_back_wheel_stats.H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38462">
                <text:p>1.538462</text:p>
              </table:table-cell>
              <table:table-cell office:value-type="float" office:value="0.306769">
                <text:p>0.3067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38462">
                <text:p>1.538462</text:p>
              </table:table-cell>
              <table:table-cell office:value-type="float" office:value="0.614416">
                <text:p>0.614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38462">
                <text:p>1.538462</text:p>
              </table:table-cell>
              <table:table-cell office:value-type="float" office:value="0.923271">
                <text:p>0.9232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62449">
                <text:p>0.762449</text:p>
              </table:table-cell>
              <table:table-cell office:value-type="float" office:value="1.075406">
                <text:p>1.0754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5003">
                <text:p>0.045003</text:p>
              </table:table-cell>
              <table:table-cell office:value-type="float" office:value="1.084421">
                <text:p>1.0844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460138">
                <text:p>-0.460138</text:p>
              </table:table-cell>
              <table:table-cell office:value-type="float" office:value="0.992319">
                <text:p>0.9923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81154">
                <text:p>-0.81154</text:p>
              </table:table-cell>
              <table:table-cell office:value-type="float" office:value="0.830407">
                <text:p>0.8304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874514">
                <text:p>-0.874514</text:p>
              </table:table-cell>
              <table:table-cell office:value-type="float" office:value="0.655792">
                <text:p>0.6557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767614">
                <text:p>-0.767614</text:p>
              </table:table-cell>
              <table:table-cell office:value-type="float" office:value="0.50192">
                <text:p>0.50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91913">
                <text:p>-0.591913</text:p>
              </table:table-cell>
              <table:table-cell office:value-type="float" office:value="0.383534">
                <text:p>0.3835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331051">
                <text:p>-0.331051</text:p>
              </table:table-cell>
              <table:table-cell office:value-type="float" office:value="0.010566">
                <text:p>0.0105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167302">
                <text:p>-0.167302</text:p>
              </table:table-cell>
              <table:table-cell office:value-type="float" office:value="-0.330541">
                <text:p>-0.3305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9645">
                <text:p>0.059645</text:p>
              </table:table-cell>
              <table:table-cell office:value-type="float" office:value="-0.627468">
                <text:p>-0.6274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3913">
                <text:p>0.293913</text:p>
              </table:table-cell>
              <table:table-cell office:value-type="float" office:value="-0.720854">
                <text:p>-0.7208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57335">
                <text:p>0.357335</text:p>
              </table:table-cell>
              <table:table-cell office:value-type="float" office:value="-0.658335">
                <text:p>-0.6583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5492">
                <text:p>0.35492</text:p>
              </table:table-cell>
              <table:table-cell office:value-type="float" office:value="-0.495238">
                <text:p>-0.4952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5875">
                <text:p>0.315875</text:p>
              </table:table-cell>
              <table:table-cell office:value-type="float" office:value="-0.270159">
                <text:p>-0.2701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195">
                <text:p>0.27195</text:p>
              </table:table-cell>
              <table:table-cell office:value-type="float" office:value="-0.041123">
                <text:p>-0.0411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63135">
                <text:p>0.263135</text:p>
              </table:table-cell>
              <table:table-cell office:value-type="float" office:value="0.165265">
                <text:p>0.1652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84786">
                <text:p>0.184786</text:p>
              </table:table-cell>
              <table:table-cell office:value-type="float" office:value="0.320624">
                <text:p>0.3206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40174">
                <text:p>0.140174</text:p>
              </table:table-cell>
              <table:table-cell office:value-type="float" office:value="0.414819">
                <text:p>0.4148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6765">
                <text:p>0.016765</text:p>
              </table:table-cell>
              <table:table-cell office:value-type="float" office:value="0.451644">
                <text:p>0.4516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159982">
                <text:p>-0.159982</text:p>
              </table:table-cell>
              <table:table-cell office:value-type="float" office:value="0.40768">
                <text:p>0.407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291757">
                <text:p>-0.291757</text:p>
              </table:table-cell>
              <table:table-cell office:value-type="float" office:value="0.290787">
                <text:p>0.2907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211228">
                <text:p>-0.211228</text:p>
              </table:table-cell>
              <table:table-cell office:value-type="float" office:value="0.176913">
                <text:p>0.17691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116056">
                <text:p>-0.116056</text:p>
              </table:table-cell>
              <table:table-cell office:value-type="float" office:value="0.082752">
                <text:p>0.0827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079452">
                <text:p>-0.079452</text:p>
              </table:table-cell>
              <table:table-cell office:value-type="float" office:value="0.003685">
                <text:p>0.0036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28206">
                <text:p>-0.028206</text:p>
              </table:table-cell>
              <table:table-cell office:value-type="float" office:value="-0.056372">
                <text:p>-0.0563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30361">
                <text:p>0.030361</text:p>
              </table:table-cell>
              <table:table-cell office:value-type="float" office:value="-0.102802">
                <text:p>-0.1028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8212">
                <text:p>0.118212</text:p>
              </table:table-cell>
              <table:table-cell office:value-type="float" office:value="-0.11621">
                <text:p>-0.1162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69458">
                <text:p>0.169458</text:p>
              </table:table-cell>
              <table:table-cell office:value-type="float" office:value="-0.110259">
                <text:p>-0.11025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98741">
                <text:p>0.198741</text:p>
              </table:table-cell>
              <table:table-cell office:value-type="float" office:value="-0.073912">
                <text:p>-0.0739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40174">
                <text:p>0.140174</text:p>
              </table:table-cell>
              <table:table-cell office:value-type="float" office:value="-0.013813">
                <text:p>-0.0138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96249">
                <text:p>0.096249</text:p>
              </table:table-cell>
              <table:table-cell office:value-type="float" office:value="0.063558">
                <text:p>0.06355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96249">
                <text:p>0.096249</text:p>
              </table:table-cell>
              <table:table-cell office:value-type="float" office:value="0.125219">
                <text:p>0.1252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0357">
                <text:p>0.10357</text:p>
              </table:table-cell>
              <table:table-cell office:value-type="float" office:value="0.16907">
                <text:p>0.169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96473">
                <text:p>0.096473</text:p>
              </table:table-cell>
              <table:table-cell office:value-type="float" office:value="0.204273">
                <text:p>0.2042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22334">
                <text:p>-0.022334</text:p>
              </table:table-cell>
              <table:table-cell office:value-type="float" office:value="0.205447">
                <text:p>0.20544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6481">
                <text:p>-0.06481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077435">
                <text:p>-0.077435</text:p>
              </table:table-cell>
              <table:table-cell office:value-type="float" office:value="0.14735">
                <text:p>0.147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050168">
                <text:p>-0.050168</text:p>
              </table:table-cell>
              <table:table-cell office:value-type="float" office:value="0.103373">
                <text:p>0.10337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44525">
                <text:p>-0.044525</text:p>
              </table:table-cell>
              <table:table-cell office:value-type="float" office:value="0.054746">
                <text:p>0.0547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35527">
                <text:p>-0.035527</text:p>
              </table:table-cell>
              <table:table-cell office:value-type="float" office:value="0.019576">
                <text:p>0.01957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33958">
                <text:p>-0.033958</text:p>
              </table:table-cell>
              <table:table-cell office:value-type="float" office:value="-0.006435">
                <text:p>-0.00643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01415">
                <text:p>-0.101415</text:p>
              </table:table-cell>
              <table:table-cell office:value-type="float" office:value="-0.046033">
                <text:p>-0.04603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1078">
                <text:p>0.001078</text:p>
              </table:table-cell>
              <table:table-cell office:value-type="float" office:value="-0.066502">
                <text:p>-0.0665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51638">
                <text:p>0.051638</text:p>
              </table:table-cell>
              <table:table-cell office:value-type="float" office:value="-0.075496">
                <text:p>-0.0754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995">
                <text:p>0.13995</text:p>
              </table:table-cell>
              <table:table-cell office:value-type="float" office:value="-0.043022">
                <text:p>-0.04302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88928">
                <text:p>0.088928</text:p>
              </table:table-cell>
              <table:table-cell office:value-type="float" office:value="-0.012193">
                <text:p>-0.0121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03719">
                <text:p>0.103719</text:p>
              </table:table-cell>
              <table:table-cell office:value-type="float" office:value="0.023932">
                <text:p>0.0239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18212">
                <text:p>0.118212</text:p>
              </table:table-cell>
              <table:table-cell office:value-type="float" office:value="0.057647">
                <text:p>0.05764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18212">
                <text:p>0.118212</text:p>
              </table:table-cell>
              <table:table-cell office:value-type="float" office:value="0.090197">
                <text:p>0.09019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66966">
                <text:p>0.066966</text:p>
              </table:table-cell>
              <table:table-cell office:value-type="float" office:value="0.110702">
                <text:p>0.1107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66966">
                <text:p>0.066966</text:p>
              </table:table-cell>
              <table:table-cell office:value-type="float" office:value="0.130884">
                <text:p>0.13088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2304">
                <text:p>0.02304</text:p>
              </table:table-cell>
              <table:table-cell office:value-type="float" office:value="0.15577">
                <text:p>0.155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2304">
                <text:p>0.02304</text:p>
              </table:table-cell>
              <table:table-cell office:value-type="float" office:value="0.160175">
                <text:p>0.1601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22049">
                <text:p>0.022049</text:p>
              </table:table-cell>
              <table:table-cell office:value-type="float" office:value="0.154257">
                <text:p>0.1542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2273">
                <text:p>0.002273</text:p>
              </table:table-cell>
              <table:table-cell office:value-type="float" office:value="0.126697">
                <text:p>0.12669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57489">
                <text:p>-0.057489</text:p>
              </table:table-cell>
              <table:table-cell office:value-type="float" office:value="0.097309">
                <text:p>0.09730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072131">
                <text:p>-0.072131</text:p>
              </table:table-cell>
              <table:table-cell office:value-type="float" office:value="0.062258">
                <text:p>0.06225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16765">
                <text:p>0.016765</text:p>
              </table:table-cell>
              <table:table-cell office:value-type="float" office:value="0.041927">
                <text:p>0.04192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304">
                <text:p>0.02304</text:p>
              </table:table-cell>
              <table:table-cell office:value-type="float" office:value="0.022906">
                <text:p>0.02290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36843">
                <text:p>0.036843</text:p>
              </table:table-cell>
              <table:table-cell office:value-type="float" office:value="0.016892">
                <text:p>0.01689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45003">
                <text:p>0.045003</text:p>
              </table:table-cell>
              <table:table-cell office:value-type="float" office:value="0.012484">
                <text:p>0.01248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2273">
                <text:p>0.002273</text:p>
              </table:table-cell>
              <table:table-cell office:value-type="float" office:value="0.008329">
                <text:p>0.00832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57489">
                <text:p>-0.057489</text:p>
              </table:table-cell>
              <table:table-cell office:value-type="float" office:value="-0.00779">
                <text:p>-0.0077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30361">
                <text:p>0.030361</text:p>
              </table:table-cell>
              <table:table-cell office:value-type="float" office:value="-0.006089">
                <text:p>-0.0060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3829">
                <text:p>0.073829</text:p>
              </table:table-cell>
              <table:table-cell office:value-type="float" office:value="0.00816">
                <text:p>0.0081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81981">
                <text:p>0.081981</text:p>
              </table:table-cell>
              <table:table-cell office:value-type="float" office:value="0.036092">
                <text:p>0.03609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52324">
                <text:p>0.052324</text:p>
              </table:table-cell>
              <table:table-cell office:value-type="float" office:value="0.060991">
                <text:p>0.06099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2304">
                <text:p>0.02304</text:p>
              </table:table-cell>
              <table:table-cell office:value-type="float" office:value="0.062236">
                <text:p>0.06223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67488">
                <text:p>0.067488</text:p>
              </table:table-cell>
              <table:table-cell office:value-type="float" office:value="0.071134">
                <text:p>0.07113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66432">
                <text:p>0.066432</text:p>
              </table:table-cell>
              <table:table-cell office:value-type="float" office:value="0.077026">
                <text:p>0.0770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52324">
                <text:p>0.052324</text:p>
              </table:table-cell>
              <table:table-cell office:value-type="float" office:value="0.078485">
                <text:p>0.07848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45003">
                <text:p>0.045003</text:p>
              </table:table-cell>
              <table:table-cell office:value-type="float" office:value="0.087044">
                <text:p>0.08704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2273">
                <text:p>0.002273</text:p>
              </table:table-cell>
              <table:table-cell office:value-type="float" office:value="0.098997">
                <text:p>0.09899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30361">
                <text:p>0.030361</text:p>
              </table:table-cell>
              <table:table-cell office:value-type="float" office:value="0.09899">
                <text:p>0.098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6843">
                <text:p>0.036843</text:p>
              </table:table-cell>
              <table:table-cell office:value-type="float" office:value="0.091638">
                <text:p>0.09163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67488">
                <text:p>0.067488</text:p>
              </table:table-cell>
              <table:table-cell office:value-type="float" office:value="0.088751">
                <text:p>0.08875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1572">
                <text:p>0.01572</text:p>
              </table:table-cell>
              <table:table-cell office:value-type="float" office:value="0.081398">
                <text:p>0.08139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42848">
                <text:p>-0.042848</text:p>
              </table:table-cell>
              <table:table-cell office:value-type="float" office:value="0.068209">
                <text:p>0.06820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028206">
                <text:p>-0.028206</text:p>
              </table:table-cell>
              <table:table-cell office:value-type="float" office:value="0.049064">
                <text:p>0.04906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31258">
                <text:p>0.031258</text:p>
              </table:table-cell>
              <table:table-cell office:value-type="float" office:value="0.04206">
                <text:p>0.0420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59645">
                <text:p>0.059645</text:p>
              </table:table-cell>
              <table:table-cell office:value-type="float" office:value="0.043493">
                <text:p>0.04349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4424">
                <text:p>0.04424</text:p>
              </table:table-cell>
              <table:table-cell office:value-type="float" office:value="0.043348">
                <text:p>0.04334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50078">
                <text:p>-1.50078</text:p>
              </table:table-cell>
              <table:table-cell office:value-type="float" office:value="-0.256647">
                <text:p>-0.25664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550681">
                <text:p>-1.550681</text:p>
              </table:table-cell>
              <table:table-cell office:value-type="float" office:value="-0.573283">
                <text:p>-0.5732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552025">
                <text:p>-1.552025</text:p>
              </table:table-cell>
              <table:table-cell office:value-type="float" office:value="-0.890659">
                <text:p>-0.89065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486138">
                <text:p>-1.486138</text:p>
              </table:table-cell>
              <table:table-cell office:value-type="float" office:value="-1.201977">
                <text:p>-1.20197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032243">
                <text:p>-1.032243</text:p>
              </table:table-cell>
              <table:table-cell office:value-type="float" office:value="-1.411613">
                <text:p>-1.41161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695331">
                <text:p>-0.695331</text:p>
              </table:table-cell>
              <table:table-cell office:value-type="float" office:value="-1.542024">
                <text:p>-1.54202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55062">
                <text:p>-0.355062</text:p>
              </table:table-cell>
              <table:table-cell office:value-type="float" office:value="-1.607491">
                <text:p>-1.60749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036604">
                <text:p>-0.036604</text:p>
              </table:table-cell>
              <table:table-cell office:value-type="float" office:value="-1.621059">
                <text:p>-1.62105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-1.632941">
                <text:p>-1.63294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1.641809">
                <text:p>-1.64180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1.342268">
                <text:p>-1.34226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-1.031717">
                <text:p>-1.0317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0.721693">
                <text:p>-0.72169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-0.423898">
                <text:p>-0.42389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-0.217398">
                <text:p>-0.21739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-0.078397">
                <text:p>-0.07839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-0.007295">
                <text:p>-0.00729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169231">
                <text:p>-1.169231</text:p>
              </table:table-cell>
              <table:table-cell office:value-type="float" office:value="-0.234092">
                <text:p>-0.23409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1.169231">
                <text:p>-1.169231</text:p>
              </table:table-cell>
              <table:table-cell office:value-type="float" office:value="-0.467479">
                <text:p>-0.46747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169231">
                <text:p>-1.169231</text:p>
              </table:table-cell>
              <table:table-cell office:value-type="float" office:value="-0.701393">
                <text:p>-0.7013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1.154738">
                <text:p>-1.154738</text:p>
              </table:table-cell>
              <table:table-cell office:value-type="float" office:value="-0.932732">
                <text:p>-0.93273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385897">
                <text:p>-0.385897</text:p>
              </table:table-cell>
              <table:table-cell office:value-type="float" office:value="-1.009879">
                <text:p>-1.00987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407326">
                <text:p>-0.407326</text:p>
              </table:table-cell>
              <table:table-cell office:value-type="float" office:value="-1.09118">
                <text:p>-1.0911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481068">
                <text:p>-0.481068</text:p>
              </table:table-cell>
              <table:table-cell office:value-type="float" office:value="-1.187427">
                <text:p>-1.18742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567798">
                <text:p>-0.567798</text:p>
              </table:table-cell>
              <table:table-cell office:value-type="float" office:value="-1.300992">
                <text:p>-1.30099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678732">
                <text:p>-0.678732</text:p>
              </table:table-cell>
              <table:table-cell office:value-type="float" office:value="-1.437059">
                <text:p>-1.43705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740197">
                <text:p>-0.740197</text:p>
              </table:table-cell>
              <table:table-cell office:value-type="float" office:value="-1.584918">
                <text:p>-1.58491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729978">
                <text:p>-0.729978</text:p>
              </table:table-cell>
              <table:table-cell office:value-type="float" office:value="-1.496539">
                <text:p>-1.49653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763445">
                <text:p>-0.763445</text:p>
              </table:table-cell>
              <table:table-cell office:value-type="float" office:value="-1.416383">
                <text:p>-1.41638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737299">
                <text:p>-0.737299</text:p>
              </table:table-cell>
              <table:table-cell office:value-type="float" office:value="-1.329686">
                <text:p>-1.3296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718006">
                <text:p>-0.718006</text:p>
              </table:table-cell>
              <table:table-cell office:value-type="float" office:value="-1.241882">
                <text:p>-1.24188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719968">
                <text:p>-0.719968</text:p>
              </table:table-cell>
              <table:table-cell office:value-type="float" office:value="-1.308736">
                <text:p>-1.30873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737299">
                <text:p>-0.737299</text:p>
              </table:table-cell>
              <table:table-cell office:value-type="float" office:value="-1.37516">
                <text:p>-1.375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740197">
                <text:p>-0.740197</text:p>
              </table:table-cell>
              <table:table-cell office:value-type="float" office:value="-1.426537">
                <text:p>-1.42653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759262">
                <text:p>-0.759262</text:p>
              </table:table-cell>
              <table:table-cell office:value-type="float" office:value="-1.465238">
                <text:p>-1.46523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690983">
                <text:p>-0.690983</text:p>
              </table:table-cell>
              <table:table-cell office:value-type="float" office:value="-1.467225">
                <text:p>-1.46722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74462">
                <text:p>-0.74462</text:p>
              </table:table-cell>
              <table:table-cell office:value-type="float" office:value="-1.46823">
                <text:p>-1.4682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83636">
                <text:p>-0.83636</text:p>
              </table:table-cell>
              <table:table-cell office:value-type="float" office:value="-1.489789">
                <text:p>-1.48978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715337">
                <text:p>-0.715337</text:p>
              </table:table-cell>
              <table:table-cell office:value-type="float" office:value="-1.479782">
                <text:p>-1.47978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654752">
                <text:p>-0.654752</text:p>
              </table:table-cell>
              <table:table-cell office:value-type="float" office:value="-1.463389">
                <text:p>-1.46338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642128">
                <text:p>-0.642128</text:p>
              </table:table-cell>
              <table:table-cell office:value-type="float" office:value="-1.44825">
                <text:p>-1.4482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52568">
                <text:p>-0.52568</text:p>
              </table:table-cell>
              <table:table-cell office:value-type="float" office:value="-1.409369">
                <text:p>-1.40936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524321">
                <text:p>-0.524321</text:p>
              </table:table-cell>
              <table:table-cell office:value-type="float" office:value="-1.366738">
                <text:p>-1.36673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546956">
                <text:p>-0.546956</text:p>
              </table:table-cell>
              <table:table-cell office:value-type="float" office:value="-1.328306">
                <text:p>-1.32830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52568">
                <text:p>-0.52568</text:p>
              </table:table-cell>
              <table:table-cell office:value-type="float" office:value="-1.281349">
                <text:p>-1.28134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620165">
                <text:p>-0.620165</text:p>
              </table:table-cell>
              <table:table-cell office:value-type="float" office:value="-1.267125">
                <text:p>-1.26712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633014">
                <text:p>-0.633014</text:p>
              </table:table-cell>
              <table:table-cell office:value-type="float" office:value="-1.24468">
                <text:p>-1.2446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678732">
                <text:p>-0.678732</text:p>
              </table:table-cell>
              <table:table-cell office:value-type="float" office:value="-1.2134">
                <text:p>-1.213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799374">
                <text:p>-0.799374</text:p>
              </table:table-cell>
              <table:table-cell office:value-type="float" office:value="-1.230051">
                <text:p>-1.23005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847112">
                <text:p>-0.847112</text:p>
              </table:table-cell>
              <table:table-cell office:value-type="float" office:value="-1.268681">
                <text:p>-1.26868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817829">
                <text:p>-0.817829</text:p>
              </table:table-cell>
              <table:table-cell office:value-type="float" office:value="-1.304243">
                <text:p>-1.30424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932522">
                <text:p>-0.932522</text:p>
              </table:table-cell>
              <table:table-cell office:value-type="float" office:value="-1.385004">
                <text:p>-1.38500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932522">
                <text:p>-0.932522</text:p>
              </table:table-cell>
              <table:table-cell office:value-type="float" office:value="-1.466238">
                <text:p>-1.46623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959092">
                <text:p>-0.959092</text:p>
              </table:table-cell>
              <table:table-cell office:value-type="float" office:value="-1.549379">
                <text:p>-1.54937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891038">
                <text:p>-0.891038</text:p>
              </table:table-cell>
              <table:table-cell office:value-type="float" office:value="-1.622426">
                <text:p>-1.62242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777183">
                <text:p>-0.777183</text:p>
              </table:table-cell>
              <table:table-cell office:value-type="float" office:value="-1.654158">
                <text:p>-1.65415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727214">
                <text:p>-0.727214</text:p>
              </table:table-cell>
              <table:table-cell office:value-type="float" office:value="-1.672919">
                <text:p>-1.67291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649449">
                <text:p>-0.649449</text:p>
              </table:table-cell>
              <table:table-cell office:value-type="float" office:value="-1.667231">
                <text:p>-1.66723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598202">
                <text:p>-0.598202</text:p>
              </table:table-cell>
              <table:table-cell office:value-type="float" office:value="-1.626645">
                <text:p>-1.62664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607049">
                <text:p>-0.607049</text:p>
              </table:table-cell>
              <table:table-cell office:value-type="float" office:value="-1.578463">
                <text:p>-1.57846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73446">
                <text:p>-0.73446</text:p>
              </table:table-cell>
              <table:table-cell office:value-type="float" office:value="-1.561321">
                <text:p>-1.56132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773903">
                <text:p>-0.773903</text:p>
              </table:table-cell>
              <table:table-cell office:value-type="float" office:value="-1.530292">
                <text:p>-1.53029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773903">
                <text:p>-0.773903</text:p>
              </table:table-cell>
              <table:table-cell office:value-type="float" office:value="-1.498661">
                <text:p>-1.49866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788545">
                <text:p>-0.788545</text:p>
              </table:table-cell>
              <table:table-cell office:value-type="float" office:value="-1.464436">
                <text:p>-1.46443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0.781224">
                <text:p>-0.781224</text:p>
              </table:table-cell>
              <table:table-cell office:value-type="float" office:value="-1.442095">
                <text:p>-1.44209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751941">
                <text:p>-0.751941</text:p>
              </table:table-cell>
              <table:table-cell office:value-type="float" office:value="-1.436775">
                <text:p>-1.43677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773903">
                <text:p>-0.773903</text:p>
              </table:table-cell>
              <table:table-cell office:value-type="float" office:value="-1.446362">
                <text:p>-1.44636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839791">
                <text:p>-0.839791</text:p>
              </table:table-cell>
              <table:table-cell office:value-type="float" office:value="-1.484277">
                <text:p>-1.48427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905679">
                <text:p>-0.905679</text:p>
              </table:table-cell>
              <table:table-cell office:value-type="float" office:value="-1.546196">
                <text:p>-1.54619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0.905679">
                <text:p>-0.905679</text:p>
              </table:table-cell>
              <table:table-cell office:value-type="float" office:value="-1.60557">
                <text:p>-1.6055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927642">
                <text:p>-0.927642</text:p>
              </table:table-cell>
              <table:table-cell office:value-type="float" office:value="-1.644972">
                <text:p>-1.64497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988076">
                <text:p>-0.988076</text:p>
              </table:table-cell>
              <table:table-cell office:value-type="float" office:value="-1.687538">
                <text:p>-1.68753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0.865948">
                <text:p>-0.865948</text:p>
              </table:table-cell>
              <table:table-cell office:value-type="float" office:value="-1.705537">
                <text:p>-1.70553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0.612844">
                <text:p>-0.612844</text:p>
              </table:table-cell>
              <table:table-cell office:value-type="float" office:value="-1.670188">
                <text:p>-1.67018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0.495337">
                <text:p>-0.495337</text:p>
              </table:table-cell>
              <table:table-cell office:value-type="float" office:value="-1.613335">
                <text:p>-1.61333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0.488389">
                <text:p>-0.488389</text:p>
              </table:table-cell>
              <table:table-cell office:value-type="float" office:value="-1.560692">
                <text:p>-1.56069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0.422501">
                <text:p>-0.422501</text:p>
              </table:table-cell>
              <table:table-cell office:value-type="float" office:value="-1.490357">
                <text:p>-1.49035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0.555269">
                <text:p>-0.555269</text:p>
              </table:table-cell>
              <table:table-cell office:value-type="float" office:value="-1.433318">
                <text:p>-1.43331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0.669245">
                <text:p>-0.669245</text:p>
              </table:table-cell>
              <table:table-cell office:value-type="float" office:value="-1.385897">
                <text:p>-1.38589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0.612844">
                <text:p>-0.612844</text:p>
              </table:table-cell>
              <table:table-cell office:value-type="float" office:value="-1.327831">
                <text:p>-1.32783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614446">
                <text:p>-0.614446</text:p>
              </table:table-cell>
              <table:table-cell office:value-type="float" office:value="-1.264327">
                <text:p>-1.26432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0.66409">
                <text:p>-0.66409</text:p>
              </table:table-cell>
              <table:table-cell office:value-type="float" office:value="-1.199893">
                <text:p>-1.19989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0.582291">
                <text:p>-0.582291</text:p>
              </table:table-cell>
              <table:table-cell office:value-type="float" office:value="-1.143562">
                <text:p>-1.14356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0.656769">
                <text:p>-0.656769</text:p>
              </table:table-cell>
              <table:table-cell office:value-type="float" office:value="-1.152459">
                <text:p>-1.15245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0.671411">
                <text:p>-0.671411</text:p>
              </table:table-cell>
              <table:table-cell office:value-type="float" office:value="-1.187317">
                <text:p>-1.18731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0.642128">
                <text:p>-0.642128</text:p>
              </table:table-cell>
              <table:table-cell office:value-type="float" office:value="-1.218033">
                <text:p>-1.21803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0.693374">
                <text:p>-0.693374</text:p>
              </table:table-cell>
              <table:table-cell office:value-type="float" office:value="-1.272416">
                <text:p>-1.27241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0.686053">
                <text:p>-0.686053</text:p>
              </table:table-cell>
              <table:table-cell office:value-type="float" office:value="-1.298459">
                <text:p>-1.29845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0.620165">
                <text:p>-0.620165</text:p>
              </table:table-cell>
              <table:table-cell office:value-type="float" office:value="-1.288653">
                <text:p>-1.28865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0.656769">
                <text:p>-0.656769</text:p>
              </table:table-cell>
              <table:table-cell office:value-type="float" office:value="-1.297964">
                <text:p>-1.2979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781224">
                <text:p>-0.781224</text:p>
              </table:table-cell>
              <table:table-cell office:value-type="float" office:value="-1.330889">
                <text:p>-1.33088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769785">
                <text:p>-0.769785</text:p>
              </table:table-cell>
              <table:table-cell office:value-type="float" office:value="-1.352021">
                <text:p>-1.35202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0.693374">
                <text:p>-0.693374</text:p>
              </table:table-cell>
              <table:table-cell office:value-type="float" office:value="-1.37394">
                <text:p>-1.3739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69823">
                <text:p>-0.69823</text:p>
              </table:table-cell>
              <table:table-cell office:value-type="float" office:value="-1.382287">
                <text:p>-1.38228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799374">
                <text:p>-0.799374</text:p>
              </table:table-cell>
              <table:table-cell office:value-type="float" office:value="-1.407827">
                <text:p>-1.40782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0.700695">
                <text:p>-0.700695</text:p>
              </table:table-cell>
              <table:table-cell office:value-type="float" office:value="-1.420053">
                <text:p>-1.42005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0.582291">
                <text:p>-0.582291</text:p>
              </table:table-cell>
              <table:table-cell office:value-type="float" office:value="-1.397627">
                <text:p>-1.39762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590882">
                <text:p>-0.590882</text:p>
              </table:table-cell>
              <table:table-cell office:value-type="float" office:value="-1.378467">
                <text:p>-1.37846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510352">
                <text:p>-0.510352</text:p>
              </table:table-cell>
              <table:table-cell office:value-type="float" office:value="-1.356593">
                <text:p>-1.35659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62924">
                <text:p>-0.62924</text:p>
              </table:table-cell>
              <table:table-cell office:value-type="float" office:value="-1.350411">
                <text:p>-1.35041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649449">
                <text:p>-0.649449</text:p>
              </table:table-cell>
              <table:table-cell office:value-type="float" office:value="-1.325177">
                <text:p>-1.32517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693374">
                <text:p>-0.693374</text:p>
              </table:table-cell>
              <table:table-cell office:value-type="float" office:value="-1.309327">
                <text:p>-1.3093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828661">
                <text:p>-0.828661</text:p>
              </table:table-cell>
              <table:table-cell office:value-type="float" office:value="-1.3365">
                <text:p>-1.336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0.865948">
                <text:p>-0.865948</text:p>
              </table:table-cell>
              <table:table-cell office:value-type="float" office:value="-1.36988">
                <text:p>-1.3698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795866">
                <text:p>-0.795866</text:p>
              </table:table-cell>
              <table:table-cell office:value-type="float" office:value="-1.369586">
                <text:p>-1.36958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693374">
                <text:p>-0.693374</text:p>
              </table:table-cell>
              <table:table-cell office:value-type="float" office:value="-1.367758">
                <text:p>-1.36775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722657">
                <text:p>-0.722657</text:p>
              </table:table-cell>
              <table:table-cell office:value-type="float" office:value="-1.395809">
                <text:p>-1.39580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0.649449">
                <text:p>-0.649449</text:p>
              </table:table-cell>
              <table:table-cell office:value-type="float" office:value="-1.407792">
                <text:p>-1.40779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0.561598">
                <text:p>-0.561598</text:p>
              </table:table-cell>
              <table:table-cell office:value-type="float" office:value="-1.417884">
                <text:p>-1.41788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0.634807">
                <text:p>-0.634807</text:p>
              </table:table-cell>
              <table:table-cell office:value-type="float" office:value="-1.419059">
                <text:p>-1.41905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656769">
                <text:p>-0.656769</text:p>
              </table:table-cell>
              <table:table-cell office:value-type="float" office:value="-1.420049">
                <text:p>-1.42004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0.57624">
                <text:p>-0.57624</text:p>
              </table:table-cell>
              <table:table-cell office:value-type="float" office:value="-1.396941">
                <text:p>-1.39694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439252">
                <text:p>0.439252</text:p>
              </table:table-cell>
              <table:table-cell office:value-type="float" office:value="-1.143491">
                <text:p>-1.14349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91293">
                <text:p>0.391293</text:p>
              </table:table-cell>
              <table:table-cell office:value-type="float" office:value="-0.891995">
                <text:p>-0.89199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480814">
                <text:p>0.480814</text:p>
              </table:table-cell>
              <table:table-cell office:value-type="float" office:value="-0.636569">
                <text:p>-0.63656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0.109813">
                <text:p>-0.109813</text:p>
              </table:table-cell>
              <table:table-cell office:value-type="float" office:value="-0.519898">
                <text:p>-0.51989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0.273694">
                <text:p>-0.273694</text:p>
              </table:table-cell>
              <table:table-cell office:value-type="float" office:value="-0.430162">
                <text:p>-0.43016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0.014492">
                <text:p>-0.014492</text:p>
              </table:table-cell>
              <table:table-cell office:value-type="float" office:value="-0.303009">
                <text:p>-0.30300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-0.190808">
                <text:p>-0.19080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-0.063925">
                <text:p>-0.0639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67471">
                <text:p>0.06747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.182629">
                <text:p>0.18262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94635">
                <text:p>0.09463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016521">
                <text:p>0.0165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-0.079638">
                <text:p>-0.07963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-0.057597">
                <text:p>-0.05759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-0.002892">
                <text:p>-0.00289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6cm" svg:height="3.134cm" xlink:href=".." xlink:type="simple" chart:class="chart:line" chart:style-name="ch1">
        <chart:legend chart:legend-position="end" svg:x="25.124cm" svg:y="1.279cm" style:legend-expansion="high" chart:style-name="ch2"/>
        <chart:plot-area chart:style-name="ch3" table:cell-range-address="left_back_wheel_stats.A2:left_back_wheel_stats.A219 left_back_wheel_stats.I1:left_back_wheel_stats.I219" chart:data-source-has-labels="both" svg:x="0.571cm" svg:y="0.062cm" svg:width="23.982cm" svg:height="3.01cm">
          <chartooo:coordinate-region svg:x="1.131cm" svg:y="0.25cm" svg:width="23.422cm" svg:height="2.634cm"/>
          <chart:axis chart:dimension="x" chart:name="primary-x" chart:style-name="ch4" chartooo:axis-type="auto">
            <chartooo:date-scale/>
            <chart:categories table:cell-range-address="left_back_wheel_stats.A2:left_back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I2:left_back_wheel_stats.I219" chart:label-cell-address="left_back_wheel_stats.I1:left_back_wheel_stats.I1" chart:class="chart:line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d*derivative</text:p>
                <draw:g>
                  <svg:desc>left_back_wheel_stats.I1:left_back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219</svg:desc>
                </draw:g>
              </table:table-cell>
              <table:table-cell office:value-type="float" office:value="0">
                <text:p>0</text:p>
                <draw:g>
                  <svg:desc>left_back_wheel_stats.I2:left_back_wheel_stats.I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43091">
                <text:p>1.543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777825">
                <text:p>-0.7778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716301">
                <text:p>-0.7163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504732">
                <text:p>-0.5047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352261">
                <text:p>-0.3522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63078">
                <text:p>-0.0630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06657">
                <text:p>0.1066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75697">
                <text:p>0.1756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0906">
                <text:p>0.2609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63745">
                <text:p>0.1637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26954">
                <text:p>0.2269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4402">
                <text:p>0.2344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3364">
                <text:p>0.0633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02415">
                <text:p>-0.0024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39049">
                <text:p>-0.0390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439">
                <text:p>-0.043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008834">
                <text:p>-0.0088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078312">
                <text:p>-0.0783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044673">
                <text:p>-0.0446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123008">
                <text:p>-0.1230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176526">
                <text:p>-0.1765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132247">
                <text:p>-0.1322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8035">
                <text:p>0.080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95355">
                <text:p>0.0953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36582">
                <text:p>0.0365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1303">
                <text:p>0.05130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58449">
                <text:p>0.0584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88129">
                <text:p>0.08812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51164">
                <text:p>0.0511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58507">
                <text:p>-0.0585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43978">
                <text:p>-0.0439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7332">
                <text:p>0.0073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007094">
                <text:p>-0.0070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118984">
                <text:p>-0.11898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42475">
                <text:p>-0.04247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012629">
                <text:p>-0.0126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7272">
                <text:p>0.02727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5636">
                <text:p>0.0056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8997">
                <text:p>0.0089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67477">
                <text:p>-0.06747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02424">
                <text:p>0.1024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88237">
                <text:p>0.08823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050791">
                <text:p>-0.05079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4864">
                <text:p>0.01486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14467">
                <text:p>0.0144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051224">
                <text:p>-0.0512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043914">
                <text:p>-0.04391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000996">
                <text:p>-0.000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19789">
                <text:p>-0.01978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59638">
                <text:p>-0.05963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014659">
                <text:p>-0.0146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88878">
                <text:p>0.0888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627">
                <text:p>0.006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13772">
                <text:p>0.01377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8169">
                <text:p>0.00816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042796">
                <text:p>-0.0427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59758">
                <text:p>-0.0597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8757">
                <text:p>0.087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43652">
                <text:p>0.04365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8145">
                <text:p>0.00814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029589">
                <text:p>-0.02958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029342">
                <text:p>-0.02934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44407">
                <text:p>0.04440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001057">
                <text:p>-0.0010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014129">
                <text:p>-0.01412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007311">
                <text:p>-0.00731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042787">
                <text:p>-0.04278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2803">
                <text:p>0.028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497">
                <text:p>0.00649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30586">
                <text:p>0.03058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051917">
                <text:p>-0.05191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58428">
                <text:p>-0.05842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14658">
                <text:p>0.01465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59259">
                <text:p>0.05925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015369">
                <text:p>-0.01536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548192">
                <text:p>-1.54819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049835">
                <text:p>-0.0498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01346">
                <text:p>-0.0013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65762">
                <text:p>0.06576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5378">
                <text:p>0.4537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37071">
                <text:p>0.33707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3984">
                <text:p>0.3398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19593">
                <text:p>0.31959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36426">
                <text:p>0.03642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168004">
                <text:p>-1.16800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4468">
                <text:p>0.01446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769165">
                <text:p>0.76916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021472">
                <text:p>-0.02147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073717">
                <text:p>-0.07371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086725">
                <text:p>-0.08672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110673">
                <text:p>-0.11067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06154">
                <text:p>-0.0615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10238">
                <text:p>0.01023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033348">
                <text:p>-0.03334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26189">
                <text:p>0.02618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19302">
                <text:p>0.0193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001962">
                <text:p>-0.00196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002906">
                <text:p>-0.00290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019013">
                <text:p>-0.01901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6835">
                <text:p>0.0683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053658">
                <text:p>-0.05365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09174">
                <text:p>-0.0917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2089">
                <text:p>0.1208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60643">
                <text:p>0.06064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2628">
                <text:p>0.01262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16465">
                <text:p>0.11646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1356">
                <text:p>0.00135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022676">
                <text:p>-0.0226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21241">
                <text:p>0.02124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094641">
                <text:p>-0.09464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012868">
                <text:p>-0.01286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045636">
                <text:p>-0.04563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120641">
                <text:p>-0.12064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04773">
                <text:p>-0.0477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9213">
                <text:p>0.0292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15078">
                <text:p>-0.11507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026498">
                <text:p>-0.02649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67997">
                <text:p>0.06799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13764">
                <text:p>0.11376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50059">
                <text:p>0.05005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77518">
                <text:p>0.0775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51396">
                <text:p>0.05139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008856">
                <text:p>-0.00885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127477">
                <text:p>-0.12747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039425">
                <text:p>-0.03942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014605">
                <text:p>-0.01460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7332">
                <text:p>0.0073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29312">
                <text:p>0.02931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0.021965">
                <text:p>-0.02196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0.065786">
                <text:p>-0.06578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0.065861">
                <text:p>-0.06586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021881">
                <text:p>-0.02188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0.060495">
                <text:p>-0.06049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122477">
                <text:p>0.12247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252715">
                <text:p>0.25271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117392">
                <text:p>0.11739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6953">
                <text:p>0.00695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65942">
                <text:p>0.06594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0.132616">
                <text:p>-0.13261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0.114027">
                <text:p>-0.11402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56396">
                <text:p>0.05639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01604">
                <text:p>-0.0016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0.049583">
                <text:p>-0.04958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81865">
                <text:p>0.08186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0.074309">
                <text:p>-0.07430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0.01467">
                <text:p>-0.014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29309">
                <text:p>0.02930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0.051194">
                <text:p>-0.05119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732">
                <text:p>0.0073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65915">
                <text:p>0.06591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0.036456">
                <text:p>-0.0364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124939">
                <text:p>-0.12493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11427">
                <text:p>0.01142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76628">
                <text:p>0.07662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004843">
                <text:p>-0.00484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101343">
                <text:p>-0.10134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98398">
                <text:p>0.09839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118474">
                <text:p>0.11847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008599">
                <text:p>-0.0085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805">
                <text:p>0.080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11902">
                <text:p>-0.1190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020129">
                <text:p>-0.02012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044055">
                <text:p>-0.04405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135512">
                <text:p>-0.13551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0.037246">
                <text:p>-0.03724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70041">
                <text:p>0.07004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102465">
                <text:p>0.10246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029302">
                <text:p>-0.02930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73121">
                <text:p>0.07312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87944">
                <text:p>0.08794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0.073254">
                <text:p>-0.0732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021956">
                <text:p>-0.02195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80593">
                <text:p>0.08059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01384">
                <text:p>1.0138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0.048048">
                <text:p>-0.04804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89524">
                <text:p>0.08952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0.588527">
                <text:p>-0.58852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0.163982">
                <text:p>-0.16398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259771">
                <text:p>0.25977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14504">
                <text:p>0.01450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31cm" svg:height="3.132cm" xlink:href=".." xlink:type="simple" chart:class="chart:line" chart:style-name="ch1">
        <chart:legend chart:legend-position="end" svg:x="24.878cm" svg:y="1.278cm" style:legend-expansion="high" chart:style-name="ch2"/>
        <chart:plot-area chart:style-name="ch3" table:cell-range-address="left_back_wheel_stats.A2:left_back_wheel_stats.A219 left_back_wheel_stats.J1:left_back_wheel_stats.J219" chart:data-source-has-labels="both" svg:x="0.568cm" svg:y="0.062cm" svg:width="23.742cm" svg:height="3.008cm">
          <chartooo:coordinate-region svg:x="1.128cm" svg:y="0.25cm" svg:width="23.182cm" svg:height="2.632cm"/>
          <chart:axis chart:dimension="x" chart:name="primary-x" chart:style-name="ch4" chartooo:axis-type="auto">
            <chartooo:date-scale/>
            <chart:categories table:cell-range-address="left_back_wheel_stats.A2:left_back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J2:left_back_wheel_stats.J219" chart:label-cell-address="left_back_wheel_stats.J1:left_back_wheel_stats.J1" chart:class="chart:line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_signal</text:p>
                <draw:g>
                  <svg:desc>left_back_wheel_stats.J1:left_back_wheel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219</svg:desc>
                </draw:g>
              </table:table-cell>
              <table:table-cell office:value-type="float" office:value="0">
                <text:p>0</text:p>
                <draw:g>
                  <svg:desc>left_back_wheel_stats.J2:left_back_wheel_stats.J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02139">
                <text:p>0.3021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152877">
                <text:p>2.1528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461733">
                <text:p>2.4617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1568">
                <text:p>2.615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45724">
                <text:p>1.8457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6913">
                <text:p>1.0369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71128">
                <text:p>0.371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55643">
                <text:p>-0.1556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372351">
                <text:p>-0.3723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384076">
                <text:p>-0.3840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581391">
                <text:p>-0.5813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661589">
                <text:p>-0.6615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794777">
                <text:p>-0.7947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661343">
                <text:p>-0.6613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364363">
                <text:p>-0.36436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137903">
                <text:p>-0.1379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4766">
                <text:p>0.0847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4727">
                <text:p>0.27472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37234">
                <text:p>0.4372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83722">
                <text:p>0.5837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99667">
                <text:p>0.599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91418">
                <text:p>0.5914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24224">
                <text:p>0.4242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1276">
                <text:p>0.1312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14664">
                <text:p>-0.1146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12866">
                <text:p>-0.128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112349">
                <text:p>-0.1123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135881">
                <text:p>-0.13588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13089">
                <text:p>-0.1308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086127">
                <text:p>-0.0861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8035">
                <text:p>0.00803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95518">
                <text:p>0.09551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84869">
                <text:p>0.1848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03785">
                <text:p>0.20378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21468">
                <text:p>0.22146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65308">
                <text:p>0.26530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0784">
                <text:p>0.307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02098">
                <text:p>0.30209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64066">
                <text:p>0.16406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82544">
                <text:p>0.0825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5932">
                <text:p>0.02593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4584">
                <text:p>0.00458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24948">
                <text:p>-0.0249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41964">
                <text:p>-0.04196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79971">
                <text:p>-0.07997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67848">
                <text:p>-0.1678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07451">
                <text:p>-0.074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8692">
                <text:p>0.0086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27526">
                <text:p>0.12752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12787">
                <text:p>0.11278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61392">
                <text:p>0.1613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08408">
                <text:p>0.2084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28892">
                <text:p>0.2288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9785">
                <text:p>0.1978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22725">
                <text:p>0.2227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83216">
                <text:p>0.1832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77302">
                <text:p>0.1773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48759">
                <text:p>0.14875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99458">
                <text:p>0.09945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786">
                <text:p>0.00478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030186">
                <text:p>-0.03018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9676">
                <text:p>0.03967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39963">
                <text:p>0.03996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49318">
                <text:p>0.0493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53398">
                <text:p>0.05339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005522">
                <text:p>-0.0055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063298">
                <text:p>-0.0632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8337">
                <text:p>0.03833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09928">
                <text:p>0.10992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42903">
                <text:p>0.14290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14618">
                <text:p>0.11461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94216">
                <text:p>0.0942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44515">
                <text:p>0.14451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44937">
                <text:p>0.14493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39358">
                <text:p>0.13935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44056">
                <text:p>0.14405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01321">
                <text:p>0.1013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1985">
                <text:p>0.12198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25654">
                <text:p>0.12565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49034">
                <text:p>0.14903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83789">
                <text:p>0.08378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14059">
                <text:p>0.01405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74638">
                <text:p>0.0746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02957">
                <text:p>0.1029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209234">
                <text:p>-0.2092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2.074129">
                <text:p>-2.0741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.441338">
                <text:p>-2.4413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2.753877">
                <text:p>-2.75387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2.897637">
                <text:p>-2.89763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2.574426">
                <text:p>-2.57442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2.302393">
                <text:p>-2.30239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977256">
                <text:p>-1.97725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669366">
                <text:p>-1.66936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1.641809">
                <text:p>-1.64180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1.342268">
                <text:p>-1.34226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.031717">
                <text:p>-1.0317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721693">
                <text:p>-0.72169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423898">
                <text:p>-0.42389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217398">
                <text:p>-0.21739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078397">
                <text:p>-0.07839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007295">
                <text:p>-0.00729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235319">
                <text:p>-0.23531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1.63671">
                <text:p>-1.6367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870624">
                <text:p>-1.8706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2.101938">
                <text:p>-2.10193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2.164941">
                <text:p>-2.16494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1.477034">
                <text:p>-1.47703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1.594778">
                <text:p>-1.59477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1.782065">
                <text:p>-1.78206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2.005118">
                <text:p>-2.00511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2.263575">
                <text:p>-2.26357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2.236756">
                <text:p>-2.2367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2.14648">
                <text:p>-2.1464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2.093174">
                <text:p>-2.0931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97919">
                <text:p>-1.9791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2.026742">
                <text:p>-2.02674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2.095159">
                <text:p>-2.09515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2.163828">
                <text:p>-2.16382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2.205487">
                <text:p>-2.20548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2.226557">
                <text:p>-2.22655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2.159192">
                <text:p>-2.15919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2.234409">
                <text:p>-2.2344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2.316009">
                <text:p>-2.31600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2.178784">
                <text:p>-2.1787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2.103005">
                <text:p>-2.10300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2.051515">
                <text:p>-2.05151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1.892415">
                <text:p>-1.89241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1.852586">
                <text:p>-1.85258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1.82827">
                <text:p>-1.8282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1.792648">
                <text:p>-1.79264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1.864826">
                <text:p>-1.86482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1.846496">
                <text:p>-1.84649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1.908785">
                <text:p>-1.90878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2.068064">
                <text:p>-2.06806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2.151285">
                <text:p>-2.15128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2.202449">
                <text:p>-2.20244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2.39876">
                <text:p>-2.3987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2.481973">
                <text:p>-2.48197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2.58146">
                <text:p>-2.5814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2.545105">
                <text:p>-2.54510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2.450192">
                <text:p>-2.45019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2.394198">
                <text:p>-2.39419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2.276244">
                <text:p>-2.27624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2.176655">
                <text:p>-2.1766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2.168305">
                <text:p>-2.16830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2.26477">
                <text:p>-2.2647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2.272565">
                <text:p>-2.27256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2.238376">
                <text:p>-2.23837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2.230651">
                <text:p>-2.23065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2.218028">
                <text:p>-2.21802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2.198301">
                <text:p>-2.19830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2.258282">
                <text:p>-2.25828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2.386014">
                <text:p>-2.38601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2.51125">
                <text:p>-2.511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2.550733">
                <text:p>-2.55073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2.615119">
                <text:p>-2.61511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2.693962">
                <text:p>-2.6939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2.535747">
                <text:p>-2.53574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2.226065">
                <text:p>-2.22606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2.056035">
                <text:p>-2.05603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1.855971">
                <text:p>-1.85597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1.941114">
                <text:p>-1.94111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1.997071">
                <text:p>-1.99707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877169">
                <text:p>-1.87716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1.814401">
                <text:p>-1.8144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1.807718">
                <text:p>-1.80771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1.73492">
                <text:p>-1.7349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1.844058">
                <text:p>-1.84405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1.889469">
                <text:p>-1.88946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1.914596">
                <text:p>-1.9145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1.991833">
                <text:p>-1.99183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1.974733">
                <text:p>-1.97473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1.918278">
                <text:p>-1.9182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.987175">
                <text:p>-1.98717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2.133234">
                <text:p>-2.13323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2.143941">
                <text:p>-2.14394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2.075673">
                <text:p>-2.07567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2.105857">
                <text:p>-2.10585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2.219145">
                <text:p>-2.21914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2.098392">
                <text:p>-2.09839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1.960749">
                <text:p>-1.96074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1.947445">
                <text:p>-1.94744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1.860631">
                <text:p>-1.86063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1.954497">
                <text:p>-1.95449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1.958645">
                <text:p>-1.95864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2.029649">
                <text:p>-2.02964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2.198582">
                <text:p>-2.19858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2.235493">
                <text:p>-2.23549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2.163597">
                <text:p>-2.16359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2.089165">
                <text:p>-2.08916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2.130361">
                <text:p>-2.13036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2.067426">
                <text:p>-2.06742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.980612">
                <text:p>-1.9806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2.054863">
                <text:p>-2.05486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2.053774">
                <text:p>-2.05377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1.718078">
                <text:p>-1.71807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0.452653">
                <text:p>-0.45265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0.245279">
                <text:p>-0.24527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0.041184">
                <text:p>-0.04118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0.539874">
                <text:p>-0.53987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0.577272">
                <text:p>-0.57727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0.205312">
                <text:p>-0.20531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-0.063925">
                <text:p>-0.0639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67471">
                <text:p>0.06747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182629">
                <text:p>0.18262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94635">
                <text:p>0.09463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16521">
                <text:p>0.0165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0.079638">
                <text:p>-0.07963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0.057597">
                <text:p>-0.05759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0.002892">
                <text:p>-0.00289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38cm" svg:height="6.833cm" xlink:href=".." xlink:type="simple" chart:class="chart:line" chart:style-name="ch1">
        <chart:legend chart:legend-position="end" svg:x="25.098cm" svg:y="2.652cm" style:legend-expansion="high" chart:style-name="ch2"/>
        <chart:plot-area chart:style-name="ch3" table:cell-range-address="left_front_wheel_stats.A2:left_front_wheel_stats.A219 left_front_wheel_stats.D1:left_front_wheel_stats.F219" chart:data-source-has-labels="both" svg:x="0.65cm" svg:y="0.136cm" svg:width="23.798cm" svg:height="6.561cm">
          <chartooo:coordinate-region svg:x="1.21cm" svg:y="0.324cm" svg:width="23.238cm" svg:height="6.185cm"/>
          <chart:axis chart:dimension="x" chart:name="primary-x" chart:style-name="ch4" chartooo:axis-type="auto">
            <chartooo:date-scale/>
            <chart:categories table:cell-range-address="left_front_wheel_stats.A2:left_front_wheel_stats.A2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D2:left_front_wheel_stats.D219" chart:label-cell-address="left_front_wheel_stats.D1:left_front_wheel_stats.D1" chart:class="chart:line">
            <chart:data-point chart:repeated="218"/>
          </chart:series>
          <chart:series chart:style-name="ch7" chart:values-cell-range-address="left_front_wheel_stats.E2:left_front_wheel_stats.E219" chart:label-cell-address="left_front_wheel_stats.E1:left_front_wheel_stats.E1" chart:class="chart:line">
            <chart:data-point chart:repeated="218"/>
          </chart:series>
          <chart:series chart:style-name="ch8" chart:values-cell-range-address="left_front_wheel_stats.F2:left_front_wheel_stats.F219" chart:label-cell-address="left_front_wheel_stats.F1:left_front_wheel_stats.F1" chart:class="chart:line">
            <chart:data-point chart:repeated="2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front_wheel_stats.D1:left_front_wheel_stats.D1</svg:desc>
                </draw:g>
              </table:table-cell>
              <table:table-cell office:value-type="string">
                <text:p>angular_vel_encoder_left_back_wheel</text:p>
                <draw:g>
                  <svg:desc>left_front_wheel_stats.E1:left_front_wheel_stats.E1</svg:desc>
                </draw:g>
              </table:table-cell>
              <table:table-cell office:value-type="string">
                <text:p>angular_vel_control_left_back_wheel</text:p>
                <draw:g>
                  <svg:desc>left_front_wheel_stats.F1:lef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219</svg:desc>
                </draw:g>
              </table:table-cell>
              <table:table-cell office:value-type="float" office:value="0">
                <text:p>0</text:p>
                <draw:g>
                  <svg:desc>left_front_wheel_stats.D2:left_front_wheel_stats.D219</svg:desc>
                </draw:g>
              </table:table-cell>
              <table:table-cell office:value-type="float" office:value="0">
                <text:p>0</text:p>
                <draw:g>
                  <svg:desc>left_front_wheel_stats.E2:left_front_wheel_stats.E219</svg:desc>
                </draw:g>
              </table:table-cell>
              <table:table-cell office:value-type="float" office:value="0">
                <text:p>0</text:p>
                <draw:g>
                  <svg:desc>left_front_wheel_stats.F2:left_front_wheel_stats.F2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3.38364">
                <text:p>3.383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5.230563">
                <text:p>5.2305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5.539323">
                <text:p>5.5393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076923">
                <text:p>3.076923</text:p>
              </table:table-cell>
              <table:table-cell office:value-type="float" office:value="1.244549">
                <text:p>1.244549</text:p>
              </table:table-cell>
              <table:table-cell office:value-type="float" office:value="5.723547">
                <text:p>5.7235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076923">
                <text:p>3.076923</text:p>
              </table:table-cell>
              <table:table-cell office:value-type="float" office:value="3.045484">
                <text:p>3.045484</text:p>
              </table:table-cell>
              <table:table-cell office:value-type="float" office:value="5.101622">
                <text:p>5.1016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76923">
                <text:p>3.076923</text:p>
              </table:table-cell>
              <table:table-cell office:value-type="float" office:value="3.938631">
                <text:p>3.938631</text:p>
              </table:table-cell>
              <table:table-cell office:value-type="float" office:value="4.116632">
                <text:p>4.1166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076923">
                <text:p>3.076923</text:p>
              </table:table-cell>
              <table:table-cell office:value-type="float" office:value="4.670719">
                <text:p>4.670719</text:p>
              </table:table-cell>
              <table:table-cell office:value-type="float" office:value="3.511015">
                <text:p>3.511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76923">
                <text:p>3.076923</text:p>
              </table:table-cell>
              <table:table-cell office:value-type="float" office:value="4.869428">
                <text:p>4.869428</text:p>
              </table:table-cell>
              <table:table-cell office:value-type="float" office:value="2.965805">
                <text:p>2.9658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76923">
                <text:p>3.076923</text:p>
              </table:table-cell>
              <table:table-cell office:value-type="float" office:value="4.787852">
                <text:p>4.787852</text:p>
              </table:table-cell>
              <table:table-cell office:value-type="float" office:value="2.694893">
                <text:p>2.6948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76923">
                <text:p>3.076923</text:p>
              </table:table-cell>
              <table:table-cell office:value-type="float" office:value="4.408692">
                <text:p>4.408692</text:p>
              </table:table-cell>
              <table:table-cell office:value-type="float" office:value="2.602413">
                <text:p>2.6024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076923">
                <text:p>3.076923</text:p>
              </table:table-cell>
              <table:table-cell office:value-type="float" office:value="3.739025">
                <text:p>3.739025</text:p>
              </table:table-cell>
              <table:table-cell office:value-type="float" office:value="2.418193">
                <text:p>2.4181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076923">
                <text:p>3.076923</text:p>
              </table:table-cell>
              <table:table-cell office:value-type="float" office:value="3.221185">
                <text:p>3.221185</text:p>
              </table:table-cell>
              <table:table-cell office:value-type="float" office:value="2.431027">
                <text:p>2.4310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076923">
                <text:p>3.076923</text:p>
              </table:table-cell>
              <table:table-cell office:value-type="float" office:value="2.796574">
                <text:p>2.796574</text:p>
              </table:table-cell>
              <table:table-cell office:value-type="float" office:value="2.409199">
                <text:p>2.4091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76923">
                <text:p>3.076923</text:p>
              </table:table-cell>
              <table:table-cell office:value-type="float" office:value="2.576948">
                <text:p>2.576948</text:p>
              </table:table-cell>
              <table:table-cell office:value-type="float" office:value="2.488562">
                <text:p>2.4885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076923">
                <text:p>3.076923</text:p>
              </table:table-cell>
              <table:table-cell office:value-type="float" office:value="2.362252">
                <text:p>2.362252</text:p>
              </table:table-cell>
              <table:table-cell office:value-type="float" office:value="2.66698">
                <text:p>2.666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076923">
                <text:p>3.076923</text:p>
              </table:table-cell>
              <table:table-cell office:value-type="float" office:value="2.367083">
                <text:p>2.367083</text:p>
              </table:table-cell>
              <table:table-cell office:value-type="float" office:value="2.931324">
                <text:p>2.9313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.076923">
                <text:p>3.076923</text:p>
              </table:table-cell>
              <table:table-cell office:value-type="float" office:value="2.474456">
                <text:p>2.474456</text:p>
              </table:table-cell>
              <table:table-cell office:value-type="float" office:value="3.14837">
                <text:p>3.148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076923">
                <text:p>3.076923</text:p>
              </table:table-cell>
              <table:table-cell office:value-type="float" office:value="2.547665">
                <text:p>2.547665</text:p>
              </table:table-cell>
              <table:table-cell office:value-type="float" office:value="3.326542">
                <text:p>3.3265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076923">
                <text:p>3.076923</text:p>
              </table:table-cell>
              <table:table-cell office:value-type="float" office:value="2.565145">
                <text:p>2.565145</text:p>
              </table:table-cell>
              <table:table-cell office:value-type="float" office:value="3.512538">
                <text:p>3.5125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076923">
                <text:p>3.076923</text:p>
              </table:table-cell>
              <table:table-cell office:value-type="float" office:value="2.722145">
                <text:p>2.722145</text:p>
              </table:table-cell>
              <table:table-cell office:value-type="float" office:value="3.672431">
                <text:p>3.6724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076923">
                <text:p>3.076923</text:p>
              </table:table-cell>
              <table:table-cell office:value-type="float" office:value="2.811216">
                <text:p>2.811216</text:p>
              </table:table-cell>
              <table:table-cell office:value-type="float" office:value="3.686768">
                <text:p>3.6867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076923">
                <text:p>3.076923</text:p>
              </table:table-cell>
              <table:table-cell office:value-type="float" office:value="3.014408">
                <text:p>3.014408</text:p>
              </table:table-cell>
              <table:table-cell office:value-type="float" office:value="3.66254">
                <text:p>3.662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076923">
                <text:p>3.076923</text:p>
              </table:table-cell>
              <table:table-cell office:value-type="float" office:value="3.440811">
                <text:p>3.440811</text:p>
              </table:table-cell>
              <table:table-cell office:value-type="float" office:value="3.496539">
                <text:p>3.4965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076923">
                <text:p>3.076923</text:p>
              </table:table-cell>
              <table:table-cell office:value-type="float" office:value="3.631154">
                <text:p>3.631154</text:p>
              </table:table-cell>
              <table:table-cell office:value-type="float" office:value="3.178761">
                <text:p>3.1787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076923">
                <text:p>3.076923</text:p>
              </table:table-cell>
              <table:table-cell office:value-type="float" office:value="3.455453">
                <text:p>3.455453</text:p>
              </table:table-cell>
              <table:table-cell office:value-type="float" office:value="2.973958">
                <text:p>2.9739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076923">
                <text:p>3.076923</text:p>
              </table:table-cell>
              <table:table-cell office:value-type="float" office:value="3.294394">
                <text:p>3.294394</text:p>
              </table:table-cell>
              <table:table-cell office:value-type="float" office:value="2.968756">
                <text:p>2.9687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076923">
                <text:p>3.076923</text:p>
              </table:table-cell>
              <table:table-cell office:value-type="float" office:value="3.221185">
                <text:p>3.221185</text:p>
              </table:table-cell>
              <table:table-cell office:value-type="float" office:value="2.974795">
                <text:p>2.9747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076923">
                <text:p>3.076923</text:p>
              </table:table-cell>
              <table:table-cell office:value-type="float" office:value="3.104051">
                <text:p>3.104051</text:p>
              </table:table-cell>
              <table:table-cell office:value-type="float" office:value="2.955743">
                <text:p>2.9557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076923">
                <text:p>3.076923</text:p>
              </table:table-cell>
              <table:table-cell office:value-type="float" office:value="3.060126">
                <text:p>3.060126</text:p>
              </table:table-cell>
              <table:table-cell office:value-type="float" office:value="2.964946">
                <text:p>2.9649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76923">
                <text:p>3.076923</text:p>
              </table:table-cell>
              <table:table-cell office:value-type="float" office:value="2.869484">
                <text:p>2.869484</text:p>
              </table:table-cell>
              <table:table-cell office:value-type="float" office:value="2.971705">
                <text:p>2.97170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076923">
                <text:p>3.076923</text:p>
              </table:table-cell>
              <table:table-cell office:value-type="float" office:value="2.781933">
                <text:p>2.781933</text:p>
              </table:table-cell>
              <table:table-cell office:value-type="float" office:value="3.070445">
                <text:p>3.07044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.076923">
                <text:p>3.076923</text:p>
              </table:table-cell>
              <table:table-cell office:value-type="float" office:value="2.650157">
                <text:p>2.650157</text:p>
              </table:table-cell>
              <table:table-cell office:value-type="float" office:value="3.15048">
                <text:p>3.150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076923">
                <text:p>3.076923</text:p>
              </table:table-cell>
              <table:table-cell office:value-type="float" office:value="2.738008">
                <text:p>2.738008</text:p>
              </table:table-cell>
              <table:table-cell office:value-type="float" office:value="3.286729">
                <text:p>3.28672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076923">
                <text:p>3.076923</text:p>
              </table:table-cell>
              <table:table-cell office:value-type="float" office:value="2.825858">
                <text:p>2.825858</text:p>
              </table:table-cell>
              <table:table-cell office:value-type="float" office:value="3.323196">
                <text:p>3.3231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076923">
                <text:p>3.076923</text:p>
              </table:table-cell>
              <table:table-cell office:value-type="float" office:value="2.825858">
                <text:p>2.825858</text:p>
              </table:table-cell>
              <table:table-cell office:value-type="float" office:value="3.34236">
                <text:p>3.3423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.076923">
                <text:p>3.076923</text:p>
              </table:table-cell>
              <table:table-cell office:value-type="float" office:value="2.884425">
                <text:p>2.884425</text:p>
              </table:table-cell>
              <table:table-cell office:value-type="float" office:value="3.383327">
                <text:p>3.3833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.076923">
                <text:p>3.076923</text:p>
              </table:table-cell>
              <table:table-cell office:value-type="float" office:value="2.927454">
                <text:p>2.927454</text:p>
              </table:table-cell>
              <table:table-cell office:value-type="float" office:value="3.383381">
                <text:p>3.3833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076923">
                <text:p>3.076923</text:p>
              </table:table-cell>
              <table:table-cell office:value-type="float" office:value="3.136385">
                <text:p>3.136385</text:p>
              </table:table-cell>
              <table:table-cell office:value-type="float" office:value="3.358808">
                <text:p>3.3588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.076923">
                <text:p>3.076923</text:p>
              </table:table-cell>
              <table:table-cell office:value-type="float" office:value="3.250469">
                <text:p>3.250469</text:p>
              </table:table-cell>
              <table:table-cell office:value-type="float" office:value="3.235132">
                <text:p>3.2351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076923">
                <text:p>3.076923</text:p>
              </table:table-cell>
              <table:table-cell office:value-type="float" office:value="3.217301">
                <text:p>3.217301</text:p>
              </table:table-cell>
              <table:table-cell office:value-type="float" office:value="3.143388">
                <text:p>3.14338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.076923">
                <text:p>3.076923</text:p>
              </table:table-cell>
              <table:table-cell office:value-type="float" office:value="3.206543">
                <text:p>3.206543</text:p>
              </table:table-cell>
              <table:table-cell office:value-type="float" office:value="3.117467">
                <text:p>3.1174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.076923">
                <text:p>3.076923</text:p>
              </table:table-cell>
              <table:table-cell office:value-type="float" office:value="3.225151">
                <text:p>3.225151</text:p>
              </table:table-cell>
              <table:table-cell office:value-type="float" office:value="3.065349">
                <text:p>3.0653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076923">
                <text:p>3.076923</text:p>
              </table:table-cell>
              <table:table-cell office:value-type="float" office:value="3.147976">
                <text:p>3.147976</text:p>
              </table:table-cell>
              <table:table-cell office:value-type="float" office:value="3.015012">
                <text:p>3.0150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076923">
                <text:p>3.076923</text:p>
              </table:table-cell>
              <table:table-cell office:value-type="float" office:value="3.159331">
                <text:p>3.159331</text:p>
              </table:table-cell>
              <table:table-cell office:value-type="float" office:value="3.020301">
                <text:p>3.0203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076923">
                <text:p>3.076923</text:p>
              </table:table-cell>
              <table:table-cell office:value-type="float" office:value="3.221185">
                <text:p>3.221185</text:p>
              </table:table-cell>
              <table:table-cell office:value-type="float" office:value="2.975009">
                <text:p>2.9750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2.930997">
                <text:p>2.9309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.076923">
                <text:p>3.076923</text:p>
              </table:table-cell>
              <table:table-cell office:value-type="float" office:value="2.914471">
                <text:p>2.914471</text:p>
              </table:table-cell>
              <table:table-cell office:value-type="float" office:value="3.034564">
                <text:p>3.0345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76923">
                <text:p>3.076923</text:p>
              </table:table-cell>
              <table:table-cell office:value-type="float" office:value="2.797023">
                <text:p>2.797023</text:p>
              </table:table-cell>
              <table:table-cell office:value-type="float" office:value="3.119575">
                <text:p>3.11957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076923">
                <text:p>3.076923</text:p>
              </table:table-cell>
              <table:table-cell office:value-type="float" office:value="2.913708">
                <text:p>2.913708</text:p>
              </table:table-cell>
              <table:table-cell office:value-type="float" office:value="3.211721">
                <text:p>3.2117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076923">
                <text:p>3.076923</text:p>
              </table:table-cell>
              <table:table-cell office:value-type="float" office:value="2.869484">
                <text:p>2.869484</text:p>
              </table:table-cell>
              <table:table-cell office:value-type="float" office:value="3.188209">
                <text:p>3.18820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.076923">
                <text:p>3.076923</text:p>
              </table:table-cell>
              <table:table-cell office:value-type="float" office:value="2.929265">
                <text:p>2.929265</text:p>
              </table:table-cell>
              <table:table-cell office:value-type="float" office:value="3.238147">
                <text:p>3.23814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.076923">
                <text:p>3.076923</text:p>
              </table:table-cell>
              <table:table-cell office:value-type="float" office:value="2.899067">
                <text:p>2.899067</text:p>
              </table:table-cell>
              <table:table-cell office:value-type="float" office:value="3.240922">
                <text:p>3.24092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076923">
                <text:p>3.076923</text:p>
              </table:table-cell>
              <table:table-cell office:value-type="float" office:value="2.913708">
                <text:p>2.913708</text:p>
              </table:table-cell>
              <table:table-cell office:value-type="float" office:value="3.279438">
                <text:p>3.2794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.076923">
                <text:p>3.076923</text:p>
              </table:table-cell>
              <table:table-cell office:value-type="float" office:value="2.913708">
                <text:p>2.913708</text:p>
              </table:table-cell>
              <table:table-cell office:value-type="float" office:value="3.296681">
                <text:p>3.2966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.076923">
                <text:p>3.076923</text:p>
              </table:table-cell>
              <table:table-cell office:value-type="float" office:value="3.001559">
                <text:p>3.001559</text:p>
              </table:table-cell>
              <table:table-cell office:value-type="float" office:value="3.3187">
                <text:p>3.318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.076923">
                <text:p>3.076923</text:p>
              </table:table-cell>
              <table:table-cell office:value-type="float" office:value="3.045484">
                <text:p>3.045484</text:p>
              </table:table-cell>
              <table:table-cell office:value-type="float" office:value="3.271682">
                <text:p>3.27168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.076923">
                <text:p>3.076923</text:p>
              </table:table-cell>
              <table:table-cell office:value-type="float" office:value="3.047619">
                <text:p>3.047619</text:p>
              </table:table-cell>
              <table:table-cell office:value-type="float" office:value="3.236537">
                <text:p>3.2365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076923">
                <text:p>3.076923</text:p>
              </table:table-cell>
              <table:table-cell office:value-type="float" office:value="3.086869">
                <text:p>3.086869</text:p>
              </table:table-cell>
              <table:table-cell office:value-type="float" office:value="3.206456">
                <text:p>3.20645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.076923">
                <text:p>3.076923</text:p>
              </table:table-cell>
              <table:table-cell office:value-type="float" office:value="3.206543">
                <text:p>3.206543</text:p>
              </table:table-cell>
              <table:table-cell office:value-type="float" office:value="3.157312">
                <text:p>3.15731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.076923">
                <text:p>3.076923</text:p>
              </table:table-cell>
              <table:table-cell office:value-type="float" office:value="3.206543">
                <text:p>3.206543</text:p>
              </table:table-cell>
              <table:table-cell office:value-type="float" office:value="3.064011">
                <text:p>3.0640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.076923">
                <text:p>3.076923</text:p>
              </table:table-cell>
              <table:table-cell office:value-type="float" office:value="3.101362">
                <text:p>3.101362</text:p>
              </table:table-cell>
              <table:table-cell office:value-type="float" office:value="3.046803">
                <text:p>3.0468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076923">
                <text:p>3.076923</text:p>
              </table:table-cell>
              <table:table-cell office:value-type="float" office:value="3.030842">
                <text:p>3.030842</text:p>
              </table:table-cell>
              <table:table-cell office:value-type="float" office:value="3.086223">
                <text:p>3.08622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.076923">
                <text:p>3.076923</text:p>
              </table:table-cell>
              <table:table-cell office:value-type="float" office:value="3.032825">
                <text:p>3.032825</text:p>
              </table:table-cell>
              <table:table-cell office:value-type="float" office:value="3.109542">
                <text:p>3.10954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.076923">
                <text:p>3.076923</text:p>
              </table:table-cell>
              <table:table-cell office:value-type="float" office:value="2.957634">
                <text:p>2.957634</text:p>
              </table:table-cell>
              <table:table-cell office:value-type="float" office:value="3.104105">
                <text:p>3.10410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.076923">
                <text:p>3.076923</text:p>
              </table:table-cell>
              <table:table-cell office:value-type="float" office:value="3.072377">
                <text:p>3.072377</text:p>
              </table:table-cell>
              <table:table-cell office:value-type="float" office:value="3.134759">
                <text:p>3.13475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.076923">
                <text:p>3.076923</text:p>
              </table:table-cell>
              <table:table-cell office:value-type="float" office:value="3.133335">
                <text:p>3.133335</text:p>
              </table:table-cell>
              <table:table-cell office:value-type="float" office:value="3.068503">
                <text:p>3.0685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.076923">
                <text:p>3.076923</text:p>
              </table:table-cell>
              <table:table-cell office:value-type="float" office:value="2.942992">
                <text:p>2.942992</text:p>
              </table:table-cell>
              <table:table-cell office:value-type="float" office:value="3.048859">
                <text:p>3.0488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076923">
                <text:p>3.076923</text:p>
              </table:table-cell>
              <table:table-cell office:value-type="float" office:value="2.929265">
                <text:p>2.929265</text:p>
              </table:table-cell>
              <table:table-cell office:value-type="float" office:value="3.159381">
                <text:p>3.15938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.076923">
                <text:p>3.076923</text:p>
              </table:table-cell>
              <table:table-cell office:value-type="float" office:value="2.883977">
                <text:p>2.883977</text:p>
              </table:table-cell>
              <table:table-cell office:value-type="float" office:value="3.198568">
                <text:p>3.19856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.076923">
                <text:p>3.076923</text:p>
              </table:table-cell>
              <table:table-cell office:value-type="float" office:value="2.942992">
                <text:p>2.942992</text:p>
              </table:table-cell>
              <table:table-cell office:value-type="float" office:value="3.247517">
                <text:p>3.24751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.076923">
                <text:p>3.076923</text:p>
              </table:table-cell>
              <table:table-cell office:value-type="float" office:value="3.016201">
                <text:p>3.016201</text:p>
              </table:table-cell>
              <table:table-cell office:value-type="float" office:value="3.226606">
                <text:p>3.2266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.076923">
                <text:p>3.076923</text:p>
              </table:table-cell>
              <table:table-cell office:value-type="float" office:value="3.0289">
                <text:p>3.0289</text:p>
              </table:table-cell>
              <table:table-cell office:value-type="float" office:value="3.190157">
                <text:p>3.1901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.076923">
                <text:p>3.076923</text:p>
              </table:table-cell>
              <table:table-cell office:value-type="float" office:value="3.003237">
                <text:p>3.003237</text:p>
              </table:table-cell>
              <table:table-cell office:value-type="float" office:value="3.18675">
                <text:p>3.186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.076923">
                <text:p>3.076923</text:p>
              </table:table-cell>
              <table:table-cell office:value-type="float" office:value="2.957634">
                <text:p>2.957634</text:p>
              </table:table-cell>
              <table:table-cell office:value-type="float" office:value="3.199543">
                <text:p>3.19954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.076923">
                <text:p>3.076923</text:p>
              </table:table-cell>
              <table:table-cell office:value-type="float" office:value="2.957634">
                <text:p>2.957634</text:p>
              </table:table-cell>
              <table:table-cell office:value-type="float" office:value="3.233876">
                <text:p>3.23387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.076923">
                <text:p>3.076923</text:p>
              </table:table-cell>
              <table:table-cell office:value-type="float" office:value="2.956439">
                <text:p>2.956439</text:p>
              </table:table-cell>
              <table:table-cell office:value-type="float" office:value="3.251534">
                <text:p>3.25153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.076923">
                <text:p>3.076923</text:p>
              </table:table-cell>
              <table:table-cell office:value-type="float" office:value="2.986917">
                <text:p>2.986917</text:p>
              </table:table-cell>
              <table:table-cell office:value-type="float" office:value="3.247676">
                <text:p>3.2476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2.973648">
                <text:p>2.973648</text:p>
              </table:table-cell>
              <table:table-cell office:value-type="float" office:value="3.228074">
                <text:p>3.22807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2.985423">
                <text:p>2.985423</text:p>
              </table:table-cell>
              <table:table-cell office:value-type="float" office:value="3.22458">
                <text:p>3.2245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3.074768">
                <text:p>3.074768</text:p>
              </table:table-cell>
              <table:table-cell office:value-type="float" office:value="3.205646">
                <text:p>3.20564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3.162618">
                <text:p>3.162618</text:p>
              </table:table-cell>
              <table:table-cell office:value-type="float" office:value="3.146059">
                <text:p>3.14605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3.147976">
                <text:p>3.147976</text:p>
              </table:table-cell>
              <table:table-cell office:value-type="float" office:value="3.090335">
                <text:p>3.09033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3.043393">
                <text:p>3.043393</text:p>
              </table:table-cell>
              <table:table-cell office:value-type="float" office:value="3.093849">
                <text:p>3.09384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3.001559">
                <text:p>3.001559</text:p>
              </table:table-cell>
              <table:table-cell office:value-type="float" office:value="3.141472">
                <text:p>3.14147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2.988442">
                <text:p>2.988442</text:p>
              </table:table-cell>
              <table:table-cell office:value-type="float" office:value="3.159408">
                <text:p>3.15940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3.016201">
                <text:p>3.016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3.101362">
                <text:p>3.10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3.045484">
                <text:p>3.04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2.957634">
                <text:p>2.957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2.123054">
                <text:p>2.12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.361073">
                <text:p>1.36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710125">
                <text:p>0.71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43925">
                <text:p>0.0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-0.029284">
                <text:p>-0.02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2.338462">
                <text:p>-2.338462</text:p>
              </table:table-cell>
              <table:table-cell office:value-type="float" office:value="0">
                <text:p>0</text:p>
              </table:table-cell>
              <table:table-cell office:value-type="float" office:value="-2.574341">
                <text:p>-2.57434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2.338462">
                <text:p>-2.338462</text:p>
              </table:table-cell>
              <table:table-cell office:value-type="float" office:value="0">
                <text:p>0</text:p>
              </table:table-cell>
              <table:table-cell office:value-type="float" office:value="-3.975258">
                <text:p>-3.97525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2.338462">
                <text:p>-2.338462</text:p>
              </table:table-cell>
              <table:table-cell office:value-type="float" office:value="0">
                <text:p>0</text:p>
              </table:table-cell>
              <table:table-cell office:value-type="float" office:value="-4.209198">
                <text:p>-4.2091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53602">
                <text:p>-0.753602</text:p>
              </table:table-cell>
              <table:table-cell office:value-type="float" office:value="-4.367313">
                <text:p>-4.36731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395327">
                <text:p>-0.395327</text:p>
              </table:table-cell>
              <table:table-cell office:value-type="float" office:value="-4.185302">
                <text:p>-4.18530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10957">
                <text:p>-1.10957</text:p>
              </table:table-cell>
              <table:table-cell office:value-type="float" office:value="-4.487879">
                <text:p>-4.48787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10281">
                <text:p>-1.010281</text:p>
              </table:table-cell>
              <table:table-cell office:value-type="float" office:value="-4.262922">
                <text:p>-4.26292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56495">
                <text:p>-0.956495</text:p>
              </table:table-cell>
              <table:table-cell office:value-type="float" office:value="-4.450749">
                <text:p>-4.45074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24923">
                <text:p>-1.024923</text:p>
              </table:table-cell>
              <table:table-cell office:value-type="float" office:value="-4.609229">
                <text:p>-4.60922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80536">
                <text:p>-0.680536</text:p>
              </table:table-cell>
              <table:table-cell office:value-type="float" office:value="-4.740478">
                <text:p>-4.74047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44237">
                <text:p>-0.644237</text:p>
              </table:table-cell>
              <table:table-cell office:value-type="float" office:value="-4.847753">
                <text:p>-4.84775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26064">
                <text:p>-0.826064</text:p>
              </table:table-cell>
              <table:table-cell office:value-type="float" office:value="-4.78389">
                <text:p>-4.783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2243">
                <text:p>-0.92243</text:p>
              </table:table-cell>
              <table:table-cell office:value-type="float" office:value="-4.6008">
                <text:p>-4.600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58068">
                <text:p>-0.858068</text:p>
              </table:table-cell>
              <table:table-cell office:value-type="float" office:value="-4.541845">
                <text:p>-4.54184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97079">
                <text:p>-0.797079</text:p>
              </table:table-cell>
              <table:table-cell office:value-type="float" office:value="-4.533959">
                <text:p>-4.53395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46729">
                <text:p>-0.746729</text:p>
              </table:table-cell>
              <table:table-cell office:value-type="float" office:value="-4.600851">
                <text:p>-4.60085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36154">
                <text:p>-0.636154</text:p>
              </table:table-cell>
              <table:table-cell office:value-type="float" office:value="-4.663343">
                <text:p>-4.66334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27103">
                <text:p>-0.527103</text:p>
              </table:table-cell>
              <table:table-cell office:value-type="float" office:value="-4.762224">
                <text:p>-4.76222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21724">
                <text:p>-0.521724</text:p>
              </table:table-cell>
              <table:table-cell office:value-type="float" office:value="-4.866407">
                <text:p>-4.86640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56387">
                <text:p>-0.556387</text:p>
              </table:table-cell>
              <table:table-cell office:value-type="float" office:value="-4.881649">
                <text:p>-4.88164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47388">
                <text:p>-0.547388</text:p>
              </table:table-cell>
              <table:table-cell office:value-type="float" office:value="-4.874332">
                <text:p>-4.8743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56387">
                <text:p>-0.556387</text:p>
              </table:table-cell>
              <table:table-cell office:value-type="float" office:value="-4.905765">
                <text:p>-4.9057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84033">
                <text:p>-0.884033</text:p>
              </table:table-cell>
              <table:table-cell office:value-type="float" office:value="-4.9051">
                <text:p>-4.905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63863">
                <text:p>-0.863863</text:p>
              </table:table-cell>
              <table:table-cell office:value-type="float" office:value="-4.74055">
                <text:p>-4.7405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72862">
                <text:p>-0.872862</text:p>
              </table:table-cell>
              <table:table-cell office:value-type="float" office:value="-4.743024">
                <text:p>-4.74302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72434">
                <text:p>-1.072434</text:p>
              </table:table-cell>
              <table:table-cell office:value-type="float" office:value="-4.706126">
                <text:p>-4.70612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8349">
                <text:p>-1.08349</text:p>
              </table:table-cell>
              <table:table-cell office:value-type="float" office:value="-4.561659">
                <text:p>-4.56165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20805">
                <text:p>-1.020805</text:p>
              </table:table-cell>
              <table:table-cell office:value-type="float" office:value="-4.506523">
                <text:p>-4.50652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51714">
                <text:p>-0.951714</text:p>
              </table:table-cell>
              <table:table-cell office:value-type="float" office:value="-4.494728">
                <text:p>-4.49472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98525">
                <text:p>-0.898525</text:p>
              </table:table-cell>
              <table:table-cell office:value-type="float" office:value="-4.494939">
                <text:p>-4.4949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80997">
                <text:p>-0.980997</text:p>
              </table:table-cell>
              <table:table-cell office:value-type="float" office:value="-4.478377">
                <text:p>-4.47837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69302">
                <text:p>-0.769302</text:p>
              </table:table-cell>
              <table:table-cell office:value-type="float" office:value="-4.415695">
                <text:p>-4.41569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46729">
                <text:p>-0.746729</text:p>
              </table:table-cell>
              <table:table-cell office:value-type="float" office:value="-4.535466">
                <text:p>-4.53546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44237">
                <text:p>-0.644237</text:p>
              </table:table-cell>
              <table:table-cell office:value-type="float" office:value="-4.569307">
                <text:p>-4.56930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443828">
                <text:p>-0.443828</text:p>
              </table:table-cell>
              <table:table-cell office:value-type="float" office:value="-4.662383">
                <text:p>-4.66238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362309">
                <text:p>-0.362309</text:p>
              </table:table-cell>
              <table:table-cell office:value-type="float" office:value="-4.833434">
                <text:p>-4.83343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362309">
                <text:p>-0.362309</text:p>
              </table:table-cell>
              <table:table-cell office:value-type="float" office:value="-4.946644">
                <text:p>-4.94664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483178">
                <text:p>-0.483178</text:p>
              </table:table-cell>
              <table:table-cell office:value-type="float" office:value="-5.000587">
                <text:p>-5.00058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80536">
                <text:p>-0.680536</text:p>
              </table:table-cell>
              <table:table-cell office:value-type="float" office:value="-4.967738">
                <text:p>-4.96773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56495">
                <text:p>-0.956495</text:p>
              </table:table-cell>
              <table:table-cell office:value-type="float" office:value="-4.86355">
                <text:p>-4.8635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10281">
                <text:p>-1.010281</text:p>
              </table:table-cell>
              <table:table-cell office:value-type="float" office:value="-4.722485">
                <text:p>-4.72248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24923">
                <text:p>-1.024923</text:p>
              </table:table-cell>
              <table:table-cell office:value-type="float" office:value="-4.669771">
                <text:p>-4.66977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65187">
                <text:p>-1.065187</text:p>
              </table:table-cell>
              <table:table-cell office:value-type="float" office:value="-4.630264">
                <text:p>-4.6302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40556">
                <text:p>-0.840556</text:p>
              </table:table-cell>
              <table:table-cell office:value-type="float" office:value="-4.590273">
                <text:p>-4.59027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73521">
                <text:p>-0.673521</text:p>
              </table:table-cell>
              <table:table-cell office:value-type="float" office:value="-4.680258">
                <text:p>-4.6802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02804">
                <text:p>-0.702804</text:p>
              </table:table-cell>
              <table:table-cell office:value-type="float" office:value="-4.729796">
                <text:p>-4.72979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05296">
                <text:p>-0.805296</text:p>
              </table:table-cell>
              <table:table-cell office:value-type="float" office:value="-4.671026">
                <text:p>-4.67102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88162">
                <text:p>-0.688162</text:p>
              </table:table-cell>
              <table:table-cell office:value-type="float" office:value="-4.598524">
                <text:p>-4.59852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88162">
                <text:p>-0.688162</text:p>
              </table:table-cell>
              <table:table-cell office:value-type="float" office:value="-4.656113">
                <text:p>-4.65611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58879">
                <text:p>-0.658879</text:p>
              </table:table-cell>
              <table:table-cell office:value-type="float" office:value="-4.686104">
                <text:p>-4.68610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58879">
                <text:p>-0.658879</text:p>
              </table:table-cell>
              <table:table-cell office:value-type="float" office:value="-4.735713">
                <text:p>-4.73571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14954">
                <text:p>-0.614954</text:p>
              </table:table-cell>
              <table:table-cell office:value-type="float" office:value="-4.77719">
                <text:p>-4.7771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453894">
                <text:p>-0.453894</text:p>
              </table:table-cell>
              <table:table-cell office:value-type="float" office:value="-4.859877">
                <text:p>-4.8598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395327">
                <text:p>-0.395327</text:p>
              </table:table-cell>
              <table:table-cell office:value-type="float" office:value="-4.985794">
                <text:p>-4.98579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362309">
                <text:p>-0.362309</text:p>
              </table:table-cell>
              <table:table-cell office:value-type="float" office:value="-5.045794">
                <text:p>-5.04579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91771">
                <text:p>-0.591771</text:p>
              </table:table-cell>
              <table:table-cell office:value-type="float" office:value="-5.073352">
                <text:p>-5.07335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05296">
                <text:p>-0.805296</text:p>
              </table:table-cell>
              <table:table-cell office:value-type="float" office:value="-4.957981">
                <text:p>-4.95798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8548">
                <text:p>-0.98548</text:p>
              </table:table-cell>
              <table:table-cell office:value-type="float" office:value="-4.821887">
                <text:p>-4.82188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80997">
                <text:p>-0.980997</text:p>
              </table:table-cell>
              <table:table-cell office:value-type="float" office:value="-4.702698">
                <text:p>-4.70269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995639">
                <text:p>-0.995639</text:p>
              </table:table-cell>
              <table:table-cell office:value-type="float" office:value="-4.671183">
                <text:p>-4.67118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2.338462">
                <text:p>-2.338462</text:p>
              </table:table-cell>
              <table:table-cell office:value-type="float" office:value="-1.079982">
                <text:p>-1.079982</text:p>
              </table:table-cell>
              <table:table-cell office:value-type="float" office:value="-4.621579">
                <text:p>-4.62157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97079">
                <text:p>-0.797079</text:p>
              </table:table-cell>
              <table:table-cell office:value-type="float" office:value="-4.561063">
                <text:p>-4.56106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17446">
                <text:p>-0.717446</text:p>
              </table:table-cell>
              <table:table-cell office:value-type="float" office:value="-4.676722">
                <text:p>-4.6767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28479">
                <text:p>-0.828479</text:p>
              </table:table-cell>
              <table:table-cell office:value-type="float" office:value="-4.672399">
                <text:p>-4.6723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32088">
                <text:p>-0.732088</text:p>
              </table:table-cell>
              <table:table-cell office:value-type="float" office:value="-4.580285">
                <text:p>-4.58028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24617">
                <text:p>-0.724617</text:p>
              </table:table-cell>
              <table:table-cell office:value-type="float" office:value="-4.615502">
                <text:p>-4.61550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17446">
                <text:p>-0.717446</text:p>
              </table:table-cell>
              <table:table-cell office:value-type="float" office:value="-4.628249">
                <text:p>-4.62824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73521">
                <text:p>-0.673521</text:p>
              </table:table-cell>
              <table:table-cell office:value-type="float" office:value="-4.662421">
                <text:p>-4.66242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61371">
                <text:p>-0.761371</text:p>
              </table:table-cell>
              <table:table-cell office:value-type="float" office:value="-4.706421">
                <text:p>-4.70642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61371">
                <text:p>-0.761371</text:p>
              </table:table-cell>
              <table:table-cell office:value-type="float" office:value="-4.686167">
                <text:p>-4.68616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00312">
                <text:p>-0.600312</text:p>
              </table:table-cell>
              <table:table-cell office:value-type="float" office:value="-4.734001">
                <text:p>-4.7340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71028">
                <text:p>-0.571028</text:p>
              </table:table-cell>
              <table:table-cell office:value-type="float" office:value="-4.837102">
                <text:p>-4.8371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88162">
                <text:p>-0.688162</text:p>
              </table:table-cell>
              <table:table-cell office:value-type="float" office:value="-4.855095">
                <text:p>-4.8550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44237">
                <text:p>-0.644237</text:p>
              </table:table-cell>
              <table:table-cell office:value-type="float" office:value="-4.814671">
                <text:p>-4.81467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32594">
                <text:p>-0.532594</text:p>
              </table:table-cell>
              <table:table-cell office:value-type="float" office:value="-4.856425">
                <text:p>-4.85642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468536">
                <text:p>-0.468536</text:p>
              </table:table-cell>
              <table:table-cell office:value-type="float" office:value="-4.937542">
                <text:p>-4.93754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21724">
                <text:p>-0.521724</text:p>
              </table:table-cell>
              <table:table-cell office:value-type="float" office:value="-4.989312">
                <text:p>-4.98931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62182">
                <text:p>-0.562182</text:p>
              </table:table-cell>
              <table:table-cell office:value-type="float" office:value="-4.973948">
                <text:p>-4.97394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82587">
                <text:p>-0.782587</text:p>
              </table:table-cell>
              <table:table-cell office:value-type="float" office:value="-4.971532">
                <text:p>-4.97153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17446">
                <text:p>-0.717446</text:p>
              </table:table-cell>
              <table:table-cell office:value-type="float" office:value="-4.964151">
                <text:p>-4.96415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17446">
                <text:p>-0.717446</text:p>
              </table:table-cell>
              <table:table-cell office:value-type="float" office:value="-4.886389">
                <text:p>-4.88638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58879">
                <text:p>-0.658879</text:p>
              </table:table-cell>
              <table:table-cell office:value-type="float" office:value="-4.877865">
                <text:p>-4.87786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13685">
                <text:p>-0.813685</text:p>
              </table:table-cell>
              <table:table-cell office:value-type="float" office:value="-4.893839">
                <text:p>-4.89383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688162">
                <text:p>-0.688162</text:p>
              </table:table-cell>
              <table:table-cell office:value-type="float" office:value="-4.813499">
                <text:p>-4.8134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556387">
                <text:p>-0.556387</text:p>
              </table:table-cell>
              <table:table-cell office:value-type="float" office:value="-4.87293">
                <text:p>-4.8729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391293">
                <text:p>-0.391293</text:p>
              </table:table-cell>
              <table:table-cell office:value-type="float" office:value="-4.94666">
                <text:p>-4.9466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31068">
                <text:p>-0.31068</text:p>
              </table:table-cell>
              <table:table-cell office:value-type="float" office:value="-5.050175">
                <text:p>-5.05017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468536">
                <text:p>-0.468536</text:p>
              </table:table-cell>
              <table:table-cell office:value-type="float" office:value="-5.100198">
                <text:p>-5.10019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02804">
                <text:p>-0.702804</text:p>
              </table:table-cell>
              <table:table-cell office:value-type="float" office:value="-5.009452">
                <text:p>-5.00945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63863">
                <text:p>-0.863863</text:p>
              </table:table-cell>
              <table:table-cell office:value-type="float" office:value="-4.877465">
                <text:p>-4.87746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76013">
                <text:p>-0.776013</text:p>
              </table:table-cell>
              <table:table-cell office:value-type="float" office:value="-4.791495">
                <text:p>-4.79149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63863">
                <text:p>-0.863863</text:p>
              </table:table-cell>
              <table:table-cell office:value-type="float" office:value="-4.814475">
                <text:p>-4.81447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19938">
                <text:p>-0.819938</text:p>
              </table:table-cell>
              <table:table-cell office:value-type="float" office:value="-4.770116">
                <text:p>-4.77011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83458">
                <text:p>-0.83458</text:p>
              </table:table-cell>
              <table:table-cell office:value-type="float" office:value="-4.776803">
                <text:p>-4.77680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2.338462">
                <text:p>-2.338462</text:p>
              </table:table-cell>
              <table:table-cell office:value-type="float" office:value="-0.790655">
                <text:p>-0.790655</text:p>
              </table:table-cell>
              <table:table-cell office:value-type="float" office:value="-4.746473">
                <text:p>-4.74647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-0.702804">
                <text:p>-0.702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-0.623171">
                <text:p>-0.6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-0.710125">
                <text:p>-0.71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322119">
                <text:p>0.32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547388">
                <text:p>0.547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101446">
                <text:p>0.10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